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C800000032AAC4E1B2.png"/>
  <manifest:file-entry manifest:media-type="image/jpeg" manifest:full-path="Pictures/10000000000003340000009C6EB61D6C.jpg"/>
  <manifest:file-entry manifest:media-type="image/png" manifest:full-path="Pictures/10000200000003240000006C8A9104D8.png"/>
  <manifest:file-entry manifest:media-type="text/xml" manifest:full-path="meta.xml"/>
  <manifest:file-entry manifest:media-type="text/xml" manifest:full-path="settings.xml"/>
  <manifest:file-entry manifest:media-type="text/xml" manifest:full-path="Basic/Standard/script-lb.xml"/>
  <manifest:file-entry manifest:media-type="text/xml" manifest:full-path="Basic/script-lc.xml"/>
  <manifest:file-entry manifest:media-type="text/xml" manifest:full-path="Basic/Project/script-lb.xml"/>
  <manifest:file-entry manifest:media-type="text/xml" manifest:full-path="Basic/Project/ThisDocument.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urier New" svg:font-family="'Courier New'" style:font-family-generic="modern"/>
    <style:font-face style:name="Lucida Sans1" svg:font-family="'Lucida Sans'" style:font-family-generic="swiss"/>
    <style:font-face style:name="Courier" svg:font-family="Courier" style:font-family-generic="modern" style:font-pitch="fixed"/>
    <style:font-face style:name="Courier New1" svg:font-family="'Courier New'" style:font-family-generic="modern" style:font-pitch="fixed"/>
    <style:font-face style:name="Optimum" svg:font-family="Optimum"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ucida Sans" svg:font-family="'Lucida Sans'" style:font-family-generic="system" style:font-pitch="variable"/>
  </office:font-face-decls>
  <office:automatic-styles>
    <style:style style:name="Taula1" style:family="table">
      <style:table-properties style:width="16.461cm" fo:margin-left="-0.199cm" table:align="left" style:writing-mode="lr-tb"/>
    </style:style>
    <style:style style:name="Taula1.A" style:family="table-column">
      <style:table-column-properties style:column-width="1.588cm"/>
    </style:style>
    <style:style style:name="Taula1.B" style:family="table-column">
      <style:table-column-properties style:column-width="2.725cm"/>
    </style:style>
    <style:style style:name="Taula1.C" style:family="table-column">
      <style:table-column-properties style:column-width="3.879cm"/>
    </style:style>
    <style:style style:name="Taula1.D" style:family="table-column">
      <style:table-column-properties style:column-width="3.752cm"/>
    </style:style>
    <style:style style:name="Taula1.E" style:family="table-column">
      <style:table-column-properties style:column-width="2.249cm"/>
    </style:style>
    <style:style style:name="Taula1.F" style:family="table-column">
      <style:table-column-properties style:column-width="2.268cm"/>
    </style:style>
    <style:style style:name="Taula1.1" style:family="table-row">
      <style:table-row-properties style:min-row-height="0.441cm" style:keep-together="true" fo:keep-together="auto"/>
    </style:style>
    <style:style style:name="Taula1.A1" style:family="table-cell">
      <style:table-cell-properties style:vertical-align="top" fo:background-color="#e6e6e6"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ula1.F1" style:family="table-cell">
      <style:table-cell-properties style:vertical-align="top" fo:background-color="#e6e6e6" fo:padding-left="0.191cm" fo:padding-right="0.191cm" fo:padding-top="0cm" fo:padding-bottom="0cm" fo:border="0.5pt solid #000000" style:writing-mode="lr-tb">
        <style:background-image/>
      </style:table-cell-properties>
    </style:style>
    <style:style style:name="Taula1.2" style:family="table-row">
      <style:table-row-properties style:row-height="0.3cm" style:keep-together="true" fo:keep-together="auto"/>
    </style:style>
    <style:style style:name="Taula1.A2"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ula1.B2"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ula1.C2"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ula1.D2"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ula1.E2"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ula1.F2"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ula1.3" style:family="table-row">
      <style:table-row-properties style:min-row-height="0.436cm" style:keep-together="true" fo:keep-together="auto"/>
    </style:style>
    <style:style style:name="Taula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F3" style:family="table-cell">
      <style:table-cell-properties style:vertical-align="top" fo:padding-left="0.191cm" fo:padding-right="0.191cm" fo:padding-top="0cm" fo:padding-bottom="0cm" fo:border="0.5pt solid #000000" style:writing-mode="lr-tb"/>
    </style:style>
    <style:style style:name="Taula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F4" style:family="table-cell">
      <style:table-cell-properties style:vertical-align="top" fo:padding-left="0.191cm" fo:padding-right="0.191cm" fo:padding-top="0cm" fo:padding-bottom="0cm" fo:border="0.5pt solid #000000" style:writing-mode="lr-tb"/>
    </style:style>
    <style:style style:name="Taula1.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F5" style:family="table-cell">
      <style:table-cell-properties style:vertical-align="top" fo:padding-left="0.191cm" fo:padding-right="0.191cm" fo:padding-top="0cm" fo:padding-bottom="0cm" fo:border="0.5pt solid #000000" style:writing-mode="lr-tb"/>
    </style:style>
    <style:style style:name="Taula1.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ula1.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ula1.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ula1.D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ula1.E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ula1.F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ula2" style:family="table">
      <style:table-properties style:width="16.394cm" table:align="left" style:writing-mode="lr-tb"/>
    </style:style>
    <style:style style:name="Taula2.A" style:family="table-column">
      <style:table-column-properties style:column-width="16.394cm"/>
    </style:style>
    <style:style style:name="Taula2.1" style:family="table-row">
      <style:table-row-properties style:min-row-height="0.473cm" style:keep-together="true" fo:keep-together="auto"/>
    </style:style>
    <style:style style:name="Taula2.A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ula3" style:family="table">
      <style:table-properties style:width="16.431cm" fo:margin-left="-0.157cm" table:align="left" style:writing-mode="lr-tb"/>
    </style:style>
    <style:style style:name="Taula3.A" style:family="table-column">
      <style:table-column-properties style:column-width="1.561cm"/>
    </style:style>
    <style:style style:name="Taula3.B" style:family="table-column">
      <style:table-column-properties style:column-width="1.693cm"/>
    </style:style>
    <style:style style:name="Taula3.C" style:family="table-column">
      <style:table-column-properties style:column-width="3.493cm"/>
    </style:style>
    <style:style style:name="Taula3.D" style:family="table-column">
      <style:table-column-properties style:column-width="9.684cm"/>
    </style:style>
    <style:style style:name="Taula3.1" style:family="table-row">
      <style:table-row-properties style:min-row-height="0.471cm" style:keep-together="true" fo:keep-together="auto"/>
    </style:style>
    <style:style style:name="Taula3.A1" style:family="table-cell">
      <style:table-cell-properties style:vertical-align="top" fo:background-color="#e6e6e6" fo:padding-left="0.125cm" fo:padding-right="0.125cm" fo:padding-top="0cm" fo:padding-bottom="0cm" fo:border-left="0.5pt solid #000000" fo:border-right="none" fo:border-top="0.5pt solid #000000" fo:border-bottom="0.5pt solid #000000" style:writing-mode="lr-tb">
        <style:background-image/>
      </style:table-cell-properties>
    </style:style>
    <style:style style:name="Taula3.D1" style:family="table-cell">
      <style:table-cell-properties style:vertical-align="top" fo:background-color="#e6e6e6" fo:padding-left="0.125cm" fo:padding-right="0.125cm" fo:padding-top="0cm" fo:padding-bottom="0cm" fo:border="0.5pt solid #000000" style:writing-mode="lr-tb">
        <style:background-image/>
      </style:table-cell-properties>
    </style:style>
    <style:style style:name="Taula3.2" style:family="table-row">
      <style:table-row-properties style:min-row-height="0.416cm" style:keep-together="true" fo:keep-together="auto"/>
    </style:style>
    <style:style style:name="Taula3.A2" style:family="table-cell">
      <style:table-cell-properties style:vertical-align="top" fo:padding-left="0.125cm" fo:padding-right="0.125cm" fo:padding-top="0cm" fo:padding-bottom="0cm" fo:border-left="0.5pt solid #000000" fo:border-right="none" fo:border-top="0.5pt solid #000000" fo:border-bottom="0.5pt solid #000000" style:writing-mode="lr-tb"/>
    </style:style>
    <style:style style:name="Taula3.B2" style:family="table-cell">
      <style:table-cell-properties style:vertical-align="top" fo:padding-left="0.125cm" fo:padding-right="0.125cm" fo:padding-top="0cm" fo:padding-bottom="0cm" fo:border-left="0.5pt solid #000000" fo:border-right="none" fo:border-top="0.5pt solid #000000" fo:border-bottom="0.5pt solid #000000" style:writing-mode="lr-tb"/>
    </style:style>
    <style:style style:name="Taula3.C2" style:family="table-cell">
      <style:table-cell-properties style:vertical-align="top" fo:padding-left="0.125cm" fo:padding-right="0.125cm" fo:padding-top="0cm" fo:padding-bottom="0cm" fo:border-left="0.5pt solid #000000" fo:border-right="none" fo:border-top="0.5pt solid #000000" fo:border-bottom="0.5pt solid #000000" style:writing-mode="lr-tb"/>
    </style:style>
    <style:style style:name="Taula3.D2" style:family="table-cell">
      <style:table-cell-properties style:vertical-align="top" fo:padding-left="0.125cm" fo:padding-right="0.125cm" fo:padding-top="0cm" fo:padding-bottom="0cm" fo:border="0.5pt solid #000000" style:writing-mode="lr-tb"/>
    </style:style>
    <style:style style:name="Taula3.3" style:family="table-row">
      <style:table-row-properties style:min-row-height="0.443cm" style:keep-together="true" fo:keep-together="auto"/>
    </style:style>
    <style:style style:name="Taula3.A3" style:family="table-cell">
      <style:table-cell-properties style:vertical-align="top" fo:padding-left="0.125cm" fo:padding-right="0.125cm" fo:padding-top="0cm" fo:padding-bottom="0cm" fo:border-left="0.5pt solid #000000" fo:border-right="none" fo:border-top="0.5pt solid #000000" fo:border-bottom="0.5pt solid #000000" style:writing-mode="lr-tb"/>
    </style:style>
    <style:style style:name="Taula3.B3" style:family="table-cell">
      <style:table-cell-properties style:vertical-align="top" fo:padding-left="0.125cm" fo:padding-right="0.125cm" fo:padding-top="0cm" fo:padding-bottom="0cm" fo:border-left="0.5pt solid #000000" fo:border-right="none" fo:border-top="0.5pt solid #000000" fo:border-bottom="0.5pt solid #000000" style:writing-mode="lr-tb"/>
    </style:style>
    <style:style style:name="Taula3.C3" style:family="table-cell">
      <style:table-cell-properties style:vertical-align="top" fo:padding-left="0.125cm" fo:padding-right="0.125cm" fo:padding-top="0cm" fo:padding-bottom="0cm" fo:border-left="0.5pt solid #000000" fo:border-right="none" fo:border-top="0.5pt solid #000000" fo:border-bottom="0.5pt solid #000000" style:writing-mode="lr-tb"/>
    </style:style>
    <style:style style:name="Taula3.D3" style:family="table-cell">
      <style:table-cell-properties style:vertical-align="top" fo:padding-left="0.125cm" fo:padding-right="0.125cm" fo:padding-top="0cm" fo:padding-bottom="0cm" fo:border="0.5pt solid #000000" style:writing-mode="lr-tb"/>
    </style:style>
    <style:style style:name="Taula3.A4" style:family="table-cell">
      <style:table-cell-properties style:vertical-align="top" fo:padding-left="0.125cm" fo:padding-right="0.125cm" fo:padding-top="0cm" fo:padding-bottom="0cm" fo:border-left="0.5pt solid #000000" fo:border-right="none" fo:border-top="0.5pt solid #000000" fo:border-bottom="0.5pt solid #000000" style:writing-mode="lr-tb"/>
    </style:style>
    <style:style style:name="Taula3.B4" style:family="table-cell">
      <style:table-cell-properties style:vertical-align="top" fo:padding-left="0.125cm" fo:padding-right="0.125cm" fo:padding-top="0cm" fo:padding-bottom="0cm" fo:border-left="0.5pt solid #000000" fo:border-right="none" fo:border-top="0.5pt solid #000000" fo:border-bottom="0.5pt solid #000000" style:writing-mode="lr-tb"/>
    </style:style>
    <style:style style:name="Taula3.C4" style:family="table-cell">
      <style:table-cell-properties style:vertical-align="top" fo:padding-left="0.125cm" fo:padding-right="0.125cm" fo:padding-top="0cm" fo:padding-bottom="0cm" fo:border-left="0.5pt solid #000000" fo:border-right="none" fo:border-top="0.5pt solid #000000" fo:border-bottom="0.5pt solid #000000" style:writing-mode="lr-tb"/>
    </style:style>
    <style:style style:name="Taula3.D4" style:family="table-cell">
      <style:table-cell-properties style:vertical-align="top" fo:padding-left="0.125cm" fo:padding-right="0.125cm" fo:padding-top="0cm" fo:padding-bottom="0cm" fo:border="0.5pt solid #000000" style:writing-mode="lr-tb"/>
    </style:style>
    <style:style style:name="Taula3.A5" style:family="table-cell">
      <style:table-cell-properties style:vertical-align="top" fo:padding-left="0.125cm" fo:padding-right="0.125cm" fo:padding-top="0cm" fo:padding-bottom="0cm" fo:border-left="0.5pt solid #000000" fo:border-right="none" fo:border-top="0.5pt solid #000000" fo:border-bottom="0.5pt solid #000000" style:writing-mode="lr-tb"/>
    </style:style>
    <style:style style:name="Taula3.B5" style:family="table-cell">
      <style:table-cell-properties style:vertical-align="top" fo:padding-left="0.125cm" fo:padding-right="0.125cm" fo:padding-top="0cm" fo:padding-bottom="0cm" fo:border-left="0.5pt solid #000000" fo:border-right="none" fo:border-top="0.5pt solid #000000" fo:border-bottom="0.5pt solid #000000" style:writing-mode="lr-tb"/>
    </style:style>
    <style:style style:name="Taula3.C5" style:family="table-cell">
      <style:table-cell-properties style:vertical-align="top" fo:padding-left="0.125cm" fo:padding-right="0.125cm" fo:padding-top="0cm" fo:padding-bottom="0cm" fo:border-left="0.5pt solid #000000" fo:border-right="none" fo:border-top="0.5pt solid #000000" fo:border-bottom="0.5pt solid #000000" style:writing-mode="lr-tb"/>
    </style:style>
    <style:style style:name="Taula3.D5" style:family="table-cell">
      <style:table-cell-properties style:vertical-align="top" fo:padding-left="0.125cm" fo:padding-right="0.125cm" fo:padding-top="0cm" fo:padding-bottom="0cm" fo:border="0.5pt solid #000000" style:writing-mode="lr-tb"/>
    </style:style>
    <style:style style:name="Taula3.A6" style:family="table-cell">
      <style:table-cell-properties style:vertical-align="top" fo:padding-left="0.125cm" fo:padding-right="0.125cm" fo:padding-top="0cm" fo:padding-bottom="0cm" fo:border-left="0.5pt solid #000000" fo:border-right="none" fo:border-top="none" fo:border-bottom="0.5pt solid #000000" style:writing-mode="lr-tb"/>
    </style:style>
    <style:style style:name="Taula3.B6" style:family="table-cell">
      <style:table-cell-properties style:vertical-align="top" fo:padding-left="0.125cm" fo:padding-right="0.125cm" fo:padding-top="0cm" fo:padding-bottom="0cm" fo:border-left="0.5pt solid #000000" fo:border-right="none" fo:border-top="none" fo:border-bottom="0.5pt solid #000000" style:writing-mode="lr-tb"/>
    </style:style>
    <style:style style:name="Taula3.C6" style:family="table-cell">
      <style:table-cell-properties style:vertical-align="top" fo:padding-left="0.125cm" fo:padding-right="0.125cm" fo:padding-top="0cm" fo:padding-bottom="0cm" fo:border-left="0.5pt solid #000000" fo:border-right="none" fo:border-top="none" fo:border-bottom="0.5pt solid #000000" style:writing-mode="lr-tb"/>
    </style:style>
    <style:style style:name="Taula3.D6" style:family="table-cell">
      <style:table-cell-properties style:vertical-align="top" fo:padding-left="0.125cm" fo:padding-right="0.125cm" fo:padding-top="0cm" fo:padding-bottom="0cm" fo:border-left="0.5pt solid #000000" fo:border-right="0.5pt solid #000000" fo:border-top="none" fo:border-bottom="0.5pt solid #000000" style:writing-mode="lr-tb"/>
    </style:style>
    <style:style style:name="Taula4" style:family="table">
      <style:table-properties style:width="16.21cm" fo:margin-left="-0.199cm" table:align="left" style:writing-mode="lr-tb"/>
    </style:style>
    <style:style style:name="Taula4.A" style:family="table-column">
      <style:table-column-properties style:column-width="3.441cm"/>
    </style:style>
    <style:style style:name="Taula4.B" style:family="table-column">
      <style:table-column-properties style:column-width="12.769cm"/>
    </style:style>
    <style:style style:name="Taula4.1" style:family="table-row">
      <style:table-row-properties style:keep-together="true" fo:keep-together="auto"/>
    </style:style>
    <style:style style:name="Taula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4.B1" style:family="table-cell">
      <style:table-cell-properties style:vertical-align="top" fo:padding-left="0.191cm" fo:padding-right="0.191cm" fo:padding-top="0cm" fo:padding-bottom="0cm" fo:border="0.5pt solid #000000" style:writing-mode="lr-tb"/>
    </style:style>
    <style:style style:name="Taula5" style:family="table">
      <style:table-properties style:width="16.205cm" fo:margin-left="-0.101cm" table:align="left" style:writing-mode="lr-tb"/>
    </style:style>
    <style:style style:name="Taula5.A" style:family="table-column">
      <style:table-column-properties style:column-width="1.803cm"/>
    </style:style>
    <style:style style:name="Taula5.B" style:family="table-column">
      <style:table-column-properties style:column-width="2.997cm"/>
    </style:style>
    <style:style style:name="Taula5.C" style:family="table-column">
      <style:table-column-properties style:column-width="4.069cm"/>
    </style:style>
    <style:style style:name="Taula5.D" style:family="table-column">
      <style:table-column-properties style:column-width="7.336cm"/>
    </style:style>
    <style:style style:name="Taula5.1" style:family="table-row">
      <style:table-row-properties style:min-row-height="0.6cm" style:keep-together="true" fo:keep-together="auto"/>
    </style:style>
    <style:style style:name="Taula5.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5.D1" style:family="table-cell">
      <style:table-cell-properties style:vertical-align="top" fo:background-color="#e6e6e6" fo:padding="0.097cm" fo:border="0.25pt solid #000000" style:writing-mode="lr-tb">
        <style:background-image/>
      </style:table-cell-properties>
    </style:style>
    <style:style style:name="Taula5.2" style:family="table-row">
      <style:table-row-properties style:min-row-height="0.654cm" style:keep-together="true" fo:keep-together="auto"/>
    </style:style>
    <style:style style:name="Taula5.A2" style:family="table-cell">
      <style:table-cell-properties style:vertical-align="top" fo:padding="0.097cm" fo:border-left="0.25pt solid #000000" fo:border-right="none" fo:border-top="0.25pt solid #000000" fo:border-bottom="0.25pt solid #000000" style:writing-mode="lr-tb"/>
    </style:style>
    <style:style style:name="Taula5.B2" style:family="table-cell">
      <style:table-cell-properties style:vertical-align="top" fo:padding="0.097cm" fo:border-left="0.25pt solid #000000" fo:border-right="none" fo:border-top="0.25pt solid #000000" fo:border-bottom="0.25pt solid #000000" style:writing-mode="lr-tb"/>
    </style:style>
    <style:style style:name="Taula5.C2" style:family="table-cell">
      <style:table-cell-properties style:vertical-align="top" fo:padding="0.097cm" fo:border-left="0.25pt solid #000000" fo:border-right="none" fo:border-top="0.25pt solid #000000" fo:border-bottom="0.25pt solid #000000" style:writing-mode="lr-tb"/>
    </style:style>
    <style:style style:name="Taula5.D2" style:family="table-cell">
      <style:table-cell-properties style:vertical-align="top" fo:padding="0.097cm" fo:border="0.25pt solid #000000" style:writing-mode="lr-tb"/>
    </style:style>
    <style:style style:name="Taula5.A3" style:family="table-cell">
      <style:table-cell-properties style:vertical-align="top" fo:padding="0.097cm" fo:border-left="0.25pt solid #000000" fo:border-right="none" fo:border-top="0.25pt solid #000000" fo:border-bottom="0.25pt solid #000000" style:writing-mode="lr-tb"/>
    </style:style>
    <style:style style:name="Taula5.B3" style:family="table-cell">
      <style:table-cell-properties style:vertical-align="top" fo:padding="0.097cm" fo:border-left="0.25pt solid #000000" fo:border-right="none" fo:border-top="0.25pt solid #000000" fo:border-bottom="0.25pt solid #000000" style:writing-mode="lr-tb"/>
    </style:style>
    <style:style style:name="Taula5.C3" style:family="table-cell">
      <style:table-cell-properties style:vertical-align="top" fo:padding="0.097cm" fo:border-left="0.25pt solid #000000" fo:border-right="none" fo:border-top="0.25pt solid #000000" fo:border-bottom="0.25pt solid #000000" style:writing-mode="lr-tb"/>
    </style:style>
    <style:style style:name="Taula5.D3" style:family="table-cell">
      <style:table-cell-properties style:vertical-align="top" fo:padding="0.097cm" fo:border="0.25pt solid #000000" style:writing-mode="lr-tb"/>
    </style:style>
    <style:style style:name="Taula5.A4" style:family="table-cell">
      <style:table-cell-properties style:vertical-align="top" fo:padding="0.097cm" fo:border-left="0.25pt solid #000000" fo:border-right="none" fo:border-top="0.25pt solid #000000" fo:border-bottom="0.25pt solid #000000" style:writing-mode="lr-tb"/>
    </style:style>
    <style:style style:name="Taula5.B4" style:family="table-cell">
      <style:table-cell-properties style:vertical-align="top" fo:padding="0.097cm" fo:border-left="0.25pt solid #000000" fo:border-right="none" fo:border-top="0.25pt solid #000000" fo:border-bottom="0.25pt solid #000000" style:writing-mode="lr-tb"/>
    </style:style>
    <style:style style:name="Taula5.C4" style:family="table-cell">
      <style:table-cell-properties style:vertical-align="top" fo:padding="0.097cm" fo:border-left="0.25pt solid #000000" fo:border-right="none" fo:border-top="0.25pt solid #000000" fo:border-bottom="0.25pt solid #000000" style:writing-mode="lr-tb"/>
    </style:style>
    <style:style style:name="Taula5.D4" style:family="table-cell">
      <style:table-cell-properties style:vertical-align="top" fo:padding="0.097cm" fo:border="0.25pt solid #000000" style:writing-mode="lr-tb"/>
    </style:style>
    <style:style style:name="Taula6" style:family="table">
      <style:table-properties style:width="16.205cm" fo:margin-left="-0.101cm" table:align="left" style:writing-mode="lr-tb"/>
    </style:style>
    <style:style style:name="Taula6.A" style:family="table-column">
      <style:table-column-properties style:column-width="1.803cm"/>
    </style:style>
    <style:style style:name="Taula6.B" style:family="table-column">
      <style:table-column-properties style:column-width="2.997cm"/>
    </style:style>
    <style:style style:name="Taula6.C" style:family="table-column">
      <style:table-column-properties style:column-width="4.069cm"/>
    </style:style>
    <style:style style:name="Taula6.D" style:family="table-column">
      <style:table-column-properties style:column-width="7.336cm"/>
    </style:style>
    <style:style style:name="Taula6.1" style:family="table-row">
      <style:table-row-properties style:min-row-height="0.6cm" style:keep-together="true" fo:keep-together="auto"/>
    </style:style>
    <style:style style:name="Taula6.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6.D1" style:family="table-cell">
      <style:table-cell-properties style:vertical-align="top" fo:background-color="#e6e6e6" fo:padding="0.097cm" fo:border="0.25pt solid #000000" style:writing-mode="lr-tb">
        <style:background-image/>
      </style:table-cell-properties>
    </style:style>
    <style:style style:name="Taula6.2" style:family="table-row">
      <style:table-row-properties style:min-row-height="0.654cm" style:keep-together="true" fo:keep-together="auto"/>
    </style:style>
    <style:style style:name="Taula6.A2" style:family="table-cell">
      <style:table-cell-properties style:vertical-align="top" fo:padding="0.097cm" fo:border-left="0.25pt solid #000000" fo:border-right="none" fo:border-top="0.25pt solid #000000" fo:border-bottom="0.25pt solid #000000" style:writing-mode="lr-tb"/>
    </style:style>
    <style:style style:name="Taula6.B2" style:family="table-cell">
      <style:table-cell-properties style:vertical-align="top" fo:padding="0.097cm" fo:border-left="0.25pt solid #000000" fo:border-right="none" fo:border-top="0.25pt solid #000000" fo:border-bottom="0.25pt solid #000000" style:writing-mode="lr-tb"/>
    </style:style>
    <style:style style:name="Taula6.C2" style:family="table-cell">
      <style:table-cell-properties style:vertical-align="top" fo:padding="0.097cm" fo:border-left="0.25pt solid #000000" fo:border-right="none" fo:border-top="0.25pt solid #000000" fo:border-bottom="0.25pt solid #000000" style:writing-mode="lr-tb"/>
    </style:style>
    <style:style style:name="Taula6.D2" style:family="table-cell">
      <style:table-cell-properties style:vertical-align="top" fo:padding="0.097cm" fo:border="0.25pt solid #000000" style:writing-mode="lr-tb"/>
    </style:style>
    <style:style style:name="Taula6.A3" style:family="table-cell">
      <style:table-cell-properties style:vertical-align="top" fo:padding="0.097cm" fo:border-left="0.25pt solid #000000" fo:border-right="none" fo:border-top="0.25pt solid #000000" fo:border-bottom="0.25pt solid #000000" style:writing-mode="lr-tb"/>
    </style:style>
    <style:style style:name="Taula6.B3" style:family="table-cell">
      <style:table-cell-properties style:vertical-align="top" fo:padding="0.097cm" fo:border-left="0.25pt solid #000000" fo:border-right="none" fo:border-top="0.25pt solid #000000" fo:border-bottom="0.25pt solid #000000" style:writing-mode="lr-tb"/>
    </style:style>
    <style:style style:name="Taula6.C3" style:family="table-cell">
      <style:table-cell-properties style:vertical-align="top" fo:padding="0.097cm" fo:border-left="0.25pt solid #000000" fo:border-right="none" fo:border-top="0.25pt solid #000000" fo:border-bottom="0.25pt solid #000000" style:writing-mode="lr-tb"/>
    </style:style>
    <style:style style:name="Taula6.D3" style:family="table-cell">
      <style:table-cell-properties style:vertical-align="top" fo:padding="0.097cm" fo:border="0.25pt solid #000000" style:writing-mode="lr-tb"/>
    </style:style>
    <style:style style:name="Taula6.A4" style:family="table-cell">
      <style:table-cell-properties style:vertical-align="top" fo:padding="0.097cm" fo:border-left="0.25pt solid #000000" fo:border-right="none" fo:border-top="0.25pt solid #000000" fo:border-bottom="0.25pt solid #000000" style:writing-mode="lr-tb"/>
    </style:style>
    <style:style style:name="Taula6.B4" style:family="table-cell">
      <style:table-cell-properties style:vertical-align="top" fo:padding="0.097cm" fo:border-left="0.25pt solid #000000" fo:border-right="none" fo:border-top="0.25pt solid #000000" fo:border-bottom="0.25pt solid #000000" style:writing-mode="lr-tb"/>
    </style:style>
    <style:style style:name="Taula6.C4" style:family="table-cell">
      <style:table-cell-properties style:vertical-align="top" fo:padding="0.097cm" fo:border-left="0.25pt solid #000000" fo:border-right="none" fo:border-top="0.25pt solid #000000" fo:border-bottom="0.25pt solid #000000" style:writing-mode="lr-tb"/>
    </style:style>
    <style:style style:name="Taula6.D4" style:family="table-cell">
      <style:table-cell-properties style:vertical-align="top" fo:padding="0.097cm" fo:border="0.25pt solid #000000" style:writing-mode="lr-tb"/>
    </style:style>
    <style:style style:name="Taula7" style:family="table">
      <style:table-properties style:width="14.4cm" fo:margin-left="-0.101cm" table:align="left" style:writing-mode="lr-tb"/>
    </style:style>
    <style:style style:name="Taula7.A" style:family="table-column">
      <style:table-column-properties style:column-width="2.997cm"/>
    </style:style>
    <style:style style:name="Taula7.B" style:family="table-column">
      <style:table-column-properties style:column-width="4.069cm"/>
    </style:style>
    <style:style style:name="Taula7.C" style:family="table-column">
      <style:table-column-properties style:column-width="7.334cm"/>
    </style:style>
    <style:style style:name="Taula7.1" style:family="table-row">
      <style:table-row-properties style:min-row-height="0.6cm" style:keep-together="true" fo:keep-together="auto"/>
    </style:style>
    <style:style style:name="Taula7.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7.C1" style:family="table-cell">
      <style:table-cell-properties style:vertical-align="top" fo:background-color="#e6e6e6" fo:padding="0.097cm" fo:border="0.25pt solid #000000" style:writing-mode="lr-tb">
        <style:background-image/>
      </style:table-cell-properties>
    </style:style>
    <style:style style:name="Taula7.2" style:family="table-row">
      <style:table-row-properties style:min-row-height="0.654cm" style:keep-together="true" fo:keep-together="auto"/>
    </style:style>
    <style:style style:name="Taula7.A2" style:family="table-cell">
      <style:table-cell-properties style:vertical-align="top" fo:padding="0.097cm" fo:border-left="0.25pt solid #000000" fo:border-right="none" fo:border-top="0.25pt solid #000000" fo:border-bottom="0.25pt solid #000000" style:writing-mode="lr-tb"/>
    </style:style>
    <style:style style:name="Taula7.B2" style:family="table-cell">
      <style:table-cell-properties style:vertical-align="top" fo:padding="0.097cm" fo:border-left="0.25pt solid #000000" fo:border-right="none" fo:border-top="0.25pt solid #000000" fo:border-bottom="0.25pt solid #000000" style:writing-mode="lr-tb"/>
    </style:style>
    <style:style style:name="Taula7.C2" style:family="table-cell">
      <style:table-cell-properties style:vertical-align="top" fo:padding="0.097cm" fo:border="0.25pt solid #000000" style:writing-mode="lr-tb"/>
    </style:style>
    <style:style style:name="Taula7.A3" style:family="table-cell">
      <style:table-cell-properties style:vertical-align="top" fo:padding="0.097cm" fo:border-left="0.25pt solid #000000" fo:border-right="none" fo:border-top="0.25pt solid #000000" fo:border-bottom="0.25pt solid #000000" style:writing-mode="lr-tb"/>
    </style:style>
    <style:style style:name="Taula7.B3" style:family="table-cell">
      <style:table-cell-properties style:vertical-align="top" fo:padding="0.097cm" fo:border-left="0.25pt solid #000000" fo:border-right="none" fo:border-top="0.25pt solid #000000" fo:border-bottom="0.25pt solid #000000" style:writing-mode="lr-tb"/>
    </style:style>
    <style:style style:name="Taula7.C3" style:family="table-cell">
      <style:table-cell-properties style:vertical-align="top" fo:padding="0.097cm" fo:border="0.25pt solid #000000" style:writing-mode="lr-tb"/>
    </style:style>
    <style:style style:name="Taula7.A4" style:family="table-cell">
      <style:table-cell-properties style:vertical-align="top" fo:padding="0.097cm" fo:border-left="0.25pt solid #000000" fo:border-right="none" fo:border-top="0.25pt solid #000000" fo:border-bottom="0.25pt solid #000000" style:writing-mode="lr-tb"/>
    </style:style>
    <style:style style:name="Taula7.B4" style:family="table-cell">
      <style:table-cell-properties style:vertical-align="top" fo:padding="0.097cm" fo:border-left="0.25pt solid #000000" fo:border-right="none" fo:border-top="0.25pt solid #000000" fo:border-bottom="0.25pt solid #000000" style:writing-mode="lr-tb"/>
    </style:style>
    <style:style style:name="Taula7.C4" style:family="table-cell">
      <style:table-cell-properties style:vertical-align="top" fo:padding="0.097cm" fo:border="0.25pt solid #000000" style:writing-mode="lr-tb"/>
    </style:style>
    <style:style style:name="Taula7.A5" style:family="table-cell">
      <style:table-cell-properties style:vertical-align="top" fo:padding="0.097cm" fo:border-left="0.25pt solid #000000" fo:border-right="none" fo:border-top="0.25pt solid #000000" fo:border-bottom="0.25pt solid #000000" style:writing-mode="lr-tb"/>
    </style:style>
    <style:style style:name="Taula7.B5" style:family="table-cell">
      <style:table-cell-properties style:vertical-align="top" fo:padding="0.097cm" fo:border-left="0.25pt solid #000000" fo:border-right="none" fo:border-top="0.25pt solid #000000" fo:border-bottom="0.25pt solid #000000" style:writing-mode="lr-tb"/>
    </style:style>
    <style:style style:name="Taula7.C5" style:family="table-cell">
      <style:table-cell-properties style:vertical-align="top" fo:padding="0.097cm" fo:border="0.25pt solid #000000" style:writing-mode="lr-tb"/>
    </style:style>
    <style:style style:name="Taula8" style:family="table">
      <style:table-properties style:width="16.205cm" fo:margin-left="-0.101cm" table:align="left" style:writing-mode="lr-tb"/>
    </style:style>
    <style:style style:name="Taula8.A" style:family="table-column">
      <style:table-column-properties style:column-width="1.803cm"/>
    </style:style>
    <style:style style:name="Taula8.B" style:family="table-column">
      <style:table-column-properties style:column-width="2.997cm"/>
    </style:style>
    <style:style style:name="Taula8.C" style:family="table-column">
      <style:table-column-properties style:column-width="4.069cm"/>
    </style:style>
    <style:style style:name="Taula8.D" style:family="table-column">
      <style:table-column-properties style:column-width="7.336cm"/>
    </style:style>
    <style:style style:name="Taula8.1" style:family="table-row">
      <style:table-row-properties style:min-row-height="0.6cm" style:keep-together="true" fo:keep-together="auto"/>
    </style:style>
    <style:style style:name="Taula8.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8.D1" style:family="table-cell">
      <style:table-cell-properties style:vertical-align="top" fo:background-color="#e6e6e6" fo:padding="0.097cm" fo:border="0.25pt solid #000000" style:writing-mode="lr-tb">
        <style:background-image/>
      </style:table-cell-properties>
    </style:style>
    <style:style style:name="Taula8.2" style:family="table-row">
      <style:table-row-properties style:min-row-height="0.654cm" style:keep-together="true" fo:keep-together="auto"/>
    </style:style>
    <style:style style:name="Taula8.A2" style:family="table-cell">
      <style:table-cell-properties style:vertical-align="top" fo:padding="0.097cm" fo:border-left="0.25pt solid #000000" fo:border-right="none" fo:border-top="0.25pt solid #000000" fo:border-bottom="0.25pt solid #000000" style:writing-mode="lr-tb"/>
    </style:style>
    <style:style style:name="Taula8.B2" style:family="table-cell">
      <style:table-cell-properties style:vertical-align="top" fo:padding="0.097cm" fo:border-left="0.25pt solid #000000" fo:border-right="none" fo:border-top="0.25pt solid #000000" fo:border-bottom="0.25pt solid #000000" style:writing-mode="lr-tb"/>
    </style:style>
    <style:style style:name="Taula8.C2" style:family="table-cell">
      <style:table-cell-properties style:vertical-align="top" fo:padding="0.097cm" fo:border-left="0.25pt solid #000000" fo:border-right="none" fo:border-top="0.25pt solid #000000" fo:border-bottom="0.25pt solid #000000" style:writing-mode="lr-tb"/>
    </style:style>
    <style:style style:name="Taula8.D2" style:family="table-cell">
      <style:table-cell-properties style:vertical-align="top" fo:padding="0.097cm" fo:border="0.25pt solid #000000" style:writing-mode="lr-tb"/>
    </style:style>
    <style:style style:name="Taula8.A3" style:family="table-cell">
      <style:table-cell-properties style:vertical-align="top" fo:padding="0.097cm" fo:border-left="0.25pt solid #000000" fo:border-right="none" fo:border-top="0.25pt solid #000000" fo:border-bottom="0.25pt solid #000000" style:writing-mode="lr-tb"/>
    </style:style>
    <style:style style:name="Taula8.B3" style:family="table-cell">
      <style:table-cell-properties style:vertical-align="top" fo:padding="0.097cm" fo:border-left="0.25pt solid #000000" fo:border-right="none" fo:border-top="0.25pt solid #000000" fo:border-bottom="0.25pt solid #000000" style:writing-mode="lr-tb"/>
    </style:style>
    <style:style style:name="Taula8.C3" style:family="table-cell">
      <style:table-cell-properties style:vertical-align="top" fo:padding="0.097cm" fo:border-left="0.25pt solid #000000" fo:border-right="none" fo:border-top="0.25pt solid #000000" fo:border-bottom="0.25pt solid #000000" style:writing-mode="lr-tb"/>
    </style:style>
    <style:style style:name="Taula8.D3" style:family="table-cell">
      <style:table-cell-properties style:vertical-align="top" fo:padding="0.097cm" fo:border="0.25pt solid #000000" style:writing-mode="lr-tb"/>
    </style:style>
    <style:style style:name="Taula8.A4" style:family="table-cell">
      <style:table-cell-properties style:vertical-align="top" fo:padding="0.097cm" fo:border-left="0.25pt solid #000000" fo:border-right="none" fo:border-top="0.25pt solid #000000" fo:border-bottom="0.25pt solid #000000" style:writing-mode="lr-tb"/>
    </style:style>
    <style:style style:name="Taula8.B4" style:family="table-cell">
      <style:table-cell-properties style:vertical-align="top" fo:padding="0.097cm" fo:border-left="0.25pt solid #000000" fo:border-right="none" fo:border-top="0.25pt solid #000000" fo:border-bottom="0.25pt solid #000000" style:writing-mode="lr-tb"/>
    </style:style>
    <style:style style:name="Taula8.C4" style:family="table-cell">
      <style:table-cell-properties style:vertical-align="top" fo:padding="0.097cm" fo:border-left="0.25pt solid #000000" fo:border-right="none" fo:border-top="0.25pt solid #000000" fo:border-bottom="0.25pt solid #000000" style:writing-mode="lr-tb"/>
    </style:style>
    <style:style style:name="Taula8.D4" style:family="table-cell">
      <style:table-cell-properties style:vertical-align="top" fo:padding="0.097cm" fo:border="0.25pt solid #000000" style:writing-mode="lr-tb"/>
    </style:style>
    <style:style style:name="Taula9" style:family="table">
      <style:table-properties style:width="16.205cm" fo:margin-left="-0.101cm" table:align="left" style:writing-mode="lr-tb"/>
    </style:style>
    <style:style style:name="Taula9.A" style:family="table-column">
      <style:table-column-properties style:column-width="1.803cm"/>
    </style:style>
    <style:style style:name="Taula9.B" style:family="table-column">
      <style:table-column-properties style:column-width="2.997cm"/>
    </style:style>
    <style:style style:name="Taula9.C" style:family="table-column">
      <style:table-column-properties style:column-width="4.069cm"/>
    </style:style>
    <style:style style:name="Taula9.D" style:family="table-column">
      <style:table-column-properties style:column-width="7.336cm"/>
    </style:style>
    <style:style style:name="Taula9.1" style:family="table-row">
      <style:table-row-properties style:min-row-height="0.6cm" style:keep-together="true" fo:keep-together="auto"/>
    </style:style>
    <style:style style:name="Taula9.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9.D1" style:family="table-cell">
      <style:table-cell-properties style:vertical-align="top" fo:background-color="#e6e6e6" fo:padding="0.097cm" fo:border="0.25pt solid #000000" style:writing-mode="lr-tb">
        <style:background-image/>
      </style:table-cell-properties>
    </style:style>
    <style:style style:name="Taula9.2" style:family="table-row">
      <style:table-row-properties style:min-row-height="0.654cm" style:keep-together="true" fo:keep-together="auto"/>
    </style:style>
    <style:style style:name="Taula9.A2" style:family="table-cell">
      <style:table-cell-properties style:vertical-align="top" fo:padding="0.097cm" fo:border-left="0.25pt solid #000000" fo:border-right="none" fo:border-top="0.25pt solid #000000" fo:border-bottom="0.25pt solid #000000" style:writing-mode="lr-tb"/>
    </style:style>
    <style:style style:name="Taula9.B2" style:family="table-cell">
      <style:table-cell-properties style:vertical-align="top" fo:padding="0.097cm" fo:border-left="0.25pt solid #000000" fo:border-right="none" fo:border-top="0.25pt solid #000000" fo:border-bottom="0.25pt solid #000000" style:writing-mode="lr-tb"/>
    </style:style>
    <style:style style:name="Taula9.C2" style:family="table-cell">
      <style:table-cell-properties style:vertical-align="top" fo:padding="0.097cm" fo:border-left="0.25pt solid #000000" fo:border-right="none" fo:border-top="0.25pt solid #000000" fo:border-bottom="0.25pt solid #000000" style:writing-mode="lr-tb"/>
    </style:style>
    <style:style style:name="Taula9.D2" style:family="table-cell">
      <style:table-cell-properties style:vertical-align="top" fo:padding="0.097cm" fo:border="0.25pt solid #000000" style:writing-mode="lr-tb"/>
    </style:style>
    <style:style style:name="Taula9.A3" style:family="table-cell">
      <style:table-cell-properties style:vertical-align="top" fo:padding="0.097cm" fo:border-left="0.25pt solid #000000" fo:border-right="none" fo:border-top="0.25pt solid #000000" fo:border-bottom="0.25pt solid #000000" style:writing-mode="lr-tb"/>
    </style:style>
    <style:style style:name="Taula9.B3" style:family="table-cell">
      <style:table-cell-properties style:vertical-align="top" fo:padding="0.097cm" fo:border-left="0.25pt solid #000000" fo:border-right="none" fo:border-top="0.25pt solid #000000" fo:border-bottom="0.25pt solid #000000" style:writing-mode="lr-tb"/>
    </style:style>
    <style:style style:name="Taula9.C3" style:family="table-cell">
      <style:table-cell-properties style:vertical-align="top" fo:padding="0.097cm" fo:border-left="0.25pt solid #000000" fo:border-right="none" fo:border-top="0.25pt solid #000000" fo:border-bottom="0.25pt solid #000000" style:writing-mode="lr-tb"/>
    </style:style>
    <style:style style:name="Taula9.D3" style:family="table-cell">
      <style:table-cell-properties style:vertical-align="top" fo:padding="0.097cm" fo:border="0.25pt solid #000000" style:writing-mode="lr-tb"/>
    </style:style>
    <style:style style:name="Taula9.A4" style:family="table-cell">
      <style:table-cell-properties style:vertical-align="top" fo:padding="0.097cm" fo:border-left="0.25pt solid #000000" fo:border-right="none" fo:border-top="0.25pt solid #000000" fo:border-bottom="0.25pt solid #000000" style:writing-mode="lr-tb"/>
    </style:style>
    <style:style style:name="Taula9.B4" style:family="table-cell">
      <style:table-cell-properties style:vertical-align="top" fo:padding="0.097cm" fo:border-left="0.25pt solid #000000" fo:border-right="none" fo:border-top="0.25pt solid #000000" fo:border-bottom="0.25pt solid #000000" style:writing-mode="lr-tb"/>
    </style:style>
    <style:style style:name="Taula9.C4" style:family="table-cell">
      <style:table-cell-properties style:vertical-align="top" fo:padding="0.097cm" fo:border-left="0.25pt solid #000000" fo:border-right="none" fo:border-top="0.25pt solid #000000" fo:border-bottom="0.25pt solid #000000" style:writing-mode="lr-tb"/>
    </style:style>
    <style:style style:name="Taula9.D4" style:family="table-cell">
      <style:table-cell-properties style:vertical-align="top" fo:padding="0.097cm" fo:border="0.25pt solid #000000" style:writing-mode="lr-tb"/>
    </style:style>
    <style:style style:name="Taula10" style:family="table">
      <style:table-properties style:width="14.4cm" fo:margin-left="-0.101cm" table:align="left" style:writing-mode="lr-tb"/>
    </style:style>
    <style:style style:name="Taula10.A" style:family="table-column">
      <style:table-column-properties style:column-width="2.997cm"/>
    </style:style>
    <style:style style:name="Taula10.B" style:family="table-column">
      <style:table-column-properties style:column-width="4.069cm"/>
    </style:style>
    <style:style style:name="Taula10.C" style:family="table-column">
      <style:table-column-properties style:column-width="7.334cm"/>
    </style:style>
    <style:style style:name="Taula10.1" style:family="table-row">
      <style:table-row-properties style:min-row-height="0.6cm" style:keep-together="true" fo:keep-together="auto"/>
    </style:style>
    <style:style style:name="Taula10.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10.C1" style:family="table-cell">
      <style:table-cell-properties style:vertical-align="top" fo:background-color="#e6e6e6" fo:padding="0.097cm" fo:border="0.25pt solid #000000" style:writing-mode="lr-tb">
        <style:background-image/>
      </style:table-cell-properties>
    </style:style>
    <style:style style:name="Taula10.2" style:family="table-row">
      <style:table-row-properties style:min-row-height="0.654cm" style:keep-together="true" fo:keep-together="auto"/>
    </style:style>
    <style:style style:name="Taula10.A2" style:family="table-cell">
      <style:table-cell-properties style:vertical-align="top" fo:padding="0.097cm" fo:border-left="0.25pt solid #000000" fo:border-right="none" fo:border-top="0.25pt solid #000000" fo:border-bottom="0.25pt solid #000000" style:writing-mode="lr-tb"/>
    </style:style>
    <style:style style:name="Taula10.B2" style:family="table-cell">
      <style:table-cell-properties style:vertical-align="top" fo:padding="0.097cm" fo:border-left="0.25pt solid #000000" fo:border-right="none" fo:border-top="0.25pt solid #000000" fo:border-bottom="0.25pt solid #000000" style:writing-mode="lr-tb"/>
    </style:style>
    <style:style style:name="Taula10.C2" style:family="table-cell">
      <style:table-cell-properties style:vertical-align="top" fo:padding="0.097cm" fo:border="0.25pt solid #000000" style:writing-mode="lr-tb"/>
    </style:style>
    <style:style style:name="Taula10.A3" style:family="table-cell">
      <style:table-cell-properties style:vertical-align="top" fo:padding="0.097cm" fo:border-left="0.25pt solid #000000" fo:border-right="none" fo:border-top="0.25pt solid #000000" fo:border-bottom="0.25pt solid #000000" style:writing-mode="lr-tb"/>
    </style:style>
    <style:style style:name="Taula10.B3" style:family="table-cell">
      <style:table-cell-properties style:vertical-align="top" fo:padding="0.097cm" fo:border-left="0.25pt solid #000000" fo:border-right="none" fo:border-top="0.25pt solid #000000" fo:border-bottom="0.25pt solid #000000" style:writing-mode="lr-tb"/>
    </style:style>
    <style:style style:name="Taula10.C3" style:family="table-cell">
      <style:table-cell-properties style:vertical-align="top" fo:padding="0.097cm" fo:border="0.25pt solid #000000" style:writing-mode="lr-tb"/>
    </style:style>
    <style:style style:name="Taula10.A4" style:family="table-cell">
      <style:table-cell-properties style:vertical-align="top" fo:padding="0.097cm" fo:border-left="0.25pt solid #000000" fo:border-right="none" fo:border-top="0.25pt solid #000000" fo:border-bottom="0.25pt solid #000000" style:writing-mode="lr-tb"/>
    </style:style>
    <style:style style:name="Taula10.B4" style:family="table-cell">
      <style:table-cell-properties style:vertical-align="top" fo:padding="0.097cm" fo:border-left="0.25pt solid #000000" fo:border-right="none" fo:border-top="0.25pt solid #000000" fo:border-bottom="0.25pt solid #000000" style:writing-mode="lr-tb"/>
    </style:style>
    <style:style style:name="Taula10.C4" style:family="table-cell">
      <style:table-cell-properties style:vertical-align="top" fo:padding="0.097cm" fo:border="0.25pt solid #000000" style:writing-mode="lr-tb"/>
    </style:style>
    <style:style style:name="Taula10.A5" style:family="table-cell">
      <style:table-cell-properties style:vertical-align="top" fo:padding="0.097cm" fo:border-left="0.25pt solid #000000" fo:border-right="none" fo:border-top="0.25pt solid #000000" fo:border-bottom="0.25pt solid #000000" style:writing-mode="lr-tb"/>
    </style:style>
    <style:style style:name="Taula10.B5" style:family="table-cell">
      <style:table-cell-properties style:vertical-align="top" fo:padding="0.097cm" fo:border-left="0.25pt solid #000000" fo:border-right="none" fo:border-top="0.25pt solid #000000" fo:border-bottom="0.25pt solid #000000" style:writing-mode="lr-tb"/>
    </style:style>
    <style:style style:name="Taula10.C5" style:family="table-cell">
      <style:table-cell-properties style:vertical-align="top" fo:padding="0.097cm" fo:border="0.25pt solid #000000" style:writing-mode="lr-tb"/>
    </style:style>
    <style:style style:name="Taula10.A6" style:family="table-cell">
      <style:table-cell-properties style:vertical-align="top" fo:padding="0.097cm" fo:border-left="0.25pt solid #000000" fo:border-right="none" fo:border-top="0.25pt solid #000000" fo:border-bottom="0.25pt solid #000000" style:writing-mode="lr-tb"/>
    </style:style>
    <style:style style:name="Taula10.B6" style:family="table-cell">
      <style:table-cell-properties style:vertical-align="top" fo:padding="0.097cm" fo:border-left="0.25pt solid #000000" fo:border-right="none" fo:border-top="0.25pt solid #000000" fo:border-bottom="0.25pt solid #000000" style:writing-mode="lr-tb"/>
    </style:style>
    <style:style style:name="Taula10.C6" style:family="table-cell">
      <style:table-cell-properties style:vertical-align="top" fo:padding="0.097cm" fo:border="0.25pt solid #000000" style:writing-mode="lr-tb"/>
    </style:style>
    <style:style style:name="Taula11" style:family="table">
      <style:table-properties style:width="14.4cm" fo:margin-left="-0.101cm" table:align="left" style:writing-mode="lr-tb"/>
    </style:style>
    <style:style style:name="Taula11.A" style:family="table-column">
      <style:table-column-properties style:column-width="2.997cm"/>
    </style:style>
    <style:style style:name="Taula11.B" style:family="table-column">
      <style:table-column-properties style:column-width="4.069cm"/>
    </style:style>
    <style:style style:name="Taula11.C" style:family="table-column">
      <style:table-column-properties style:column-width="7.334cm"/>
    </style:style>
    <style:style style:name="Taula11.1" style:family="table-row">
      <style:table-row-properties style:min-row-height="0.6cm" style:keep-together="true" fo:keep-together="auto"/>
    </style:style>
    <style:style style:name="Taula11.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11.C1" style:family="table-cell">
      <style:table-cell-properties style:vertical-align="top" fo:background-color="#e6e6e6" fo:padding="0.097cm" fo:border="0.25pt solid #000000" style:writing-mode="lr-tb">
        <style:background-image/>
      </style:table-cell-properties>
    </style:style>
    <style:style style:name="Taula11.A2" style:family="table-cell">
      <style:table-cell-properties style:vertical-align="top" fo:padding="0.097cm" fo:border-left="0.25pt solid #000000" fo:border-right="none" fo:border-top="0.25pt solid #000000" fo:border-bottom="0.25pt solid #000000" style:writing-mode="lr-tb"/>
    </style:style>
    <style:style style:name="Taula11.B2" style:family="table-cell">
      <style:table-cell-properties style:vertical-align="top" fo:padding="0.097cm" fo:border-left="0.25pt solid #000000" fo:border-right="none" fo:border-top="0.25pt solid #000000" fo:border-bottom="0.25pt solid #000000" style:writing-mode="lr-tb"/>
    </style:style>
    <style:style style:name="Taula11.C2" style:family="table-cell">
      <style:table-cell-properties style:vertical-align="top" fo:padding="0.097cm" fo:border="0.25pt solid #000000" style:writing-mode="lr-tb"/>
    </style:style>
    <style:style style:name="Taula11.A3" style:family="table-cell">
      <style:table-cell-properties style:vertical-align="top" fo:padding="0.097cm" fo:border-left="0.25pt solid #000000" fo:border-right="none" fo:border-top="0.25pt solid #000000" fo:border-bottom="0.25pt solid #000000" style:writing-mode="lr-tb"/>
    </style:style>
    <style:style style:name="Taula11.B3" style:family="table-cell">
      <style:table-cell-properties style:vertical-align="top" fo:padding="0.097cm" fo:border-left="0.25pt solid #000000" fo:border-right="none" fo:border-top="0.25pt solid #000000" fo:border-bottom="0.25pt solid #000000" style:writing-mode="lr-tb"/>
    </style:style>
    <style:style style:name="Taula11.C3" style:family="table-cell">
      <style:table-cell-properties style:vertical-align="top" fo:padding="0.097cm" fo:border="0.25pt solid #000000" style:writing-mode="lr-tb"/>
    </style:style>
    <style:style style:name="Taula11.A4" style:family="table-cell">
      <style:table-cell-properties style:vertical-align="top" fo:padding="0.097cm" fo:border-left="0.25pt solid #000000" fo:border-right="none" fo:border-top="0.25pt solid #000000" fo:border-bottom="0.25pt solid #000000" style:writing-mode="lr-tb"/>
    </style:style>
    <style:style style:name="Taula11.B4" style:family="table-cell">
      <style:table-cell-properties style:vertical-align="top" fo:padding="0.097cm" fo:border-left="0.25pt solid #000000" fo:border-right="none" fo:border-top="0.25pt solid #000000" fo:border-bottom="0.25pt solid #000000" style:writing-mode="lr-tb"/>
    </style:style>
    <style:style style:name="Taula11.C4" style:family="table-cell">
      <style:table-cell-properties style:vertical-align="top" fo:padding="0.097cm" fo:border="0.25pt solid #000000" style:writing-mode="lr-tb"/>
    </style:style>
    <style:style style:name="Taula11.A5" style:family="table-cell">
      <style:table-cell-properties style:vertical-align="top" fo:padding="0.097cm" fo:border-left="0.25pt solid #000000" fo:border-right="none" fo:border-top="0.25pt solid #000000" fo:border-bottom="0.25pt solid #000000" style:writing-mode="lr-tb"/>
    </style:style>
    <style:style style:name="Taula11.B5" style:family="table-cell">
      <style:table-cell-properties style:vertical-align="top" fo:padding="0.097cm" fo:border-left="0.25pt solid #000000" fo:border-right="none" fo:border-top="0.25pt solid #000000" fo:border-bottom="0.25pt solid #000000" style:writing-mode="lr-tb"/>
    </style:style>
    <style:style style:name="Taula11.C5" style:family="table-cell">
      <style:table-cell-properties style:vertical-align="top" fo:padding="0.097cm" fo:border="0.25pt solid #000000" style:writing-mode="lr-tb"/>
    </style:style>
    <style:style style:name="Taula12" style:family="table">
      <style:table-properties style:width="14.4cm" fo:margin-left="-0.101cm" table:align="left" style:writing-mode="lr-tb"/>
    </style:style>
    <style:style style:name="Taula12.A" style:family="table-column">
      <style:table-column-properties style:column-width="2.997cm"/>
    </style:style>
    <style:style style:name="Taula12.B" style:family="table-column">
      <style:table-column-properties style:column-width="4.069cm"/>
    </style:style>
    <style:style style:name="Taula12.C" style:family="table-column">
      <style:table-column-properties style:column-width="7.334cm"/>
    </style:style>
    <style:style style:name="Taula12.1" style:family="table-row">
      <style:table-row-properties style:min-row-height="0.6cm" style:keep-together="true" fo:keep-together="auto"/>
    </style:style>
    <style:style style:name="Taula12.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12.C1" style:family="table-cell">
      <style:table-cell-properties style:vertical-align="top" fo:background-color="#e6e6e6" fo:padding="0.097cm" fo:border="0.25pt solid #000000" style:writing-mode="lr-tb">
        <style:background-image/>
      </style:table-cell-properties>
    </style:style>
    <style:style style:name="Taula12.A2" style:family="table-cell">
      <style:table-cell-properties style:vertical-align="top" fo:padding="0.097cm" fo:border-left="0.25pt solid #000000" fo:border-right="none" fo:border-top="0.25pt solid #000000" fo:border-bottom="0.25pt solid #000000" style:writing-mode="lr-tb"/>
    </style:style>
    <style:style style:name="Taula12.B2" style:family="table-cell">
      <style:table-cell-properties style:vertical-align="top" fo:padding="0.097cm" fo:border-left="0.25pt solid #000000" fo:border-right="none" fo:border-top="0.25pt solid #000000" fo:border-bottom="0.25pt solid #000000" style:writing-mode="lr-tb"/>
    </style:style>
    <style:style style:name="Taula12.C2" style:family="table-cell">
      <style:table-cell-properties style:vertical-align="top" fo:padding="0.097cm" fo:border="0.25pt solid #000000" style:writing-mode="lr-tb"/>
    </style:style>
    <style:style style:name="Taula12.A3" style:family="table-cell">
      <style:table-cell-properties style:vertical-align="top" fo:padding="0.097cm" fo:border-left="0.25pt solid #000000" fo:border-right="none" fo:border-top="0.25pt solid #000000" fo:border-bottom="0.25pt solid #000000" style:writing-mode="lr-tb"/>
    </style:style>
    <style:style style:name="Taula12.B3" style:family="table-cell">
      <style:table-cell-properties style:vertical-align="top" fo:padding="0.097cm" fo:border-left="0.25pt solid #000000" fo:border-right="none" fo:border-top="0.25pt solid #000000" fo:border-bottom="0.25pt solid #000000" style:writing-mode="lr-tb"/>
    </style:style>
    <style:style style:name="Taula12.C3" style:family="table-cell">
      <style:table-cell-properties style:vertical-align="top" fo:padding="0.097cm" fo:border="0.25pt solid #000000" style:writing-mode="lr-tb"/>
    </style:style>
    <style:style style:name="Taula12.A4" style:family="table-cell">
      <style:table-cell-properties style:vertical-align="top" fo:padding="0.097cm" fo:border-left="0.25pt solid #000000" fo:border-right="none" fo:border-top="0.25pt solid #000000" fo:border-bottom="0.25pt solid #000000" style:writing-mode="lr-tb"/>
    </style:style>
    <style:style style:name="Taula12.B4" style:family="table-cell">
      <style:table-cell-properties style:vertical-align="top" fo:padding="0.097cm" fo:border-left="0.25pt solid #000000" fo:border-right="none" fo:border-top="0.25pt solid #000000" fo:border-bottom="0.25pt solid #000000" style:writing-mode="lr-tb"/>
    </style:style>
    <style:style style:name="Taula12.C4" style:family="table-cell">
      <style:table-cell-properties style:vertical-align="top" fo:padding="0.097cm" fo:border="0.25pt solid #000000" style:writing-mode="lr-tb"/>
    </style:style>
    <style:style style:name="Taula13" style:family="table">
      <style:table-properties style:width="16.205cm" fo:margin-left="-0.101cm" table:align="left" style:writing-mode="lr-tb"/>
    </style:style>
    <style:style style:name="Taula13.A" style:family="table-column">
      <style:table-column-properties style:column-width="1.725cm"/>
    </style:style>
    <style:style style:name="Taula13.B" style:family="table-column">
      <style:table-column-properties style:column-width="2.997cm"/>
    </style:style>
    <style:style style:name="Taula13.C" style:family="table-column">
      <style:table-column-properties style:column-width="4.108cm"/>
    </style:style>
    <style:style style:name="Taula13.D" style:family="table-column">
      <style:table-column-properties style:column-width="7.375cm"/>
    </style:style>
    <style:style style:name="Taula13.1" style:family="table-row">
      <style:table-row-properties style:min-row-height="0.6cm" style:keep-together="true" fo:keep-together="auto"/>
    </style:style>
    <style:style style:name="Taula13.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13.D1" style:family="table-cell">
      <style:table-cell-properties style:vertical-align="top" fo:background-color="#e6e6e6" fo:padding="0.097cm" fo:border="0.25pt solid #000000" style:writing-mode="lr-tb">
        <style:background-image/>
      </style:table-cell-properties>
    </style:style>
    <style:style style:name="Taula13.2" style:family="table-row">
      <style:table-row-properties style:min-row-height="0.654cm" style:keep-together="true" fo:keep-together="auto"/>
    </style:style>
    <style:style style:name="Taula13.A2" style:family="table-cell">
      <style:table-cell-properties style:vertical-align="top" fo:padding="0.097cm" fo:border-left="0.25pt solid #000000" fo:border-right="none" fo:border-top="0.25pt solid #000000" fo:border-bottom="0.25pt solid #000000" style:writing-mode="lr-tb"/>
    </style:style>
    <style:style style:name="Taula13.B2" style:family="table-cell">
      <style:table-cell-properties style:vertical-align="top" fo:padding="0.097cm" fo:border-left="0.25pt solid #000000" fo:border-right="none" fo:border-top="0.25pt solid #000000" fo:border-bottom="0.25pt solid #000000" style:writing-mode="lr-tb"/>
    </style:style>
    <style:style style:name="Taula13.C2" style:family="table-cell">
      <style:table-cell-properties style:vertical-align="top" fo:padding="0.097cm" fo:border-left="0.25pt solid #000000" fo:border-right="none" fo:border-top="0.25pt solid #000000" fo:border-bottom="0.25pt solid #000000" style:writing-mode="lr-tb"/>
    </style:style>
    <style:style style:name="Taula13.D2" style:family="table-cell">
      <style:table-cell-properties style:vertical-align="top" fo:padding="0.097cm" fo:border="0.25pt solid #000000" style:writing-mode="lr-tb"/>
    </style:style>
    <style:style style:name="Taula13.A3" style:family="table-cell">
      <style:table-cell-properties style:vertical-align="top" fo:padding="0.097cm" fo:border-left="0.25pt solid #000000" fo:border-right="none" fo:border-top="0.25pt solid #000000" fo:border-bottom="0.25pt solid #000000" style:writing-mode="lr-tb"/>
    </style:style>
    <style:style style:name="Taula13.B3" style:family="table-cell">
      <style:table-cell-properties style:vertical-align="top" fo:padding="0.097cm" fo:border-left="0.25pt solid #000000" fo:border-right="none" fo:border-top="0.25pt solid #000000" fo:border-bottom="0.25pt solid #000000" style:writing-mode="lr-tb"/>
    </style:style>
    <style:style style:name="Taula13.C3" style:family="table-cell">
      <style:table-cell-properties style:vertical-align="top" fo:padding="0.097cm" fo:border-left="0.25pt solid #000000" fo:border-right="none" fo:border-top="0.25pt solid #000000" fo:border-bottom="0.25pt solid #000000" style:writing-mode="lr-tb"/>
    </style:style>
    <style:style style:name="Taula13.D3" style:family="table-cell">
      <style:table-cell-properties style:vertical-align="top" fo:padding="0.097cm" fo:border="0.25pt solid #000000" style:writing-mode="lr-tb"/>
    </style:style>
    <style:style style:name="Taula13.A4" style:family="table-cell">
      <style:table-cell-properties style:vertical-align="top" fo:padding="0.097cm" fo:border-left="0.25pt solid #000000" fo:border-right="none" fo:border-top="0.25pt solid #000000" fo:border-bottom="0.25pt solid #000000" style:writing-mode="lr-tb"/>
    </style:style>
    <style:style style:name="Taula13.B4" style:family="table-cell">
      <style:table-cell-properties style:vertical-align="top" fo:padding="0.097cm" fo:border-left="0.25pt solid #000000" fo:border-right="none" fo:border-top="0.25pt solid #000000" fo:border-bottom="0.25pt solid #000000" style:writing-mode="lr-tb"/>
    </style:style>
    <style:style style:name="Taula13.C4" style:family="table-cell">
      <style:table-cell-properties style:vertical-align="top" fo:padding="0.097cm" fo:border-left="0.25pt solid #000000" fo:border-right="none" fo:border-top="0.25pt solid #000000" fo:border-bottom="0.25pt solid #000000" style:writing-mode="lr-tb"/>
    </style:style>
    <style:style style:name="Taula13.D4" style:family="table-cell">
      <style:table-cell-properties style:vertical-align="top" fo:padding="0.097cm" fo:border="0.25pt solid #000000" style:writing-mode="lr-tb"/>
    </style:style>
    <style:style style:name="Taula13.A5" style:family="table-cell">
      <style:table-cell-properties style:vertical-align="top" fo:padding="0.097cm" fo:border-left="0.25pt solid #000000" fo:border-right="none" fo:border-top="0.25pt solid #000000" fo:border-bottom="0.25pt solid #000000" style:writing-mode="lr-tb"/>
    </style:style>
    <style:style style:name="Taula13.B5" style:family="table-cell">
      <style:table-cell-properties style:vertical-align="top" fo:padding="0.097cm" fo:border-left="0.25pt solid #000000" fo:border-right="none" fo:border-top="0.25pt solid #000000" fo:border-bottom="0.25pt solid #000000" style:writing-mode="lr-tb"/>
    </style:style>
    <style:style style:name="Taula13.C5" style:family="table-cell">
      <style:table-cell-properties style:vertical-align="top" fo:padding="0.097cm" fo:border-left="0.25pt solid #000000" fo:border-right="none" fo:border-top="0.25pt solid #000000" fo:border-bottom="0.25pt solid #000000" style:writing-mode="lr-tb"/>
    </style:style>
    <style:style style:name="Taula13.D5" style:family="table-cell">
      <style:table-cell-properties style:vertical-align="top" fo:padding="0.097cm" fo:border="0.25pt solid #000000" style:writing-mode="lr-tb"/>
    </style:style>
    <style:style style:name="Taula13.A6" style:family="table-cell">
      <style:table-cell-properties style:vertical-align="top" fo:padding="0.097cm" fo:border-left="0.25pt solid #000000" fo:border-right="none" fo:border-top="0.25pt solid #000000" fo:border-bottom="0.25pt solid #000000" style:writing-mode="lr-tb"/>
    </style:style>
    <style:style style:name="Taula13.B6" style:family="table-cell">
      <style:table-cell-properties style:vertical-align="top" fo:padding="0.097cm" fo:border-left="0.25pt solid #000000" fo:border-right="none" fo:border-top="0.25pt solid #000000" fo:border-bottom="0.25pt solid #000000" style:writing-mode="lr-tb"/>
    </style:style>
    <style:style style:name="Taula13.C6" style:family="table-cell">
      <style:table-cell-properties style:vertical-align="top" fo:padding="0.097cm" fo:border-left="0.25pt solid #000000" fo:border-right="none" fo:border-top="0.25pt solid #000000" fo:border-bottom="0.25pt solid #000000" style:writing-mode="lr-tb"/>
    </style:style>
    <style:style style:name="Taula13.D6" style:family="table-cell">
      <style:table-cell-properties style:vertical-align="top" fo:padding="0.097cm" fo:border="0.25pt solid #000000" style:writing-mode="lr-tb"/>
    </style:style>
    <style:style style:name="Taula13.A7" style:family="table-cell">
      <style:table-cell-properties style:vertical-align="top" fo:padding="0.097cm" fo:border-left="0.25pt solid #000000" fo:border-right="none" fo:border-top="0.25pt solid #000000" fo:border-bottom="0.25pt solid #000000" style:writing-mode="lr-tb"/>
    </style:style>
    <style:style style:name="Taula13.B7" style:family="table-cell">
      <style:table-cell-properties style:vertical-align="top" fo:padding="0.097cm" fo:border-left="0.25pt solid #000000" fo:border-right="none" fo:border-top="0.25pt solid #000000" fo:border-bottom="0.25pt solid #000000" style:writing-mode="lr-tb"/>
    </style:style>
    <style:style style:name="Taula13.C7" style:family="table-cell">
      <style:table-cell-properties style:vertical-align="top" fo:padding="0.097cm" fo:border-left="0.25pt solid #000000" fo:border-right="none" fo:border-top="0.25pt solid #000000" fo:border-bottom="0.25pt solid #000000" style:writing-mode="lr-tb"/>
    </style:style>
    <style:style style:name="Taula13.D7" style:family="table-cell">
      <style:table-cell-properties style:vertical-align="top" fo:padding="0.097cm" fo:border="0.25pt solid #000000" style:writing-mode="lr-tb"/>
    </style:style>
    <style:style style:name="Taula13.A8" style:family="table-cell">
      <style:table-cell-properties style:vertical-align="top" fo:padding="0.097cm" fo:border-left="0.25pt solid #000000" fo:border-right="none" fo:border-top="0.25pt solid #000000" fo:border-bottom="0.25pt solid #000000" style:writing-mode="lr-tb"/>
    </style:style>
    <style:style style:name="Taula13.B8" style:family="table-cell">
      <style:table-cell-properties style:vertical-align="top" fo:padding="0.097cm" fo:border-left="0.25pt solid #000000" fo:border-right="none" fo:border-top="0.25pt solid #000000" fo:border-bottom="0.25pt solid #000000" style:writing-mode="lr-tb"/>
    </style:style>
    <style:style style:name="Taula13.C8" style:family="table-cell">
      <style:table-cell-properties style:vertical-align="top" fo:padding="0.097cm" fo:border-left="0.25pt solid #000000" fo:border-right="none" fo:border-top="0.25pt solid #000000" fo:border-bottom="0.25pt solid #000000" style:writing-mode="lr-tb"/>
    </style:style>
    <style:style style:name="Taula13.D8" style:family="table-cell">
      <style:table-cell-properties style:vertical-align="top" fo:padding="0.097cm" fo:border="0.25pt solid #000000" style:writing-mode="lr-tb"/>
    </style:style>
    <style:style style:name="Taula13.A9" style:family="table-cell">
      <style:table-cell-properties style:vertical-align="top" fo:padding="0.097cm" fo:border-left="0.25pt solid #000000" fo:border-right="none" fo:border-top="0.25pt solid #000000" fo:border-bottom="0.25pt solid #000000" style:writing-mode="lr-tb"/>
    </style:style>
    <style:style style:name="Taula13.B9" style:family="table-cell">
      <style:table-cell-properties style:vertical-align="top" fo:padding="0.097cm" fo:border-left="0.25pt solid #000000" fo:border-right="none" fo:border-top="0.25pt solid #000000" fo:border-bottom="0.25pt solid #000000" style:writing-mode="lr-tb"/>
    </style:style>
    <style:style style:name="Taula13.C9" style:family="table-cell">
      <style:table-cell-properties style:vertical-align="top" fo:padding="0.097cm" fo:border-left="0.25pt solid #000000" fo:border-right="none" fo:border-top="0.25pt solid #000000" fo:border-bottom="0.25pt solid #000000" style:writing-mode="lr-tb"/>
    </style:style>
    <style:style style:name="Taula13.D9" style:family="table-cell">
      <style:table-cell-properties style:vertical-align="top" fo:padding="0.097cm" fo:border="0.25pt solid #000000" style:writing-mode="lr-tb"/>
    </style:style>
    <style:style style:name="Taula13.A10" style:family="table-cell">
      <style:table-cell-properties style:vertical-align="top" fo:padding="0.097cm" fo:border-left="0.25pt solid #000000" fo:border-right="none" fo:border-top="0.25pt solid #000000" fo:border-bottom="0.25pt solid #000000" style:writing-mode="lr-tb"/>
    </style:style>
    <style:style style:name="Taula13.B10" style:family="table-cell">
      <style:table-cell-properties style:vertical-align="top" fo:padding="0.097cm" fo:border-left="0.25pt solid #000000" fo:border-right="none" fo:border-top="0.25pt solid #000000" fo:border-bottom="0.25pt solid #000000" style:writing-mode="lr-tb"/>
    </style:style>
    <style:style style:name="Taula13.C10" style:family="table-cell">
      <style:table-cell-properties style:vertical-align="top" fo:padding="0.097cm" fo:border-left="0.25pt solid #000000" fo:border-right="none" fo:border-top="0.25pt solid #000000" fo:border-bottom="0.25pt solid #000000" style:writing-mode="lr-tb"/>
    </style:style>
    <style:style style:name="Taula13.D10" style:family="table-cell">
      <style:table-cell-properties style:vertical-align="top" fo:padding="0.097cm" fo:border="0.25pt solid #000000" style:writing-mode="lr-tb"/>
    </style:style>
    <style:style style:name="Taula13.A11" style:family="table-cell">
      <style:table-cell-properties style:vertical-align="top" fo:padding="0.097cm" fo:border-left="0.25pt solid #000000" fo:border-right="none" fo:border-top="0.25pt solid #000000" fo:border-bottom="0.25pt solid #000000" style:writing-mode="lr-tb"/>
    </style:style>
    <style:style style:name="Taula13.B11" style:family="table-cell">
      <style:table-cell-properties style:vertical-align="top" fo:padding="0.097cm" fo:border-left="0.25pt solid #000000" fo:border-right="none" fo:border-top="0.25pt solid #000000" fo:border-bottom="0.25pt solid #000000" style:writing-mode="lr-tb"/>
    </style:style>
    <style:style style:name="Taula13.C11" style:family="table-cell">
      <style:table-cell-properties style:vertical-align="top" fo:padding="0.097cm" fo:border-left="0.25pt solid #000000" fo:border-right="none" fo:border-top="0.25pt solid #000000" fo:border-bottom="0.25pt solid #000000" style:writing-mode="lr-tb"/>
    </style:style>
    <style:style style:name="Taula13.D11" style:family="table-cell">
      <style:table-cell-properties style:vertical-align="top" fo:padding="0.097cm" fo:border="0.25pt solid #000000" style:writing-mode="lr-tb"/>
    </style:style>
    <style:style style:name="Taula13.A12" style:family="table-cell">
      <style:table-cell-properties style:vertical-align="top" fo:padding="0.097cm" fo:border-left="0.25pt solid #000000" fo:border-right="none" fo:border-top="0.25pt solid #000000" fo:border-bottom="0.25pt solid #000000" style:writing-mode="lr-tb"/>
    </style:style>
    <style:style style:name="Taula13.B12" style:family="table-cell">
      <style:table-cell-properties style:vertical-align="top" fo:padding="0.097cm" fo:border-left="0.25pt solid #000000" fo:border-right="none" fo:border-top="0.25pt solid #000000" fo:border-bottom="0.25pt solid #000000" style:writing-mode="lr-tb"/>
    </style:style>
    <style:style style:name="Taula13.C12" style:family="table-cell">
      <style:table-cell-properties style:vertical-align="top" fo:padding="0.097cm" fo:border-left="0.25pt solid #000000" fo:border-right="none" fo:border-top="0.25pt solid #000000" fo:border-bottom="0.25pt solid #000000" style:writing-mode="lr-tb"/>
    </style:style>
    <style:style style:name="Taula13.D12" style:family="table-cell">
      <style:table-cell-properties style:vertical-align="top" fo:padding="0.097cm" fo:border="0.25pt solid #000000" style:writing-mode="lr-tb"/>
    </style:style>
    <style:style style:name="Taula13.A13" style:family="table-cell">
      <style:table-cell-properties style:vertical-align="top" fo:padding="0.097cm" fo:border-left="0.25pt solid #000000" fo:border-right="none" fo:border-top="0.25pt solid #000000" fo:border-bottom="0.25pt solid #000000" style:writing-mode="lr-tb"/>
    </style:style>
    <style:style style:name="Taula13.B13" style:family="table-cell">
      <style:table-cell-properties style:vertical-align="top" fo:padding="0.097cm" fo:border-left="0.25pt solid #000000" fo:border-right="none" fo:border-top="0.25pt solid #000000" fo:border-bottom="0.25pt solid #000000" style:writing-mode="lr-tb"/>
    </style:style>
    <style:style style:name="Taula13.C13" style:family="table-cell">
      <style:table-cell-properties style:vertical-align="top" fo:padding="0.097cm" fo:border-left="0.25pt solid #000000" fo:border-right="none" fo:border-top="0.25pt solid #000000" fo:border-bottom="0.25pt solid #000000" style:writing-mode="lr-tb"/>
    </style:style>
    <style:style style:name="Taula13.D13" style:family="table-cell">
      <style:table-cell-properties style:vertical-align="top" fo:padding="0.097cm" fo:border="0.25pt solid #000000" style:writing-mode="lr-tb"/>
    </style:style>
    <style:style style:name="Taula13.A14" style:family="table-cell">
      <style:table-cell-properties style:vertical-align="top" fo:padding="0.097cm" fo:border-left="0.25pt solid #000000" fo:border-right="none" fo:border-top="0.25pt solid #000000" fo:border-bottom="0.25pt solid #000000" style:writing-mode="lr-tb"/>
    </style:style>
    <style:style style:name="Taula13.B14" style:family="table-cell">
      <style:table-cell-properties style:vertical-align="top" fo:padding="0.097cm" fo:border-left="0.25pt solid #000000" fo:border-right="none" fo:border-top="0.25pt solid #000000" fo:border-bottom="0.25pt solid #000000" style:writing-mode="lr-tb"/>
    </style:style>
    <style:style style:name="Taula13.C14" style:family="table-cell">
      <style:table-cell-properties style:vertical-align="top" fo:padding="0.097cm" fo:border-left="0.25pt solid #000000" fo:border-right="none" fo:border-top="0.25pt solid #000000" fo:border-bottom="0.25pt solid #000000" style:writing-mode="lr-tb"/>
    </style:style>
    <style:style style:name="Taula13.D14" style:family="table-cell">
      <style:table-cell-properties style:vertical-align="top" fo:padding="0.097cm" fo:border="0.25pt solid #000000" style:writing-mode="lr-tb"/>
    </style:style>
    <style:style style:name="Taula13.A15" style:family="table-cell">
      <style:table-cell-properties style:vertical-align="top" fo:padding="0.097cm" fo:border-left="0.25pt solid #000000" fo:border-right="none" fo:border-top="0.25pt solid #000000" fo:border-bottom="0.25pt solid #000000" style:writing-mode="lr-tb"/>
    </style:style>
    <style:style style:name="Taula13.B15" style:family="table-cell">
      <style:table-cell-properties style:vertical-align="top" fo:padding="0.097cm" fo:border-left="0.25pt solid #000000" fo:border-right="none" fo:border-top="0.25pt solid #000000" fo:border-bottom="0.25pt solid #000000" style:writing-mode="lr-tb"/>
    </style:style>
    <style:style style:name="Taula13.C15" style:family="table-cell">
      <style:table-cell-properties style:vertical-align="top" fo:padding="0.097cm" fo:border-left="0.25pt solid #000000" fo:border-right="none" fo:border-top="0.25pt solid #000000" fo:border-bottom="0.25pt solid #000000" style:writing-mode="lr-tb"/>
    </style:style>
    <style:style style:name="Taula13.D15" style:family="table-cell">
      <style:table-cell-properties style:vertical-align="top" fo:padding="0.097cm" fo:border="0.25pt solid #000000" style:writing-mode="lr-tb"/>
    </style:style>
    <style:style style:name="Taula14" style:family="table">
      <style:table-properties style:width="16.512cm" fo:margin-left="-0.101cm" table:align="left" style:writing-mode="lr-tb"/>
    </style:style>
    <style:style style:name="Taula14.A" style:family="table-column">
      <style:table-column-properties style:column-width="1.351cm"/>
    </style:style>
    <style:style style:name="Taula14.B" style:family="table-column">
      <style:table-column-properties style:column-width="2.214cm"/>
    </style:style>
    <style:style style:name="Taula14.C" style:family="table-column">
      <style:table-column-properties style:column-width="1.901cm"/>
    </style:style>
    <style:style style:name="Taula14.D" style:family="table-column">
      <style:table-column-properties style:column-width="11.045cm"/>
    </style:style>
    <style:style style:name="Taula14.1" style:family="table-row">
      <style:table-row-properties style:min-row-height="0.6cm" style:keep-together="true" fo:keep-together="auto"/>
    </style:style>
    <style:style style:name="Taula14.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14.D1" style:family="table-cell">
      <style:table-cell-properties style:vertical-align="top" fo:background-color="#e6e6e6" fo:padding="0.097cm" fo:border="0.25pt solid #000000" style:writing-mode="lr-tb">
        <style:background-image/>
      </style:table-cell-properties>
    </style:style>
    <style:style style:name="Taula14.2" style:family="table-row">
      <style:table-row-properties style:min-row-height="0.654cm" style:keep-together="true" fo:keep-together="auto"/>
    </style:style>
    <style:style style:name="Taula14.A2" style:family="table-cell">
      <style:table-cell-properties style:vertical-align="top" fo:padding="0.097cm" fo:border-left="0.25pt solid #000000" fo:border-right="none" fo:border-top="0.25pt solid #000000" fo:border-bottom="0.25pt solid #000000" style:writing-mode="lr-tb"/>
    </style:style>
    <style:style style:name="Taula14.B2" style:family="table-cell">
      <style:table-cell-properties style:vertical-align="top" fo:padding="0.097cm" fo:border-left="0.25pt solid #000000" fo:border-right="none" fo:border-top="0.25pt solid #000000" fo:border-bottom="0.25pt solid #000000" style:writing-mode="lr-tb"/>
    </style:style>
    <style:style style:name="Taula14.C2" style:family="table-cell">
      <style:table-cell-properties style:vertical-align="top" fo:padding="0.097cm" fo:border-left="0.25pt solid #000000" fo:border-right="none" fo:border-top="0.25pt solid #000000" fo:border-bottom="0.25pt solid #000000" style:writing-mode="lr-tb"/>
    </style:style>
    <style:style style:name="Taula14.D2" style:family="table-cell">
      <style:table-cell-properties style:vertical-align="top" fo:padding="0.097cm" fo:border="0.25pt solid #000000" style:writing-mode="lr-tb"/>
    </style:style>
    <style:style style:name="Taula14.A3" style:family="table-cell">
      <style:table-cell-properties style:vertical-align="top" fo:padding="0.097cm" fo:border-left="0.25pt solid #000000" fo:border-right="none" fo:border-top="0.25pt solid #000000" fo:border-bottom="0.25pt solid #000000" style:writing-mode="lr-tb"/>
    </style:style>
    <style:style style:name="Taula14.B3" style:family="table-cell">
      <style:table-cell-properties style:vertical-align="top" fo:padding="0.097cm" fo:border-left="0.25pt solid #000000" fo:border-right="none" fo:border-top="0.25pt solid #000000" fo:border-bottom="0.25pt solid #000000" style:writing-mode="lr-tb"/>
    </style:style>
    <style:style style:name="Taula14.C3" style:family="table-cell">
      <style:table-cell-properties style:vertical-align="top" fo:padding="0.097cm" fo:border-left="0.25pt solid #000000" fo:border-right="none" fo:border-top="0.25pt solid #000000" fo:border-bottom="0.25pt solid #000000" style:writing-mode="lr-tb"/>
    </style:style>
    <style:style style:name="Taula14.D3" style:family="table-cell">
      <style:table-cell-properties style:vertical-align="top" fo:padding="0.097cm" fo:border="0.25pt solid #000000" style:writing-mode="lr-tb"/>
    </style:style>
    <style:style style:name="Taula14.A4" style:family="table-cell">
      <style:table-cell-properties style:vertical-align="top" fo:padding="0.097cm" fo:border-left="0.25pt solid #000000" fo:border-right="none" fo:border-top="0.25pt solid #000000" fo:border-bottom="0.25pt solid #000000" style:writing-mode="lr-tb"/>
    </style:style>
    <style:style style:name="Taula14.B4" style:family="table-cell">
      <style:table-cell-properties style:vertical-align="top" fo:padding="0.097cm" fo:border-left="0.25pt solid #000000" fo:border-right="none" fo:border-top="0.25pt solid #000000" fo:border-bottom="0.25pt solid #000000" style:writing-mode="lr-tb"/>
    </style:style>
    <style:style style:name="Taula14.C4" style:family="table-cell">
      <style:table-cell-properties style:vertical-align="top" fo:padding="0.097cm" fo:border-left="0.25pt solid #000000" fo:border-right="none" fo:border-top="0.25pt solid #000000" fo:border-bottom="0.25pt solid #000000" style:writing-mode="lr-tb"/>
    </style:style>
    <style:style style:name="Taula14.D4" style:family="table-cell">
      <style:table-cell-properties style:vertical-align="top" fo:padding="0.097cm" fo:border="0.25pt solid #000000" style:writing-mode="lr-tb"/>
    </style:style>
    <style:style style:name="Taula15" style:family="table">
      <style:table-properties style:width="16.205cm" fo:margin-left="-0.101cm" table:align="left" style:writing-mode="lr-tb"/>
    </style:style>
    <style:style style:name="Taula15.A" style:family="table-column">
      <style:table-column-properties style:column-width="1.725cm"/>
    </style:style>
    <style:style style:name="Taula15.B" style:family="table-column">
      <style:table-column-properties style:column-width="2.997cm"/>
    </style:style>
    <style:style style:name="Taula15.C" style:family="table-column">
      <style:table-column-properties style:column-width="4.108cm"/>
    </style:style>
    <style:style style:name="Taula15.D" style:family="table-column">
      <style:table-column-properties style:column-width="7.375cm"/>
    </style:style>
    <style:style style:name="Taula15.1" style:family="table-row">
      <style:table-row-properties style:min-row-height="0.6cm" style:keep-together="true" fo:keep-together="auto"/>
    </style:style>
    <style:style style:name="Taula15.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15.D1" style:family="table-cell">
      <style:table-cell-properties style:vertical-align="top" fo:background-color="#e6e6e6" fo:padding="0.097cm" fo:border="0.25pt solid #000000" style:writing-mode="lr-tb">
        <style:background-image/>
      </style:table-cell-properties>
    </style:style>
    <style:style style:name="Taula15.2" style:family="table-row">
      <style:table-row-properties style:min-row-height="0.654cm" style:keep-together="true" fo:keep-together="auto"/>
    </style:style>
    <style:style style:name="Taula15.A2" style:family="table-cell">
      <style:table-cell-properties style:vertical-align="top" fo:padding="0.097cm" fo:border-left="0.25pt solid #000000" fo:border-right="none" fo:border-top="0.25pt solid #000000" fo:border-bottom="0.25pt solid #000000" style:writing-mode="lr-tb"/>
    </style:style>
    <style:style style:name="Taula15.B2" style:family="table-cell">
      <style:table-cell-properties style:vertical-align="top" fo:padding="0.097cm" fo:border-left="0.25pt solid #000000" fo:border-right="none" fo:border-top="0.25pt solid #000000" fo:border-bottom="0.25pt solid #000000" style:writing-mode="lr-tb"/>
    </style:style>
    <style:style style:name="Taula15.C2" style:family="table-cell">
      <style:table-cell-properties style:vertical-align="top" fo:padding="0.097cm" fo:border-left="0.25pt solid #000000" fo:border-right="none" fo:border-top="0.25pt solid #000000" fo:border-bottom="0.25pt solid #000000" style:writing-mode="lr-tb"/>
    </style:style>
    <style:style style:name="Taula15.D2" style:family="table-cell">
      <style:table-cell-properties style:vertical-align="top" fo:padding="0.097cm" fo:border="0.25pt solid #000000" style:writing-mode="lr-tb"/>
    </style:style>
    <style:style style:name="Taula15.A3" style:family="table-cell">
      <style:table-cell-properties style:vertical-align="top" fo:padding="0.097cm" fo:border-left="0.25pt solid #000000" fo:border-right="none" fo:border-top="0.25pt solid #000000" fo:border-bottom="0.25pt solid #000000" style:writing-mode="lr-tb"/>
    </style:style>
    <style:style style:name="Taula15.B3" style:family="table-cell">
      <style:table-cell-properties style:vertical-align="top" fo:padding="0.097cm" fo:border-left="0.25pt solid #000000" fo:border-right="none" fo:border-top="0.25pt solid #000000" fo:border-bottom="0.25pt solid #000000" style:writing-mode="lr-tb"/>
    </style:style>
    <style:style style:name="Taula15.C3" style:family="table-cell">
      <style:table-cell-properties style:vertical-align="top" fo:padding="0.097cm" fo:border-left="0.25pt solid #000000" fo:border-right="none" fo:border-top="0.25pt solid #000000" fo:border-bottom="0.25pt solid #000000" style:writing-mode="lr-tb"/>
    </style:style>
    <style:style style:name="Taula15.D3" style:family="table-cell">
      <style:table-cell-properties style:vertical-align="top" fo:padding="0.097cm" fo:border="0.25pt solid #000000" style:writing-mode="lr-tb"/>
    </style:style>
    <style:style style:name="Taula15.A4" style:family="table-cell">
      <style:table-cell-properties style:vertical-align="top" fo:padding="0.097cm" fo:border-left="0.25pt solid #000000" fo:border-right="none" fo:border-top="0.25pt solid #000000" fo:border-bottom="0.25pt solid #000000" style:writing-mode="lr-tb"/>
    </style:style>
    <style:style style:name="Taula15.B4" style:family="table-cell">
      <style:table-cell-properties style:vertical-align="top" fo:padding="0.097cm" fo:border-left="0.25pt solid #000000" fo:border-right="none" fo:border-top="0.25pt solid #000000" fo:border-bottom="0.25pt solid #000000" style:writing-mode="lr-tb"/>
    </style:style>
    <style:style style:name="Taula15.C4" style:family="table-cell">
      <style:table-cell-properties style:vertical-align="top" fo:padding="0.097cm" fo:border-left="0.25pt solid #000000" fo:border-right="none" fo:border-top="0.25pt solid #000000" fo:border-bottom="0.25pt solid #000000" style:writing-mode="lr-tb"/>
    </style:style>
    <style:style style:name="Taula15.D4" style:family="table-cell">
      <style:table-cell-properties style:vertical-align="top" fo:padding="0.097cm" fo:border="0.25pt solid #000000" style:writing-mode="lr-tb"/>
    </style:style>
    <style:style style:name="Taula15.A5" style:family="table-cell">
      <style:table-cell-properties style:vertical-align="top" fo:padding="0.097cm" fo:border-left="0.25pt solid #000000" fo:border-right="none" fo:border-top="0.25pt solid #000000" fo:border-bottom="0.25pt solid #000000" style:writing-mode="lr-tb"/>
    </style:style>
    <style:style style:name="Taula15.B5" style:family="table-cell">
      <style:table-cell-properties style:vertical-align="top" fo:padding="0.097cm" fo:border-left="0.25pt solid #000000" fo:border-right="none" fo:border-top="0.25pt solid #000000" fo:border-bottom="0.25pt solid #000000" style:writing-mode="lr-tb"/>
    </style:style>
    <style:style style:name="Taula15.C5" style:family="table-cell">
      <style:table-cell-properties style:vertical-align="top" fo:padding="0.097cm" fo:border-left="0.25pt solid #000000" fo:border-right="none" fo:border-top="0.25pt solid #000000" fo:border-bottom="0.25pt solid #000000" style:writing-mode="lr-tb"/>
    </style:style>
    <style:style style:name="Taula15.D5" style:family="table-cell">
      <style:table-cell-properties style:vertical-align="top" fo:padding="0.097cm" fo:border="0.25pt solid #000000" style:writing-mode="lr-tb"/>
    </style:style>
    <style:style style:name="Taula15.A6" style:family="table-cell">
      <style:table-cell-properties style:vertical-align="top" fo:padding="0.097cm" fo:border-left="0.25pt solid #000000" fo:border-right="none" fo:border-top="0.25pt solid #000000" fo:border-bottom="0.25pt solid #000000" style:writing-mode="lr-tb"/>
    </style:style>
    <style:style style:name="Taula15.B6" style:family="table-cell">
      <style:table-cell-properties style:vertical-align="top" fo:padding="0.097cm" fo:border-left="0.25pt solid #000000" fo:border-right="none" fo:border-top="0.25pt solid #000000" fo:border-bottom="0.25pt solid #000000" style:writing-mode="lr-tb"/>
    </style:style>
    <style:style style:name="Taula15.C6" style:family="table-cell">
      <style:table-cell-properties style:vertical-align="top" fo:padding="0.097cm" fo:border-left="0.25pt solid #000000" fo:border-right="none" fo:border-top="0.25pt solid #000000" fo:border-bottom="0.25pt solid #000000" style:writing-mode="lr-tb"/>
    </style:style>
    <style:style style:name="Taula15.D6" style:family="table-cell">
      <style:table-cell-properties style:vertical-align="top" fo:padding="0.097cm" fo:border="0.25pt solid #000000" style:writing-mode="lr-tb"/>
    </style:style>
    <style:style style:name="Taula15.A7" style:family="table-cell">
      <style:table-cell-properties style:vertical-align="top" fo:padding="0.097cm" fo:border-left="0.25pt solid #000000" fo:border-right="none" fo:border-top="0.25pt solid #000000" fo:border-bottom="0.25pt solid #000000" style:writing-mode="lr-tb"/>
    </style:style>
    <style:style style:name="Taula15.B7" style:family="table-cell">
      <style:table-cell-properties style:vertical-align="top" fo:padding="0.097cm" fo:border-left="0.25pt solid #000000" fo:border-right="none" fo:border-top="0.25pt solid #000000" fo:border-bottom="0.25pt solid #000000" style:writing-mode="lr-tb"/>
    </style:style>
    <style:style style:name="Taula15.C7" style:family="table-cell">
      <style:table-cell-properties style:vertical-align="top" fo:padding="0.097cm" fo:border-left="0.25pt solid #000000" fo:border-right="none" fo:border-top="0.25pt solid #000000" fo:border-bottom="0.25pt solid #000000" style:writing-mode="lr-tb"/>
    </style:style>
    <style:style style:name="Taula15.D7" style:family="table-cell">
      <style:table-cell-properties style:vertical-align="top" fo:padding="0.097cm" fo:border="0.25pt solid #000000" style:writing-mode="lr-tb"/>
    </style:style>
    <style:style style:name="Taula15.A8" style:family="table-cell">
      <style:table-cell-properties style:vertical-align="top" fo:padding="0.097cm" fo:border-left="0.25pt solid #000000" fo:border-right="none" fo:border-top="0.25pt solid #000000" fo:border-bottom="0.25pt solid #000000" style:writing-mode="lr-tb"/>
    </style:style>
    <style:style style:name="Taula15.B8" style:family="table-cell">
      <style:table-cell-properties style:vertical-align="top" fo:padding="0.097cm" fo:border-left="0.25pt solid #000000" fo:border-right="none" fo:border-top="0.25pt solid #000000" fo:border-bottom="0.25pt solid #000000" style:writing-mode="lr-tb"/>
    </style:style>
    <style:style style:name="Taula15.C8" style:family="table-cell">
      <style:table-cell-properties style:vertical-align="top" fo:padding="0.097cm" fo:border-left="0.25pt solid #000000" fo:border-right="none" fo:border-top="0.25pt solid #000000" fo:border-bottom="0.25pt solid #000000" style:writing-mode="lr-tb"/>
    </style:style>
    <style:style style:name="Taula15.D8" style:family="table-cell">
      <style:table-cell-properties style:vertical-align="top" fo:padding="0.097cm" fo:border="0.25pt solid #000000" style:writing-mode="lr-tb"/>
    </style:style>
    <style:style style:name="Taula15.A9" style:family="table-cell">
      <style:table-cell-properties style:vertical-align="top" fo:padding="0.097cm" fo:border-left="0.25pt solid #000000" fo:border-right="none" fo:border-top="0.25pt solid #000000" fo:border-bottom="0.25pt solid #000000" style:writing-mode="lr-tb"/>
    </style:style>
    <style:style style:name="Taula15.B9" style:family="table-cell">
      <style:table-cell-properties style:vertical-align="top" fo:padding="0.097cm" fo:border-left="0.25pt solid #000000" fo:border-right="none" fo:border-top="0.25pt solid #000000" fo:border-bottom="0.25pt solid #000000" style:writing-mode="lr-tb"/>
    </style:style>
    <style:style style:name="Taula15.C9" style:family="table-cell">
      <style:table-cell-properties style:vertical-align="top" fo:padding="0.097cm" fo:border-left="0.25pt solid #000000" fo:border-right="none" fo:border-top="0.25pt solid #000000" fo:border-bottom="0.25pt solid #000000" style:writing-mode="lr-tb"/>
    </style:style>
    <style:style style:name="Taula15.D9" style:family="table-cell">
      <style:table-cell-properties style:vertical-align="top" fo:padding="0.097cm" fo:border="0.25pt solid #000000" style:writing-mode="lr-tb"/>
    </style:style>
    <style:style style:name="Taula15.A10" style:family="table-cell">
      <style:table-cell-properties style:vertical-align="top" fo:padding="0.097cm" fo:border-left="0.25pt solid #000000" fo:border-right="none" fo:border-top="0.25pt solid #000000" fo:border-bottom="0.25pt solid #000000" style:writing-mode="lr-tb"/>
    </style:style>
    <style:style style:name="Taula15.B10" style:family="table-cell">
      <style:table-cell-properties style:vertical-align="top" fo:padding="0.097cm" fo:border-left="0.25pt solid #000000" fo:border-right="none" fo:border-top="0.25pt solid #000000" fo:border-bottom="0.25pt solid #000000" style:writing-mode="lr-tb"/>
    </style:style>
    <style:style style:name="Taula15.C10" style:family="table-cell">
      <style:table-cell-properties style:vertical-align="top" fo:padding="0.097cm" fo:border-left="0.25pt solid #000000" fo:border-right="none" fo:border-top="0.25pt solid #000000" fo:border-bottom="0.25pt solid #000000" style:writing-mode="lr-tb"/>
    </style:style>
    <style:style style:name="Taula15.D10" style:family="table-cell">
      <style:table-cell-properties style:vertical-align="top" fo:padding="0.097cm" fo:border="0.25pt solid #000000" style:writing-mode="lr-tb"/>
    </style:style>
    <style:style style:name="Taula15.A11" style:family="table-cell">
      <style:table-cell-properties style:vertical-align="top" fo:padding="0.097cm" fo:border-left="0.25pt solid #000000" fo:border-right="none" fo:border-top="0.25pt solid #000000" fo:border-bottom="0.25pt solid #000000" style:writing-mode="lr-tb"/>
    </style:style>
    <style:style style:name="Taula15.B11" style:family="table-cell">
      <style:table-cell-properties style:vertical-align="top" fo:padding="0.097cm" fo:border-left="0.25pt solid #000000" fo:border-right="none" fo:border-top="0.25pt solid #000000" fo:border-bottom="0.25pt solid #000000" style:writing-mode="lr-tb"/>
    </style:style>
    <style:style style:name="Taula15.C11" style:family="table-cell">
      <style:table-cell-properties style:vertical-align="top" fo:padding="0.097cm" fo:border-left="0.25pt solid #000000" fo:border-right="none" fo:border-top="0.25pt solid #000000" fo:border-bottom="0.25pt solid #000000" style:writing-mode="lr-tb"/>
    </style:style>
    <style:style style:name="Taula15.D11" style:family="table-cell">
      <style:table-cell-properties style:vertical-align="top" fo:padding="0.097cm" fo:border="0.25pt solid #000000" style:writing-mode="lr-tb"/>
    </style:style>
    <style:style style:name="Taula15.A12" style:family="table-cell">
      <style:table-cell-properties style:vertical-align="top" fo:padding="0.097cm" fo:border-left="0.25pt solid #000000" fo:border-right="none" fo:border-top="0.25pt solid #000000" fo:border-bottom="0.25pt solid #000000" style:writing-mode="lr-tb"/>
    </style:style>
    <style:style style:name="Taula15.B12" style:family="table-cell">
      <style:table-cell-properties style:vertical-align="top" fo:padding="0.097cm" fo:border-left="0.25pt solid #000000" fo:border-right="none" fo:border-top="0.25pt solid #000000" fo:border-bottom="0.25pt solid #000000" style:writing-mode="lr-tb"/>
    </style:style>
    <style:style style:name="Taula15.C12" style:family="table-cell">
      <style:table-cell-properties style:vertical-align="top" fo:padding="0.097cm" fo:border-left="0.25pt solid #000000" fo:border-right="none" fo:border-top="0.25pt solid #000000" fo:border-bottom="0.25pt solid #000000" style:writing-mode="lr-tb"/>
    </style:style>
    <style:style style:name="Taula15.D12" style:family="table-cell">
      <style:table-cell-properties style:vertical-align="top" fo:padding="0.097cm" fo:border="0.25pt solid #000000" style:writing-mode="lr-tb"/>
    </style:style>
    <style:style style:name="Taula15.A13" style:family="table-cell">
      <style:table-cell-properties style:vertical-align="top" fo:padding="0.097cm" fo:border-left="0.25pt solid #000000" fo:border-right="none" fo:border-top="0.25pt solid #000000" fo:border-bottom="0.25pt solid #000000" style:writing-mode="lr-tb"/>
    </style:style>
    <style:style style:name="Taula15.B13" style:family="table-cell">
      <style:table-cell-properties style:vertical-align="top" fo:padding="0.097cm" fo:border-left="0.25pt solid #000000" fo:border-right="none" fo:border-top="0.25pt solid #000000" fo:border-bottom="0.25pt solid #000000" style:writing-mode="lr-tb"/>
    </style:style>
    <style:style style:name="Taula15.C13" style:family="table-cell">
      <style:table-cell-properties style:vertical-align="top" fo:padding="0.097cm" fo:border-left="0.25pt solid #000000" fo:border-right="none" fo:border-top="0.25pt solid #000000" fo:border-bottom="0.25pt solid #000000" style:writing-mode="lr-tb"/>
    </style:style>
    <style:style style:name="Taula15.D13" style:family="table-cell">
      <style:table-cell-properties style:vertical-align="top" fo:padding="0.097cm" fo:border="0.25pt solid #000000" style:writing-mode="lr-tb"/>
    </style:style>
    <style:style style:name="Taula15.A14" style:family="table-cell">
      <style:table-cell-properties style:vertical-align="top" fo:padding="0.097cm" fo:border-left="0.25pt solid #000000" fo:border-right="none" fo:border-top="none" fo:border-bottom="0.25pt solid #000000" style:writing-mode="lr-tb"/>
    </style:style>
    <style:style style:name="Taula15.B14" style:family="table-cell">
      <style:table-cell-properties style:vertical-align="top" fo:padding="0.097cm" fo:border-left="0.25pt solid #000000" fo:border-right="none" fo:border-top="none" fo:border-bottom="0.25pt solid #000000" style:writing-mode="lr-tb"/>
    </style:style>
    <style:style style:name="Taula15.C14" style:family="table-cell">
      <style:table-cell-properties style:vertical-align="top" fo:padding="0.097cm" fo:border-left="0.25pt solid #000000" fo:border-right="none" fo:border-top="none" fo:border-bottom="0.25pt solid #000000" style:writing-mode="lr-tb"/>
    </style:style>
    <style:style style:name="Taula15.D14" style:family="table-cell">
      <style:table-cell-properties style:vertical-align="top" fo:padding="0.097cm" fo:border-left="0.25pt solid #000000" fo:border-right="0.25pt solid #000000" fo:border-top="none" fo:border-bottom="0.25pt solid #000000" style:writing-mode="lr-tb"/>
    </style:style>
    <style:style style:name="Taula15.A15" style:family="table-cell">
      <style:table-cell-properties style:vertical-align="top" fo:padding="0.097cm" fo:border-left="0.25pt solid #000000" fo:border-right="none" fo:border-top="0.25pt solid #000000" fo:border-bottom="0.25pt solid #000000" style:writing-mode="lr-tb"/>
    </style:style>
    <style:style style:name="Taula15.B15" style:family="table-cell">
      <style:table-cell-properties style:vertical-align="top" fo:padding="0.097cm" fo:border-left="0.25pt solid #000000" fo:border-right="none" fo:border-top="0.25pt solid #000000" fo:border-bottom="0.25pt solid #000000" style:writing-mode="lr-tb"/>
    </style:style>
    <style:style style:name="Taula15.C15" style:family="table-cell">
      <style:table-cell-properties style:vertical-align="top" fo:padding="0.097cm" fo:border-left="0.25pt solid #000000" fo:border-right="none" fo:border-top="0.25pt solid #000000" fo:border-bottom="0.25pt solid #000000" style:writing-mode="lr-tb"/>
    </style:style>
    <style:style style:name="Taula15.D15" style:family="table-cell">
      <style:table-cell-properties style:vertical-align="top" fo:padding="0.097cm" fo:border="0.25pt solid #000000" style:writing-mode="lr-tb"/>
    </style:style>
    <style:style style:name="Taula15.A16" style:family="table-cell">
      <style:table-cell-properties style:vertical-align="top" fo:padding="0.097cm" fo:border-left="0.25pt solid #000000" fo:border-right="none" fo:border-top="0.25pt solid #000000" fo:border-bottom="0.25pt solid #000000" style:writing-mode="lr-tb"/>
    </style:style>
    <style:style style:name="Taula15.B16" style:family="table-cell">
      <style:table-cell-properties style:vertical-align="top" fo:padding="0.097cm" fo:border-left="0.25pt solid #000000" fo:border-right="none" fo:border-top="0.25pt solid #000000" fo:border-bottom="0.25pt solid #000000" style:writing-mode="lr-tb"/>
    </style:style>
    <style:style style:name="Taula15.C16" style:family="table-cell">
      <style:table-cell-properties style:vertical-align="top" fo:padding="0.097cm" fo:border-left="0.25pt solid #000000" fo:border-right="none" fo:border-top="0.25pt solid #000000" fo:border-bottom="0.25pt solid #000000" style:writing-mode="lr-tb"/>
    </style:style>
    <style:style style:name="Taula15.D16" style:family="table-cell">
      <style:table-cell-properties style:vertical-align="top" fo:padding="0.097cm" fo:border="0.25pt solid #000000" style:writing-mode="lr-tb"/>
    </style:style>
    <style:style style:name="Taula16" style:family="table">
      <style:table-properties style:width="16.205cm" fo:margin-left="-0.101cm" table:align="left" style:writing-mode="lr-tb"/>
    </style:style>
    <style:style style:name="Taula16.A" style:family="table-column">
      <style:table-column-properties style:column-width="1.568cm"/>
    </style:style>
    <style:style style:name="Taula16.B" style:family="table-column">
      <style:table-column-properties style:column-width="3.39cm"/>
    </style:style>
    <style:style style:name="Taula16.C" style:family="table-column">
      <style:table-column-properties style:column-width="3.992cm"/>
    </style:style>
    <style:style style:name="Taula16.D" style:family="table-column">
      <style:table-column-properties style:column-width="7.255cm"/>
    </style:style>
    <style:style style:name="Taula16.1" style:family="table-row">
      <style:table-row-properties style:min-row-height="0.6cm" style:keep-together="true" fo:keep-together="auto"/>
    </style:style>
    <style:style style:name="Taula16.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16.D1" style:family="table-cell">
      <style:table-cell-properties style:vertical-align="top" fo:background-color="#e6e6e6" fo:padding="0.097cm" fo:border="0.25pt solid #000000" style:writing-mode="lr-tb">
        <style:background-image/>
      </style:table-cell-properties>
    </style:style>
    <style:style style:name="Taula16.2" style:family="table-row">
      <style:table-row-properties style:min-row-height="0.654cm" style:keep-together="true" fo:keep-together="auto"/>
    </style:style>
    <style:style style:name="Taula16.A2" style:family="table-cell">
      <style:table-cell-properties style:vertical-align="top" fo:padding="0.097cm" fo:border-left="0.25pt solid #000000" fo:border-right="none" fo:border-top="0.25pt solid #000000" fo:border-bottom="0.25pt solid #000000" style:writing-mode="lr-tb"/>
    </style:style>
    <style:style style:name="Taula16.B2" style:family="table-cell">
      <style:table-cell-properties style:vertical-align="top" fo:padding="0.097cm" fo:border-left="0.25pt solid #000000" fo:border-right="none" fo:border-top="0.25pt solid #000000" fo:border-bottom="0.25pt solid #000000" style:writing-mode="lr-tb"/>
    </style:style>
    <style:style style:name="Taula16.C2" style:family="table-cell">
      <style:table-cell-properties style:vertical-align="top" fo:padding="0.097cm" fo:border-left="0.25pt solid #000000" fo:border-right="none" fo:border-top="0.25pt solid #000000" fo:border-bottom="0.25pt solid #000000" style:writing-mode="lr-tb"/>
    </style:style>
    <style:style style:name="Taula16.D2" style:family="table-cell">
      <style:table-cell-properties style:vertical-align="top" fo:padding="0.097cm" fo:border="0.25pt solid #000000" style:writing-mode="lr-tb"/>
    </style:style>
    <style:style style:name="Taula16.A3" style:family="table-cell">
      <style:table-cell-properties style:vertical-align="top" fo:padding="0.097cm" fo:border-left="0.25pt solid #000000" fo:border-right="none" fo:border-top="0.25pt solid #000000" fo:border-bottom="0.25pt solid #000000" style:writing-mode="lr-tb"/>
    </style:style>
    <style:style style:name="Taula16.B3" style:family="table-cell">
      <style:table-cell-properties style:vertical-align="top" fo:padding="0.097cm" fo:border-left="0.25pt solid #000000" fo:border-right="none" fo:border-top="0.25pt solid #000000" fo:border-bottom="0.25pt solid #000000" style:writing-mode="lr-tb"/>
    </style:style>
    <style:style style:name="Taula16.C3" style:family="table-cell">
      <style:table-cell-properties style:vertical-align="top" fo:padding="0.097cm" fo:border-left="0.25pt solid #000000" fo:border-right="none" fo:border-top="0.25pt solid #000000" fo:border-bottom="0.25pt solid #000000" style:writing-mode="lr-tb"/>
    </style:style>
    <style:style style:name="Taula16.D3" style:family="table-cell">
      <style:table-cell-properties style:vertical-align="top" fo:padding="0.097cm" fo:border="0.25pt solid #000000" style:writing-mode="lr-tb"/>
    </style:style>
    <style:style style:name="Taula16.A4" style:family="table-cell">
      <style:table-cell-properties style:vertical-align="top" fo:padding="0.097cm" fo:border-left="0.25pt solid #000000" fo:border-right="none" fo:border-top="0.25pt solid #000000" fo:border-bottom="0.25pt solid #000000" style:writing-mode="lr-tb"/>
    </style:style>
    <style:style style:name="Taula16.B4" style:family="table-cell">
      <style:table-cell-properties style:vertical-align="top" fo:padding="0.097cm" fo:border-left="0.25pt solid #000000" fo:border-right="none" fo:border-top="0.25pt solid #000000" fo:border-bottom="0.25pt solid #000000" style:writing-mode="lr-tb"/>
    </style:style>
    <style:style style:name="Taula16.C4" style:family="table-cell">
      <style:table-cell-properties style:vertical-align="top" fo:padding="0.097cm" fo:border-left="0.25pt solid #000000" fo:border-right="none" fo:border-top="0.25pt solid #000000" fo:border-bottom="0.25pt solid #000000" style:writing-mode="lr-tb"/>
    </style:style>
    <style:style style:name="Taula16.D4" style:family="table-cell">
      <style:table-cell-properties style:vertical-align="top" fo:padding="0.097cm" fo:border="0.25pt solid #000000" style:writing-mode="lr-tb"/>
    </style:style>
    <style:style style:name="Taula16.A5" style:family="table-cell">
      <style:table-cell-properties style:vertical-align="top" fo:padding="0.097cm" fo:border-left="0.25pt solid #000000" fo:border-right="none" fo:border-top="0.25pt solid #000000" fo:border-bottom="0.25pt solid #000000" style:writing-mode="lr-tb"/>
    </style:style>
    <style:style style:name="Taula16.B5" style:family="table-cell">
      <style:table-cell-properties style:vertical-align="top" fo:padding="0.097cm" fo:border-left="0.25pt solid #000000" fo:border-right="none" fo:border-top="0.25pt solid #000000" fo:border-bottom="0.25pt solid #000000" style:writing-mode="lr-tb"/>
    </style:style>
    <style:style style:name="Taula16.C5" style:family="table-cell">
      <style:table-cell-properties style:vertical-align="top" fo:padding="0.097cm" fo:border-left="0.25pt solid #000000" fo:border-right="none" fo:border-top="0.25pt solid #000000" fo:border-bottom="0.25pt solid #000000" style:writing-mode="lr-tb"/>
    </style:style>
    <style:style style:name="Taula16.D5" style:family="table-cell">
      <style:table-cell-properties style:vertical-align="top" fo:padding="0.097cm" fo:border="0.25pt solid #000000" style:writing-mode="lr-tb"/>
    </style:style>
    <style:style style:name="Taula16.A6" style:family="table-cell">
      <style:table-cell-properties style:vertical-align="top" fo:padding="0.097cm" fo:border-left="0.25pt solid #000000" fo:border-right="none" fo:border-top="0.25pt solid #000000" fo:border-bottom="0.25pt solid #000000" style:writing-mode="lr-tb"/>
    </style:style>
    <style:style style:name="Taula16.B6" style:family="table-cell">
      <style:table-cell-properties style:vertical-align="top" fo:padding="0.097cm" fo:border-left="0.25pt solid #000000" fo:border-right="none" fo:border-top="0.25pt solid #000000" fo:border-bottom="0.25pt solid #000000" style:writing-mode="lr-tb"/>
    </style:style>
    <style:style style:name="Taula16.C6" style:family="table-cell">
      <style:table-cell-properties style:vertical-align="top" fo:padding="0.097cm" fo:border-left="0.25pt solid #000000" fo:border-right="none" fo:border-top="0.25pt solid #000000" fo:border-bottom="0.25pt solid #000000" style:writing-mode="lr-tb"/>
    </style:style>
    <style:style style:name="Taula16.D6" style:family="table-cell">
      <style:table-cell-properties style:vertical-align="top" fo:padding="0.097cm" fo:border="0.25pt solid #000000" style:writing-mode="lr-tb"/>
    </style:style>
    <style:style style:name="Taula16.A7" style:family="table-cell">
      <style:table-cell-properties style:vertical-align="top" fo:padding="0.097cm" fo:border-left="0.25pt solid #000000" fo:border-right="none" fo:border-top="0.25pt solid #000000" fo:border-bottom="0.25pt solid #000000" style:writing-mode="lr-tb"/>
    </style:style>
    <style:style style:name="Taula16.B7" style:family="table-cell">
      <style:table-cell-properties style:vertical-align="top" fo:padding="0.097cm" fo:border-left="0.25pt solid #000000" fo:border-right="none" fo:border-top="0.25pt solid #000000" fo:border-bottom="0.25pt solid #000000" style:writing-mode="lr-tb"/>
    </style:style>
    <style:style style:name="Taula16.C7" style:family="table-cell">
      <style:table-cell-properties style:vertical-align="top" fo:padding="0.097cm" fo:border-left="0.25pt solid #000000" fo:border-right="none" fo:border-top="0.25pt solid #000000" fo:border-bottom="0.25pt solid #000000" style:writing-mode="lr-tb"/>
    </style:style>
    <style:style style:name="Taula16.D7" style:family="table-cell">
      <style:table-cell-properties style:vertical-align="top" fo:padding="0.097cm" fo:border="0.25pt solid #000000" style:writing-mode="lr-tb"/>
    </style:style>
    <style:style style:name="Taula16.A8" style:family="table-cell">
      <style:table-cell-properties style:vertical-align="top" fo:padding="0.097cm" fo:border-left="0.25pt solid #000000" fo:border-right="none" fo:border-top="0.25pt solid #000000" fo:border-bottom="0.25pt solid #000000" style:writing-mode="lr-tb"/>
    </style:style>
    <style:style style:name="Taula16.B8" style:family="table-cell">
      <style:table-cell-properties style:vertical-align="top" fo:padding="0.097cm" fo:border-left="0.25pt solid #000000" fo:border-right="none" fo:border-top="0.25pt solid #000000" fo:border-bottom="0.25pt solid #000000" style:writing-mode="lr-tb"/>
    </style:style>
    <style:style style:name="Taula16.C8" style:family="table-cell">
      <style:table-cell-properties style:vertical-align="top" fo:padding="0.097cm" fo:border-left="0.25pt solid #000000" fo:border-right="none" fo:border-top="0.25pt solid #000000" fo:border-bottom="0.25pt solid #000000" style:writing-mode="lr-tb"/>
    </style:style>
    <style:style style:name="Taula16.D8" style:family="table-cell">
      <style:table-cell-properties style:vertical-align="top" fo:padding="0.097cm" fo:border="0.25pt solid #000000" style:writing-mode="lr-tb"/>
    </style:style>
    <style:style style:name="Taula16.A9" style:family="table-cell">
      <style:table-cell-properties style:vertical-align="top" fo:padding="0.097cm" fo:border-left="0.25pt solid #000000" fo:border-right="none" fo:border-top="0.25pt solid #000000" fo:border-bottom="0.25pt solid #000000" style:writing-mode="lr-tb"/>
    </style:style>
    <style:style style:name="Taula16.B9" style:family="table-cell">
      <style:table-cell-properties style:vertical-align="top" fo:padding="0.097cm" fo:border-left="0.25pt solid #000000" fo:border-right="none" fo:border-top="0.25pt solid #000000" fo:border-bottom="0.25pt solid #000000" style:writing-mode="lr-tb"/>
    </style:style>
    <style:style style:name="Taula16.C9" style:family="table-cell">
      <style:table-cell-properties style:vertical-align="top" fo:padding="0.097cm" fo:border-left="0.25pt solid #000000" fo:border-right="none" fo:border-top="0.25pt solid #000000" fo:border-bottom="0.25pt solid #000000" style:writing-mode="lr-tb"/>
    </style:style>
    <style:style style:name="Taula16.D9" style:family="table-cell">
      <style:table-cell-properties style:vertical-align="top" fo:padding="0.097cm" fo:border="0.25pt solid #000000" style:writing-mode="lr-tb"/>
    </style:style>
    <style:style style:name="Taula16.A10" style:family="table-cell">
      <style:table-cell-properties style:vertical-align="top" fo:padding="0.097cm" fo:border-left="0.25pt solid #000000" fo:border-right="none" fo:border-top="0.25pt solid #000000" fo:border-bottom="0.25pt solid #000000" style:writing-mode="lr-tb"/>
    </style:style>
    <style:style style:name="Taula16.B10" style:family="table-cell">
      <style:table-cell-properties style:vertical-align="top" fo:padding="0.097cm" fo:border-left="0.25pt solid #000000" fo:border-right="none" fo:border-top="0.25pt solid #000000" fo:border-bottom="0.25pt solid #000000" style:writing-mode="lr-tb"/>
    </style:style>
    <style:style style:name="Taula16.C10" style:family="table-cell">
      <style:table-cell-properties style:vertical-align="top" fo:padding="0.097cm" fo:border-left="0.25pt solid #000000" fo:border-right="none" fo:border-top="0.25pt solid #000000" fo:border-bottom="0.25pt solid #000000" style:writing-mode="lr-tb"/>
    </style:style>
    <style:style style:name="Taula16.D10" style:family="table-cell">
      <style:table-cell-properties style:vertical-align="top" fo:padding="0.097cm" fo:border="0.25pt solid #000000" style:writing-mode="lr-tb"/>
    </style:style>
    <style:style style:name="Taula16.A11" style:family="table-cell">
      <style:table-cell-properties style:vertical-align="top" fo:padding="0.097cm" fo:border-left="0.25pt solid #000000" fo:border-right="none" fo:border-top="0.25pt solid #000000" fo:border-bottom="0.25pt solid #000000" style:writing-mode="lr-tb"/>
    </style:style>
    <style:style style:name="Taula16.B11" style:family="table-cell">
      <style:table-cell-properties style:vertical-align="top" fo:padding="0.097cm" fo:border-left="0.25pt solid #000000" fo:border-right="none" fo:border-top="0.25pt solid #000000" fo:border-bottom="0.25pt solid #000000" style:writing-mode="lr-tb"/>
    </style:style>
    <style:style style:name="Taula16.C11" style:family="table-cell">
      <style:table-cell-properties style:vertical-align="top" fo:padding="0.097cm" fo:border-left="0.25pt solid #000000" fo:border-right="none" fo:border-top="0.25pt solid #000000" fo:border-bottom="0.25pt solid #000000" style:writing-mode="lr-tb"/>
    </style:style>
    <style:style style:name="Taula16.D11" style:family="table-cell">
      <style:table-cell-properties style:vertical-align="top" fo:padding="0.097cm" fo:border="0.25pt solid #000000" style:writing-mode="lr-tb"/>
    </style:style>
    <style:style style:name="Taula16.A12" style:family="table-cell">
      <style:table-cell-properties style:vertical-align="top" fo:padding="0.097cm" fo:border-left="0.25pt solid #000000" fo:border-right="none" fo:border-top="0.25pt solid #000000" fo:border-bottom="0.25pt solid #000000" style:writing-mode="lr-tb"/>
    </style:style>
    <style:style style:name="Taula16.B12" style:family="table-cell">
      <style:table-cell-properties style:vertical-align="top" fo:padding="0.097cm" fo:border-left="0.25pt solid #000000" fo:border-right="none" fo:border-top="0.25pt solid #000000" fo:border-bottom="0.25pt solid #000000" style:writing-mode="lr-tb"/>
    </style:style>
    <style:style style:name="Taula16.C12" style:family="table-cell">
      <style:table-cell-properties style:vertical-align="top" fo:padding="0.097cm" fo:border-left="0.25pt solid #000000" fo:border-right="none" fo:border-top="0.25pt solid #000000" fo:border-bottom="0.25pt solid #000000" style:writing-mode="lr-tb"/>
    </style:style>
    <style:style style:name="Taula16.D12" style:family="table-cell">
      <style:table-cell-properties style:vertical-align="top" fo:padding="0.097cm" fo:border="0.25pt solid #000000" style:writing-mode="lr-tb"/>
    </style:style>
    <style:style style:name="Taula17" style:family="table">
      <style:table-properties style:width="16.205cm" fo:margin-left="-0.101cm" table:align="left" style:writing-mode="lr-tb"/>
    </style:style>
    <style:style style:name="Taula17.A" style:family="table-column">
      <style:table-column-properties style:column-width="1.568cm"/>
    </style:style>
    <style:style style:name="Taula17.B" style:family="table-column">
      <style:table-column-properties style:column-width="3.392cm"/>
    </style:style>
    <style:style style:name="Taula17.C" style:family="table-column">
      <style:table-column-properties style:column-width="3.99cm"/>
    </style:style>
    <style:style style:name="Taula17.D" style:family="table-column">
      <style:table-column-properties style:column-width="7.255cm"/>
    </style:style>
    <style:style style:name="Taula17.1" style:family="table-row">
      <style:table-row-properties style:min-row-height="0.6cm" style:keep-together="true" fo:keep-together="auto"/>
    </style:style>
    <style:style style:name="Taula17.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17.D1" style:family="table-cell">
      <style:table-cell-properties style:vertical-align="top" fo:background-color="#e6e6e6" fo:padding="0.097cm" fo:border="0.25pt solid #000000" style:writing-mode="lr-tb">
        <style:background-image/>
      </style:table-cell-properties>
    </style:style>
    <style:style style:name="Taula17.2" style:family="table-row">
      <style:table-row-properties style:min-row-height="0.654cm" style:keep-together="true" fo:keep-together="auto"/>
    </style:style>
    <style:style style:name="Taula17.A2" style:family="table-cell">
      <style:table-cell-properties style:vertical-align="top" fo:padding="0.097cm" fo:border-left="0.25pt solid #000000" fo:border-right="none" fo:border-top="0.25pt solid #000000" fo:border-bottom="0.25pt solid #000000" style:writing-mode="lr-tb"/>
    </style:style>
    <style:style style:name="Taula17.B2" style:family="table-cell">
      <style:table-cell-properties style:vertical-align="top" fo:padding="0.097cm" fo:border-left="0.25pt solid #000000" fo:border-right="none" fo:border-top="0.25pt solid #000000" fo:border-bottom="0.25pt solid #000000" style:writing-mode="lr-tb"/>
    </style:style>
    <style:style style:name="Taula17.C2" style:family="table-cell">
      <style:table-cell-properties style:vertical-align="top" fo:padding="0.097cm" fo:border-left="0.25pt solid #000000" fo:border-right="none" fo:border-top="0.25pt solid #000000" fo:border-bottom="0.25pt solid #000000" style:writing-mode="lr-tb"/>
    </style:style>
    <style:style style:name="Taula17.D2" style:family="table-cell">
      <style:table-cell-properties style:vertical-align="top" fo:padding="0.097cm" fo:border="0.25pt solid #000000" style:writing-mode="lr-tb"/>
    </style:style>
    <style:style style:name="Taula17.A3" style:family="table-cell">
      <style:table-cell-properties style:vertical-align="top" fo:padding="0.097cm" fo:border-left="0.25pt solid #000000" fo:border-right="none" fo:border-top="0.25pt solid #000000" fo:border-bottom="0.25pt solid #000000" style:writing-mode="lr-tb"/>
    </style:style>
    <style:style style:name="Taula17.B3" style:family="table-cell">
      <style:table-cell-properties style:vertical-align="top" fo:padding="0.097cm" fo:border-left="0.25pt solid #000000" fo:border-right="none" fo:border-top="0.25pt solid #000000" fo:border-bottom="0.25pt solid #000000" style:writing-mode="lr-tb"/>
    </style:style>
    <style:style style:name="Taula17.C3" style:family="table-cell">
      <style:table-cell-properties style:vertical-align="top" fo:padding="0.097cm" fo:border-left="0.25pt solid #000000" fo:border-right="none" fo:border-top="0.25pt solid #000000" fo:border-bottom="0.25pt solid #000000" style:writing-mode="lr-tb"/>
    </style:style>
    <style:style style:name="Taula17.D3" style:family="table-cell">
      <style:table-cell-properties style:vertical-align="top" fo:padding="0.097cm" fo:border="0.25pt solid #000000" style:writing-mode="lr-tb"/>
    </style:style>
    <style:style style:name="Taula17.A4" style:family="table-cell">
      <style:table-cell-properties style:vertical-align="top" fo:padding="0.097cm" fo:border-left="0.25pt solid #000000" fo:border-right="none" fo:border-top="0.25pt solid #000000" fo:border-bottom="0.25pt solid #000000" style:writing-mode="lr-tb"/>
    </style:style>
    <style:style style:name="Taula17.B4" style:family="table-cell">
      <style:table-cell-properties style:vertical-align="top" fo:padding="0.097cm" fo:border-left="0.25pt solid #000000" fo:border-right="none" fo:border-top="0.25pt solid #000000" fo:border-bottom="0.25pt solid #000000" style:writing-mode="lr-tb"/>
    </style:style>
    <style:style style:name="Taula17.C4" style:family="table-cell">
      <style:table-cell-properties style:vertical-align="top" fo:padding="0.097cm" fo:border-left="0.25pt solid #000000" fo:border-right="none" fo:border-top="0.25pt solid #000000" fo:border-bottom="0.25pt solid #000000" style:writing-mode="lr-tb"/>
    </style:style>
    <style:style style:name="Taula17.D4" style:family="table-cell">
      <style:table-cell-properties style:vertical-align="top" fo:padding="0.097cm" fo:border="0.25pt solid #000000" style:writing-mode="lr-tb"/>
    </style:style>
    <style:style style:name="Taula17.A5" style:family="table-cell">
      <style:table-cell-properties style:vertical-align="top" fo:padding="0.097cm" fo:border-left="0.25pt solid #000000" fo:border-right="none" fo:border-top="0.25pt solid #000000" fo:border-bottom="0.25pt solid #000000" style:writing-mode="lr-tb"/>
    </style:style>
    <style:style style:name="Taula17.B5" style:family="table-cell">
      <style:table-cell-properties style:vertical-align="top" fo:padding="0.097cm" fo:border-left="0.25pt solid #000000" fo:border-right="none" fo:border-top="0.25pt solid #000000" fo:border-bottom="0.25pt solid #000000" style:writing-mode="lr-tb"/>
    </style:style>
    <style:style style:name="Taula17.C5" style:family="table-cell">
      <style:table-cell-properties style:vertical-align="top" fo:padding="0.097cm" fo:border-left="0.25pt solid #000000" fo:border-right="none" fo:border-top="0.25pt solid #000000" fo:border-bottom="0.25pt solid #000000" style:writing-mode="lr-tb"/>
    </style:style>
    <style:style style:name="Taula17.D5" style:family="table-cell">
      <style:table-cell-properties style:vertical-align="top" fo:padding="0.097cm" fo:border="0.25pt solid #000000" style:writing-mode="lr-tb"/>
    </style:style>
    <style:style style:name="Taula17.A6" style:family="table-cell">
      <style:table-cell-properties style:vertical-align="top" fo:padding="0.097cm" fo:border-left="0.25pt solid #000000" fo:border-right="none" fo:border-top="0.25pt solid #000000" fo:border-bottom="0.25pt solid #000000" style:writing-mode="lr-tb"/>
    </style:style>
    <style:style style:name="Taula17.B6" style:family="table-cell">
      <style:table-cell-properties style:vertical-align="top" fo:padding="0.097cm" fo:border-left="0.25pt solid #000000" fo:border-right="none" fo:border-top="0.25pt solid #000000" fo:border-bottom="0.25pt solid #000000" style:writing-mode="lr-tb"/>
    </style:style>
    <style:style style:name="Taula17.C6" style:family="table-cell">
      <style:table-cell-properties style:vertical-align="top" fo:padding="0.097cm" fo:border-left="0.25pt solid #000000" fo:border-right="none" fo:border-top="0.25pt solid #000000" fo:border-bottom="0.25pt solid #000000" style:writing-mode="lr-tb"/>
    </style:style>
    <style:style style:name="Taula17.D6" style:family="table-cell">
      <style:table-cell-properties style:vertical-align="top" fo:padding="0.097cm" fo:border="0.25pt solid #000000" style:writing-mode="lr-tb"/>
    </style:style>
    <style:style style:name="Taula17.A7" style:family="table-cell">
      <style:table-cell-properties style:vertical-align="top" fo:padding="0.097cm" fo:border-left="0.25pt solid #000000" fo:border-right="none" fo:border-top="0.25pt solid #000000" fo:border-bottom="0.25pt solid #000000" style:writing-mode="lr-tb"/>
    </style:style>
    <style:style style:name="Taula17.B7" style:family="table-cell">
      <style:table-cell-properties style:vertical-align="top" fo:padding="0.097cm" fo:border-left="0.25pt solid #000000" fo:border-right="none" fo:border-top="0.25pt solid #000000" fo:border-bottom="0.25pt solid #000000" style:writing-mode="lr-tb"/>
    </style:style>
    <style:style style:name="Taula17.C7" style:family="table-cell">
      <style:table-cell-properties style:vertical-align="top" fo:padding="0.097cm" fo:border-left="0.25pt solid #000000" fo:border-right="none" fo:border-top="0.25pt solid #000000" fo:border-bottom="0.25pt solid #000000" style:writing-mode="lr-tb"/>
    </style:style>
    <style:style style:name="Taula17.D7" style:family="table-cell">
      <style:table-cell-properties style:vertical-align="top" fo:padding="0.097cm" fo:border="0.25pt solid #000000" style:writing-mode="lr-tb"/>
    </style:style>
    <style:style style:name="Taula17.A8" style:family="table-cell">
      <style:table-cell-properties style:vertical-align="top" fo:padding="0.097cm" fo:border-left="0.25pt solid #000000" fo:border-right="none" fo:border-top="0.25pt solid #000000" fo:border-bottom="0.25pt solid #000000" style:writing-mode="lr-tb"/>
    </style:style>
    <style:style style:name="Taula17.B8" style:family="table-cell">
      <style:table-cell-properties style:vertical-align="top" fo:padding="0.097cm" fo:border-left="0.25pt solid #000000" fo:border-right="none" fo:border-top="0.25pt solid #000000" fo:border-bottom="0.25pt solid #000000" style:writing-mode="lr-tb"/>
    </style:style>
    <style:style style:name="Taula17.C8" style:family="table-cell">
      <style:table-cell-properties style:vertical-align="top" fo:padding="0.097cm" fo:border-left="0.25pt solid #000000" fo:border-right="none" fo:border-top="0.25pt solid #000000" fo:border-bottom="0.25pt solid #000000" style:writing-mode="lr-tb"/>
    </style:style>
    <style:style style:name="Taula17.D8" style:family="table-cell">
      <style:table-cell-properties style:vertical-align="top" fo:padding="0.097cm" fo:border="0.25pt solid #000000" style:writing-mode="lr-tb"/>
    </style:style>
    <style:style style:name="Taula17.A9" style:family="table-cell">
      <style:table-cell-properties style:vertical-align="top" fo:padding="0.097cm" fo:border-left="0.25pt solid #000000" fo:border-right="none" fo:border-top="0.25pt solid #000000" fo:border-bottom="0.25pt solid #000000" style:writing-mode="lr-tb"/>
    </style:style>
    <style:style style:name="Taula17.B9" style:family="table-cell">
      <style:table-cell-properties style:vertical-align="top" fo:padding="0.097cm" fo:border-left="0.25pt solid #000000" fo:border-right="none" fo:border-top="0.25pt solid #000000" fo:border-bottom="0.25pt solid #000000" style:writing-mode="lr-tb"/>
    </style:style>
    <style:style style:name="Taula17.C9" style:family="table-cell">
      <style:table-cell-properties style:vertical-align="top" fo:padding="0.097cm" fo:border-left="0.25pt solid #000000" fo:border-right="none" fo:border-top="0.25pt solid #000000" fo:border-bottom="0.25pt solid #000000" style:writing-mode="lr-tb"/>
    </style:style>
    <style:style style:name="Taula17.D9" style:family="table-cell">
      <style:table-cell-properties style:vertical-align="top" fo:padding="0.097cm" fo:border="0.25pt solid #000000" style:writing-mode="lr-tb"/>
    </style:style>
    <style:style style:name="Taula17.A10" style:family="table-cell">
      <style:table-cell-properties style:vertical-align="top" fo:padding="0.097cm" fo:border-left="0.25pt solid #000000" fo:border-right="none" fo:border-top="0.25pt solid #000000" fo:border-bottom="0.25pt solid #000000" style:writing-mode="lr-tb"/>
    </style:style>
    <style:style style:name="Taula17.B10" style:family="table-cell">
      <style:table-cell-properties style:vertical-align="top" fo:padding="0.097cm" fo:border-left="0.25pt solid #000000" fo:border-right="none" fo:border-top="0.25pt solid #000000" fo:border-bottom="0.25pt solid #000000" style:writing-mode="lr-tb"/>
    </style:style>
    <style:style style:name="Taula17.C10" style:family="table-cell">
      <style:table-cell-properties style:vertical-align="top" fo:padding="0.097cm" fo:border-left="0.25pt solid #000000" fo:border-right="none" fo:border-top="0.25pt solid #000000" fo:border-bottom="0.25pt solid #000000" style:writing-mode="lr-tb"/>
    </style:style>
    <style:style style:name="Taula17.D10" style:family="table-cell">
      <style:table-cell-properties style:vertical-align="top" fo:padding="0.097cm" fo:border="0.25pt solid #000000" style:writing-mode="lr-tb"/>
    </style:style>
    <style:style style:name="Taula17.A11" style:family="table-cell">
      <style:table-cell-properties style:vertical-align="top" fo:padding="0.097cm" fo:border-left="0.25pt solid #000000" fo:border-right="none" fo:border-top="0.25pt solid #000000" fo:border-bottom="0.25pt solid #000000" style:writing-mode="lr-tb"/>
    </style:style>
    <style:style style:name="Taula17.B11" style:family="table-cell">
      <style:table-cell-properties style:vertical-align="top" fo:padding="0.097cm" fo:border-left="0.25pt solid #000000" fo:border-right="none" fo:border-top="0.25pt solid #000000" fo:border-bottom="0.25pt solid #000000" style:writing-mode="lr-tb"/>
    </style:style>
    <style:style style:name="Taula17.C11" style:family="table-cell">
      <style:table-cell-properties style:vertical-align="top" fo:padding="0.097cm" fo:border-left="0.25pt solid #000000" fo:border-right="none" fo:border-top="0.25pt solid #000000" fo:border-bottom="0.25pt solid #000000" style:writing-mode="lr-tb"/>
    </style:style>
    <style:style style:name="Taula17.D11" style:family="table-cell">
      <style:table-cell-properties style:vertical-align="top" fo:padding="0.097cm" fo:border="0.25pt solid #000000" style:writing-mode="lr-tb"/>
    </style:style>
    <style:style style:name="Taula17.A12" style:family="table-cell">
      <style:table-cell-properties style:vertical-align="top" fo:padding="0.097cm" fo:border-left="0.25pt solid #000000" fo:border-right="none" fo:border-top="0.25pt solid #000000" fo:border-bottom="0.25pt solid #000000" style:writing-mode="lr-tb"/>
    </style:style>
    <style:style style:name="Taula17.B12" style:family="table-cell">
      <style:table-cell-properties style:vertical-align="top" fo:padding="0.097cm" fo:border-left="0.25pt solid #000000" fo:border-right="none" fo:border-top="0.25pt solid #000000" fo:border-bottom="0.25pt solid #000000" style:writing-mode="lr-tb"/>
    </style:style>
    <style:style style:name="Taula17.C12" style:family="table-cell">
      <style:table-cell-properties style:vertical-align="top" fo:padding="0.097cm" fo:border-left="0.25pt solid #000000" fo:border-right="none" fo:border-top="0.25pt solid #000000" fo:border-bottom="0.25pt solid #000000" style:writing-mode="lr-tb"/>
    </style:style>
    <style:style style:name="Taula17.D12" style:family="table-cell">
      <style:table-cell-properties style:vertical-align="top" fo:padding="0.097cm" fo:border="0.25pt solid #000000" style:writing-mode="lr-tb"/>
    </style:style>
    <style:style style:name="Taula17.A13" style:family="table-cell">
      <style:table-cell-properties style:vertical-align="top" fo:padding="0.097cm" fo:border-left="0.25pt solid #000000" fo:border-right="none" fo:border-top="0.25pt solid #000000" fo:border-bottom="0.25pt solid #000000" style:writing-mode="lr-tb"/>
    </style:style>
    <style:style style:name="Taula17.B13" style:family="table-cell">
      <style:table-cell-properties style:vertical-align="top" fo:padding="0.097cm" fo:border-left="0.25pt solid #000000" fo:border-right="none" fo:border-top="0.25pt solid #000000" fo:border-bottom="0.25pt solid #000000" style:writing-mode="lr-tb"/>
    </style:style>
    <style:style style:name="Taula17.C13" style:family="table-cell">
      <style:table-cell-properties style:vertical-align="top" fo:padding="0.097cm" fo:border-left="0.25pt solid #000000" fo:border-right="none" fo:border-top="0.25pt solid #000000" fo:border-bottom="0.25pt solid #000000" style:writing-mode="lr-tb"/>
    </style:style>
    <style:style style:name="Taula17.D13" style:family="table-cell">
      <style:table-cell-properties style:vertical-align="top" fo:padding="0.097cm" fo:border="0.25pt solid #000000" style:writing-mode="lr-tb"/>
    </style:style>
    <style:style style:name="Taula17.A14" style:family="table-cell">
      <style:table-cell-properties style:vertical-align="top" fo:padding="0.097cm" fo:border-left="0.25pt solid #000000" fo:border-right="none" fo:border-top="0.25pt solid #000000" fo:border-bottom="0.25pt solid #000000" style:writing-mode="lr-tb"/>
    </style:style>
    <style:style style:name="Taula17.B14" style:family="table-cell">
      <style:table-cell-properties style:vertical-align="top" fo:padding="0.097cm" fo:border-left="0.25pt solid #000000" fo:border-right="none" fo:border-top="0.25pt solid #000000" fo:border-bottom="0.25pt solid #000000" style:writing-mode="lr-tb"/>
    </style:style>
    <style:style style:name="Taula17.C14" style:family="table-cell">
      <style:table-cell-properties style:vertical-align="top" fo:padding="0.097cm" fo:border-left="0.25pt solid #000000" fo:border-right="none" fo:border-top="0.25pt solid #000000" fo:border-bottom="0.25pt solid #000000" style:writing-mode="lr-tb"/>
    </style:style>
    <style:style style:name="Taula17.D14" style:family="table-cell">
      <style:table-cell-properties style:vertical-align="top" fo:padding="0.097cm" fo:border="0.25pt solid #000000" style:writing-mode="lr-tb"/>
    </style:style>
    <style:style style:name="Taula18" style:family="table">
      <style:table-properties style:width="16.205cm" fo:margin-left="-0.101cm" table:align="left" style:writing-mode="lr-tb"/>
    </style:style>
    <style:style style:name="Taula18.A" style:family="table-column">
      <style:table-column-properties style:column-width="1.803cm"/>
    </style:style>
    <style:style style:name="Taula18.B" style:family="table-column">
      <style:table-column-properties style:column-width="2.683cm"/>
    </style:style>
    <style:style style:name="Taula18.C" style:family="table-column">
      <style:table-column-properties style:column-width="4.228cm"/>
    </style:style>
    <style:style style:name="Taula18.D" style:family="table-column">
      <style:table-column-properties style:column-width="7.491cm"/>
    </style:style>
    <style:style style:name="Taula18.1" style:family="table-row">
      <style:table-row-properties style:min-row-height="0.6cm" style:keep-together="true" fo:keep-together="auto"/>
    </style:style>
    <style:style style:name="Taula18.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18.D1" style:family="table-cell">
      <style:table-cell-properties style:vertical-align="top" fo:background-color="#e6e6e6" fo:padding="0.097cm" fo:border="0.25pt solid #000000" style:writing-mode="lr-tb">
        <style:background-image/>
      </style:table-cell-properties>
    </style:style>
    <style:style style:name="Taula18.2" style:family="table-row">
      <style:table-row-properties style:min-row-height="0.654cm" style:keep-together="true" fo:keep-together="auto"/>
    </style:style>
    <style:style style:name="Taula18.A2" style:family="table-cell">
      <style:table-cell-properties style:vertical-align="top" fo:padding="0.097cm" fo:border-left="0.25pt solid #000000" fo:border-right="none" fo:border-top="0.25pt solid #000000" fo:border-bottom="0.25pt solid #000000" style:writing-mode="lr-tb"/>
    </style:style>
    <style:style style:name="Taula18.B2" style:family="table-cell">
      <style:table-cell-properties style:vertical-align="top" fo:padding="0.097cm" fo:border-left="0.25pt solid #000000" fo:border-right="none" fo:border-top="0.25pt solid #000000" fo:border-bottom="0.25pt solid #000000" style:writing-mode="lr-tb"/>
    </style:style>
    <style:style style:name="Taula18.C2" style:family="table-cell">
      <style:table-cell-properties style:vertical-align="top" fo:padding="0.097cm" fo:border-left="0.25pt solid #000000" fo:border-right="none" fo:border-top="0.25pt solid #000000" fo:border-bottom="0.25pt solid #000000" style:writing-mode="lr-tb"/>
    </style:style>
    <style:style style:name="Taula18.D2" style:family="table-cell">
      <style:table-cell-properties style:vertical-align="top" fo:padding="0.097cm" fo:border="0.25pt solid #000000" style:writing-mode="lr-tb"/>
    </style:style>
    <style:style style:name="Taula18.A3" style:family="table-cell">
      <style:table-cell-properties style:vertical-align="top" fo:padding="0.097cm" fo:border-left="0.25pt solid #000000" fo:border-right="none" fo:border-top="0.25pt solid #000000" fo:border-bottom="0.25pt solid #000000" style:writing-mode="lr-tb"/>
    </style:style>
    <style:style style:name="Taula18.B3" style:family="table-cell">
      <style:table-cell-properties style:vertical-align="top" fo:padding="0.097cm" fo:border-left="0.25pt solid #000000" fo:border-right="none" fo:border-top="0.25pt solid #000000" fo:border-bottom="0.25pt solid #000000" style:writing-mode="lr-tb"/>
    </style:style>
    <style:style style:name="Taula18.C3" style:family="table-cell">
      <style:table-cell-properties style:vertical-align="top" fo:padding="0.097cm" fo:border-left="0.25pt solid #000000" fo:border-right="none" fo:border-top="0.25pt solid #000000" fo:border-bottom="0.25pt solid #000000" style:writing-mode="lr-tb"/>
    </style:style>
    <style:style style:name="Taula18.D3" style:family="table-cell">
      <style:table-cell-properties style:vertical-align="top" fo:padding="0.097cm" fo:border="0.25pt solid #000000" style:writing-mode="lr-tb"/>
    </style:style>
    <style:style style:name="Taula18.A4" style:family="table-cell">
      <style:table-cell-properties style:vertical-align="top" fo:padding="0.097cm" fo:border-left="0.25pt solid #000000" fo:border-right="none" fo:border-top="0.25pt solid #000000" fo:border-bottom="0.25pt solid #000000" style:writing-mode="lr-tb"/>
    </style:style>
    <style:style style:name="Taula18.B4" style:family="table-cell">
      <style:table-cell-properties style:vertical-align="top" fo:padding="0.097cm" fo:border-left="0.25pt solid #000000" fo:border-right="none" fo:border-top="0.25pt solid #000000" fo:border-bottom="0.25pt solid #000000" style:writing-mode="lr-tb"/>
    </style:style>
    <style:style style:name="Taula18.C4" style:family="table-cell">
      <style:table-cell-properties style:vertical-align="top" fo:padding="0.097cm" fo:border-left="0.25pt solid #000000" fo:border-right="none" fo:border-top="0.25pt solid #000000" fo:border-bottom="0.25pt solid #000000" style:writing-mode="lr-tb"/>
    </style:style>
    <style:style style:name="Taula18.D4" style:family="table-cell">
      <style:table-cell-properties style:vertical-align="top" fo:padding="0.097cm" fo:border="0.25pt solid #000000" style:writing-mode="lr-tb"/>
    </style:style>
    <style:style style:name="P1" style:family="paragraph" style:parent-style-name="Header">
      <style:paragraph-properties fo:margin-top="0.635cm" fo:margin-bottom="0cm" style:snap-to-layout-grid="false"/>
      <style:text-properties fo:font-weight="bold" style:font-weight-asian="bold" style:font-name-complex="Arial"/>
    </style:style>
    <style:style style:name="P2" style:family="paragraph" style:parent-style-name="Header">
      <style:paragraph-properties fo:margin-top="0.635cm" fo:margin-bottom="0cm" style:snap-to-layout-grid="false"/>
      <style:text-properties fo:color="#0000ff" fo:language="es" fo:country="ES" fo:font-weight="bold" style:language-asian="zxx" style:country-asian="none" style:font-weight-asian="bold" style:font-name-complex="Arial"/>
    </style:style>
    <style:style style:name="P3" style:family="paragraph" style:parent-style-name="Header">
      <style:paragraph-properties fo:margin-top="0.635cm" fo:margin-bottom="0cm"/>
      <style:text-properties fo:color="#0000ff" fo:language="zxx" fo:country="none" fo:font-weight="bold" style:language-asian="zxx" style:country-asian="none" style:font-weight-asian="bold" style:font-name-complex="Arial"/>
    </style:style>
    <style:style style:name="P4" style:family="paragraph" style:parent-style-name="Header">
      <style:paragraph-properties fo:margin-top="0.212cm" fo:margin-bottom="0.212cm" fo:text-align="center" style:justify-single-word="false" style:snap-to-layout-grid="false">
        <style:tab-stops>
          <style:tab-stop style:position="1.455cm"/>
          <style:tab-stop style:position="4.251cm" style:type="center"/>
          <style:tab-stop style:position="7.5cm" style:type="center"/>
          <style:tab-stop style:position="15cm" style:type="right"/>
        </style:tab-stops>
      </style:paragraph-properties>
      <style:text-properties style:font-name-complex="Arial"/>
    </style:style>
    <style:style style:name="P5" style:family="paragraph" style:parent-style-name="Header">
      <style:paragraph-properties fo:margin-top="0.212cm" fo:margin-bottom="0.212cm" fo:text-align="center" style:justify-single-word="false" style:snap-to-layout-grid="false"/>
      <style:text-properties style:font-name-complex="Arial"/>
    </style:style>
    <style:style style:name="P6" style:family="paragraph" style:parent-style-name="Header">
      <style:paragraph-properties fo:margin-top="0.212cm" fo:margin-bottom="0.212cm" style:snap-to-layout-grid="false">
        <style:tab-stops>
          <style:tab-stop style:position="1.455cm"/>
          <style:tab-stop style:position="4.251cm" style:type="center"/>
          <style:tab-stop style:position="7.5cm" style:type="center"/>
          <style:tab-stop style:position="15cm" style:type="right"/>
        </style:tab-stops>
      </style:paragraph-properties>
      <style:text-properties style:font-name-complex="Arial"/>
    </style:style>
    <style:style style:name="P7" style:family="paragraph" style:parent-style-name="Header">
      <style:paragraph-properties fo:text-align="center" style:justify-single-word="false" style:snap-to-layout-grid="false">
        <style:tab-stops>
          <style:tab-stop style:position="1.773cm"/>
        </style:tab-stops>
      </style:paragraph-properties>
      <style:text-properties fo:font-size="2pt" fo:font-weight="bold" style:font-size-asian="2pt" style:font-weight-asian="bold" style:font-size-complex="2pt" style:font-weight-complex="bold"/>
    </style:style>
    <style:style style:name="P8" style:family="paragraph" style:parent-style-name="Header">
      <style:paragraph-properties fo:margin-top="0.106cm" fo:margin-bottom="0cm" fo:text-align="center" style:justify-single-word="false">
        <style:tab-stops>
          <style:tab-stop style:position="1.773cm"/>
        </style:tab-stops>
      </style:paragraph-properties>
      <style:text-properties fo:font-weight="bold" style:font-weight-asian="bold" style:font-weight-complex="bold"/>
    </style:style>
    <style:style style:name="P9" style:family="paragraph" style:parent-style-name="Header">
      <style:paragraph-properties fo:margin-top="0.106cm" fo:margin-bottom="0.106cm" style:snap-to-layout-grid="false">
        <style:tab-stops>
          <style:tab-stop style:position="1.773cm"/>
        </style:tab-stops>
      </style:paragraph-properties>
    </style:style>
    <style:style style:name="P10" style:family="paragraph" style:parent-style-name="Header">
      <style:paragraph-properties fo:margin-top="0.106cm" fo:margin-bottom="0.106cm" fo:text-align="center" style:justify-single-word="false" style:snap-to-layout-grid="false">
        <style:tab-stops>
          <style:tab-stop style:position="1.773cm"/>
        </style:tab-stops>
      </style:paragraph-properties>
    </style:style>
    <style:style style:name="P11" style:family="paragraph" style:parent-style-name="Footer">
      <style:text-properties fo:font-size="6pt" style:font-size-asian="6pt" style:font-size-complex="6pt"/>
    </style:style>
    <style:style style:name="P12" style:family="paragraph" style:parent-style-name="Standard">
      <style:paragraph-properties fo:break-before="page"/>
      <style:text-properties fo:language="es" fo:country="ES"/>
    </style:style>
    <style:style style:name="P13" style:family="paragraph" style:parent-style-name="Standard">
      <style:paragraph-properties fo:text-align="justify" style:justify-single-word="false" fo:break-before="page" style:vertical-align="top"/>
      <style:text-properties fo:language="es" fo:country="ES"/>
    </style:style>
    <style:style style:name="P14" style:family="paragraph" style:parent-style-name="Ajuda">
      <style:paragraph-properties fo:orphans="0" fo:widows="0" style:snap-to-layout-grid="false"/>
      <style:text-properties fo:language="es" fo:country="ES" fo:font-style="normal" fo:font-weight="bold" style:font-style-asian="normal" style:font-weight-asian="bold" style:font-style-complex="normal" style:font-weight-complex="bold"/>
    </style:style>
    <style:style style:name="P15" style:family="paragraph" style:parent-style-name="Standard">
      <style:paragraph-properties style:snap-to-layout-grid="false"/>
      <style:text-properties fo:font-weight="bold" style:font-weight-asian="bold" style:font-weight-complex="bold"/>
    </style:style>
    <style:style style:name="P16" style:family="paragraph" style:parent-style-name="Standard">
      <style:text-properties fo:language="es" fo:country="ES"/>
    </style:style>
    <style:style style:name="P17" style:family="paragraph" style:parent-style-name="Standard">
      <style:paragraph-properties fo:orphans="0" fo:widows="0" style:snap-to-layout-grid="false"/>
      <style:text-properties fo:language="es" fo:country="ES"/>
    </style:style>
    <style:style style:name="P18" style:family="paragraph" style:parent-style-name="Standard">
      <style:paragraph-properties style:snap-to-layout-grid="false"/>
      <style:text-properties fo:language="es" fo:country="ES"/>
    </style:style>
    <style:style style:name="P19" style:family="paragraph" style:parent-style-name="Standard">
      <style:text-properties fo:language="es" fo:country="ES" fo:font-weight="bold" style:font-weight-asian="bold"/>
    </style:style>
    <style:style style:name="P20" style:family="paragraph" style:parent-style-name="Standard">
      <style:paragraph-properties style:snap-to-layout-grid="false"/>
      <style:text-properties fo:language="es" fo:country="ES" fo:font-weight="bold" style:font-weight-asian="bold"/>
    </style:style>
    <style:style style:name="P21" style:family="paragraph" style:parent-style-name="Standard">
      <style:text-properties fo:language="es" fo:country="ES" style:font-style-complex="italic"/>
    </style:style>
    <style:style style:name="P22" style:family="paragraph" style:parent-style-name="Standard">
      <style:paragraph-properties fo:text-align="start" style:justify-single-word="false"/>
      <style:text-properties fo:language="es" fo:country="ES"/>
    </style:style>
    <style:style style:name="P23" style:family="paragraph" style:parent-style-name="Standard">
      <style:paragraph-properties fo:text-align="start" style:justify-single-word="false" style:vertical-align="top"/>
      <style:text-properties fo:language="es" fo:country="ES"/>
    </style:style>
    <style:style style:name="P24" style:family="paragraph" style:parent-style-name="Standard">
      <style:paragraph-properties fo:text-align="justify" style:justify-single-word="false"/>
      <style:text-properties fo:language="es" fo:country="ES"/>
    </style:style>
    <style:style style:name="P25" style:family="paragraph" style:parent-style-name="Standard">
      <style:paragraph-properties fo:text-align="justify" style:justify-single-word="false" style:vertical-align="top"/>
      <style:text-properties fo:language="es" fo:country="ES"/>
    </style:style>
    <style:style style:name="P26" style:family="paragraph" style:parent-style-name="Standard">
      <style:text-properties fo:language="es" fo:country="ES" style:font-name-complex="Arial"/>
    </style:style>
    <style:style style:name="P27" style:family="paragraph" style:parent-style-name="Standard">
      <style:paragraph-properties fo:text-align="start" style:justify-single-word="false"/>
    </style:style>
    <style:style style:name="P28" style:family="paragraph" style:parent-style-name="Standard">
      <style:paragraph-properties fo:text-align="justify" style:justify-single-word="false"/>
    </style:style>
    <style:style style:name="P29" style:family="paragraph" style:parent-style-name="Standard">
      <style:paragraph-properties fo:text-align="justify" style:justify-single-word="false" style:vertical-align="top"/>
    </style:style>
    <style:style style:name="P30" style:family="paragraph" style:parent-style-name="Standard">
      <style:paragraph-properties style:vertical-align="top"/>
    </style:style>
    <style:style style:name="P31" style:family="paragraph" style:parent-style-name="Standard">
      <style:paragraph-properties fo:text-align="start" style:justify-single-word="false" style:vertical-align="top"/>
      <style:text-properties fo:font-size="10pt" fo:language="es" fo:country="ES" style:font-size-asian="10pt" style:font-size-complex="10pt"/>
    </style:style>
    <style:style style:name="P32" style:family="paragraph" style:parent-style-name="Standard">
      <style:paragraph-properties fo:margin-left="1.764cm" fo:margin-right="0cm" fo:orphans="0" fo:widows="0" fo:text-indent="0cm" style:auto-text-indent="false" style:snap-to-layout-grid="false"/>
      <style:text-properties fo:font-size="9pt" fo:language="es" fo:country="ES" fo:font-style="italic" style:font-size-asian="9pt" style:font-style-asian="italic" style:font-size-complex="9pt" style:font-style-complex="italic"/>
    </style:style>
    <style:style style:name="P33" style:family="paragraph" style:parent-style-name="Standard">
      <style:paragraph-properties fo:margin-left="1.764cm" fo:margin-right="0cm" fo:orphans="0" fo:widows="0" fo:text-indent="0cm" style:auto-text-indent="false"/>
      <style:text-properties fo:language="es" fo:country="ES" style:font-size-complex="9pt"/>
    </style:style>
    <style:style style:name="P34" style:family="paragraph" style:parent-style-name="Standard">
      <style:paragraph-properties fo:margin-left="1.764cm" fo:margin-right="0cm" fo:orphans="0" fo:widows="0" fo:text-indent="0cm" style:auto-text-indent="false" style:snap-to-layout-grid="false"/>
      <style:text-properties fo:language="es" fo:country="ES" style:font-size-complex="9pt"/>
    </style:style>
    <style:style style:name="P35" style:family="paragraph" style:parent-style-name="Standard">
      <style:paragraph-properties fo:margin-left="0.011cm" fo:margin-right="0cm" fo:orphans="0" fo:widows="0" fo:text-indent="0cm" style:auto-text-indent="false" style:snap-to-layout-grid="false"/>
      <style:text-properties fo:language="es" fo:country="ES" style:font-size-complex="9pt"/>
    </style:style>
    <style:style style:name="P36" style:family="paragraph" style:parent-style-name="Standard">
      <style:paragraph-properties fo:margin-top="0.035cm" fo:margin-bottom="0.035cm" style:snap-to-layout-grid="false"/>
      <style:text-properties fo:font-size="9pt" fo:language="es" fo:country="ES" style:font-size-asian="9pt" style:font-size-complex="9pt"/>
    </style:style>
    <style:style style:name="P37" style:family="paragraph" style:parent-style-name="Standard">
      <style:paragraph-properties fo:margin-top="0.035cm" fo:margin-bottom="0.035cm" style:snap-to-layout-grid="false"/>
      <style:text-properties fo:font-size="9pt" fo:language="es" fo:country="ES" fo:font-weight="bold" style:font-size-asian="9pt" style:font-weight-asian="bold" style:font-weight-complex="bold"/>
    </style:style>
    <style:style style:name="P38" style:family="paragraph" style:parent-style-name="Standard">
      <style:paragraph-properties fo:margin-top="0.035cm" fo:margin-bottom="0.035cm" style:snap-to-layout-grid="false"/>
      <style:text-properties fo:language="es" fo:country="ES" fo:font-weight="bold" style:font-weight-asian="bold" style:font-weight-complex="bold"/>
    </style:style>
    <style:style style:name="P39" style:family="paragraph" style:parent-style-name="Standard">
      <style:paragraph-properties fo:margin-top="0.035cm" fo:margin-bottom="0.035cm" style:snap-to-layout-grid="false"/>
      <style:text-properties fo:language="es" fo:country="ES"/>
    </style:style>
    <style:style style:name="P40" style:family="paragraph" style:parent-style-name="Standard">
      <style:paragraph-properties fo:background-color="#e6e6e6" fo:padding-left="0.141cm" fo:padding-right="0.141cm" fo:padding-top="0.035cm" fo:padding-bottom="0.035cm" fo:border="0.51pt solid #000000">
        <style:background-image/>
      </style:paragraph-properties>
      <style:text-properties fo:language="es" fo:country="ES"/>
    </style:style>
    <style:style style:name="P41" style:family="paragraph" style:parent-style-name="Standard">
      <style:paragraph-properties fo:padding-left="0cm" fo:padding-right="0cm" fo:padding-top="0.035cm" fo:padding-bottom="0cm" fo:border-left="none" fo:border-right="none" fo:border-top="0.51pt solid #000000" fo:border-bottom="none"/>
      <style:text-properties fo:language="es" fo:country="ES"/>
    </style:style>
    <style:style style:name="P42" style:family="paragraph" style:parent-style-name="Standard">
      <style:paragraph-properties fo:margin-left="6.35cm" fo:margin-right="0cm" fo:hyphenation-ladder-count="no-limit" fo:text-indent="-6.35cm" style:auto-text-indent="false">
        <style:tab-stops>
          <style:tab-stop style:position="-1.27cm"/>
          <style:tab-stop style:position="0cm"/>
          <style:tab-stop style:position="1.27cm"/>
          <style:tab-stop style:position="2.54cm"/>
          <style:tab-stop style:position="3.81cm"/>
          <style:tab-stop style:position="5.08cm"/>
        </style:tab-stops>
      </style:paragraph-properties>
      <style:text-properties fo:color="#000080" fo:font-size="12pt" fo:language="es" fo:country="ES" fo:font-weight="bold" style:font-size-asian="12pt" style:font-weight-asian="bold" fo:hyphenate="false" fo:hyphenation-remain-char-count="2" fo:hyphenation-push-char-count="2"/>
    </style:style>
    <style:style style:name="P43" style:family="paragraph" style:parent-style-name="Standard">
      <style:paragraph-properties fo:margin-left="6.35cm" fo:margin-right="0cm" fo:hyphenation-ladder-count="no-limit" fo:text-indent="-6.35cm" style:auto-text-indent="false" fo:padding="0cm" fo:border-left="none" fo:border-right="none" fo:border-top="0.51pt solid #000000" fo:border-bottom="none">
        <style:tab-stops>
          <style:tab-stop style:position="-1.27cm"/>
          <style:tab-stop style:position="0cm"/>
          <style:tab-stop style:position="1.27cm"/>
          <style:tab-stop style:position="2.54cm"/>
          <style:tab-stop style:position="3.81cm"/>
          <style:tab-stop style:position="5.08cm"/>
        </style:tab-stops>
      </style:paragraph-properties>
      <style:text-properties fo:language="es" fo:country="ES" fo:hyphenate="false" fo:hyphenation-remain-char-count="2" fo:hyphenation-push-char-count="2"/>
    </style:style>
    <style:style style:name="P44" style:family="paragraph" style:parent-style-name="Standard">
      <style:paragraph-properties fo:margin-left="0.635cm" fo:margin-right="0cm" fo:text-indent="0cm" style:auto-text-indent="false"/>
      <style:text-properties fo:language="es" fo:country="ES"/>
    </style:style>
    <style:style style:name="P45" style:family="paragraph" style:parent-style-name="Standard">
      <style:paragraph-properties fo:margin-left="1.27cm" fo:margin-right="0cm" fo:text-indent="0cm" style:auto-text-indent="false"/>
      <style:text-properties fo:language="es" fo:country="ES"/>
    </style:style>
    <style:style style:name="P46" style:family="paragraph" style:parent-style-name="Standard">
      <style:paragraph-properties fo:margin-left="1.27cm" fo:margin-right="0cm" fo:text-indent="0cm" style:auto-text-indent="false"/>
      <style:text-properties fo:language="es" fo:country="ES" style:font-name-complex="Arial"/>
    </style:style>
    <style:style style:name="P47" style:family="paragraph" style:parent-style-name="Standard">
      <style:paragraph-properties fo:margin-left="1.27cm" fo:margin-right="0cm" fo:margin-top="0.176cm" fo:margin-bottom="0.176cm" fo:text-align="start" style:justify-single-word="false" fo:text-indent="0cm" style:auto-text-indent="false"/>
      <style:text-properties fo:language="es" fo:country="ES"/>
    </style:style>
    <style:style style:name="P48" style:family="paragraph" style:parent-style-name="Standard">
      <style:paragraph-properties fo:margin-left="0cm" fo:margin-right="0cm" fo:text-indent="1.249cm" style:auto-text-indent="false"/>
    </style:style>
    <style:style style:name="P49" style:family="paragraph" style:parent-style-name="Standard">
      <style:paragraph-properties fo:margin-left="0cm" fo:margin-right="0cm" fo:text-indent="1.249cm" style:auto-text-indent="false"/>
      <style:text-properties fo:language="es" fo:country="ES"/>
    </style:style>
    <style:style style:name="P50" style:family="paragraph" style:parent-style-name="Standard">
      <style:paragraph-properties fo:text-align="start" style:justify-single-word="false" fo:padding="0.035cm" fo:border="0.51pt solid #000000" style:text-autospace="none"/>
      <style:text-properties fo:language="es" fo:country="ES"/>
    </style:style>
    <style:style style:name="P51" style:family="paragraph" style:parent-style-name="Standard">
      <style:paragraph-properties fo:text-align="start" style:justify-single-word="false" fo:padding="0.035cm" fo:border="0.51pt solid #000000" style:text-autospace="none"/>
      <style:text-properties style:font-name="Courier" fo:language="es" fo:country="ES"/>
    </style:style>
    <style:style style:name="P52" style:family="paragraph" style:parent-style-name="Standard">
      <style:paragraph-properties fo:text-align="start" style:justify-single-word="false" fo:padding="0.035cm" fo:border="0.51pt solid #000000" style:text-autospace="none"/>
      <style:text-properties style:font-name="Courier" fo:font-size="9pt" fo:language="es" fo:country="ES" style:font-size-asian="9pt" style:font-name-complex="Verdana" style:font-size-complex="9pt"/>
    </style:style>
    <style:style style:name="P53" style:family="paragraph" style:parent-style-name="Standard">
      <style:paragraph-properties fo:text-align="start" style:justify-single-word="false" fo:padding="0.035cm" fo:border="0.51pt solid #000000" style:text-autospace="none"/>
      <style:text-properties style:font-name="Courier" fo:font-size="9pt" fo:language="es" fo:country="ES" style:font-name-asian="Arial Unicode MS" style:font-size-asian="9pt" style:font-name-complex="Verdana" style:font-size-complex="9pt"/>
    </style:style>
    <style:style style:name="P54" style:family="paragraph" style:parent-style-name="Standard">
      <style:paragraph-properties fo:text-align="start" style:justify-single-word="false" fo:padding="0.035cm" fo:border="0.51pt solid #000000" style:text-autospace="none"/>
      <style:text-properties style:font-name="Courier" fo:font-size="9pt" fo:language="zxx" fo:country="none" style:font-size-asian="9pt" style:font-name-complex="Verdana" style:font-size-complex="9pt"/>
    </style:style>
    <style:style style:name="P55" style:family="paragraph" style:parent-style-name="Table_20_Heading_20__28_user_29_">
      <style:paragraph-properties fo:margin-top="0cm" fo:margin-bottom="0cm" fo:text-align="justify" style:justify-single-word="false" style:snap-to-layout-grid="false"/>
      <style:text-properties style:font-name="Arial" fo:language="es" fo:country="ES" style:font-name-complex="Arial"/>
    </style:style>
    <style:style style:name="P56" style:family="paragraph" style:parent-style-name="Table_20_Heading_20__28_user_29_">
      <style:paragraph-properties fo:margin-top="0cm" fo:margin-bottom="0cm" fo:text-align="justify" style:justify-single-word="false" style:snap-to-layout-grid="false"/>
      <style:text-properties fo:language="es" fo:country="ES"/>
    </style:style>
    <style:style style:name="P57" style:family="paragraph" style:parent-style-name="Table_20_Contents_20__28_user_29_">
      <style:paragraph-properties fo:margin-top="0cm" fo:margin-bottom="0cm" style:snap-to-layout-grid="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style:font-name="Arial" fo:language="es" fo:country="ES" fo:font-weight="bold" style:font-weight-asian="bold" style:font-name-complex="Arial"/>
    </style:style>
    <style:style style:name="P58" style:family="paragraph" style:parent-style-name="Table_20_Contents_20__28_user_29_">
      <style:paragraph-properties fo:margin-top="0cm" fo:margin-bottom="0cm" style:snap-to-layout-grid="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style:font-name="Arial" fo:language="es" fo:country="ES" fo:font-weight="bold" style:font-weight-asian="bold" style:font-name-complex="Arial" style:font-weight-complex="bold"/>
    </style:style>
    <style:style style:name="P59" style:family="paragraph" style:parent-style-name="Table_20_Contents_20__28_user_29_">
      <style:paragraph-properties fo:margin-top="0cm" fo:margin-bottom="0cm" style:snap-to-layout-grid="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style:font-name="Arial" fo:language="es" fo:country="ES" style:font-name-complex="Arial" style:font-weight-complex="bold"/>
    </style:style>
    <style:style style:name="P60" style:family="paragraph" style:parent-style-name="Table_20_Contents_20__28_user_29_">
      <style:paragraph-properties fo:margin-top="0cm" fo:margin-bottom="0cm" style:snap-to-layout-grid="false"/>
      <style:text-properties style:font-name="Arial" fo:language="es" fo:country="ES" style:font-name-complex="Arial"/>
    </style:style>
    <style:style style:name="P61" style:family="paragraph" style:parent-style-name="Table_20_Contents_20__28_user_29_">
      <style:paragraph-properties fo:margin-top="0cm" fo:margin-bottom="0cm" style:snap-to-layout-grid="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style:font-name="Arial" fo:language="es" fo:country="ES" style:font-name-complex="Arial"/>
    </style:style>
    <style:style style:name="P62" style:family="paragraph" style:parent-style-name="Table_20_Contents_20__28_user_29_">
      <style:paragraph-properties fo:margin-top="0cm" fo:margin-bottom="0cm" style:snap-to-layout-grid="false"/>
      <style:text-properties fo:language="es" fo:country="ES"/>
    </style:style>
    <style:style style:name="P63" style:family="paragraph" style:parent-style-name="Table_20_Contents_20__28_user_29_">
      <style:paragraph-properties fo:margin-top="0cm" fo:margin-bottom="0cm" style:snap-to-layout-grid="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fo:language="es" fo:country="ES"/>
    </style:style>
    <style:style style:name="P64" style:family="paragraph" style:parent-style-name="Table_20_Contents_20__28_user_29_">
      <style:paragraph-properties fo:margin-top="0cm" fo:margin-bottom="0cm" style:snap-to-layout-grid="false">
        <style:tab-stops>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fo:language="es" fo:country="ES"/>
    </style:style>
    <style:style style:name="P65" style:family="paragraph" style:parent-style-name="Tabla">
      <style:paragraph-properties fo:margin-top="0cm" fo:margin-bottom="0cm" fo:padding="0.035cm" fo:border="0.51pt solid #000000"/>
      <style:text-properties style:font-name="Courier" fo:font-size="9pt" fo:language="es" fo:country="ES" style:font-size-asian="9pt" style:font-size-complex="9pt"/>
    </style:style>
    <style:style style:name="P66" style:family="paragraph" style:parent-style-name="Tabla">
      <style:paragraph-properties fo:margin-top="0cm" fo:margin-bottom="0cm" fo:padding="0.035cm" fo:border="0.51pt solid #000000"/>
      <style:text-properties style:font-name="Courier" fo:language="es" fo:country="ES"/>
    </style:style>
    <style:style style:name="P67" style:family="paragraph" style:parent-style-name="Tabla">
      <style:paragraph-properties fo:margin-top="0cm" fo:margin-bottom="0cm" fo:padding="0.035cm" fo:border="0.51pt solid #000000"/>
      <style:text-properties fo:color="#000000" style:font-name="Courier" fo:font-size="9pt" fo:language="es" fo:country="ES" style:font-size-asian="9pt" style:font-name-complex="Verdana" style:font-size-complex="9pt"/>
    </style:style>
    <style:style style:name="P68" style:family="paragraph" style:parent-style-name="Tabla">
      <style:paragraph-properties fo:margin-top="0cm" fo:margin-bottom="0cm" fo:padding="0.035cm" fo:border="0.51pt solid #000000"/>
      <style:text-properties fo:color="#000000" style:font-name="Courier" fo:language="es" fo:country="ES" style:font-name-complex="Verdana"/>
    </style:style>
    <style:style style:name="P69" style:family="paragraph" style:parent-style-name="Table_20_Contents_20__28_user_29_">
      <style:paragraph-properties style:snap-to-layout-grid="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fo:language="es" fo:country="ES"/>
    </style:style>
    <style:style style:name="P70" style:family="paragraph" style:parent-style-name="Table_20_Contents_20__28_user_29_">
      <style:paragraph-properties style:snap-to-layout-grid="false">
        <style:tab-stops>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fo:language="es" fo:country="ES"/>
    </style:style>
    <style:style style:name="P71" style:family="paragraph" style:parent-style-name="Contents_20_2">
      <style:paragraph-properties>
        <style:tab-stops>
          <style:tab-stop style:position="1.411cm"/>
          <style:tab-stop style:position="1.752cm"/>
          <style:tab-stop style:position="16cm" style:type="right" style:leader-style="dotted" style:leader-text="."/>
          <style:tab-stop style:position="16.002cm"/>
        </style:tab-stops>
      </style:paragraph-properties>
    </style:style>
    <style:style style:name="P72" style:family="paragraph" style:parent-style-name="Contents_20_1">
      <style:paragraph-properties>
        <style:tab-stops>
          <style:tab-stop style:position="16cm" style:type="right" style:leader-style="dotted" style:leader-text="."/>
        </style:tab-stops>
      </style:paragraph-properties>
    </style:style>
    <style:style style:name="P73" style:family="paragraph" style:parent-style-name="Standard" style:master-page-name="Standard">
      <style:paragraph-properties style:page-number="auto"/>
      <style:text-properties fo:language="es" fo:country="ES"/>
    </style:style>
    <style:style style:name="P74" style:family="paragraph" style:parent-style-name="Standard" style:list-style-name="WW8Num17">
      <style:text-properties fo:language="es" fo:country="ES"/>
    </style:style>
    <style:style style:name="P75" style:family="paragraph" style:parent-style-name="Standard" style:list-style-name="WW8Num20">
      <style:paragraph-properties fo:text-align="start" style:justify-single-word="false"/>
      <style:text-properties fo:language="es" fo:country="ES"/>
    </style:style>
    <style:style style:name="P76" style:family="paragraph" style:parent-style-name="Standard" style:list-style-name="WW8Num8">
      <style:text-properties fo:language="es" fo:country="ES"/>
    </style:style>
    <style:style style:name="P77" style:family="paragraph" style:parent-style-name="Standard" style:list-style-name="WW8Num26">
      <style:text-properties fo:language="es" fo:country="ES"/>
    </style:style>
    <style:style style:name="P78" style:family="paragraph" style:parent-style-name="Standard" style:list-style-name="WW8Num11">
      <style:text-properties fo:language="es" fo:country="ES"/>
    </style:style>
    <style:style style:name="P79" style:family="paragraph" style:parent-style-name="Standard" style:list-style-name="WW8Num6">
      <style:text-properties fo:language="es" fo:country="ES"/>
    </style:style>
    <style:style style:name="P80" style:family="paragraph" style:parent-style-name="Standard" style:list-style-name="WW8Num24">
      <style:text-properties fo:language="es" fo:country="ES"/>
    </style:style>
    <style:style style:name="P81" style:family="paragraph" style:parent-style-name="Standard" style:list-style-name="WW8Num7">
      <style:text-properties fo:language="es" fo:country="ES"/>
    </style:style>
    <style:style style:name="P82" style:family="paragraph" style:parent-style-name="Standard" style:list-style-name="WW8Num28">
      <style:text-properties fo:language="es" fo:country="ES"/>
    </style:style>
    <style:style style:name="P83" style:family="paragraph" style:parent-style-name="Standard" style:list-style-name="WW8Num25">
      <style:text-properties fo:language="es" fo:country="ES"/>
    </style:style>
    <style:style style:name="P84" style:family="paragraph" style:parent-style-name="Standard" style:list-style-name="WW8Num12">
      <style:text-properties fo:language="es" fo:country="ES"/>
    </style:style>
    <style:style style:name="P85" style:family="paragraph" style:parent-style-name="Standard" style:list-style-name="WW8Num9">
      <style:text-properties fo:language="es" fo:country="ES"/>
    </style:style>
    <style:style style:name="P86" style:family="paragraph" style:parent-style-name="Standard" style:list-style-name="WW8Num19">
      <style:text-properties fo:language="es" fo:country="ES"/>
    </style:style>
    <style:style style:name="P87" style:family="paragraph" style:parent-style-name="Standard" style:list-style-name="WW8Num3">
      <style:text-properties fo:language="es" fo:country="ES"/>
    </style:style>
    <style:style style:name="P88" style:family="paragraph" style:parent-style-name="Standard" style:list-style-name="WW8Num22">
      <style:text-properties fo:language="es" fo:country="ES"/>
    </style:style>
    <style:style style:name="P89" style:family="paragraph" style:parent-style-name="Standard" style:list-style-name="WW8Num4">
      <style:text-properties fo:language="es" fo:country="ES"/>
    </style:style>
    <style:style style:name="P90" style:family="paragraph" style:parent-style-name="Standard">
      <style:text-properties fo:language="es" fo:country="ES" style:font-name-asian="Arial"/>
    </style:style>
    <style:style style:name="P91" style:family="paragraph" style:parent-style-name="Standard" style:list-style-name="WW8Num13">
      <style:text-properties fo:language="es" fo:country="ES"/>
    </style:style>
    <style:style style:name="P92" style:family="paragraph" style:parent-style-name="Standard" style:list-style-name="WW8Num30">
      <style:text-properties fo:language="es" fo:country="ES" fo:font-weight="bold" style:font-weight-asian="bold" style:font-weight-complex="bold"/>
    </style:style>
    <style:style style:name="P93" style:family="paragraph" style:parent-style-name="Standard" style:list-style-name="WW8Num30">
      <style:text-properties fo:language="es" fo:country="ES"/>
    </style:style>
    <style:style style:name="P94" style:family="paragraph" style:parent-style-name="Standard" style:list-style-name="WW8Num20">
      <style:paragraph-properties fo:text-align="start" style:justify-single-word="false"/>
    </style:style>
    <style:style style:name="P95" style:family="paragraph" style:parent-style-name="Standard" style:list-style-name="WW8Num20">
      <style:paragraph-properties fo:margin-left="3.747cm" fo:margin-right="0cm" fo:text-align="start" style:justify-single-word="false" fo:text-indent="-0.635cm" style:auto-text-indent="false"/>
    </style:style>
    <style:style style:name="P96" style:family="paragraph" style:parent-style-name="Standard" style:list-style-name="WW8Num20">
      <style:paragraph-properties fo:margin-left="3.747cm" fo:margin-right="0cm" fo:text-align="start" style:justify-single-word="false" fo:text-indent="-0.635cm" style:auto-text-indent="false"/>
      <style:text-properties fo:language="es" fo:country="ES"/>
    </style:style>
    <style:style style:name="P97" style:family="paragraph" style:parent-style-name="Standard" style:list-style-name="WW8Num20">
      <style:paragraph-properties fo:margin-left="2.498cm" fo:margin-right="0cm" fo:text-align="start" style:justify-single-word="false" fo:text-indent="-0.635cm" style:auto-text-indent="false"/>
      <style:text-properties fo:language="es" fo:country="ES"/>
    </style:style>
    <style:style style:name="P98" style:family="paragraph" style:parent-style-name="Standard" style:list-style-name="WW8Num30">
      <style:paragraph-properties fo:margin-top="0.176cm" fo:margin-bottom="0.176cm" fo:text-align="start" style:justify-single-word="false"/>
      <style:text-properties fo:language="es" fo:country="ES" fo:font-weight="bold" style:font-weight-asian="bold" style:font-weight-complex="bold"/>
    </style:style>
    <style:style style:name="P99" style:family="paragraph" style:parent-style-name="Heading_20_1">
      <style:text-properties fo:language="es" fo:country="ES"/>
    </style:style>
    <style:style style:name="P100" style:family="paragraph" style:parent-style-name="Heading_20_1">
      <style:paragraph-properties fo:break-before="page"/>
      <style:text-properties fo:language="es" fo:country="ES"/>
    </style:style>
    <style:style style:name="P101" style:family="paragraph" style:parent-style-name="Heading_20_3">
      <style:text-properties fo:language="es" fo:country="ES"/>
    </style:style>
    <style:style style:name="P102" style:family="paragraph" style:parent-style-name="Heading_20_2">
      <style:text-properties fo:language="es" fo:country="ES"/>
    </style:style>
    <style:style style:name="P103" style:family="paragraph" style:parent-style-name="Heading_20_4">
      <style:text-properties fo:language="es" fo:country="ES"/>
    </style:style>
    <style:style style:name="P104" style:family="paragraph" style:parent-style-name="Heading_20_4">
      <style:paragraph-properties fo:text-align="justify" style:justify-single-word="false"/>
      <style:text-properties fo:language="es" fo:country="ES"/>
    </style:style>
    <style:style style:name="P105" style:family="paragraph" style:parent-style-name="Table_20_Contents_20__28_user_29_" style:list-style-name="WW8Num27">
      <style:paragraph-properties style:snap-to-layout-grid="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style:font-name="Arial" fo:language="es" fo:country="ES" style:font-name-complex="Arial"/>
    </style:style>
    <style:style style:name="P106" style:family="paragraph" style:parent-style-name="Table_20_Contents_20__28_user_29_" style:list-style-name="WW8Num18">
      <style:paragraph-properties fo:margin-top="0cm" fo:margin-bottom="0cm" style:snap-to-layout-grid="false">
        <style:tab-stops>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fo:language="es" fo:country="ES"/>
    </style:style>
    <style:style style:name="T1" style:family="text">
      <style:text-properties style:font-name-asian="Arial"/>
    </style:style>
    <style:style style:name="T2" style:family="text">
      <style:text-properties style:font-name-asian="Arial" style:font-name-complex="Arial"/>
    </style:style>
    <style:style style:name="T3" style:family="text">
      <style:text-properties style:font-name-asian="Arial" style:font-style-complex="italic"/>
    </style:style>
    <style:style style:name="T4" style:family="text">
      <style:text-properties style:font-name-complex="Arial"/>
    </style:style>
    <style:style style:name="T5" style:family="text">
      <style:text-properties fo:font-size="6pt" style:font-size-asian="6pt" style:font-size-complex="6pt"/>
    </style:style>
    <style:style style:name="T6" style:family="text">
      <style:text-properties fo:font-size="6pt" style:font-name-asian="Arial" style:font-size-asian="6pt" style:font-size-complex="6pt"/>
    </style:style>
    <style:style style:name="T7" style:family="text">
      <style:text-properties fo:font-size="9pt" style:font-size-asian="9pt"/>
    </style:style>
    <style:style style:name="T8" style:family="text">
      <style:text-properties fo:font-size="9pt" style:font-size-asian="9pt" style:font-size-complex="9pt"/>
    </style:style>
    <style:style style:name="T9" style:family="text">
      <style:text-properties fo:font-size="9pt" style:font-size-asian="9pt" style:font-name-complex="Verdana" style:font-size-complex="9pt"/>
    </style:style>
    <style:style style:name="T10" style:family="text">
      <style:text-properties fo:font-size="9pt" style:font-name-asian="Arial" style:font-size-asian="9pt"/>
    </style:style>
    <style:style style:name="T11" style:family="text">
      <style:text-properties fo:font-size="9pt" style:font-name-asian="Arial" style:font-size-asian="9pt" style:font-size-complex="9pt"/>
    </style:style>
    <style:style style:name="T12" style:family="text">
      <style:text-properties fo:font-size="9pt" style:font-name-asian="Arial Unicode MS" style:font-size-asian="9pt" style:font-name-complex="Verdana" style:font-size-complex="9pt"/>
    </style:style>
    <style:style style:name="T13" style:family="text">
      <style:text-properties fo:font-size="9pt" style:font-name-asian="Verdana" style:font-size-asian="9pt" style:font-name-complex="Verdana" style:font-size-complex="9pt"/>
    </style:style>
    <style:style style:name="T14" style:family="text">
      <style:text-properties style:font-size-complex="9pt"/>
    </style:style>
    <style:style style:name="T15" style:family="text">
      <style:text-properties fo:font-weight="bold" style:font-weight-asian="bold"/>
    </style:style>
    <style:style style:name="T16" style:family="text">
      <style:text-properties fo:font-weight="bold" style:font-weight-asian="bold" style:font-weight-complex="bold"/>
    </style:style>
    <style:style style:name="T17" style:family="text">
      <style:text-properties fo:font-weight="bold" style:font-name-asian="Arial" style:font-weight-asian="bold"/>
    </style:style>
    <style:style style:name="T18" style:family="text">
      <style:text-properties fo:font-weight="bold" style:font-name-asian="Arial" style:font-weight-asian="bold" style:font-weight-complex="bold"/>
    </style:style>
    <style:style style:name="T19" style:family="text">
      <style:text-properties fo:color="#000080" fo:font-size="12pt" fo:font-weight="bold" style:font-size-asian="12pt" style:font-weight-asian="bold" style:font-size-complex="12pt" style:font-weight-complex="bold"/>
    </style:style>
    <style:style style:name="T20" style:family="text">
      <style:text-properties fo:color="#000080" fo:font-size="12pt" fo:font-weight="bold" style:font-name-asian="Arial" style:font-size-asian="12pt" style:font-weight-asian="bold" style:font-size-complex="12pt" style:font-weight-complex="bold"/>
    </style:style>
    <style:style style:name="T21" style:family="text">
      <style:text-properties style:font-style-complex="italic"/>
    </style:style>
    <style:style style:name="T22" style:family="text">
      <style:text-properties fo:language="es" fo:country="ES"/>
    </style:style>
    <style:style style:name="T23" style:family="text">
      <style:text-properties fo:language="es" fo:country="ES" style:font-name-asian="Arial"/>
    </style:style>
    <style:style style:name="T24" style:family="text">
      <style:text-properties fo:language="es" fo:country="ES" fo:font-style="italic" fo:font-weight="bold" style:font-style-asian="italic" style:font-weight-asian="bold"/>
    </style:style>
    <style:style style:name="T25" style:family="text">
      <style:text-properties fo:language="es" fo:country="ES" fo:font-style="italic" fo:font-weight="bold" style:font-name-asian="Arial" style:font-style-asian="italic" style:font-weight-asian="bold"/>
    </style:style>
    <style:style style:name="T26" style:family="text">
      <style:text-properties fo:language="es" fo:country="ES" fo:font-weight="normal" style:font-weight-asian="normal" style:font-weight-complex="normal"/>
    </style:style>
    <style:style style:name="T27" style:family="text">
      <style:text-properties fo:color="#000000"/>
    </style:style>
    <style:style style:name="T28" style:family="text">
      <style:text-properties fo:color="#000000" style:font-name-asian="Arial"/>
    </style:style>
    <style:style style:name="T29" style:family="text">
      <style:text-properties fo:color="#000000" style:font-name-asian="Arial" style:font-name-complex="Arial"/>
    </style:style>
    <style:style style:name="T30" style:family="text">
      <style:text-properties fo:color="#000000" fo:font-size="9pt" fo:background-color="#ffffff" style:font-size-asian="9pt" style:font-size-complex="9pt"/>
    </style:style>
    <style:style style:name="T31" style:family="text">
      <style:text-properties fo:color="#000000" fo:font-size="10pt" fo:language="es" fo:country="ES" style:font-size-asian="10pt" style:font-name-complex="Arial" style:font-size-complex="10pt"/>
    </style:style>
    <style:style style:name="T32" style:family="text">
      <style:text-properties fo:color="#000000" fo:font-size="10pt" fo:language="es" fo:country="ES" style:font-name-asian="Arial" style:font-size-asian="10pt" style:font-name-complex="Arial" style:font-size-complex="10pt"/>
    </style:style>
    <style:style style:name="T33" style:family="text">
      <style:text-properties fo:color="#000000" style:font-name-complex="Arial"/>
    </style:style>
    <style:style style:name="T34" style:family="text">
      <style:text-properties fo:color="#000000" style:font-name-complex="Verdana"/>
    </style:style>
    <style:style style:name="T35" style:family="text">
      <style:text-properties fo:color="#000000" style:font-name-asian="Verdana" style:font-name-complex="Verdana"/>
    </style:style>
    <style:style style:name="T36" style:family="text">
      <style:text-properties fo:font-style="normal" style:font-style-asian="normal"/>
    </style:style>
    <style:style style:name="T37" style:family="text">
      <style:text-properties fo:font-style="normal" style:font-name-asian="Arial" style:font-style-asian="normal"/>
    </style:style>
    <style:style style:name="T38" style:family="text">
      <style:text-properties style:font-name="Arial" style:font-name-complex="Arial"/>
    </style:style>
    <style:style style:name="T39" style:family="text">
      <style:text-properties style:font-name="Arial" style:font-name-complex="Arial" style:font-weight-complex="bold"/>
    </style:style>
    <style:style style:name="T40" style:family="text">
      <style:text-properties style:font-name="Arial" style:font-name-asian="Arial" style:font-name-complex="Arial"/>
    </style:style>
    <style:style style:name="T41" style:family="text">
      <style:text-properties style:font-name="Arial" style:font-name-asian="Arial" style:language-asian="es" style:country-asian="ES" style:font-name-complex="Arial" style:font-size-complex="10pt"/>
    </style:style>
    <style:style style:name="T42" style:family="text">
      <style:text-properties style:font-name="Arial" fo:font-weight="bold" style:font-weight-asian="bold" style:font-name-complex="Arial" style:font-weight-complex="bold"/>
    </style:style>
    <style:style style:name="T43" style:family="text">
      <style:text-properties style:font-name="Arial" style:language-asian="es" style:country-asian="ES" style:font-name-complex="Arial" style:font-size-complex="10pt"/>
    </style:style>
    <style:style style:name="T44" style:family="text">
      <style:text-properties style:font-name-asian="Garamond"/>
    </style:style>
    <style:style style:name="T45" style:family="text">
      <style:text-properties style:font-name-asian="Verdana"/>
    </style:style>
    <style:style style:name="T46" style:family="text">
      <style:text-properties style:font-name-asian="Arial Unicode MS"/>
    </style:style>
    <style:style style:name="T47" style:family="text">
      <style:text-properties fo:font-size="10pt" fo:language="es" fo:country="ES" style:font-size-asian="10pt" style:font-size-complex="10pt"/>
    </style:style>
    <style:style style:name="T48" style:family="text">
      <style:text-properties fo:font-size="10pt" fo:language="es" fo:country="ES" style:font-name-asian="Arial" style:font-size-asian="10pt" style:font-size-complex="10pt"/>
    </style:style>
    <style:style style:name="T49" style:family="text">
      <style:text-properties style:font-name="Courier" fo:font-size="9pt" style:font-size-asian="9pt" style:font-name-complex="Verdana" style:font-size-complex="9pt"/>
    </style:style>
    <style:style style:name="fr1" style:family="graphic" style:parent-style-name="Frame">
      <style:graphic-properties fo:margin-left="0cm" fo:margin-right="0.249cm" style:wrap="dynamic" style:number-wrapped-paragraphs="1" style:vertical-pos="from-top" style:vertical-rel="paragraph" style:horizontal-pos="from-lef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ge-content"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
      <table:table table:name="Taula1" table:style-name="Taula1">
        <table:table-column table:style-name="Taula1.A"/>
        <table:table-column table:style-name="Taula1.B"/>
        <table:table-column table:style-name="Taula1.C"/>
        <table:table-column table:style-name="Taula1.D"/>
        <table:table-column table:style-name="Taula1.E"/>
        <table:table-column table:style-name="Taula1.F"/>
        <table:table-row table:style-name="Taula1.1">
          <table:table-cell table:style-name="Taula1.A1" office:value-type="string">
            <text:p text:style-name="P14">Versión</text:p>
          </table:table-cell>
          <table:table-cell table:style-name="Taula1.A1" office:value-type="string">
            <text:p text:style-name="P14">Redactado<text:span text:style-name="T1"> </text:span>por</text:p>
          </table:table-cell>
          <table:table-cell table:style-name="Taula1.A1" office:value-type="string">
            <text:p text:style-name="P14">Revisado<text:span text:style-name="T1"> </text:span>por</text:p>
          </table:table-cell>
          <table:table-cell table:style-name="Taula1.A1" office:value-type="string">
            <text:p text:style-name="P14">Aprobado<text:span text:style-name="T1"> </text:span>por</text:p>
          </table:table-cell>
          <table:table-cell table:style-name="Taula1.A1" office:value-type="string">
            <text:p text:style-name="P14">Fecha<text:span text:style-name="T1"> </text:span>aprobación</text:p>
          </table:table-cell>
          <table:table-cell table:style-name="Taula1.F1" office:value-type="string">
            <text:p text:style-name="P14">Fecha<text:span text:style-name="T1"> </text:span>publicación</text:p>
          </table:table-cell>
        </table:table-row>
        <table:table-row table:style-name="Taula1.2">
          <table:table-cell table:style-name="Taula1.A2" office:value-type="string">
            <text:p text:style-name="P32"/>
          </table:table-cell>
          <table:table-cell table:style-name="Taula1.B2" office:value-type="string">
            <text:p text:style-name="P34"/>
          </table:table-cell>
          <table:table-cell table:style-name="Taula1.C2" office:value-type="string">
            <text:p text:style-name="P34"/>
          </table:table-cell>
          <table:table-cell table:style-name="Taula1.D2" office:value-type="string">
            <text:p text:style-name="P34"/>
          </table:table-cell>
          <table:table-cell table:style-name="Taula1.E2" office:value-type="string">
            <text:p text:style-name="P34"/>
          </table:table-cell>
          <table:table-cell table:style-name="Taula1.F2" office:value-type="string">
            <text:p text:style-name="P34"/>
          </table:table-cell>
        </table:table-row>
        <table:table-row table:style-name="Taula1.3">
          <table:table-cell table:style-name="Taula1.A3" office:value-type="string">
            <text:p text:style-name="P17"><text:span text:style-name="T14">1.</text:span><text:span text:style-name="T14">2.1</text:span></text:p>
          </table:table-cell>
          <table:table-cell table:style-name="Taula1.B3" office:value-type="string">
            <text:p text:style-name="P35">Ligia<text:span text:style-name="T1"> </text:span>Vega</text:p>
            <text:p text:style-name="P33"/>
          </table:table-cell>
          <table:table-cell table:style-name="Taula1.C3" office:value-type="string">
            <text:p text:style-name="P34"/>
          </table:table-cell>
          <table:table-cell table:style-name="Taula1.D3" office:value-type="string">
            <text:p text:style-name="P34"/>
          </table:table-cell>
          <table:table-cell table:style-name="Taula1.E3" office:value-type="string">
            <text:p text:style-name="P34"/>
          </table:table-cell>
          <table:table-cell table:style-name="Taula1.F3" office:value-type="string">
            <text:p text:style-name="P34"/>
          </table:table-cell>
        </table:table-row>
        <table:table-row table:style-name="Taula1.3">
          <table:table-cell table:style-name="Taula1.A4" office:value-type="string">
            <text:p text:style-name="P17"><text:span text:style-name="T14">1</text:span><text:span text:style-name="T14">.3</text:span></text:p>
          </table:table-cell>
          <table:table-cell table:style-name="Taula1.B4" office:value-type="string">
            <text:p text:style-name="P35">Ligia<text:span text:style-name="T1"> </text:span>Vega</text:p>
            <text:p text:style-name="P33"/>
          </table:table-cell>
          <table:table-cell table:style-name="Taula1.C4" office:value-type="string">
            <text:p text:style-name="P34"/>
          </table:table-cell>
          <table:table-cell table:style-name="Taula1.D4" office:value-type="string">
            <text:p text:style-name="P34"/>
          </table:table-cell>
          <table:table-cell table:style-name="Taula1.E4" office:value-type="string">
            <text:p text:style-name="P34"/>
          </table:table-cell>
          <table:table-cell table:style-name="Taula1.F4" office:value-type="string">
            <text:p text:style-name="P34"/>
          </table:table-cell>
        </table:table-row>
        <table:table-row table:style-name="Taula1.3">
          <table:table-cell table:style-name="Taula1.A5" office:value-type="string">
            <text:p text:style-name="P17"><text:span text:style-name="T14">1.</text:span><text:span text:style-name="T14">6</text:span></text:p>
          </table:table-cell>
          <table:table-cell table:style-name="Taula1.B5" office:value-type="string">
            <text:p text:style-name="P35">Ligia<text:span text:style-name="T1"> </text:span>Vega</text:p>
          </table:table-cell>
          <table:table-cell table:style-name="Taula1.C5" office:value-type="string">
            <text:p text:style-name="P34"/>
          </table:table-cell>
          <table:table-cell table:style-name="Taula1.D5" office:value-type="string">
            <text:p text:style-name="P34"/>
          </table:table-cell>
          <table:table-cell table:style-name="Taula1.E5" office:value-type="string">
            <text:p text:style-name="P34"/>
          </table:table-cell>
          <table:table-cell table:style-name="Taula1.F5" office:value-type="string">
            <text:p text:style-name="P34"/>
          </table:table-cell>
        </table:table-row>
        <table:table-row table:style-name="Taula1.3">
          <table:table-cell table:style-name="Taula1.A6" office:value-type="string">
            <text:p text:style-name="P17">1.7</text:p>
          </table:table-cell>
          <table:table-cell table:style-name="Taula1.B6" office:value-type="string">
            <text:p text:style-name="P35">Sara Arjona</text:p>
          </table:table-cell>
          <table:table-cell table:style-name="Taula1.C6" office:value-type="string">
            <text:p text:style-name="P34"/>
          </table:table-cell>
          <table:table-cell table:style-name="Taula1.D6" office:value-type="string">
            <text:p text:style-name="P34"/>
          </table:table-cell>
          <table:table-cell table:style-name="Taula1.E6" office:value-type="string">
            <text:p text:style-name="P34"/>
          </table:table-cell>
          <table:table-cell table:style-name="Taula1.F6" office:value-type="string">
            <text:p text:style-name="P34"/>
          </table:table-cell>
        </table:table-row>
      </table:table>
      <text:p text:style-name="P16"/>
      <text:p text:style-name="P16"/>
      <text:p text:style-name="P16"><draw:frame draw:style-name="fr1" draw:name="Marc1" text:anchor-type="paragraph" svg:x="-0.132cm" svg:y="0.018cm" svg:width="16.394cm" draw:z-index="0"><draw:text-box fo:min-height="0.37cm"><table:table table:name="Taula2" table:style-name="Taula2"><table:table-column table:style-name="Taula2.A"/><table:table-row table:style-name="Taula2.1"><table:table-cell table:style-name="Taula2.A1" office:value-type="string"><text:p text:style-name="P15">Registro<text:span text:style-name="T1"> </text:span>de<text:span text:style-name="T1"> c</text:span>ambios</text:p></table:table-cell></table:table-row></table:table></draw:text-box></draw:frame></text:p>
      <table:table table:name="Taula3" table:style-name="Taula3">
        <table:table-column table:style-name="Taula3.A"/>
        <table:table-column table:style-name="Taula3.B"/>
        <table:table-column table:style-name="Taula3.C"/>
        <table:table-column table:style-name="Taula3.D"/>
        <table:table-row table:style-name="Taula3.1">
          <table:table-cell table:style-name="Taula3.A1" office:value-type="string">
            <text:p text:style-name="P37">Versión</text:p>
          </table:table-cell>
          <table:table-cell table:style-name="Taula3.A1" office:value-type="string">
            <text:p text:style-name="P37">Pàginas</text:p>
          </table:table-cell>
          <table:table-cell table:style-name="Taula3.A1" office:value-type="string">
            <text:p text:style-name="P38"><text:span text:style-name="T7">Fecha</text:span><text:span text:style-name="T10"> </text:span><text:span text:style-name="T7">Modificación</text:span></text:p>
          </table:table-cell>
          <table:table-cell table:style-name="Taula3.D1" office:value-type="string">
            <text:p text:style-name="P38"><text:span text:style-name="T7">Motivo</text:span><text:span text:style-name="T10"> </text:span><text:span text:style-name="T7">del</text:span><text:span text:style-name="T10"> </text:span><text:span text:style-name="T7">canvio</text:span></text:p>
          </table:table-cell>
        </table:table-row>
        <table:table-row table:style-name="Taula3.2">
          <table:table-cell table:style-name="Taula3.A2" office:value-type="string">
            <text:p text:style-name="P39"><text:span text:style-name="T8">1.</text:span><text:span text:style-name="T8">2.1</text:span></text:p>
          </table:table-cell>
          <table:table-cell table:style-name="Taula3.B2" office:value-type="string">
            <text:p text:style-name="P36">1-40</text:p>
          </table:table-cell>
          <table:table-cell table:style-name="Taula3.C2" office:value-type="string">
            <text:p text:style-name="P36">20/04/2011</text:p>
          </table:table-cell>
          <table:table-cell table:style-name="Taula3.D2" office:value-type="string">
            <text:p text:style-name="P39"><text:span text:style-name="T8">Reestructuración</text:span><text:span text:style-name="T11"> </text:span><text:span text:style-name="T8">y</text:span><text:span text:style-name="T11"> </text:span><text:span text:style-name="T8">actualización</text:span><text:span text:style-name="T11"> </text:span><text:span text:style-name="T8">de</text:span><text:span text:style-name="T11"> </text:span><text:span text:style-name="T8">la</text:span><text:span text:style-name="T11"> </text:span><text:span text:style-name="T8">información</text:span><text:span text:style-name="T11"> </text:span><text:span text:style-name="T8">(cambio</text:span><text:span text:style-name="T11"> </text:span><text:span text:style-name="T8">de</text:span><text:span text:style-name="T11"> </text:span><text:span text:style-name="T8">nomenclatura)</text:span></text:p>
          </table:table-cell>
        </table:table-row>
        <table:table-row table:style-name="Taula3.3">
          <table:table-cell table:style-name="Taula3.A3" office:value-type="string">
            <text:p text:style-name="P39"><text:span text:style-name="T8">1</text:span><text:span text:style-name="T8">.3</text:span></text:p>
          </table:table-cell>
          <table:table-cell table:style-name="Taula3.B3" office:value-type="string">
            <text:p text:style-name="P36">22-24,26</text:p>
          </table:table-cell>
          <table:table-cell table:style-name="Taula3.C3" office:value-type="string">
            <text:p text:style-name="P36">17/05/2011</text:p>
          </table:table-cell>
          <table:table-cell table:style-name="Taula3.D3" office:value-type="string">
            <text:p text:style-name="P36">Añadir<text:span text:style-name="T1"> </text:span>el<text:span text:style-name="T1"> </text:span>campo<text:span text:style-name="T1"> </text:span>Rol<text:span text:style-name="T1"> </text:span>al<text:span text:style-name="T1"> </text:span>servicio<text:span text:style-name="T1"> </text:span>web<text:span text:style-name="T1"> </text:span>de<text:span text:style-name="T1"> </text:span>autenticación.</text:p>
          </table:table-cell>
        </table:table-row>
        <table:table-row table:style-name="Taula3.1">
          <table:table-cell table:style-name="Taula3.A4" office:value-type="string">
            <text:p text:style-name="P39"><text:span text:style-name="T8">1</text:span><text:span text:style-name="T8">.3</text:span></text:p>
          </table:table-cell>
          <table:table-cell table:style-name="Taula3.B4" office:value-type="string">
            <text:p text:style-name="P36">32,33</text:p>
          </table:table-cell>
          <table:table-cell table:style-name="Taula3.C4" office:value-type="string">
            <text:p text:style-name="P36">17/05/2011</text:p>
          </table:table-cell>
          <table:table-cell table:style-name="Taula3.D4" office:value-type="string">
            <text:p text:style-name="P36">Añadir<text:span text:style-name="T1"> </text:span>dos<text:span text:style-name="T1"> </text:span>estados<text:span text:style-name="T1"> </text:span>nuevos<text:span text:style-name="T1"> </text:span>al<text:span text:style-name="T1"> </text:span>servicio<text:span text:style-name="T1"> </text:span>web<text:span text:style-name="T1"> </text:span>de<text:span text:style-name="T1"> </text:span>seguimiento:<text:span text:style-name="T1"> </text:span>POR_CORREGIR<text:span text:style-name="T1"> </text:span>y<text:span text:style-name="T1"> </text:span>CORREGIDO.</text:p>
          </table:table-cell>
        </table:table-row>
        <table:table-row table:style-name="Taula3.1">
          <table:table-cell table:style-name="Taula3.A5" office:value-type="string">
            <text:p text:style-name="P39"><text:span text:style-name="T8">1.</text:span><text:span text:style-name="T8">6</text:span></text:p>
          </table:table-cell>
          <table:table-cell table:style-name="Taula3.B5" office:value-type="string">
            <text:p text:style-name="P36">43</text:p>
          </table:table-cell>
          <table:table-cell table:style-name="Taula3.C5" office:value-type="string">
            <text:p text:style-name="P36">17/08/2012</text:p>
          </table:table-cell>
          <table:table-cell table:style-name="Taula3.D5" office:value-type="string">
            <text:p text:style-name="P39"><text:span text:style-name="T8">Quitar</text:span><text:span text:style-name="T11"> </text:span><text:span text:style-name="T8">las</text:span><text:span text:style-name="T11"> </text:span><text:span text:style-name="T8">referencias</text:span><text:span text:style-name="T11"> </text:span><text:span text:style-name="T8">a</text:span><text:span text:style-name="T11"> </text:span><text:span text:style-name="T8">ATRIA.</text:span><text:span text:style-name="T11"> </text:span><text:span text:style-name="T8">Añadir</text:span><text:span text:style-name="T11"> </text:span><text:span text:style-name="T8">el</text:span><text:span text:style-name="T11"> </text:span><text:span text:style-name="T8">apartado</text:span><text:span text:style-name="T11"> </text:span><text:span text:style-name="T8">de</text:span><text:span text:style-name="T11"> </text:span><text:span text:style-name="T8">preguntes</text:span><text:span text:style-name="T11"> </text:span><text:span text:style-name="T8">frecuentes.</text:span></text:p>
          </table:table-cell>
        </table:table-row>
        <table:table-row table:style-name="Taula3.1">
          <table:table-cell table:style-name="Taula3.A6" office:value-type="string">
            <text:p text:style-name="P39">1.7</text:p>
          </table:table-cell>
          <table:table-cell table:style-name="Taula3.B6" office:value-type="string">
            <text:p text:style-name="P36">31-42</text:p>
          </table:table-cell>
          <table:table-cell table:style-name="Taula3.C6" office:value-type="string">
            <text:p text:style-name="P36">03/07/2013</text:p>
          </table:table-cell>
          <table:table-cell table:style-name="Taula3.D6" office:value-type="string">
            <text:p text:style-name="P39">Añadir parámetro opcional ForzarGuardar</text:p>
          </table:table-cell>
        </table:table-row>
      </table:table>
      <text:p text:style-name="P16"/>
      <text:p text:style-name="P16"/>
      <text:p text:style-name="P40">RESPONSABLE<text:span text:style-name="T1"> </text:span>DEL<text:span text:style-name="T1"> </text:span>DOCUMENTO:</text:p>
      <text:p text:style-name="P16"/>
      <text:p text:style-name="P40"><text:span text:style-name="T19">Í</text:span><text:span text:style-name="T20"> </text:span><text:span text:style-name="T19">N</text:span><text:span text:style-name="T20"> </text:span><text:span text:style-name="T19">D</text:span><text:span text:style-name="T20"> </text:span><text:span text:style-name="T19">ICE</text:span></text:p>
      <text:p text:style-name="P16"/>
      <text:p text:style-name="P41"/>
      <text:table-of-content text:style-name="Sect1" text:name="Índex de continguts1">
        <text:table-of-content-source text:outline-level="2"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11cm" style:leader-char=" " style:with-tab="false"/>
            <text:index-entry-tab-stop style:type="left" style:position="1.752cm" style:leader-char=" " style:with-tab="false"/>
            <text:index-entry-tab-stop style:type="left" style:position="16.002cm" style:leader-char=" "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index-source-styles text:outline-level="2">
            <text:index-source-style text:style-name="Titul_20_activitat_20_2"/>
          </text:index-source-styles>
        </text:table-of-content-source>
        <text:index-body>
          <text:p text:style-name="P72">1. INTRODUCCIÓN<text:tab/>2</text:p>
          <text:p text:style-name="P72">2. GLOSARIO<text:tab/>2</text:p>
          <text:p text:style-name="P72">3. ENLACES DE INTERÉS<text:tab/>2</text:p>
          <text:p text:style-name="P72">4. SITUACIÓN ACTUAL<text:tab/>2</text:p>
          <text:p text:style-name="P72">5. IDENTIFICACIÓN DE SUBSISTEMAS<text:tab/>3</text:p>
          <text:p text:style-name="P71">5.1 Subsistema &lt;&lt;Editorial&gt;&gt;<text:tab/>3</text:p>
          <text:p text:style-name="P71">5.2 Subsistema &lt;&lt;EVA&gt;&gt;<text:tab/>3</text:p>
          <text:p text:style-name="P72">6. PROTOCOLO DE COMUNICACIÓN ENTRE EL EVA Y LA EDITORIAL<text:tab/>3</text:p>
          <text:p text:style-name="P72">7. <text:s/>ESPECIFICACIÓN EN SERVICIOS WEB SOAP<text:tab/>5</text:p>
          <text:p text:style-name="P72">8. TIPOS DE CONTENIDOS DIGITALES<text:tab/>5</text:p>
          <text:p text:style-name="P71">8.1 SCORM<text:tab/>5</text:p>
          <text:p text:style-name="P71">8.2 Web content<text:tab/>7</text:p>
          <text:p text:style-name="P72">9. ESPECIFICACIÓN DEL PROTOCOLO DE COMUNICACIÓN ENTRE EL EVA Y LA EDITORIAL EN SERVICIOS WEB SOAP<text:tab/>8</text:p>
          <text:p text:style-name="P71">9.1 Servicio web de Estructura del libro<text:tab/>8</text:p>
          <text:p text:style-name="P71">9.2 Servicio web de autenticación y autorización<text:tab/>20</text:p>
          <text:p text:style-name="P71">9.3 Servicio web de seguimiento<text:tab/>27</text:p>
          <text:p text:style-name="P72">10. IMPLEMENTACIÓN DE LA PLATAFORMA MARSUPIAL<text:tab/>39</text:p>
          <text:p text:style-name="P71">10.1 Preguntes frecuentes<text:tab/>39</text:p>
        </text:index-body>
      </text:table-of-content>
      <text:p text:style-name="P42"/>
      <text:p text:style-name="P43"/>
      <text:h text:style-name="P100" text:outline-level="1">INTRODUCCIÓN</text:h>
      <text:p text:style-name="P16">El<text:span text:style-name="T1"> </text:span>objetivo<text:span text:style-name="T1"> </text:span>de<text:span text:style-name="T1"> </text:span>este<text:span text:style-name="T1"> </text:span>documento<text:span text:style-name="T1"> </text:span>es<text:span text:style-name="T1"> </text:span>recoger<text:span text:style-name="T1"> </text:span>la<text:span text:style-name="T1"> </text:span>definición<text:span text:style-name="T1"> </text:span>de<text:span text:style-name="T1"> </text:span>la<text:span text:style-name="T1"> </text:span>plataforma<text:span text:style-name="T1"> </text:span>Marsupial.</text:p>
      <text:p text:style-name="P16">Marsupial<text:span text:style-name="T1"> </text:span>contiene:</text:p>
      <text:list xml:id="list904109532" text:style-name="WW8Num17">
        <text:list-item>
          <text:p text:style-name="P74">La<text:span text:style-name="T1"> </text:span>definición<text:span text:style-name="T1"> </text:span>de<text:span text:style-name="T1"> </text:span>un<text:span text:style-name="T1"> </text:span>protocolo<text:span text:style-name="T1"> </text:span>de<text:span text:style-name="T1"> </text:span>comunicación<text:span text:style-name="T1"> </text:span>entre<text:span text:style-name="T1"> </text:span>los<text:span text:style-name="T1"> </text:span>Entornos<text:span text:style-name="T1"> </text:span>Virtuales<text:span text:style-name="T1"> </text:span>de<text:span text:style-name="T1"> </text:span>Aprendizaje<text:span text:style-name="T1"> </text:span>(en<text:span text:style-name="T1"> </text:span>adelante<text:span text:style-name="T1"> </text:span>EVA)<text:span text:style-name="T1"> </text:span>y<text:span text:style-name="T1"> </text:span>los<text:span text:style-name="T1"> </text:span>diferentes<text:span text:style-name="T1"> </text:span>proveedores<text:span text:style-name="T1"> </text:span>de<text:span text:style-name="T1"> </text:span>contenidos<text:span text:style-name="T1"> </text:span>(en<text:span text:style-name="T1"> </text:span>adelante<text:span text:style-name="T1"> </text:span>Editoriales).</text:p>
        </text:list-item>
        <text:list-item>
          <text:p text:style-name="P74">La<text:span text:style-name="T1"> </text:span>especificación<text:span text:style-name="T1"> </text:span>de<text:span text:style-name="T1"> </text:span>los<text:span text:style-name="T1"> </text:span>formatos<text:span text:style-name="T1"> </text:span>de<text:span text:style-name="T1"> </text:span>contenidos<text:span text:style-name="T1"> </text:span>que<text:span text:style-name="T1"> </text:span>se<text:span text:style-name="T1"> </text:span>podran<text:span text:style-name="T1"> </text:span>utilizar<text:span text:style-name="T1"> </text:span>en<text:span text:style-name="T1"> </text:span>esta<text:span text:style-name="T1"> </text:span>plataforma:<text:span text:style-name="T1"> </text:span>SCORM<text:span text:style-name="T1"> </text:span>1.2<text:span text:style-name="T1"> </text:span>y<text:span text:style-name="T1"> </text:span>web<text:span text:style-name="T1"> </text:span>content.</text:p>
        </text:list-item>
      </text:list>
      <text:h text:style-name="P99" text:outline-level="1">GLOSARIO</text:h>
      <table:table table:name="Taula4" table:style-name="Taula4">
        <table:table-column table:style-name="Taula4.A"/>
        <table:table-column table:style-name="Taula4.B"/>
        <table:table-row table:style-name="Taula4.1">
          <table:table-cell table:style-name="Taula4.A1" office:value-type="string">
            <text:p text:style-name="P20">Término</text:p>
          </table:table-cell>
          <table:table-cell table:style-name="Taula4.B1" office:value-type="string">
            <text:p text:style-name="P20">Definición</text:p>
          </table:table-cell>
        </table:table-row>
        <table:table-row table:style-name="Taula4.1">
          <table:table-cell table:style-name="Taula4.A1" office:value-type="string">
            <text:p text:style-name="P18"><text:span text:style-name="T15">EVA</text:span><text:span text:style-name="T17"> </text:span><text:span text:style-name="T15">o</text:span><text:span text:style-name="T17"> </text:span><text:span text:style-name="T15">LMS</text:span></text:p>
          </table:table-cell>
          <table:table-cell table:style-name="Taula4.B1" office:value-type="string">
            <text:p text:style-name="P18">Entorno<text:span text:style-name="T1"> </text:span>Virtual<text:span text:style-name="T1"> </text:span>de<text:span text:style-name="T1"> </text:span>Aprendizaje.<text:span text:style-name="T1"> </text:span>Learning<text:span text:style-name="T1"> </text:span>Management<text:span text:style-name="T1"> </text:span>System.</text:p>
            <text:p text:style-name="P16">Ejemplos:<text:span text:style-name="T1"> </text:span>Àgora-moodle,<text:span text:style-name="T1"> </text:span>moodle.</text:p>
          </table:table-cell>
        </table:table-row>
        <table:table-row table:style-name="Taula4.1">
          <table:table-cell table:style-name="Taula4.A1" office:value-type="string">
            <text:p text:style-name="P20">Moodle</text:p>
          </table:table-cell>
          <table:table-cell table:style-name="Taula4.B1" office:value-type="string">
            <text:p text:style-name="P18">Moodle<text:span text:style-name="T1"> </text:span>es<text:span text:style-name="T1"> </text:span>un<text:span text:style-name="T1"> </text:span>Sistema<text:span text:style-name="T1"> </text:span>de<text:span text:style-name="T1"> </text:span>Gestió<text:span text:style-name="T1"> </text:span>de<text:span text:style-name="T1"> </text:span>Cursos<text:span text:style-name="T1"> </text:span>(Course<text:span text:style-name="T1"> </text:span>Management</text:p>
            <text:p text:style-name="P16">System,<text:span text:style-name="T1"> </text:span>CMS)<text:span text:style-name="T1"> </text:span>aunque<text:span text:style-name="T1"> </text:span>también<text:span text:style-name="T1"> </text:span>es<text:span text:style-name="T1"> </text:span>conocido<text:span text:style-name="T1"> </text:span>por<text:span text:style-name="T1"> </text:span>otros<text:span text:style-name="T1"> </text:span>nombres<text:span text:style-name="T1"> </text:span>como</text:p>
            <text:p text:style-name="P16">LMS<text:span text:style-name="T1"> </text:span>o<text:span text:style-name="T1"> </text:span>Entorno<text:span text:style-name="T1"> </text:span>de<text:span text:style-name="T1"> </text:span>Aprendizaje<text:span text:style-name="T1"> </text:span>Virtual<text:span text:style-name="T1"> </text:span>(Virtual<text:span text:style-name="T1"> </text:span>Learning</text:p>
            <text:p text:style-name="P16">Environment,<text:span text:style-name="T1"> </text:span>VLE).</text:p>
          </table:table-cell>
        </table:table-row>
        <table:table-row table:style-name="Taula4.1">
          <table:table-cell table:style-name="Taula4.A1" office:value-type="string">
            <text:p text:style-name="P20">Àgora-moodle</text:p>
          </table:table-cell>
          <table:table-cell table:style-name="Taula4.B1" office:value-type="string">
            <text:p text:style-name="P18">Sistema<text:span text:style-name="T1"> </text:span>de<text:span text:style-name="T1"> </text:span>gestión<text:span text:style-name="T1"> </text:span>de<text:span text:style-name="T1"> </text:span>aprendizaje<text:span text:style-name="T1"> </text:span>del<text:span text:style-name="T1"> </text:span>Departament<text:span text:style-name="T1"> </text:span>d<text:span text:style-name="T1">’</text:span>Ensenyament<text:span text:style-name="T1"> </text:span>de</text:p>
            <text:p text:style-name="P16">la<text:span text:style-name="T1"> </text:span>Generalitat<text:span text:style-name="T1"> </text:span>de<text:span text:style-name="T1"> </text:span>Catalunya<text:span text:style-name="T1"> </text:span>basado<text:span text:style-name="T1"> </text:span>en<text:span text:style-name="T1"> </text:span>Moodle.</text:p>
          </table:table-cell>
        </table:table-row>
        <table:table-row table:style-name="Taula4.1">
          <table:table-cell table:style-name="Taula4.A1" office:value-type="string">
            <text:p text:style-name="P18"><text:span text:style-name="T15">Proveedores</text:span><text:span text:style-name="T17"> </text:span><text:span text:style-name="T15">de</text:span><text:span text:style-name="T17"> </text:span><text:span text:style-name="T15">contenidos</text:span></text:p>
          </table:table-cell>
          <table:table-cell table:style-name="Taula4.B1" office:value-type="string">
            <text:p text:style-name="P18">Organizaciones<text:span text:style-name="T1"> </text:span>que<text:span text:style-name="T1"> </text:span>proporcionan<text:span text:style-name="T1"> </text:span>contenidos<text:span text:style-name="T1"> </text:span>digitales<text:span text:style-name="T1"> </text:span>visualizables<text:span text:style-name="T1"> </text:span></text:p>
            <text:p text:style-name="P16">en<text:span text:style-name="T1"> </text:span>un<text:span text:style-name="T1"> </text:span>navegador<text:span text:style-name="T1"> </text:span>web.<text:span text:style-name="T1"> </text:span>Pueden<text:span text:style-name="T1"> </text:span>ser<text:span text:style-name="T1"> </text:span>editoriales,<text:span text:style-name="T1"> </text:span>grupos<text:span text:style-name="T1"> </text:span>editoriales<text:span text:style-name="T1"> </text:span>o<text:span text:style-name="T1"> </text:span></text:p>
            <text:p text:style-name="P16">cualquier<text:span text:style-name="T1"> </text:span>otro<text:span text:style-name="T1"> </text:span>tipo<text:span text:style-name="T1"> </text:span>de<text:span text:style-name="T1"> </text:span>organización.</text:p>
          </table:table-cell>
        </table:table-row>
      </table:table>
      <text:h text:style-name="Heading_20_1" text:outline-level="1">ENLACES DE INTERÉS</text:h>
      <text:list xml:id="list1864851247" text:style-name="WW8Num20">
        <text:list-item>
          <text:p text:style-name="P94"><text:span text:style-name="T22">Información del proyecto Marsupial: </text:span><text:a xlink:type="simple" xlink:href="https://github.com/projectestac/marsupial"><text:span text:style-name="T22">https://github.com/projectestac/marsupial</text:span></text:a></text:p>
        </text:list-item>
        <text:list-item>
          <text:p text:style-name="P94"><text:span text:style-name="T22">Documentación (manuales, protocolo, WSDL...): <text:s/></text:span><text:a xlink:type="simple" xlink:href="https://github.com/projectestac/marsupial/tree/master/docs"><text:span text:style-name="T22">https://github.com/projectestac/marsupial/tree/master/docs</text:span></text:a></text:p>
        </text:list-item>
        <text:list-item>
          <text:p text:style-name="P95"><text:span text:style-name="T22">Protocolo: </text:span><text:a xlink:type="simple" xlink:href="https://github.com/projectestac/marsupial/tree/master/docs/protocol"><text:span text:style-name="T22">https://github.com/projectestac/marsupial/tree/master/docs/protocol</text:span></text:a></text:p>
        </text:list-item>
        <text:list-item>
          <text:p text:style-name="P95"><text:span text:style-name="T22">WSDL: </text:span><text:a xlink:type="simple" xlink:href="https://github.com/projectestac/marsupial/tree/master/docs/wsdl"><text:span text:style-name="T22">https://github.com/projectestac/marsupial/tree/master/docs/wsdl</text:span></text:a></text:p>
        </text:list-item>
        <text:list-item>
          <text:p text:style-name="P97">Código fuente:</text:p>
        </text:list-item>
        <text:list-item>
          <text:p text:style-name="P95"><text:span text:style-name="T22">Simulador editorial: </text:span><text:a xlink:type="simple" xlink:href="https://github.com/projectestac/marsupial/tree/master/mps"><text:span text:style-name="T22">https://github.com/projectestac/marsupial/tree/master/mps</text:span></text:a></text:p>
        </text:list-item>
        <text:list-item>
          <text:p text:style-name="P96">Ejemplo de implementación de EVA (Moodle): <text:a xlink:type="simple" xlink:href="https://github.com/projectestac/marsupial/tree/master/moodle">https://github.com/projectestac/marsupial/tree/master/moodle</text:a></text:p>
        </text:list-item>
        <text:list-item>
          <text:p text:style-name="P75">Otros enlaces de interés:</text:p>
        </text:list-item>
        <text:list-item>
          <text:p text:style-name="P97">LaFarga. Portal inicial donde se alojó la documentación y código fuente del proyecto. La información del proyecto se trasladó de LaFarga a GitHub en 2013: <text:a xlink:type="simple" xlink:href="https://projectes.lafarga.cat/projects/marsupial">https://projectes.lafarga.cat/projects/marsupial</text:a></text:p>
        </text:list-item>
      </text:list>
      <text:h text:style-name="P99" text:outline-level="1">SITUACIÓN<text:span text:style-name="T1"> </text:span>ACTUAL</text:h>
      <text:p text:style-name="P16"><text:span text:style-name="T21">Actualmente</text:span><text:span text:style-name="T3"> </text:span><text:span text:style-name="T21">los</text:span><text:span text:style-name="T3"> </text:span><text:span text:style-name="T21">contenidos</text:span><text:span text:style-name="T3"> </text:span><text:span text:style-name="T21">digitales</text:span><text:span text:style-name="T3"> </text:span><text:span text:style-name="T21">creados</text:span><text:span text:style-name="T3"> </text:span><text:span text:style-name="T21">por</text:span><text:span text:style-name="T3"> </text:span><text:span text:style-name="T21">las</text:span><text:span text:style-name="T3"> </text:span><text:span text:style-name="T21">diferentes</text:span><text:span text:style-name="T3"> </text:span><text:span text:style-name="T21">Editoriales</text:span><text:span text:style-name="T3"> </text:span><text:span text:style-name="T21">son</text:span><text:span text:style-name="T3"> </text:span><text:span text:style-name="T21">compatibles</text:span><text:span text:style-name="T3"> </text:span><text:span text:style-name="T21">sólo</text:span><text:span text:style-name="T3"> </text:span><text:span text:style-name="T21">con</text:span><text:span text:style-name="T3"> </text:span><text:span text:style-name="T21">determinados</text:span><text:span text:style-name="T3"> </text:span><text:span text:style-name="T21">entornos</text:span><text:span text:style-name="T3"> </text:span><text:span text:style-name="T21">virtuales</text:span><text:span text:style-name="T3"> </text:span><text:span text:style-name="T21">de</text:span><text:span text:style-name="T3"> </text:span><text:span text:style-name="T21">aprendizaje</text:span><text:span text:style-name="T3"> </text:span><text:span text:style-name="T21">(EVA)</text:span><text:span text:style-name="T3"> </text:span><text:span text:style-name="T21">y</text:span><text:span text:style-name="T3"> </text:span><text:span text:style-name="T21">no</text:span><text:span text:style-name="T3"> </text:span><text:span text:style-name="T21">con</text:span><text:span text:style-name="T3"> </text:span><text:span text:style-name="T21">otros.</text:span><text:span text:style-name="T3"> </text:span></text:p>
      <text:p text:style-name="P16"><text:span text:style-name="T21">Esta</text:span><text:span text:style-name="T3"> </text:span><text:span text:style-name="T21">exclusividad</text:span><text:span text:style-name="T3"> </text:span><text:span text:style-name="T21">hace</text:span><text:span text:style-name="T3"> </text:span><text:span text:style-name="T21">inviable</text:span><text:span text:style-name="T3"> </text:span><text:span text:style-name="T21">que</text:span><text:span text:style-name="T3"> </text:span><text:span text:style-name="T21">un</text:span><text:span text:style-name="T3"> </text:span><text:span text:style-name="T21">mismo</text:span><text:span text:style-name="T3"> </text:span><text:span text:style-name="T21">grupo</text:span><text:span text:style-name="T3"> </text:span><text:span text:style-name="T21">de</text:span><text:span text:style-name="T3"> </text:span><text:span text:style-name="T21">alumnos</text:span><text:span text:style-name="T3"> </text:span><text:span text:style-name="T21">de</text:span><text:span text:style-name="T3"> </text:span><text:span text:style-name="T21">un</text:span><text:span text:style-name="T3"> </text:span><text:span text:style-name="T21">centro</text:span><text:span text:style-name="T3"> </text:span><text:span text:style-name="T21">pueda</text:span><text:span text:style-name="T3"> </text:span><text:span text:style-name="T21">trabajar</text:span><text:span text:style-name="T3"> </text:span><text:span text:style-name="T21">con</text:span><text:span text:style-name="T3"> </text:span><text:span text:style-name="T21">los</text:span><text:span text:style-name="T3"> </text:span><text:span text:style-name="T21">materiales</text:span><text:span text:style-name="T3"> </text:span><text:span text:style-name="T21">que</text:span><text:span text:style-name="T3"> </text:span><text:span text:style-name="T21">producen</text:span><text:span text:style-name="T3"> </text:span><text:span text:style-name="T21">diferentes</text:span><text:span text:style-name="T3"> </text:span><text:span text:style-name="T21">empresas</text:span><text:span text:style-name="T3"> </text:span><text:span text:style-name="T21">Editoriales</text:span><text:span text:style-name="T3"> </text:span><text:span text:style-name="T21">o</text:span><text:span text:style-name="T3"> </text:span><text:span text:style-name="T21">proveedores</text:span><text:span text:style-name="T3"> </text:span><text:span text:style-name="T21">de</text:span><text:span text:style-name="T3"> </text:span><text:span text:style-name="T21">contenidos</text:span><text:span text:style-name="T3"> </text:span><text:span text:style-name="T21">sin</text:span><text:span text:style-name="T3"> </text:span><text:span text:style-name="T21">cambiar</text:span><text:span text:style-name="T3"> </text:span><text:span text:style-name="T21">de</text:span><text:span text:style-name="T3"> </text:span><text:span text:style-name="T21">EVA.</text:span><text:span text:style-name="T3"> </text:span><text:span text:style-name="T21">Esta</text:span><text:span text:style-name="T3"> </text:span><text:span text:style-name="T21">situación</text:span><text:span text:style-name="T3"> </text:span><text:span text:style-name="T21">dificulta</text:span><text:span text:style-name="T3"> </text:span><text:span text:style-name="T21">enormemente</text:span><text:span text:style-name="T3"> </text:span><text:span text:style-name="T21">la</text:span><text:span text:style-name="T3"> </text:span><text:span text:style-name="T21">gestión</text:span><text:span text:style-name="T3"> </text:span><text:span text:style-name="T21">del</text:span><text:span text:style-name="T3"> </text:span><text:span text:style-name="T21">aula,</text:span><text:span text:style-name="T3"> </text:span><text:span text:style-name="T21">y,</text:span><text:span text:style-name="T3"> </text:span><text:span text:style-name="T21">en</text:span><text:span text:style-name="T3"> </text:span><text:span text:style-name="T21">definitiva,</text:span><text:span text:style-name="T3"> </text:span><text:span text:style-name="T21">la</text:span><text:span text:style-name="T3"> </text:span><text:span text:style-name="T21">viabilidad</text:span><text:span text:style-name="T3"> </text:span><text:span text:style-name="T21">de</text:span><text:span text:style-name="T3"> </text:span><text:span text:style-name="T21">utilizar</text:span><text:span text:style-name="T3"> </text:span><text:span text:style-name="T21">objetos</text:span><text:span text:style-name="T3"> </text:span><text:span text:style-name="T21">digitales</text:span><text:span text:style-name="T3"> </text:span><text:span text:style-name="T21">de</text:span><text:span text:style-name="T3"> </text:span><text:span text:style-name="T21">aprendizaje</text:span><text:span text:style-name="T3"> </text:span><text:span text:style-name="T21">en</text:span><text:span text:style-name="T3"> </text:span><text:span text:style-name="T21">un</text:span><text:span text:style-name="T3"> </text:span><text:span text:style-name="T21">contexto</text:span><text:span text:style-name="T3"> </text:span><text:span text:style-name="T21">real</text:span><text:span text:style-name="T3"> </text:span><text:span text:style-name="T21">de</text:span><text:span text:style-name="T3"> </text:span><text:span text:style-name="T21">centro</text:span><text:span text:style-name="T3"> </text:span><text:span text:style-name="T21">educativo.</text:span></text:p>
      <text:p text:style-name="P21"/>
      <text:p text:style-name="P16">El<text:span text:style-name="T1"> </text:span>objetivo<text:span text:style-name="T1"> </text:span>principal<text:span text:style-name="T1"> </text:span>de<text:span text:style-name="T1"> </text:span>Marsupial<text:span text:style-name="T1"> </text:span>es<text:span text:style-name="T1"> </text:span><text:span text:style-name="T15">definir</text:span><text:span text:style-name="T17"> </text:span><text:span text:style-name="T15">e</text:span><text:span text:style-name="T17"> </text:span><text:span text:style-name="T15">implementar</text:span><text:span text:style-name="T1"> </text:span>un<text:span text:style-name="T1"> </text:span>sistema<text:span text:style-name="T1"> </text:span>que<text:span text:style-name="T1"> </text:span>permita<text:span text:style-name="T1"> </text:span>acceder<text:span text:style-name="T1"> </text:span>de<text:span text:style-name="T1"> </text:span>manera<text:span text:style-name="T1"> </text:span>segura<text:span text:style-name="T1"> </text:span>al<text:span text:style-name="T1"> </text:span>contenido<text:span text:style-name="T1"> </text:span>educativo<text:span text:style-name="T1"> </text:span>digital<text:span text:style-name="T1"> </text:span>y<text:span text:style-name="T1"> </text:span>guardar<text:span text:style-name="T1"> </text:span>los<text:span text:style-name="T1"> </text:span>resultados<text:span text:style-name="T1"> </text:span>de<text:span text:style-name="T1"> </text:span>la<text:span text:style-name="T1"> </text:span>interacción<text:span text:style-name="T1"> </text:span>del<text:span text:style-name="T1"> </text:span>alumno<text:span text:style-name="T1"> </text:span><text:soft-page-break/>con<text:span text:style-name="T1"> </text:span>el<text:span text:style-name="T1"> </text:span>contenido<text:span text:style-name="T1"> </text:span>en<text:span text:style-name="T1"> </text:span>el<text:span text:style-name="T1"> </text:span>EVA,<text:span text:style-name="T1"> </text:span>independientemente<text:span text:style-name="T1"> </text:span>del<text:span text:style-name="T1"> </text:span>EVA<text:span text:style-name="T1"> </text:span>(moodle,<text:span text:style-name="T1"> </text:span>Ágora,<text:span text:style-name="T1"> </text:span>etc<text:span text:style-name="T1"> </text:span>)<text:span text:style-name="T1"> </text:span>elegido<text:span text:style-name="T1"> </text:span>por<text:span text:style-name="T1"> </text:span>el<text:span text:style-name="T1"> </text:span>centro<text:span text:style-name="T1"> </text:span>educativo<text:span text:style-name="T1"> </text:span>y<text:span text:style-name="T1"> </text:span>del<text:span text:style-name="T1"> </text:span>formato<text:span text:style-name="T1"> </text:span>del<text:span text:style-name="T1"> </text:span>contenido<text:span text:style-name="T1"> </text:span>digital<text:span text:style-name="T1"> </text:span>(pdf,<text:span text:style-name="T1"> </text:span>html,<text:span text:style-name="T1"> </text:span>flash,<text:span text:style-name="T1"> </text:span>etc)<text:span text:style-name="T1"> </text:span>de<text:span text:style-name="T1"> </text:span>la<text:span text:style-name="T1"> </text:span>Editorial.<text:span text:style-name="T1"> </text:span>De<text:span text:style-name="T1"> </text:span>esta<text:span text:style-name="T1"> </text:span>manera<text:span text:style-name="T1"> </text:span>se<text:span text:style-name="T1"> </text:span>garantizaría<text:span text:style-name="T1"> </text:span>la<text:span text:style-name="T1"> </text:span>posibilidad<text:span text:style-name="T1"> </text:span>de<text:span text:style-name="T1"> </text:span>establecer<text:span text:style-name="T1"> </text:span>una<text:span text:style-name="T1"> </text:span>plataforma<text:span text:style-name="T1"> </text:span>educativa<text:span text:style-name="T1"> </text:span>global,<text:span text:style-name="T1"> </text:span>abierta<text:span text:style-name="T1"> </text:span>a<text:span text:style-name="T1"> </text:span>todo<text:span text:style-name="T1"> </text:span>tipo<text:span text:style-name="T1"> </text:span>de<text:span text:style-name="T1"> </text:span>proveedores<text:span text:style-name="T1"> </text:span>de<text:span text:style-name="T1"> </text:span>contenidos<text:span text:style-name="T1"> </text:span>y<text:span text:style-name="T1"> </text:span>de<text:span text:style-name="T1"> </text:span>EVA.</text:p>
      <text:p text:style-name="P16"/>
      <text:h text:style-name="P99" text:outline-level="1">IDENTIFICACIÓN<text:span text:style-name="T1"> </text:span>DE<text:span text:style-name="T1"> </text:span>SUBSISTEMAS</text:h>
      <text:p text:style-name="P16">En<text:span text:style-name="T1"> </text:span>la<text:span text:style-name="T1"> </text:span>plataforma<text:span text:style-name="T1"> </text:span>Marsupial<text:span text:style-name="T1"> </text:span>hay<text:span text:style-name="T1"> </text:span>dos<text:span text:style-name="T1"> </text:span>subsistemas<text:span text:style-name="T1"> </text:span>implicados:</text:p>
      <text:list xml:id="list1050906361" text:style-name="WW8Num8">
        <text:list-item>
          <text:p text:style-name="P76">Editorial</text:p>
        </text:list-item>
        <text:list-item>
          <text:p text:style-name="P76">EVA</text:p>
        </text:list-item>
      </text:list>
      <text:p text:style-name="P16"/>
      <text:h text:style-name="P102" text:outline-level="2">Subsistema<text:span text:style-name="T1"> </text:span>&lt;&lt;Editorial&gt;&gt;</text:h>
      <text:h text:style-name="P103" text:outline-level="4">Funcionalidades<text:span text:style-name="T1"> </text:span>que<text:span text:style-name="T1"> </text:span>ofrece<text:span text:style-name="T1"> </text:span>el<text:span text:style-name="T1"> </text:span>subsistema</text:h>
      <text:p text:style-name="P16">Desde<text:span text:style-name="T1"> </text:span>el<text:span text:style-name="T1"> </text:span>punto<text:span text:style-name="T1"> </text:span>de<text:span text:style-name="T1"> </text:span>vista<text:span text:style-name="T1"> </text:span>de<text:span text:style-name="T1"> </text:span>Marsupial,<text:span text:style-name="T1"> </text:span>el<text:span text:style-name="T1"> </text:span>subsistema<text:span text:style-name="T1"> </text:span>Editorial<text:span text:style-name="T1"> </text:span>se<text:span text:style-name="T1"> </text:span>encarga<text:span text:style-name="T1"> </text:span>de:</text:p>
      <text:p text:style-name="P16"/>
      <text:list xml:id="list1009405279" text:style-name="WW8Num26">
        <text:list-item>
          <text:p text:style-name="P77">Proporcionar<text:span text:style-name="T1"> </text:span>información<text:span text:style-name="T1"> </text:span>al<text:span text:style-name="T1"> </text:span>EVA<text:span text:style-name="T1"> </text:span>para<text:span text:style-name="T1"> </text:span>que<text:span text:style-name="T1"> </text:span>se<text:span text:style-name="T1"> </text:span>pueda<text:span text:style-name="T1"> </text:span>comunicar<text:span text:style-name="T1"> </text:span>con<text:span text:style-name="T1"> </text:span>la<text:span text:style-name="T1"> </text:span>Editorial.</text:p>
        </text:list-item>
        <text:list-item>
          <text:p text:style-name="P77">Proporcionar<text:span text:style-name="T1"> </text:span>las<text:span text:style-name="T1"> </text:span>credenciales<text:span text:style-name="T1"> </text:span>de<text:span text:style-name="T1"> </text:span>los<text:span text:style-name="T1"> </text:span>usuarios<text:span text:style-name="T1"> </text:span>para<text:span text:style-name="T1"> </text:span>que<text:span text:style-name="T1"> </text:span>pueda acceder<text:span text:style-name="T1"> </text:span>a<text:span text:style-name="T1"> </text:span>los<text:span text:style-name="T1"> </text:span>contenidos<text:span text:style-name="T1"> </text:span>digitales.</text:p>
        </text:list-item>
        <text:list-item>
          <text:p text:style-name="P77">Proporcionar<text:span text:style-name="T1"> </text:span>los<text:span text:style-name="T1"> </text:span>contenidos<text:span text:style-name="T1"> </text:span>digitales<text:span text:style-name="T1"> </text:span>a<text:span text:style-name="T1"> </text:span>los<text:span text:style-name="T1"> </text:span>que<text:span text:style-name="T1"> </text:span>se<text:span text:style-name="T1"> </text:span>podrá<text:span text:style-name="T1"> </text:span>acceder<text:span text:style-name="T1"> </text:span>desde<text:span text:style-name="T1"> </text:span>el<text:span text:style-name="T1"> </text:span>EVA.</text:p>
        </text:list-item>
        <text:list-item>
          <text:p text:style-name="P77">Proporcionar<text:span text:style-name="T1"> </text:span>información<text:span text:style-name="T1"> </text:span>sobre<text:span text:style-name="T1"> </text:span>la<text:span text:style-name="T1"> </text:span>estructura<text:span text:style-name="T1"> </text:span>de<text:span text:style-name="T1"> </text:span>los<text:span text:style-name="T1"> </text:span>contenidos<text:span text:style-name="T1"> </text:span>digitales<text:span text:style-name="T1"> </text:span>a<text:span text:style-name="T1"> </text:span>los<text:span text:style-name="T1"> </text:span>que<text:span text:style-name="T1"> </text:span>se<text:span text:style-name="T1"> </text:span>podrá<text:span text:style-name="T1"> </text:span>acceder<text:span text:style-name="T1"> </text:span>desde<text:span text:style-name="T1"> </text:span>el<text:span text:style-name="T1"> </text:span>EVA.</text:p>
        </text:list-item>
        <text:list-item>
          <text:p text:style-name="P77">Proporcionar<text:span text:style-name="T1"> </text:span>los<text:span text:style-name="T1"> </text:span>mecanismos<text:span text:style-name="T1"> </text:span>de<text:span text:style-name="T1"> </text:span>autenticación<text:span text:style-name="T1"> </text:span>y<text:span text:style-name="T1"> </text:span>autorización<text:span text:style-name="T1"> </text:span>para<text:span text:style-name="T1"> </text:span>que<text:span text:style-name="T1"> </text:span>los<text:span text:style-name="T1"> </text:span>usuarios<text:span text:style-name="T1"> </text:span>puedan<text:span text:style-name="T1"> </text:span>acceder<text:span text:style-name="T1"> </text:span>a<text:span text:style-name="T1"> </text:span>los<text:span text:style-name="T1"> </text:span>contenidos.</text:p>
        </text:list-item>
        <text:list-item>
          <text:p text:style-name="P77">Proporcionar<text:span text:style-name="T1"> </text:span>información<text:span text:style-name="T1"> </text:span>al<text:span text:style-name="T1"> </text:span>EVA<text:span text:style-name="T1"> </text:span>sobre<text:span text:style-name="T1"> </text:span>la<text:span text:style-name="T1"> </text:span>interacción<text:span text:style-name="T1"> </text:span>del<text:span text:style-name="T1"> </text:span>usuario<text:span text:style-name="T1"> </text:span>con<text:span text:style-name="T1"> </text:span>el<text:span text:style-name="T1"> </text:span>contenido.</text:p>
        </text:list-item>
      </text:list>
      <text:p text:style-name="P44"/>
      <text:h text:style-name="P102" text:outline-level="2">Subsistema<text:span text:style-name="T1"> </text:span>&lt;&lt;EVA&gt;&gt;</text:h>
      <text:h text:style-name="P103" text:outline-level="4">Funcionalidades<text:span text:style-name="T1"> </text:span>que<text:span text:style-name="T1"> </text:span>ofrece<text:span text:style-name="T1"> </text:span>el<text:span text:style-name="T1"> </text:span>subsistema</text:h>
      <text:p text:style-name="P16">Desde<text:span text:style-name="T1"> </text:span>el<text:span text:style-name="T1"> </text:span>punto<text:span text:style-name="T1"> </text:span>de<text:span text:style-name="T1"> </text:span>vista<text:span text:style-name="T1"> </text:span>de<text:span text:style-name="T1"> </text:span>Marsupial,<text:span text:style-name="T1"> </text:span>el<text:span text:style-name="T1"> </text:span>subsistema<text:span text:style-name="T1"> </text:span>EVA<text:span text:style-name="T1"> </text:span>se<text:span text:style-name="T1"> </text:span>encarga<text:span text:style-name="T1"> </text:span>de:</text:p>
      <text:p text:style-name="P16"/>
      <text:list xml:id="list863028353" text:style-name="WW8Num11">
        <text:list-item>
          <text:p text:style-name="P78">Guardar<text:span text:style-name="T1"> </text:span>en<text:span text:style-name="T1"> </text:span>el<text:span text:style-name="T1"> </text:span>EVA<text:span text:style-name="T1"> </text:span>la<text:span text:style-name="T1"> </text:span>información<text:span text:style-name="T1"> </text:span>de<text:span text:style-name="T1"> </text:span>conexión<text:span text:style-name="T1"> </text:span>con<text:span text:style-name="T1"> </text:span>la<text:span text:style-name="T1"> </text:span>Editorial<text:span text:style-name="T1"> </text:span>para<text:span text:style-name="T1"> </text:span>que<text:span text:style-name="T1"> </text:span>se<text:span text:style-name="T1"> </text:span>puedan<text:span text:style-name="T1"> </text:span>comunicar.</text:p>
        </text:list-item>
        <text:list-item>
          <text:p text:style-name="P78">Guardar<text:span text:style-name="T1"> </text:span>en<text:span text:style-name="T1"> </text:span>el<text:span text:style-name="T1"> </text:span>EVA<text:span text:style-name="T1"> </text:span>las<text:span text:style-name="T1"> </text:span>credenciales<text:span text:style-name="T1"> </text:span>de<text:span text:style-name="T1"> </text:span>acceso<text:span text:style-name="T1"> </text:span>de<text:span text:style-name="T1"> </text:span>los<text:span text:style-name="T1"> </text:span>usuarios<text:span text:style-name="T1"> </text:span>a<text:span text:style-name="T1"> </text:span>los<text:span text:style-name="T1"> </text:span>contenidos<text:span text:style-name="T1"> </text:span>digitales<text:span text:style-name="T1"> </text:span>de<text:span text:style-name="T1"> </text:span>las<text:span text:style-name="T1"> </text:span>Editoriales.</text:p>
        </text:list-item>
        <text:list-item>
          <text:p text:style-name="P78">Obtener<text:span text:style-name="T1"> </text:span>de<text:span text:style-name="T1"> </text:span>la<text:span text:style-name="T1"> </text:span>Editorial<text:span text:style-name="T1"> </text:span>información<text:span text:style-name="T1"> </text:span>sobre<text:span text:style-name="T1"> </text:span>la<text:span text:style-name="T1"> </text:span>estructura<text:span text:style-name="T1"> </text:span>de<text:span text:style-name="T1"> </text:span>los<text:span text:style-name="T1"> </text:span>contenidos<text:span text:style-name="T1"> </text:span>digitales<text:span text:style-name="T1"> </text:span>a<text:span text:style-name="T1"> </text:span>los<text:span text:style-name="T1"> </text:span>que<text:span text:style-name="T1"> </text:span>se<text:span text:style-name="T1"> </text:span>podrá<text:span text:style-name="T1"> </text:span>acceder<text:span text:style-name="T1"> </text:span>desde<text:span text:style-name="T1"> </text:span>el<text:span text:style-name="T1"> </text:span>EVA.</text:p>
        </text:list-item>
        <text:list-item>
          <text:p text:style-name="P78">Proporcionar<text:span text:style-name="T1"> </text:span>a<text:span text:style-name="T1"> </text:span>los<text:span text:style-name="T1"> </text:span>creadores/editores<text:span text:style-name="T1"> </text:span>de<text:span text:style-name="T1"> </text:span>cursos<text:span text:style-name="T1"> </text:span>del<text:span text:style-name="T1"> </text:span>EVA<text:span text:style-name="T1"> </text:span>información<text:span text:style-name="T1"> </text:span>sobre<text:span text:style-name="T1"> </text:span>la<text:span text:style-name="T1"> </text:span>estructura<text:span text:style-name="T1"> </text:span>de<text:span text:style-name="T1"> </text:span>los<text:span text:style-name="T1"> </text:span>contenidos<text:span text:style-name="T1"> </text:span>para<text:span text:style-name="T1"> </text:span>que<text:span text:style-name="T1"> </text:span>en<text:span text:style-name="T1"> </text:span>el<text:span text:style-name="T1"> </text:span>EVA<text:span text:style-name="T1"> </text:span>se<text:span text:style-name="T1"> </text:span>puedan<text:span text:style-name="T1"> </text:span>poner<text:span text:style-name="T1"> </text:span>enlaces<text:span text:style-name="T1"> </text:span>a<text:span text:style-name="T1"> </text:span>los<text:span text:style-name="T1"> </text:span>contenidos<text:span text:style-name="T1"> </text:span>de<text:span text:style-name="T1"> </text:span>las<text:span text:style-name="T1"> </text:span>Editoriales.</text:p>
        </text:list-item>
        <text:list-item>
          <text:p text:style-name="P78">Enviar<text:span text:style-name="T1"> </text:span>a<text:span text:style-name="T1"> </text:span>la<text:span text:style-name="T1"> </text:span>Editorial<text:span text:style-name="T1"> </text:span>la<text:span text:style-name="T1"> </text:span>información<text:span text:style-name="T1"> </text:span>necesaria<text:span text:style-name="T1"> </text:span>para<text:span text:style-name="T1"> </text:span>que<text:span text:style-name="T1"> </text:span>la<text:span text:style-name="T1"> </text:span>Editorial<text:span text:style-name="T1"> </text:span>pueda<text:span text:style-name="T1"> </text:span>comprobar<text:span text:style-name="T1"> </text:span>si<text:span text:style-name="T1"> </text:span>el<text:span text:style-name="T1"> </text:span>usuario<text:span text:style-name="T1"> </text:span>podrá<text:span text:style-name="T1"> </text:span>acceder<text:span text:style-name="T1"> </text:span>al<text:span text:style-name="T1"> </text:span>contenido<text:span text:style-name="T1"> </text:span>cuando<text:span text:style-name="T1"> </text:span>lo<text:span text:style-name="T1"> </text:span>intente.</text:p>
        </text:list-item>
        <text:list-item>
          <text:p text:style-name="P78">Guardar<text:span text:style-name="T1"> </text:span>la<text:span text:style-name="T1"> </text:span>información<text:span text:style-name="T1"> </text:span>que<text:span text:style-name="T1"> </text:span>envie<text:span text:style-name="T1"> </text:span>la<text:span text:style-name="T1"> </text:span>Editorial<text:span text:style-name="T1"> </text:span>sobre<text:span text:style-name="T1"> </text:span>el<text:span text:style-name="T1"> </text:span>seguimiento<text:span text:style-name="T1"> </text:span>de<text:span text:style-name="T1"> </text:span>la<text:span text:style-name="T1"> </text:span>interacción<text:span text:style-name="T1"> </text:span>del<text:span text:style-name="T1"> </text:span>usuario<text:span text:style-name="T1"> </text:span>con<text:span text:style-name="T1"> </text:span>el<text:span text:style-name="T1"> </text:span>contenido<text:span text:style-name="T1"> </text:span>digital.</text:p>
        </text:list-item>
        <text:list-item>
          <text:p text:style-name="P78">Posibilidad<text:span text:style-name="T1"> </text:span>de<text:span text:style-name="T1"> </text:span>visualizar<text:span text:style-name="T1"> </text:span>al<text:span text:style-name="T1"> </text:span>EVA<text:span text:style-name="T1"> </text:span>la<text:span text:style-name="T1"> </text:span>información<text:span text:style-name="T1"> </text:span>guardada<text:span text:style-name="T1"> </text:span>sobre<text:span text:style-name="T1"> </text:span>el<text:span text:style-name="T1"> </text:span>seguimiento.</text:p>
        </text:list-item>
      </text:list>
      <text:p text:style-name="P16"/>
      <text:h text:style-name="P99" text:outline-level="1">PROTOCOLO<text:span text:style-name="T1"> </text:span>DE<text:span text:style-name="T1"> </text:span>COMUNICACIÓN<text:span text:style-name="T1"> </text:span>ENTRE<text:span text:style-name="T1"> </text:span>EL<text:span text:style-name="T1"> </text:span>EVA<text:span text:style-name="T1"> </text:span>Y<text:span text:style-name="T1"> </text:span>LA<text:span text:style-name="T1"> </text:span>EDITORIAL</text:h>
      <text:p text:style-name="P16">La<text:span text:style-name="T1"> </text:span>secuencia<text:span text:style-name="T1"> </text:span>de<text:span text:style-name="T1"> </text:span>comunicación<text:span text:style-name="T1"> </text:span>habitual<text:span text:style-name="T1"> </text:span>entre<text:span text:style-name="T1"> </text:span>los<text:span text:style-name="T1"> </text:span>dos<text:span text:style-name="T1"> </text:span>subsistemas<text:span text:style-name="T1"> </text:span>será<text:span text:style-name="T1"> </text:span>la<text:span text:style-name="T1"> </text:span>siguiente:</text:p>
      <text:p text:style-name="P16"><text:soft-page-break/>En<text:span text:style-name="T1"> </text:span>un<text:span text:style-name="T1"> </text:span>momento<text:span text:style-name="T1"> </text:span>inicial<text:span text:style-name="T1"> </text:span>(no<text:span text:style-name="T1"> </text:span>frecuentemente),</text:p>
      <text:p text:style-name="P16"/>
      <text:list xml:id="list282154128" text:style-name="WW8Num6">
        <text:list-item>
          <text:p text:style-name="P79">Se<text:span text:style-name="T1"> </text:span>guarda<text:span text:style-name="T1"> </text:span>en<text:span text:style-name="T1"> </text:span>el<text:span text:style-name="T1"> </text:span>EVA<text:span text:style-name="T1"> </text:span>la<text:span text:style-name="T1"> </text:span>información<text:span text:style-name="T1"> </text:span>necesaria<text:span text:style-name="T1"> </text:span>para<text:span text:style-name="T1"> </text:span>poderse<text:span text:style-name="T1"> </text:span>comunicar<text:span text:style-name="T1"> </text:span>con<text:span text:style-name="T1"> </text:span>al<text:span text:style-name="T1"> </text:span>Editorial.</text:p>
        </text:list-item>
        <text:list-item>
          <text:p text:style-name="P79"/>
        </text:list-item>
        <text:list-item>
          <text:p text:style-name="P79">El<text:span text:style-name="T1"> </text:span>EVA<text:span text:style-name="T1"> </text:span>solicita<text:span text:style-name="T1"> </text:span>a<text:span text:style-name="T1"> </text:span>la<text:span text:style-name="T1"> </text:span>Editorial<text:span text:style-name="T1"> </text:span>el<text:span text:style-name="T1"> </text:span>catálogo<text:span text:style-name="T1"> </text:span>de<text:span text:style-name="T1"> </text:span>libros<text:span text:style-name="T1"> </text:span>digitales<text:span text:style-name="T1"> </text:span>y<text:span text:style-name="T1"> </text:span>su<text:span text:style-name="T1"> </text:span>estructura.</text:p>
        </text:list-item>
        <text:list-item>
          <text:p text:style-name="P79">La<text:span text:style-name="T1"> </text:span>Editorial<text:span text:style-name="T1"> </text:span>envía<text:span text:style-name="T1"> </text:span>el<text:span text:style-name="T1"> </text:span>catálogo<text:span text:style-name="T1"> </text:span>de<text:span text:style-name="T1"> </text:span>libros<text:span text:style-name="T1"> </text:span>y<text:span text:style-name="T1"> </text:span>su<text:span text:style-name="T1"> </text:span>estructura<text:span text:style-name="T1"> </text:span>al<text:span text:style-name="T1"> </text:span>EVA.</text:p>
        </text:list-item>
      </text:list>
      <text:p text:style-name="P16"/>
      <text:list xml:id="list139161834" text:continue-numbering="true" text:style-name="WW8Num6">
        <text:list-item>
          <text:p text:style-name="P79">La<text:span text:style-name="T1"> </text:span>editorial<text:span text:style-name="T1"> </text:span>envía<text:span text:style-name="T1"> </text:span>al<text:span text:style-name="T1"> </text:span>EVA<text:span text:style-name="T1"> </text:span>las<text:span text:style-name="T1"> </text:span>credenciales<text:span text:style-name="T1"> </text:span>de<text:span text:style-name="T1"> </text:span>sus<text:span text:style-name="T1"> </text:span>usuarios<text:span text:style-name="T1"> </text:span>para<text:span text:style-name="T1"> </text:span>acceder<text:span text:style-name="T1"> </text:span>a<text:span text:style-name="T1"> </text:span>los<text:span text:style-name="T1"> </text:span>libros<text:span text:style-name="T1"> </text:span>digitales.</text:p>
        </text:list-item>
        <text:list-item>
          <text:p text:style-name="P79">Las<text:span text:style-name="T1"> </text:span>credenciales<text:span text:style-name="T1"> </text:span>se<text:span text:style-name="T1"> </text:span>guardan<text:span text:style-name="T1"> </text:span>en<text:span text:style-name="T1"> </text:span>el<text:span text:style-name="T1"> </text:span>EVA.</text:p>
        </text:list-item>
      </text:list>
      <text:p text:style-name="P16"/>
      <text:list xml:id="list940087930" text:continue-numbering="true" text:style-name="WW8Num6">
        <text:list-item>
          <text:p text:style-name="P79">En<text:span text:style-name="T1"> </text:span>el<text:span text:style-name="T1"> </text:span>EVA,<text:span text:style-name="T1"> </text:span>los<text:span text:style-name="T1"> </text:span>profesores<text:span text:style-name="T1"> </text:span>diseñan<text:span text:style-name="T1"> </text:span>los<text:span text:style-name="T1"> </text:span>cursos<text:span text:style-name="T1"> </text:span>virtuales.<text:span text:style-name="T1"> </text:span>En<text:span text:style-name="T1"> </text:span>estos<text:span text:style-name="T1"> </text:span>cursos,<text:span text:style-name="T1"> </text:span>se<text:span text:style-name="T1"> </text:span>ponen<text:span text:style-name="T1"> </text:span>enlaces<text:span text:style-name="T1"> </text:span>a<text:span text:style-name="T1"> </text:span>los<text:span text:style-name="T1"> </text:span>libros<text:span text:style-name="T1"> </text:span>digitales<text:span text:style-name="T1"> </text:span>de<text:span text:style-name="T1"> </text:span>las<text:span text:style-name="T1"> </text:span>Editoriales.</text:p>
        </text:list-item>
      </text:list>
      <text:p text:style-name="P16"/>
      <text:list xml:id="list1976611879" text:continue-numbering="true" text:style-name="WW8Num6">
        <text:list-item>
          <text:p text:style-name="P79">En<text:span text:style-name="T1"> </text:span>el<text:span text:style-name="T1"> </text:span>EVA,<text:span text:style-name="T1"> </text:span>se<text:span text:style-name="T1"> </text:span>añaden<text:span text:style-name="T1"> </text:span>los<text:span text:style-name="T1"> </text:span>alumnos<text:span text:style-name="T1"> </text:span>a<text:span text:style-name="T1"> </text:span>los<text:span text:style-name="T1"> </text:span>cursos.</text:p>
        </text:list-item>
      </text:list>
      <text:p text:style-name="P16"/>
      <text:p text:style-name="P16">Durante<text:span text:style-name="T1"> </text:span>el<text:span text:style-name="T1"> </text:span>curso<text:span text:style-name="T1"> </text:span>académico<text:span text:style-name="T1"> </text:span>(frecuentemente),</text:p>
      <text:p text:style-name="P16"/>
      <text:list xml:id="list1398574503" text:continue-numbering="true" text:style-name="WW8Num6">
        <text:list-item>
          <text:p text:style-name="P79">Un<text:span text:style-name="T1"> </text:span>alumno<text:span text:style-name="T1"> </text:span>entra<text:span text:style-name="T1"> </text:span>en<text:span text:style-name="T1"> </text:span>un<text:span text:style-name="T1"> </text:span>curso<text:span text:style-name="T1"> </text:span>del<text:span text:style-name="T1"> </text:span>EVA<text:span text:style-name="T1"> </text:span>y<text:span text:style-name="T1"> </text:span>clica<text:span text:style-name="T1"> </text:span>en<text:span text:style-name="T1"> </text:span>un<text:span text:style-name="T1"> </text:span>enlace<text:span text:style-name="T1"> </text:span>a<text:span text:style-name="T1"> </text:span>un<text:span text:style-name="T1"> </text:span>libro<text:span text:style-name="T1"> </text:span>digital<text:span text:style-name="T1"> </text:span>de<text:span text:style-name="T1"> </text:span>una<text:span text:style-name="T1"> </text:span>Editorial,<text:span text:style-name="T1"> </text:span>en<text:span text:style-name="T1"> </text:span>ese<text:span text:style-name="T1"> </text:span>momento,<text:span text:style-name="T1"> </text:span>se<text:span text:style-name="T1"> </text:span>desencadena<text:span text:style-name="T1"> </text:span>una<text:span text:style-name="T1"> </text:span>serie<text:span text:style-name="T1"> </text:span>de<text:span text:style-name="T1"> </text:span>acciones:</text:p>
        </text:list-item>
      </text:list>
      <text:p text:style-name="P16"/>
      <text:list xml:id="list514258408" text:continue-numbering="true" text:style-name="WW8Num6">
        <text:list-item>
          <text:list>
            <text:list-item>
              <text:p text:style-name="P79"><text:span text:style-name="T1"><text:s/></text:span>El<text:span text:style-name="T1"> </text:span>EVA<text:span text:style-name="T1"> </text:span>envía<text:span text:style-name="T1"> </text:span>una<text:span text:style-name="T1"> </text:span>solicitud<text:span text:style-name="T1"> </text:span>a<text:span text:style-name="T1"> </text:span>la<text:span text:style-name="T1"> </text:span>Editorial<text:span text:style-name="T1"> </text:span>para<text:span text:style-name="T1"> </text:span>que<text:span text:style-name="T1"> </text:span>el<text:span text:style-name="T1"> </text:span>alumno<text:span text:style-name="T1"> </text:span>pueda<text:span text:style-name="T1"> </text:span>acceder<text:span text:style-name="T1"> </text:span>al<text:span text:style-name="T1"> </text:span>contenido.</text:p>
            </text:list-item>
            <text:list-item>
              <text:p text:style-name="P79">La<text:span text:style-name="T1"> </text:span>Editorial<text:span text:style-name="T1"> </text:span>responde<text:span text:style-name="T1"> </text:span>que<text:span text:style-name="T1"> </text:span>el<text:span text:style-name="T1"> </text:span>alumno<text:span text:style-name="T1"> </text:span>está<text:span text:style-name="T1"> </text:span>autorizado<text:span text:style-name="T1"> </text:span>a<text:span text:style-name="T1"> </text:span>acceder<text:span text:style-name="T1"> </text:span>al<text:span text:style-name="T1"> </text:span>libro<text:span text:style-name="T1"> </text:span>y<text:span text:style-name="T1"> </text:span>envía<text:span text:style-name="T1"> </text:span>la<text:span text:style-name="T1"> </text:span>URL<text:span text:style-name="T1"> </text:span>de<text:span text:style-name="T1"> </text:span>acceso.</text:p>
            </text:list-item>
            <text:list-item>
              <text:p text:style-name="P79">En<text:span text:style-name="T1"> </text:span>el<text:span text:style-name="T1"> </text:span>navegador<text:span text:style-name="T1"> </text:span>web<text:span text:style-name="T1"> </text:span>del<text:span text:style-name="T1"> </text:span>alumno<text:span text:style-name="T1"> </text:span>se<text:span text:style-name="T1"> </text:span>visualiza<text:span text:style-name="T1"> </text:span>el<text:span text:style-name="T1"> </text:span>contenido.</text:p>
            </text:list-item>
          </text:list>
        </text:list-item>
      </text:list>
      <text:p text:style-name="P16"/>
      <text:list xml:id="list1489423224" text:continue-numbering="true" text:style-name="WW8Num6">
        <text:list-item>
          <text:p text:style-name="P79">El<text:span text:style-name="T1"> </text:span>alumno<text:span text:style-name="T1"> </text:span>interactúa<text:span text:style-name="T1"> </text:span>con<text:span text:style-name="T1"> </text:span>el<text:span text:style-name="T1"> </text:span>contenido,<text:span text:style-name="T1"> </text:span>como<text:span text:style-name="T1"> </text:span>por<text:span text:style-name="T1"> </text:span>ejemplo<text:span text:style-name="T1"> </text:span>haciendo<text:span text:style-name="T1"> </text:span>un<text:span text:style-name="T1"> </text:span>ejercicio<text:span text:style-name="T1"> </text:span>de<text:span text:style-name="T1"> </text:span>varias<text:span text:style-name="T1"> </text:span>preguntas.</text:p>
        </text:list-item>
        <text:list-item>
          <text:p text:style-name="P79">Cuando<text:span text:style-name="T1"> </text:span>el<text:span text:style-name="T1"> </text:span>alumno<text:span text:style-name="T1"> </text:span>acaba<text:span text:style-name="T1"> </text:span>el<text:span text:style-name="T1"> </text:span>ejercicio<text:span text:style-name="T1"> </text:span>(o<text:span text:style-name="T1"> </text:span>mientras<text:span text:style-name="T1"> </text:span>lo<text:span text:style-name="T1"> </text:span>está<text:span text:style-name="T1"> </text:span>haciendo),<text:span text:style-name="T1"> </text:span>desde<text:span text:style-name="T1"> </text:span>la<text:span text:style-name="T1"> </text:span>Editorial<text:span text:style-name="T1"> </text:span>se<text:span text:style-name="T1"> </text:span>envía<text:span text:style-name="T1"> </text:span>información<text:span text:style-name="T1"> </text:span>sobre<text:span text:style-name="T1"> </text:span>los<text:span text:style-name="T1"> </text:span>resultados<text:span text:style-name="T1"> </text:span>al<text:span text:style-name="T1"> </text:span>EVA,<text:span text:style-name="T1"> </text:span>como<text:span text:style-name="T1"> </text:span>por<text:span text:style-name="T1"> </text:span>ejemplo:<text:span text:style-name="T1"> </text:span>fecha<text:span text:style-name="T1"> </text:span>de<text:span text:style-name="T1"> </text:span>realización,<text:span text:style-name="T1"> </text:span>número<text:span text:style-name="T1"> </text:span>de<text:span text:style-name="T1"> </text:span>intento,<text:span text:style-name="T1"> </text:span>duración<text:span text:style-name="T1"> </text:span>y<text:span text:style-name="T1"> </text:span>calificación.</text:p>
        </text:list-item>
        <text:list-item>
          <text:p text:style-name="P79">El<text:span text:style-name="T1"> </text:span>EVA<text:span text:style-name="T1"> </text:span>guarda<text:span text:style-name="T1"> </text:span>la<text:span text:style-name="T1"> </text:span>información<text:span text:style-name="T1"> </text:span>de<text:span text:style-name="T1"> </text:span>seguimiento<text:span text:style-name="T1"> </text:span>enviada<text:span text:style-name="T1"> </text:span>por<text:span text:style-name="T1"> </text:span>la<text:span text:style-name="T1"> </text:span>Editorial.</text:p>
        </text:list-item>
        <text:list-item>
          <text:p text:style-name="P79">El<text:span text:style-name="T1"> </text:span>alumno<text:span text:style-name="T1"> </text:span>(o<text:span text:style-name="T1"> </text:span>el<text:span text:style-name="T1"> </text:span>profesor)<text:span text:style-name="T1"> </text:span>accede<text:span text:style-name="T1"> </text:span>a<text:span text:style-name="T1"> </text:span>la<text:span text:style-name="T1"> </text:span>zona<text:span text:style-name="T1"> </text:span>de<text:span text:style-name="T1"> </text:span>calificaciones<text:span text:style-name="T1"> </text:span>del<text:span text:style-name="T1"> </text:span>EVA<text:span text:style-name="T1"> </text:span>donde<text:span text:style-name="T1"> </text:span>puede<text:span text:style-name="T1"> </text:span>consultar<text:span text:style-name="T1"> </text:span>la<text:span text:style-name="T1"> </text:span>calificación<text:span text:style-name="T1"> </text:span>obtenida.</text:p>
        </text:list-item>
      </text:list>
      <text:p text:style-name="P12"/>
      <text:h text:style-name="P99" text:outline-level="1"><text:span text:style-name="T1"><text:s/></text:span>ESPECIFICACIÓN<text:span text:style-name="T1"> </text:span>EN<text:span text:style-name="T1"> </text:span>SERVICIOS<text:span text:style-name="T1"> </text:span>WEB<text:span text:style-name="T1"> </text:span>SOAP</text:h>
      <text:p text:style-name="P16">Para<text:span text:style-name="T1"> </text:span>establecer<text:span text:style-name="T1"> </text:span>la<text:span text:style-name="T1"> </text:span>comunicación<text:span text:style-name="T1"> </text:span>entre<text:span text:style-name="T1"> </text:span>los<text:span text:style-name="T1"> </text:span>tres<text:span text:style-name="T1"> </text:span>subsistemas,<text:span text:style-name="T1"> </text:span>se<text:span text:style-name="T1"> </text:span>considera<text:span text:style-name="T1"> </text:span>la<text:span text:style-name="T1"> </text:span>mejor<text:span text:style-name="T1"> </text:span>solución<text:span text:style-name="T1"> </text:span>la<text:span text:style-name="T1"> </text:span>utilización<text:span text:style-name="T1"> </text:span>de<text:span text:style-name="T1"> </text:span>un<text:span text:style-name="T1"> </text:span>sistema<text:span text:style-name="T1"> </text:span>homogéneo<text:span text:style-name="T1"> </text:span>para<text:span text:style-name="T1"> </text:span>unificar<text:span text:style-name="T1"> </text:span>los<text:span text:style-name="T1"> </text:span>diversos<text:span text:style-name="T1"> </text:span>canales<text:span text:style-name="T1"> </text:span>que<text:span text:style-name="T1"> </text:span>se<text:span text:style-name="T1"> </text:span>puedan<text:span text:style-name="T1"> </text:span>utilizar<text:span text:style-name="T1"> </text:span>para<text:span text:style-name="T1"> </text:span>la<text:span text:style-name="T1"> </text:span>transmisión<text:span text:style-name="T1"> </text:span>de<text:span text:style-name="T1"> </text:span>datos<text:span text:style-name="T1"> </text:span>entre<text:span text:style-name="T1"> </text:span>las<text:span text:style-name="T1"> </text:span>diversas<text:span text:style-name="T1"> </text:span>plataformas<text:span text:style-name="T1"> </text:span>que<text:span text:style-name="T1"> </text:span>pueden<text:span text:style-name="T1"> </text:span>participar.<text:span text:style-name="T1"> </text:span>Por<text:span text:style-name="T1"> </text:span>este<text:span text:style-name="T1"> </text:span>motivo,<text:span text:style-name="T1"> </text:span>se<text:span text:style-name="T1"> </text:span>plantea<text:span text:style-name="T1"> </text:span>la<text:span text:style-name="T1"> </text:span>utilización<text:span text:style-name="T1"> </text:span>de<text:span text:style-name="T1"> </text:span>servicios<text:span text:style-name="T1"> </text:span>web<text:span text:style-name="T1"> </text:span>SOAP<text:span text:style-name="T1"> </text:span>como<text:span text:style-name="T1"> </text:span>propuesta<text:span text:style-name="T1"> </text:span>más<text:span text:style-name="T1"> </text:span>adecuada<text:span text:style-name="T1"> </text:span>en<text:span text:style-name="T1"> </text:span>cuanto<text:span text:style-name="T1"> </text:span>a<text:span text:style-name="T1"> </text:span>la<text:span text:style-name="T1"> </text:span>elección<text:span text:style-name="T1"> </text:span>del<text:span text:style-name="T1"> </text:span>canal<text:span text:style-name="T1"> </text:span>y<text:span text:style-name="T1"> </text:span>mecanismo<text:span text:style-name="T1"> </text:span>de<text:span text:style-name="T1"> </text:span>transferencia<text:span text:style-name="T1"> </text:span>de<text:span text:style-name="T1"> </text:span>datos<text:span text:style-name="T1"> </text:span>entre<text:span text:style-name="T1"> </text:span>los<text:span text:style-name="T1"> </text:span>diversos<text:span text:style-name="T1"> </text:span>sistemas<text:span text:style-name="T1"> </text:span>con<text:span text:style-name="T1"> </text:span>los<text:span text:style-name="T1"> </text:span>que<text:span text:style-name="T1"> </text:span>se<text:span text:style-name="T1"> </text:span>establecerán<text:span text:style-name="T1"> </text:span>comunicaciones<text:span text:style-name="T1"> </text:span>de<text:span text:style-name="T1"> </text:span>envío<text:span text:style-name="T1"> </text:span>y/o<text:span text:style-name="T1"> </text:span>recepción<text:span text:style-name="T1"> </text:span>de<text:span text:style-name="T1"> </text:span>datos.</text:p>
      <text:p text:style-name="P16">Por<text:span text:style-name="T1"> </text:span>este<text:span text:style-name="T1"> </text:span>motivo,<text:span text:style-name="T1"> </text:span>a<text:span text:style-name="T1"> </text:span>continuación<text:span text:style-name="T1"> </text:span>se<text:span text:style-name="T1"> </text:span>incluyen<text:span text:style-name="T1"> </text:span>las<text:span text:style-name="T1"> </text:span>definiciones<text:span text:style-name="T1"> </text:span>de<text:span text:style-name="T1"> </text:span>las<text:span text:style-name="T1"> </text:span>estructuras<text:span text:style-name="T1"> </text:span>de<text:span text:style-name="T1"> </text:span>datos<text:span text:style-name="T1"> </text:span>y<text:span text:style-name="T1"> </text:span>funciones<text:span text:style-name="T1"> </text:span>que<text:span text:style-name="T1"> </text:span>deberán<text:span text:style-name="T1"> </text:span>ofrecer<text:span text:style-name="T1"> </text:span>desde<text:span text:style-name="T1"> </text:span>cada<text:span text:style-name="T1"> </text:span>uno<text:span text:style-name="T1"> </text:span>de<text:span text:style-name="T1"> </text:span>los<text:span text:style-name="T1"> </text:span>puntos<text:span text:style-name="T1"> </text:span>de<text:span text:style-name="T1"> </text:span>entrada<text:span text:style-name="T1"> </text:span>y/o<text:span text:style-name="T1"> </text:span>salida<text:span text:style-name="T1"> </text:span>de<text:span text:style-name="T1"> </text:span>información<text:span text:style-name="T1"> </text:span>desde<text:span text:style-name="T1"> </text:span>cada<text:span text:style-name="T1"> </text:span>uno<text:span text:style-name="T1"> </text:span>de<text:span text:style-name="T1"> </text:span>los<text:span text:style-name="T1"> </text:span>sistemas<text:span text:style-name="T1"> </text:span>afectados.</text:p>
      <text:h text:style-name="P99" text:outline-level="1">TIPOS<text:span text:style-name="T1"> </text:span>DE<text:span text:style-name="T1"> </text:span>CONTENIDOS<text:span text:style-name="T1"> </text:span>DIGITALES</text:h>
      <text:p text:style-name="P22">Para<text:span text:style-name="T1"> </text:span>conseguir<text:span text:style-name="T1"> </text:span>que<text:span text:style-name="T1"> </text:span>el<text:span text:style-name="T1"> </text:span>sistema<text:span text:style-name="T1"> </text:span>funcione<text:span text:style-name="T1"> </text:span>independientemente<text:span text:style-name="T1"> </text:span>de<text:span text:style-name="T1"> </text:span>la<text:span text:style-name="T1"> </text:span>tecnología<text:span text:style-name="T1"> </text:span>utilizada<text:span text:style-name="T1"> </text:span>por<text:span text:style-name="T1"> </text:span>la<text:span text:style-name="T1"> </text:span>Editorial<text:span text:style-name="T1"> </text:span>para<text:span text:style-name="T1"> </text:span>construir<text:span text:style-name="T1"> </text:span>los<text:span text:style-name="T1"> </text:span>contenidos<text:span text:style-name="T1"> </text:span>digitales,<text:span text:style-name="T1"> <text:s/></text:span>se<text:span text:style-name="T1"> </text:span>podrán<text:span text:style-name="T1"> </text:span>utilizar<text:span text:style-name="T1"> </text:span>dos<text:span text:style-name="T1"> </text:span>tipos<text:span text:style-name="T1"> </text:span>de<text:span text:style-name="T1"> </text:span>contenidos<text:span text:style-name="T1"> </text:span>digitales:<text:span text:style-name="T1"> </text:span>SCORM<text:span text:style-name="T1"> </text:span>y<text:span text:style-name="T1"> </text:span>web<text:span text:style-name="T1"> </text:span>content.</text:p>
      <text:p text:style-name="P16"/>
      <text:h text:style-name="P102" text:outline-level="2">SCORM</text:h>
      <text:p text:style-name="P29"><text:span text:style-name="Título_20_3_20_Car"><text:span text:style-name="T23"><text:s/></text:span></text:span><text:span text:style-name="T22"><text:line-break/>ADL</text:span><text:span text:style-name="T23"> </text:span><text:span text:style-name="T22">creó</text:span><text:span text:style-name="T23"> </text:span><text:span text:style-name="T22">el</text:span><text:span text:style-name="T23"> </text:span><text:span text:style-name="T22">modelo</text:span><text:span text:style-name="T23"> </text:span><text:span text:style-name="T22">SCORM</text:span><text:span text:style-name="T23"> </text:span><text:span text:style-name="T22">(Sharable</text:span><text:span text:style-name="T23"> </text:span><text:span text:style-name="T22">Content</text:span><text:span text:style-name="T23"> </text:span><text:span text:style-name="T22">Object</text:span><text:span text:style-name="T23"> </text:span><text:span text:style-name="T22">Reference</text:span><text:span text:style-name="T23"> </text:span><text:span text:style-name="T22">Model)</text:span><text:span text:style-name="T23"> </text:span><text:span text:style-name="T22">con</text:span><text:span text:style-name="T23"> </text:span><text:span text:style-name="T22">el</text:span><text:span text:style-name="T23"> </text:span><text:span text:style-name="T22">objetivo</text:span><text:span text:style-name="T23"> </text:span><text:span text:style-name="T22">de</text:span><text:span text:style-name="T23"> </text:span><text:span text:style-name="T22">establecer</text:span><text:span text:style-name="T23"> </text:span><text:span text:style-name="T22">un</text:span><text:span text:style-name="T23"> </text:span><text:span text:style-name="T22">marco</text:span><text:span text:style-name="T23"> </text:span><text:span text:style-name="T22">común</text:span><text:span text:style-name="T23"> </text:span><text:span text:style-name="T22">para</text:span><text:span text:style-name="T23"> </text:span><text:span text:style-name="T22">el</text:span><text:span text:style-name="T23"> </text:span><text:span text:style-name="T22">aprendizaje</text:span><text:span text:style-name="T23"> </text:span><text:span text:style-name="T22">asistido</text:span><text:span text:style-name="T23"> </text:span><text:span text:style-name="T22">por</text:span><text:span text:style-name="T23"> </text:span><text:span text:style-name="T22">ordenador</text:span><text:span text:style-name="T23"> </text:span><text:span text:style-name="T22">y</text:span><text:span text:style-name="T23"> </text:span><text:span text:style-name="T22">basado</text:span><text:span text:style-name="T23"> </text:span><text:span text:style-name="T22">en</text:span><text:span text:style-name="T23"> </text:span><text:span text:style-name="T22">la</text:span><text:span text:style-name="T23"> </text:span><text:span text:style-name="T22">red</text:span><text:span text:style-name="T23"> </text:span><text:span text:style-name="T22">Internet.</text:span><text:span text:style-name="T23"> </text:span><text:span text:style-name="T22">Este</text:span><text:span text:style-name="T23"> </text:span><text:span text:style-name="T22">marco</text:span><text:span text:style-name="T23"> </text:span><text:span text:style-name="T22">común</text:span><text:span text:style-name="T23"> </text:span><text:span text:style-name="T22">provee</text:span><text:span text:style-name="T23"> </text:span><text:span text:style-name="T22">un</text:span><text:span text:style-name="T23"> </text:span><text:span text:style-name="T22">conjunto</text:span><text:span text:style-name="T23"> </text:span><text:span text:style-name="T22">de</text:span><text:span text:style-name="T23"> </text:span><text:span text:style-name="T22">guías,</text:span><text:span text:style-name="T23"> </text:span><text:span text:style-name="T22">especificaciones</text:span><text:span text:style-name="T23"> </text:span><text:span text:style-name="T22">y</text:span><text:span text:style-name="T23"> </text:span><text:span text:style-name="T22">estándares</text:span><text:span text:style-name="T23"> </text:span><text:span text:style-name="T22">basados</text:span><text:span text:style-name="T23"> </text:span><text:span text:style-name="T22">en</text:span><text:span text:style-name="T23"> </text:span><text:span text:style-name="T22">las</text:span><text:span text:style-name="T23"> </text:span><text:span text:style-name="T22">especificaciones</text:span><text:span text:style-name="T23"> </text:span><text:span text:style-name="T22">previamente</text:span><text:span text:style-name="T23"> </text:span><text:span text:style-name="T22">existentes</text:span><text:span text:style-name="T23"> </text:span><text:span text:style-name="T22">en</text:span><text:span text:style-name="T23"> </text:span><text:span text:style-name="T22">el</text:span><text:span text:style-name="T23"> </text:span><text:span text:style-name="T22">campo</text:span><text:span text:style-name="T23"> </text:span><text:span text:style-name="T22">del</text:span><text:span text:style-name="T23"> </text:span><text:span text:style-name="T22">aprendizaje</text:span><text:span text:style-name="T23"> </text:span><text:span text:style-name="T22">asistido</text:span><text:span text:style-name="T23"> </text:span><text:span text:style-name="T22">por</text:span><text:span text:style-name="T23"> </text:span><text:span text:style-name="T22">ordenador,</text:span><text:span text:style-name="T23"> </text:span><text:span text:style-name="T22">propuestas</text:span><text:span text:style-name="T23"> </text:span><text:span text:style-name="T22">por</text:span><text:span text:style-name="T23"> </text:span><text:span text:style-name="T22">diferentes</text:span><text:span text:style-name="T23"> </text:span><text:span text:style-name="T22">organizaciones.</text:span><text:span text:style-name="T23"> </text:span><text:span text:style-name="T22">En</text:span><text:span text:style-name="T23"> </text:span><text:span text:style-name="T22">la</text:span><text:span text:style-name="T23"> </text:span><text:span text:style-name="T22">actualidad,</text:span><text:span text:style-name="T23"> </text:span><text:span text:style-name="T22">ADL</text:span><text:span text:style-name="T23"> </text:span><text:span text:style-name="T22">sigue</text:span><text:span text:style-name="T23"> </text:span><text:span text:style-name="T22">trabajando</text:span><text:span text:style-name="T23"> </text:span><text:span text:style-name="T22">con</text:span><text:span text:style-name="T23"> </text:span><text:span text:style-name="T22">estas</text:span><text:span text:style-name="T23"> </text:span><text:span text:style-name="T22">organizaciones</text:span><text:span text:style-name="T23"> </text:span><text:span text:style-name="T22">colaborando</text:span><text:span text:style-name="T23"> </text:span><text:span text:style-name="T22">en</text:span><text:span text:style-name="T23"> </text:span><text:span text:style-name="T22">la</text:span><text:span text:style-name="T23"> </text:span><text:span text:style-name="T22">evolución</text:span><text:span text:style-name="T23"> </text:span><text:span text:style-name="T22">de</text:span><text:span text:style-name="T23"> </text:span><text:span text:style-name="T22">los</text:span><text:span text:style-name="T23"> </text:span><text:span text:style-name="T22">estándares</text:span><text:span text:style-name="T23"> </text:span><text:span text:style-name="T22">y</text:span><text:span text:style-name="T23"> </text:span><text:span text:style-name="T22">en</text:span><text:span text:style-name="T23"> </text:span><text:span text:style-name="T22">la</text:span><text:span text:style-name="T23"> </text:span><text:span text:style-name="T22">mejora</text:span><text:span text:style-name="T23"> </text:span><text:span text:style-name="T22">y</text:span><text:span text:style-name="T23"> </text:span><text:span text:style-name="T22">el</text:span><text:span text:style-name="T23"> </text:span><text:span text:style-name="T22">crecimiento</text:span><text:span text:style-name="T23"> </text:span><text:span text:style-name="T22">de</text:span><text:span text:style-name="T23"> </text:span><text:span text:style-name="T22">SCORM.</text:span><text:span text:style-name="T23"> </text:span><text:span text:style-name="T22"><text:line-break/><text:line-break/>La</text:span><text:span text:style-name="T23"> </text:span><text:span text:style-name="T22">definición</text:span><text:span text:style-name="T23"> </text:span><text:span text:style-name="T22">del</text:span><text:span text:style-name="T23"> </text:span><text:span text:style-name="T22">modelo</text:span><text:span text:style-name="T23"> </text:span><text:span text:style-name="T22">SCORM,</text:span><text:span text:style-name="T23"> </text:span><text:span text:style-name="T22">así</text:span><text:span text:style-name="T23"> </text:span><text:span text:style-name="T22">como</text:span><text:span text:style-name="T23"> </text:span><text:span text:style-name="T22">su</text:span><text:span text:style-name="T23"> </text:span><text:span text:style-name="T22">evolución</text:span><text:span text:style-name="T23"> </text:span><text:span text:style-name="T22">y</text:span><text:span text:style-name="T23"> </text:span><text:span text:style-name="T22">las</text:span><text:span text:style-name="T23"> </text:span><text:span text:style-name="T22">diferentes</text:span><text:span text:style-name="T23"> </text:span><text:span text:style-name="T22">decisiones</text:span><text:span text:style-name="T23"> </text:span><text:span text:style-name="T22">de</text:span><text:span text:style-name="T23"> </text:span><text:span text:style-name="T22">diseño</text:span><text:span text:style-name="T23"> </text:span><text:span text:style-name="T22">tomadas</text:span><text:span text:style-name="T23"> </text:span><text:span text:style-name="T22">durante</text:span><text:span text:style-name="T23"> </text:span><text:span text:style-name="T22">el</text:span><text:span text:style-name="T23"> </text:span><text:span text:style-name="T22">proceso</text:span><text:span text:style-name="T23"> </text:span><text:span text:style-name="T22">de</text:span><text:span text:style-name="T23"> </text:span><text:span text:style-name="T22">especificación,</text:span><text:span text:style-name="T23"> </text:span><text:span text:style-name="T22">se</text:span><text:span text:style-name="T23"> </text:span><text:span text:style-name="T22">basan</text:span><text:span text:style-name="T23"> </text:span><text:span text:style-name="T22">en</text:span><text:span text:style-name="T23"> </text:span><text:span text:style-name="T22">6</text:span><text:span text:style-name="T23"> </text:span><text:span text:style-name="T22">principios</text:span><text:span text:style-name="T23"> </text:span><text:span text:style-name="T22">esenciales:</text:span></text:p>
      <text:p text:style-name="P30"><text:span text:style-name="T24"><text:line-break/></text:span><text:span text:style-name="T25">• </text:span><text:span text:style-name="T24">Accessibilidad</text:span><text:span text:style-name="T22">:</text:span><text:span text:style-name="T23"> </text:span><text:span text:style-name="T22">Posibilidad</text:span><text:span text:style-name="T23"> </text:span><text:span text:style-name="T22">de</text:span><text:span text:style-name="T23"> </text:span><text:span text:style-name="T22">localizar</text:span><text:span text:style-name="T23"> </text:span><text:span text:style-name="T22">y</text:span><text:span text:style-name="T23"> </text:span><text:span text:style-name="T22">acceder</text:span><text:span text:style-name="T23"> </text:span><text:span text:style-name="T22">a</text:span><text:span text:style-name="T23"> </text:span><text:span text:style-name="T22">componentes</text:span><text:span text:style-name="T23"> </text:span><text:span text:style-name="T22">instruccionales</text:span><text:span text:style-name="T23"> </text:span><text:span text:style-name="T22">desde</text:span><text:span text:style-name="T23"> </text:span><text:span text:style-name="T22">una</text:span><text:span text:style-name="T23"> </text:span><text:span text:style-name="T22">ubicación</text:span><text:span text:style-name="T23"> </text:span><text:span text:style-name="T22">remota</text:span><text:span text:style-name="T23"> </text:span><text:span text:style-name="T22">y</text:span><text:span text:style-name="T23"> </text:span><text:span text:style-name="T22">su</text:span><text:span text:style-name="T23"> </text:span><text:span text:style-name="T22">envío</text:span><text:span text:style-name="T23"> </text:span><text:span text:style-name="T22">a</text:span><text:span text:style-name="T23"> </text:span><text:span text:style-name="T22">muchas</text:span><text:span text:style-name="T23"> </text:span><text:span text:style-name="T22">localizaciones.</text:span><text:span text:style-name="T23"> </text:span><text:span text:style-name="T22"><text:line-break/><text:line-break/></text:span><text:span text:style-name="T23">• </text:span><text:span text:style-name="T24">Adaptabilidad</text:span><text:span text:style-name="T22">:</text:span><text:span text:style-name="T23"> </text:span><text:span text:style-name="T22">Posibilidad</text:span><text:span text:style-name="T23"> </text:span><text:span text:style-name="T22">de</text:span><text:span text:style-name="T23"> </text:span><text:span text:style-name="T22">adaptar</text:span><text:span text:style-name="T23"> </text:span><text:span text:style-name="T22">la</text:span><text:span text:style-name="T23"> </text:span><text:span text:style-name="T22">enseñanza</text:span><text:span text:style-name="T23"> </text:span><text:span text:style-name="T22">a</text:span><text:span text:style-name="T23"> </text:span><text:span text:style-name="T22">diferentes</text:span><text:span text:style-name="T23"> </text:span><text:span text:style-name="T22">necesidades</text:span><text:span text:style-name="T23"> </text:span><text:span text:style-name="T22">individuales</text:span><text:span text:style-name="T23"> </text:span><text:span text:style-name="T22">u</text:span><text:span text:style-name="T23"> </text:span><text:span text:style-name="T22">organizacionales.<text:line-break/><text:line-break/></text:span><text:span text:style-name="T23">• </text:span><text:span text:style-name="T24">Asequibilidad</text:span><text:span text:style-name="T22">:</text:span><text:span text:style-name="T23"> </text:span><text:span text:style-name="T22">Posibilidad</text:span><text:span text:style-name="T23"> </text:span><text:span text:style-name="T22">de</text:span><text:span text:style-name="T23"> </text:span><text:span text:style-name="T22">aumentar</text:span><text:span text:style-name="T23"> </text:span><text:span text:style-name="T22">la</text:span><text:span text:style-name="T23"> </text:span><text:span text:style-name="T22">eficiencia</text:span><text:span text:style-name="T23"> </text:span><text:span text:style-name="T22">y</text:span><text:span text:style-name="T23"> </text:span><text:span text:style-name="T22">la</text:span><text:span text:style-name="T23"> </text:span><text:span text:style-name="T22">productividad</text:span><text:span text:style-name="T23"> </text:span><text:span text:style-name="T22">reduciendo</text:span><text:span text:style-name="T23"> </text:span><text:span text:style-name="T22">el</text:span><text:span text:style-name="T23"> </text:span><text:span text:style-name="T22">tiempo</text:span><text:span text:style-name="T23"> </text:span><text:span text:style-name="T22">y</text:span><text:span text:style-name="T23"> </text:span><text:span text:style-name="T22">el</text:span><text:span text:style-name="T23"> </text:span><text:span text:style-name="T22">coste</text:span><text:span text:style-name="T23"> </text:span><text:span text:style-name="T22">invertidos</text:span><text:span text:style-name="T23"> </text:span><text:span text:style-name="T22">en</text:span><text:span text:style-name="T23"> </text:span><text:span text:style-name="T22">la</text:span><text:span text:style-name="T23"> </text:span><text:span text:style-name="T22">enseñanza.</text:span><text:span text:style-name="T23"> </text:span><text:span text:style-name="T22"><text:line-break/><text:line-break/></text:span><text:span text:style-name="T23">• </text:span><text:span text:style-name="T24">Durabilidad</text:span><text:span text:style-name="T22">:</text:span><text:span text:style-name="T23"> </text:span><text:span text:style-name="T22">Posibilidad</text:span><text:span text:style-name="T23"> </text:span><text:span text:style-name="T22">de</text:span><text:span text:style-name="T23"> </text:span><text:span text:style-name="T22">resistir</text:span><text:span text:style-name="T23"> </text:span><text:span text:style-name="T22">la</text:span><text:span text:style-name="T23"> </text:span><text:span text:style-name="T22">evolución</text:span><text:span text:style-name="T23"> </text:span><text:span text:style-name="T22">de</text:span><text:span text:style-name="T23"> </text:span><text:span text:style-name="T22">la</text:span><text:span text:style-name="T23"> </text:span><text:span text:style-name="T22">tecnología</text:span><text:span text:style-name="T23"> </text:span><text:span text:style-name="T22">y</text:span><text:span text:style-name="T23"> </text:span><text:span text:style-name="T22">futuros</text:span><text:span text:style-name="T23"> </text:span><text:span text:style-name="T22">cambios</text:span><text:span text:style-name="T23"> </text:span><text:span text:style-name="T22">sin</text:span><text:span text:style-name="T23"> </text:span><text:span text:style-name="T22">incurrir</text:span><text:span text:style-name="T23"> </text:span><text:span text:style-name="T22">en</text:span><text:span text:style-name="T23"> </text:span><text:span text:style-name="T22">rediseños,</text:span><text:span text:style-name="T23"> </text:span><text:span text:style-name="T22">reconfiguraciones</text:span><text:span text:style-name="T23"> </text:span><text:span text:style-name="T22">o</text:span><text:span text:style-name="T23"> </text:span><text:span text:style-name="T22">recódificaciones</text:span><text:span text:style-name="T23"> </text:span><text:span text:style-name="T22">excesivamente</text:span><text:span text:style-name="T23"> </text:span><text:span text:style-name="T22">costosas.</text:span><text:span text:style-name="T23"> </text:span><text:span text:style-name="T22"><text:line-break/><text:line-break/></text:span><text:span text:style-name="T23">• </text:span><text:span text:style-name="T24">Interoperabilidad</text:span><text:span text:style-name="T22">:</text:span><text:span text:style-name="T23"> </text:span><text:span text:style-name="T31">Posibilidad</text:span><text:span text:style-name="T32"> </text:span><text:span text:style-name="T31">de</text:span><text:span text:style-name="T32"> </text:span><text:span text:style-name="T31">tomar</text:span><text:span text:style-name="T32"> </text:span><text:span text:style-name="T31">componentes</text:span><text:span text:style-name="T32"> </text:span><text:span text:style-name="T31">instruccionales</text:span><text:span text:style-name="T32"> </text:span><text:span text:style-name="T31">desarrollados</text:span><text:span text:style-name="T32"> </text:span><text:span text:style-name="T31">en</text:span><text:span text:style-name="T32"> </text:span><text:span text:style-name="T31">una</text:span><text:span text:style-name="T32"> </text:span><text:span text:style-name="T31">ubicación</text:span><text:span text:style-name="T32"> </text:span><text:span text:style-name="T31">determinada</text:span><text:span text:style-name="T32"> </text:span><text:span text:style-name="T31">y</text:span><text:span text:style-name="T32"> </text:span><text:span text:style-name="T31">utilizando</text:span><text:span text:style-name="T32"> </text:span><text:span text:style-name="T31">unas</text:span><text:span text:style-name="T32"> </text:span><text:span text:style-name="T31">herramientas</text:span><text:span text:style-name="T32"> </text:span><text:span text:style-name="T31">y</text:span><text:span text:style-name="T32"> </text:span><text:span text:style-name="T31">plataformas</text:span><text:span text:style-name="T32"> </text:span><text:span text:style-name="T31">determinadas</text:span><text:span text:style-name="T32"> </text:span><text:span text:style-name="T31">para</text:span><text:span text:style-name="T32"> </text:span><text:span text:style-name="T31">su</text:span><text:span text:style-name="T32"> </text:span><text:span text:style-name="T31">posterior</text:span><text:span text:style-name="T32"> </text:span><text:span text:style-name="T31">aplicación</text:span><text:span text:style-name="T32"> </text:span><text:span text:style-name="T31">en</text:span><text:span text:style-name="T32"> </text:span><text:span text:style-name="T31">otra</text:span><text:span text:style-name="T32"> </text:span><text:span text:style-name="T31">ubicación</text:span><text:span text:style-name="T32"> </text:span><text:span text:style-name="T31">y</text:span><text:span text:style-name="T32"> </text:span><text:span text:style-name="T31">otro</text:span><text:span text:style-name="T32"> </text:span><text:span text:style-name="T31">conjunto</text:span><text:span text:style-name="T32"> </text:span><text:span text:style-name="T31">de</text:span><text:span text:style-name="T32"> </text:span><text:span text:style-name="T31">herramientas</text:span><text:span text:style-name="T32"> </text:span><text:span text:style-name="T31">y</text:span><text:span text:style-name="T32"> </text:span><text:span text:style-name="T31">plataformas</text:span><text:span text:style-name="T47">.</text:span><text:span text:style-name="T48"> </text:span><text:span text:style-name="T47"><text:line-break/></text:span><text:span text:style-name="T22"><text:line-break/></text:span><text:span text:style-name="T23">• </text:span><text:span text:style-name="T24">Reusabilidad</text:span><text:span text:style-name="T22">:</text:span><text:span text:style-name="T23"> </text:span><text:span text:style-name="T22">Flexibilidad</text:span><text:span text:style-name="T23"> </text:span><text:span text:style-name="T22">para</text:span><text:span text:style-name="T23"> </text:span><text:span text:style-name="T22">incorporar</text:span><text:span text:style-name="T23"> </text:span><text:span text:style-name="T22">componentes</text:span><text:span text:style-name="T23"> </text:span><text:span text:style-name="T22">instruccionales</text:span><text:span text:style-name="T23"> </text:span><text:span text:style-name="T22">en</text:span><text:span text:style-name="T23"> </text:span><text:span text:style-name="T22">múltiples</text:span><text:span text:style-name="T23"> </text:span><text:span text:style-name="T22">contextos</text:span><text:span text:style-name="T23"> </text:span><text:span text:style-name="T22">y</text:span><text:span text:style-name="T23"> </text:span><text:span text:style-name="T22">aplicaciones.</text:span></text:p>
      <text:p text:style-name="P13"><text:line-break/>La<text:span text:style-name="T1"> </text:span>aplicación<text:span text:style-name="T1"> </text:span>de<text:span text:style-name="T1"> </text:span>estos<text:span text:style-name="T1"> </text:span>principios<text:span text:style-name="T1"> </text:span>más<text:span text:style-name="T1"> </text:span>o<text:span text:style-name="T1"> </text:span>menos<text:span text:style-name="T1"> </text:span>abstractos<text:span text:style-name="T1"> </text:span>a<text:span text:style-name="T1"> </text:span>la<text:span text:style-name="T1"> </text:span>enseñanza<text:span text:style-name="T1"> </text:span>a<text:span text:style-name="T1"> </text:span>través<text:span text:style-name="T1"> </text:span>de<text:span text:style-name="T1"> </text:span>Internet<text:span text:style-name="T1"> </text:span>es<text:span text:style-name="T1"> </text:span>en<text:span text:style-name="T1"> </text:span>la<text:span text:style-name="T1"> </text:span>definición<text:span text:style-name="T1"> </text:span>de<text:span text:style-name="T1"> </text:span>las<text:span text:style-name="T1"> </text:span>habilidades<text:span text:style-name="T1"> </text:span>que<text:span text:style-name="T1"> </text:span>se<text:span text:style-name="T1"> </text:span>intentan<text:span text:style-name="T1"> </text:span>garantizar<text:span text:style-name="T1"> </text:span>mediante<text:span text:style-name="T1"> </text:span>la<text:span text:style-name="T1"> </text:span>implementación<text:span text:style-name="T1"> </text:span>de<text:span text:style-name="T1"> </text:span>SCORM:</text:p>
      <text:p text:style-name="P25"><text:line-break/><text:span text:style-name="T1">• </text:span>Un<text:span text:style-name="T1"> </text:span>EVA<text:span text:style-name="T1"> </text:span>debería<text:span text:style-name="T1"> </text:span>ser<text:span text:style-name="T1"> </text:span>capaz<text:span text:style-name="T1"> </text:span>de<text:span text:style-name="T1"> </text:span>ejecutar<text:span text:style-name="T1"> </text:span>contenido<text:span text:style-name="T1"> </text:span>creado<text:span text:style-name="T1"> </text:span>utilizando<text:span text:style-name="T1"> </text:span>herramientas<text:span text:style-name="T1"> </text:span>de<text:span text:style-name="T1"> </text:span>diferentes<text:span text:style-name="T1"> </text:span>vendedores.<text:span text:style-name="T1"> </text:span>Asi<text:span text:style-name="T1"> </text:span>mismo,<text:span text:style-name="T1"> </text:span>un<text:span text:style-name="T1"> </text:span>EVA<text:span text:style-name="T1"> </text:span>debería<text:span text:style-name="T1"> </text:span>ser<text:span text:style-name="T1"> </text:span>capaz<text:span text:style-name="T1"> </text:span>de<text:span text:style-name="T1"> </text:span>intercambiar<text:span text:style-name="T1"> </text:span>información<text:span text:style-name="T1"> </text:span>con<text:span text:style-name="T1"> </text:span>este<text:span text:style-name="T1"> </text:span>contenido<text:span text:style-name="T1"> </text:span>para<text:span text:style-name="T1"> </text:span>poder<text:span text:style-name="T1"> </text:span>llevar<text:span text:style-name="T1"> </text:span>a<text:span text:style-name="T1"> </text:span>cabo<text:span text:style-name="T1"> </text:span>su<text:span text:style-name="T1"> </text:span>adaptación<text:span text:style-name="T1"> </text:span>y<text:span text:style-name="T1"> </text:span>evaluar<text:span text:style-name="T1"> </text:span>el<text:span text:style-name="T1"> </text:span>camino<text:span text:style-name="T1"> </text:span>a<text:span text:style-name="T1"> </text:span>seguir<text:span text:style-name="T1"> </text:span>en<text:span text:style-name="T1"> </text:span>función<text:span text:style-name="T1"> </text:span>de<text:span text:style-name="T1"> </text:span>los<text:span text:style-name="T1"> </text:span>resultados<text:span text:style-name="T1"> </text:span>obtenidos<text:span text:style-name="T1"> </text:span>con<text:span text:style-name="T1"> </text:span>este<text:span text:style-name="T1"> </text:span>contenido.</text:p>
      <text:p text:style-name="P25"><text:span text:style-name="T1"><text:s/></text:span><text:line-break/><text:span text:style-name="T1">• </text:span>Diferentes<text:span text:style-name="T1"> </text:span>EVA<text:span text:style-name="T1"> </text:span>desarrollados<text:span text:style-name="T1"> </text:span>por<text:span text:style-name="T1"> </text:span>diferentes<text:span text:style-name="T1"> </text:span>vendedores<text:span text:style-name="T1"> </text:span>deberían<text:span text:style-name="T1"> </text:span>ser<text:span text:style-name="T1"> </text:span>capaces<text:span text:style-name="T1"> </text:span>de<text:span text:style-name="T1"> </text:span>ejecutar<text:span text:style-name="T1"> </text:span>el<text:span text:style-name="T1"> </text:span>mismo<text:span text:style-name="T1"> </text:span>contenido<text:span text:style-name="T1"> </text:span>y<text:span text:style-name="T1"> </text:span>de<text:span text:style-name="T1"> </text:span>intercambiar<text:span text:style-name="T1"> </text:span>información<text:span text:style-name="T1"> </text:span>con<text:span text:style-name="T1"> </text:span>el<text:span text:style-name="T1"> </text:span>mismo.</text:p>
      <text:p text:style-name="P25"><text:line-break/><text:span text:style-name="T1">• </text:span>Diferentes<text:span text:style-name="T1"> </text:span>EVA<text:span text:style-name="T1"> </text:span>desarrollados<text:span text:style-name="T1"> </text:span>por<text:span text:style-name="T1"> </text:span>diferentes<text:span text:style-name="T1"> </text:span>vendedores<text:span text:style-name="T1"> </text:span>deberían<text:span text:style-name="T1"> </text:span>ser<text:span text:style-name="T1"> </text:span>capaces<text:span text:style-name="T1"> </text:span>de<text:span text:style-name="T1"> </text:span>acceder<text:span text:style-name="T1"> </text:span>a<text:span text:style-name="T1"> </text:span>diferentes<text:span text:style-name="T1"> </text:span>ubicaciones<text:span text:style-name="T1"> </text:span>de<text:span text:style-name="T1"> </text:span>contenido<text:span text:style-name="T1"> </text:span>ejecutable<text:span text:style-name="T1"> </text:span>y<text:span text:style-name="T1"> </text:span>ejecutar<text:span text:style-name="T1"> </text:span>este<text:span text:style-name="T1"> </text:span>contenido.</text:p>
      <text:p text:style-name="P25"><text:line-break/><text:line-break/>En<text:span text:style-name="T1"> </text:span>la<text:span text:style-name="T1"> </text:span>concepción<text:span text:style-name="T1"> </text:span>de<text:span text:style-name="T1"> </text:span>SCORM<text:span text:style-name="T1"> </text:span>se<text:span text:style-name="T1"> </text:span>ha<text:span text:style-name="T1"> </text:span>tenido<text:span text:style-name="T1"> </text:span>en<text:span text:style-name="T1"> </text:span>cuenta<text:span text:style-name="T1"> </text:span>el<text:span text:style-name="T1"> </text:span>hecho<text:span text:style-name="T1"> </text:span>de<text:span text:style-name="T1"> </text:span>que<text:span text:style-name="T1"> </text:span>los<text:span text:style-name="T1"> </text:span>EVA<text:span text:style-name="T1"> </text:span>son<text:span text:style-name="T1"> </text:span>una<text:span text:style-name="T1"> </text:span>población<text:span text:style-name="T1"> </text:span>heterogénea,<text:span text:style-name="T1"> </text:span>con<text:span text:style-name="T1"> </text:span>diferentes<text:span text:style-name="T1"> </text:span>capacidades,<text:span text:style-name="T1"> </text:span>implementados<text:span text:style-name="T1"> </text:span>con<text:span text:style-name="T1"> </text:span>tecnologías<text:span text:style-name="T1"> </text:span>diversas<text:span text:style-name="T1"> </text:span>y<text:span text:style-name="T1"> </text:span>con<text:span text:style-name="T1"> </text:span>diferentes<text:span text:style-name="T1"> </text:span>objetivos<text:span text:style-name="T1"> </text:span>comerciales.<text:span text:style-name="T1"> </text:span>Por<text:span text:style-name="T1"> </text:span>ello,<text:span text:style-name="T1"> </text:span>la<text:span text:style-name="T1"> </text:span>especificación<text:span text:style-name="T1"> </text:span>de<text:span text:style-name="T1"> </text:span>SCORM<text:span text:style-name="T1"> </text:span>se<text:span text:style-name="T1"> </text:span>centra<text:span text:style-name="T1"> </text:span>en<text:span text:style-name="T1"> </text:span>definir<text:span text:style-name="T1"> </text:span>las<text:span text:style-name="T1"> </text:span>interfaces<text:span text:style-name="T1"> </text:span>entre<text:span text:style-name="T1"> </text:span>el<text:span text:style-name="T1"> </text:span>contenido<text:span text:style-name="T1"> </text:span>instruccional<text:span text:style-name="T1"> </text:span>y<text:span text:style-name="T1"> </text:span>el<text:span text:style-name="T1"> </text:span>EVA<text:span text:style-name="T1"> </text:span>que<text:span text:style-name="T1"> </text:span>los<text:span text:style-name="T1"> </text:span>gestiona<text:span text:style-name="T1"> </text:span>y<text:span text:style-name="T1"> </text:span>ejecuta,<text:span text:style-name="T1"> </text:span>dejando<text:span text:style-name="T1"> </text:span>abierta<text:span text:style-name="T1"> </text:span>la<text:span text:style-name="T1"> </text:span>implementación<text:span text:style-name="T1"> </text:span>así<text:span text:style-name="T1"> </text:span>como<text:span text:style-name="T1"> </text:span>las<text:span text:style-name="T1"> </text:span>diferentes<text:span text:style-name="T1"> </text:span>facilidades<text:span text:style-name="T1"> </text:span>adicionales<text:span text:style-name="T1"> </text:span>ofrecidas<text:span text:style-name="T1"> </text:span>por<text:span text:style-name="T1"> </text:span>el<text:span text:style-name="T1"> </text:span>EVA<text:span text:style-name="T1"> </text:span>como<text:span text:style-name="T1"> </text:span>pueden<text:span text:style-name="T1"> </text:span>ser<text:span text:style-name="T1"> </text:span>foros<text:span text:style-name="T1"> </text:span>de<text:span text:style-name="T1"> </text:span>discusión,<text:span text:style-name="T1"> </text:span>facilidades<text:span text:style-name="T1"> </text:span>de<text:span text:style-name="T1"> </text:span>comunicación<text:span text:style-name="T1"> </text:span>o<text:span text:style-name="T1"> </text:span>emisión<text:span text:style-name="T1"> </text:span>de<text:span text:style-name="T1"> </text:span>certificados.<text:span text:style-name="T1"> </text:span>Esto<text:span text:style-name="T1"> </text:span>permite<text:span text:style-name="T1"> </text:span>equilibrar<text:span text:style-name="T1"> </text:span>la<text:span text:style-name="T1"> </text:span>necesidad<text:span text:style-name="T1"> </text:span>de<text:span text:style-name="T1"> </text:span>mecanismos<text:span text:style-name="T1"> </text:span>de<text:span text:style-name="T1"> </text:span>interoperabilidad<text:span text:style-name="T1"> </text:span>con<text:span text:style-name="T1"> </text:span>la<text:span text:style-name="T1"> </text:span>libertad<text:span text:style-name="T1"> </text:span>de<text:span text:style-name="T1"> </text:span>innovar<text:span text:style-name="T1"> </text:span>para<text:span text:style-name="T1"> </text:span>obtener<text:span text:style-name="T1"> </text:span>una<text:span text:style-name="T1"> </text:span>ventaja<text:span text:style-name="T1"> </text:span>competitiva.</text:p>
      <text:p text:style-name="P23"/>
      <text:h text:style-name="P101" text:outline-level="3">Scorm<text:span text:style-name="T1"> </text:span>y<text:span text:style-name="T1"> </text:span>otros<text:span text:style-name="T1"> </text:span>altres<text:span text:style-name="T1"> </text:span>estándares</text:h>
      <text:h text:style-name="P104" text:outline-level="4" text:is-list-header="true"><text:span text:style-name="T36">SCORM</text:span><text:span text:style-name="T37"> </text:span><text:span text:style-name="T36">no</text:span><text:span text:style-name="T37"> </text:span><text:span text:style-name="T36">consiste</text:span><text:span text:style-name="T37"> </text:span><text:span text:style-name="T36">en</text:span><text:span text:style-name="T37"> </text:span><text:span text:style-name="T36">una</text:span><text:span text:style-name="T37"> </text:span><text:span text:style-name="T36">especificación</text:span><text:span text:style-name="T37"> </text:span><text:span text:style-name="T36">que</text:span><text:span text:style-name="T37"> </text:span><text:span text:style-name="T36">compita</text:span><text:span text:style-name="T37"> </text:span><text:span text:style-name="T36">con</text:span><text:span text:style-name="T37"> </text:span><text:span text:style-name="T36">las</text:span><text:span text:style-name="T37"> </text:span><text:span text:style-name="T36">ya</text:span><text:span text:style-name="T37"> </text:span><text:span text:style-name="T36">existentes</text:span><text:span text:style-name="T37"> </text:span><text:span text:style-name="T36">en</text:span><text:span text:style-name="T37"> </text:span><text:span text:style-name="T36">el</text:span><text:span text:style-name="T37"> </text:span><text:span text:style-name="T36">campo.</text:span><text:span text:style-name="T37"> </text:span><text:span text:style-name="T36">Por</text:span><text:span text:style-name="T37"> </text:span><text:span text:style-name="T36">el</text:span><text:span text:style-name="T37"> </text:span><text:span text:style-name="T36">contrario,</text:span><text:span text:style-name="T37"> </text:span><text:span text:style-name="T36">SCORM</text:span><text:span text:style-name="T37"> </text:span><text:span text:style-name="T36">agrupa</text:span><text:span text:style-name="T37"> </text:span><text:span text:style-name="T36">diversas</text:span><text:span text:style-name="T37"> </text:span><text:span text:style-name="T36">especificaciones</text:span><text:span text:style-name="T37"> </text:span><text:span text:style-name="T36">de</text:span><text:span text:style-name="T37"> </text:span><text:span text:style-name="T36">diversos</text:span><text:span text:style-name="T37"> </text:span><text:span text:style-name="T36">organismos</text:span><text:span text:style-name="T37"> </text:span><text:span text:style-name="T36">y</text:span><text:span text:style-name="T37"> </text:span><text:span text:style-name="T36">colabora</text:span><text:span text:style-name="T37"> </text:span><text:span text:style-name="T36">con</text:span><text:span text:style-name="T37"> </text:span><text:span text:style-name="T36">estos</text:span><text:span text:style-name="T37"> </text:span><text:span text:style-name="T36">organismos</text:span><text:span text:style-name="T37"> </text:span><text:span text:style-name="T36">en</text:span><text:span text:style-name="T37"> </text:span><text:span text:style-name="T36">la</text:span><text:span text:style-name="T37"> </text:span><text:span text:style-name="T36">evolución</text:span><text:span text:style-name="T37"> </text:span><text:span text:style-name="T36">de</text:span><text:span text:style-name="T37"> </text:span><text:span text:style-name="T36">estas</text:span><text:span text:style-name="T37"> </text:span><text:span text:style-name="T36">especificaciones.</text:span><text:span text:style-name="T37"> </text:span><text:span text:style-name="T36">En</text:span><text:span text:style-name="T37"> </text:span><text:span text:style-name="T36">particular</text:span><text:span text:style-name="T37"> </text:span><text:span text:style-name="T36">SCORM</text:span><text:span text:style-name="T37"> </text:span><text:span text:style-name="T36">integra</text:span><text:span text:style-name="T37"> </text:span><text:span text:style-name="T36">las</text:span><text:span text:style-name="T37"> </text:span><text:span text:style-name="T36">siguientes</text:span><text:span text:style-name="T37"> </text:span><text:span text:style-name="T36">especificaciones</text:span><text:span text:style-name="T37"> </text:span><text:span text:style-name="T36">de</text:span><text:span text:style-name="T37"> </text:span><text:span text:style-name="T36">grupos</text:span><text:span text:style-name="T37"> </text:span><text:span text:style-name="T36">como</text:span><text:span text:style-name="T37"> </text:span><text:span text:style-name="T36">IMS</text:span><text:span text:style-name="T37"> </text:span><text:span text:style-name="T36">Global</text:span><text:span text:style-name="T37"> </text:span><text:span text:style-name="T36">Consortium,</text:span><text:span text:style-name="T37"> </text:span><text:span text:style-name="T36">ARIADNE,</text:span><text:span text:style-name="T37"> </text:span><text:span text:style-name="T36">AICC</text:span><text:span text:style-name="T37"> </text:span><text:span text:style-name="T36">o</text:span><text:span text:style-name="T37"> </text:span><text:span text:style-name="T36">IEEELTSC:</text:span><text:span text:style-name="T37"> </text:span><text:span text:style-name="T36"><text:line-break/><text:line-break/></text:span><text:span text:style-name="T37">• </text:span><text:span text:style-name="T36">IEEE</text:span><text:span text:style-name="T37"> </text:span><text:span text:style-name="T36">Learning</text:span><text:span text:style-name="T37"> </text:span><text:span text:style-name="T36">Object</text:span><text:span text:style-name="T37"> </text:span><text:span text:style-name="T36">Meta-data</text:span><text:span text:style-name="T37"> </text:span><text:span text:style-name="T36">1484.12</text:span><text:span text:style-name="T37"> </text:span><text:span text:style-name="T36">(IEEE</text:span><text:span text:style-name="T37"> </text:span><text:span text:style-name="T36">LOM</text:span><text:span text:style-name="T37"> </text:span><text:span text:style-name="T36">2002):</text:span><text:span text:style-name="T37"> </text:span><text:span text:style-name="T36">Empleado</text:span><text:span text:style-name="T37"> </text:span><text:span text:style-name="T36">en</text:span><text:span text:style-name="T37"> </text:span><text:span text:style-name="T36">el</text:span><text:span text:style-name="T37"> </text:span><text:span text:style-name="T36">Modelo</text:span><text:span text:style-name="T37"> </text:span><text:span text:style-name="T36">de</text:span><text:span text:style-name="T37"> </text:span><text:span text:style-name="T36">Agregación</text:span><text:span text:style-name="T37"> </text:span><text:span text:style-name="T36">de</text:span><text:span text:style-name="T37"> </text:span><text:span text:style-name="T36">contenidos</text:span><text:span text:style-name="T37"> </text:span><text:span text:style-name="T36">para</text:span><text:span text:style-name="T37"> </text:span><text:span text:style-name="T36">definir</text:span><text:span text:style-name="T37"> </text:span><text:span text:style-name="T36">los</text:span><text:span text:style-name="T37"> </text:span><text:span text:style-name="T36">metadatos</text:span><text:span text:style-name="T37"> </text:span><text:span text:style-name="T36">de</text:span><text:span text:style-name="T37"> </text:span><text:span text:style-name="T36">los</text:span><text:span text:style-name="T37"> </text:span><text:span text:style-name="T36">objetos</text:span><text:span text:style-name="T37"> </text:span><text:span text:style-name="T36">de</text:span><text:span text:style-name="T37"> </text:span><text:span text:style-name="T36">contenido.</text:span><text:span text:style-name="T37"> </text:span><text:span text:style-name="T36"><text:line-break/><text:line-break/></text:span><text:span text:style-name="T37">• </text:span><text:span text:style-name="T36">IEEE</text:span><text:span text:style-name="T37"> </text:span><text:span text:style-name="T36">ECMAScript</text:span><text:span text:style-name="T37"> </text:span><text:span text:style-name="T36">API</text:span><text:span text:style-name="T37"> </text:span><text:span text:style-name="T36">for</text:span><text:span text:style-name="T37"> </text:span><text:span text:style-name="T36">Content</text:span><text:span text:style-name="T37"> </text:span><text:span text:style-name="T36">to</text:span><text:span text:style-name="T37"> </text:span><text:span text:style-name="T36">Runtime</text:span><text:span text:style-name="T37"> </text:span><text:span text:style-name="T36">Services</text:span><text:span text:style-name="T37"> </text:span><text:span text:style-name="T36">Communication</text:span><text:span text:style-name="T37"> </text:span><text:span text:style-name="T36">1484.11.2</text:span><text:span text:style-name="T37"> </text:span><text:span text:style-name="T36">(IEEE</text:span><text:span text:style-name="T37"> </text:span><text:span text:style-name="T36">EACRSC</text:span><text:span text:style-name="T37"> </text:span><text:span text:style-name="T36">2003):</text:span><text:span text:style-name="T37"> </text:span><text:span text:style-name="T36">Empleado</text:span><text:span text:style-name="T37"> </text:span><text:span text:style-name="T36">en</text:span><text:span text:style-name="T37"> </text:span><text:span text:style-name="T36">el</text:span><text:span text:style-name="T37"> </text:span><text:span text:style-name="T36">Entorno</text:span><text:span text:style-name="T37"> </text:span><text:span text:style-name="T36">de</text:span><text:span text:style-name="T37"> </text:span><text:span text:style-name="T36">Execución</text:span><text:span text:style-name="T37"> </text:span><text:span text:style-name="T36">para</text:span><text:span text:style-name="T37"> </text:span><text:span text:style-name="T36">definir</text:span><text:span text:style-name="T37"> </text:span><text:span text:style-name="T36">el</text:span><text:span text:style-name="T37"> </text:span><text:span text:style-name="T36">mecanismo</text:span><text:span text:style-name="T37"> </text:span><text:span text:style-name="T36">de</text:span><text:span text:style-name="T37"> </text:span><text:span text:style-name="T36">comunicación</text:span><text:span text:style-name="T37"> </text:span><text:span text:style-name="T36">entre</text:span><text:span text:style-name="T37"> </text:span><text:span text:style-name="T36">el</text:span><text:span text:style-name="T37"> </text:span><text:span text:style-name="T36">contenido</text:span><text:span text:style-name="T37"> </text:span><text:span text:style-name="T36">y</text:span><text:span text:style-name="T37"> </text:span><text:span text:style-name="T36">el</text:span><text:span text:style-name="T37"> </text:span><text:span text:style-name="T36">EVA.</text:span><text:span text:style-name="T37"> </text:span></text:h>
      <text:h text:style-name="P104" text:outline-level="4" text:is-list-header="true"><text:span text:style-name="T37">• </text:span><text:span text:style-name="T36">IEEE</text:span><text:span text:style-name="T37"> </text:span><text:span text:style-name="T36">Data</text:span><text:span text:style-name="T37"> </text:span><text:span text:style-name="T36">Model</text:span><text:span text:style-name="T37"> </text:span><text:span text:style-name="T36">for</text:span><text:span text:style-name="T37"> </text:span><text:span text:style-name="T36">Content</text:span><text:span text:style-name="T37"> </text:span><text:span text:style-name="T36">Object</text:span><text:span text:style-name="T37"> </text:span><text:span text:style-name="T36">Communication</text:span><text:span text:style-name="T37"> </text:span><text:span text:style-name="T36">1484.11.1</text:span><text:span text:style-name="T37"> </text:span><text:span text:style-name="T36">(IEEE</text:span><text:span text:style-name="T37"> </text:span><text:span text:style-name="T36">DMCOC</text:span><text:span text:style-name="T37"> </text:span><text:span text:style-name="T36">2002):</text:span><text:span text:style-name="T37"> </text:span><text:span text:style-name="T36">Empleado</text:span><text:span text:style-name="T37"> </text:span><text:span text:style-name="T36">en</text:span><text:span text:style-name="T37"> </text:span><text:span text:style-name="T36">el</text:span><text:span text:style-name="T37"> </text:span><text:span text:style-name="T36">Entorno</text:span><text:span text:style-name="T37"> </text:span><text:span text:style-name="T36">de</text:span><text:span text:style-name="T37"> </text:span><text:span text:style-name="T36">Ejecución</text:span><text:span text:style-name="T37"> </text:span><text:span text:style-name="T36">para</text:span><text:span text:style-name="T37"> </text:span><text:span text:style-name="T36">definir</text:span><text:span text:style-name="T37"> </text:span><text:span text:style-name="T36">el</text:span><text:span text:style-name="T37"> </text:span><text:span text:style-name="T36">modelo</text:span><text:span text:style-name="T37"> </text:span><text:span text:style-name="T36">de</text:span><text:span text:style-name="T37"> </text:span><text:span text:style-name="T36">datos</text:span><text:span text:style-name="T37"> </text:span><text:span text:style-name="T36">utilizado</text:span><text:span text:style-name="T37"> </text:span><text:span text:style-name="T36">en</text:span><text:span text:style-name="T37"> </text:span><text:span text:style-name="T36">la</text:span><text:span text:style-name="T37"> </text:span><text:span text:style-name="T36">comunicació</text:span><text:span text:style-name="T37"> </text:span><text:span text:style-name="T36">entre</text:span><text:span text:style-name="T37"> </text:span><text:span text:style-name="T36">el</text:span><text:span text:style-name="T37"> </text:span><text:span text:style-name="T36">contenido</text:span><text:span text:style-name="T37"> </text:span><text:span text:style-name="T36">y</text:span><text:span text:style-name="T37"> </text:span><text:span text:style-name="T36">el</text:span><text:span text:style-name="T37"> </text:span><text:span text:style-name="T36">EVA.</text:span><text:span text:style-name="T37"> </text:span></text:h>
      <text:h text:style-name="P104" text:outline-level="4" text:is-list-header="true"><text:span text:style-name="T37">• </text:span><text:span text:style-name="T36">AICC</text:span><text:span text:style-name="T37"> </text:span><text:span text:style-name="T36">/</text:span><text:span text:style-name="T37"> </text:span><text:span text:style-name="T36">Web-Based</text:span><text:span text:style-name="T37"> </text:span><text:span text:style-name="T36">CMI</text:span><text:span text:style-name="T37"> </text:span><text:span text:style-name="T36">Guidelines</text:span><text:span text:style-name="T37"> </text:span><text:span text:style-name="T36">(AICC</text:span><text:span text:style-name="T37"> </text:span><text:span text:style-name="T36">WBCMIG</text:span><text:span text:style-name="T37"> </text:span><text:span text:style-name="T36">1998):</text:span><text:span text:style-name="T37"> </text:span><text:span text:style-name="T36">Empleado</text:span><text:span text:style-name="T37"> </text:span><text:span text:style-name="T36">para</text:span><text:span text:style-name="T37"> </text:span><text:span text:style-name="T36">definir</text:span><text:span text:style-name="T37"> </text:span><text:span text:style-name="T36">la</text:span><text:span text:style-name="T37"> </text:span><text:span text:style-name="T36">estructura</text:span><text:span text:style-name="T37"> </text:span><text:span text:style-name="T36">del</text:span><text:span text:style-name="T37"> </text:span><text:span text:style-name="T36">contenido</text:span><text:span text:style-name="T37"> </text:span><text:span text:style-name="T36">en</text:span><text:span text:style-name="T37"> </text:span><text:span text:style-name="T36">el</text:span><text:span text:style-name="T37"> </text:span><text:span text:style-name="T36">Modelo</text:span><text:span text:style-name="T37"> </text:span><text:span text:style-name="T36">de</text:span><text:span text:style-name="T37"> </text:span><text:span text:style-name="T36">Agregación</text:span><text:span text:style-name="T37"> </text:span><text:span text:style-name="T36">de</text:span><text:span text:style-name="T37"> </text:span><text:span text:style-name="T36">contenidos.</text:span></text:h>
      <text:h text:style-name="P104" text:outline-level="4" text:is-list-header="true"><text:span text:style-name="T37">• </text:span><text:span text:style-name="T36">IMS</text:span><text:span text:style-name="T37"> </text:span><text:span text:style-name="T36">Content</text:span><text:span text:style-name="T37"> </text:span><text:span text:style-name="T36">Packaging</text:span><text:span text:style-name="T37"> </text:span><text:span text:style-name="T36">(IMS</text:span><text:span text:style-name="T37"> </text:span><text:span text:style-name="T36">CP):</text:span><text:span text:style-name="T37"> </text:span><text:span text:style-name="T36">Empleado</text:span><text:span text:style-name="T37"> </text:span><text:span text:style-name="T36">en</text:span><text:span text:style-name="T37"> </text:span><text:span text:style-name="T36">el</text:span><text:span text:style-name="T37"> </text:span><text:span text:style-name="T36">Modelo</text:span><text:span text:style-name="T37"> </text:span><text:span text:style-name="T36">de</text:span><text:span text:style-name="T37"> </text:span><text:span text:style-name="T36">Agregación</text:span><text:span text:style-name="T37"> </text:span><text:span text:style-name="T36">de</text:span><text:span text:style-name="T37"> </text:span><text:span text:style-name="T36">Contenidos</text:span><text:span text:style-name="T37"> </text:span><text:span text:style-name="T36">para</text:span><text:span text:style-name="T37"> </text:span><text:span text:style-name="T36">agrupar</text:span><text:span text:style-name="T37"> </text:span><text:span text:style-name="T36">objetos</text:span><text:span text:style-name="T37"> </text:span><text:span text:style-name="T36">de</text:span><text:span text:style-name="T37"> </text:span><text:span text:style-name="T36">contenido.</text:span></text:h>
      <text:h text:style-name="P104" text:outline-level="4" text:is-list-header="true"><text:span text:style-name="T37">• </text:span><text:span text:style-name="T36">IMS</text:span><text:span text:style-name="T37"> </text:span><text:span text:style-name="T36">Simple</text:span><text:span text:style-name="T37"> </text:span><text:span text:style-name="T36">Sequencing</text:span><text:span text:style-name="T37"> </text:span><text:span text:style-name="T36">(IMS</text:span><text:span text:style-name="T37"> </text:span><text:span text:style-name="T36">SS):</text:span><text:span text:style-name="T37"> </text:span><text:span text:style-name="T36">Empleado</text:span><text:span text:style-name="T37"> </text:span><text:span text:style-name="T36">para</text:span><text:span text:style-name="T37"> </text:span><text:span text:style-name="T36">el</text:span><text:span text:style-name="T37"> </text:span><text:span text:style-name="T36">secuenciamiento</text:span><text:span text:style-name="T37"> </text:span><text:span text:style-name="T36">de</text:span><text:span text:style-name="T37"> </text:span><text:span text:style-name="T36">actividades</text:span><text:span text:style-name="T37"> </text:span><text:span text:style-name="T36">en</text:span><text:span text:style-name="T37"> </text:span><text:span text:style-name="T36">un</text:span><text:span text:style-name="T37"> </text:span><text:span text:style-name="T36">curso.</text:span><text:span text:style-name="T37"> </text:span><text:span text:style-name="T36"><text:line-break/></text:span></text:h>
      <text:p text:style-name="P28"/>
      <text:h text:style-name="P101" text:outline-level="3"><text:soft-page-break/><text:span text:style-name="T1">SCORM </text:span>y<text:span text:style-name="T1"> <text:s/></text:span>Marsupial</text:h>
      <text:p text:style-name="P16"/>
      <text:p text:style-name="P16">Uno<text:span text:style-name="T1"> </text:span>de<text:span text:style-name="T1"> </text:span>los<text:span text:style-name="T1"> </text:span>requisitos<text:span text:style-name="T1"> </text:span>de<text:span text:style-name="T1"> </text:span>Marsupial<text:span text:style-name="T1"> </text:span>es<text:span text:style-name="T1"> </text:span>que<text:span text:style-name="T1"> </text:span>el<text:span text:style-name="T1"> </text:span>scorm<text:span text:style-name="T1"> </text:span>debe<text:span text:style-name="T1"> </text:span>estar<text:span text:style-name="T1"> </text:span>físicamente<text:span text:style-name="T1"> </text:span>en<text:span text:style-name="T1"> </text:span>el<text:span text:style-name="T1"> </text:span>servidor<text:span text:style-name="T1"> </text:span>de<text:span text:style-name="T1"> </text:span>contenidos<text:span text:style-name="T1"> </text:span>de<text:span text:style-name="T1"> </text:span>la<text:span text:style-name="T1"> </text:span>Editorial,<text:span text:style-name="T1"> </text:span>para<text:span text:style-name="T1"> </text:span>conseguir<text:span text:style-name="T1"> </text:span>esto<text:span text:style-name="T1"> </text:span>se<text:span text:style-name="T1"> </text:span>debe<text:span text:style-name="T1"> </text:span>tener<text:span text:style-name="T1"> </text:span>en<text:span text:style-name="T1"> </text:span>cuenta<text:span text:style-name="T1"> </text:span>algunas<text:span text:style-name="T1"> </text:span>consideraciones:<text:span text:style-name="T1"> </text:span></text:p>
      <text:list xml:id="list2111892845" text:style-name="WW8Num24">
        <text:list-item>
          <text:p text:style-name="P80">El<text:span text:style-name="T1"> </text:span>servidor<text:span text:style-name="T1"> </text:span>del<text:span text:style-name="T1"> </text:span>EVA<text:span text:style-name="T1"> </text:span>y<text:span text:style-name="T1"> </text:span>el<text:span text:style-name="T1"> </text:span>servidor<text:span text:style-name="T1"> </text:span>de<text:span text:style-name="T1"> </text:span>contenidos<text:span text:style-name="T1"> </text:span>de<text:span text:style-name="T1"> </text:span>la<text:span text:style-name="T1"> </text:span>Editorial<text:span text:style-name="T1"> </text:span>no<text:span text:style-name="T1"> </text:span>estarán<text:span text:style-name="T1"> </text:span>en<text:span text:style-name="T1"> </text:span>el<text:span text:style-name="T1"> </text:span>mismo<text:span text:style-name="T1"> </text:span>dominio.<text:span text:style-name="T1"> </text:span></text:p>
        </text:list-item>
        <text:list-item>
          <text:p text:style-name="P80">La<text:span text:style-name="T1"> </text:span>comunicación<text:span text:style-name="T1"> </text:span>entre<text:span text:style-name="T1"> </text:span>los<text:span text:style-name="T1"> </text:span>dos<text:span text:style-name="T1"> </text:span>servidores<text:span text:style-name="T1"> </text:span>debe<text:span text:style-name="T1"> </text:span>ser<text:span text:style-name="T1"> </text:span>mediante<text:span text:style-name="T1"> </text:span>javascript<text:span text:style-name="T1"> </text:span>por<text:span text:style-name="T1"> </text:span>definición<text:span text:style-name="T1"> </text:span>de<text:span text:style-name="T1"> </text:span>SCORM.<text:span text:style-name="T1"> </text:span></text:p>
        </text:list-item>
      </text:list>
      <text:p text:style-name="P16"/>
      <text:p text:style-name="P16">Los<text:span text:style-name="T1"> </text:span>navegadores<text:span text:style-name="T1"> </text:span>web<text:span text:style-name="T1"> </text:span>actuales<text:span text:style-name="T1"> </text:span>no<text:span text:style-name="T1"> </text:span>permiten<text:span text:style-name="T1"> </text:span>la<text:span text:style-name="T1"> </text:span>comunicación<text:span text:style-name="T1"> </text:span>vía<text:span text:style-name="T1"> </text:span>javascript<text:span text:style-name="T1"> </text:span>entre<text:span text:style-name="T1"> </text:span>servidores<text:span text:style-name="T1"> </text:span>de<text:span text:style-name="T1"> </text:span>diferentes<text:span text:style-name="T1"> </text:span>dominios,<text:span text:style-name="T1"> </text:span>para<text:span text:style-name="T1"> </text:span>resolver<text:span text:style-name="T1"> </text:span>esta<text:span text:style-name="T1"> </text:span>limitación<text:span text:style-name="T1"> </text:span>se<text:span text:style-name="T1"> </text:span>debe<text:span text:style-name="T1"> </text:span>seguir<text:span text:style-name="T1"> </text:span>estas<text:span text:style-name="T1"> </text:span>recomendaciones:<text:span text:style-name="T1"> </text:span></text:p>
      <text:p text:style-name="P16"/>
      <text:list xml:id="list723461216" text:style-name="WW8Num7">
        <text:list-item>
          <text:p text:style-name="P81">Por<text:span text:style-name="T1"> </text:span>un<text:span text:style-name="T1"> </text:span>lado,<text:span text:style-name="T1"> </text:span>al<text:span text:style-name="T1"> </text:span>servidor<text:span text:style-name="T1"> </text:span>de<text:span text:style-name="T1"> </text:span>dominios<text:span text:style-name="T1"> </text:span>(DNS)<text:span text:style-name="T1"> </text:span>del<text:span text:style-name="T1"> </text:span>EVA<text:span text:style-name="T1"> </text:span>se<text:span text:style-name="T1"> </text:span>le<text:span text:style-name="T1"> </text:span>debe<text:span text:style-name="T1"> </text:span>añadir<text:span text:style-name="T1"> </text:span>una<text:span text:style-name="T1"> </text:span>entrada<text:span text:style-name="T1"> </text:span>que<text:span text:style-name="T1"> </text:span>apunte<text:span text:style-name="T1"> </text:span>al<text:span text:style-name="T1"> </text:span>servidor<text:span text:style-name="T1"> </text:span>de<text:span text:style-name="T1"> </text:span>la<text:span text:style-name="T1"> </text:span>Editorial<text:span text:style-name="T1"> </text:span>manteniendo<text:span text:style-name="T1"> </text:span>las<text:span text:style-name="T1"> </text:span>dos<text:span text:style-name="T1"> </text:span>últimas<text:span text:style-name="T1"> </text:span>partes<text:span text:style-name="T1"> </text:span>del<text:span text:style-name="T1"> </text:span>nombre<text:span text:style-name="T1"> </text:span>del<text:span text:style-name="T1"> </text:span>dominio.<text:span text:style-name="T1"> </text:span>Por<text:span text:style-name="T1"> </text:span>ejemplo,<text:span text:style-name="T1"> </text:span>si<text:span text:style-name="T1"> </text:span>el<text:span text:style-name="T1"> </text:span>dominio<text:span text:style-name="T1"> </text:span>del<text:span text:style-name="T1"> </text:span>EVA<text:span text:style-name="T1"> </text:span>es<text:span text:style-name="T1"> eva</text:span>.educat1x1.cat,<text:span text:style-name="T1"> </text:span>el<text:span text:style-name="T1"> </text:span>dominio<text:span text:style-name="T1"> </text:span>del<text:span text:style-name="T1"> </text:span>servidor<text:span text:style-name="T1"> </text:span>de<text:span text:style-name="T1"> </text:span>contenidos<text:span text:style-name="T1"> </text:span>de<text:span text:style-name="T1"> </text:span>la<text:span text:style-name="T1"> </text:span>Editorial<text:span text:style-name="T1"> </text:span>debería<text:span text:style-name="T1"> </text:span>acabar<text:span text:style-name="T1"> </text:span>en<text:span text:style-name="T1"> </text:span>educat1x1.cat,<text:span text:style-name="T1"> </text:span>como<text:span text:style-name="T1"> </text:span>por<text:span text:style-name="T1"> </text:span>ejemplo<text:span text:style-name="T1"> editorial</text:span>.educat1x1.cat.<text:span text:style-name="T1"> </text:span></text:p>
        </text:list-item>
      </text:list>
      <text:p text:style-name="P16"/>
      <text:list xml:id="list1692235303" text:continue-numbering="true" text:style-name="WW8Num7">
        <text:list-item>
          <text:p text:style-name="P81">Por<text:span text:style-name="T1"> </text:span>otro<text:span text:style-name="T1"> </text:span>lado,<text:span text:style-name="T1"> </text:span>tanto<text:span text:style-name="T1"> </text:span>al<text:span text:style-name="T1"> </text:span>contenido<text:span text:style-name="T1"> </text:span>SCORM<text:span text:style-name="T1"> </text:span>como<text:span text:style-name="T1"> </text:span>la<text:span text:style-name="T1"> </text:span>parte<text:span text:style-name="T1"> </text:span>del<text:span text:style-name="T1"> </text:span>EVA<text:span text:style-name="T1"> </text:span>encargada<text:span text:style-name="T1"> </text:span>de<text:span text:style-name="T1"> </text:span>la<text:span text:style-name="T1"> </text:span>comunicación<text:span text:style-name="T1"> </text:span>con<text:span text:style-name="T1"> </text:span>el<text:span text:style-name="T1"> </text:span>SCORM<text:span text:style-name="T1"> </text:span>hay<text:span text:style-name="T1"> </text:span>que<text:span text:style-name="T1"> </text:span>añadir<text:span text:style-name="T1"> </text:span>el<text:span text:style-name="T1"> </text:span>siguiente<text:span text:style-name="T1"> </text:span>código<text:span text:style-name="T1"> </text:span>javascript:<text:span text:style-name="T1"> </text:span>document.domain<text:span text:style-name="T1"> </text:span>=<text:span text:style-name="T1"> </text:span>"educat1x1.cat".<text:span text:style-name="T1"> </text:span>El<text:span text:style-name="T1"> </text:span>valor<text:span text:style-name="T1"> </text:span>de<text:span text:style-name="T1"> </text:span>la<text:span text:style-name="T1"> </text:span>variable<text:span text:style-name="T1"> </text:span>document.domain<text:span text:style-name="T1"> </text:span>debe<text:span text:style-name="T1"> </text:span>coincidir<text:span text:style-name="T1"> </text:span>con<text:span text:style-name="T1"> </text:span>las<text:span text:style-name="T1"> </text:span>dos<text:span text:style-name="T1"> </text:span>últimas<text:span text:style-name="T1"> </text:span>partes<text:span text:style-name="T1"> </text:span>del<text:span text:style-name="T1"> </text:span>nombre<text:span text:style-name="T1"> </text:span>del<text:span text:style-name="T1"> </text:span>dominio.<text:span text:style-name="T1"> </text:span>Este<text:span text:style-name="T1"> </text:span>código<text:span text:style-name="T1"> </text:span>fuente<text:span text:style-name="T1"> </text:span>debe<text:span text:style-name="T1"> </text:span>ponerse<text:span text:style-name="T1"> </text:span>antes<text:span text:style-name="T1"> </text:span>de<text:span text:style-name="T1"> </text:span>que<text:span text:style-name="T1"> </text:span>comience<text:span text:style-name="T1"> </text:span>la<text:span text:style-name="T1"> </text:span>comunicación<text:span text:style-name="T1"> </text:span>scorm<text:span text:style-name="T1"> </text:span>entre<text:span text:style-name="T1"> </text:span>los<text:span text:style-name="T1"> </text:span>dos<text:span text:style-name="T1"> </text:span>servidores.<text:span text:style-name="T1"> </text:span></text:p>
        </text:list-item>
      </text:list>
      <text:p text:style-name="P16"/>
      <text:p text:style-name="P16">Además,<text:span text:style-name="T1"> </text:span>el<text:span text:style-name="T1"> </text:span>hecho<text:span text:style-name="T1"> </text:span>de<text:span text:style-name="T1"> </text:span>que<text:span text:style-name="T1"> </text:span>el<text:span text:style-name="T1"> SCORM </text:span>esté<text:span text:style-name="T1"> </text:span>en<text:span text:style-name="T1"> </text:span>el<text:span text:style-name="T1"> </text:span>servidor<text:span text:style-name="T1"> </text:span>de<text:span text:style-name="T1"> </text:span>la<text:span text:style-name="T1"> </text:span>Editorial<text:span text:style-name="T1"> </text:span>y<text:span text:style-name="T1"> </text:span>no<text:span text:style-name="T1"> </text:span>en<text:span text:style-name="T1"> </text:span>el<text:span text:style-name="T1"> </text:span>servidor<text:span text:style-name="T1"> </text:span>del<text:span text:style-name="T1"> </text:span>EVA<text:span text:style-name="T1"> </text:span>hace<text:span text:style-name="T1"> </text:span>que<text:span text:style-name="T1"> </text:span>deban<text:span text:style-name="T1"> </text:span>tenerse<text:span text:style-name="T1"> </text:span>en<text:span text:style-name="T1"> </text:span>cuenta<text:span text:style-name="T1"> </text:span>otras<text:span text:style-name="T1"> </text:span>consideraciones:<text:span text:style-name="T1"> </text:span></text:p>
      <text:p text:style-name="P16"/>
      <text:list xml:id="list1773140746" text:style-name="WW8Num28">
        <text:list-item>
          <text:p text:style-name="P82">Las<text:span text:style-name="T1"> </text:span>urls<text:span text:style-name="T1"> </text:span>especificadas<text:span text:style-name="T1"> </text:span>dentro<text:span text:style-name="T1"> </text:span>del<text:span text:style-name="T1"> </text:span>fichero<text:span text:style-name="T1"> </text:span>imsmanifest.xml<text:span text:style-name="T1"> </text:span>del<text:span text:style-name="T1"> </text:span>scorm<text:span text:style-name="T1"> </text:span>deben<text:span text:style-name="T1"> </text:span>ser<text:span text:style-name="T1"> </text:span>globales<text:span text:style-name="T1"> </text:span>y<text:span text:style-name="T1"> </text:span>no<text:span text:style-name="T1"> </text:span>relativas.<text:span text:style-name="T1"> </text:span></text:p>
        </text:list-item>
      </text:list>
      <text:p text:style-name="P16"/>
      <text:list xml:id="list2085841338" text:style-name="WW8Num25">
        <text:list-item>
          <text:p text:style-name="P83">Al<text:span text:style-name="T1"> </text:span>residir<text:span text:style-name="T1"> </text:span>el<text:span text:style-name="T1"> </text:span>fichero<text:span text:style-name="T1"> </text:span>imsmanifest.xml<text:span text:style-name="T1"> </text:span>en<text:span text:style-name="T1"> </text:span>el<text:span text:style-name="T1"> </text:span>servidor<text:span text:style-name="T1"> </text:span>de<text:span text:style-name="T1"> </text:span>la<text:span text:style-name="T1"> </text:span>Editorial,<text:span text:style-name="T1"> </text:span>la<text:span text:style-name="T1"> </text:span>creación<text:span text:style-name="T1"> </text:span>y<text:span text:style-name="T1"> </text:span>contenido<text:span text:style-name="T1"> </text:span>del<text:span text:style-name="T1"> </text:span>archivo<text:span text:style-name="T1"> </text:span>puede<text:span text:style-name="T1"> </text:span>ser<text:span text:style-name="T1"> </text:span>dinámica.<text:span text:style-name="T1"> </text:span>Esta<text:span text:style-name="T1"> </text:span>característica<text:span text:style-name="T1"> </text:span>la<text:span text:style-name="T1"> </text:span>puede<text:span text:style-name="T1"> </text:span>utilizar<text:span text:style-name="T1"> </text:span>la<text:span text:style-name="T1"> </text:span>Editorial<text:span text:style-name="T1"> </text:span>para<text:span text:style-name="T1"> </text:span>personalizar<text:span text:style-name="T1"> </text:span>las<text:span text:style-name="T1"> </text:span>direcciones<text:span text:style-name="T1"> </text:span>contenidas<text:span text:style-name="T1"> </text:span>en<text:span text:style-name="T1"> </text:span>el<text:span text:style-name="T1"> </text:span>archivo,<text:span text:style-name="T1"> </text:span>añadiendo<text:span text:style-name="T1"> </text:span>algún<text:span text:style-name="T1"> </text:span>tipo<text:span text:style-name="T1"> </text:span>de<text:span text:style-name="T1"> </text:span>token<text:span text:style-name="T1"> </text:span>o<text:span text:style-name="T1"> </text:span>ticket,<text:span text:style-name="T1"> </text:span>y<text:span text:style-name="T1"> </text:span>aprovechar<text:span text:style-name="T1"> </text:span>cuando<text:span text:style-name="T1"> </text:span>el<text:span text:style-name="T1"> </text:span>usuario<text:span text:style-name="T1"> </text:span>entre<text:span text:style-name="T1"> </text:span>en<text:span text:style-name="T1"> </text:span>el<text:span text:style-name="T1"> </text:span>contenido<text:span text:style-name="T1"> </text:span>para<text:span text:style-name="T1"> </text:span>bajar<text:span text:style-name="T1"> </text:span>las<text:span text:style-name="T1"> </text:span>cookies<text:span text:style-name="T1"> </text:span>que<text:span text:style-name="T1"> </text:span>su<text:span text:style-name="T1"> </text:span>sistema<text:span text:style-name="T1"> </text:span>necesite<text:span text:style-name="T1"> </text:span>para<text:span text:style-name="T1"> </text:span>la<text:span text:style-name="T1"> </text:span>navegación<text:span text:style-name="T1"> </text:span>dentro<text:span text:style-name="T1"> </text:span>del<text:span text:style-name="T1"> </text:span>scorm.<text:span text:style-name="T1"> </text:span>Es<text:span text:style-name="T1"> </text:span>decir,<text:span text:style-name="T1"> </text:span>el<text:span text:style-name="T1"> </text:span>fichero<text:span text:style-name="T1"> </text:span>imsmanifest.xml<text:span text:style-name="T1"> </text:span>se<text:span text:style-name="T1"> </text:span>puede<text:span text:style-name="T1"> </text:span>personalizar<text:span text:style-name="T1"> </text:span>para<text:span text:style-name="T1"> </text:span>cada<text:span text:style-name="T1"> </text:span>usuario<text:span text:style-name="T1"> </text:span>y<text:span text:style-name="T1"> </text:span>acceso.</text:p>
        </text:list-item>
      </text:list>
      <text:p text:style-name="P45"/>
      <text:p text:style-name="P16">Por otro lado, el contenido SCORM ha de estar codificado en formato UTF-8.</text:p>
      <text:p text:style-name="P16"/>
      <text:h text:style-name="P102" text:outline-level="2">Web<text:span text:style-name="T1"> </text:span>content</text:h>
      <text:p text:style-name="P31">Web<text:span text:style-name="T1"> </text:span>content<text:span text:style-name="T1"> </text:span>(o<text:span text:style-name="T1"> </text:span>contenido<text:span text:style-name="T1"> </text:span>web)<text:span text:style-name="T1"> </text:span>es<text:span text:style-name="T1"> </text:span>el<text:span text:style-name="T1"> </text:span>contenido<text:span text:style-name="T1"> </text:span>textual,<text:span text:style-name="T1"> </text:span>visual<text:span text:style-name="T1"> </text:span>o<text:span text:style-name="T1"> </text:span>auditivo<text:span text:style-name="T1"> </text:span>que<text:span text:style-name="T1"> </text:span>se<text:span text:style-name="T1"> </text:span>encuentra<text:span text:style-name="T1"> </text:span>como<text:span text:style-name="T1"> </text:span>parte<text:span text:style-name="T1"> </text:span>de<text:span text:style-name="T1"> </text:span>la<text:span text:style-name="T1"> </text:span>experiencia<text:span text:style-name="T1"> </text:span>del<text:span text:style-name="T1"> </text:span>usuario<text:span text:style-name="T1"> </text:span>en<text:span text:style-name="T1"> </text:span>los<text:span text:style-name="T1"> </text:span>sitios<text:span text:style-name="T1"> </text:span>web.<text:span text:style-name="T1"> </text:span>Puede<text:span text:style-name="T1"> </text:span>incluir,<text:span text:style-name="T1"> </text:span>entre<text:span text:style-name="T1"> </text:span>otras<text:span text:style-name="T1"> </text:span>cosas:<text:span text:style-name="T1"> </text:span>texto,<text:span text:style-name="T1"> </text:span>imágenes,<text:span text:style-name="T1"> </text:span>sonidos,<text:span text:style-name="T1"> </text:span>vídeos<text:span text:style-name="T1"> </text:span>y<text:span text:style-name="T1"> </text:span>animaciones.</text:p>
      <text:p text:style-name="P31"/>
      <text:p text:style-name="P23"><text:span text:style-name="T33">Se</text:span><text:span text:style-name="T29"> </text:span><text:span text:style-name="T33">añadió</text:span><text:span text:style-name="T29"> </text:span><text:span text:style-name="T33">este</text:span><text:span text:style-name="T29"> </text:span><text:span text:style-name="T33">tipo</text:span><text:span text:style-name="T29"> </text:span><text:span text:style-name="T33">porque</text:span><text:span text:style-name="T29"> </text:span><text:span text:style-name="T33">en</text:span><text:span text:style-name="T29"> </text:span><text:span text:style-name="T33">algunos</text:span><text:span text:style-name="T29"> </text:span><text:span text:style-name="T33">casos,</text:span><text:span text:style-name="T29"> </text:span><text:span text:style-name="T33">los</text:span><text:span text:style-name="T29"> </text:span><text:span text:style-name="T33">contenidos</text:span><text:span text:style-name="T29"> </text:span><text:span text:style-name="T33">no</text:span><text:span text:style-name="T29"> </text:span><text:span text:style-name="T33">se</text:span><text:span text:style-name="T29"> </text:span><text:span text:style-name="T33">pueden</text:span><text:span text:style-name="T29"> </text:span><text:span text:style-name="T33">pasar</text:span><text:span text:style-name="T29"> </text:span><text:span text:style-name="T33">a</text:span><text:span text:style-name="T29"> </text:span><text:span text:style-name="T33">formato</text:span><text:span text:style-name="T29"> </text:span><text:span text:style-name="T33">SCORM,</text:span><text:span text:style-name="T29"> </text:span><text:span text:style-name="T33">normalmente</text:span><text:span text:style-name="T29"> </text:span><text:span text:style-name="T33">esto</text:span><text:span text:style-name="T29"> </text:span><text:span text:style-name="T33">es</text:span><text:span text:style-name="T29"> </text:span><text:span text:style-name="T33">debido</text:span><text:span text:style-name="T29"> </text:span><text:span text:style-name="T33">a</text:span><text:span text:style-name="T29"> </text:span><text:span text:style-name="T33">que</text:span><text:span text:style-name="T29"> </text:span><text:span text:style-name="T33">los</text:span><text:span text:style-name="T29"> </text:span><text:span text:style-name="T33">contenidos</text:span><text:span text:style-name="T29"> </text:span><text:span text:style-name="T33">están</text:span><text:span text:style-name="T29"> </text:span><text:span text:style-name="T33">fuertemente</text:span><text:span text:style-name="T29"> </text:span><text:span text:style-name="T33">acoplados</text:span><text:span text:style-name="T29"> </text:span><text:span text:style-name="T33">a</text:span><text:span text:style-name="T29"> </text:span><text:span text:style-name="T33">un</text:span><text:span text:style-name="T29"> </text:span><text:span text:style-name="T33">EVA</text:span><text:span text:style-name="T29"> </text:span><text:span text:style-name="T33">propio,</text:span><text:span text:style-name="T29"> </text:span><text:span text:style-name="T33">ya</text:span><text:span text:style-name="T29"> </text:span><text:span text:style-name="T33">sea</text:span><text:span text:style-name="T29"> </text:span><text:span text:style-name="T33">porque</text:span><text:span text:style-name="T29"> </text:span><text:span text:style-name="T33">se</text:span><text:span text:style-name="T29"> </text:span><text:span text:style-name="T33">utiliza</text:span><text:span text:style-name="T29"> </text:span><text:span text:style-name="T33">una</text:span><text:span text:style-name="T29"> </text:span><text:span text:style-name="T33">base</text:span><text:span text:style-name="T29"> </text:span><text:span text:style-name="T33">de</text:span><text:span text:style-name="T29"> </text:span><text:span text:style-name="T33">datos</text:span><text:span text:style-name="T29"> </text:span><text:span text:style-name="T33">para</text:span><text:span text:style-name="T29"> </text:span><text:span text:style-name="T33">la</text:span><text:span text:style-name="T29"> </text:span><text:span text:style-name="T33">ejecución</text:span><text:span text:style-name="T29"> </text:span><text:span text:style-name="T33">del</text:span><text:span text:style-name="T29"> </text:span><text:span text:style-name="T33">contenido</text:span><text:span text:style-name="T29"> </text:span><text:span text:style-name="T33">o</text:span><text:span text:style-name="T29"> </text:span><text:span text:style-name="T33">porque</text:span><text:span text:style-name="T29"> </text:span><text:span text:style-name="T33">se</text:span><text:span text:style-name="T29"> </text:span><text:span text:style-name="T33">utiliza</text:span><text:span text:style-name="T29"> </text:span><text:span text:style-name="T33">un</text:span><text:span text:style-name="T29"> </text:span><text:span text:style-name="T33">servidor</text:span><text:span text:style-name="T29"> </text:span><text:span text:style-name="T33">web</text:span><text:span text:style-name="T29"> </text:span><text:span text:style-name="T33">(o</text:span><text:span text:style-name="T29"> </text:span><text:span text:style-name="T33">servidor</text:span><text:span text:style-name="T29"> </text:span><text:span text:style-name="T33">de</text:span><text:span text:style-name="T29"> </text:span><text:span text:style-name="T33">aplicaciones)</text:span><text:span text:style-name="T29"> </text:span><text:span text:style-name="T33">para</text:span><text:span text:style-name="T29"> </text:span><text:span text:style-name="T33">la</text:span><text:span text:style-name="T29"> </text:span><text:span text:style-name="T33">lógica</text:span><text:span text:style-name="T29"> </text:span><text:span text:style-name="T33">y</text:span><text:span text:style-name="T29"> </text:span><text:span text:style-name="T33">la</text:span><text:span text:style-name="T29"> </text:span><text:span text:style-name="T33">generación</text:span><text:span text:style-name="T29"> </text:span><text:span text:style-name="T33">de</text:span><text:span text:style-name="T29"> </text:span><text:span text:style-name="T33">las</text:span><text:span text:style-name="T29"> </text:span><text:span text:style-name="T33">páginas</text:span><text:span text:style-name="T29"> </text:span><text:span text:style-name="T33">HTML,</text:span><text:span text:style-name="T29"> </text:span><text:span text:style-name="T33">como</text:span><text:span text:style-name="T29"> </text:span><text:span text:style-name="T33">por</text:span><text:span text:style-name="T29"> </text:span><text:span text:style-name="T33">ejemplo</text:span><text:span text:style-name="T29"> </text:span><text:span text:style-name="T33">en</text:span><text:span text:style-name="T29"> </text:span><text:span text:style-name="T33">caso</text:span><text:span text:style-name="T29"> </text:span><text:span text:style-name="T33">de</text:span><text:span text:style-name="T29"> </text:span><text:span text:style-name="T33">utilizar</text:span><text:span text:style-name="T29"> </text:span><text:span text:style-name="T33">PHP,</text:span><text:span text:style-name="T29"> </text:span><text:span text:style-name="T33">asp.net,</text:span><text:span text:style-name="T29"> </text:span><text:span text:style-name="T33">jsp,</text:span><text:span text:style-name="T29"> </text:span><text:span text:style-name="T33">etc.</text:span></text:p>
      <text:p text:style-name="P23"><text:line-break/>En<text:span text:style-name="T1"> </text:span>este<text:span text:style-name="T1"> </text:span>caso,<text:span text:style-name="T1"> </text:span>para<text:span text:style-name="T1"> </text:span>el<text:span text:style-name="T1"> </text:span>seguimiento<text:span text:style-name="T1"> </text:span>de<text:span text:style-name="T1"> </text:span>la<text:span text:style-name="T1"> </text:span>actividad<text:span text:style-name="T1"> </text:span>del<text:span text:style-name="T1"> </text:span>alumno,<text:span text:style-name="T1"> </text:span>el<text:span text:style-name="T1"> </text:span>EVA<text:span text:style-name="T1"> </text:span>proveerá<text:span text:style-name="T1"> </text:span>un<text:span text:style-name="T1"> </text:span>servicio<text:span text:style-name="T1"> </text:span>web<text:span text:style-name="T1"> </text:span>al<text:span text:style-name="T1"> </text:span>que<text:span text:style-name="T1"> </text:span>llamarán<text:span text:style-name="T1"> </text:span>los<text:span text:style-name="T1"> </text:span>servidores<text:span text:style-name="T1"> </text:span>de<text:span text:style-name="T1"> </text:span>contenidos<text:span text:style-name="T1"> </text:span>para<text:span text:style-name="T1"> </text:span>informar<text:span text:style-name="T1"> </text:span>sobre<text:span text:style-name="T1"> </text:span>el<text:span text:style-name="T1"> </text:span>seguimiento<text:span text:style-name="T1"> </text:span>del<text:span text:style-name="T1"> </text:span>alumno.</text:p>
      <text:p text:style-name="P12"/>
      <text:h text:style-name="P99" text:outline-level="1">ESPECIFICACIÓN<text:span text:style-name="T1"> </text:span>DEL<text:span text:style-name="T1"> </text:span>PROTOCOLO<text:span text:style-name="T1"> </text:span>DE<text:span text:style-name="T1"> </text:span>COMUNICACIÓN<text:span text:style-name="T1"> </text:span>ENTRE<text:span text:style-name="T1"> </text:span>EL<text:span text:style-name="T1"> </text:span>EVA<text:span text:style-name="T1"> </text:span>Y<text:span text:style-name="T1"> </text:span>LA<text:span text:style-name="T1"> </text:span>EDITORIAL<text:span text:style-name="T1"> </text:span>EN<text:span text:style-name="T1"> </text:span>SERVICIOS<text:span text:style-name="T1"> </text:span>WEB<text:span text:style-name="T1"> </text:span>SOAP</text:h>
      <text:p text:style-name="P16">Para<text:span text:style-name="T1"> </text:span>conseguir<text:span text:style-name="T1"> </text:span>que<text:span text:style-name="T1"> </text:span>toda<text:span text:style-name="T1"> </text:span>la<text:span text:style-name="T1"> </text:span>comunicación<text:span text:style-name="T1"> </text:span>entre<text:span text:style-name="T1"> </text:span>el<text:span text:style-name="T1"> </text:span>EVA<text:span text:style-name="T1"> </text:span>y<text:span text:style-name="T1"> </text:span>la<text:span text:style-name="T1"> </text:span>Editorial<text:span text:style-name="T1"> </text:span>sea<text:span text:style-name="T1"> </text:span>independiente<text:span text:style-name="T1"> </text:span>de<text:span text:style-name="T1"> </text:span>la<text:span text:style-name="T1"> </text:span>tecnología<text:span text:style-name="T1"> </text:span>tanto<text:span text:style-name="T1"> </text:span>del<text:span text:style-name="T1"> </text:span>EVA<text:span text:style-name="T1"> </text:span>como<text:span text:style-name="T1"> </text:span>del<text:span text:style-name="T1"> </text:span>software<text:span text:style-name="T1"> </text:span>de<text:span text:style-name="T1"> </text:span>gestión<text:span text:style-name="T1"> </text:span>de<text:span text:style-name="T1"> </text:span>los<text:span text:style-name="T1"> </text:span>contenidos<text:span text:style-name="T1"> </text:span>digitales<text:span text:style-name="T1"> </text:span>de<text:span text:style-name="T1"> </text:span>la<text:span text:style-name="T1"> </text:span>Editorial,<text:span text:style-name="T1"> </text:span>se<text:span text:style-name="T1"> </text:span>define<text:span text:style-name="T1"> </text:span>este<text:span text:style-name="T1"> </text:span>protocolo<text:span text:style-name="T1"> </text:span>en<text:span text:style-name="T1"> </text:span>servicios<text:span text:style-name="T1"> </text:span>web<text:span text:style-name="T1"> </text:span>SOAP.</text:p>
      <text:p text:style-name="P16"/>
      <text:p text:style-name="P16">Esta especificación se puede consultar en el portal del proyecto, dentro del apartado de documentación (consultar sección Enlaces de interés de este documento para conocer el URL).</text:p>
      <text:p text:style-name="P16"/>
      <text:p text:style-name="P16">El<text:span text:style-name="T1"> </text:span>protocolo<text:span text:style-name="T1"> </text:span>define<text:span text:style-name="T1"> </text:span>tres<text:span text:style-name="T1"> </text:span>servicios<text:span text:style-name="T1"> </text:span>webs:</text:p>
      <text:list xml:id="list1034118312" text:style-name="WW8Num12">
        <text:list-item>
          <text:p text:style-name="P84">Estructura<text:span text:style-name="T1"> </text:span>del<text:span text:style-name="T1"> </text:span>libro</text:p>
        </text:list-item>
        <text:list-item>
          <text:p text:style-name="P84">Autenticación/autorización</text:p>
        </text:list-item>
        <text:list-item>
          <text:p text:style-name="P84">Seguimiento</text:p>
        </text:list-item>
      </text:list>
      <text:p text:style-name="P16"/>
      <text:h text:style-name="P102" text:outline-level="2">Servicio<text:span text:style-name="T1"> </text:span>web<text:span text:style-name="T1"> </text:span>de<text:span text:style-name="T1"> </text:span>Estructura<text:span text:style-name="T1"> </text:span>del<text:span text:style-name="T1"> </text:span>libro</text:h>
      <text:p text:style-name="P16"/>
      <text:p text:style-name="P16">El<text:span text:style-name="T1"> </text:span>objectivo<text:span text:style-name="T1"> </text:span>principal<text:span text:style-name="T1"> </text:span>de<text:span text:style-name="T1"> </text:span>este<text:span text:style-name="T1"> </text:span>servicio<text:span text:style-name="T1"> </text:span>web<text:span text:style-name="T1"> </text:span>es<text:span text:style-name="T1"> </text:span>comunicar<text:span text:style-name="T1"> </text:span>al<text:span text:style-name="T1"> </text:span>EVA<text:span text:style-name="T1"> </text:span>el<text:span text:style-name="T1"> </text:span>catálogo<text:span text:style-name="T1"> </text:span>de<text:span text:style-name="T1"> </text:span>libros<text:span text:style-name="T1"> </text:span>de<text:span text:style-name="T1"> </text:span>la<text:span text:style-name="T1"> </text:span>Editorial<text:span text:style-name="T1"> </text:span>y<text:span text:style-name="T1"> </text:span>su<text:span text:style-name="T1"> </text:span>estructura<text:span text:style-name="T1"> </text:span>para<text:span text:style-name="T1"> </text:span>poder<text:span text:style-name="T1"> </text:span>acceder<text:span text:style-name="T1"> </text:span>a<text:span text:style-name="T1"> </text:span>sus<text:span text:style-name="T1"> </text:span>contenidos<text:span text:style-name="T1"> </text:span>desde<text:span text:style-name="T1"> </text:span>los<text:span text:style-name="T1"> </text:span>cursos<text:span text:style-name="T1"> </text:span>del<text:span text:style-name="T1"> </text:span>EVA.</text:p>
      <text:p text:style-name="P16"/>
      <text:p text:style-name="P16">La<text:span text:style-name="T1"> </text:span>parte<text:span text:style-name="T1"> </text:span>servidora<text:span text:style-name="T1"> </text:span>del<text:span text:style-name="T1"> </text:span>servicio<text:span text:style-name="T1"> </text:span>web<text:span text:style-name="T1"> </text:span>la<text:span text:style-name="T1"> </text:span>implementará<text:span text:style-name="T1"> </text:span>la<text:span text:style-name="T1"> </text:span>Editorial<text:span text:style-name="T1"> <text:s/></text:span>y<text:span text:style-name="T1"> </text:span>el<text:span text:style-name="T1"> </text:span>EVA<text:span text:style-name="T1"> </text:span>consumirá<text:span text:style-name="T1"> </text:span>el<text:span text:style-name="T1"> </text:span>servicio.</text:p>
      <text:p text:style-name="P16"/>
      <text:p text:style-name="P16">Este<text:span text:style-name="T1"> </text:span>servicio<text:span text:style-name="T1"> </text:span>web<text:span text:style-name="T1"> </text:span>permitirá<text:span text:style-name="T1"> </text:span>definir<text:span text:style-name="T1"> </text:span>la<text:span text:style-name="T1"> </text:span>granularidad<text:span text:style-name="T1"> </text:span>de<text:span text:style-name="T1"> </text:span>acceso<text:span text:style-name="T1"> </text:span>y<text:span text:style-name="T1"> </text:span>de<text:span text:style-name="T1"> </text:span>seguimiento<text:span text:style-name="T1"> </text:span>de<text:span text:style-name="T1"> </text:span>los<text:span text:style-name="T1"> </text:span>contenidos.</text:p>
      <text:p text:style-name="P16"/>
      <text:p text:style-name="P16">Aunque<text:span text:style-name="T1"> </text:span>la<text:span text:style-name="T1"> </text:span>unidad<text:span text:style-name="T1"> </text:span>de<text:span text:style-name="T1"> </text:span>venta<text:span text:style-name="T1"> </text:span>sea<text:span text:style-name="T1"> </text:span>el<text:span text:style-name="T1"> </text:span>libro<text:span text:style-name="T1"> </text:span>digital<text:span text:style-name="T1"> </text:span>(ISBN)<text:span text:style-name="T1"> </text:span>desde<text:span text:style-name="T1"> </text:span>el<text:span text:style-name="T1"> </text:span>EVA<text:span text:style-name="T1"> </text:span>es<text:span text:style-name="T1"> </text:span>más<text:span text:style-name="T1"> </text:span>interesante<text:span text:style-name="T1"> </text:span>tener<text:span text:style-name="T1"> </text:span>una<text:span text:style-name="T1"> </text:span>granularidad<text:span text:style-name="T1"> </text:span>más<text:span text:style-name="T1"> </text:span>fina<text:span text:style-name="T1"> </text:span>de<text:span text:style-name="T1"> </text:span>acceso<text:span text:style-name="T1"> </text:span>al<text:span text:style-name="T1"> </text:span>contenido,<text:span text:style-name="T1"> </text:span>por<text:span text:style-name="T1"> </text:span>eso<text:span text:style-name="T1"> </text:span>se<text:span text:style-name="T1"> </text:span>ha<text:span text:style-name="T1"> </text:span>añadido<text:span text:style-name="T1"> </text:span>los<text:span text:style-name="T1"> </text:span>conceptos<text:span text:style-name="T1"> </text:span>de<text:span text:style-name="T1"> </text:span>unidad<text:span text:style-name="T1"> </text:span>y<text:span text:style-name="T1"> </text:span>actividad.<text:span text:style-name="T1"> </text:span></text:p>
      <text:p text:style-name="P16">De<text:span text:style-name="T1"> </text:span>esta<text:span text:style-name="T1"> </text:span>manera,<text:span text:style-name="T1"> </text:span>a<text:span text:style-name="T1"> </text:span>nivel<text:span text:style-name="T1"> </text:span>de<text:span text:style-name="T1"> </text:span>curso<text:span text:style-name="T1"> </text:span>del<text:span text:style-name="T1"> </text:span>EVA,<text:span text:style-name="T1"> </text:span>se<text:span text:style-name="T1"> </text:span>podrían<text:span text:style-name="T1"> </text:span>tener<text:span text:style-name="T1"> </text:span>accesos<text:span text:style-name="T1"> </text:span>directos<text:span text:style-name="T1"> </text:span>a<text:span text:style-name="T1"> </text:span>unidades<text:span text:style-name="T1"> </text:span>y<text:span text:style-name="T1"> </text:span>actividades<text:span text:style-name="T1"> </text:span>del<text:span text:style-name="T1"> </text:span>libro<text:span text:style-name="T1"> </text:span>digital.<text:span text:style-name="T1"> </text:span></text:p>
      <text:p text:style-name="P16">Para<text:span text:style-name="T1"> </text:span>que<text:span text:style-name="T1"> </text:span>el<text:span text:style-name="T1"> </text:span>EVA<text:span text:style-name="T1"> </text:span>pueda<text:span text:style-name="T1"> </text:span>disponer<text:span text:style-name="T1"> </text:span>de<text:span text:style-name="T1"> </text:span>la<text:span text:style-name="T1"> </text:span>estructura<text:span text:style-name="T1"> </text:span>del<text:span text:style-name="T1"> </text:span>libro<text:span text:style-name="T1"> </text:span>en<text:span text:style-name="T1"> </text:span>unidades<text:span text:style-name="T1"> </text:span>y<text:span text:style-name="T1"> </text:span>actividades,<text:span text:style-name="T1"> </text:span>el<text:span text:style-name="T1"> </text:span>proveedor<text:span text:style-name="T1"> </text:span>de<text:span text:style-name="T1"> </text:span>contenidos<text:span text:style-name="T1"> </text:span>tiene<text:span text:style-name="T1"> </text:span>que<text:span text:style-name="T1"> </text:span>exponer<text:span text:style-name="T1"> </text:span>el<text:span text:style-name="T1"> </text:span>servicio<text:span text:style-name="T1"> </text:span>web<text:span text:style-name="T1"> </text:span>de<text:span text:style-name="T1"> </text:span>estructura<text:span text:style-name="T1"> </text:span>del<text:span text:style-name="T1"> </text:span>libro.<text:span text:style-name="T1"> </text:span></text:p>
      <text:p text:style-name="P16">Cuando<text:span text:style-name="T1"> </text:span>el<text:span text:style-name="T1"> </text:span>EVA<text:span text:style-name="T1"> </text:span>dispone<text:span text:style-name="T1"> </text:span>de<text:span text:style-name="T1"> </text:span>la<text:span text:style-name="T1"> </text:span>estructura<text:span text:style-name="T1"> </text:span>del<text:span text:style-name="T1"> </text:span>libro<text:span text:style-name="T1"> </text:span>en<text:span text:style-name="T1"> </text:span>unidades<text:span text:style-name="T1"> </text:span>y<text:span text:style-name="T1"> </text:span>actividades,<text:span text:style-name="T1"> </text:span>se<text:span text:style-name="T1"> </text:span>facilita<text:span text:style-name="T1"> </text:span>al<text:span text:style-name="T1"> </text:span>profesor<text:span text:style-name="T1"> </text:span>configurar<text:span text:style-name="T1"> </text:span>los<text:span text:style-name="T1"> </text:span>accesos<text:span text:style-name="T1"> </text:span>directos<text:span text:style-name="T1"> </text:span>a<text:span text:style-name="T1"> </text:span>las<text:span text:style-name="T1"> </text:span>unidades<text:span text:style-name="T1"> </text:span>y/o<text:span text:style-name="T1"> </text:span>actividades.</text:p>
      <text:p text:style-name="P16"/>
      <text:p text:style-name="P16">Nombre<text:span text:style-name="T1"> </text:span>del<text:span text:style-name="T1"> </text:span>servicio<text:span text:style-name="T1"> <text:s/></text:span>web:<text:span text:style-name="T1"> </text:span><text:span text:style-name="T15">wsEstructuraLibro</text:span></text:p>
      <text:p text:style-name="P16">El<text:span text:style-name="T1"> </text:span>archivo<text:span text:style-name="T1"> </text:span>WSDL<text:span text:style-name="T1"> </text:span>del<text:span text:style-name="T1"> </text:span>servicio<text:span text:style-name="T1"> </text:span>web<text:span text:style-name="T1"> </text:span>será<text:span text:style-name="T1"> </text:span>accessible<text:span text:style-name="T1"> </text:span>en<text:span text:style-name="T1"> </text:span>la<text:span text:style-name="T1"> </text:span>misma<text:span text:style-name="T1"> </text:span>dirección<text:span text:style-name="T1"> </text:span>que<text:span text:style-name="T1"> </text:span>el<text:span text:style-name="T1"> </text:span>servicio<text:span text:style-name="T1"> </text:span>web<text:span text:style-name="T1"> </text:span>pero<text:span text:style-name="T1"> </text:span>acabada<text:span text:style-name="T1"> </text:span>en<text:span text:style-name="T1"> </text:span><text:span text:style-name="T15">?wsdl</text:span><text:span text:style-name="T1"> </text:span>y<text:span text:style-name="T1"> </text:span>también<text:span text:style-name="T1"> </text:span>acabada<text:span text:style-name="T1"> </text:span>en<text:span text:style-name="T1"> </text:span><text:span text:style-name="T15">?WSDL</text:span></text:p>
      <text:p text:style-name="P16"/>
      <text:p text:style-name="P16"/>
      <text:p text:style-name="P16">Este<text:span text:style-name="T1"> </text:span>servicio<text:span text:style-name="T1"> </text:span>tiene<text:span text:style-name="T1"> </text:span>dos<text:span text:style-name="T1"> </text:span>métodos:</text:p>
      <text:list xml:id="list952005486" text:style-name="WW8Num9">
        <text:list-item>
          <text:p text:style-name="P85">ObtenerTodos</text:p>
        </text:list-item>
        <text:list-item>
          <text:p text:style-name="P85">ObtenerEstructura</text:p>
        </text:list-item>
      </text:list>
      <text:p text:style-name="P16"/>
      <text:p text:style-name="P12"/>
      <text:h text:style-name="P101" text:outline-level="3">Método<text:span text:style-name="T1"> </text:span>ObtenerTodos</text:h>
      <text:p text:style-name="P16">Este<text:span text:style-name="T1"> </text:span>método<text:span text:style-name="T1"> </text:span>actualmente<text:span text:style-name="T1"> </text:span>va<text:span text:style-name="T1"> </text:span>sin<text:span text:style-name="T1"> </text:span>encriptar.</text:p>
      <text:p text:style-name="P16">Devuelve<text:span text:style-name="T1"> </text:span>la<text:span text:style-name="T1"> </text:span>lista<text:span text:style-name="T1"> </text:span>de<text:span text:style-name="T1"> </text:span>todos<text:span text:style-name="T1"> </text:span>los<text:span text:style-name="T1"> </text:span>libros<text:span text:style-name="T1"> </text:span>que<text:span text:style-name="T1"> </text:span>están<text:span text:style-name="T1"> </text:span>dados<text:span text:style-name="T1"> </text:span>de<text:span text:style-name="T1"> </text:span>alta<text:span text:style-name="T1"> </text:span>como<text:span text:style-name="T1"> </text:span>libros<text:span text:style-name="T1"> </text:span>accesibles<text:span text:style-name="T1"> </text:span>para<text:span text:style-name="T1"> </text:span>el<text:span text:style-name="T1"> </text:span>usuario<text:span text:style-name="T1"> </text:span>EVA<text:span text:style-name="T1"> </text:span>autenticado<text:span text:style-name="T1"> </text:span>(el<text:span text:style-name="T1"> </text:span>que<text:span text:style-name="T1"> </text:span>se<text:span text:style-name="T1"> </text:span>envia<text:span text:style-name="T1"> </text:span>en<text:span text:style-name="T1"> </text:span>la<text:span text:style-name="T1"> </text:span>cabecera<text:span text:style-name="T1"> </text:span>del<text:span text:style-name="T1"> </text:span>mensaje)<text:span text:style-name="T1"> </text:span>y<text:span text:style-name="T1"> </text:span>si<text:span text:style-name="T1"> </text:span>se<text:span text:style-name="T1"> </text:span>especifica<text:span text:style-name="T1"> </text:span>el<text:span text:style-name="T1"> </text:span>centro,<text:span text:style-name="T1"> </text:span>para<text:span text:style-name="T1"> </text:span>ese<text:span text:style-name="T1"> </text:span>centro.</text:p>
      <text:p text:style-name="P16"/>
      <text:p text:style-name="P16">Paràmetros<text:span text:style-name="T1"> </text:span>de<text:span text:style-name="T1"> </text:span>entrada<text:span text:style-name="T1"> </text:span>del<text:span text:style-name="T1"> </text:span>método<text:span text:style-name="T1"> </text:span><text:span text:style-name="T15">ObtenerTodos</text:span></text:p>
      <text:p text:style-name="P16"/>
      <table:table table:name="Taula5" table:style-name="Taula5">
        <table:table-column table:style-name="Taula5.A"/>
        <table:table-column table:style-name="Taula5.B"/>
        <table:table-column table:style-name="Taula5.C"/>
        <table:table-column table:style-name="Taula5.D"/>
        <table:table-header-rows>
          <table:table-row table:style-name="Taula5.1">
            <table:table-cell table:style-name="Taula5.A1" office:value-type="string">
              <text:p text:style-name="P56"><text:span text:style-name="T38">L</text:span><text:span text:style-name="T38">ugar</text:span></text:p>
            </table:table-cell>
            <table:table-cell table:style-name="Taula5.A1" office:value-type="string">
              <text:p text:style-name="P56"><text:span text:style-name="T38">Nom</text:span><text:span text:style-name="T38">bre</text:span></text:p>
            </table:table-cell>
            <table:table-cell table:style-name="Taula5.A1" office:value-type="string">
              <text:p text:style-name="P55">Tipo</text:p>
            </table:table-cell>
            <table:table-cell table:style-name="Taula5.D1" office:value-type="string">
              <text:p text:style-name="P55">Descripción</text:p>
            </table:table-cell>
          </table:table-row>
        </table:table-header-rows>
        <table:table-row table:style-name="Taula5.2">
          <table:table-cell table:style-name="Taula5.A2" office:value-type="string">
            <text:p text:style-name="P62"><text:span text:style-name="T38">Cabecera</text:span><text:span text:style-name="T40"> </text:span></text:p>
          </table:table-cell>
          <table:table-cell table:style-name="Taula5.B2" office:value-type="string">
            <text:p text:style-name="P57">User</text:p>
          </table:table-cell>
          <table:table-cell table:style-name="Taula5.C2" office:value-type="string">
            <text:p text:style-name="P59">Obligatorio</text:p>
          </table:table-cell>
          <table:table-cell table:style-name="Taula5.D2" office:value-type="string">
            <text:p text:style-name="P63"><text:span text:style-name="T38">Usuario</text:span><text:span text:style-name="T40"> </text:span><text:span text:style-name="T38">de</text:span><text:span text:style-name="T40"> </text:span><text:span text:style-name="T38">acceso</text:span><text:span text:style-name="T40"> </text:span><text:span text:style-name="T38">del</text:span><text:span text:style-name="T40"> </text:span><text:span text:style-name="T38">EVA</text:span><text:span text:style-name="T40"> </text:span><text:span text:style-name="T38">para</text:span><text:span text:style-name="T40"> </text:span><text:span text:style-name="T38">poder</text:span><text:span text:style-name="T40"> </text:span><text:span text:style-name="T38">utilizar</text:span><text:span text:style-name="T40"> </text:span><text:span text:style-name="T38">el</text:span><text:span text:style-name="T40"> </text:span><text:span text:style-name="T38">servicio</text:span><text:span text:style-name="T40"> </text:span><text:span text:style-name="T38">web</text:span><text:span text:style-name="T40"> </text:span><text:span text:style-name="T38">de</text:span><text:span text:style-name="T40"> </text:span><text:span text:style-name="T38">la</text:span><text:span text:style-name="T40"> </text:span><text:span text:style-name="T38">Editorial.</text:span></text:p>
          </table:table-cell>
        </table:table-row>
        <table:table-row table:style-name="Taula5.1">
          <table:table-cell table:style-name="Taula5.A3" office:value-type="string">
            <text:p text:style-name="P60">Cabecera</text:p>
          </table:table-cell>
          <table:table-cell table:style-name="Taula5.B3" office:value-type="string">
            <text:p text:style-name="P57">Password</text:p>
          </table:table-cell>
          <table:table-cell table:style-name="Taula5.C3" office:value-type="string">
            <text:p text:style-name="P59">Obligatorio</text:p>
          </table:table-cell>
          <table:table-cell table:style-name="Taula5.D3" office:value-type="string">
            <text:p text:style-name="P63"><text:span text:style-name="T38">Contrase</text:span><text:span text:style-name="T38">ña</text:span><text:span text:style-name="T40"> </text:span><text:span text:style-name="T38">del</text:span><text:span text:style-name="T40"> </text:span><text:span text:style-name="T38">EVA</text:span><text:span text:style-name="T40"> </text:span><text:span text:style-name="T38">para</text:span><text:span text:style-name="T40"> </text:span><text:span text:style-name="T38">poder</text:span><text:span text:style-name="T40"> </text:span><text:span text:style-name="T38">utilizar</text:span><text:span text:style-name="T40"> </text:span><text:span text:style-name="T38">el</text:span><text:span text:style-name="T40"> </text:span><text:span text:style-name="T38">servicio</text:span><text:span text:style-name="T40"> </text:span><text:span text:style-name="T38">web</text:span><text:span text:style-name="T40"> </text:span><text:span text:style-name="T38">de</text:span><text:span text:style-name="T40"> </text:span><text:span text:style-name="T38">la</text:span><text:span text:style-name="T40"> </text:span><text:span text:style-name="T38">Editorial.</text:span></text:p>
          </table:table-cell>
        </table:table-row>
        <table:table-row table:style-name="Taula5.1">
          <table:table-cell table:style-name="Taula5.A4" office:value-type="string">
            <text:p text:style-name="P60">Cuerpo</text:p>
          </table:table-cell>
          <table:table-cell table:style-name="Taula5.B4" office:value-type="string">
            <text:p text:style-name="P57">IdCentro</text:p>
          </table:table-cell>
          <table:table-cell table:style-name="Taula5.C4" office:value-type="string">
            <text:p text:style-name="P59">Opcional</text:p>
          </table:table-cell>
          <table:table-cell table:style-name="Taula5.D4" office:value-type="string">
            <text:p text:style-name="P63"><text:span text:style-name="T38">Identificador</text:span><text:span text:style-name="T40"> </text:span><text:span text:style-name="T38">del</text:span><text:span text:style-name="T40"> </text:span><text:span text:style-name="T38">centro</text:span><text:span text:style-name="T40"> </text:span><text:span text:style-name="T38">educativo</text:span><text:span text:style-name="T40"> </text:span><text:span text:style-name="T38">desde</text:span><text:span text:style-name="T40"> </text:span><text:span text:style-name="T38">el</text:span><text:span text:style-name="T40"> </text:span><text:span text:style-name="T38">que</text:span><text:span text:style-name="T40"> </text:span><text:span text:style-name="T38">se</text:span><text:span text:style-name="T40"> </text:span><text:span text:style-name="T38">está</text:span><text:span text:style-name="T40"> </text:span><text:span text:style-name="T38">haciendo</text:span><text:span text:style-name="T40"> </text:span><text:span text:style-name="T38">la</text:span><text:span text:style-name="T40"> </text:span><text:span text:style-name="T38">llamada</text:span><text:span text:style-name="T40"> </text:span><text:span text:style-name="T38">al</text:span><text:span text:style-name="T40"> </text:span><text:span text:style-name="T38">servicio</text:span><text:span text:style-name="T40"> </text:span><text:span text:style-name="T38">web.</text:span></text:p>
          </table:table-cell>
        </table:table-row>
      </table:table>
      <text:p text:style-name="P16"/>
      <text:p text:style-name="P16">Parámetros<text:span text:style-name="T1"> </text:span>de<text:span text:style-name="T1"> </text:span>salida<text:span text:style-name="T1"> </text:span>del<text:span text:style-name="T1"> </text:span>método<text:span text:style-name="T1"> </text:span><text:span text:style-name="T15">ObtenerTodos</text:span></text:p>
      <text:p text:style-name="P16"/>
      <table:table table:name="Taula6" table:style-name="Taula6">
        <table:table-column table:style-name="Taula6.A"/>
        <table:table-column table:style-name="Taula6.B"/>
        <table:table-column table:style-name="Taula6.C"/>
        <table:table-column table:style-name="Taula6.D"/>
        <table:table-header-rows>
          <table:table-row table:style-name="Taula6.1">
            <table:table-cell table:style-name="Taula6.A1" office:value-type="string">
              <text:p text:style-name="P56"><text:span text:style-name="T38">L</text:span><text:span text:style-name="T38">ugar</text:span></text:p>
            </table:table-cell>
            <table:table-cell table:style-name="Taula6.A1" office:value-type="string">
              <text:p text:style-name="P56"><text:span text:style-name="T38">Nom</text:span><text:span text:style-name="T38">bre</text:span></text:p>
            </table:table-cell>
            <table:table-cell table:style-name="Taula6.A1" office:value-type="string">
              <text:p text:style-name="P55">Tipo</text:p>
            </table:table-cell>
            <table:table-cell table:style-name="Taula6.D1" office:value-type="string">
              <text:p text:style-name="P55">Descripción</text:p>
            </table:table-cell>
          </table:table-row>
        </table:table-header-rows>
        <table:table-row table:style-name="Taula6.2">
          <table:table-cell table:style-name="Taula6.A2" office:value-type="string">
            <text:p text:style-name="P62"><text:span text:style-name="T38">Cuerpo</text:span><text:span text:style-name="T40"> </text:span></text:p>
          </table:table-cell>
          <table:table-cell table:style-name="Taula6.B2" office:value-type="string">
            <text:p text:style-name="P58">Codigo</text:p>
          </table:table-cell>
          <table:table-cell table:style-name="Taula6.C2" office:value-type="string">
            <text:p text:style-name="P59">Obligatorio</text:p>
          </table:table-cell>
          <table:table-cell table:style-name="Taula6.D2" office:value-type="string">
            <text:p text:style-name="P63"><text:span text:style-name="T38">Código</text:span><text:span text:style-name="T40"> </text:span><text:span text:style-name="T38">identificador</text:span><text:span text:style-name="T40"> </text:span><text:span text:style-name="T38">de</text:span><text:span text:style-name="T40"> </text:span><text:span text:style-name="T38">la</text:span><text:span text:style-name="T40"> </text:span><text:span text:style-name="T38">respuesta.</text:span></text:p>
            <text:p text:style-name="P63"><text:span text:style-name="T38">Valores</text:span><text:span text:style-name="T40"> </text:span><text:span text:style-name="T38">posibles:</text:span></text:p>
            <text:list xml:id="list1555419914" text:style-name="WW8Num19">
              <text:list-item>
                <text:p text:style-name="P86"><text:span text:style-name="T27">(1):</text:span><text:span text:style-name="T28"> </text:span><text:span text:style-name="T27">Proceso</text:span><text:span text:style-name="T28"> </text:span><text:span text:style-name="T27">correcto</text:span></text:p>
              </text:list-item>
              <text:list-item>
                <text:p text:style-name="P86"><text:span text:style-name="T28"><text:s/></text:span><text:span text:style-name="T27">(0):</text:span><text:span text:style-name="T28"> </text:span><text:span text:style-name="T27">Error</text:span><text:span text:style-name="T28"> </text:span><text:span text:style-name="T27">inesperado</text:span></text:p>
              </text:list-item>
              <text:list-item>
                <text:p text:style-name="P86"><text:span text:style-name="T28"><text:s/></text:span><text:span text:style-name="T27">(-101):</text:span><text:span text:style-name="T28"> </text:span><text:span text:style-name="T27">Autenticación</text:span><text:span text:style-name="T28"> </text:span><text:span text:style-name="T27">incorrecta.</text:span><text:span text:style-name="T28"> </text:span><text:span text:style-name="T27">El</text:span><text:span text:style-name="T28"> </text:span><text:span text:style-name="T27">usuario</text:span><text:span text:style-name="T28"> </text:span><text:span text:style-name="T27">que</text:span><text:span text:style-name="T28"> </text:span><text:span text:style-name="T27">solicita</text:span><text:span text:style-name="T28"> </text:span><text:span text:style-name="T27">acceso</text:span><text:span text:style-name="T28"> </text:span><text:span text:style-name="T27">a</text:span><text:span text:style-name="T28"> </text:span><text:span text:style-name="T27">este</text:span><text:span text:style-name="T28"> </text:span><text:span text:style-name="T27">método</text:span><text:span text:style-name="T28"> </text:span><text:span text:style-name="T27">del</text:span><text:span text:style-name="T28"> </text:span><text:span text:style-name="T27">servicio</text:span><text:span text:style-name="T28"> </text:span><text:span text:style-name="T27">web</text:span><text:span text:style-name="T28"> </text:span><text:span text:style-name="T27">no</text:span><text:span text:style-name="T28"> </text:span><text:span text:style-name="T27">es</text:span><text:span text:style-name="T28"> </text:span><text:span text:style-name="T27">correcto.</text:span><text:span text:style-name="T28"> </text:span></text:p>
              </text:list-item>
              <text:list-item>
                <text:p text:style-name="P86"><text:span text:style-name="T28"><text:s/></text:span><text:span text:style-name="T27">(-102):</text:span><text:span text:style-name="T28"> </text:span><text:span text:style-name="T27">Autenticación</text:span><text:span text:style-name="T28"> </text:span><text:span text:style-name="T27">incorrecta.</text:span><text:span text:style-name="T28"> </text:span><text:span text:style-name="T27">El</text:span><text:span text:style-name="T28"> </text:span><text:span text:style-name="T27">usuario</text:span><text:span text:style-name="T28"> </text:span><text:span text:style-name="T27">que</text:span><text:span text:style-name="T28"> </text:span><text:span text:style-name="T27">sol·licita</text:span><text:span text:style-name="T28"> </text:span><text:span text:style-name="T27">acceso</text:span><text:span text:style-name="T28"> </text:span><text:span text:style-name="T27">a</text:span><text:span text:style-name="T28"> </text:span><text:span text:style-name="T27">este</text:span><text:span text:style-name="T28"> </text:span><text:span text:style-name="T27">método</text:span><text:span text:style-name="T28"> </text:span><text:span text:style-name="T27">del</text:span><text:span text:style-name="T28"> </text:span><text:span text:style-name="T27">servicio</text:span><text:span text:style-name="T28"> </text:span><text:span text:style-name="T27">web</text:span><text:span text:style-name="T28"> </text:span><text:span text:style-name="T27">no</text:span><text:span text:style-name="T28"> </text:span><text:span text:style-name="T27">tiene</text:span><text:span text:style-name="T28"> </text:span><text:span text:style-name="T27">permisos</text:span><text:span text:style-name="T28"> </text:span><text:span text:style-name="T27">suficientes.</text:span></text:p>
              </text:list-item>
            </text:list>
            <text:p text:style-name="P61"/>
          </table:table-cell>
        </table:table-row>
        <table:table-row table:style-name="Taula6.1">
          <table:table-cell table:style-name="Taula6.A3" office:value-type="string">
            <text:p text:style-name="P60">Cuerpo</text:p>
          </table:table-cell>
          <table:table-cell table:style-name="Taula6.B3" office:value-type="string">
            <text:p text:style-name="P58">Descripcion</text:p>
          </table:table-cell>
          <table:table-cell table:style-name="Taula6.C3" office:value-type="string">
            <text:p text:style-name="P59">Obligatorio</text:p>
          </table:table-cell>
          <table:table-cell table:style-name="Taula6.D3" office:value-type="string">
            <text:p text:style-name="P63"><text:span text:style-name="T38">Descripció</text:span><text:span text:style-name="T38">n</text:span><text:span text:style-name="T40"> </text:span><text:span text:style-name="T38">del</text:span><text:span text:style-name="T40"> </text:span><text:span text:style-name="T38">código</text:span><text:span text:style-name="T40"> </text:span><text:span text:style-name="T38">generado.</text:span></text:p>
          </table:table-cell>
        </table:table-row>
        <table:table-row table:style-name="Taula6.1">
          <table:table-cell table:style-name="Taula6.A4" office:value-type="string">
            <text:p text:style-name="P60">Cuerpo</text:p>
          </table:table-cell>
          <table:table-cell table:style-name="Taula6.B4" office:value-type="string">
            <text:p text:style-name="P58">Catalogo</text:p>
          </table:table-cell>
          <table:table-cell table:style-name="Taula6.C4" office:value-type="string">
            <text:p text:style-name="P59">Opcional</text:p>
          </table:table-cell>
          <table:table-cell table:style-name="Taula6.D4" office:value-type="string">
            <text:p text:style-name="P63"><text:span text:style-name="T38">Lista</text:span><text:span text:style-name="T40"> </text:span><text:span text:style-name="T38">de</text:span><text:span text:style-name="T40"> </text:span><text:span text:style-name="T38">libros,</text:span><text:span text:style-name="T40"> </text:span><text:span text:style-name="T38">expresada</text:span><text:span text:style-name="T40"> </text:span><text:span text:style-name="T38">en</text:span><text:span text:style-name="T40"> </text:span><text:span text:style-name="T38">XML.</text:span></text:p>
            <text:p text:style-name="P61"/>
            <text:p text:style-name="P61"/>
          </table:table-cell>
        </table:table-row>
      </table:table>
      <text:p text:style-name="P16"/>
      <text:p text:style-name="P16"/>
      <text:p text:style-name="P16">El<text:span text:style-name="T1"> </text:span>XML<text:span text:style-name="T1"> </text:span>de<text:span text:style-name="T1"> </text:span>respuesta<text:span text:style-name="T1"> </text:span>del<text:span text:style-name="T1"> </text:span>campo<text:span text:style-name="T1"> </text:span>Catalogo<text:span text:style-name="T1"> </text:span>tiene<text:span text:style-name="T1"> </text:span>el<text:span text:style-name="T1"> </text:span>siguiente<text:span text:style-name="T1"> </text:span>formato:</text:p>
      <text:p text:style-name="P16"/>
      <text:p text:style-name="P16"><text:span text:style-name="T1"><text:s text:c="15"/></text:span>&lt;libros&gt;</text:p>
      <text:p text:style-name="P16"><text:span text:style-name="T1"><text:s text:c="18"/></text:span>&lt;libro&gt;</text:p>
      <text:p text:style-name="P16"><text:span text:style-name="T1"><text:s text:c="21"/></text:span>&lt;ISBN&gt;1111111111&lt;/ISBN&gt;</text:p>
      <text:p text:style-name="P16"><text:span text:style-name="T1"><text:s text:c="21"/></text:span>&lt;titulo&gt;Libro<text:span text:style-name="T1"> </text:span>scorm<text:span text:style-name="T1"> </text:span>remot<text:span text:style-name="T1"> </text:span>sense<text:span text:style-name="T1"> </text:span>unidad&lt;/titulo&gt;</text:p>
      <text:p text:style-name="P16"><text:span text:style-name="T1"><text:s text:c="21"/></text:span>&lt;nivel&gt;1ESO&lt;/nivel&gt;</text:p>
      <text:p text:style-name="P16"><text:span text:style-name="T1"><text:s text:c="21"/></text:span>&lt;formato&gt;scorm&lt;/formato&gt;</text:p>
      <text:p text:style-name="P16"><text:span text:style-name="T1"><text:s text:c="18"/></text:span>&lt;/libro&gt;</text:p>
      <text:p text:style-name="P16"><text:span text:style-name="T1"><text:s text:c="18"/></text:span>&lt;libro&gt;</text:p>
      <text:p text:style-name="P16"><text:span text:style-name="T1"><text:s text:c="21"/></text:span>&lt;ISBN&gt;2222222222&lt;/ISBN&gt;</text:p>
      <text:p text:style-name="P16"><text:soft-page-break/><text:span text:style-name="T1"><text:s text:c="21"/></text:span>&lt;titulo&gt;Libro<text:span text:style-name="T1"> </text:span>contenido<text:span text:style-name="T1"> </text:span>remot<text:span text:style-name="T1"> </text:span>sense<text:span text:style-name="T1"> </text:span>unidad&lt;/titulo&gt;</text:p>
      <text:p text:style-name="P16"><text:span text:style-name="T1"><text:s text:c="21"/></text:span>&lt;nivel&gt;1ESO&lt;/nivel&gt;</text:p>
      <text:p text:style-name="P16"><text:span text:style-name="T1"><text:s text:c="21"/></text:span>&lt;formato&gt;webcontent&lt;/formato&gt;</text:p>
      <text:p text:style-name="P16"><text:span text:style-name="T1"><text:s text:c="18"/></text:span>&lt;/libro&gt;</text:p>
      <text:p text:style-name="P16"><text:span text:style-name="T1"><text:s text:c="18"/></text:span>&lt;libro&gt;</text:p>
      <text:p text:style-name="P16"><text:span text:style-name="T1"><text:s text:c="21"/></text:span>&lt;ISBN&gt;3333333333&lt;/ISBN&gt;</text:p>
      <text:p text:style-name="P16"><text:span text:style-name="T1"><text:s text:c="21"/></text:span>&lt;titulo&gt;Libro<text:span text:style-name="T1"> </text:span>scorm<text:span text:style-name="T1"> </text:span>remot<text:span text:style-name="T1"> </text:span>amb<text:span text:style-name="T1"> </text:span>dues<text:span text:style-name="T1"> </text:span>unidads&lt;/ns1:titulo&gt;</text:p>
      <text:p text:style-name="P16"><text:span text:style-name="T1"><text:s text:c="21"/></text:span>&lt;:nivel&gt;1ESO&lt;/nivel&gt;</text:p>
      <text:p text:style-name="P16"><text:span text:style-name="T1"><text:s text:c="21"/></text:span>&lt;formato&gt;scorm&lt;/formato&gt;</text:p>
      <text:p text:style-name="P16"><text:span text:style-name="T1"><text:s text:c="18"/></text:span>&lt;/libro&gt;</text:p>
      <text:p text:style-name="P16"><text:span text:style-name="T1"><text:s text:c="15"/></text:span>&lt;/libros&gt;</text:p>
      <text:p text:style-name="P16"/>
      <text:p text:style-name="P16"/>
      <table:table table:name="Taula7" table:style-name="Taula7">
        <table:table-column table:style-name="Taula7.A"/>
        <table:table-column table:style-name="Taula7.B"/>
        <table:table-column table:style-name="Taula7.C"/>
        <table:table-header-rows>
          <table:table-row table:style-name="Taula7.1">
            <table:table-cell table:style-name="Taula7.A1" office:value-type="string">
              <text:p text:style-name="P56"><text:span text:style-name="T38">Nom</text:span><text:span text:style-name="T38">bre</text:span></text:p>
            </table:table-cell>
            <table:table-cell table:style-name="Taula7.A1" office:value-type="string">
              <text:p text:style-name="P55">Tipo</text:p>
            </table:table-cell>
            <table:table-cell table:style-name="Taula7.C1" office:value-type="string">
              <text:p text:style-name="P55">Descripción</text:p>
            </table:table-cell>
          </table:table-row>
        </table:table-header-rows>
        <table:table-row table:style-name="Taula7.2">
          <table:table-cell table:style-name="Taula7.A2" office:value-type="string">
            <text:p text:style-name="P57">ISBN</text:p>
          </table:table-cell>
          <table:table-cell table:style-name="Taula7.B2" office:value-type="string">
            <text:p text:style-name="P59">Obligatorio</text:p>
          </table:table-cell>
          <table:table-cell table:style-name="Taula7.C2" office:value-type="string">
            <text:p text:style-name="P63"><text:span text:style-name="T38">ISBN</text:span><text:span text:style-name="T40"> </text:span><text:span text:style-name="T38">del</text:span><text:span text:style-name="T40"> </text:span><text:span text:style-name="T38">libro</text:span><text:span text:style-name="T40"> </text:span><text:span text:style-name="T38">digital</text:span></text:p>
          </table:table-cell>
        </table:table-row>
        <table:table-row table:style-name="Taula7.1">
          <table:table-cell table:style-name="Taula7.A3" office:value-type="string">
            <text:p text:style-name="P57">titulo</text:p>
          </table:table-cell>
          <table:table-cell table:style-name="Taula7.B3" office:value-type="string">
            <text:p text:style-name="P59">Obligatorio</text:p>
          </table:table-cell>
          <table:table-cell table:style-name="Taula7.C3" office:value-type="string">
            <text:p text:style-name="P63"><text:span text:style-name="T38">Títu</text:span><text:span text:style-name="T38">lo</text:span><text:span text:style-name="T40"> </text:span><text:span text:style-name="T38">identificativo</text:span><text:span text:style-name="T40"> </text:span><text:span text:style-name="T38">del</text:span><text:span text:style-name="T40"> </text:span><text:span text:style-name="T38">libro.</text:span></text:p>
          </table:table-cell>
        </table:table-row>
        <table:table-row table:style-name="Taula7.1">
          <table:table-cell table:style-name="Taula7.A4" office:value-type="string">
            <text:p text:style-name="P57">nivel</text:p>
          </table:table-cell>
          <table:table-cell table:style-name="Taula7.B4" office:value-type="string">
            <text:p text:style-name="P59">Obligatorio</text:p>
          </table:table-cell>
          <table:table-cell table:style-name="Taula7.C4" office:value-type="string">
            <text:p text:style-name="P63"><text:span text:style-name="T38">Nivell</text:span><text:span text:style-name="T40"> </text:span><text:span text:style-name="T38">educativo.</text:span><text:span text:style-name="T40"> </text:span><text:span text:style-name="T38">Hay</text:span><text:span text:style-name="T40"> </text:span><text:span text:style-name="T38">unos</text:span><text:span text:style-name="T40"> </text:span><text:span text:style-name="T38">valores</text:span><text:span text:style-name="T40"> </text:span><text:span text:style-name="T38">predefinidos</text:span><text:span text:style-name="T40"> </text:span><text:span text:style-name="T38">pero</text:span><text:span text:style-name="T40"> </text:span><text:span text:style-name="T38">si</text:span><text:span text:style-name="T40"> </text:span><text:span text:style-name="T38">hace</text:span><text:span text:style-name="T40"> </text:span><text:span text:style-name="T38">falta</text:span><text:span text:style-name="T40"> </text:span><text:span text:style-name="T38">se</text:span><text:span text:style-name="T40"> </text:span><text:span text:style-name="T38">pueden</text:span><text:span text:style-name="T40"> </text:span><text:span text:style-name="T38">usar</text:span><text:span text:style-name="T40"> </text:span><text:span text:style-name="T38">otros.</text:span></text:p>
            <text:p text:style-name="P69"><text:span text:style-name="T38">Valores</text:span><text:span text:style-name="T40"> </text:span><text:span text:style-name="T38">predefinidos:</text:span><text:span text:style-name="T44"> </text:span></text:p>
            <text:list xml:id="list1666207740" text:style-name="WW8Num27">
              <text:list-item>
                <text:p text:style-name="P105">1ESO</text:p>
              </text:list-item>
              <text:list-item>
                <text:p text:style-name="P105">2ESO</text:p>
              </text:list-item>
              <text:list-item>
                <text:p text:style-name="P105">3ESO</text:p>
              </text:list-item>
              <text:list-item>
                <text:p text:style-name="P105">4ESO</text:p>
              </text:list-item>
              <text:list-item>
                <text:p text:style-name="P105">1EP</text:p>
              </text:list-item>
              <text:list-item>
                <text:p text:style-name="P105">2EP</text:p>
              </text:list-item>
              <text:list-item>
                <text:p text:style-name="P105">3EP</text:p>
              </text:list-item>
              <text:list-item>
                <text:p text:style-name="P105">4EP</text:p>
              </text:list-item>
              <text:list-item>
                <text:p text:style-name="P105">5EP</text:p>
              </text:list-item>
              <text:list-item>
                <text:p text:style-name="P105">6EP</text:p>
              </text:list-item>
            </text:list>
          </table:table-cell>
        </table:table-row>
        <table:table-row table:style-name="Taula7.1">
          <table:table-cell table:style-name="Taula7.A5" office:value-type="string">
            <text:p text:style-name="P57">formato</text:p>
          </table:table-cell>
          <table:table-cell table:style-name="Taula7.B5" office:value-type="string">
            <text:p text:style-name="P59">Obligatorio</text:p>
          </table:table-cell>
          <table:table-cell table:style-name="Taula7.C5" office:value-type="string">
            <text:p text:style-name="P63"><text:span text:style-name="T38">Valor</text:span><text:span text:style-name="T38">es</text:span><text:span text:style-name="T40"> </text:span><text:span text:style-name="T38">posibles:</text:span><text:span text:style-name="T40"> </text:span></text:p>
            <text:list xml:id="list1152759102" text:style-name="WW8Num18">
              <text:list-item>
                <text:p text:style-name="P106"><text:span text:style-name="T38">scorm:</text:span><text:span text:style-name="T40"> </text:span><text:span text:style-name="T38">contenidos</text:span><text:span text:style-name="T40"> </text:span><text:span text:style-name="T38">que</text:span><text:span text:style-name="T40"> </text:span><text:span text:style-name="T38">siguen</text:span><text:span text:style-name="T40"> </text:span><text:span text:style-name="T38">el</text:span><text:span text:style-name="T40"> </text:span><text:span text:style-name="T38">estándar</text:span><text:span text:style-name="T40"> </text:span><text:span text:style-name="T38">scorm.</text:span></text:p>
              </text:list-item>
              <text:list-item>
                <text:p text:style-name="P106"><text:span text:style-name="T38">webcontent:</text:span><text:span text:style-name="T40"> </text:span><text:span text:style-name="T38">contenidos</text:span><text:span text:style-name="T40"> </text:span><text:span text:style-name="T38">web,</text:span><text:span text:style-name="T40"> </text:span><text:span text:style-name="T38">es</text:span><text:span text:style-name="T40"> </text:span><text:span text:style-name="T38">decir,</text:span><text:span text:style-name="T40"> </text:span><text:span text:style-name="T38">contenidos</text:span><text:span text:style-name="T40"> </text:span><text:span text:style-name="T38">que</text:span><text:span text:style-name="T40"> </text:span><text:span text:style-name="T38">se</text:span><text:span text:style-name="T40"> </text:span><text:span text:style-name="T38">pueden</text:span><text:span text:style-name="T40"> </text:span><text:span text:style-name="T38">visualizar</text:span><text:span text:style-name="T40"> </text:span><text:span text:style-name="T38">en</text:span><text:span text:style-name="T40"> </text:span><text:span text:style-name="T38">un</text:span><text:span text:style-name="T40"> </text:span><text:span text:style-name="T38">navegador</text:span><text:span text:style-name="T40"> </text:span><text:span text:style-name="T38">web</text:span><text:span text:style-name="T40"> </text:span><text:span text:style-name="T38">estándard.</text:span></text:p>
              </text:list-item>
            </text:list>
          </table:table-cell>
        </table:table-row>
      </table:table>
      <text:p text:style-name="P16"/>
      <text:h text:style-name="P103" text:outline-level="4">Ejemplos</text:h>
      <text:p text:style-name="P16"/>
      <text:p text:style-name="P16"><text:span text:style-name="T15">Ejemplo</text:span><text:span text:style-name="T17"> </text:span><text:span text:style-name="T15">de</text:span><text:span text:style-name="T17"> </text:span><text:span text:style-name="T15">mensaje</text:span><text:span text:style-name="T17"> </text:span><text:span text:style-name="T15">SOAP</text:span><text:span text:style-name="T17"> </text:span><text:span text:style-name="T15">de</text:span><text:span text:style-name="T17"> </text:span><text:span text:style-name="T15">llamada</text:span><text:span text:style-name="T17"> </text:span><text:span text:style-name="T15">al</text:span><text:span text:style-name="T17"> </text:span><text:span text:style-name="T15">servicio</text:span><text:span text:style-name="T17"> </text:span><text:span text:style-name="T15">web</text:span></text:p>
      <text:p text:style-name="P16"/>
      <text:p text:style-name="P16">&lt;?xml<text:span text:style-name="T1"> </text:span>version="1.0"<text:span text:style-name="T1"> </text:span>encoding="utf-8"?&gt;</text:p>
      <text:p text:style-name="P16">&lt;soapenv:Envelope<text:span text:style-name="T1"> </text:span>xmlns:soapenv="http://schemas.xmlsoap.org/soap/envelope/"<text:span text:style-name="T1"> </text:span>xmlns:est="http://educacio.gencat.cat/agora/estructuralibros/"&gt;</text:p>
      <text:p text:style-name="P16"><text:span text:style-name="T1"><text:s text:c="3"/></text:span>&lt;soapenv:Header&gt;</text:p>
      <text:p text:style-name="P16"><text:span text:style-name="T1"><text:s text:c="6"/></text:span>&lt;est:WSEAuthenticateHeader&gt;</text:p>
      <text:p text:style-name="P16"><text:span text:style-name="T1"><text:s text:c="9"/></text:span>&lt;!--Optional:--&gt;</text:p>
      <text:p text:style-name="P16"><text:span text:style-name="T1"><text:s text:c="9"/></text:span>&lt;est:User&gt;S1mul4d0r&lt;/est:User&gt;</text:p>
      <text:p text:style-name="P16"><text:span text:style-name="T1"><text:s text:c="9"/></text:span>&lt;!--Optional:--&gt;</text:p>
      <text:p text:style-name="P16"><text:span text:style-name="T1"><text:s text:c="9"/></text:span>&lt;est:Password&gt;ed1t0r14l&lt;/est:Password&gt;</text:p>
      <text:p text:style-name="P16"><text:soft-page-break/><text:span text:style-name="T1"><text:s text:c="6"/></text:span>&lt;/est:WSEAuthenticateHeader&gt;</text:p>
      <text:p text:style-name="P16"><text:span text:style-name="T1"><text:s text:c="3"/></text:span>&lt;/soapenv:Header&gt;</text:p>
      <text:p text:style-name="P16"><text:span text:style-name="T1"><text:s text:c="3"/></text:span>&lt;soapenv:Body&gt;</text:p>
      <text:p text:style-name="P16"><text:span text:style-name="T1"><text:s text:c="6"/></text:span>&lt;est:ObtenerTodos&gt;</text:p>
      <text:p text:style-name="P16"><text:span text:style-name="T1"><text:s text:c="9"/></text:span>&lt;!--Optional:--&gt;</text:p>
      <text:p text:style-name="P16"><text:span text:style-name="T1"><text:s text:c="9"/></text:span>&lt;est:IdCentro&gt;&lt;/est:IdCentro&gt;</text:p>
      <text:p text:style-name="P16"><text:span text:style-name="T1"><text:s text:c="6"/></text:span>&lt;/est:ObtenerTodos&gt;</text:p>
      <text:p text:style-name="P16"><text:span text:style-name="T1"><text:s text:c="3"/></text:span>&lt;/soapenv:Body&gt;</text:p>
      <text:p text:style-name="P16">&lt;/soapenv:Envelope&gt;</text:p>
      <text:p text:style-name="P19"/>
      <text:p text:style-name="P16"><text:span text:style-name="T15">Ejemplo</text:span><text:span text:style-name="T17"> </text:span><text:span text:style-name="T15">de</text:span><text:span text:style-name="T17"> </text:span><text:span text:style-name="T15">mensaje</text:span><text:span text:style-name="T17"> </text:span><text:span text:style-name="T15">SOAP</text:span><text:span text:style-name="T17"> </text:span><text:span text:style-name="T15">de</text:span><text:span text:style-name="T17"> </text:span><text:span text:style-name="T15">respuesta</text:span><text:span text:style-name="T17"> </text:span><text:span text:style-name="T15">a</text:span><text:span text:style-name="T17"> </text:span><text:span text:style-name="T15">la</text:span><text:span text:style-name="T17"> </text:span><text:span text:style-name="T15">llamada</text:span><text:span text:style-name="T17"> </text:span><text:span text:style-name="T15">al</text:span><text:span text:style-name="T17"> </text:span><text:span text:style-name="T15">servicio</text:span><text:span text:style-name="T17"> </text:span><text:span text:style-name="T15">web</text:span></text:p>
      <text:p text:style-name="P16"/>
      <text:p text:style-name="P16">&lt;?xml<text:span text:style-name="T1"> </text:span>version="1.0"<text:span text:style-name="T1"> </text:span>encoding="utf-8"?&gt;</text:p>
      <text:p text:style-name="P16">&lt;SOAP-ENV:Envelope<text:span text:style-name="T1"> </text:span>xmlns:SOAP-ENV="http://schemas.xmlsoap.org/soap/envelope/"<text:span text:style-name="T1"> </text:span>xmlns:ns1="http://educacio.gencat.cat/agora/estructuralibros/"&gt;</text:p>
      <text:p text:style-name="P16"><text:span text:style-name="T1"><text:s text:c="3"/></text:span>&lt;SOAP-ENV:Body&gt;</text:p>
      <text:p text:style-name="P16"><text:span text:style-name="T1"><text:s text:c="6"/></text:span>&lt;ns1:ObtenerTodosResponse&gt;</text:p>
      <text:p text:style-name="P16"><text:span text:style-name="T1"><text:s text:c="9"/></text:span>&lt;ns1:ObtenerTodosResult&gt;</text:p>
      <text:p text:style-name="P16"><text:span text:style-name="T1"><text:s text:c="12"/></text:span>&lt;ns1:Catalogo&gt;</text:p>
      <text:p text:style-name="P16"><text:span text:style-name="T1"><text:s text:c="15"/></text:span>&lt;ns1:libros&gt;</text:p>
      <text:p text:style-name="P16"><text:span text:style-name="T1"><text:s text:c="18"/></text:span>&lt;ns1:libro&gt;</text:p>
      <text:p text:style-name="P16"><text:span text:style-name="T1"><text:s text:c="21"/></text:span>&lt;ns1:ISBN&gt;1111111111&lt;/ns1:ISBN&gt;</text:p>
      <text:p text:style-name="P16"><text:span text:style-name="T1"><text:s text:c="21"/></text:span>&lt;ns1:titulo&gt;Libro<text:span text:style-name="T1"> </text:span>scorm<text:span text:style-name="T1"> </text:span>remot<text:span text:style-name="T1"> </text:span>sense<text:span text:style-name="T1"> </text:span>unidad&lt;/ns1:titulo&gt;</text:p>
      <text:p text:style-name="P16"><text:span text:style-name="T1"><text:s text:c="21"/></text:span>&lt;ns1:nivel&gt;1ESO&lt;/ns1:nivel&gt;</text:p>
      <text:p text:style-name="P16"><text:span text:style-name="T1"><text:s text:c="21"/></text:span>&lt;ns1:formato&gt;scorm&lt;/ns1:formato&gt;</text:p>
      <text:p text:style-name="P16"><text:span text:style-name="T1"><text:s text:c="18"/></text:span>&lt;/ns1:libro&gt;</text:p>
      <text:p text:style-name="P16"><text:span text:style-name="T1"><text:s text:c="18"/></text:span>&lt;ns1:libro&gt;</text:p>
      <text:p text:style-name="P16"><text:span text:style-name="T1"><text:s text:c="21"/></text:span>&lt;ns1:ISBN&gt;2222222222&lt;/ns1:ISBN&gt;</text:p>
      <text:p text:style-name="P16"><text:span text:style-name="T1"><text:s text:c="21"/></text:span>&lt;ns1:titulo&gt;Libro<text:span text:style-name="T1"> </text:span>contenido<text:span text:style-name="T1"> </text:span>remot<text:span text:style-name="T1"> </text:span>sense<text:span text:style-name="T1"> </text:span>unidad&lt;/ns1:titulo&gt;</text:p>
      <text:p text:style-name="P16"><text:span text:style-name="T1"><text:s text:c="21"/></text:span>&lt;ns1:nivel&gt;1ESO&lt;/ns1:nivel&gt;</text:p>
      <text:p text:style-name="P16"><text:span text:style-name="T1"><text:s text:c="21"/></text:span>&lt;ns1:formato&gt;webcontent&lt;/ns1:formato&gt;</text:p>
      <text:p text:style-name="P16"><text:span text:style-name="T1"><text:s text:c="18"/></text:span>&lt;/ns1:libro&gt;</text:p>
      <text:p text:style-name="P16"><text:span text:style-name="T1"><text:s text:c="18"/></text:span>&lt;ns1:libro&gt;</text:p>
      <text:p text:style-name="P16"><text:span text:style-name="T1"><text:s text:c="21"/></text:span>&lt;ns1:ISBN&gt;3333333333&lt;/ns1:ISBN&gt;</text:p>
      <text:p text:style-name="P16"><text:span text:style-name="T1"><text:s text:c="21"/></text:span>&lt;ns1:titulo&gt;Libro<text:span text:style-name="T1"> </text:span>scorm<text:span text:style-name="T1"> </text:span>remot<text:span text:style-name="T1"> </text:span>amb<text:span text:style-name="T1"> </text:span>dues<text:span text:style-name="T1"> </text:span>unidads&lt;/ns1:titulo&gt;</text:p>
      <text:p text:style-name="P16"><text:span text:style-name="T1"><text:s text:c="21"/></text:span>&lt;ns1:nivel&gt;1ESO&lt;/ns1:nivel&gt;</text:p>
      <text:p text:style-name="P16"><text:span text:style-name="T1"><text:s text:c="21"/></text:span>&lt;ns1:formato&gt;scorm&lt;/ns1:formato&gt;</text:p>
      <text:p text:style-name="P16"><text:span text:style-name="T1"><text:s text:c="18"/></text:span>&lt;/ns1:libro&gt;</text:p>
      <text:p text:style-name="P16"><text:span text:style-name="T1"><text:s text:c="18"/></text:span>&lt;ns1:libro&gt;</text:p>
      <text:p text:style-name="P16"><text:span text:style-name="T1"><text:s text:c="21"/></text:span>&lt;ns1:ISBN&gt;4444444444&lt;/ns1:ISBN&gt;</text:p>
      <text:p text:style-name="P16"><text:span text:style-name="T1"><text:s text:c="21"/></text:span>&lt;ns1:titulo&gt;Libro<text:span text:style-name="T1"> </text:span>contenido<text:span text:style-name="T1"> </text:span>remot<text:span text:style-name="T1"> </text:span>amb<text:span text:style-name="T1"> </text:span>dues<text:span text:style-name="T1"> </text:span>unidads&lt;/ns1:titulo&gt;</text:p>
      <text:p text:style-name="P16"><text:span text:style-name="T1"><text:s text:c="21"/></text:span>&lt;ns1:nivel&gt;1ESO&lt;/ns1:nivel&gt;</text:p>
      <text:p text:style-name="P16"><text:span text:style-name="T1"><text:s text:c="21"/></text:span>&lt;ns1:formato&gt;webcontent&lt;/ns1:formato&gt;<text:span text:style-name="T1"> <text:s text:c="20"/></text:span></text:p>
      <text:p text:style-name="P16"><text:span text:style-name="T1"><text:s text:c="18"/></text:span>&lt;/ns1:libro&gt;</text:p>
      <text:p text:style-name="P16"><text:span text:style-name="T1"><text:s text:c="18"/></text:span>&lt;ns1:libro&gt;</text:p>
      <text:p text:style-name="P16"><text:span text:style-name="T1"><text:s text:c="21"/></text:span>&lt;ns1:ISBN&gt;5555555555&lt;/ns1:ISBN&gt;</text:p>
      <text:p text:style-name="P16"><text:span text:style-name="T1"><text:s text:c="21"/></text:span>&lt;ns1:titulo&gt;Libro<text:span text:style-name="T1"> </text:span>scorm<text:span text:style-name="T1"> </text:span>remot<text:span text:style-name="T1"> </text:span>amb<text:span text:style-name="T1"> </text:span>dues<text:span text:style-name="T1"> </text:span>Actividads&lt;/ns1:titulo&gt;</text:p>
      <text:p text:style-name="P16"><text:span text:style-name="T1"><text:s text:c="21"/></text:span>&lt;ns1:nivel&gt;2ESO&lt;/ns1:nivel&gt;</text:p>
      <text:p text:style-name="P16"><text:span text:style-name="T1"><text:s text:c="21"/></text:span>&lt;ns1:formato&gt;scorm&lt;/ns1:formato&gt;<text:span text:style-name="T1"> <text:s text:c="20"/></text:span></text:p>
      <text:p text:style-name="P16"><text:span text:style-name="T1"><text:s text:c="18"/></text:span>&lt;/ns1:libro&gt;</text:p>
      <text:p text:style-name="P16"><text:span text:style-name="T1"><text:s text:c="18"/></text:span>&lt;ns1:libro&gt;</text:p>
      <text:p text:style-name="P16"><text:span text:style-name="T1"><text:s text:c="21"/></text:span>&lt;ns1:ISBN&gt;6666666666&lt;/ns1:ISBN&gt;</text:p>
      <text:p text:style-name="P16"><text:span text:style-name="T1"><text:s text:c="21"/></text:span>&lt;ns1:titulo&gt;Libro<text:span text:style-name="T1"> </text:span>contenido<text:span text:style-name="T1"> </text:span>remot<text:span text:style-name="T1"> </text:span>amb<text:span text:style-name="T1"> </text:span>dues<text:span text:style-name="T1"> </text:span>Actividads&lt;/ns1:titulo&gt;</text:p>
      <text:p text:style-name="P16"><text:span text:style-name="T1"><text:s text:c="21"/></text:span>&lt;ns1:nivel&gt;2ESO&lt;/ns1:nivel&gt;</text:p>
      <text:p text:style-name="P16"><text:span text:style-name="T1"><text:s text:c="21"/></text:span>&lt;ns1:formato&gt;webcontent&lt;/ns1:formato&gt;<text:span text:style-name="T1"> <text:s text:c="20"/></text:span></text:p>
      <text:p text:style-name="P16"><text:span text:style-name="T1"><text:s text:c="18"/></text:span>&lt;/ns1:libro&gt;</text:p>
      <text:p text:style-name="P16"><text:soft-page-break/><text:span text:style-name="T1"><text:s text:c="15"/></text:span>&lt;/ns1:libros&gt;</text:p>
      <text:p text:style-name="P16"><text:span text:style-name="T1"><text:s text:c="12"/></text:span>&lt;/ns1:Catalogo&gt;</text:p>
      <text:p text:style-name="P16"><text:span text:style-name="T1"><text:s text:c="12"/></text:span>&lt;ns1:Código&gt;1&lt;/ns1:Código&gt;</text:p>
      <text:p text:style-name="P16"><text:span text:style-name="T1"><text:s text:c="12"/></text:span>&lt;ns1:Descripcion&gt;procés<text:span text:style-name="T1"> </text:span>correcte&lt;/ns1:Descripcion&gt;</text:p>
      <text:p text:style-name="P16"><text:span text:style-name="T1"><text:s text:c="9"/></text:span>&lt;/ns1:ObtenerTodosResult&gt;</text:p>
      <text:p text:style-name="P16"><text:span text:style-name="T1"><text:s text:c="6"/></text:span>&lt;/ns1:ObtenerTodosResponse&gt;</text:p>
      <text:p text:style-name="P16"><text:span text:style-name="T1"><text:s text:c="3"/></text:span>&lt;/SOAP-ENV:Body&gt;</text:p>
      <text:p text:style-name="P16">&lt;/SOAP-ENV:Envelope&gt;</text:p>
      <text:p text:style-name="P19"/>
      <text:p text:style-name="P19"/>
      <text:h text:style-name="P101" text:outline-level="3">Método<text:span text:style-name="T1"> </text:span>ObtenerEstructura</text:h>
      <text:p text:style-name="P16"/>
      <text:p text:style-name="P16">Este<text:span text:style-name="T1"> </text:span>método<text:span text:style-name="T1"> </text:span>actualmente<text:span text:style-name="T1"> </text:span>va<text:span text:style-name="T1"> </text:span>sin<text:span text:style-name="T1"> </text:span>encriptar.</text:p>
      <text:p text:style-name="P16">El<text:span text:style-name="T1"> </text:span>objetivo<text:span text:style-name="T1"> </text:span>de<text:span text:style-name="T1"> </text:span>este<text:span text:style-name="T1"> </text:span>método<text:span text:style-name="T1"> </text:span>es<text:span text:style-name="T1"> </text:span>obtener<text:span text:style-name="T1"> </text:span>la<text:span text:style-name="T1"> </text:span>estructura<text:span text:style-name="T1"> </text:span>de<text:span text:style-name="T1"> </text:span>un<text:span text:style-name="T1"> </text:span>libro.</text:p>
      <text:p text:style-name="P16"/>
      <text:p text:style-name="P16">Parámetros<text:span text:style-name="T1"> </text:span>de<text:span text:style-name="T1"> </text:span>entrada<text:span text:style-name="T1"> </text:span>del<text:span text:style-name="T1"> </text:span>método<text:span text:style-name="T1"> </text:span><text:span text:style-name="T15">ObtenerEstructura</text:span></text:p>
      <text:p text:style-name="P16"/>
      <table:table table:name="Taula8" table:style-name="Taula8">
        <table:table-column table:style-name="Taula8.A"/>
        <table:table-column table:style-name="Taula8.B"/>
        <table:table-column table:style-name="Taula8.C"/>
        <table:table-column table:style-name="Taula8.D"/>
        <table:table-header-rows>
          <table:table-row table:style-name="Taula8.1">
            <table:table-cell table:style-name="Taula8.A1" office:value-type="string">
              <text:p text:style-name="P55">Lugar</text:p>
            </table:table-cell>
            <table:table-cell table:style-name="Taula8.A1" office:value-type="string">
              <text:p text:style-name="P56"><text:span text:style-name="T38">Nom</text:span><text:span text:style-name="T38">bre</text:span></text:p>
            </table:table-cell>
            <table:table-cell table:style-name="Taula8.A1" office:value-type="string">
              <text:p text:style-name="P55">Tipo</text:p>
            </table:table-cell>
            <table:table-cell table:style-name="Taula8.D1" office:value-type="string">
              <text:p text:style-name="P55">Descripción</text:p>
            </table:table-cell>
          </table:table-row>
        </table:table-header-rows>
        <table:table-row table:style-name="Taula8.2">
          <table:table-cell table:style-name="Taula8.A2" office:value-type="string">
            <text:p text:style-name="P62"><text:span text:style-name="T38">Cabecera</text:span><text:span text:style-name="T40"> </text:span></text:p>
          </table:table-cell>
          <table:table-cell table:style-name="Taula8.B2" office:value-type="string">
            <text:p text:style-name="P57">User</text:p>
          </table:table-cell>
          <table:table-cell table:style-name="Taula8.C2" office:value-type="string">
            <text:p text:style-name="P59">Obligatorio</text:p>
          </table:table-cell>
          <table:table-cell table:style-name="Taula8.D2" office:value-type="string">
            <text:p text:style-name="P63"><text:span text:style-name="T38">Usuario</text:span><text:span text:style-name="T40"> </text:span><text:span text:style-name="T38">de</text:span><text:span text:style-name="T40"> </text:span><text:span text:style-name="T38">acceso</text:span><text:span text:style-name="T40"> </text:span><text:span text:style-name="T38">del</text:span><text:span text:style-name="T40"> </text:span><text:span text:style-name="T38">EVA</text:span><text:span text:style-name="T40"> </text:span><text:span text:style-name="T38">para</text:span><text:span text:style-name="T40"> </text:span><text:span text:style-name="T38">poder</text:span><text:span text:style-name="T40"> </text:span><text:span text:style-name="T38">utilizar</text:span><text:span text:style-name="T40"> </text:span><text:span text:style-name="T38">el</text:span><text:span text:style-name="T40"> </text:span><text:span text:style-name="T38">servicio</text:span><text:span text:style-name="T40"> </text:span><text:span text:style-name="T38">web</text:span><text:span text:style-name="T40"> </text:span><text:span text:style-name="T38">de</text:span><text:span text:style-name="T40"> </text:span><text:span text:style-name="T38">la</text:span><text:span text:style-name="T40"> </text:span><text:span text:style-name="T38">Editorial.</text:span></text:p>
          </table:table-cell>
        </table:table-row>
        <table:table-row table:style-name="Taula8.1">
          <table:table-cell table:style-name="Taula8.A3" office:value-type="string">
            <text:p text:style-name="P60">Cabecera</text:p>
          </table:table-cell>
          <table:table-cell table:style-name="Taula8.B3" office:value-type="string">
            <text:p text:style-name="P57">Password</text:p>
          </table:table-cell>
          <table:table-cell table:style-name="Taula8.C3" office:value-type="string">
            <text:p text:style-name="P59">Obligatorio</text:p>
          </table:table-cell>
          <table:table-cell table:style-name="Taula8.D3" office:value-type="string">
            <text:p text:style-name="P63"><text:span text:style-name="T38">Contraseña</text:span><text:span text:style-name="T38">a</text:span><text:span text:style-name="T40"> </text:span><text:span text:style-name="T38">del</text:span><text:span text:style-name="T40"> </text:span><text:span text:style-name="T38">EVA</text:span><text:span text:style-name="T40"> </text:span><text:span text:style-name="T38">para</text:span><text:span text:style-name="T40"> </text:span><text:span text:style-name="T38">poder</text:span><text:span text:style-name="T40"> </text:span><text:span text:style-name="T38">utilizar</text:span><text:span text:style-name="T40"> </text:span><text:span text:style-name="T38">el</text:span><text:span text:style-name="T40"> </text:span><text:span text:style-name="T38">servicio</text:span><text:span text:style-name="T40"> </text:span><text:span text:style-name="T38">web</text:span><text:span text:style-name="T40"> </text:span><text:span text:style-name="T38">de</text:span><text:span text:style-name="T40"> </text:span><text:span text:style-name="T38">la</text:span><text:span text:style-name="T40"> </text:span><text:span text:style-name="T38">Editorial.</text:span></text:p>
          </table:table-cell>
        </table:table-row>
        <table:table-row table:style-name="Taula8.1">
          <table:table-cell table:style-name="Taula8.A4" office:value-type="string">
            <text:p text:style-name="P60">Cuerpo</text:p>
          </table:table-cell>
          <table:table-cell table:style-name="Taula8.B4" office:value-type="string">
            <text:p text:style-name="P57">ISBN</text:p>
          </table:table-cell>
          <table:table-cell table:style-name="Taula8.C4" office:value-type="string">
            <text:p text:style-name="P59">Obligatorio</text:p>
          </table:table-cell>
          <table:table-cell table:style-name="Taula8.D4" office:value-type="string">
            <text:p text:style-name="P63"><text:span text:style-name="T38">ISBN</text:span><text:span text:style-name="T40"> </text:span><text:span text:style-name="T38">del</text:span><text:span text:style-name="T40"> </text:span><text:span text:style-name="T38">libro</text:span><text:span text:style-name="T40"> </text:span><text:span text:style-name="T38">digital.</text:span></text:p>
          </table:table-cell>
        </table:table-row>
      </table:table>
      <text:p text:style-name="P16"/>
      <text:p text:style-name="P16">Parámetros<text:span text:style-name="T1"> </text:span>de<text:span text:style-name="T1"> </text:span>salida<text:span text:style-name="T1"> </text:span>del<text:span text:style-name="T1"> </text:span>método<text:span text:style-name="T1"> </text:span><text:span text:style-name="T15">ObtenerEstructura</text:span></text:p>
      <text:p text:style-name="P16"/>
      <table:table table:name="Taula9" table:style-name="Taula9">
        <table:table-column table:style-name="Taula9.A"/>
        <table:table-column table:style-name="Taula9.B"/>
        <table:table-column table:style-name="Taula9.C"/>
        <table:table-column table:style-name="Taula9.D"/>
        <table:table-header-rows>
          <table:table-row table:style-name="Taula9.1">
            <table:table-cell table:style-name="Taula9.A1" office:value-type="string">
              <text:p text:style-name="P55">Lloc</text:p>
            </table:table-cell>
            <table:table-cell table:style-name="Taula9.A1" office:value-type="string">
              <text:p text:style-name="P55">Nom</text:p>
            </table:table-cell>
            <table:table-cell table:style-name="Taula9.A1" office:value-type="string">
              <text:p text:style-name="P55">Tipus</text:p>
            </table:table-cell>
            <table:table-cell table:style-name="Taula9.D1" office:value-type="string">
              <text:p text:style-name="P55">Descripció</text:p>
            </table:table-cell>
          </table:table-row>
        </table:table-header-rows>
        <table:table-row table:style-name="Taula9.2">
          <table:table-cell table:style-name="Taula9.A2" office:value-type="string">
            <text:p text:style-name="P62"><text:span text:style-name="T38">Cuerpo</text:span><text:span text:style-name="T40"> </text:span></text:p>
          </table:table-cell>
          <table:table-cell table:style-name="Taula9.B2" office:value-type="string">
            <text:p text:style-name="P58">Código</text:p>
          </table:table-cell>
          <table:table-cell table:style-name="Taula9.C2" office:value-type="string">
            <text:p text:style-name="P59">Obligatorio</text:p>
          </table:table-cell>
          <table:table-cell table:style-name="Taula9.D2" office:value-type="string">
            <text:p text:style-name="P63"><text:span text:style-name="T38">Código</text:span><text:span text:style-name="T40"> </text:span><text:span text:style-name="T38">identificador</text:span><text:span text:style-name="T40"> </text:span><text:span text:style-name="T38">de</text:span><text:span text:style-name="T40"> </text:span><text:span text:style-name="T38">la</text:span><text:span text:style-name="T40"> </text:span><text:span text:style-name="T38">respuesta.</text:span></text:p>
            <text:p text:style-name="P63"><text:span text:style-name="T38">Valores</text:span><text:span text:style-name="T40"> </text:span><text:span text:style-name="T38">posibles:</text:span></text:p>
            <text:list xml:id="list875144212" text:continue-list="list1555419914" text:style-name="WW8Num19">
              <text:list-item>
                <text:p text:style-name="P86"><text:span text:style-name="T27">(1):</text:span><text:span text:style-name="T28"> </text:span><text:span text:style-name="T27">Proceso</text:span><text:span text:style-name="T28"> </text:span><text:span text:style-name="T27">correcto.</text:span></text:p>
              </text:list-item>
              <text:list-item>
                <text:p text:style-name="P86"><text:span text:style-name="T28"><text:s/></text:span><text:span text:style-name="T27">(0):</text:span><text:span text:style-name="T28"> </text:span><text:span text:style-name="T27">Error</text:span><text:span text:style-name="T28"> </text:span><text:span text:style-name="T27">inesperado.</text:span></text:p>
              </text:list-item>
              <text:list-item>
                <text:p text:style-name="P86"><text:span text:style-name="T28"><text:s/></text:span><text:span text:style-name="T27">(-101):</text:span><text:span text:style-name="T28"> </text:span><text:span text:style-name="T27">Autenticación</text:span><text:span text:style-name="T28"> </text:span><text:span text:style-name="T27">incorrecta.</text:span><text:span text:style-name="T28"> </text:span><text:span text:style-name="T27">El</text:span><text:span text:style-name="T28"> </text:span><text:span text:style-name="T27">usuario</text:span><text:span text:style-name="T28"> </text:span><text:span text:style-name="T27">que</text:span><text:span text:style-name="T28"> </text:span><text:span text:style-name="T27">solicita</text:span><text:span text:style-name="T28"> </text:span><text:span text:style-name="T27">acceso</text:span><text:span text:style-name="T28"> </text:span><text:span text:style-name="T27">a</text:span><text:span text:style-name="T28"> </text:span><text:span text:style-name="T27">este</text:span><text:span text:style-name="T28"> </text:span><text:span text:style-name="T27">método</text:span><text:span text:style-name="T28"> </text:span><text:span text:style-name="T27">del</text:span><text:span text:style-name="T28"> </text:span><text:span text:style-name="T27">servicio</text:span><text:span text:style-name="T28"> </text:span><text:span text:style-name="T27">web</text:span><text:span text:style-name="T28"> </text:span><text:span text:style-name="T27">no</text:span><text:span text:style-name="T28"> </text:span><text:span text:style-name="T27">es</text:span><text:span text:style-name="T28"> </text:span><text:span text:style-name="T27">correcto.</text:span><text:span text:style-name="T28"> </text:span></text:p>
              </text:list-item>
              <text:list-item>
                <text:p text:style-name="P86"><text:span text:style-name="T28"><text:s/></text:span><text:span text:style-name="T27">(-102):</text:span><text:span text:style-name="T28"> </text:span><text:span text:style-name="T27">Autenticación</text:span><text:span text:style-name="T28"> </text:span><text:span text:style-name="T27">incorrecta.</text:span><text:span text:style-name="T28"> </text:span><text:span text:style-name="T27">El</text:span><text:span text:style-name="T28"> </text:span><text:span text:style-name="T27">usuario</text:span><text:span text:style-name="T28"> </text:span><text:span text:style-name="T27">que</text:span><text:span text:style-name="T28"> </text:span><text:span text:style-name="T27">solicita</text:span><text:span text:style-name="T28"> </text:span><text:span text:style-name="T27">acceso</text:span><text:span text:style-name="T28"> </text:span><text:span text:style-name="T27">a</text:span><text:span text:style-name="T28"> </text:span><text:span text:style-name="T27">este</text:span><text:span text:style-name="T28"> </text:span><text:span text:style-name="T27">método</text:span><text:span text:style-name="T28"> </text:span><text:span text:style-name="T27">del</text:span><text:span text:style-name="T28"> </text:span><text:span text:style-name="T27">servicio</text:span><text:span text:style-name="T28"> </text:span><text:span text:style-name="T27">web</text:span><text:span text:style-name="T28"> </text:span><text:span text:style-name="T27">no</text:span><text:span text:style-name="T28"> </text:span><text:span text:style-name="T27">tiene</text:span><text:span text:style-name="T28"> </text:span><text:span text:style-name="T27">permisos</text:span><text:span text:style-name="T28"> </text:span><text:span text:style-name="T27">suficientes.</text:span></text:p>
              </text:list-item>
            </text:list>
            <text:p text:style-name="P61"/>
          </table:table-cell>
        </table:table-row>
        <table:table-row table:style-name="Taula9.1">
          <table:table-cell table:style-name="Taula9.A3" office:value-type="string">
            <text:p text:style-name="P60">Cuerpo</text:p>
          </table:table-cell>
          <table:table-cell table:style-name="Taula9.B3" office:value-type="string">
            <text:p text:style-name="P58">Descripcion</text:p>
          </table:table-cell>
          <table:table-cell table:style-name="Taula9.C3" office:value-type="string">
            <text:p text:style-name="P59">Obligatorio</text:p>
          </table:table-cell>
          <table:table-cell table:style-name="Taula9.D3" office:value-type="string">
            <text:p text:style-name="P63"><text:span text:style-name="T38">Descripció</text:span><text:span text:style-name="T38">n</text:span><text:span text:style-name="T40"> </text:span><text:span text:style-name="T38">del</text:span><text:span text:style-name="T40"> </text:span><text:span text:style-name="T38">código</text:span><text:span text:style-name="T40"> </text:span><text:span text:style-name="T38">generado.</text:span></text:p>
          </table:table-cell>
        </table:table-row>
        <table:table-row table:style-name="Taula9.1">
          <table:table-cell table:style-name="Taula9.A4" office:value-type="string">
            <text:p text:style-name="P60">Cuerpo</text:p>
          </table:table-cell>
          <table:table-cell table:style-name="Taula9.B4" office:value-type="string">
            <text:p text:style-name="P58">Libros</text:p>
          </table:table-cell>
          <table:table-cell table:style-name="Taula9.C4" office:value-type="string">
            <text:p text:style-name="P59">Opcional</text:p>
          </table:table-cell>
          <table:table-cell table:style-name="Taula9.D4" office:value-type="string">
            <text:p text:style-name="P63"><text:span text:style-name="T38">Estructura</text:span><text:span text:style-name="T40"> </text:span><text:span text:style-name="T38">del</text:span><text:span text:style-name="T40"> </text:span><text:span text:style-name="T38">libro,</text:span><text:span text:style-name="T40"> </text:span><text:span text:style-name="T38">expresada</text:span><text:span text:style-name="T40"> </text:span><text:span text:style-name="T38">en</text:span><text:span text:style-name="T40"> </text:span><text:span text:style-name="T38">XML</text:span></text:p>
            <text:p text:style-name="P61"/>
            <text:p text:style-name="P61"/>
          </table:table-cell>
        </table:table-row>
      </table:table>
      <text:p text:style-name="P16"/>
      <text:p text:style-name="P16"/>
      <text:p text:style-name="P16">El<text:span text:style-name="T1"> </text:span>XML<text:span text:style-name="T1"> </text:span>de<text:span text:style-name="T1"> </text:span>respuesta<text:span text:style-name="T1"> </text:span>del<text:span text:style-name="T1"> </text:span>campo<text:span text:style-name="T1"> </text:span><text:span text:style-name="T15">Libros</text:span><text:span text:style-name="T1"> </text:span>tiene<text:span text:style-name="T1"> </text:span>el<text:span text:style-name="T1"> </text:span>siguiente<text:span text:style-name="T1"> </text:span>formato:</text:p>
      <text:p text:style-name="P16"/>
      <text:p text:style-name="P16"><text:span text:style-name="T1"><text:s text:c="15"/></text:span>&lt;libros&gt;</text:p>
      <text:p text:style-name="P16"><text:span text:style-name="T1"><text:s text:c="18"/></text:span>&lt;libro&gt;</text:p>
      <text:p text:style-name="P16"><text:span text:style-name="T1"><text:s text:c="21"/></text:span>&lt;ISBN&gt;6666666666&lt;/ISBN&gt;</text:p>
      <text:p text:style-name="P16"><text:soft-page-break/><text:span text:style-name="T1"><text:s text:c="21"/></text:span>&lt;titulo&gt;Libro<text:span text:style-name="T1"> </text:span>contenido<text:span text:style-name="T1"> </text:span>remot<text:span text:style-name="T1"> </text:span>amb<text:span text:style-name="T1"> </text:span>dues<text:span text:style-name="T1"> </text:span>Actividads&lt;/titulo&gt;</text:p>
      <text:p text:style-name="P16"><text:span text:style-name="T1"><text:s text:c="21"/></text:span>&lt;nivel&gt;2ESO&lt;/nivel&gt;</text:p>
      <text:p text:style-name="P16"><text:span text:style-name="T1"><text:s text:c="21"/></text:span>&lt;formato&gt;webcontent&lt;/formato&gt;</text:p>
      <text:p text:style-name="P16"><text:span text:style-name="T1"><text:s text:c="21"/></text:span>&lt;unidades&gt;</text:p>
      <text:p text:style-name="P16"><text:span text:style-name="T1"><text:s text:c="24"/></text:span>&lt;unidad&gt;</text:p>
      <text:p text:style-name="P16"><text:span text:style-name="T1"><text:s text:c="27"/></text:span>&lt;id&gt;1&lt;/id&gt;</text:p>
      <text:p text:style-name="P16"><text:span text:style-name="T1"><text:s text:c="27"/></text:span>&lt;titulo&gt;Unidad<text:span text:style-name="T1"> </text:span>1&lt;/titulo&gt;</text:p>
      <text:p text:style-name="P16"><text:span text:style-name="T1"><text:s text:c="27"/></text:span>&lt;orden&gt;1&lt;/orden&gt;</text:p>
      <text:p text:style-name="P16"><text:span text:style-name="T1"><text:s text:c="27"/></text:span>&lt;actividades&gt;</text:p>
      <text:p text:style-name="P16"><text:span text:style-name="T1"><text:s text:c="30"/></text:span>&lt;actividad&gt;</text:p>
      <text:p text:style-name="P16"><text:span text:style-name="T1"><text:s text:c="33"/></text:span>&lt;id&gt;1&lt;/id&gt;</text:p>
      <text:p text:style-name="P16"><text:span text:style-name="T1"><text:s text:c="33"/></text:span>&lt;titulo&gt;Actividad<text:span text:style-name="T1"> </text:span>1&lt;/titulo&gt;</text:p>
      <text:p text:style-name="P16"><text:span text:style-name="T1"><text:s text:c="33"/></text:span>&lt;orden&gt;1&lt;/orden&gt;</text:p>
      <text:p text:style-name="P16"><text:span text:style-name="T1"><text:s text:c="30"/></text:span>&lt;/actividad&gt;</text:p>
      <text:p text:style-name="P16"><text:span text:style-name="T1"><text:s text:c="30"/></text:span>&lt;actividad&gt;</text:p>
      <text:p text:style-name="P16"><text:span text:style-name="T1"><text:s text:c="33"/></text:span>&lt;id&gt;2&lt;/id&gt;</text:p>
      <text:p text:style-name="P16"><text:span text:style-name="T1"><text:s text:c="33"/></text:span>&lt;titulo&gt;Actividad<text:span text:style-name="T1"> </text:span>2&lt;/titulo&gt;</text:p>
      <text:p text:style-name="P16"><text:span text:style-name="T1"><text:s text:c="33"/></text:span>&lt;orden&gt;2&lt;/orden&gt;</text:p>
      <text:p text:style-name="P16"><text:span text:style-name="T1"><text:s text:c="30"/></text:span>&lt;/actividad&gt;</text:p>
      <text:p text:style-name="P16"><text:span text:style-name="T1"><text:s text:c="27"/></text:span>&lt;/actividades&gt;</text:p>
      <text:p text:style-name="P16"><text:span text:style-name="T1"><text:s text:c="24"/></text:span>&lt;/unidad&gt;</text:p>
      <text:p text:style-name="P16"><text:span text:style-name="T1"><text:s text:c="24"/></text:span>&lt;unidad&gt;</text:p>
      <text:p text:style-name="P16"><text:span text:style-name="T1"><text:s text:c="27"/></text:span>&lt;id&gt;2&lt;/id&gt;</text:p>
      <text:p text:style-name="P16"><text:span text:style-name="T1"><text:s text:c="27"/></text:span>&lt;titulo&gt;Unidad<text:span text:style-name="T1"> </text:span>2&lt;/titulo&gt;</text:p>
      <text:p text:style-name="P16"><text:span text:style-name="T1"><text:s text:c="27"/></text:span>&lt;orden&gt;2&lt;/orden&gt;</text:p>
      <text:p text:style-name="P16"><text:span text:style-name="T1"><text:s text:c="27"/></text:span>&lt;actividades&gt;</text:p>
      <text:p text:style-name="P16"><text:span text:style-name="T1"><text:s text:c="30"/></text:span>&lt;actividad&gt;</text:p>
      <text:p text:style-name="P16"><text:span text:style-name="T1"><text:s text:c="33"/></text:span>&lt;id&gt;1&lt;/id&gt;</text:p>
      <text:p text:style-name="P16"><text:span text:style-name="T1"><text:s text:c="33"/></text:span>&lt;titulo&gt;Actividad<text:span text:style-name="T1"> </text:span>1&lt;/titulo&gt;</text:p>
      <text:p text:style-name="P16"><text:span text:style-name="T1"><text:s text:c="33"/></text:span>&lt;orden&gt;1&lt;/orden&gt;</text:p>
      <text:p text:style-name="P16"><text:span text:style-name="T1"><text:s text:c="30"/></text:span>&lt;/actividad&gt;</text:p>
      <text:p text:style-name="P16"><text:span text:style-name="T1"><text:s text:c="30"/></text:span>&lt;actividad&gt;</text:p>
      <text:p text:style-name="P16"><text:span text:style-name="T1"><text:s text:c="33"/></text:span>&lt;id&gt;2&lt;/id&gt;</text:p>
      <text:p text:style-name="P16"><text:span text:style-name="T1"><text:s text:c="33"/></text:span>&lt;titulo&gt;Actividad<text:span text:style-name="T1"> </text:span>2&lt;/titulo&gt;</text:p>
      <text:p text:style-name="P16"><text:span text:style-name="T1"><text:s text:c="33"/></text:span>&lt;orden&gt;2&lt;/orden&gt;</text:p>
      <text:p text:style-name="P16"><text:span text:style-name="T1"><text:s text:c="30"/></text:span>&lt;/actividad&gt;</text:p>
      <text:p text:style-name="P16"><text:span text:style-name="T1"><text:s text:c="27"/></text:span>&lt;/actividades&gt;</text:p>
      <text:p text:style-name="P16"><text:span text:style-name="T1"><text:s text:c="24"/></text:span>&lt;/unidad&gt;</text:p>
      <text:p text:style-name="P16"><text:span text:style-name="T1"><text:s text:c="21"/></text:span>&lt;/unidades&gt;</text:p>
      <text:p text:style-name="P16"><text:span text:style-name="T1"><text:s text:c="18"/></text:span>&lt;/libro&gt;</text:p>
      <text:p text:style-name="P16"><text:span text:style-name="T1"><text:s text:c="15"/></text:span>&lt;/libros&gt;</text:p>
      <text:p text:style-name="P16"/>
      <text:p text:style-name="P16"/>
      <table:table table:name="Taula10" table:style-name="Taula10">
        <table:table-column table:style-name="Taula10.A"/>
        <table:table-column table:style-name="Taula10.B"/>
        <table:table-column table:style-name="Taula10.C"/>
        <table:table-header-rows>
          <table:table-row table:style-name="Taula10.1">
            <table:table-cell table:style-name="Taula10.A1" office:value-type="string">
              <text:p text:style-name="P56"><text:span text:style-name="T38">Nom</text:span><text:span text:style-name="T38">bre</text:span></text:p>
            </table:table-cell>
            <table:table-cell table:style-name="Taula10.A1" office:value-type="string">
              <text:p text:style-name="P55">Tipo</text:p>
            </table:table-cell>
            <table:table-cell table:style-name="Taula10.C1" office:value-type="string">
              <text:p text:style-name="P55">Descripción</text:p>
            </table:table-cell>
          </table:table-row>
        </table:table-header-rows>
        <table:table-row table:style-name="Taula10.2">
          <table:table-cell table:style-name="Taula10.A2" office:value-type="string">
            <text:p text:style-name="P57">ISBN</text:p>
          </table:table-cell>
          <table:table-cell table:style-name="Taula10.B2" office:value-type="string">
            <text:p text:style-name="P59">Obligatorio</text:p>
          </table:table-cell>
          <table:table-cell table:style-name="Taula10.C2" office:value-type="string">
            <text:p text:style-name="P63"><text:span text:style-name="T38">ISBN</text:span><text:span text:style-name="T40"> </text:span><text:span text:style-name="T38">del</text:span><text:span text:style-name="T40"> </text:span><text:span text:style-name="T38">libro</text:span><text:span text:style-name="T40"> </text:span><text:span text:style-name="T38">digital.</text:span></text:p>
          </table:table-cell>
        </table:table-row>
        <table:table-row table:style-name="Taula10.1">
          <table:table-cell table:style-name="Taula10.A3" office:value-type="string">
            <text:p text:style-name="P57">titulo</text:p>
          </table:table-cell>
          <table:table-cell table:style-name="Taula10.B3" office:value-type="string">
            <text:p text:style-name="P59">Obligatorio</text:p>
          </table:table-cell>
          <table:table-cell table:style-name="Taula10.C3" office:value-type="string">
            <text:p text:style-name="P63"><text:span text:style-name="T38">Título</text:span><text:span text:style-name="T40"> </text:span><text:span text:style-name="T38">identificativo</text:span><text:span text:style-name="T40"> </text:span><text:span text:style-name="T38">del</text:span><text:span text:style-name="T40"> </text:span><text:span text:style-name="T38">libro.</text:span></text:p>
          </table:table-cell>
        </table:table-row>
        <table:table-row table:style-name="Taula10.1">
          <table:table-cell table:style-name="Taula10.A4" office:value-type="string">
            <text:p text:style-name="P57">nivel</text:p>
          </table:table-cell>
          <table:table-cell table:style-name="Taula10.B4" office:value-type="string">
            <text:p text:style-name="P59">Obligatorio</text:p>
          </table:table-cell>
          <table:table-cell table:style-name="Taula10.C4" office:value-type="string">
            <text:p text:style-name="P61">Nivel<text:span text:style-name="T1"> </text:span>educativo.<text:span text:style-name="T1"> </text:span>Hay<text:span text:style-name="T1"> </text:span>unos<text:span text:style-name="T1"> </text:span>valores<text:span text:style-name="T1"> </text:span>predefinidos<text:span text:style-name="T1"> </text:span>pero<text:span text:style-name="T1"> </text:span>si<text:span text:style-name="T1"> </text:span>hace<text:span text:style-name="T1"> </text:span>falta<text:span text:style-name="T1"> </text:span>se<text:span text:style-name="T1"> </text:span>pueden<text:span text:style-name="T1"> </text:span>utilizar<text:span text:style-name="T1"> </text:span>otros.</text:p>
            <text:p text:style-name="P69"><text:span text:style-name="T38">Valores</text:span><text:span text:style-name="T40"> </text:span><text:span text:style-name="T38">predefinidos:</text:span><text:span text:style-name="T44"> </text:span></text:p>
            <text:list xml:id="list1853042178" text:continue-list="list1666207740" text:style-name="WW8Num27">
              <text:list-item>
                <text:p text:style-name="P105">1ESO</text:p>
              </text:list-item>
              <text:list-item>
                <text:p text:style-name="P105">2ESO</text:p>
              </text:list-item>
              <text:list-item>
                <text:p text:style-name="P105">3ESO</text:p>
              </text:list-item>
              <text:list-item>
                <text:p text:style-name="P105"><text:soft-page-break/>4ESO</text:p>
              </text:list-item>
              <text:list-item>
                <text:p text:style-name="P105">1EP</text:p>
              </text:list-item>
              <text:list-item>
                <text:p text:style-name="P105">2EP</text:p>
              </text:list-item>
              <text:list-item>
                <text:p text:style-name="P105">3EP</text:p>
              </text:list-item>
              <text:list-item>
                <text:p text:style-name="P105">4EP</text:p>
              </text:list-item>
              <text:list-item>
                <text:p text:style-name="P105">5EP</text:p>
              </text:list-item>
              <text:list-item>
                <text:p text:style-name="P105">6EP</text:p>
              </text:list-item>
            </text:list>
          </table:table-cell>
        </table:table-row>
        <table:table-row table:style-name="Taula10.1">
          <table:table-cell table:style-name="Taula10.A5" office:value-type="string">
            <text:p text:style-name="P57">formato</text:p>
          </table:table-cell>
          <table:table-cell table:style-name="Taula10.B5" office:value-type="string">
            <text:p text:style-name="P59">Obligatorio</text:p>
          </table:table-cell>
          <table:table-cell table:style-name="Taula10.C5" office:value-type="string">
            <text:p text:style-name="P63"><text:span text:style-name="T38">Valor</text:span><text:span text:style-name="T38">es</text:span><text:span text:style-name="T40"> </text:span><text:span text:style-name="T38">posibles:</text:span><text:span text:style-name="T40"> </text:span></text:p>
            <text:list xml:id="list712083432" text:continue-list="list1152759102" text:style-name="WW8Num18">
              <text:list-item>
                <text:p text:style-name="P106"><text:span text:style-name="T38">scorm:</text:span><text:span text:style-name="T40"> </text:span><text:span text:style-name="T38">contenidos</text:span><text:span text:style-name="T40"> </text:span><text:span text:style-name="T38">que</text:span><text:span text:style-name="T40"> </text:span><text:span text:style-name="T38">siguen</text:span><text:span text:style-name="T40"> </text:span><text:span text:style-name="T38">el</text:span><text:span text:style-name="T40"> </text:span><text:span text:style-name="T38">estándard</text:span><text:span text:style-name="T40"> </text:span><text:span text:style-name="T38">scorm.</text:span></text:p>
              </text:list-item>
              <text:list-item>
                <text:p text:style-name="P106"><text:span text:style-name="T38">webcontent:</text:span><text:span text:style-name="T40"> </text:span><text:span text:style-name="T38">contenidos</text:span><text:span text:style-name="T40"> </text:span><text:span text:style-name="T38">web,</text:span><text:span text:style-name="T40"> </text:span><text:span text:style-name="T38">és</text:span><text:span text:style-name="T40"> </text:span><text:span text:style-name="T38">decir,</text:span><text:span text:style-name="T40"> </text:span><text:span text:style-name="T38">contenidos</text:span><text:span text:style-name="T40"> </text:span><text:span text:style-name="T38">que</text:span><text:span text:style-name="T40"> </text:span><text:span text:style-name="T38">se</text:span><text:span text:style-name="T40"> </text:span><text:span text:style-name="T38">pueden</text:span><text:span text:style-name="T40"> </text:span><text:span text:style-name="T38">visualizar</text:span><text:span text:style-name="T40"> </text:span><text:span text:style-name="T38">en</text:span><text:span text:style-name="T40"> </text:span><text:span text:style-name="T38">un</text:span><text:span text:style-name="T40"> </text:span><text:span text:style-name="T38">navegador</text:span><text:span text:style-name="T40"> </text:span><text:span text:style-name="T38">web</text:span><text:span text:style-name="T40"> </text:span><text:span text:style-name="T38">estándard.</text:span></text:p>
              </text:list-item>
            </text:list>
          </table:table-cell>
        </table:table-row>
        <table:table-row table:style-name="Taula10.1">
          <table:table-cell table:style-name="Taula10.A6" office:value-type="string">
            <text:p text:style-name="P57">Unidades</text:p>
          </table:table-cell>
          <table:table-cell table:style-name="Taula10.B6" office:value-type="string">
            <text:p text:style-name="P59">Opcional</text:p>
          </table:table-cell>
          <table:table-cell table:style-name="Taula10.C6" office:value-type="string">
            <text:p text:style-name="P63"><text:span text:style-name="T38">Unidades</text:span><text:span text:style-name="T40"> </text:span><text:span text:style-name="T38">del</text:span><text:span text:style-name="T40"> </text:span><text:span text:style-name="T38">libro</text:span><text:span text:style-name="T40"> </text:span><text:span text:style-name="T38">digital.</text:span></text:p>
          </table:table-cell>
        </table:table-row>
      </table:table>
      <text:p text:style-name="P16"/>
      <text:p text:style-name="P16"><text:span text:style-name="T15">Unidades</text:span><text:span text:style-name="T1"> <text:s/></text:span>está<text:span text:style-name="T1"> </text:span>compuesto<text:span text:style-name="T1"> </text:span>por<text:span text:style-name="T1"> </text:span>un<text:span text:style-name="T1"> </text:span>conjunto<text:span text:style-name="T1"> </text:span>de<text:span text:style-name="T1"> </text:span><text:span text:style-name="T15">unitad</text:span>.</text:p>
      <text:p text:style-name="P16"><text:span text:style-name="T1"><text:s text:c="21"/></text:span>&lt;unidades&gt;</text:p>
      <text:p text:style-name="P16"><text:span text:style-name="T1"><text:s text:c="24"/></text:span>&lt;unidad&gt;</text:p>
      <text:p text:style-name="P16"><text:span text:style-name="T1"><text:s text:c="27"/></text:span>&lt;id&gt;1&lt;/id&gt;</text:p>
      <text:p text:style-name="P16"><text:span text:style-name="T1"><text:s text:c="27"/></text:span>&lt;titulo&gt;Unidad<text:span text:style-name="T1"> </text:span>1&lt;/titulo&gt;</text:p>
      <text:p text:style-name="P16"><text:span text:style-name="T1"><text:s text:c="27"/></text:span>&lt;orden&gt;1&lt;/orden&gt;</text:p>
      <text:p text:style-name="P16"><text:span text:style-name="T1"><text:s text:c="24"/></text:span>&lt;/unidad&gt;</text:p>
      <text:p text:style-name="P16"><text:span text:style-name="T1"><text:s text:c="24"/></text:span>&lt;unidad&gt;</text:p>
      <text:p text:style-name="P16"><text:span text:style-name="T1"><text:s text:c="27"/></text:span>&lt;id&gt;2&lt;/id&gt;</text:p>
      <text:p text:style-name="P16"><text:span text:style-name="T1"><text:s text:c="27"/></text:span>&lt;titulo&gt;Unidad<text:span text:style-name="T1"> </text:span>2&lt;/titulo&gt;</text:p>
      <text:p text:style-name="P16"><text:span text:style-name="T1"><text:s text:c="27"/></text:span>&lt;orden&gt;2&lt;/orden&gt;</text:p>
      <text:p text:style-name="P16"><text:span text:style-name="T1"><text:s text:c="24"/></text:span>&lt;/unidad&gt;</text:p>
      <text:p text:style-name="P16"><text:span text:style-name="T1"><text:s text:c="21"/></text:span>&lt;/unidades&gt;</text:p>
      <text:p text:style-name="P16"/>
      <text:p text:style-name="P16"/>
      <text:p text:style-name="P16"/>
      <text:p text:style-name="P16"/>
      <text:p text:style-name="P16"><text:span text:style-name="T15">unidad</text:span><text:span text:style-name="T1"> <text:s/></text:span>tiene<text:span text:style-name="T1"> </text:span>los<text:span text:style-name="T1"> </text:span>siguientes<text:span text:style-name="T1"> </text:span>campos:</text:p>
      <text:p text:style-name="P16"/>
      <table:table table:name="Taula11" table:style-name="Taula11">
        <table:table-column table:style-name="Taula11.A"/>
        <table:table-column table:style-name="Taula11.B"/>
        <table:table-column table:style-name="Taula11.C"/>
        <table:table-header-rows>
          <table:table-row table:style-name="Taula11.1">
            <table:table-cell table:style-name="Taula11.A1" office:value-type="string">
              <text:p text:style-name="P55">Nom</text:p>
            </table:table-cell>
            <table:table-cell table:style-name="Taula11.A1" office:value-type="string">
              <text:p text:style-name="P55">Tipus</text:p>
            </table:table-cell>
            <table:table-cell table:style-name="Taula11.C1" office:value-type="string">
              <text:p text:style-name="P55">Descripció</text:p>
            </table:table-cell>
          </table:table-row>
        </table:table-header-rows>
        <table:table-row table:style-name="Taula11.1">
          <table:table-cell table:style-name="Taula11.A2" office:value-type="string">
            <text:p text:style-name="P58">id</text:p>
          </table:table-cell>
          <table:table-cell table:style-name="Taula11.B2" office:value-type="string">
            <text:p text:style-name="P59">Obligatorio</text:p>
          </table:table-cell>
          <table:table-cell table:style-name="Taula11.C2" office:value-type="string">
            <text:p text:style-name="P63"><text:span text:style-name="T38">Identificador</text:span><text:span text:style-name="T40"> </text:span><text:span text:style-name="T38">de</text:span><text:span text:style-name="T40"> </text:span><text:span text:style-name="T38">la</text:span><text:span text:style-name="T40"> </text:span><text:span text:style-name="T38">unidad.</text:span></text:p>
          </table:table-cell>
        </table:table-row>
        <table:table-row table:style-name="Taula11.1">
          <table:table-cell table:style-name="Taula11.A3" office:value-type="string">
            <text:p text:style-name="P57">titulo</text:p>
          </table:table-cell>
          <table:table-cell table:style-name="Taula11.B3" office:value-type="string">
            <text:p text:style-name="P59">Obligatorio</text:p>
          </table:table-cell>
          <table:table-cell table:style-name="Taula11.C3" office:value-type="string">
            <text:p text:style-name="P70"><text:span text:style-name="T38">Títu</text:span><text:span text:style-name="T38">lo</text:span><text:span text:style-name="T40"> </text:span><text:span text:style-name="T38">de</text:span><text:span text:style-name="T40"> </text:span><text:span text:style-name="T38">la</text:span><text:span text:style-name="T40"> </text:span><text:span text:style-name="T38">unidad.</text:span></text:p>
          </table:table-cell>
        </table:table-row>
        <table:table-row table:style-name="Taula11.1">
          <table:table-cell table:style-name="Taula11.A4" office:value-type="string">
            <text:p text:style-name="P57">orden</text:p>
          </table:table-cell>
          <table:table-cell table:style-name="Taula11.B4" office:value-type="string">
            <text:p text:style-name="P59">Obligatorio</text:p>
          </table:table-cell>
          <table:table-cell table:style-name="Taula11.C4" office:value-type="string">
            <text:p text:style-name="P64"><text:span text:style-name="T38">Número</text:span><text:span text:style-name="T40"> </text:span><text:span text:style-name="T38">de</text:span><text:span text:style-name="T40"> </text:span><text:span text:style-name="T38">orden</text:span><text:span text:style-name="T40"> </text:span><text:span text:style-name="T38">de</text:span><text:span text:style-name="T40"> </text:span><text:span text:style-name="T38">la</text:span><text:span text:style-name="T40"> </text:span><text:span text:style-name="T38">unidad.</text:span></text:p>
          </table:table-cell>
        </table:table-row>
        <table:table-row table:style-name="Taula11.1">
          <table:table-cell table:style-name="Taula11.A5" office:value-type="string">
            <text:p text:style-name="P57">Actividades</text:p>
          </table:table-cell>
          <table:table-cell table:style-name="Taula11.B5" office:value-type="string">
            <text:p text:style-name="P59">Opcional</text:p>
          </table:table-cell>
          <table:table-cell table:style-name="Taula11.C5" office:value-type="string">
            <text:p text:style-name="P63"><text:span text:style-name="T38">Actividad</text:span><text:span text:style-name="T38">es</text:span><text:span text:style-name="T40"> </text:span><text:span text:style-name="T38">de</text:span><text:span text:style-name="T40"> </text:span><text:span text:style-name="T38">la</text:span><text:span text:style-name="T40"> </text:span><text:span text:style-name="T38">unidad.</text:span></text:p>
          </table:table-cell>
        </table:table-row>
      </table:table>
      <text:p text:style-name="P16"/>
      <text:p text:style-name="P16"><text:span text:style-name="T15">Actividades</text:span><text:span text:style-name="T1"> </text:span>está<text:span text:style-name="T1"> </text:span>compuesto<text:span text:style-name="T1"> </text:span>por<text:span text:style-name="T1"> </text:span>un<text:span text:style-name="T1"> </text:span>conjunto<text:span text:style-name="T1"> </text:span>de<text:span text:style-name="T1"> </text:span><text:span text:style-name="T15">actividad</text:span></text:p>
      <text:p text:style-name="P19"/>
      <text:p text:style-name="P16"><text:span text:style-name="T1"><text:s text:c="27"/></text:span>&lt;actividades&gt;</text:p>
      <text:p text:style-name="P16"><text:span text:style-name="T1"><text:s text:c="30"/></text:span>&lt;actividad&gt;</text:p>
      <text:p text:style-name="P16"><text:span text:style-name="T1"><text:s text:c="33"/></text:span>&lt;id&gt;1&lt;/id&gt;</text:p>
      <text:p text:style-name="P16"><text:span text:style-name="T1"><text:s text:c="33"/></text:span>&lt;titulo&gt;Actividad<text:span text:style-name="T1"> </text:span>1&lt;/titulo&gt;</text:p>
      <text:p text:style-name="P16"><text:span text:style-name="T1"><text:s text:c="33"/></text:span>&lt;orden&gt;1&lt;/orden&gt;</text:p>
      <text:p text:style-name="P16"><text:span text:style-name="T1"><text:s text:c="30"/></text:span>&lt;/actividad&gt;</text:p>
      <text:p text:style-name="P16"><text:span text:style-name="T1"><text:s text:c="30"/></text:span>&lt;actividad&gt;</text:p>
      <text:p text:style-name="P16"><text:soft-page-break/><text:span text:style-name="T1"><text:s text:c="33"/></text:span>&lt;id&gt;2&lt;/id&gt;</text:p>
      <text:p text:style-name="P16"><text:span text:style-name="T1"><text:s text:c="33"/></text:span>&lt;titulo&gt;Actividad<text:span text:style-name="T1"> </text:span>2&lt;/titulo&gt;</text:p>
      <text:p text:style-name="P16"><text:span text:style-name="T1"><text:s text:c="33"/></text:span>&lt;orden&gt;2&lt;/orden&gt;</text:p>
      <text:p text:style-name="P16"><text:span text:style-name="T1"><text:s text:c="30"/></text:span>&lt;/actividad&gt;</text:p>
      <text:p text:style-name="P16"><text:span text:style-name="T1"><text:s text:c="27"/></text:span>&lt;/actividades&gt;</text:p>
      <text:p text:style-name="P19"/>
      <text:p text:style-name="P19"/>
      <text:p text:style-name="P16"><text:span text:style-name="T15">Actividad</text:span><text:span text:style-name="T17"> </text:span>tiene<text:span text:style-name="T1"> </text:span>los<text:span text:style-name="T1"> </text:span>campos<text:span text:style-name="T1"> </text:span>siguientes:</text:p>
      <text:p text:style-name="P16"/>
      <table:table table:name="Taula12" table:style-name="Taula12">
        <table:table-column table:style-name="Taula12.A"/>
        <table:table-column table:style-name="Taula12.B"/>
        <table:table-column table:style-name="Taula12.C"/>
        <table:table-header-rows>
          <table:table-row table:style-name="Taula12.1">
            <table:table-cell table:style-name="Taula12.A1" office:value-type="string">
              <text:p text:style-name="P56"><text:span text:style-name="T38">Nom</text:span><text:span text:style-name="T38">bre</text:span></text:p>
            </table:table-cell>
            <table:table-cell table:style-name="Taula12.A1" office:value-type="string">
              <text:p text:style-name="P55">Tipo</text:p>
            </table:table-cell>
            <table:table-cell table:style-name="Taula12.C1" office:value-type="string">
              <text:p text:style-name="P55">Descripción</text:p>
            </table:table-cell>
          </table:table-row>
        </table:table-header-rows>
        <table:table-row table:style-name="Taula12.1">
          <table:table-cell table:style-name="Taula12.A2" office:value-type="string">
            <text:p text:style-name="P58">id</text:p>
          </table:table-cell>
          <table:table-cell table:style-name="Taula12.B2" office:value-type="string">
            <text:p text:style-name="P59">Obligatorio</text:p>
          </table:table-cell>
          <table:table-cell table:style-name="Taula12.C2" office:value-type="string">
            <text:p text:style-name="P63"><text:span text:style-name="T38">Identificador</text:span><text:span text:style-name="T40"> </text:span><text:span text:style-name="T38">de</text:span><text:span text:style-name="T40"> </text:span><text:span text:style-name="T38">la</text:span><text:span text:style-name="T40"> </text:span><text:span text:style-name="T38">actividad.</text:span></text:p>
          </table:table-cell>
        </table:table-row>
        <table:table-row table:style-name="Taula12.1">
          <table:table-cell table:style-name="Taula12.A3" office:value-type="string">
            <text:p text:style-name="P57">titulo</text:p>
          </table:table-cell>
          <table:table-cell table:style-name="Taula12.B3" office:value-type="string">
            <text:p text:style-name="P59">Obligatorio</text:p>
          </table:table-cell>
          <table:table-cell table:style-name="Taula12.C3" office:value-type="string">
            <text:p text:style-name="P70"><text:span text:style-name="T38">Título</text:span><text:span text:style-name="T40"> </text:span><text:span text:style-name="T38">de</text:span><text:span text:style-name="T40"> </text:span><text:span text:style-name="T38">la</text:span><text:span text:style-name="T40"> </text:span><text:span text:style-name="T38">actividad.</text:span></text:p>
          </table:table-cell>
        </table:table-row>
        <table:table-row table:style-name="Taula12.1">
          <table:table-cell table:style-name="Taula12.A4" office:value-type="string">
            <text:p text:style-name="P57">orden</text:p>
          </table:table-cell>
          <table:table-cell table:style-name="Taula12.B4" office:value-type="string">
            <text:p text:style-name="P59">Obligatorio</text:p>
          </table:table-cell>
          <table:table-cell table:style-name="Taula12.C4" office:value-type="string">
            <text:p text:style-name="P64"><text:span text:style-name="T38">Número</text:span><text:span text:style-name="T40"> </text:span><text:span text:style-name="T38">de</text:span><text:span text:style-name="T40"> </text:span><text:span text:style-name="T38">orden</text:span><text:span text:style-name="T40"> </text:span><text:span text:style-name="T38">de</text:span><text:span text:style-name="T40"> </text:span><text:span text:style-name="T38">la</text:span><text:span text:style-name="T40"> </text:span><text:span text:style-name="T38">actividad.</text:span></text:p>
          </table:table-cell>
        </table:table-row>
      </table:table>
      <text:p text:style-name="P16"/>
      <text:h text:style-name="P103" text:outline-level="4">Ejemplos</text:h>
      <text:p text:style-name="P16"/>
      <text:p text:style-name="P16"><text:span text:style-name="T15">Ejemplo</text:span><text:span text:style-name="T17"> </text:span><text:span text:style-name="T15">de</text:span><text:span text:style-name="T17"> </text:span><text:span text:style-name="T15">mensaje</text:span><text:span text:style-name="T17"> </text:span><text:span text:style-name="T15">SOAP</text:span><text:span text:style-name="T17"> </text:span><text:span text:style-name="T15">de</text:span><text:span text:style-name="T17"> </text:span><text:span text:style-name="T15">llamada</text:span><text:span text:style-name="T17"> </text:span><text:span text:style-name="T15">al</text:span><text:span text:style-name="T17"> </text:span><text:span text:style-name="T15">servicio</text:span><text:span text:style-name="T17"> </text:span><text:span text:style-name="T15">web</text:span></text:p>
      <text:p text:style-name="P16"/>
      <text:p text:style-name="P16">&lt;?xml<text:span text:style-name="T1"> </text:span>version="1.0"<text:span text:style-name="T1"> </text:span>encoding="utf-8"?&gt;</text:p>
      <text:p text:style-name="P16">&lt;soapenv:Envelope<text:span text:style-name="T1"> </text:span>xmlns:soapenv="http://schemas.xmlsoap.org/soap/envelope/"<text:span text:style-name="T1"> </text:span>xmlns:est="http://educacio.gencat.cat/agora/estructuralibros/"&gt;</text:p>
      <text:p text:style-name="P16"><text:span text:style-name="T1"><text:s text:c="3"/></text:span>&lt;soapenv:Header&gt;</text:p>
      <text:p text:style-name="P16"><text:span text:style-name="T1"><text:s text:c="6"/></text:span>&lt;est:WSEAuthenticateHeader&gt;</text:p>
      <text:p text:style-name="P16"><text:span text:style-name="T1"><text:s text:c="9"/></text:span>&lt;!--Optional:--&gt;</text:p>
      <text:p text:style-name="P16"><text:span text:style-name="T1"><text:s text:c="9"/></text:span>&lt;est:User&gt;S1mul4d0r&lt;/est:User&gt;</text:p>
      <text:p text:style-name="P16"><text:span text:style-name="T1"><text:s text:c="9"/></text:span>&lt;!--Optional:--&gt;</text:p>
      <text:p text:style-name="P16"><text:span text:style-name="T1"><text:s text:c="9"/></text:span>&lt;est:Password&gt;ed1t0r14l&lt;/est:Password&gt;</text:p>
      <text:p text:style-name="P16"><text:span text:style-name="T1"><text:s text:c="6"/></text:span>&lt;/est:WSEAuthenticateHeader&gt;</text:p>
      <text:p text:style-name="P16"><text:span text:style-name="T1"><text:s text:c="3"/></text:span>&lt;/soapenv:Header&gt;</text:p>
      <text:p text:style-name="P16"><text:span text:style-name="T1"><text:s text:c="3"/></text:span>&lt;soapenv:Body&gt;</text:p>
      <text:p text:style-name="P16"><text:span text:style-name="T1"><text:s text:c="6"/></text:span>&lt;est:ObtenerEstructura&gt;</text:p>
      <text:p text:style-name="P16"><text:span text:style-name="T1"><text:s text:c="9"/></text:span>&lt;est:ISBN&gt;6666666666&lt;/est:ISBN&gt;</text:p>
      <text:p text:style-name="P16"><text:span text:style-name="T1"><text:s text:c="6"/></text:span>&lt;/est:ObtenerEstructura&gt;</text:p>
      <text:p text:style-name="P16"><text:span text:style-name="T1"><text:s text:c="3"/></text:span>&lt;/soapenv:Body&gt;</text:p>
      <text:p text:style-name="P16">&lt;/soapenv:Envelope&gt;</text:p>
      <text:p text:style-name="P16"/>
      <text:p text:style-name="P16"><text:span text:style-name="T15">Ejemplo</text:span><text:span text:style-name="T17"> </text:span><text:span text:style-name="T15">de</text:span><text:span text:style-name="T17"> </text:span><text:span text:style-name="T15">mensaje</text:span><text:span text:style-name="T17"> </text:span><text:span text:style-name="T15">SOAP</text:span><text:span text:style-name="T17"> </text:span><text:span text:style-name="T15">de</text:span><text:span text:style-name="T17"> </text:span><text:span text:style-name="T15">respuesta</text:span><text:span text:style-name="T17"> </text:span><text:span text:style-name="T15">a</text:span><text:span text:style-name="T17"> </text:span><text:span text:style-name="T15">la</text:span><text:span text:style-name="T17"> </text:span><text:span text:style-name="T15">llamada</text:span><text:span text:style-name="T17"> </text:span><text:span text:style-name="T15">al</text:span><text:span text:style-name="T17"> </text:span><text:span text:style-name="T15">servicio</text:span><text:span text:style-name="T17"> </text:span><text:span text:style-name="T15">web</text:span></text:p>
      <text:p text:style-name="P16"/>
      <text:p text:style-name="P16">&lt;SOAP-ENV:Envelope<text:span text:style-name="T1"> </text:span>xmlns:SOAP-ENV="http://schemas.xmlsoap.org/soap/envelope/"<text:span text:style-name="T1"> </text:span>xmlns:ns1="http://educacio.gencat.cat/agora/estructuralibros/"&gt;</text:p>
      <text:p text:style-name="P16"><text:span text:style-name="T1"><text:s text:c="3"/></text:span>&lt;SOAP-ENV:Body&gt;</text:p>
      <text:p text:style-name="P16"><text:span text:style-name="T1"><text:s text:c="6"/></text:span>&lt;ns1:ObtenerEstructuraResponse&gt;</text:p>
      <text:p text:style-name="P16"><text:span text:style-name="T1"><text:s text:c="9"/></text:span>&lt;ns1:ObtenerEstructuraResult&gt;</text:p>
      <text:p text:style-name="P16"><text:span text:style-name="T1"><text:s text:c="12"/></text:span>&lt;ns1:Libros&gt;</text:p>
      <text:p text:style-name="P16"><text:span text:style-name="T1"><text:s text:c="15"/></text:span>&lt;ns1:libro&gt;</text:p>
      <text:p text:style-name="P16"><text:span text:style-name="T1"><text:s text:c="18"/></text:span>&lt;ns1:ISBN&gt;6666666666&lt;/ns1:ISBN&gt;</text:p>
      <text:p text:style-name="P16"><text:span text:style-name="T1"><text:s text:c="18"/></text:span>&lt;ns1:titulo&gt;Libro<text:span text:style-name="T1"> </text:span>contenido<text:span text:style-name="T1"> </text:span>remot<text:span text:style-name="T1"> </text:span>amb<text:span text:style-name="T1"> </text:span>dues<text:span text:style-name="T1"> </text:span>Actividads&lt;/ns1:titulo&gt;</text:p>
      <text:p text:style-name="P16"><text:span text:style-name="T1"><text:s text:c="18"/></text:span>&lt;ns1:nivel&gt;2ESO&lt;/ns1:nivel&gt;</text:p>
      <text:p text:style-name="P16"><text:span text:style-name="T1"><text:s text:c="18"/></text:span>&lt;ns1:formato&gt;webcontent&lt;/ns1:formato&gt;</text:p>
      <text:p text:style-name="P16"><text:span text:style-name="T1"><text:s text:c="18"/></text:span>&lt;ns1:unidades&gt;</text:p>
      <text:p text:style-name="P16"><text:span text:style-name="T1"><text:s text:c="21"/></text:span>&lt;ns1:unidad&gt;</text:p>
      <text:p text:style-name="P16"><text:span text:style-name="T1"><text:s text:c="24"/></text:span>&lt;ns1:id&gt;1&lt;/ns1:id&gt;</text:p>
      <text:p text:style-name="P16"><text:span text:style-name="T1"><text:s text:c="24"/></text:span>&lt;ns1:titulo&gt;Unidad<text:span text:style-name="T1"> </text:span>1&lt;/ns1:titulo&gt;</text:p>
      <text:p text:style-name="P16"><text:soft-page-break/><text:span text:style-name="T1"><text:s text:c="24"/></text:span>&lt;ns1:orden&gt;1&lt;/ns1:orden&gt;</text:p>
      <text:p text:style-name="P16"><text:span text:style-name="T1"><text:s text:c="24"/></text:span>&lt;ns1:actividades&gt;</text:p>
      <text:p text:style-name="P16"><text:span text:style-name="T1"><text:s text:c="27"/></text:span>&lt;ns1:actividad&gt;</text:p>
      <text:p text:style-name="P16"><text:span text:style-name="T1"><text:s text:c="30"/></text:span>&lt;ns1:id&gt;1&lt;/ns1:id&gt;</text:p>
      <text:p text:style-name="P16"><text:span text:style-name="T1"><text:s text:c="30"/></text:span>&lt;ns1:titulo&gt;Actividad<text:span text:style-name="T1"> </text:span>1&lt;/ns1:titulo&gt;</text:p>
      <text:p text:style-name="P16"><text:span text:style-name="T1"><text:s text:c="30"/></text:span>&lt;ns1:orden&gt;1&lt;/ns1:orden&gt;</text:p>
      <text:p text:style-name="P16"><text:span text:style-name="T1"><text:s text:c="27"/></text:span>&lt;/ns1:actividad&gt;</text:p>
      <text:p text:style-name="P16"><text:span text:style-name="T1"><text:s text:c="27"/></text:span>&lt;ns1:actividad&gt;</text:p>
      <text:p text:style-name="P16"><text:span text:style-name="T1"><text:s text:c="30"/></text:span>&lt;ns1:id&gt;2&lt;/ns1:id&gt;</text:p>
      <text:p text:style-name="P16"><text:span text:style-name="T1"><text:s text:c="30"/></text:span>&lt;ns1:titulo&gt;Actividad<text:span text:style-name="T1"> </text:span>2&lt;/ns1:titulo&gt;</text:p>
      <text:p text:style-name="P16"><text:span text:style-name="T1"><text:s text:c="30"/></text:span>&lt;ns1:orden&gt;2&lt;/ns1:orden&gt;</text:p>
      <text:p text:style-name="P16"><text:span text:style-name="T1"><text:s text:c="27"/></text:span>&lt;/ns1:actividad&gt;</text:p>
      <text:p text:style-name="P16"><text:span text:style-name="T1"><text:s text:c="24"/></text:span>&lt;/ns1:actividades&gt;</text:p>
      <text:p text:style-name="P16"><text:span text:style-name="T1"><text:s text:c="21"/></text:span>&lt;/ns1:unidad&gt;</text:p>
      <text:p text:style-name="P16"><text:span text:style-name="T1"><text:s text:c="21"/></text:span>&lt;ns1:unidad&gt;</text:p>
      <text:p text:style-name="P16"><text:span text:style-name="T1"><text:s text:c="24"/></text:span>&lt;ns1:id&gt;2&lt;/ns1:id&gt;</text:p>
      <text:p text:style-name="P16"><text:span text:style-name="T1"><text:s text:c="24"/></text:span>&lt;ns1:titulo&gt;Unidad<text:span text:style-name="T1"> </text:span>2&lt;/ns1:titulo&gt;</text:p>
      <text:p text:style-name="P16"><text:span text:style-name="T1"><text:s text:c="24"/></text:span>&lt;ns1:orden&gt;2&lt;/ns1:orden&gt;</text:p>
      <text:p text:style-name="P16"><text:span text:style-name="T1"><text:s text:c="24"/></text:span>&lt;ns1:actividades&gt;</text:p>
      <text:p text:style-name="P16"><text:span text:style-name="T1"><text:s text:c="27"/></text:span>&lt;ns1:actividad&gt;</text:p>
      <text:p text:style-name="P16"><text:span text:style-name="T1"><text:s text:c="30"/></text:span>&lt;ns1:id&gt;1&lt;/ns1:id&gt;</text:p>
      <text:p text:style-name="P16"><text:span text:style-name="T1"><text:s text:c="30"/></text:span>&lt;ns1:titulo&gt;Actividad<text:span text:style-name="T1"> </text:span>1&lt;/ns1:titulo&gt;</text:p>
      <text:p text:style-name="P16"><text:span text:style-name="T1"><text:s text:c="30"/></text:span>&lt;ns1:orden&gt;1&lt;/ns1:orden&gt;</text:p>
      <text:p text:style-name="P16"><text:span text:style-name="T1"><text:s text:c="27"/></text:span>&lt;/ns1:actividad&gt;</text:p>
      <text:p text:style-name="P16"><text:span text:style-name="T1"><text:s text:c="27"/></text:span>&lt;ns1:actividad&gt;</text:p>
      <text:p text:style-name="P16"><text:span text:style-name="T1"><text:s text:c="30"/></text:span>&lt;ns1:id&gt;2&lt;/ns1:id&gt;</text:p>
      <text:p text:style-name="P16"><text:span text:style-name="T1"><text:s text:c="30"/></text:span>&lt;ns1:titulo&gt;Actividad<text:span text:style-name="T1"> </text:span>2&lt;/ns1:titulo&gt;</text:p>
      <text:p text:style-name="P16"><text:span text:style-name="T1"><text:s text:c="30"/></text:span>&lt;ns1:orden&gt;2&lt;/ns1:orden&gt;</text:p>
      <text:p text:style-name="P16"><text:span text:style-name="T1"><text:s text:c="27"/></text:span>&lt;/ns1:actividad&gt;</text:p>
      <text:p text:style-name="P16"><text:span text:style-name="T1"><text:s text:c="24"/></text:span>&lt;/ns1:actividades&gt;</text:p>
      <text:p text:style-name="P16"><text:span text:style-name="T1"><text:s text:c="21"/></text:span>&lt;/ns1:unidad&gt;</text:p>
      <text:p text:style-name="P16"><text:span text:style-name="T1"><text:s text:c="18"/></text:span>&lt;/ns1:unidades&gt;</text:p>
      <text:p text:style-name="P16"><text:span text:style-name="T1"><text:s text:c="15"/></text:span>&lt;/ns1:libro&gt;</text:p>
      <text:p text:style-name="P16"><text:span text:style-name="T1"><text:s text:c="12"/></text:span>&lt;/ns1:Libros&gt;</text:p>
      <text:p text:style-name="P16"><text:span text:style-name="T1"><text:s text:c="12"/></text:span>&lt;ns1:Código&gt;1&lt;/ns1:Código&gt;</text:p>
      <text:p text:style-name="P16"><text:span text:style-name="T1"><text:s text:c="12"/></text:span>&lt;ns1:Descripcion&gt;procés<text:span text:style-name="T1"> </text:span>correcte&lt;/ns1:Descripcion&gt;</text:p>
      <text:p text:style-name="P16"><text:span text:style-name="T1"><text:s text:c="9"/></text:span>&lt;/ns1:ObtenerEstructuraResult&gt;</text:p>
      <text:p text:style-name="P16"><text:span text:style-name="T1"><text:s text:c="6"/></text:span>&lt;/ns1:ObtenerEstructuraResponse&gt;</text:p>
      <text:p text:style-name="P16"><text:span text:style-name="T1"><text:s text:c="3"/></text:span>&lt;/SOAP-ENV:Body&gt;</text:p>
      <text:p text:style-name="P16">&lt;/SOAP-ENV:Envelope&gt;</text:p>
      <text:p text:style-name="P12"/>
      <text:h text:style-name="P101" text:outline-level="3">Definición<text:span text:style-name="T1"> </text:span>WSDL</text:h>
      <text:p text:style-name="P24"><text:span text:style-name="T1">La última versión de este WSDL se puede consultar y descargar desde el fichero </text:span><text:span text:style-name="T18">wsBooksStructure.wsdl</text:span><text:span text:style-name="T1"> que se encuentra dentro del apartado WSDL referenciado en la sección Enlaces de interés del presente documento.</text:span></text:p>
      <text:p text:style-name="P16"/>
      <text:p text:style-name="P65"><text:span text:style-name="T34">&lt;?xml</text:span><text:span text:style-name="T35"> </text:span><text:span text:style-name="T34">version="1.0"</text:span><text:span text:style-name="T35"> </text:span><text:span text:style-name="T34">encoding="UTF-8"?&gt;</text:span></text:p>
      <text:p text:style-name="P67">&lt;wsdl:definitions<text:span text:style-name="T45"> </text:span>xmlns:wsdl="http://schemas.xmlsoap.org/wsdl/"<text:span text:style-name="T45"> </text:span>xmlns:xs="http://www.w3.org/2001/XMLSchema"<text:span text:style-name="T45"> </text:span>xmlns:soap="http://schemas.xmlsoap.org/wsdl/soap/"<text:span text:style-name="T45"> </text:span>xmlns:tns="http://educacio.gencat.cat/agora/estructuralibros/"<text:span text:style-name="T45"> </text:span>targetNamespace="http://educacio.gencat.cat/agora/estructuralibros/"&gt;</text:p>
      <text:p text:style-name="P67">&lt;wsdl:types&gt;</text:p>
      <text:p text:style-name="P67">&lt;xs:schema<text:span text:style-name="T45"> </text:span>elementFormDefault="qualified"<text:span text:style-name="T45"> </text:span>targetNamespace="http://educacio.gencat.cat/agora/estructuralibros/"&gt;</text:p>
      <text:p text:style-name="P67">&lt;xs:complexType<text:span text:style-name="T45"> </text:span>name="Actividad"&gt;</text:p>
      <text:p text:style-name="P67">&lt;xs:sequence&gt;</text:p>
      <text:p text:style-name="P67">&lt;xs:element<text:span text:style-name="T45"> </text:span>minOccurs="1"<text:span text:style-name="T45"> </text:span>maxOccurs="1"<text:span text:style-name="T45"> </text:span>name="id"<text:span text:style-name="T45"> </text:span>type="xs:string"<text:span text:style-name="T45"> </text:span>/&gt;</text:p>
      <text:p text:style-name="P67">&lt;xs:element<text:span text:style-name="T45"> </text:span>minOccurs="1"<text:span text:style-name="T45"> </text:span>maxOccurs="1"<text:span text:style-name="T45"> </text:span>name="titulo"<text:span text:style-name="T45"> </text:span>type="xs:string"<text:span text:style-name="T45"> </text:span>/&gt;</text:p>
      <text:p text:style-name="P67">&lt;xs:element<text:span text:style-name="T45"> </text:span>minOccurs="1"<text:span text:style-name="T45"> </text:span>maxOccurs="1"<text:span text:style-name="T45"> </text:span>name="orden"<text:span text:style-name="T45"> </text:span>type="xs:int"<text:span text:style-name="T45"> </text:span>/&gt;</text:p>
      <text:p text:style-name="P67">&lt;/xs:sequence&gt;</text:p>
      <text:p text:style-name="P67">&lt;/xs:complexType&gt;</text:p>
      <text:p text:style-name="P67">&lt;xs:complexType<text:span text:style-name="T45"> </text:span>name="Actividades"&gt;</text:p>
      <text:p text:style-name="P67">&lt;xs:sequence&gt;</text:p>
      <text:p text:style-name="P67">&lt;xs:element<text:span text:style-name="T45"> </text:span>minOccurs="1"<text:span text:style-name="T45"> </text:span>maxOccurs="unbounded"<text:span text:style-name="T45"> </text:span>name="actividad"<text:span text:style-name="T45"> </text:span>type="tns:Actividad"<text:span text:style-name="T45"> </text:span>/&gt;</text:p>
      <text:p text:style-name="P67">&lt;/xs:sequence&gt;</text:p>
      <text:p text:style-name="P67">&lt;/xs:complexType&gt;</text:p>
      <text:p text:style-name="P67">&lt;xs:complexType<text:span text:style-name="T45"> </text:span>name="Unidad"&gt;</text:p>
      <text:p text:style-name="P67">&lt;xs:sequence&gt;</text:p>
      <text:p text:style-name="P67">&lt;xs:element<text:span text:style-name="T45"> </text:span>minOccurs="1"<text:span text:style-name="T45"> </text:span>maxOccurs="1"<text:span text:style-name="T45"> </text:span>name="id"<text:span text:style-name="T45"> </text:span>type="xs:string"<text:span text:style-name="T45"> </text:span>/&gt;</text:p>
      <text:p text:style-name="P67">&lt;xs:element<text:span text:style-name="T45"> </text:span>minOccurs="1"<text:span text:style-name="T45"> </text:span>maxOccurs="1"<text:span text:style-name="T45"> </text:span>name="titulo"<text:span text:style-name="T45"> </text:span>type="xs:string"<text:span text:style-name="T45"> </text:span>/&gt;</text:p>
      <text:p text:style-name="P67">&lt;xs:element<text:span text:style-name="T45"> </text:span>minOccurs="1"<text:span text:style-name="T45"> </text:span>maxOccurs="1"<text:span text:style-name="T45"> </text:span>name="orden"<text:span text:style-name="T45"> </text:span>type="xs:int"<text:span text:style-name="T45"> </text:span>/&gt;</text:p>
      <text:p text:style-name="P67">&lt;xs:element<text:span text:style-name="T45"> </text:span>minOccurs="0"<text:span text:style-name="T45"> </text:span>maxOccurs="1"<text:span text:style-name="T45"> </text:span>name="actividades"<text:span text:style-name="T45"> </text:span>type="tns:Actividades"<text:span text:style-name="T45"> </text:span>/&gt;</text:p>
      <text:p text:style-name="P67">&lt;/xs:sequence&gt;</text:p>
      <text:p text:style-name="P67">&lt;/xs:complexType&gt;</text:p>
      <text:p text:style-name="P67">&lt;xs:complexType<text:span text:style-name="T45"> </text:span>name="Unidades"&gt;</text:p>
      <text:p text:style-name="P67">&lt;xs:sequence&gt;</text:p>
      <text:p text:style-name="P65"><text:span text:style-name="T34">&lt;xs:element</text:span><text:span text:style-name="T35"> </text:span><text:span text:style-name="T34">minOccurs="1"</text:span><text:span text:style-name="T35"> </text:span><text:span text:style-name="T34">maxOccurs="unbounded"</text:span><text:span text:style-name="T35"> </text:span><text:span text:style-name="T34">name="unidad"</text:span><text:span text:style-name="T35"> </text:span><text:span text:style-name="T34">type="tns:Unidad"</text:span><text:span text:style-name="T35"> </text:span><text:span text:style-name="T34">/&gt;</text:span></text:p>
      <text:p text:style-name="P67">&lt;/xs:sequence&gt;</text:p>
      <text:p text:style-name="P67">&lt;/xs:complexType&gt;</text:p>
      <text:p text:style-name="P67">&lt;xs:complexType<text:span text:style-name="T45"> </text:span>name="libro"&gt;</text:p>
      <text:p text:style-name="P67">&lt;xs:sequence&gt;</text:p>
      <text:p text:style-name="P67">&lt;xs:element<text:span text:style-name="T45"> </text:span>minOccurs="1"<text:span text:style-name="T45"> </text:span>maxOccurs="1"<text:span text:style-name="T45"> </text:span>name="ISBN"<text:span text:style-name="T45"> </text:span>type="xs:string"<text:span text:style-name="T45"> </text:span>/&gt;</text:p>
      <text:p text:style-name="P67">&lt;xs:element<text:span text:style-name="T45"> </text:span>minOccurs="1"<text:span text:style-name="T45"> </text:span>maxOccurs="1"<text:span text:style-name="T45"> </text:span>name="titulo"<text:span text:style-name="T45"> </text:span>type="xs:string"<text:span text:style-name="T45"> </text:span>/&gt;</text:p>
      <text:p text:style-name="P67">&lt;xs:element<text:span text:style-name="T45"> </text:span>minOccurs="1"<text:span text:style-name="T45"> </text:span>maxOccurs="1"<text:span text:style-name="T45"> </text:span>name="nivel"<text:span text:style-name="T45"> </text:span>type="xs:string"<text:span text:style-name="T45"> </text:span>/&gt;</text:p>
      <text:p text:style-name="P67">&lt;xs:element<text:span text:style-name="T45"> </text:span>minOccurs="1"<text:span text:style-name="T45"> </text:span>maxOccurs="1"<text:span text:style-name="T45"> </text:span>name="formato"<text:span text:style-name="T45"> </text:span>type="xs:string"<text:span text:style-name="T45"> </text:span>/&gt;</text:p>
      <text:p text:style-name="P67">&lt;xs:element<text:span text:style-name="T45"> </text:span>minOccurs="0"<text:span text:style-name="T45"> </text:span>maxOccurs="1"<text:span text:style-name="T45"> </text:span>name="unidades"<text:span text:style-name="T45"> </text:span>type="tns:Unidades"<text:span text:style-name="T45"> </text:span>/&gt;</text:p>
      <text:p text:style-name="P65"><text:span text:style-name="T34">&lt;</text:span><text:span text:style-name="T34">/xs:sequence&gt;</text:span></text:p>
      <text:p text:style-name="P67">&lt;/xs:complexType&gt;</text:p>
      <text:p text:style-name="P67">&lt;xs:complexType<text:span text:style-name="T45"> </text:span>name="libros"&gt;</text:p>
      <text:p text:style-name="P67">&lt;xs:sequence&gt;</text:p>
      <text:p text:style-name="P67">&lt;xs:element<text:span text:style-name="T45"> </text:span>minOccurs="1"<text:span text:style-name="T45"> </text:span>maxOccurs="unbounded"<text:span text:style-name="T45"> </text:span>name="libro"<text:span text:style-name="T45"> </text:span>type="tns:libro"<text:span text:style-name="T45"> </text:span>/&gt;</text:p>
      <text:p text:style-name="P67">&lt;/xs:sequence&gt;</text:p>
      <text:p text:style-name="P65"><text:span text:style-name="T34">&lt;</text:span><text:span text:style-name="T34">/xs:complexType&gt;</text:span></text:p>
      <text:p text:style-name="P67">&lt;xs:element<text:span text:style-name="T45"> </text:span>name="WSEAuthenticateHeader"<text:span text:style-name="T45"> </text:span>type="tns:WSEAuthenticateHeader"<text:span text:style-name="T45"> </text:span>/&gt;</text:p>
      <text:p text:style-name="P67">&lt;xs:complexType<text:span text:style-name="T45"> </text:span>name="WSEAuthenticateHeader"&gt;</text:p>
      <text:p text:style-name="P67">&lt;xs:sequence&gt;</text:p>
      <text:p text:style-name="P67">&lt;xs:element<text:span text:style-name="T45"> </text:span>minOccurs="0"<text:span text:style-name="T45"> </text:span>maxOccurs="1"<text:span text:style-name="T45"> </text:span>name="User"<text:span text:style-name="T45"> </text:span>type="xs:string"<text:span text:style-name="T45"> </text:span>/&gt;</text:p>
      <text:p text:style-name="P67">&lt;xs:element<text:span text:style-name="T45"> </text:span>minOccurs="0"<text:span text:style-name="T45"> </text:span>maxOccurs="1"<text:span text:style-name="T45"> </text:span>name="Password"<text:span text:style-name="T45"> </text:span>type="xs:string"<text:span text:style-name="T45"> </text:span>/&gt;</text:p>
      <text:p text:style-name="P67"><text:soft-page-break/>&lt;/xs:sequence&gt;</text:p>
      <text:p text:style-name="P67">&lt;xs:anyAttribute<text:span text:style-name="T45"> </text:span>/&gt;</text:p>
      <text:p text:style-name="P67">&lt;/xs:complexType&gt;</text:p>
      <text:p text:style-name="P67">&lt;xs:element<text:span text:style-name="T45"> </text:span>name="ObtenerEstructura"&gt;</text:p>
      <text:p text:style-name="P67">&lt;xs:complexType&gt;</text:p>
      <text:p text:style-name="P67">&lt;xs:sequence&gt;</text:p>
      <text:p text:style-name="P67">&lt;xs:element<text:span text:style-name="T45"> </text:span>minOccurs="1"<text:span text:style-name="T45"> </text:span>maxOccurs="1"<text:span text:style-name="T45"> </text:span>name="ISBN"<text:span text:style-name="T45"> </text:span>type="xs:string"<text:span text:style-name="T45"> </text:span>/&gt;</text:p>
      <text:p text:style-name="P67">&lt;/xs:sequence&gt;</text:p>
      <text:p text:style-name="P67">&lt;/xs:complexType&gt;</text:p>
      <text:p text:style-name="P65"><text:span text:style-name="T34">&lt;</text:span><text:span text:style-name="T34">/xs:element&gt;</text:span></text:p>
      <text:p text:style-name="P67">&lt;xs:element<text:span text:style-name="T45"> </text:span>name="ObtenerEstructuraResponse"&gt;</text:p>
      <text:p text:style-name="P67">&lt;xs:complexType&gt;</text:p>
      <text:p text:style-name="P67">&lt;xs:sequence&gt;</text:p>
      <text:p text:style-name="P67">&lt;xs:element<text:span text:style-name="T45"> </text:span>minOccurs="0"<text:span text:style-name="T45"> </text:span>maxOccurs="1"<text:span text:style-name="T45"> </text:span>name="ObtenerEstructuraResult"<text:span text:style-name="T45"> </text:span>type="tns:EstructuraLibro"<text:span text:style-name="T45"> </text:span>/&gt;</text:p>
      <text:p text:style-name="P67">&lt;/xs:sequence&gt;</text:p>
      <text:p text:style-name="P67">&lt;/xs:complexType&gt;</text:p>
      <text:p text:style-name="P65"><text:span text:style-name="T34">&lt;</text:span><text:span text:style-name="T34">/xs:element&gt;</text:span></text:p>
      <text:p text:style-name="P67">&lt;xs:complexType<text:span text:style-name="T45"> </text:span>name="EstructuraLibro"&gt;</text:p>
      <text:p text:style-name="P67">&lt;xs:sequence&gt;</text:p>
      <text:p text:style-name="P67">&lt;xs:element<text:span text:style-name="T45"> </text:span>minOccurs="0"<text:span text:style-name="T45"> </text:span>maxOccurs="1"<text:span text:style-name="T45"> </text:span>name="Libros"<text:span text:style-name="T45"> </text:span>type="tns:libros"<text:span text:style-name="T45"> </text:span>/&gt;</text:p>
      <text:p text:style-name="P65"><text:span text:style-name="T34">&lt;xs:element</text:span><text:span text:style-name="T35"> </text:span><text:span text:style-name="T34">minOccurs="0"</text:span><text:span text:style-name="T35"> </text:span><text:span text:style-name="T34">maxOccurs="1"</text:span><text:span text:style-name="T35"> </text:span><text:span text:style-name="T34">name="Código"</text:span><text:span text:style-name="T35"> </text:span><text:span text:style-name="T34">type="xs:string"</text:span><text:span text:style-name="T35"> </text:span><text:span text:style-name="T34">/&gt;</text:span></text:p>
      <text:p text:style-name="P67">&lt;xs:element<text:span text:style-name="T45"> </text:span>minOccurs="0"<text:span text:style-name="T45"> </text:span>maxOccurs="1"<text:span text:style-name="T45"> </text:span>name="Descripcion"<text:span text:style-name="T45"> </text:span>type="xs:string"<text:span text:style-name="T45"> </text:span>/&gt;</text:p>
      <text:p text:style-name="P67">&lt;/xs:sequence&gt;</text:p>
      <text:p text:style-name="P67">&lt;/xs:complexType&gt;</text:p>
      <text:p text:style-name="P67">&lt;xs:element<text:span text:style-name="T45"> </text:span>name="ObtenerTodos"&gt;</text:p>
      <text:p text:style-name="P67">&lt;xs:complexType&gt;</text:p>
      <text:p text:style-name="P67">&lt;xs:sequence&gt;</text:p>
      <text:p text:style-name="P67">&lt;xs:element<text:span text:style-name="T45"> </text:span>minOccurs="0"<text:span text:style-name="T45"> </text:span>maxOccurs="1"<text:span text:style-name="T45"> </text:span>name="IdCentro"<text:span text:style-name="T45"> </text:span>type="xs:string"<text:span text:style-name="T45"> </text:span>/&gt;</text:p>
      <text:p text:style-name="P67">&lt;/xs:sequence&gt;</text:p>
      <text:p text:style-name="P67">&lt;/xs:complexType&gt;</text:p>
      <text:p text:style-name="P65"><text:span text:style-name="T34">&lt;</text:span><text:span text:style-name="T34">/xs:element&gt;</text:span></text:p>
      <text:p text:style-name="P65"><text:span text:style-name="T34">&lt;</text:span><text:span text:style-name="T34">xs:element</text:span><text:span text:style-name="T35"> </text:span><text:span text:style-name="T34">name="ObtenerTodosResponse"&gt;</text:span></text:p>
      <text:p text:style-name="P67">&lt;xs:complexType&gt;</text:p>
      <text:p text:style-name="P67">&lt;xs:sequence&gt;</text:p>
      <text:p text:style-name="P67">&lt;xs:element<text:span text:style-name="T45"> </text:span>minOccurs="0"<text:span text:style-name="T45"> </text:span>maxOccurs="1"<text:span text:style-name="T45"> </text:span>name="ObtenerTodosResult"<text:span text:style-name="T45"> </text:span>type="tns:EstructuraCatalogo"<text:span text:style-name="T45"> </text:span>/&gt;</text:p>
      <text:p text:style-name="P67">&lt;/xs:sequence&gt;</text:p>
      <text:p text:style-name="P67">&lt;/xs:complexType&gt;</text:p>
      <text:p text:style-name="P67">&lt;/xs:element&gt;</text:p>
      <text:p text:style-name="P67">&lt;xs:complexType<text:span text:style-name="T45"> </text:span>name="EstructuraCatalogo"&gt;</text:p>
      <text:p text:style-name="P67">&lt;xs:sequence&gt;</text:p>
      <text:p text:style-name="P67">&lt;xs:element<text:span text:style-name="T45"> </text:span>minOccurs="0"<text:span text:style-name="T45"> </text:span>maxOccurs="1"<text:span text:style-name="T45"> </text:span>name="Catalogo"&gt;</text:p>
      <text:p text:style-name="P65"><text:span text:style-name="T34">&lt;</text:span><text:span text:style-name="T34">xs:complexType&gt;</text:span></text:p>
      <text:p text:style-name="P67">&lt;xs:sequence&gt;</text:p>
      <text:p text:style-name="P67">&lt;xs:element<text:span text:style-name="T45"> </text:span>minOccurs="1"<text:span text:style-name="T45"> </text:span>maxOccurs="1"<text:span text:style-name="T45"> </text:span>name="libros"<text:span text:style-name="T45"> </text:span>type="tns:libros"<text:span text:style-name="T45"> </text:span>/&gt;</text:p>
      <text:p text:style-name="P67">&lt;/xs:sequence&gt;</text:p>
      <text:p text:style-name="P67">&lt;/xs:complexType&gt;</text:p>
      <text:p text:style-name="P67">&lt;/xs:element&gt;</text:p>
      <text:p text:style-name="P65"><text:span text:style-name="T34">&lt;</text:span><text:span text:style-name="T34">xs:element</text:span><text:span text:style-name="T35"> </text:span><text:span text:style-name="T34">minOccurs="0"</text:span><text:span text:style-name="T35"> </text:span><text:span text:style-name="T34">maxOccurs="1"</text:span><text:span text:style-name="T35"> </text:span><text:span text:style-name="T34">name="Código"</text:span><text:span text:style-name="T35"> </text:span><text:span text:style-name="T34">type="xs:string"</text:span><text:span text:style-name="T35"> </text:span><text:span text:style-name="T34">/&gt;</text:span></text:p>
      <text:p text:style-name="P67">&lt;xs:element<text:span text:style-name="T45"> </text:span>minOccurs="0"<text:span text:style-name="T45"> </text:span>maxOccurs="1"<text:span text:style-name="T45"> </text:span>name="Descripcion"<text:span text:style-name="T45"> </text:span>type="xs:string"<text:span text:style-name="T45"> </text:span>/&gt;</text:p>
      <text:p text:style-name="P67">&lt;/xs:sequence&gt;</text:p>
      <text:p text:style-name="P67">&lt;/xs:complexType&gt;</text:p>
      <text:p text:style-name="P67">&lt;xs:complexType<text:span text:style-name="T45"> </text:span>name="DetallesError"&gt;</text:p>
      <text:p text:style-name="P65"><text:span text:style-name="T34">&lt;</text:span><text:span text:style-name="T34">xs:annotation&gt;</text:span></text:p>
      <text:p text:style-name="P67">&lt;xs:documentation&gt;Detalles<text:span text:style-name="T45"> </text:span>del<text:span text:style-name="T45"> </text:span>motivo<text:span text:style-name="T45"> </text:span>del<text:span text:style-name="T45"> </text:span>error<text:span text:style-name="T45"> </text:span>producido<text:span text:style-name="T45"> </text:span>en<text:span text:style-name="T45"> </text:span>el<text:span text:style-name="T45"> </text:span>tratamiento<text:span text:style-name="T45"> </text:span>del<text:span text:style-name="T45"> </text:span>servicio<text:span text:style-name="T45"> </text:span>web<text:span text:style-name="T45"> </text:span>realizado&lt;/xs:documentation&gt;</text:p>
      <text:p text:style-name="P67">&lt;/xs:annotation&gt;</text:p>
      <text:p text:style-name="P67">&lt;xs:sequence&gt;</text:p>
      <text:p text:style-name="P65"><text:span text:style-name="T34">&lt;xs:element</text:span><text:span text:style-name="T35"> </text:span><text:span text:style-name="T34">name="Código"</text:span><text:span text:style-name="T35"> </text:span><text:span text:style-name="T34">type="xs:int"&gt;</text:span></text:p>
      <text:p text:style-name="P65"><text:span text:style-name="T34">&lt;</text:span><text:span text:style-name="T34">xs:annotation&gt;</text:span></text:p>
      <text:p text:style-name="P65"><text:span text:style-name="T34">&lt;xs:documentation&gt;C</text:span><text:span text:style-name="T35">򣨧</text:span><text:span text:style-name="T34">o</text:span><text:span text:style-name="T35"> </text:span><text:span text:style-name="T34">del</text:span><text:span text:style-name="T35"> </text:span><text:span text:style-name="T34">error&lt;/xs:documentation&gt;</text:span></text:p>
      <text:p text:style-name="P67">&lt;/xs:annotation&gt;</text:p>
      <text:p text:style-name="P67"><text:soft-page-break/>&lt;/xs:element&gt;</text:p>
      <text:p text:style-name="P67">&lt;xs:element<text:span text:style-name="T45"> </text:span>name="Descripcion"<text:span text:style-name="T45"> </text:span>type="xs:string"&gt;</text:p>
      <text:p text:style-name="P65"><text:span text:style-name="T34">&lt;</text:span><text:span text:style-name="T34">xs:annotation&gt;</text:span></text:p>
      <text:p text:style-name="P65"><text:span text:style-name="T34">&lt;xs:documentation&gt;Descripci</text:span><text:span text:style-name="T35">򬟤</text:span><text:span text:style-name="T34">etallada</text:span><text:span text:style-name="T35"> </text:span><text:span text:style-name="T34">del</text:span><text:span text:style-name="T35"> </text:span><text:span text:style-name="T34">error&lt;/xs:documentation&gt;</text:span></text:p>
      <text:p text:style-name="P67">&lt;/xs:annotation&gt;</text:p>
      <text:p text:style-name="P67">&lt;/xs:element&gt;</text:p>
      <text:p text:style-name="P65"><text:span text:style-name="T34">&lt;xs:element</text:span><text:span text:style-name="T35"> </text:span><text:span text:style-name="T34">name="Observaciones"</text:span><text:span text:style-name="T35"> </text:span><text:span text:style-name="T34">minOccurs="0"&gt;</text:span></text:p>
      <text:p text:style-name="P67">&lt;xs:annotation&gt;</text:p>
      <text:p text:style-name="P65"><text:span text:style-name="T34">&lt;</text:span><text:span text:style-name="T34">xs:documentation&gt;Observaciones/descripci</text:span><text:span text:style-name="T35">򬟡</text:span><text:span text:style-name="T34">mpliada</text:span><text:span text:style-name="T35"> </text:span><text:span text:style-name="T34">del</text:span><text:span text:style-name="T35"> </text:span><text:span text:style-name="T34">error&lt;/xs:documentation&gt;</text:span></text:p>
      <text:p text:style-name="P67">&lt;/xs:annotation&gt;</text:p>
      <text:p text:style-name="P67">&lt;/xs:element&gt;</text:p>
      <text:p text:style-name="P65"><text:span text:style-name="T34">&lt;</text:span><text:span text:style-name="T34">/xs:sequence&gt;</text:span></text:p>
      <text:p text:style-name="P65"><text:span text:style-name="T34">&lt;</text:span><text:span text:style-name="T34">/xs:complexType&gt;</text:span></text:p>
      <text:p text:style-name="P67">&lt;/xs:schema&gt;</text:p>
      <text:p text:style-name="P67">&lt;/wsdl:types&gt;</text:p>
      <text:p text:style-name="P65"><text:span text:style-name="T34">&lt;wsdl:message</text:span><text:span text:style-name="T35"> </text:span><text:span text:style-name="T34">name="ObtenerEstructuraRequest"&gt;</text:span></text:p>
      <text:p text:style-name="P67">&lt;wsdl:part<text:span text:style-name="T45"> </text:span>name="parameters"<text:span text:style-name="T45"> </text:span>element="tns:ObtenerEstructura"<text:span text:style-name="T45"> </text:span>/&gt;</text:p>
      <text:p text:style-name="P67">&lt;/wsdl:message&gt;</text:p>
      <text:p text:style-name="P67">&lt;wsdl:message<text:span text:style-name="T45"> </text:span>name="ObtenerEstructuraResponse"&gt;</text:p>
      <text:p text:style-name="P67">&lt;wsdl:part<text:span text:style-name="T45"> </text:span>name="parameters"<text:span text:style-name="T45"> </text:span>element="tns:ObtenerEstructuraResponse"<text:span text:style-name="T45"> </text:span>/&gt;</text:p>
      <text:p text:style-name="P67">&lt;/wsdl:message&gt;</text:p>
      <text:p text:style-name="P67">&lt;wsdl:message<text:span text:style-name="T45"> </text:span>name="ObtenerEstructuraWSEAuthenticateHeader"&gt;</text:p>
      <text:p text:style-name="P67">&lt;wsdl:part<text:span text:style-name="T45"> </text:span>name="WSEAuthenticateHeader"<text:span text:style-name="T45"> </text:span>element="tns:WSEAuthenticateHeader"<text:span text:style-name="T45"> </text:span>/&gt;</text:p>
      <text:p text:style-name="P67">&lt;/wsdl:message&gt;</text:p>
      <text:p text:style-name="P67">&lt;wsdl:message<text:span text:style-name="T45"> </text:span>name="ObtenerTodosRequest"&gt;</text:p>
      <text:p text:style-name="P65"><text:span text:style-name="T34">&lt;</text:span><text:span text:style-name="T34">wsdl:part</text:span><text:span text:style-name="T35"> </text:span><text:span text:style-name="T34">name="parameters"</text:span><text:span text:style-name="T35"> </text:span><text:span text:style-name="T34">element="tns:ObtenerTodos"</text:span><text:span text:style-name="T35"> </text:span><text:span text:style-name="T34">/&gt;</text:span></text:p>
      <text:p text:style-name="P67">&lt;/wsdl:message&gt;</text:p>
      <text:p text:style-name="P65"><text:span text:style-name="T34">&lt;</text:span><text:span text:style-name="T34">wsdl:message</text:span><text:span text:style-name="T35"> </text:span><text:span text:style-name="T34">name="ObtenerTodosResponse"&gt;</text:span></text:p>
      <text:p text:style-name="P67">&lt;wsdl:part<text:span text:style-name="T45"> </text:span>name="parameters"<text:span text:style-name="T45"> </text:span>element="tns:ObtenerTodosResponse"<text:span text:style-name="T45"> </text:span>/&gt;</text:p>
      <text:p text:style-name="P67">&lt;/wsdl:message&gt;</text:p>
      <text:p text:style-name="P67">&lt;wsdl:message<text:span text:style-name="T45"> </text:span>name="ObtenerTodosWSEAuthenticateHeader"&gt;</text:p>
      <text:p text:style-name="P67">&lt;wsdl:part<text:span text:style-name="T45"> </text:span>name="WSEAuthenticateHeader"<text:span text:style-name="T45"> </text:span>element="tns:WSEAuthenticateHeader"<text:span text:style-name="T45"> </text:span>/&gt;</text:p>
      <text:p text:style-name="P67">&lt;/wsdl:message&gt;</text:p>
      <text:p text:style-name="P67">&lt;wsdl:portType<text:span text:style-name="T45"> </text:span>name="EstructuraLibrosPort"&gt;</text:p>
      <text:p text:style-name="P67">&lt;wsdl:operation<text:span text:style-name="T45"> </text:span>name="ObtenerEstructura"&gt;</text:p>
      <text:p text:style-name="P67">&lt;wsdl:documentation<text:span text:style-name="T45"> </text:span>xmlns:wsdl="http://schemas.xmlsoap.org/wsdl/"&gt;</text:p>
      <text:p text:style-name="P67">Retorna<text:span text:style-name="T45"> </text:span>el<text:span text:style-name="T45"> </text:span>indice<text:span text:style-name="T45"> </text:span>de<text:span text:style-name="T45"> </text:span>contenidos<text:span text:style-name="T45"> </text:span>de<text:span text:style-name="T45"> </text:span>un<text:span text:style-name="T45"> </text:span>libro<text:span text:style-name="T45"> </text:span>de<text:span text:style-name="T45"> </text:span>nuestro<text:span text:style-name="T45"> </text:span>catálogo.&lt;br<text:span text:style-name="T45"> </text:span>/&gt;&lt;br<text:span text:style-name="T45"> </text:span>/&gt;</text:p>
      <text:p text:style-name="P67">Parámetros:<text:span text:style-name="T45"> </text:span>&lt;br<text:span text:style-name="T45"> </text:span>/&gt;</text:p>
      <text:p text:style-name="P67">-<text:span text:style-name="T45"> </text:span>ISBN<text:span text:style-name="T45"> </text:span>=<text:span text:style-name="T45"> </text:span>Código<text:span text:style-name="T45"> </text:span>ISBN<text:span text:style-name="T45"> </text:span>del<text:span text:style-name="T45"> </text:span>producto<text:span text:style-name="T45"> </text:span>digital&lt;br<text:span text:style-name="T45"> </text:span>/&gt;&lt;br<text:span text:style-name="T45"> </text:span>/&gt;</text:p>
      <text:p text:style-name="P67">Retorna:<text:span text:style-name="T45"> </text:span>&lt;br<text:span text:style-name="T45"> </text:span>/&gt;</text:p>
      <text:p text:style-name="P67"><text:span text:style-name="T45"><text:s/></text:span>*<text:span text:style-name="T45"> </text:span>Código<text:span text:style-name="T45"> </text:span>(string)<text:span text:style-name="T45"> </text:span>/<text:span text:style-name="T45"> </text:span>Descripción<text:span text:style-name="T45"> </text:span>(string)<text:span text:style-name="T45"> </text:span>/<text:span text:style-name="T45"> </text:span>Libros<text:span text:style-name="T45"> </text:span>(XML)<text:span text:style-name="T45"> </text:span>&lt;br<text:span text:style-name="T45"> </text:span>/&gt;</text:p>
      <text:p text:style-name="P67">-<text:span text:style-name="T45"> </text:span>(1):<text:span text:style-name="T45"> </text:span>Proceso<text:span text:style-name="T45"> </text:span>correcto.<text:span text:style-name="T45"> </text:span>&lt;br<text:span text:style-name="T45"> </text:span>/&gt;</text:p>
      <text:p text:style-name="P67">-<text:span text:style-name="T45"> </text:span>(0):<text:span text:style-name="T45"> </text:span>Error<text:span text:style-name="T45"> </text:span>inesperado.<text:span text:style-name="T45"> </text:span>&lt;br<text:span text:style-name="T45"> </text:span>/&gt;</text:p>
      <text:p text:style-name="P67">-<text:span text:style-name="T45"> </text:span>(-3):<text:span text:style-name="T45"> </text:span>El<text:span text:style-name="T45"> </text:span>ISBN<text:span text:style-name="T45"> </text:span>del<text:span text:style-name="T45"> </text:span>producto<text:span text:style-name="T45"> </text:span>no<text:span text:style-name="T45"> </text:span>es<text:span text:style-name="T45"> </text:span>válido.<text:span text:style-name="T45"> </text:span>&lt;br<text:span text:style-name="T45"> </text:span>/&gt;</text:p>
      <text:p text:style-name="P65"><text:span text:style-name="T34">-</text:span><text:span text:style-name="T35"> </text:span><text:span text:style-name="T34">(-101):</text:span><text:span text:style-name="T35"> </text:span><text:span text:style-name="T34">Autenticación</text:span><text:span text:style-name="T35"> </text:span><text:span text:style-name="T34">incorrecta.</text:span><text:span text:style-name="T35"> </text:span><text:span text:style-name="T34">El</text:span><text:span text:style-name="T35"> </text:span><text:span text:style-name="T34">usuario</text:span><text:span text:style-name="T35"> </text:span><text:span text:style-name="T34">que</text:span><text:span text:style-name="T35"> </text:span><text:span text:style-name="T34">solicita</text:span><text:span text:style-name="T35"> </text:span><text:span text:style-name="T34">acceso</text:span><text:span text:style-name="T35"> </text:span><text:span text:style-name="T34">a</text:span><text:span text:style-name="T35"> </text:span><text:span text:style-name="T34">este</text:span><text:span text:style-name="T35"> </text:span><text:span text:style-name="T34">método</text:span><text:span text:style-name="T35"> </text:span><text:span text:style-name="T34">del</text:span><text:span text:style-name="T35"> </text:span><text:span text:style-name="T34">servicio</text:span><text:span text:style-name="T35"> </text:span><text:span text:style-name="T34">Web</text:span><text:span text:style-name="T35"> </text:span><text:span text:style-name="T34">no</text:span><text:span text:style-name="T35"> </text:span><text:span text:style-name="T34">es</text:span><text:span text:style-name="T35"> </text:span><text:span text:style-name="T34">correcto.</text:span><text:span text:style-name="T35"> </text:span><text:span text:style-name="T34">&lt;br</text:span><text:span text:style-name="T35"> </text:span><text:span text:style-name="T34">/&gt;</text:span></text:p>
      <text:p text:style-name="P65"><text:span text:style-name="T34">-</text:span><text:span text:style-name="T35"> </text:span><text:span text:style-name="T34">(-102):</text:span><text:span text:style-name="T35"> </text:span><text:span text:style-name="T34">Autenticación</text:span><text:span text:style-name="T35"> </text:span><text:span text:style-name="T34">incorrecta.</text:span><text:span text:style-name="T35"> </text:span><text:span text:style-name="T34">El</text:span><text:span text:style-name="T35"> </text:span><text:span text:style-name="T34">usuario</text:span><text:span text:style-name="T35"> </text:span><text:span text:style-name="T34">que</text:span><text:span text:style-name="T35"> </text:span><text:span text:style-name="T34">solicita</text:span><text:span text:style-name="T35"> </text:span><text:span text:style-name="T34">acceso</text:span><text:span text:style-name="T35"> </text:span><text:span text:style-name="T34">a</text:span><text:span text:style-name="T35"> </text:span><text:span text:style-name="T34">este</text:span><text:span text:style-name="T35"> </text:span><text:span text:style-name="T34">método</text:span><text:span text:style-name="T35"> </text:span><text:span text:style-name="T34">del</text:span><text:span text:style-name="T35"> </text:span><text:span text:style-name="T34">servicio</text:span><text:span text:style-name="T35"> </text:span><text:span text:style-name="T34">Web</text:span><text:span text:style-name="T35"> </text:span><text:span text:style-name="T34">no</text:span><text:span text:style-name="T35"> </text:span><text:span text:style-name="T34">tiene</text:span><text:span text:style-name="T35"> </text:span><text:span text:style-name="T34">permisos</text:span><text:span text:style-name="T35"> </text:span><text:span text:style-name="T34">suficientes.&lt;br</text:span><text:span text:style-name="T35"> </text:span><text:span text:style-name="T34">/&gt;&lt;br</text:span><text:span text:style-name="T35"> </text:span><text:span text:style-name="T34">/&gt;</text:span></text:p>
      <text:p text:style-name="P67">&lt;/wsdl:documentation&gt;</text:p>
      <text:p text:style-name="P67">&lt;wsdl:input<text:span text:style-name="T45"> </text:span>message="tns:ObtenerEstructuraRequest"<text:span text:style-name="T45"> </text:span>/&gt;</text:p>
      <text:p text:style-name="P67">&lt;wsdl:output<text:span text:style-name="T45"> </text:span>message="tns:ObtenerEstructuraResponse"<text:span text:style-name="T45"> </text:span>/&gt;</text:p>
      <text:p text:style-name="P67">&lt;/wsdl:operation&gt;</text:p>
      <text:p text:style-name="P67">&lt;wsdl:operation<text:span text:style-name="T45"> </text:span>name="ObtenerTodos"&gt;</text:p>
      <text:p text:style-name="P67">&lt;wsdl:documentation<text:span text:style-name="T45"> </text:span>xmlns:wsdl="http://schemas.xmlsoap.org/wsdl/"&gt;</text:p>
      <text:p text:style-name="P67">Retorna<text:span text:style-name="T45"> </text:span>todos<text:span text:style-name="T45"> </text:span>los<text:span text:style-name="T45"> </text:span>indices<text:span text:style-name="T45"> </text:span>de<text:span text:style-name="T45"> </text:span>los<text:span text:style-name="T45"> </text:span>libros<text:span text:style-name="T45"> </text:span>que<text:span text:style-name="T45"> </text:span>se<text:span text:style-name="T45"> </text:span>están<text:span text:style-name="T45"> </text:span>dados<text:span text:style-name="T45"> </text:span>de<text:span text:style-name="T45"> </text:span>alta<text:span text:style-name="T45"> </text:span>como<text:span text:style-name="T45"> </text:span>libros<text:span text:style-name="T45"> </text:span>&lt;br<text:span text:style-name="T45"> </text:span>/&gt;</text:p>
      <text:p text:style-name="P65"><text:span text:style-name="T35"><text:s/></text:span><text:span text:style-name="T34">accesibles</text:span><text:span text:style-name="T35"> </text:span><text:span text:style-name="T34">para</text:span><text:span text:style-name="T35"> </text:span><text:span text:style-name="T34">el</text:span><text:span text:style-name="T35"> </text:span><text:span text:style-name="T34">usuario</text:span><text:span text:style-name="T35"> </text:span><text:span text:style-name="T34">autenticado.&lt;br</text:span><text:span text:style-name="T35"> </text:span><text:span text:style-name="T34">/&gt;&lt;br</text:span><text:span text:style-name="T35"> </text:span><text:span text:style-name="T34">/&gt;</text:span></text:p>
      <text:p text:style-name="P67"><text:span text:style-name="T45"><text:s/></text:span>Retorna:<text:span text:style-name="T45"> </text:span>&lt;br<text:span text:style-name="T45"> </text:span>/&gt;</text:p>
      <text:p text:style-name="P67">*<text:span text:style-name="T45"> </text:span>Código<text:span text:style-name="T45"> </text:span>(string)<text:span text:style-name="T45"> </text:span>/<text:span text:style-name="T45"> </text:span>Descripción<text:span text:style-name="T45"> </text:span>(string)<text:span text:style-name="T45"> </text:span>/<text:span text:style-name="T45"> </text:span>Libros<text:span text:style-name="T45"> </text:span>(XML)<text:span text:style-name="T45"> </text:span>&lt;br<text:span text:style-name="T45"> </text:span>/&gt;</text:p>
      <text:p text:style-name="P67">-<text:span text:style-name="T45"> </text:span>(1):<text:span text:style-name="T45"> </text:span>Proceso<text:span text:style-name="T45"> </text:span>correcto&lt;br<text:span text:style-name="T45"> </text:span>/&gt;</text:p>
      <text:p text:style-name="P67">-<text:span text:style-name="T45"> </text:span>(0):<text:span text:style-name="T45"> </text:span>Error<text:span text:style-name="T45"> </text:span>inesperado&lt;br<text:span text:style-name="T45"> </text:span>/&gt;</text:p>
      <text:p text:style-name="P65"><text:span text:style-name="T34">-</text:span><text:span text:style-name="T35"> </text:span><text:span text:style-name="T34">(-101):</text:span><text:span text:style-name="T35"> </text:span><text:span text:style-name="T34">Autenticación</text:span><text:span text:style-name="T35"> </text:span><text:span text:style-name="T34">incorrecta.</text:span><text:span text:style-name="T35"> </text:span><text:span text:style-name="T34">El</text:span><text:span text:style-name="T35"> </text:span><text:span text:style-name="T34">usuario</text:span><text:span text:style-name="T35"> </text:span><text:span text:style-name="T34">que</text:span><text:span text:style-name="T35"> </text:span><text:span text:style-name="T34">solicita</text:span><text:span text:style-name="T35"> </text:span><text:span text:style-name="T34">acceso</text:span><text:span text:style-name="T35"> </text:span><text:span text:style-name="T34">a</text:span><text:span text:style-name="T35"> </text:span><text:span text:style-name="T34">este</text:span><text:span text:style-name="T35"> </text:span><text:span text:style-name="T34">método</text:span><text:span text:style-name="T35"> </text:span><text:span text:style-name="T34">del</text:span><text:span text:style-name="T35"> </text:span><text:span text:style-name="T34">servicio</text:span><text:span text:style-name="T35"> </text:span><text:span text:style-name="T34">Web</text:span><text:span text:style-name="T35"> </text:span><text:span text:style-name="T34">no</text:span><text:span text:style-name="T35"> </text:span><text:span text:style-name="T34">es</text:span><text:span text:style-name="T35"> </text:span><text:span text:style-name="T34">correcto.</text:span><text:span text:style-name="T35"> </text:span><text:span text:style-name="T34">&lt;br</text:span><text:span text:style-name="T35"> </text:span><text:span text:style-name="T34">/&gt;</text:span></text:p>
      <text:p text:style-name="P65"><text:soft-page-break/><text:span text:style-name="T34">-</text:span><text:span text:style-name="T35"> </text:span><text:span text:style-name="T34">(-102):</text:span><text:span text:style-name="T35"> </text:span><text:span text:style-name="T34">Autenticación</text:span><text:span text:style-name="T35"> </text:span><text:span text:style-name="T34">incorrecta.</text:span><text:span text:style-name="T35"> </text:span><text:span text:style-name="T34">El</text:span><text:span text:style-name="T35"> </text:span><text:span text:style-name="T34">usuario</text:span><text:span text:style-name="T35"> </text:span><text:span text:style-name="T34">que</text:span><text:span text:style-name="T35"> </text:span><text:span text:style-name="T34">solicita</text:span><text:span text:style-name="T35"> </text:span><text:span text:style-name="T34">acceso</text:span><text:span text:style-name="T35"> </text:span><text:span text:style-name="T34">a</text:span><text:span text:style-name="T35"> </text:span><text:span text:style-name="T34">este</text:span><text:span text:style-name="T35"> </text:span><text:span text:style-name="T34">método</text:span><text:span text:style-name="T35"> </text:span><text:span text:style-name="T34">del</text:span><text:span text:style-name="T35"> </text:span><text:span text:style-name="T34">servicio</text:span><text:span text:style-name="T35"> </text:span><text:span text:style-name="T34">Web</text:span><text:span text:style-name="T35"> </text:span><text:span text:style-name="T34">no</text:span><text:span text:style-name="T35"> </text:span><text:span text:style-name="T34">tiene</text:span><text:span text:style-name="T35"> </text:span><text:span text:style-name="T34">permisos</text:span><text:span text:style-name="T35"> </text:span><text:span text:style-name="T34">suficientes.&lt;br</text:span><text:span text:style-name="T35"> </text:span><text:span text:style-name="T34">/&gt;&lt;br</text:span><text:span text:style-name="T35"> </text:span><text:span text:style-name="T34">/&gt;&lt;/wsdl:documentation&gt;</text:span></text:p>
      <text:p text:style-name="P67">&lt;wsdl:input<text:span text:style-name="T45"> </text:span>message="tns:ObtenerTodosRequest"<text:span text:style-name="T45"> </text:span>/&gt;</text:p>
      <text:p text:style-name="P67">&lt;wsdl:output<text:span text:style-name="T45"> </text:span>message="tns:ObtenerTodosResponse"<text:span text:style-name="T45"> </text:span>/&gt;</text:p>
      <text:p text:style-name="P67">&lt;/wsdl:operation&gt;</text:p>
      <text:p text:style-name="P65"><text:span text:style-name="T34">&lt;</text:span><text:span text:style-name="T34">/wsdl:portType&gt;</text:span></text:p>
      <text:p text:style-name="P67">&lt;wsdl:binding<text:span text:style-name="T45"> </text:span>name="EstructuraLibrosBinding"<text:span text:style-name="T45"> </text:span>type="tns:EstructuraLibrosPort"&gt;</text:p>
      <text:p text:style-name="P67">&lt;soap:binding<text:span text:style-name="T45"> </text:span>transport="http://schemas.xmlsoap.org/soap/http"<text:span text:style-name="T45"> </text:span>/&gt;</text:p>
      <text:p text:style-name="P67">&lt;wsdl:operation<text:span text:style-name="T45"> </text:span>name="ObtenerEstructura"&gt;</text:p>
      <text:p text:style-name="P67">&lt;soap:operation<text:span text:style-name="T45"> </text:span>soapAction="ObtenerEstructura"<text:span text:style-name="T45"> </text:span>style="document"<text:span text:style-name="T45"> </text:span>/&gt;</text:p>
      <text:p text:style-name="P67">&lt;wsdl:input&gt;</text:p>
      <text:p text:style-name="P67">&lt;soap:body<text:span text:style-name="T45"> </text:span>use="literal"<text:span text:style-name="T45"> </text:span>/&gt;</text:p>
      <text:p text:style-name="P67">&lt;soap:header<text:span text:style-name="T45"> </text:span>message="tns:ObtenerEstructuraWSEAuthenticateHeader"<text:span text:style-name="T45"> </text:span>part="WSEAuthenticateHeader"<text:span text:style-name="T45"> </text:span>use="literal"<text:span text:style-name="T45"> </text:span>/&gt;</text:p>
      <text:p text:style-name="P67">&lt;/wsdl:input&gt;</text:p>
      <text:p text:style-name="P67">&lt;wsdl:output&gt;</text:p>
      <text:p text:style-name="P67">&lt;soap:body<text:span text:style-name="T45"> </text:span>use="literal"<text:span text:style-name="T45"> </text:span>/&gt;</text:p>
      <text:p text:style-name="P67">&lt;/wsdl:output&gt;</text:p>
      <text:p text:style-name="P67">&lt;/wsdl:operation&gt;</text:p>
      <text:p text:style-name="P67">&lt;wsdl:operation<text:span text:style-name="T45"> </text:span>name="ObtenerTodos"&gt;</text:p>
      <text:p text:style-name="P67">&lt;soap:operation<text:span text:style-name="T45"> </text:span>soapAction="ObtenerTodos"<text:span text:style-name="T45"> </text:span>style="document"<text:span text:style-name="T45"> </text:span>/&gt;</text:p>
      <text:p text:style-name="P65"><text:span text:style-name="T34">&lt;</text:span><text:span text:style-name="T34">wsdl:input&gt;</text:span></text:p>
      <text:p text:style-name="P67">&lt;soap:body<text:span text:style-name="T45"> </text:span>use="literal"<text:span text:style-name="T45"> </text:span>/&gt;</text:p>
      <text:p text:style-name="P65"><text:span text:style-name="T34">&lt;soap:header</text:span><text:span text:style-name="T35"> </text:span><text:span text:style-name="T34">message="tns:ObtenerTodosWSEAuthenticateHeader"</text:span><text:span text:style-name="T35"> </text:span><text:span text:style-name="T34">part="WSEAuthenticateHeader"</text:span><text:span text:style-name="T35"> </text:span><text:span text:style-name="T34">use="literal"</text:span><text:span text:style-name="T35"> </text:span><text:span text:style-name="T34">/&gt;</text:span></text:p>
      <text:p text:style-name="P67">&lt;/wsdl:input&gt;</text:p>
      <text:p text:style-name="P67">&lt;wsdl:output&gt;</text:p>
      <text:p text:style-name="P67">&lt;soap:body<text:span text:style-name="T45"> </text:span>use="literal"<text:span text:style-name="T45"> </text:span>/&gt;</text:p>
      <text:p text:style-name="P67">&lt;/wsdl:output&gt;</text:p>
      <text:p text:style-name="P65"><text:span text:style-name="T34">&lt;</text:span><text:span text:style-name="T34">/wsdl:operation&gt;</text:span></text:p>
      <text:p text:style-name="P67">&lt;/wsdl:binding&gt;</text:p>
      <text:p text:style-name="P67">&lt;wsdl:service<text:span text:style-name="T45"> </text:span>name="EstructuraLibrosService"&gt;</text:p>
      <text:p text:style-name="P67">&lt;wsdl:port<text:span text:style-name="T45"> </text:span>name="EstructuraLibrosPort"<text:span text:style-name="T45"> </text:span>binding="tns:EstructuraLibrosBinding"&gt;</text:p>
      <text:p text:style-name="P67">&lt;soap:address<text:span text:style-name="T45"> </text:span>location="http://mps-xtec.educat1x1.cat/ws/wsBooksStructure/wsBooksStructure.php"<text:span text:style-name="T45"> </text:span>/&gt;</text:p>
      <text:p text:style-name="P67">&lt;/wsdl:port&gt;</text:p>
      <text:p text:style-name="P65"><text:span text:style-name="T34">&lt;</text:span><text:span text:style-name="T34">/wsdl:service&gt;</text:span></text:p>
      <text:p text:style-name="P67">&lt;/wsdl:definitions&gt;</text:p>
      <text:p text:style-name="P16"/>
      <text:h text:style-name="P102" text:outline-level="2">Servicio<text:span text:style-name="T1"> </text:span>web<text:span text:style-name="T1"> </text:span>de<text:span text:style-name="T1"> </text:span>autenticación<text:span text:style-name="T1"> </text:span>y<text:span text:style-name="T1"> </text:span>autorización</text:h>
      <text:p text:style-name="P16"/>
      <text:p text:style-name="P16">El<text:span text:style-name="T1"> </text:span>objetivo<text:span text:style-name="T1"> </text:span>principal<text:span text:style-name="T1"> </text:span>de<text:span text:style-name="T1"> </text:span>este<text:span text:style-name="T1"> </text:span>servicio<text:span text:style-name="T1"> </text:span>web<text:span text:style-name="T1"> </text:span>es<text:span text:style-name="T1"> </text:span>que<text:span text:style-name="T1"> </text:span>la<text:span text:style-name="T1"> </text:span>Editorial<text:span text:style-name="T1"> </text:span>pueda<text:span text:style-name="T1"> </text:span>comprobar<text:span text:style-name="T1"> </text:span>si<text:span text:style-name="T1"> </text:span>el<text:span text:style-name="T1"> </text:span>usuario<text:span text:style-name="T1"> </text:span>puede<text:span text:style-name="T1"> </text:span>acceder<text:span text:style-name="T1"> </text:span>al<text:span text:style-name="T1"> </text:span>contenido<text:span text:style-name="T1"> </text:span>solicitado.<text:span text:style-name="T1"> </text:span></text:p>
      <text:p text:style-name="P16"/>
      <text:p text:style-name="P16">Algunos<text:span text:style-name="T1"> </text:span>sistemas<text:span text:style-name="T1"> </text:span>de<text:span text:style-name="T1"> </text:span>los<text:span text:style-name="T1"> </text:span>proveedores<text:span text:style-name="T1"> </text:span>de<text:span text:style-name="T1"> </text:span>contenidos<text:span text:style-name="T1"> </text:span>necesitan<text:span text:style-name="T1"> </text:span>establecer<text:span text:style-name="T1"> </text:span>relaciones<text:span text:style-name="T1"> </text:span>en<text:span text:style-name="T1"> </text:span>forma<text:span text:style-name="T1"> </text:span>de<text:span text:style-name="T1"> </text:span>grupos<text:span text:style-name="T1"> </text:span>de<text:span text:style-name="T1"> </text:span>alumnos<text:span text:style-name="T1"> </text:span>y<text:span text:style-name="T1"> </text:span>un<text:span text:style-name="T1"> </text:span>profesor.<text:span text:style-name="T1"> </text:span></text:p>
      <text:p text:style-name="P16">Para<text:span text:style-name="T1"> </text:span>poder<text:span text:style-name="T1"> </text:span>crear<text:span text:style-name="T1"> </text:span>en<text:span text:style-name="T1"> </text:span>el<text:span text:style-name="T1"> </text:span>sistema<text:span text:style-name="T1"> </text:span>del<text:span text:style-name="T1"> </text:span>proveedor<text:span text:style-name="T1"> </text:span>de<text:span text:style-name="T1"> </text:span>contenidos<text:span text:style-name="T1"> </text:span>estas<text:span text:style-name="T1"> </text:span>relaciones<text:span text:style-name="T1"> </text:span>se<text:span text:style-name="T1"> </text:span>pueden<text:span text:style-name="T1"> </text:span>utilizar<text:span text:style-name="T1"> </text:span>los<text:span text:style-name="T1"> </text:span>siguientes<text:span text:style-name="T1"> </text:span>campos<text:span text:style-name="T1"> </text:span>del<text:span text:style-name="T1"> </text:span>servicio<text:span text:style-name="T1"> </text:span>web:<text:span text:style-name="T1"> </text:span>IdCentro,<text:span text:style-name="T1"> </text:span>IdCurso,<text:span text:style-name="T1"> </text:span>IdGrupo<text:span text:style-name="T1"> </text:span>y<text:span text:style-name="T1"> </text:span>Rol<text:span text:style-name="T1"> </text:span>de<text:span text:style-name="T1"> </text:span>la<text:span text:style-name="T1"> </text:span>petición<text:span text:style-name="T1"> </text:span>de<text:span text:style-name="T1"> </text:span>autorización.<text:span text:style-name="T1"> </text:span></text:p>
      <text:p text:style-name="P16">En<text:span text:style-name="T1"> </text:span>el<text:span text:style-name="T1"> </text:span>EVA,<text:span text:style-name="T1"> </text:span>el<text:span text:style-name="T1"> </text:span>campo<text:span text:style-name="T1"> </text:span>IdGrupo<text:span text:style-name="T1"> </text:span>no<text:span text:style-name="T1"> </text:span>es<text:span text:style-name="T1"> </text:span>obligatorio,<text:span text:style-name="T1"> </text:span>y,<text:span text:style-name="T1"> </text:span>por<text:span text:style-name="T1"> </text:span>tanto,<text:span text:style-name="T1"> </text:span>los<text:span text:style-name="T1"> </text:span>proveedores<text:span text:style-name="T1"> </text:span>de<text:span text:style-name="T1"> </text:span>contenidos<text:span text:style-name="T1"> </text:span>han<text:span text:style-name="T1"> </text:span>de<text:span text:style-name="T1"> </text:span>prever<text:span text:style-name="T1"> </text:span>que<text:span text:style-name="T1"> </text:span>en<text:span text:style-name="T1"> </text:span>algún<text:span text:style-name="T1"> </text:span>caso<text:span text:style-name="T1"> </text:span>no<text:span text:style-name="T1"> </text:span>venga<text:span text:style-name="T1"> </text:span>este<text:span text:style-name="T1"> </text:span>valor.<text:span text:style-name="T1"> </text:span></text:p>
      <text:p text:style-name="P16"/>
      <text:p text:style-name="P22">Para<text:span text:style-name="T1"> </text:span>saber<text:span text:style-name="T1"> </text:span>si<text:span text:style-name="T1"> </text:span>el<text:span text:style-name="T1"> </text:span>miembro<text:span text:style-name="T1"> </text:span>del<text:span text:style-name="T1"> </text:span>grupo<text:span text:style-name="T1"> </text:span>es<text:span text:style-name="T1"> </text:span>profesor<text:span text:style-name="T1"> </text:span>o<text:span text:style-name="T1"> </text:span>alumno,<text:span text:style-name="T1"> </text:span>el<text:span text:style-name="T1"> </text:span>sistema<text:span text:style-name="T1"> </text:span>del<text:span text:style-name="T1"> </text:span>proveedor<text:span text:style-name="T1"> </text:span>de<text:span text:style-name="T1"> </text:span>contenidos<text:span text:style-name="T1"> </text:span>podrá<text:span text:style-name="T1"> </text:span>deducirlo<text:span text:style-name="T1"> </text:span>del<text:span text:style-name="T1"> </text:span>campo<text:span text:style-name="T1"> </text:span>Rol.<text:span text:style-name="T1"> </text:span>Los<text:span text:style-name="T1"> </text:span>valores<text:span text:style-name="T1"> </text:span>posibles<text:span text:style-name="T1"> </text:span>para<text:span text:style-name="T1"> </text:span>este<text:span text:style-name="T1"> </text:span>campo<text:span text:style-name="T1"> </text:span>son:<text:span text:style-name="T1"> </text:span>ESTUDIANTE<text:span text:style-name="T1"> </text:span>y<text:span text:style-name="T1"> </text:span>PROFESOR.</text:p>
      <text:p text:style-name="P22"><text:line-break/>La<text:span text:style-name="T1"> </text:span>parte<text:span text:style-name="T1"> </text:span>servidora<text:span text:style-name="T1"> </text:span>del<text:span text:style-name="T1"> </text:span>servicio<text:span text:style-name="T1"> </text:span>web<text:span text:style-name="T1"> </text:span>la<text:span text:style-name="T1"> </text:span>implementará<text:span text:style-name="T1"> </text:span>la<text:span text:style-name="T1"> </text:span>Editorial<text:span text:style-name="T1"> </text:span>y<text:span text:style-name="T1"> </text:span>el<text:span text:style-name="T1"> </text:span>EVA<text:span text:style-name="T1"> </text:span>consumirá<text:span text:style-name="T1"> </text:span>el<text:span text:style-name="T1"> </text:span>servicio.</text:p>
      <text:p text:style-name="P16"/>
      <text:p text:style-name="P16">Nombre<text:span text:style-name="T1"> </text:span>del<text:span text:style-name="T1"> </text:span>servicio<text:span text:style-name="T1"> </text:span>web<text:span text:style-name="T1"> </text:span>:<text:span text:style-name="T1"> </text:span><text:span text:style-name="T15">wsAutenticacionAutorizacion</text:span></text:p>
      <text:p text:style-name="P16"/>
      <text:p text:style-name="P16"><text:soft-page-break/>El<text:span text:style-name="T1"> </text:span>archivo<text:span text:style-name="T1"> </text:span>WSDL<text:span text:style-name="T1"> </text:span>del<text:span text:style-name="T1"> </text:span>servicio<text:span text:style-name="T1"> </text:span>será<text:span text:style-name="T1"> </text:span>accesible<text:span text:style-name="T1"> </text:span>en<text:span text:style-name="T1"> </text:span>la<text:span text:style-name="T1"> </text:span>misma<text:span text:style-name="T1"> </text:span>dirección<text:span text:style-name="T1"> </text:span>que<text:span text:style-name="T1"> </text:span>servicio<text:span text:style-name="T1"> </text:span>web<text:span text:style-name="T1"> </text:span>pero<text:span text:style-name="T1"> </text:span>acabada<text:span text:style-name="T1"> </text:span>en<text:span text:style-name="T1"> </text:span><text:span text:style-name="T15">?wsdl</text:span><text:span text:style-name="T1"> </text:span>y<text:span text:style-name="T1"> </text:span>también<text:span text:style-name="T1"> </text:span>acabada<text:span text:style-name="T1"> </text:span>en<text:span text:style-name="T1"> </text:span><text:span text:style-name="T15">?WSDL</text:span></text:p>
      <text:p text:style-name="P16"/>
      <text:p text:style-name="P16">Este<text:span text:style-name="T1"> </text:span>servicio<text:span text:style-name="T1"> </text:span>web<text:span text:style-name="T1"> </text:span>sólo<text:span text:style-name="T1"> </text:span>tiene<text:span text:style-name="T1"> </text:span>el<text:span text:style-name="T1"> </text:span>método<text:span text:style-name="T1"> </text:span>AutenticarUsuarioContenido.</text:p>
      <text:p text:style-name="P16"/>
      <text:h text:style-name="P101" text:outline-level="3">Método<text:span text:style-name="T1"> </text:span>AutenticarUsuarioContenido</text:h>
      <text:p text:style-name="P16"/>
      <text:p text:style-name="P16">El<text:span text:style-name="T1"> </text:span>método<text:span text:style-name="T1"> </text:span>devuelve<text:span text:style-name="T1"> </text:span>una<text:span text:style-name="T1"> </text:span>URL<text:span text:style-name="T1"> </text:span>de<text:span text:style-name="T1"> </text:span>acceso<text:span text:style-name="T1"> </text:span>al<text:span text:style-name="T1"> </text:span>libro<text:span text:style-name="T1"> </text:span>digital<text:span text:style-name="T1"> </text:span>a<text:span text:style-name="T1"> </text:span>partir<text:span text:style-name="T1"> </text:span>de<text:span text:style-name="T1"> </text:span>una<text:span text:style-name="T1"> </text:span>credencial<text:span text:style-name="T1"> </text:span>válida<text:span text:style-name="T1"> </text:span>para<text:span text:style-name="T1"> </text:span>este<text:span text:style-name="T1"> </text:span>libro.</text:p>
      <text:p text:style-name="P16"/>
      <text:p text:style-name="P16">Este<text:span text:style-name="T1"> </text:span>método<text:span text:style-name="T1"> </text:span>actualmente<text:span text:style-name="T1"> </text:span>va<text:span text:style-name="T1"> </text:span>sin<text:span text:style-name="T1"> </text:span>encriptar.</text:p>
      <text:p text:style-name="P16"/>
      <text:p text:style-name="P16">Parámetros<text:span text:style-name="T1"> </text:span>de<text:span text:style-name="T1"> </text:span>entrada<text:span text:style-name="T1"> </text:span>del<text:span text:style-name="T1"> </text:span>método<text:span text:style-name="T1"> </text:span><text:span text:style-name="T15">AutenticarUsuarioContenido</text:span></text:p>
      <text:p text:style-name="P16"/>
      <table:table table:name="Taula13" table:style-name="Taula13">
        <table:table-column table:style-name="Taula13.A"/>
        <table:table-column table:style-name="Taula13.B"/>
        <table:table-column table:style-name="Taula13.C"/>
        <table:table-column table:style-name="Taula13.D"/>
        <table:table-header-rows>
          <table:table-row table:style-name="Taula13.1">
            <table:table-cell table:style-name="Taula13.A1" office:value-type="string">
              <text:p text:style-name="P55">Lugar</text:p>
            </table:table-cell>
            <table:table-cell table:style-name="Taula13.A1" office:value-type="string">
              <text:p text:style-name="P56"><text:span text:style-name="T38">Nom</text:span><text:span text:style-name="T38">bre</text:span></text:p>
            </table:table-cell>
            <table:table-cell table:style-name="Taula13.A1" office:value-type="string">
              <text:p text:style-name="P55">Tipo</text:p>
            </table:table-cell>
            <table:table-cell table:style-name="Taula13.D1" office:value-type="string">
              <text:p text:style-name="P55">Descripción</text:p>
            </table:table-cell>
          </table:table-row>
        </table:table-header-rows>
        <table:table-row table:style-name="Taula13.2">
          <table:table-cell table:style-name="Taula13.A2" office:value-type="string">
            <text:p text:style-name="P62"><text:span text:style-name="T38">Cabecera</text:span><text:span text:style-name="T40"> </text:span></text:p>
          </table:table-cell>
          <table:table-cell table:style-name="Taula13.B2" office:value-type="string">
            <text:p text:style-name="P57">User</text:p>
          </table:table-cell>
          <table:table-cell table:style-name="Taula13.C2" office:value-type="string">
            <text:p text:style-name="P59">Obligatorio</text:p>
          </table:table-cell>
          <table:table-cell table:style-name="Taula13.D2" office:value-type="string">
            <text:p text:style-name="P63"><text:span text:style-name="T38">Usuario</text:span><text:span text:style-name="T40"> </text:span><text:span text:style-name="T38">de</text:span><text:span text:style-name="T40"> </text:span><text:span text:style-name="T38">acceso</text:span><text:span text:style-name="T40"> </text:span><text:span text:style-name="T38">del</text:span><text:span text:style-name="T40"> </text:span><text:span text:style-name="T38">EVA</text:span><text:span text:style-name="T40"> </text:span><text:span text:style-name="T38">para</text:span><text:span text:style-name="T40"> </text:span><text:span text:style-name="T38">poder</text:span><text:span text:style-name="T40"> </text:span><text:span text:style-name="T38">utilizar</text:span><text:span text:style-name="T40"> </text:span><text:span text:style-name="T38">el</text:span><text:span text:style-name="T40"> </text:span><text:span text:style-name="T38">servicio</text:span><text:span text:style-name="T40"> </text:span><text:span text:style-name="T38">web</text:span><text:span text:style-name="T40"> </text:span><text:span text:style-name="T38">de</text:span><text:span text:style-name="T40"> </text:span><text:span text:style-name="T38">la</text:span><text:span text:style-name="T40"> </text:span><text:span text:style-name="T38">Editorial.</text:span></text:p>
          </table:table-cell>
        </table:table-row>
        <table:table-row table:style-name="Taula13.1">
          <table:table-cell table:style-name="Taula13.A3" office:value-type="string">
            <text:p text:style-name="P60">Cabecera</text:p>
          </table:table-cell>
          <table:table-cell table:style-name="Taula13.B3" office:value-type="string">
            <text:p text:style-name="P57">Password</text:p>
          </table:table-cell>
          <table:table-cell table:style-name="Taula13.C3" office:value-type="string">
            <text:p text:style-name="P59">Obligatorio</text:p>
          </table:table-cell>
          <table:table-cell table:style-name="Taula13.D3" office:value-type="string">
            <text:p text:style-name="P63"><text:span text:style-name="T38">Contrase</text:span><text:span text:style-name="T38">ña</text:span><text:span text:style-name="T40"> </text:span><text:span text:style-name="T38">del</text:span><text:span text:style-name="T40"> </text:span><text:span text:style-name="T38">EVA</text:span><text:span text:style-name="T40"> </text:span><text:span text:style-name="T38">para</text:span><text:span text:style-name="T40"> </text:span><text:span text:style-name="T38">poder</text:span><text:span text:style-name="T40"> </text:span><text:span text:style-name="T38">utilizar</text:span><text:span text:style-name="T40"> </text:span><text:span text:style-name="T38">el</text:span><text:span text:style-name="T40"> </text:span><text:span text:style-name="T38">servicio</text:span><text:span text:style-name="T40"> </text:span><text:span text:style-name="T38">web</text:span><text:span text:style-name="T40"> </text:span><text:span text:style-name="T38">de</text:span><text:span text:style-name="T40"> </text:span><text:span text:style-name="T38">la</text:span><text:span text:style-name="T40"> </text:span><text:span text:style-name="T38">Editorial.</text:span></text:p>
          </table:table-cell>
        </table:table-row>
        <table:table-row table:style-name="Taula13.1">
          <table:table-cell table:style-name="Taula13.A4" office:value-type="string">
            <text:p text:style-name="P60">Cuerpo</text:p>
          </table:table-cell>
          <table:table-cell table:style-name="Taula13.B4" office:value-type="string">
            <text:p text:style-name="P58">Credencial</text:p>
          </table:table-cell>
          <table:table-cell table:style-name="Taula13.C4" office:value-type="string">
            <text:p text:style-name="P59">Obligatorio</text:p>
          </table:table-cell>
          <table:table-cell table:style-name="Taula13.D4" office:value-type="string">
            <text:p text:style-name="P63"><text:span text:style-name="T38">Credencial</text:span><text:span text:style-name="T40"> </text:span><text:span text:style-name="T38">del</text:span><text:span text:style-name="T40"> </text:span><text:span text:style-name="T38">usuario</text:span><text:span text:style-name="T40"> </text:span><text:span text:style-name="T38">para</text:span><text:span text:style-name="T40"> </text:span><text:span text:style-name="T38">este</text:span><text:span text:style-name="T40"> </text:span><text:span text:style-name="T38">ISBN.</text:span></text:p>
          </table:table-cell>
        </table:table-row>
        <table:table-row table:style-name="Taula13.1">
          <table:table-cell table:style-name="Taula13.A5" office:value-type="string">
            <text:p text:style-name="P60">Cuerpo</text:p>
          </table:table-cell>
          <table:table-cell table:style-name="Taula13.B5" office:value-type="string">
            <text:p text:style-name="P58">ISBN</text:p>
          </table:table-cell>
          <table:table-cell table:style-name="Taula13.C5" office:value-type="string">
            <text:p text:style-name="P59">Obligatorio</text:p>
          </table:table-cell>
          <table:table-cell table:style-name="Taula13.D5" office:value-type="string">
            <text:p text:style-name="P63"><text:span text:style-name="T38">Código</text:span><text:span text:style-name="T40"> </text:span><text:span text:style-name="T38">ISBN</text:span><text:span text:style-name="T40"> </text:span><text:span text:style-name="T38">del</text:span><text:span text:style-name="T40"> </text:span><text:span text:style-name="T38">libro</text:span><text:span text:style-name="T40"> </text:span><text:span text:style-name="T38">digital.</text:span></text:p>
          </table:table-cell>
        </table:table-row>
        <table:table-row table:style-name="Taula13.1">
          <table:table-cell table:style-name="Taula13.A6" office:value-type="string">
            <text:p text:style-name="P60">Cuerpo</text:p>
          </table:table-cell>
          <table:table-cell table:style-name="Taula13.B6" office:value-type="string">
            <text:p text:style-name="P63"><text:span text:style-name="T42">Id</text:span><text:span text:style-name="T42">Usuario</text:span></text:p>
          </table:table-cell>
          <table:table-cell table:style-name="Taula13.C6" office:value-type="string">
            <text:p text:style-name="P59">Obligatorio</text:p>
          </table:table-cell>
          <table:table-cell table:style-name="Taula13.D6" office:value-type="string">
            <text:p text:style-name="P63"><text:span text:style-name="T38">Identificador</text:span><text:span text:style-name="T40"> </text:span><text:span text:style-name="T38">del</text:span><text:span text:style-name="T40"> </text:span><text:span text:style-name="T38">usuario</text:span><text:span text:style-name="T40"> </text:span><text:span text:style-name="T38">en</text:span><text:span text:style-name="T40"> </text:span><text:span text:style-name="T38">el</text:span><text:span text:style-name="T40"> </text:span><text:span text:style-name="T38">EVA.</text:span></text:p>
          </table:table-cell>
        </table:table-row>
        <table:table-row table:style-name="Taula13.1">
          <table:table-cell table:style-name="Taula13.A7" office:value-type="string">
            <text:p text:style-name="P60">Cuerpo</text:p>
          </table:table-cell>
          <table:table-cell table:style-name="Taula13.B7" office:value-type="string">
            <text:p text:style-name="P58">NombreApe</text:p>
          </table:table-cell>
          <table:table-cell table:style-name="Taula13.C7" office:value-type="string">
            <text:p text:style-name="P59">Opcional</text:p>
          </table:table-cell>
          <table:table-cell table:style-name="Taula13.D7" office:value-type="string">
            <text:p text:style-name="P63"><text:span text:style-name="T38">Nom</text:span><text:span text:style-name="T38">bre</text:span><text:span text:style-name="T40"> </text:span><text:span text:style-name="T38">y</text:span><text:span text:style-name="T40"> </text:span><text:span text:style-name="T38">apellidos</text:span><text:span text:style-name="T40"> </text:span><text:span text:style-name="T38">del</text:span><text:span text:style-name="T40"> </text:span><text:span text:style-name="T38">usuario.</text:span></text:p>
          </table:table-cell>
        </table:table-row>
        <table:table-row table:style-name="Taula13.1">
          <table:table-cell table:style-name="Taula13.A8" office:value-type="string">
            <text:p text:style-name="P60">Cuerpo</text:p>
          </table:table-cell>
          <table:table-cell table:style-name="Taula13.B8" office:value-type="string">
            <text:p text:style-name="P58">IdGrupo</text:p>
          </table:table-cell>
          <table:table-cell table:style-name="Taula13.C8" office:value-type="string">
            <text:p text:style-name="P59">Opcional</text:p>
          </table:table-cell>
          <table:table-cell table:style-name="Taula13.D8" office:value-type="string">
            <text:p text:style-name="P61">Identificador<text:span text:style-name="T1"> </text:span>del<text:span text:style-name="T1"> </text:span>grupo<text:span text:style-name="T1"> </text:span>del<text:span text:style-name="T1"> </text:span>EVA<text:span text:style-name="T1"> </text:span>desde<text:span text:style-name="T1"> </text:span>donde<text:span text:style-name="T1"> </text:span>se<text:span text:style-name="T1"> </text:span>está<text:span text:style-name="T1"> </text:span>accediendo<text:span text:style-name="T1"> </text:span>al<text:span text:style-name="T1"> </text:span>contenido.</text:p>
          </table:table-cell>
        </table:table-row>
        <table:table-row table:style-name="Taula13.1">
          <table:table-cell table:style-name="Taula13.A9" office:value-type="string">
            <text:p text:style-name="P60">Cuerpo</text:p>
          </table:table-cell>
          <table:table-cell table:style-name="Taula13.B9" office:value-type="string">
            <text:p text:style-name="P58">Rol</text:p>
          </table:table-cell>
          <table:table-cell table:style-name="Taula13.C9" office:value-type="string">
            <text:p text:style-name="P59">Opcional</text:p>
          </table:table-cell>
          <table:table-cell table:style-name="Taula13.D9" office:value-type="string">
            <text:p text:style-name="P61">Valores<text:span text:style-name="T1"> </text:span>posibles:<text:span text:style-name="T1"> </text:span>ESTUDIANTE,<text:span text:style-name="T1"> </text:span>PROFESOR.</text:p>
            <text:p text:style-name="P61">Valor<text:span text:style-name="T1"> </text:span>por<text:span text:style-name="T1"> </text:span>defecto:<text:span text:style-name="T1"> </text:span>ESTUDIANTE.</text:p>
          </table:table-cell>
        </table:table-row>
        <table:table-row table:style-name="Taula13.1">
          <table:table-cell table:style-name="Taula13.A10" office:value-type="string">
            <text:p text:style-name="P60">Cuerpo</text:p>
          </table:table-cell>
          <table:table-cell table:style-name="Taula13.B10" office:value-type="string">
            <text:p text:style-name="P58">IdCurso</text:p>
          </table:table-cell>
          <table:table-cell table:style-name="Taula13.C10" office:value-type="string">
            <text:p text:style-name="P59">Obligatorio</text:p>
          </table:table-cell>
          <table:table-cell table:style-name="Taula13.D10" office:value-type="string">
            <text:p text:style-name="P61">Identificador<text:span text:style-name="T1"> </text:span>del<text:span text:style-name="T1"> </text:span>curso<text:span text:style-name="T1"> </text:span>del<text:span text:style-name="T1"> </text:span>EVA<text:span text:style-name="T1"> </text:span>desde<text:span text:style-name="T1"> </text:span>donde<text:span text:style-name="T1"> <text:s/></text:span>se<text:span text:style-name="T1"> </text:span>está<text:span text:style-name="T1"> </text:span>accediendo<text:span text:style-name="T1"> </text:span>al<text:span text:style-name="T1"> </text:span>contenido.</text:p>
          </table:table-cell>
        </table:table-row>
        <table:table-row table:style-name="Taula13.1">
          <table:table-cell table:style-name="Taula13.A11" office:value-type="string">
            <text:p text:style-name="P60">Cuerpo</text:p>
          </table:table-cell>
          <table:table-cell table:style-name="Taula13.B11" office:value-type="string">
            <text:p text:style-name="P58">IdCentro</text:p>
          </table:table-cell>
          <table:table-cell table:style-name="Taula13.C11" office:value-type="string">
            <text:p text:style-name="P59">Obligatorio</text:p>
          </table:table-cell>
          <table:table-cell table:style-name="Taula13.D11" office:value-type="string">
            <text:p text:style-name="P61">Identificador<text:span text:style-name="T1"> </text:span>del<text:span text:style-name="T1"> </text:span>centro<text:span text:style-name="T1"> </text:span>educativo<text:span text:style-name="T1"> </text:span>desde<text:span text:style-name="T1"> </text:span>el<text:span text:style-name="T1"> </text:span>que<text:span text:style-name="T1"> </text:span>se<text:span text:style-name="T1"> </text:span>está<text:span text:style-name="T1"> </text:span>haciendo<text:span text:style-name="T1"> </text:span>la<text:span text:style-name="T1"> </text:span>llamada<text:span text:style-name="T1"> </text:span>al<text:span text:style-name="T1"> </text:span>servicio<text:span text:style-name="T1"> </text:span>web.</text:p>
          </table:table-cell>
        </table:table-row>
        <table:table-row table:style-name="Taula13.1">
          <table:table-cell table:style-name="Taula13.A12" office:value-type="string">
            <text:p text:style-name="P60">Cuerpo</text:p>
          </table:table-cell>
          <table:table-cell table:style-name="Taula13.B12" office:value-type="string">
            <text:p text:style-name="P58">URLResultado</text:p>
          </table:table-cell>
          <table:table-cell table:style-name="Taula13.C12" office:value-type="string">
            <text:p text:style-name="P59">Opcional</text:p>
          </table:table-cell>
          <table:table-cell table:style-name="Taula13.D12" office:value-type="string">
            <text:p text:style-name="P63"><text:span text:style-name="T38">URL</text:span><text:span text:style-name="T40"> </text:span><text:span text:style-name="T38">del</text:span><text:span text:style-name="T40"> </text:span><text:span text:style-name="T38">servicio</text:span><text:span text:style-name="T40"> </text:span><text:span text:style-name="T38">web</text:span><text:span text:style-name="T40"> </text:span><text:span text:style-name="T38">de</text:span><text:span text:style-name="T40"> </text:span><text:span text:style-name="T38">seguimiento</text:span><text:span text:style-name="T40"> </text:span><text:span text:style-name="T38">del</text:span><text:span text:style-name="T40"> </text:span><text:span text:style-name="T38">EVA.</text:span><text:span text:style-name="T40"> </text:span><text:span text:style-name="T38">Este</text:span><text:span text:style-name="T40"> </text:span><text:span text:style-name="T38">campo</text:span><text:span text:style-name="T40"> </text:span><text:span text:style-name="T38">es</text:span><text:span text:style-name="T40"> </text:span><text:span text:style-name="T38">obligatorio</text:span><text:span text:style-name="T40"> </text:span><text:span text:style-name="T38">si</text:span><text:span text:style-name="T40"> </text:span><text:span text:style-name="T38">el</text:span><text:span text:style-name="T40"> </text:span><text:span text:style-name="T38">contenido</text:span><text:span text:style-name="T40"> </text:span><text:span text:style-name="T38">es</text:span><text:span text:style-name="T40"> </text:span><text:span text:style-name="T38">webcontent</text:span><text:span text:style-name="T40"> </text:span><text:span text:style-name="T38">y</text:span><text:span text:style-name="T40"> </text:span><text:span text:style-name="T38">se</text:span><text:span text:style-name="T40"> </text:span><text:span text:style-name="T38">quiere</text:span><text:span text:style-name="T40"> </text:span><text:span text:style-name="T38">recibir,</text:span><text:span text:style-name="T40"> </text:span><text:span text:style-name="T38">mediante</text:span><text:span text:style-name="T40"> </text:span><text:span text:style-name="T38">el</text:span><text:span text:style-name="T40"> </text:span><text:span text:style-name="T38">servicio</text:span><text:span text:style-name="T40"> </text:span><text:span text:style-name="T38">web</text:span><text:span text:style-name="T40"> </text:span><text:span text:style-name="T38">de</text:span><text:span text:style-name="T40"> </text:span><text:span text:style-name="T38">seguimiento,</text:span><text:span text:style-name="T40"> </text:span><text:span text:style-name="T38">información</text:span><text:span text:style-name="T40"> </text:span><text:span text:style-name="T38">sobre</text:span><text:span text:style-name="T40"> </text:span><text:span text:style-name="T38">los</text:span><text:span text:style-name="T40"> </text:span><text:span text:style-name="T38">resultados</text:span><text:span text:style-name="T40"> </text:span><text:span text:style-name="T38">de</text:span><text:span text:style-name="T40"> </text:span><text:span text:style-name="T38">la</text:span><text:span text:style-name="T40"> </text:span><text:span text:style-name="T38">interacción</text:span><text:span text:style-name="T40"> </text:span><text:span text:style-name="T38">del</text:span><text:span text:style-name="T40"> </text:span><text:span text:style-name="T38">alumno</text:span><text:span text:style-name="T40"> </text:span><text:span text:style-name="T38">con</text:span><text:span text:style-name="T40"> </text:span><text:span text:style-name="T38">el</text:span><text:span text:style-name="T40"> </text:span><text:span text:style-name="T38">contenido.</text:span></text:p>
          </table:table-cell>
        </table:table-row>
        <table:table-row table:style-name="Taula13.1">
          <table:table-cell table:style-name="Taula13.A13" office:value-type="string">
            <text:p text:style-name="P60">Cuerpo</text:p>
          </table:table-cell>
          <table:table-cell table:style-name="Taula13.B13" office:value-type="string">
            <text:p text:style-name="P58">IdContenidoLMS</text:p>
          </table:table-cell>
          <table:table-cell table:style-name="Taula13.C13" office:value-type="string">
            <text:p text:style-name="P59">Opcional</text:p>
          </table:table-cell>
          <table:table-cell table:style-name="Taula13.D13" office:value-type="string">
            <text:p text:style-name="P63"><text:span text:style-name="T38">Identificador</text:span><text:span text:style-name="T40"> </text:span><text:span text:style-name="T38">del</text:span><text:span text:style-name="T40"> </text:span><text:span text:style-name="T38">contenido</text:span><text:span text:style-name="T40"> </text:span><text:span text:style-name="T38">en</text:span><text:span text:style-name="T40"> </text:span><text:span text:style-name="T38">el</text:span><text:span text:style-name="T40"> </text:span><text:span text:style-name="T38">EVA.</text:span><text:span text:style-name="T40"> </text:span><text:span text:style-name="T38">Este</text:span><text:span text:style-name="T40"> </text:span><text:span text:style-name="T38">campo</text:span><text:span text:style-name="T40"> </text:span><text:span text:style-name="T38">es</text:span><text:span text:style-name="T40"> </text:span><text:span text:style-name="T38">obligatorio</text:span><text:span text:style-name="T40"> </text:span><text:span text:style-name="T38">si</text:span><text:span text:style-name="T40"> </text:span><text:span text:style-name="T38">el</text:span><text:span text:style-name="T40"> </text:span><text:span text:style-name="T38">contenido</text:span><text:span text:style-name="T40"> </text:span><text:span text:style-name="T38">es</text:span><text:span text:style-name="T40"> </text:span><text:span text:style-name="T38">webcontent</text:span><text:span text:style-name="T40"> </text:span><text:span text:style-name="T38">y</text:span><text:span text:style-name="T40"> </text:span><text:span text:style-name="T38">se</text:span><text:span text:style-name="T40"> </text:span><text:span text:style-name="T38">quiere</text:span><text:span text:style-name="T40"> </text:span><text:span text:style-name="T38">recibir,</text:span><text:span text:style-name="T40"> </text:span><text:span text:style-name="T38">mediante</text:span><text:span text:style-name="T40"> </text:span><text:span text:style-name="T38">el</text:span><text:span text:style-name="T40"> </text:span><text:span text:style-name="T38">servicio</text:span><text:span text:style-name="T40"> </text:span><text:span text:style-name="T38">web</text:span><text:span text:style-name="T40"> </text:span><text:span text:style-name="T38">de</text:span><text:span text:style-name="T40"> </text:span><text:span text:style-name="T38">seguimiento,</text:span><text:span text:style-name="T40"> </text:span><text:span text:style-name="T38">información</text:span><text:span text:style-name="T40"> </text:span><text:span text:style-name="T38">sobre</text:span><text:span text:style-name="T40"> </text:span><text:span text:style-name="T38">los</text:span><text:span text:style-name="T40"> </text:span><text:span text:style-name="T38">resultados</text:span><text:span text:style-name="T40"> </text:span><text:span text:style-name="T38">de</text:span><text:span text:style-name="T40"> </text:span><text:span text:style-name="T38">la</text:span><text:span text:style-name="T40"> </text:span><text:span text:style-name="T38">interacción</text:span><text:span text:style-name="T40"> </text:span><text:span text:style-name="T38">del</text:span><text:span text:style-name="T40"> </text:span><text:span text:style-name="T38">alumno</text:span><text:span text:style-name="T40"> </text:span><text:span text:style-name="T38">con</text:span><text:span text:style-name="T40"> </text:span><text:span text:style-name="T38">el</text:span><text:span text:style-name="T40"> </text:span><text:span text:style-name="T38">contenido</text:span></text:p>
          </table:table-cell>
        </table:table-row>
        <table:table-row table:style-name="Taula13.1">
          <table:table-cell table:style-name="Taula13.A14" office:value-type="string">
            <text:p text:style-name="P60">Cuerpo</text:p>
          </table:table-cell>
          <table:table-cell table:style-name="Taula13.B14" office:value-type="string">
            <text:p text:style-name="P58">IdUnidad</text:p>
          </table:table-cell>
          <table:table-cell table:style-name="Taula13.C14" office:value-type="string">
            <text:p text:style-name="P59">Opcional</text:p>
          </table:table-cell>
          <table:table-cell table:style-name="Taula13.D14" office:value-type="string">
            <text:p text:style-name="P63"><text:span text:style-name="T38">Identificador</text:span><text:span text:style-name="T40"> </text:span><text:span text:style-name="T38">de</text:span><text:span text:style-name="T40"> </text:span><text:span text:style-name="T38">la</text:span><text:span text:style-name="T40"> </text:span><text:span text:style-name="T38">unidad</text:span><text:span text:style-name="T40"> </text:span><text:span text:style-name="T38">del</text:span><text:span text:style-name="T40"> </text:span><text:span text:style-name="T38">libro</text:span><text:span text:style-name="T40"> </text:span><text:span text:style-name="T38">a</text:span><text:span text:style-name="T40"> </text:span><text:span text:style-name="T38">la</text:span><text:span text:style-name="T40"> </text:span><text:span text:style-name="T38">que</text:span><text:span text:style-name="T40"> </text:span><text:span text:style-name="T38">se</text:span><text:span text:style-name="T40"> </text:span><text:span text:style-name="T38">quiere</text:span><text:span text:style-name="T40"> </text:span><text:span text:style-name="T38">acceder.</text:span></text:p>
          </table:table-cell>
        </table:table-row>
        <table:table-row table:style-name="Taula13.1">
          <table:table-cell table:style-name="Taula13.A15" office:value-type="string">
            <text:p text:style-name="P60">Cuerpo</text:p>
          </table:table-cell>
          <table:table-cell table:style-name="Taula13.B15" office:value-type="string">
            <text:p text:style-name="P58">IdActivitad</text:p>
          </table:table-cell>
          <table:table-cell table:style-name="Taula13.C15" office:value-type="string">
            <text:p text:style-name="P59">Opcional</text:p>
          </table:table-cell>
          <table:table-cell table:style-name="Taula13.D15" office:value-type="string">
            <text:p text:style-name="P63"><text:span text:style-name="T38">I</text:span><text:span text:style-name="T38">dentificador</text:span><text:span text:style-name="T40"> </text:span><text:span text:style-name="T38">de</text:span><text:span text:style-name="T40"> </text:span><text:span text:style-name="T38">la</text:span><text:span text:style-name="T40"> </text:span><text:span text:style-name="T38">actividad</text:span><text:span text:style-name="T40"> </text:span><text:span text:style-name="T38">del</text:span><text:span text:style-name="T40"> </text:span><text:span text:style-name="T38">libro</text:span><text:span text:style-name="T40"> </text:span><text:span text:style-name="T38">a</text:span><text:span text:style-name="T40"> </text:span><text:span text:style-name="T38">la</text:span><text:span text:style-name="T40"> </text:span><text:span text:style-name="T38">que</text:span><text:span text:style-name="T40"> </text:span><text:span text:style-name="T38">se</text:span><text:span text:style-name="T40"> </text:span><text:span text:style-name="T38">quiere</text:span><text:span text:style-name="T40"> </text:span><text:span text:style-name="T38">acceder.</text:span><text:span text:style-name="T40"> </text:span><text:span text:style-name="T38">Si</text:span><text:span text:style-name="T40"> </text:span><text:span text:style-name="T38">se</text:span><text:span text:style-name="T40"> </text:span><text:span text:style-name="T38">envia</text:span><text:span text:style-name="T40"> </text:span><text:span text:style-name="T38">este</text:span><text:span text:style-name="T40"> </text:span><text:span text:style-name="T38">campo</text:span><text:span text:style-name="T40"> </text:span><text:soft-page-break/><text:span text:style-name="T38">también</text:span><text:span text:style-name="T40"> </text:span><text:span text:style-name="T38">se</text:span><text:span text:style-name="T40"> </text:span><text:span text:style-name="T38">ha</text:span><text:span text:style-name="T40"> </text:span><text:span text:style-name="T38">de</text:span><text:span text:style-name="T40"> </text:span><text:span text:style-name="T38">enviar</text:span><text:span text:style-name="T40"> </text:span><text:span text:style-name="T38">el</text:span><text:span text:style-name="T40"> </text:span><text:span text:style-name="T38">campo</text:span><text:span text:style-name="T40"> </text:span><text:span text:style-name="T38">IdUnidad.</text:span></text:p>
          </table:table-cell>
        </table:table-row>
      </table:table>
      <text:p text:style-name="P16"/>
      <text:p text:style-name="P16"/>
      <text:p text:style-name="P16"/>
      <text:p text:style-name="P16">Parámetros<text:span text:style-name="T1"> </text:span>de<text:span text:style-name="T1"> </text:span>salida<text:span text:style-name="T1"> </text:span>del<text:span text:style-name="T1"> </text:span>método</text:p>
      <text:p text:style-name="P16"/>
      <table:table table:name="Taula14" table:style-name="Taula14">
        <table:table-column table:style-name="Taula14.A"/>
        <table:table-column table:style-name="Taula14.B"/>
        <table:table-column table:style-name="Taula14.C"/>
        <table:table-column table:style-name="Taula14.D"/>
        <table:table-header-rows>
          <table:table-row table:style-name="Taula14.1">
            <table:table-cell table:style-name="Taula14.A1" office:value-type="string">
              <text:p text:style-name="P56"><text:span text:style-name="T38">L</text:span><text:span text:style-name="T38">ugar</text:span></text:p>
            </table:table-cell>
            <table:table-cell table:style-name="Taula14.A1" office:value-type="string">
              <text:p text:style-name="P56"><text:span text:style-name="T38">Nom</text:span><text:span text:style-name="T38">bre</text:span></text:p>
            </table:table-cell>
            <table:table-cell table:style-name="Taula14.A1" office:value-type="string">
              <text:p text:style-name="P55">Tipo</text:p>
            </table:table-cell>
            <table:table-cell table:style-name="Taula14.D1" office:value-type="string">
              <text:p text:style-name="P55">Descripción</text:p>
            </table:table-cell>
          </table:table-row>
        </table:table-header-rows>
        <table:table-row table:style-name="Taula14.2">
          <table:table-cell table:style-name="Taula14.A2" office:value-type="string">
            <text:p text:style-name="P62"><text:span text:style-name="T38">Cuerpo</text:span><text:span text:style-name="T40"> </text:span></text:p>
          </table:table-cell>
          <table:table-cell table:style-name="Taula14.B2" office:value-type="string">
            <text:p text:style-name="P58">Código</text:p>
          </table:table-cell>
          <table:table-cell table:style-name="Taula14.C2" office:value-type="string">
            <text:p text:style-name="P59">Obligatorio</text:p>
          </table:table-cell>
          <table:table-cell table:style-name="Taula14.D2" office:value-type="string">
            <text:p text:style-name="P63"><text:span text:style-name="T38">Código</text:span><text:span text:style-name="T40"> </text:span><text:span text:style-name="T38">identificador</text:span><text:span text:style-name="T40"> </text:span><text:span text:style-name="T38">de</text:span><text:span text:style-name="T40"> </text:span><text:span text:style-name="T38">la</text:span><text:span text:style-name="T40"> </text:span><text:span text:style-name="T38">respuesta:</text:span></text:p>
            <text:p text:style-name="P63"><text:span text:style-name="T38">Valores</text:span><text:span text:style-name="T40"> </text:span><text:span text:style-name="T38">posibles:</text:span></text:p>
            <text:list xml:id="list2015533673" text:style-name="WW8Num3">
              <text:list-item>
                <text:p text:style-name="P87">(1):<text:span text:style-name="T1"> </text:span>URL<text:span text:style-name="T1"> </text:span>generada<text:span text:style-name="T1"> </text:span>correctamente<text:span text:style-name="T1"> </text:span>/<text:span text:style-name="T1"> </text:span>URL<text:span text:style-name="T1"> </text:span>del<text:span text:style-name="T1"> </text:span>libro<text:span text:style-name="T1"> </text:span>devuelto<text:span text:style-name="T1"> </text:span>correctamente.</text:p>
              </text:list-item>
              <text:list-item>
                <text:p text:style-name="P87">(0):<text:span text:style-name="T1"> </text:span>Error<text:span text:style-name="T1"> </text:span>inesperado<text:span text:style-name="T1"> </text:span>/<text:span text:style-name="T1"> </text:span>URL<text:span text:style-name="T1"> </text:span>de<text:span text:style-name="T1"> </text:span>excepciones.</text:p>
              </text:list-item>
              <text:list-item>
                <text:p text:style-name="P87">(-1):<text:span text:style-name="T1"> </text:span>Error<text:span text:style-name="T1"> </text:span>al<text:span text:style-name="T1"> </text:span>realizar<text:span text:style-name="T1"> </text:span>la<text:span text:style-name="T1"> </text:span>URL<text:span text:style-name="T1"> </text:span>dinàmica<text:span text:style-name="T1"> </text:span>/<text:span text:style-name="T1"> </text:span>URL<text:span text:style-name="T1"> </text:span>de<text:span text:style-name="T1"> </text:span>excepciones.</text:p>
              </text:list-item>
              <text:list-item>
                <text:p text:style-name="P87">(-2):<text:span text:style-name="T1"> </text:span>La<text:span text:style-name="T1"> </text:span>credencial<text:span text:style-name="T1"> </text:span>no<text:span text:style-name="T1"> </text:span>es<text:span text:style-name="T1"> </text:span>válida/<text:span text:style-name="T1"> </text:span>URL<text:span text:style-name="T1"> </text:span>de<text:span text:style-name="T1"> </text:span>excepciones.</text:p>
              </text:list-item>
              <text:list-item>
                <text:p text:style-name="P87">(-3):<text:span text:style-name="T1"> </text:span>El<text:span text:style-name="T1"> </text:span>ISBN<text:span text:style-name="T1"> </text:span>del<text:span text:style-name="T1"> </text:span>libro<text:span text:style-name="T1"> </text:span>digital<text:span text:style-name="T1"> </text:span>no<text:span text:style-name="T1"> </text:span>es<text:span text:style-name="T1"> </text:span>válido/<text:span text:style-name="T1"> </text:span>URL<text:span text:style-name="T1"> </text:span>de<text:span text:style-name="T1"> </text:span>excepciones.</text:p>
              </text:list-item>
              <text:list-item>
                <text:p text:style-name="P87">(-4):<text:span text:style-name="T1"> </text:span>La<text:span text:style-name="T1"> </text:span>licencia<text:span text:style-name="T1"> </text:span>ha<text:span text:style-name="T1"> </text:span>expirado<text:span text:style-name="T1"> </text:span>/<text:span text:style-name="T1"> </text:span>URL<text:span text:style-name="T1"> </text:span>de<text:span text:style-name="T1"> </text:span>excepciones.</text:p>
              </text:list-item>
              <text:list-item>
                <text:p text:style-name="P87">(-5):<text:span text:style-name="T1"> </text:span>El<text:span text:style-name="T1"> </text:span>identificador<text:span text:style-name="T1"> </text:span>de<text:span text:style-name="T1"> </text:span>la<text:span text:style-name="T1"> </text:span>unidad<text:span text:style-name="T1"> </text:span>no<text:span text:style-name="T1"> </text:span>es<text:span text:style-name="T1"> </text:span>válido<text:span text:style-name="T1"> </text:span>/<text:span text:style-name="T1"> </text:span>URL<text:span text:style-name="T1"> </text:span>de<text:span text:style-name="T1"> <text:s/></text:span>excepciones.</text:p>
              </text:list-item>
              <text:list-item>
                <text:p text:style-name="P87">(-6):<text:span text:style-name="T1"> </text:span>El<text:span text:style-name="T1"> </text:span>identificador<text:span text:style-name="T1"> </text:span>de<text:span text:style-name="T1"> </text:span>la<text:span text:style-name="T1"> </text:span>activdad<text:span text:style-name="T1"> </text:span>no<text:span text:style-name="T1"> </text:span>es<text:span text:style-name="T1"> </text:span>válido<text:span text:style-name="T1"> </text:span>/<text:span text:style-name="T1"> </text:span>URL<text:span text:style-name="T1"> </text:span>de<text:span text:style-name="T1"> </text:span>excepciones.</text:p>
              </text:list-item>
              <text:list-item>
                <text:p text:style-name="P87">(-7):<text:span text:style-name="T1"> </text:span>Rol<text:span text:style-name="T1"> </text:span>incorrecto.<text:span text:style-name="T1"> </text:span>El<text:span text:style-name="T1"> </text:span>valor<text:span text:style-name="T1"> </text:span>del<text:span text:style-name="T1"> </text:span>rol<text:span text:style-name="T1"> </text:span>es<text:span text:style-name="T1"> </text:span>incorrecto</text:p>
              </text:list-item>
              <text:list-item>
                <text:p text:style-name="P87">(-101):<text:span text:style-name="T1"> </text:span>Autenticación<text:span text:style-name="T1"> </text:span>incorrecta.<text:span text:style-name="T1"> </text:span>El<text:span text:style-name="T1"> </text:span>usuario<text:span text:style-name="T1"> </text:span>que<text:span text:style-name="T1"> <text:s/></text:span>solicita<text:span text:style-name="T1"> </text:span>acceso<text:span text:style-name="T1"> </text:span>a<text:span text:style-name="T1"> </text:span>este<text:span text:style-name="T1"> </text:span>método<text:span text:style-name="T1"> </text:span>del<text:span text:style-name="T1"> </text:span>servicio<text:span text:style-name="T1"> </text:span>web<text:span text:style-name="T1"> </text:span>no<text:span text:style-name="T1"> </text:span>es<text:span text:style-name="T1"> </text:span>correcto.</text:p>
              </text:list-item>
              <text:list-item>
                <text:p text:style-name="P87">(-102):<text:span text:style-name="T1"> </text:span>Autenticación<text:span text:style-name="T1"> </text:span>incorrecta.<text:span text:style-name="T1"> </text:span>El<text:span text:style-name="T1"> </text:span>usuario<text:span text:style-name="T1"> </text:span>que<text:span text:style-name="T1"> </text:span>solicita<text:span text:style-name="T1"> </text:span>acceso<text:span text:style-name="T1"> </text:span>a<text:span text:style-name="T1"> </text:span>este<text:span text:style-name="T1"> </text:span>método<text:span text:style-name="T1"> </text:span>del<text:span text:style-name="T1"> </text:span>servicio<text:span text:style-name="T1"> </text:span>web<text:span text:style-name="T1"> </text:span>no<text:span text:style-name="T1"> </text:span>tiene<text:span text:style-name="T1"> </text:span>permisos<text:span text:style-name="T1"> </text:span>suficientes.</text:p>
              </text:list-item>
            </text:list>
            <text:p text:style-name="P61"/>
          </table:table-cell>
        </table:table-row>
        <table:table-row table:style-name="Taula14.1">
          <table:table-cell table:style-name="Taula14.A3" office:value-type="string">
            <text:p text:style-name="P60">Cuerpo</text:p>
          </table:table-cell>
          <table:table-cell table:style-name="Taula14.B3" office:value-type="string">
            <text:p text:style-name="P58">Descripcion</text:p>
          </table:table-cell>
          <table:table-cell table:style-name="Taula14.C3" office:value-type="string">
            <text:p text:style-name="P59">Obligatorio</text:p>
          </table:table-cell>
          <table:table-cell table:style-name="Taula14.D3" office:value-type="string">
            <text:p text:style-name="P63"><text:span text:style-name="T38">Descripció</text:span><text:span text:style-name="T38">n</text:span><text:span text:style-name="T40"> </text:span><text:span text:style-name="T38">del</text:span><text:span text:style-name="T40"> </text:span><text:span text:style-name="T38">código</text:span><text:span text:style-name="T40"> </text:span><text:span text:style-name="T38">generado.</text:span></text:p>
          </table:table-cell>
        </table:table-row>
        <table:table-row table:style-name="Taula14.1">
          <table:table-cell table:style-name="Taula14.A4" office:value-type="string">
            <text:p text:style-name="P60">Cuerpo</text:p>
          </table:table-cell>
          <table:table-cell table:style-name="Taula14.B4" office:value-type="string">
            <text:p text:style-name="P58">URL</text:p>
          </table:table-cell>
          <table:table-cell table:style-name="Taula14.C4" office:value-type="string">
            <text:p text:style-name="P59">Opcional</text:p>
          </table:table-cell>
          <table:table-cell table:style-name="Taula14.D4" office:value-type="string">
            <text:p text:style-name="P63"><text:span text:style-name="T38">URL</text:span><text:span text:style-name="T40"> </text:span><text:span text:style-name="T38">absoluta</text:span><text:span text:style-name="T40"> </text:span><text:span text:style-name="T38">para</text:span><text:span text:style-name="T40"> </text:span><text:span text:style-name="T38">acceder</text:span><text:span text:style-name="T40"> </text:span><text:span text:style-name="T38">al</text:span><text:span text:style-name="T40"> </text:span><text:span text:style-name="T38">contenido.</text:span></text:p>
            <text:p text:style-name="P63"><text:span text:style-name="T38">E</text:span><text:span text:style-name="T38">s</text:span><text:span text:style-name="T40"> </text:span><text:span text:style-name="T38">obligatoria</text:span><text:span text:style-name="T40"> </text:span><text:span text:style-name="T38">en</text:span><text:span text:style-name="T40"> </text:span><text:span text:style-name="T38">caso</text:span><text:span text:style-name="T40"> </text:span><text:span text:style-name="T38">que</text:span><text:span text:style-name="T40"> </text:span><text:span text:style-name="T38">el</text:span><text:span text:style-name="T40"> </text:span><text:span text:style-name="T38">campo</text:span><text:span text:style-name="T40"> </text:span><text:span text:style-name="T38">código</text:span><text:span text:style-name="T40"> </text:span><text:span text:style-name="T38">tenga</text:span><text:span text:style-name="T40"> </text:span><text:span text:style-name="T38">el</text:span><text:span text:style-name="T40"> </text:span><text:span text:style-name="T38">valor</text:span><text:span text:style-name="T40"> </text:span><text:span text:style-name="T38">1.</text:span></text:p>
            <text:p text:style-name="P63"><text:span text:style-name="T38">No</text:span><text:span text:style-name="T40"> </text:span><text:span text:style-name="T38">es</text:span><text:span text:style-name="T40"> </text:span><text:span text:style-name="T38">obligatoria</text:span><text:span text:style-name="T40"> </text:span><text:span text:style-name="T38">en</text:span><text:span text:style-name="T40"> </text:span><text:span text:style-name="T38">caso</text:span><text:span text:style-name="T40"> </text:span><text:span text:style-name="T38">de</text:span><text:span text:style-name="T40"> </text:span><text:span text:style-name="T38">error,</text:span><text:span text:style-name="T40"> </text:span><text:span text:style-name="T38">pero</text:span><text:span text:style-name="T40"> </text:span><text:span text:style-name="T38">si</text:span><text:span text:style-name="T40"> </text:span><text:span text:style-name="T38">es</text:span><text:span text:style-name="T40"> </text:span><text:span text:style-name="T38">aconsejable.</text:span></text:p>
            <text:p text:style-name="P44"><text:span text:style-name="T4">Ejemplos:</text:span><text:span text:style-name="T1"> </text:span></text:p>
            <text:list xml:id="list1487108104" text:continue-list="list1864851247" text:style-name="WW8Num20">
              <text:list-item>
                <text:p text:style-name="P75">URL<text:span text:style-name="T1"> </text:span>de<text:span text:style-name="T1"> </text:span>acceso<text:span text:style-name="T1"> </text:span>generada<text:span text:style-name="T1"> </text:span>de<text:span text:style-name="T1"> </text:span>forma<text:span text:style-name="T1"> </text:span>dinámica<text:span text:style-name="T1"> </text:span>para<text:span text:style-name="T1"> </text:span>esta<text:span text:style-name="T1"> </text:span>credencial<text:span text:style-name="T1"> </text:span>de<text:span text:style-name="T1"> </text:span>usuario:<text:span text:style-name="T1"> </text:span>http://www.proveedorcontenidos.com/5A70956C-66F6-4ADF-B31AD1B3A19549BB.html<text:span text:style-name="T1"> </text:span></text:p>
              </text:list-item>
            </text:list>
            <text:p text:style-name="P45"/>
            <text:list xml:id="list1733814093" text:continue-numbering="true" text:style-name="WW8Num20">
              <text:list-item>
                <text:p text:style-name="P75"><text:span text:style-name="T1"><text:s/></text:span>URL<text:span text:style-name="T1"> </text:span>de<text:span text:style-name="T1"> </text:span>presentación<text:span text:style-name="T1"> </text:span>de<text:span text:style-name="T1"> </text:span>error:<text:span text:style-name="T1"> </text:span>http://www.proveedorcontenidos.com//contacta.aspx?ReturnUrl=-101</text:p>
              </text:list-item>
            </text:list>
            <text:p text:style-name="P46"/>
          </table:table-cell>
        </table:table-row>
      </table:table>
      <text:p text:style-name="P16"/>
      <text:h text:style-name="P103" text:outline-level="4">Ejemplos</text:h>
      <text:p text:style-name="P19"/>
      <text:p text:style-name="P16"><text:span text:style-name="T15">Ejemplo</text:span><text:span text:style-name="T17"> </text:span><text:span text:style-name="T15">de</text:span><text:span text:style-name="T17"> </text:span><text:span text:style-name="T15">mensaje</text:span><text:span text:style-name="T17"> </text:span><text:span text:style-name="T15">SOAP</text:span><text:span text:style-name="T17"> </text:span><text:span text:style-name="T15">de</text:span><text:span text:style-name="T17"> </text:span><text:span text:style-name="T15">llamada</text:span><text:span text:style-name="T17"> </text:span><text:span text:style-name="T15">al</text:span><text:span text:style-name="T17"> </text:span><text:span text:style-name="T15">servicio</text:span><text:span text:style-name="T17"> </text:span><text:span text:style-name="T15">web</text:span></text:p>
      <text:p text:style-name="P19"/>
      <text:p text:style-name="P16">&lt;?xml<text:span text:style-name="T1"> </text:span>version="1.0"<text:span text:style-name="T1"> </text:span>encoding="utf-8"?&gt;</text:p>
      <text:p text:style-name="P16">&lt;soapenv:Envelope<text:span text:style-name="T1"> </text:span>xmlns:soapenv="http://schemas.xmlsoap.org/soap/envelope/"<text:span text:style-name="T1"> </text:span>xmlns:aut="http://educacio.gencat.cat/proveedores/autenticacion/"&gt;</text:p>
      <text:p text:style-name="P16"><text:soft-page-break/><text:span text:style-name="T1"><text:s text:c="3"/></text:span>&lt;soapenv:Header&gt;</text:p>
      <text:p text:style-name="P16"><text:span text:style-name="T1"><text:s text:c="6"/></text:span>&lt;aut:WSEAuthenticateHeader&gt;</text:p>
      <text:p text:style-name="P16"><text:span text:style-name="T1"><text:s text:c="9"/></text:span>&lt;!--Optional:--&gt;</text:p>
      <text:p text:style-name="P16"><text:span text:style-name="T1"><text:s text:c="9"/></text:span>&lt;User&gt;S1mul4d0r&lt;/User&gt;</text:p>
      <text:p text:style-name="P16"><text:span text:style-name="T1"><text:s text:c="9"/></text:span>&lt;!--Optional:--&gt;</text:p>
      <text:p text:style-name="P16"><text:span text:style-name="T1"><text:s text:c="9"/></text:span>&lt;Password&gt;ed1t0r14l&lt;/Password&gt;</text:p>
      <text:p text:style-name="P16"><text:span text:style-name="T1"><text:s text:c="6"/></text:span>&lt;/aut:WSEAuthenticateHeader&gt;</text:p>
      <text:p text:style-name="P16"><text:span text:style-name="T1"><text:s text:c="3"/></text:span>&lt;/soapenv:Header&gt;</text:p>
      <text:p text:style-name="P16"><text:span text:style-name="T1"><text:s text:c="3"/></text:span>&lt;soapenv:Body&gt;</text:p>
      <text:p text:style-name="P16"><text:span text:style-name="T1"><text:s text:c="6"/></text:span>&lt;aut:AutenticarUsuarioContenido&gt;</text:p>
      <text:p text:style-name="P16"><text:span text:style-name="T1"><text:s text:c="9"/></text:span>&lt;AutenticarUsuarioContenido&gt;</text:p>
      <text:p text:style-name="P16"><text:span text:style-name="T1"><text:s text:c="12"/></text:span>&lt;!--You<text:span text:style-name="T1"> </text:span>may<text:span text:style-name="T1"> </text:span>enter<text:span text:style-name="T1"> </text:span>the<text:span text:style-name="T1"> </text:span>following<text:span text:style-name="T1"> </text:span>11<text:span text:style-name="T1"> </text:span>items<text:span text:style-name="T1"> </text:span>in<text:span text:style-name="T1"> </text:span>any<text:span text:style-name="T1"> </text:span>order--&gt;</text:p>
      <text:p text:style-name="P16"><text:span text:style-name="T1"><text:s text:c="12"/></text:span>&lt;Credencial&gt;1&lt;/Credencial&gt;</text:p>
      <text:p text:style-name="P16"><text:span text:style-name="T1"><text:s text:c="12"/></text:span>&lt;ISBN&gt;6666666666&lt;/ISBN&gt;</text:p>
      <text:p text:style-name="P16"><text:span text:style-name="T1"><text:s text:c="12"/></text:span>&lt;IdUsuario&gt;rtwerter&lt;/IdUsuario&gt;</text:p>
      <text:p text:style-name="P16"><text:span text:style-name="T1"><text:s text:c="12"/></text:span>&lt;!--Optional:--&gt;</text:p>
      <text:p text:style-name="P16"><text:span text:style-name="T1"><text:s text:c="12"/></text:span>&lt;NombreApe&gt;nombre_alum,<text:span text:style-name="T1"> </text:span>apellidos_alum&lt;/NombreApe&gt;</text:p>
      <text:p text:style-name="P16"><text:span text:style-name="T1"><text:s text:c="12"/></text:span>&lt;!--Optional:--&gt;</text:p>
      <text:p text:style-name="P16"><text:span text:style-name="T1"><text:s text:c="12"/></text:span>&lt;IdGrupo&gt;345&lt;/IdGrupo&gt;</text:p>
      <text:p text:style-name="P16"><text:span text:style-name="T1"><text:s text:c="12"/></text:span>&lt;!--Optional:--&gt;</text:p>
      <text:p text:style-name="P49">&lt;Rol&gt;ESTUDIANTE&lt;/Rol&gt;</text:p>
      <text:p text:style-name="P16"><text:span text:style-name="T1"><text:s text:c="12"/></text:span>&lt;IdCurso&gt;345&lt;/IdCurso&gt;</text:p>
      <text:p text:style-name="P16"><text:span text:style-name="T1"><text:s text:c="12"/></text:span>&lt;IdCentro&gt;001&lt;/IdCentro&gt;</text:p>
      <text:p text:style-name="P16"><text:span text:style-name="T1"><text:s text:c="12"/></text:span>&lt;!--Optional:--&gt;</text:p>
      <text:p text:style-name="P16"><text:span text:style-name="T1"><text:s text:c="12"/></text:span>&lt;URLResultado&gt;http://services.agoraxtec.com/swSeguimiento.asmx<text:span text:style-name="T1"> </text:span>&lt;/URLResultado&gt;</text:p>
      <text:p text:style-name="P16"><text:span text:style-name="T1"><text:s text:c="12"/></text:span>&lt;!--Optional:--&gt;</text:p>
      <text:p text:style-name="P16"><text:span text:style-name="T1"><text:s text:c="12"/></text:span>&lt;IdContenidoLMS&gt;1&lt;/IdContenidoLMS&gt;</text:p>
      <text:p text:style-name="P16"><text:span text:style-name="T1"><text:s text:c="12"/></text:span>&lt;!--Optional:--&gt;</text:p>
      <text:p text:style-name="P16"><text:span text:style-name="T1"><text:s text:c="12"/></text:span>&lt;IdUnidad&gt;1&lt;/IdUnidad&gt;</text:p>
      <text:p text:style-name="P16"><text:span text:style-name="T1"><text:s text:c="12"/></text:span>&lt;!--Optional:--&gt;</text:p>
      <text:p text:style-name="P16"><text:span text:style-name="T1"><text:s text:c="12"/></text:span>&lt;IdActividad&gt;1&lt;/IdActividad&gt;</text:p>
      <text:p text:style-name="P16"><text:span text:style-name="T1"><text:s text:c="9"/></text:span>&lt;/AutenticarUsuarioContenido&gt;</text:p>
      <text:p text:style-name="P16"><text:span text:style-name="T1"><text:s text:c="6"/></text:span>&lt;/aut:AutenticarUsuarioContenido&gt;</text:p>
      <text:p text:style-name="P16"><text:span text:style-name="T1"><text:s text:c="3"/></text:span>&lt;/soapenv:Body&gt;</text:p>
      <text:p text:style-name="P16">&lt;/soapenv:Envelope&gt;</text:p>
      <text:p text:style-name="P16"/>
      <text:p text:style-name="P16"><text:span text:style-name="T15">Ejemplo</text:span><text:span text:style-name="T17"> </text:span><text:span text:style-name="T15">de</text:span><text:span text:style-name="T17"> </text:span><text:span text:style-name="T15">mensaje</text:span><text:span text:style-name="T17"> </text:span><text:span text:style-name="T15">SOAP</text:span><text:span text:style-name="T17"> </text:span><text:span text:style-name="T15">de</text:span><text:span text:style-name="T17"> </text:span><text:span text:style-name="T15">respuesta</text:span><text:span text:style-name="T17"> </text:span><text:span text:style-name="T15">al</text:span><text:span text:style-name="T17"> </text:span><text:span text:style-name="T15">cliente</text:span><text:span text:style-name="T17"> </text:span><text:span text:style-name="T15">con</text:span><text:span text:style-name="T17"> </text:span><text:span text:style-name="T15">éxito</text:span><text:span text:style-name="T17"> </text:span><text:span text:style-name="T15">(devuelve</text:span><text:span text:style-name="T17"> </text:span><text:span text:style-name="T15">1):</text:span></text:p>
      <text:p text:style-name="P19"/>
      <text:p text:style-name="P16">&lt;?xml<text:span text:style-name="T1"> </text:span>version="1.0"<text:span text:style-name="T1"> </text:span>encoding="utf-8"?&gt;</text:p>
      <text:p text:style-name="P16">&lt;SOAP-ENV:Envelope<text:span text:style-name="T1"> </text:span>xmlns:SOAP-ENV="http://schemas.xmlsoap.org/soap/envelope/"<text:span text:style-name="T1"> </text:span>xmlns:ns1="http://educacio.gencat.cat/proveedores/autenticacion/"&gt;</text:p>
      <text:p text:style-name="P16"><text:span text:style-name="T1"><text:s text:c="3"/></text:span>&lt;SOAP-ENV:Body&gt;</text:p>
      <text:p text:style-name="P16"><text:span text:style-name="T1"><text:s text:c="6"/></text:span>&lt;ns1:AutenticarUsuarioContenidoResponse&gt;</text:p>
      <text:p text:style-name="P16"><text:span text:style-name="T1"><text:s text:c="9"/></text:span>&lt;return&gt;</text:p>
      <text:p text:style-name="P16"><text:span text:style-name="T1"><text:s text:c="12"/></text:span>&lt;AutenticarUsuarioContenidoResult&gt;</text:p>
      <text:p text:style-name="P16"><text:span text:style-name="T1"><text:s text:c="15"/></text:span>&lt;Código&gt;1&lt;/Código&gt;</text:p>
      <text:p text:style-name="P16"><text:span text:style-name="T1"><text:s text:c="15"/></text:span>&lt;Descripcion&gt;URL<text:span text:style-name="T1"> </text:span>generada<text:span text:style-name="T1"> </text:span>correctament&lt;/Descripcion&gt;</text:p>
      <text:p text:style-name="P16"><text:span text:style-name="T1"><text:s text:c="15"/></text:span>&lt;URL&gt;http://mps-xtec.educat1x1.cat/data/books/6666666666/77777/555/index.php?token=4d77741968f06031073154&lt;/URL&gt;</text:p>
      <text:p text:style-name="P16"><text:span text:style-name="T1"><text:s text:c="12"/></text:span>&lt;/AutenticarUsuarioContenidoResult&gt;</text:p>
      <text:p text:style-name="P16"><text:span text:style-name="T1"><text:s text:c="9"/></text:span>&lt;/return&gt;</text:p>
      <text:p text:style-name="P16"><text:span text:style-name="T1"><text:s text:c="6"/></text:span>&lt;/ns1:AutenticarUsuarioContenidoResponse&gt;</text:p>
      <text:p text:style-name="P16"><text:span text:style-name="T1"><text:s text:c="3"/></text:span>&lt;/SOAP-ENV:Body&gt;</text:p>
      <text:p text:style-name="P16">&lt;/SOAP-ENV:Envelope&gt;</text:p>
      <text:p text:style-name="P16"/>
      <text:p text:style-name="P16"><text:span text:style-name="T15">Ejemplo</text:span><text:span text:style-name="T17"> </text:span><text:span text:style-name="T15">de</text:span><text:span text:style-name="T17"> </text:span><text:span text:style-name="T15">mensaje</text:span><text:span text:style-name="T17"> </text:span><text:span text:style-name="T15">SOAP</text:span><text:span text:style-name="T17"> </text:span><text:span text:style-name="T15">de</text:span><text:span text:style-name="T17"> </text:span><text:span text:style-name="T15">respuesta</text:span><text:span text:style-name="T17"> </text:span><text:span text:style-name="T15">al</text:span><text:span text:style-name="T17"> </text:span><text:span text:style-name="T15">cliente</text:span><text:span text:style-name="T17"> </text:span><text:span text:style-name="T15">con</text:span><text:span text:style-name="T17"> </text:span><text:span text:style-name="T15">error</text:span><text:span text:style-name="T17"> </text:span><text:span text:style-name="T15">(devuelve</text:span><text:span text:style-name="T17"> </text:span><text:span text:style-name="T15">0,-1,-2,</text:span><text:span text:style-name="T17"> </text:span><text:span text:style-name="T15">-3,</text:span><text:span text:style-name="T17"> </text:span><text:span text:style-name="T15">-4):</text:span></text:p>
      <text:p text:style-name="P19"><text:soft-page-break/></text:p>
      <text:p text:style-name="P16">&lt;?xml<text:span text:style-name="T1"> </text:span>version="1.0"<text:span text:style-name="T1"> </text:span>encoding="utf-8"?&gt;</text:p>
      <text:p text:style-name="P16">&lt;SOAP-ENV:Envelope<text:span text:style-name="T1"> </text:span>xmlns:SOAP-ENV="http://schemas.xmlsoap.org/soap/envelope/"<text:span text:style-name="T1"> </text:span>xmlns:ns1="http://educacio.gencat.cat/proveedores/autenticacion/"&gt;</text:p>
      <text:p text:style-name="P16">&lt;SOAP-ENV:Body&gt;</text:p>
      <text:p text:style-name="P16"><text:span text:style-name="T1"><text:s text:c="6"/></text:span>&lt;ns1:AutenticarUsuarioContenidoResponse&gt;</text:p>
      <text:p text:style-name="P16"><text:span text:style-name="T1"><text:s text:c="9"/></text:span>&lt;return&gt;</text:p>
      <text:p text:style-name="P16"><text:span text:style-name="T1"><text:s text:c="12"/></text:span>&lt;AutenticarUsuarioContenidoResult&gt;</text:p>
      <text:p text:style-name="P16"><text:span text:style-name="T1"><text:s text:c="15"/></text:span>&lt;Código&gt;-2&lt;/Código&gt;</text:p>
      <text:p text:style-name="P16"><text:span text:style-name="T1"><text:s text:c="15"/></text:span>&lt;Descripcion&gt;El<text:span text:style-name="T1"> </text:span>código<text:span text:style-name="T1"> </text:span>de<text:span text:style-name="T1"> </text:span>llicencia<text:span text:style-name="T1"> </text:span>no<text:span text:style-name="T1"> </text:span>es<text:span text:style-name="T1"> </text:span>vàlid.&lt;/Descripcion&gt;</text:p>
      <text:p text:style-name="P16"><text:span text:style-name="T1"><text:s text:c="15"/></text:span>&lt;URL&gt;http://www.xtec.cat/error.html&lt;/URL&gt;</text:p>
      <text:p text:style-name="P16"><text:span text:style-name="T1"><text:s text:c="12"/></text:span>&lt;/AutenticarUsuarioContenidoResult&gt;</text:p>
      <text:p text:style-name="P16"><text:span text:style-name="T1"><text:s text:c="9"/></text:span>&lt;/return&gt;</text:p>
      <text:p text:style-name="P16"><text:span text:style-name="T1"><text:s text:c="6"/></text:span>&lt;/ns1:AutenticarUsuarioContenidoResponse&gt;</text:p>
      <text:p text:style-name="P16"><text:span text:style-name="T1"><text:s text:c="3"/></text:span>&lt;/SOAP-ENV:Body&gt;</text:p>
      <text:p text:style-name="P16">&lt;/SOAP-ENV:Envelope&gt;</text:p>
      <text:p text:style-name="P16"/>
      <text:h text:style-name="P101" text:outline-level="3">Definición<text:span text:style-name="T1"> </text:span>WSDL</text:h>
      <text:p text:style-name="P27"><text:span text:style-name="Internet_20_link"><text:span text:style-name="T22"/></text:span></text:p>
      <text:p text:style-name="P24"><text:span text:style-name="T1">La última versión de este WSDL se puede consultar y descargar desde el fichero </text:span><text:span text:style-name="T18">wsAuthentication.wsdl</text:span><text:span text:style-name="T1"> que se encuentra dentro del apartado WSDL referenciado en la sección Enlaces de interés del presente documento.</text:span></text:p>
      <text:p text:style-name="P16"/>
      <text:p text:style-name="P66"><text:span text:style-name="T34">&lt;?xml</text:span><text:span text:style-name="T35"> </text:span><text:span text:style-name="T34">version="1.0"</text:span><text:span text:style-name="T35"> </text:span><text:span text:style-name="T34">encoding="UTF-8"?&gt;</text:span></text:p>
      <text:p text:style-name="P68">&lt;definitions<text:span text:style-name="T45"> </text:span>targetNamespace="http://educacio.gencat.cat/proveedores/autenticacion/"&gt;</text:p>
      <text:p text:style-name="P68">&lt;types&gt;</text:p>
      <text:p text:style-name="P68">&lt;xsd:schema<text:span text:style-name="T45"> </text:span>targetNamespace="http://educacio.gencat.cat/proveedores/autenticacion/"&gt;</text:p>
      <text:p text:style-name="P66"><text:span text:style-name="T34">&lt;xsd:import</text:span><text:span text:style-name="T35"> </text:span><text:span text:style-name="T34">namespace="http://schemas.xmlsoap.org/soap/encoding/"/&gt;</text:span></text:p>
      <text:p text:style-name="P68">&lt;xsd:import<text:span text:style-name="T45"> </text:span>namespace="http://schemas.xmlsoap.org/wsdl/"/&gt;</text:p>
      <text:p text:style-name="P68">&lt;xsd:element<text:span text:style-name="T45"> </text:span>name="WSEAuthenticateHeader"<text:span text:style-name="T45"> </text:span>type="tns:WSEAuthenticateHeader"/&gt;</text:p>
      <text:p text:style-name="P68">&lt;xsd:complexType<text:span text:style-name="T45"> </text:span>name="WSEAuthenticateHeader"&gt;</text:p>
      <text:p text:style-name="P68">&lt;xsd:sequence&gt;</text:p>
      <text:p text:style-name="P68">&lt;xsd:element<text:span text:style-name="T45"> </text:span>minOccurs="0"<text:span text:style-name="T45"> </text:span>maxOccurs="1"<text:span text:style-name="T45"> </text:span>name="User"<text:span text:style-name="T45"> </text:span>type="xsd:string"/&gt;</text:p>
      <text:p text:style-name="P68">&lt;xsd:element<text:span text:style-name="T45"> </text:span>minOccurs="0"<text:span text:style-name="T45"> </text:span>maxOccurs="1"<text:span text:style-name="T45"> </text:span>name="Password"<text:span text:style-name="T45"> </text:span>type="xsd:string"/&gt;</text:p>
      <text:p text:style-name="P68">&lt;/xsd:sequence&gt;</text:p>
      <text:p text:style-name="P68">&lt;xsd:anyAttribute/&gt;</text:p>
      <text:p text:style-name="P68">&lt;/xsd:complexType&gt;</text:p>
      <text:p text:style-name="P66"><text:span text:style-name="T34">&lt;xsd:complexType</text:span><text:span text:style-name="T35"> </text:span><text:span text:style-name="T34">name="AutenticarUsuarioContenido"&gt;</text:span></text:p>
      <text:p text:style-name="P68">&lt;xsd:all&gt;</text:p>
      <text:p text:style-name="P68">&lt;xsd:element<text:span text:style-name="T45"> </text:span>name="Credencial"<text:span text:style-name="T45"> </text:span>type="xsd:string"<text:span text:style-name="T45"> </text:span>minOccurs="1"<text:span text:style-name="T45"> </text:span>maxOccurs="1"/&gt;</text:p>
      <text:p text:style-name="P68">&lt;xsd:element<text:span text:style-name="T45"> </text:span>name="ISBN"<text:span text:style-name="T45"> </text:span>type="xsd:string"<text:span text:style-name="T45"> </text:span>minOccurs="1"<text:span text:style-name="T45"> </text:span>maxOccurs="1"/&gt;</text:p>
      <text:p text:style-name="P66"><text:span text:style-name="T34">&lt;xsd:element</text:span><text:span text:style-name="T35"> </text:span><text:span text:style-name="T34">name="IdUsuario"</text:span><text:span text:style-name="T35"> </text:span><text:span text:style-name="T34">type="xsd:string"</text:span><text:span text:style-name="T35"> </text:span><text:span text:style-name="T34">minOccurs="1"</text:span><text:span text:style-name="T35"> </text:span><text:span text:style-name="T34">maxOccurs="1"/&gt;</text:span></text:p>
      <text:p text:style-name="P68">&lt;xsd:element<text:span text:style-name="T45"> </text:span>name="NombreApe"<text:span text:style-name="T45"> </text:span>type="xsd:string"<text:span text:style-name="T45"> </text:span>minOccurs="0"<text:span text:style-name="T45"> </text:span>maxOccurs="1"/&gt;</text:p>
      <text:p text:style-name="P68">&lt;xsd:element<text:span text:style-name="T45"> </text:span>name="IdGrupo"<text:span text:style-name="T45"> </text:span>type="xsd:string"<text:span text:style-name="T45"> </text:span>minOccurs="0"<text:span text:style-name="T45"> </text:span>maxOccurs="1"/&gt;</text:p>
      <text:p text:style-name="P66"><text:span text:style-name="T34">&lt;xsd:element</text:span><text:span text:style-name="T35"> </text:span><text:span text:style-name="T34">name="Rol"</text:span><text:span text:style-name="T35"> </text:span><text:span text:style-name="T34">type="tns:TipoRol"</text:span><text:span text:style-name="T35"> </text:span><text:span text:style-name="T34">default="ESTUDIANTE"</text:span><text:span text:style-name="T35"> </text:span><text:span text:style-name="T34">minOccurs="0"</text:span><text:span text:style-name="T35"> </text:span><text:span text:style-name="T34">maxOccurs="1"/&gt;</text:span></text:p>
      <text:p text:style-name="P66"><text:span text:style-name="T34">&lt;xsd:element</text:span><text:span text:style-name="T35"> </text:span><text:span text:style-name="T34">name="IdCurso"</text:span><text:span text:style-name="T35"> </text:span><text:span text:style-name="T34">type="xsd:string"</text:span><text:span text:style-name="T35"> </text:span><text:span text:style-name="T34">minOccurs="1"</text:span><text:span text:style-name="T35"> </text:span><text:span text:style-name="T34">maxOccurs="1"/&gt;</text:span></text:p>
      <text:p text:style-name="P68"><text:soft-page-break/>&lt;xsd:element<text:span text:style-name="T45"> </text:span>name="IdCentro"<text:span text:style-name="T45"> </text:span>type="xsd:string"<text:span text:style-name="T45"> </text:span>minOccurs="1"<text:span text:style-name="T45"> </text:span>maxOccurs="1"/&gt;</text:p>
      <text:p text:style-name="P66"><text:span text:style-name="T34">&lt;xsd:element</text:span><text:span text:style-name="T35"> </text:span><text:span text:style-name="T34">name="URLResultado"</text:span><text:span text:style-name="T35"> </text:span><text:span text:style-name="T34">type="xsd:string"</text:span><text:span text:style-name="T35"> </text:span><text:span text:style-name="T34">minOccurs="0"</text:span><text:span text:style-name="T35"> </text:span><text:span text:style-name="T34">maxOccurs="1"/&gt;</text:span></text:p>
      <text:p text:style-name="P68">&lt;xsd:element<text:span text:style-name="T45"> </text:span>name="IdContenidoLMS"<text:span text:style-name="T45"> </text:span>type="xsd:string"<text:span text:style-name="T45"> </text:span>minOccurs="0"<text:span text:style-name="T45"> </text:span>maxOccurs="1"/&gt;</text:p>
      <text:p text:style-name="P68">&lt;xsd:element<text:span text:style-name="T45"> </text:span>name="IdUnidad"<text:span text:style-name="T45"> </text:span>type="xsd:string"<text:span text:style-name="T45"> </text:span>minOccurs="0"<text:span text:style-name="T45"> </text:span>maxOccurs="1"/&gt;</text:p>
      <text:p text:style-name="P68">&lt;xsd:element<text:span text:style-name="T45"> </text:span>name="IdActividad"<text:span text:style-name="T45"> </text:span>type="xsd:string"<text:span text:style-name="T45"> </text:span>minOccurs="0"<text:span text:style-name="T45"> </text:span>maxOccurs="1"/&gt;</text:p>
      <text:p text:style-name="P68">&lt;/xsd:all&gt;</text:p>
      <text:p text:style-name="P68">&lt;/xsd:complexType&gt;</text:p>
      <text:p text:style-name="P68">&lt;xsd:simpleType<text:span text:style-name="T45"> </text:span>name="TipoRol"&gt;</text:p>
      <text:p text:style-name="P68">&lt;xsd:restriction<text:span text:style-name="T45"> </text:span>base="s:string"&gt;</text:p>
      <text:p text:style-name="P68">&lt;xsd:enumeration<text:span text:style-name="T45"> </text:span>value="ESTUDIANTE"/&gt;</text:p>
      <text:p text:style-name="P68">&lt;xsd:enumeration<text:span text:style-name="T45"> </text:span>value="PROFESOR"/&gt;</text:p>
      <text:p text:style-name="P68">&lt;/xsd:restriction&gt;</text:p>
      <text:p text:style-name="P68"/>
      <text:p text:style-name="P68">&lt;xsd:complexType<text:span text:style-name="T45"> </text:span>name="Licencia"&gt;</text:p>
      <text:p text:style-name="P68">&lt;xsd:all&gt;</text:p>
      <text:p text:style-name="P66"><text:span text:style-name="T34">&lt;xsd:element</text:span><text:span text:style-name="T35"> </text:span><text:span text:style-name="T34">name="Código"</text:span><text:span text:style-name="T35"> </text:span><text:span text:style-name="T34">type="xsd:string"</text:span><text:span text:style-name="T35"> </text:span><text:span text:style-name="T34">minOccurs="0"</text:span><text:span text:style-name="T35"> </text:span><text:span text:style-name="T34">maxOccurs="1"/&gt;</text:span></text:p>
      <text:p text:style-name="P68">&lt;xsd:element<text:span text:style-name="T45"> </text:span>name="Descripcion"<text:span text:style-name="T45"> </text:span>type="xsd:string"<text:span text:style-name="T45"> </text:span>minOccurs="0"<text:span text:style-name="T45"> </text:span>maxOccurs="1"/&gt;</text:p>
      <text:p text:style-name="P68">&lt;xsd:element<text:span text:style-name="T45"> </text:span>name="URL"<text:span text:style-name="T45"> </text:span>type="xsd:string"<text:span text:style-name="T45"> </text:span>minOccurs="0"<text:span text:style-name="T45"> </text:span>maxOccurs="1"/&gt;</text:p>
      <text:p text:style-name="P68">&lt;/xsd:all&gt;</text:p>
      <text:p text:style-name="P68">&lt;/xsd:complexType&gt;</text:p>
      <text:p text:style-name="P66"><text:span text:style-name="T34">&lt;</text:span><text:span text:style-name="T34">xsd:complexType</text:span><text:span text:style-name="T35"> </text:span><text:span text:style-name="T34">name="AutenticarUsuarioContenidoResponse"&gt;</text:span></text:p>
      <text:p text:style-name="P68">&lt;xsd:all&gt;</text:p>
      <text:p text:style-name="P66"><text:span text:style-name="T34">&lt;xsd:element</text:span><text:span text:style-name="T35"> </text:span><text:span text:style-name="T34">name="AutenticarUsuarioContenidoResult"</text:span><text:span text:style-name="T35"> </text:span><text:span text:style-name="T34">type="tns:Licencia"/&gt;</text:span></text:p>
      <text:p text:style-name="P68">&lt;/xsd:all&gt;</text:p>
      <text:p text:style-name="P68">&lt;/xsd:complexType&gt;</text:p>
      <text:p text:style-name="P66"><text:span text:style-name="T34">&lt;</text:span><text:span text:style-name="T34">/xsd:schema&gt;</text:span></text:p>
      <text:p text:style-name="P68">&lt;/types&gt;</text:p>
      <text:p text:style-name="P66"><text:span text:style-name="T34">&lt;message</text:span><text:span text:style-name="T35"> </text:span><text:span text:style-name="T34">name="AutenticarUsuarioContenidoRequest"&gt;</text:span></text:p>
      <text:p text:style-name="P66"><text:span text:style-name="T34">&lt;part</text:span><text:span text:style-name="T35"> </text:span><text:span text:style-name="T34">name="AutenticarUsuarioContenido"</text:span><text:span text:style-name="T35"> </text:span><text:span text:style-name="T34">type="tns:AutenticarUsuarioContenido"/&gt;</text:span></text:p>
      <text:p text:style-name="P68">&lt;/message&gt;</text:p>
      <text:p text:style-name="P66"><text:span text:style-name="T34">&lt;message</text:span><text:span text:style-name="T35"> </text:span><text:span text:style-name="T34">name="AutenticarUsuarioContenidoResponse"&gt;</text:span></text:p>
      <text:p text:style-name="P66"><text:span text:style-name="T34">&lt;part</text:span><text:span text:style-name="T35"> </text:span><text:span text:style-name="T34">name="return"</text:span><text:span text:style-name="T35"> </text:span><text:span text:style-name="T34">type="tns:AutenticarUsuarioContenidoResponse"/&gt;</text:span></text:p>
      <text:p text:style-name="P68">&lt;/message&gt;</text:p>
      <text:p text:style-name="P66"><text:span text:style-name="T34">&lt;wsdl:message</text:span><text:span text:style-name="T35"> </text:span><text:span text:style-name="T34">name="AutenticarUsuarioContenidoWSEAuthenticateHeader"&gt;</text:span></text:p>
      <text:p text:style-name="P68">&lt;part<text:span text:style-name="T45"> </text:span>name="WSEAuthenticateHeader"<text:span text:style-name="T45"> </text:span>element="tns:WSEAuthenticateHeader"/&gt;</text:p>
      <text:p text:style-name="P68">&lt;/wsdl:message&gt;</text:p>
      <text:p text:style-name="P68">&lt;portType<text:span text:style-name="T45"> </text:span>name="ws_authenticationPortType"&gt;</text:p>
      <text:p text:style-name="P66"><text:span text:style-name="T34">&lt;operation</text:span><text:span text:style-name="T35"> </text:span><text:span text:style-name="T34">name="AutenticarUsuarioContenido"&gt;</text:span></text:p>
      <text:p text:style-name="P68">&lt;documentation<text:span text:style-name="T45"> </text:span>xmlns:wsdl="http://schemas.xmlsoap.org/wsdl/"&gt;Retorna<text:span text:style-name="T45"> </text:span>una<text:span text:style-name="T45"> </text:span>URL<text:span text:style-name="T45"> </text:span>de<text:span text:style-name="T45"> </text:span>acceso<text:span text:style-name="T45"> </text:span>al<text:span text:style-name="T45"> </text:span>libro<text:span text:style-name="T45"> </text:span>digital<text:span text:style-name="T45"> </text:span>a<text:span text:style-name="T45"> </text:span>partir<text:span text:style-name="T45"> </text:span>de<text:span text:style-name="T45"> </text:span>una<text:span text:style-name="T45"> </text:span>credencial<text:span text:style-name="T45"> </text:span>válida<text:span text:style-name="T45"> </text:span>para<text:span text:style-name="T45"> </text:span>ese<text:span text:style-name="T45"> </text:span>libro.&lt;br<text:span text:style-name="T45"> </text:span>/&gt;&lt;br<text:span text:style-name="T45"> </text:span>/&gt;</text:p>
      <text:p text:style-name="P68">Parámetros:<text:span text:style-name="T45"> </text:span>&lt;br<text:span text:style-name="T45"> </text:span>/&gt;&lt;br<text:span text:style-name="T45"> </text:span>/&gt;</text:p>
      <text:p text:style-name="P66"><text:span text:style-name="T34">-</text:span><text:span text:style-name="T35"> </text:span><text:span text:style-name="T34">Credencial</text:span><text:span text:style-name="T35"> </text:span><text:span text:style-name="T34">=</text:span><text:span text:style-name="T35"> </text:span><text:span text:style-name="T34">Código</text:span><text:span text:style-name="T35"> </text:span><text:span text:style-name="T34">de</text:span><text:span text:style-name="T35"> </text:span><text:span text:style-name="T34">credencial</text:span><text:span text:style-name="T35"> </text:span><text:span text:style-name="T34">del</text:span><text:span text:style-name="T35"> </text:span><text:span text:style-name="T34">usuario</text:span><text:span text:style-name="T35"> </text:span><text:span text:style-name="T34">para</text:span><text:span text:style-name="T35"> </text:span><text:span text:style-name="T34">ese</text:span><text:span text:style-name="T35"> </text:span><text:span text:style-name="T34">libro.</text:span><text:span text:style-name="T35"> </text:span><text:span text:style-name="T34">&lt;br</text:span><text:span text:style-name="T35"> </text:span><text:span text:style-name="T34">/&gt;</text:span></text:p>
      <text:p text:style-name="P66"><text:span text:style-name="T34">-</text:span><text:span text:style-name="T35"> </text:span><text:span text:style-name="T34">ISBN</text:span><text:span text:style-name="T35"> </text:span><text:span text:style-name="T34">=</text:span><text:span text:style-name="T35"> </text:span><text:span text:style-name="T34">Código</text:span><text:span text:style-name="T35"> </text:span><text:span text:style-name="T34">ISBN</text:span><text:span text:style-name="T35"> </text:span><text:span text:style-name="T34">del</text:span><text:span text:style-name="T35"> </text:span><text:span text:style-name="T34">libro</text:span><text:span text:style-name="T35"> </text:span><text:span text:style-name="T34">digital</text:span><text:span text:style-name="T35"> </text:span><text:span text:style-name="T34">al</text:span><text:span text:style-name="T35"> </text:span><text:span text:style-name="T34">que</text:span><text:span text:style-name="T35"> </text:span><text:span text:style-name="T34">se</text:span><text:span text:style-name="T35"> </text:span><text:span text:style-name="T34">solicita</text:span><text:span text:style-name="T35"> </text:span><text:span text:style-name="T34">acceso.</text:span><text:span text:style-name="T35"> </text:span><text:span text:style-name="T34">&lt;br</text:span><text:span text:style-name="T35"> </text:span><text:span text:style-name="T34">/&gt;</text:span></text:p>
      <text:p text:style-name="P66"><text:span text:style-name="T34">-</text:span><text:span text:style-name="T35"> </text:span><text:span text:style-name="T34">IdUsuario</text:span><text:span text:style-name="T35"> </text:span><text:span text:style-name="T34">=</text:span><text:span text:style-name="T35"> </text:span><text:span text:style-name="T34">Identificador</text:span><text:span text:style-name="T35"> </text:span><text:span text:style-name="T34">único</text:span><text:span text:style-name="T35"> </text:span><text:span text:style-name="T34">del</text:span><text:span text:style-name="T35"> </text:span><text:span text:style-name="T34">usuario</text:span><text:span text:style-name="T35"> </text:span><text:span text:style-name="T34">dentro</text:span><text:span text:style-name="T35"> </text:span><text:span text:style-name="T34">del</text:span><text:span text:style-name="T35"> </text:span><text:span text:style-name="T34">EVA.</text:span><text:span text:style-name="T35"> </text:span><text:span text:style-name="T34">Longitud</text:span><text:span text:style-name="T35"> </text:span><text:span text:style-name="T34">máxima</text:span><text:span text:style-name="T35"> </text:span><text:span text:style-name="T34">de</text:span><text:span text:style-name="T35"> </text:span><text:span text:style-name="T34">20</text:span><text:span text:style-name="T35"> </text:span><text:span text:style-name="T34">caracteres.</text:span><text:span text:style-name="T35"> </text:span><text:span text:style-name="T34">&lt;br</text:span><text:span text:style-name="T35"> </text:span><text:span text:style-name="T34">/&gt;</text:span></text:p>
      <text:p text:style-name="P66"><text:span text:style-name="T34">-</text:span><text:span text:style-name="T35"> </text:span><text:span text:style-name="T34">NombreApe</text:span><text:span text:style-name="T35"> </text:span><text:span text:style-name="T34">=</text:span><text:span text:style-name="T35"> </text:span><text:span text:style-name="T34">Nombre</text:span><text:span text:style-name="T35"> </text:span><text:span text:style-name="T34">y</text:span><text:span text:style-name="T35"> </text:span><text:span text:style-name="T34">apellidos</text:span><text:span text:style-name="T35"> </text:span><text:span text:style-name="T34">del</text:span><text:span text:style-name="T35"> </text:span><text:span text:style-name="T34">usuario.</text:span><text:span text:style-name="T35"> </text:span><text:span text:style-name="T34">Longitud</text:span><text:span text:style-name="T35"> </text:span><text:span text:style-name="T34">máxima</text:span><text:span text:style-name="T35"> </text:span><text:span text:style-name="T34">de</text:span><text:span text:style-name="T35"> </text:span><text:span text:style-name="T34">50</text:span><text:span text:style-name="T35"> </text:span><text:span text:style-name="T34">caracteres.</text:span><text:span text:style-name="T35"> </text:span><text:span text:style-name="T34">&lt;br</text:span><text:span text:style-name="T35"> </text:span><text:span text:style-name="T34">/&gt;</text:span></text:p>
      <text:p text:style-name="P66"><text:span text:style-name="T34">-</text:span><text:span text:style-name="T35"> </text:span><text:span text:style-name="T34">IdGrupo</text:span><text:span text:style-name="T35"> </text:span><text:span text:style-name="T34">=</text:span><text:span text:style-name="T35"> </text:span><text:span text:style-name="T34">Identificador</text:span><text:span text:style-name="T35"> </text:span><text:span text:style-name="T34">del</text:span><text:span text:style-name="T35"> </text:span><text:span text:style-name="T34">grupo</text:span><text:span text:style-name="T35"> </text:span><text:span text:style-name="T34">del</text:span><text:span text:style-name="T35"> </text:span><text:span text:style-name="T34">EVA</text:span><text:span text:style-name="T35"> </text:span><text:span text:style-name="T34">del</text:span><text:span text:style-name="T35"> </text:span><text:span text:style-name="T34">colegio</text:span><text:span text:style-name="T35"> </text:span><text:span text:style-name="T34">desde</text:span><text:span text:style-name="T35"> </text:span><text:span text:style-name="T34">donde</text:span><text:span text:style-name="T35"> </text:span><text:span text:style-name="T34">se</text:span><text:span text:style-name="T35"> </text:span><text:span text:style-name="T34">está</text:span><text:span text:style-name="T35"> </text:span><text:span text:style-name="T34">solicitando</text:span><text:span text:style-name="T35"> </text:span><text:span text:style-name="T34">el</text:span><text:span text:style-name="T35"> </text:span><text:span text:style-name="T34">contenido.</text:span><text:span text:style-name="T35"> </text:span><text:span text:style-name="T34">Longitud</text:span><text:span text:style-name="T35"> </text:span><text:span text:style-name="T34">máxima</text:span><text:span text:style-name="T35"> </text:span><text:span text:style-name="T34">de</text:span><text:span text:style-name="T35"> </text:span><text:span text:style-name="T34">30</text:span><text:span text:style-name="T35"> </text:span><text:span text:style-name="T34">caracteres.</text:span><text:span text:style-name="T35"> </text:span><text:span text:style-name="T34">&lt;br</text:span><text:span text:style-name="T35"> </text:span><text:span text:style-name="T34">/&gt;</text:span></text:p>
      <text:p text:style-name="P66"><text:soft-page-break/><text:span text:style-name="T34">-</text:span><text:span text:style-name="T35"> </text:span><text:span text:style-name="T34">IdCurso</text:span><text:span text:style-name="T35"> </text:span><text:span text:style-name="T34">=</text:span><text:span text:style-name="T35"> </text:span><text:span text:style-name="T34">Identificador</text:span><text:span text:style-name="T35"> </text:span><text:span text:style-name="T34">del</text:span><text:span text:style-name="T35"> </text:span><text:span text:style-name="T34">curso</text:span><text:span text:style-name="T35"> </text:span><text:span text:style-name="T34">del</text:span><text:span text:style-name="T35"> </text:span><text:span text:style-name="T34">EVA</text:span><text:span text:style-name="T35"> </text:span><text:span text:style-name="T34">del</text:span><text:span text:style-name="T35"> </text:span><text:span text:style-name="T34">colegio</text:span><text:span text:style-name="T35"> </text:span><text:span text:style-name="T34">desde</text:span><text:span text:style-name="T35"> </text:span><text:span text:style-name="T34">donde</text:span><text:span text:style-name="T35"> </text:span><text:span text:style-name="T34">se</text:span><text:span text:style-name="T35"> </text:span><text:span text:style-name="T34">está</text:span><text:span text:style-name="T35"> </text:span><text:span text:style-name="T34">solicitando</text:span><text:span text:style-name="T35"> </text:span><text:span text:style-name="T34">el</text:span><text:span text:style-name="T35"> </text:span><text:span text:style-name="T34">contenido.</text:span><text:span text:style-name="T35"> </text:span><text:span text:style-name="T34">Longitud</text:span><text:span text:style-name="T35"> </text:span><text:span text:style-name="T34">máxima</text:span><text:span text:style-name="T35"> </text:span><text:span text:style-name="T34">de</text:span><text:span text:style-name="T35"> </text:span><text:span text:style-name="T34">30</text:span><text:span text:style-name="T35"> </text:span><text:span text:style-name="T34">caracteres.</text:span><text:span text:style-name="T35"> </text:span><text:span text:style-name="T34">&lt;br</text:span><text:span text:style-name="T35"> </text:span><text:span text:style-name="T34">/&gt;</text:span></text:p>
      <text:p text:style-name="P66"><text:span text:style-name="T34">-</text:span><text:span text:style-name="T35"> </text:span><text:span text:style-name="T34">IdCentro</text:span><text:span text:style-name="T35"> </text:span><text:span text:style-name="T34">=</text:span><text:span text:style-name="T35"> </text:span><text:span text:style-name="T34">Identificador</text:span><text:span text:style-name="T35"> </text:span><text:span text:style-name="T34">único</text:span><text:span text:style-name="T35"> </text:span><text:span text:style-name="T34">que</text:span><text:span text:style-name="T35"> </text:span><text:span text:style-name="T34">describe</text:span><text:span text:style-name="T35"> </text:span><text:span text:style-name="T34">al</text:span><text:span text:style-name="T35"> </text:span><text:span text:style-name="T34">colegio</text:span><text:span text:style-name="T35"> </text:span><text:span text:style-name="T34">dentro</text:span><text:span text:style-name="T35"> </text:span><text:span text:style-name="T34">del</text:span><text:span text:style-name="T35"> </text:span><text:span text:style-name="T34">EVA.</text:span><text:span text:style-name="T35"> </text:span><text:span text:style-name="T34">Longitud</text:span><text:span text:style-name="T35"> </text:span><text:span text:style-name="T34">máxima</text:span><text:span text:style-name="T35"> </text:span><text:span text:style-name="T34">de</text:span><text:span text:style-name="T35"> </text:span><text:span text:style-name="T34">100</text:span><text:span text:style-name="T35"> </text:span><text:span text:style-name="T34">caracteres.</text:span><text:span text:style-name="T35"> </text:span><text:span text:style-name="T34">&lt;br</text:span><text:span text:style-name="T35"> </text:span><text:span text:style-name="T34">/&gt;</text:span></text:p>
      <text:p text:style-name="P68">-<text:span text:style-name="T45"> </text:span>URLResultado<text:span text:style-name="T45"> </text:span>=<text:span text:style-name="T45"> </text:span>Url<text:span text:style-name="T45"> </text:span>del<text:span text:style-name="T45"> </text:span>servicio<text:span text:style-name="T45"> </text:span>al<text:span text:style-name="T45"> </text:span>que<text:span text:style-name="T45"> </text:span>se<text:span text:style-name="T45"> </text:span>retorna<text:span text:style-name="T45"> </text:span>el<text:span text:style-name="T45"> </text:span>seguimiento<text:span text:style-name="T45"> </text:span>de<text:span text:style-name="T45"> </text:span>las<text:span text:style-name="T45"> </text:span>actividades<text:span text:style-name="T45"> </text:span>del<text:span text:style-name="T45"> </text:span>libro.&lt;br<text:span text:style-name="T45"> </text:span>/&gt;</text:p>
      <text:p text:style-name="P66"><text:span text:style-name="T34">-</text:span><text:span text:style-name="T35"> </text:span><text:span text:style-name="T34">IdContenidoLMS</text:span><text:span text:style-name="T35"> </text:span><text:span text:style-name="T34">=</text:span><text:span text:style-name="T35"> </text:span><text:span text:style-name="T34">Identificador</text:span><text:span text:style-name="T35"> </text:span><text:span text:style-name="T34">del</text:span><text:span text:style-name="T35"> </text:span><text:span text:style-name="T34">contenido</text:span><text:span text:style-name="T35"> </text:span><text:span text:style-name="T34">en</text:span><text:span text:style-name="T35"> </text:span><text:span text:style-name="T34">el</text:span><text:span text:style-name="T35"> </text:span><text:span text:style-name="T34">EVA.&lt;br</text:span><text:span text:style-name="T35"> </text:span><text:span text:style-name="T34">/&gt;</text:span></text:p>
      <text:p text:style-name="P68">-<text:span text:style-name="T45"> </text:span>IdUnidad<text:span text:style-name="T45"> </text:span>=<text:span text:style-name="T45"> </text:span>Identificador<text:span text:style-name="T45"> </text:span>de<text:span text:style-name="T45"> </text:span>la<text:span text:style-name="T45"> </text:span>unidad,<text:span text:style-name="T45"> </text:span>acceso<text:span text:style-name="T45"> </text:span>directo<text:span text:style-name="T45"> </text:span>a<text:span text:style-name="T45"> </text:span>una<text:span text:style-name="T45"> </text:span>página<text:span text:style-name="T45"> </text:span>del<text:span text:style-name="T45"> </text:span>libro<text:span text:style-name="T45"> </text:span>digital<text:span text:style-name="T45"> </text:span>(donde<text:span text:style-name="T45"> </text:span>solo<text:span text:style-name="T45"> </text:span>se<text:span text:style-name="T45"> </text:span>cargará<text:span text:style-name="T45"> </text:span>la<text:span text:style-name="T45"> </text:span>unidad<text:span text:style-name="T45"> </text:span>seleccionada).&lt;br<text:span text:style-name="T45"> </text:span>/&gt;</text:p>
      <text:p text:style-name="P66"><text:span text:style-name="T34">-</text:span><text:span text:style-name="T35"> </text:span><text:span text:style-name="T34">IdActividad</text:span><text:span text:style-name="T35"> </text:span><text:span text:style-name="T34">=</text:span><text:span text:style-name="T35"> </text:span><text:span text:style-name="T34">Identificador</text:span><text:span text:style-name="T35"> </text:span><text:span text:style-name="T34">de</text:span><text:span text:style-name="T35"> </text:span><text:span text:style-name="T34">una</text:span><text:span text:style-name="T35"> </text:span><text:span text:style-name="T34">actividad</text:span><text:span text:style-name="T35"> </text:span><text:span text:style-name="T34">del</text:span><text:span text:style-name="T35"> </text:span><text:span text:style-name="T34">repositorio</text:span><text:span text:style-name="T35"> </text:span><text:span text:style-name="T34">de</text:span><text:span text:style-name="T35"> </text:span><text:span text:style-name="T34">contenido</text:span><text:span text:style-name="T35"> </text:span><text:span text:style-name="T34">de</text:span><text:span text:style-name="T35"> </text:span><text:span text:style-name="T34">la</text:span><text:span text:style-name="T35"> </text:span><text:span text:style-name="T34">Editorial.</text:span><text:span text:style-name="T35"> </text:span><text:span text:style-name="T34">Esta</text:span><text:span text:style-name="T35"> </text:span><text:span text:style-name="T34">llamada</text:span><text:span text:style-name="T35"> </text:span><text:span text:style-name="T34">sirve</text:span><text:span text:style-name="T35"> </text:span><text:span text:style-name="T34">como</text:span><text:span text:style-name="T35"> </text:span><text:span text:style-name="T34">un</text:span><text:span text:style-name="T35"> </text:span><text:span text:style-name="T34">acceso</text:span><text:span text:style-name="T35"> </text:span><text:span text:style-name="T34">directo</text:span><text:span text:style-name="T35"> </text:span><text:span text:style-name="T34">a</text:span><text:span text:style-name="T35"> </text:span><text:span text:style-name="T34">esa</text:span><text:span text:style-name="T35"> </text:span><text:span text:style-name="T34">actividad.&lt;br</text:span><text:span text:style-name="T35"> </text:span><text:span text:style-name="T34">/&gt;&lt;br</text:span><text:span text:style-name="T35"> </text:span><text:span text:style-name="T34">/&gt;</text:span></text:p>
      <text:p text:style-name="P68">Retorna:<text:span text:style-name="T45"> </text:span>&lt;br<text:span text:style-name="T45"> </text:span>/&gt;&lt;br<text:span text:style-name="T45"> </text:span>/&gt;</text:p>
      <text:p text:style-name="P68">*<text:span text:style-name="T45"> </text:span>Código<text:span text:style-name="T45"> </text:span>(string)<text:span text:style-name="T45"> </text:span>/<text:span text:style-name="T45"> </text:span>Descripción<text:span text:style-name="T45"> </text:span>(string)<text:span text:style-name="T45"> </text:span>/<text:span text:style-name="T45"> </text:span>URL<text:span text:style-name="T45"> </text:span>(string)<text:span text:style-name="T45"> </text:span>&lt;br<text:span text:style-name="T45"> </text:span>/&gt;</text:p>
      <text:p text:style-name="P68">-<text:span text:style-name="T45"> </text:span>(1):<text:span text:style-name="T45"> </text:span>Proceso<text:span text:style-name="T45"> </text:span>correcto<text:span text:style-name="T45"> </text:span>/<text:span text:style-name="T45"> </text:span>URL<text:span text:style-name="T45"> </text:span>del<text:span text:style-name="T45"> </text:span>libro<text:span text:style-name="T45"> </text:span>devuelta<text:span text:style-name="T45"> </text:span>correctamente.<text:span text:style-name="T45"> </text:span>&lt;br<text:span text:style-name="T45"> </text:span>/&gt;</text:p>
      <text:p text:style-name="P68">-<text:span text:style-name="T45"> </text:span>(0):<text:span text:style-name="T45"> </text:span>Error<text:span text:style-name="T45"> </text:span>inesperado<text:span text:style-name="T45"> </text:span>/<text:span text:style-name="T45"> </text:span>URL<text:span text:style-name="T45"> </text:span>de<text:span text:style-name="T45"> </text:span>excepciones.<text:span text:style-name="T45"> </text:span>&lt;br<text:span text:style-name="T45"> </text:span>/&gt;</text:p>
      <text:p text:style-name="P68">-<text:span text:style-name="T45"> </text:span>(-1):<text:span text:style-name="T45"> </text:span>Error<text:span text:style-name="T45"> </text:span>al<text:span text:style-name="T45"> </text:span>realizar<text:span text:style-name="T45"> </text:span>la<text:span text:style-name="T45"> </text:span>URL<text:span text:style-name="T45"> </text:span>dinámica<text:span text:style-name="T45"> </text:span>/<text:span text:style-name="T45"> </text:span>URL<text:span text:style-name="T45"> </text:span>de<text:span text:style-name="T45"> </text:span>excepciones.<text:span text:style-name="T45"> </text:span>&lt;br<text:span text:style-name="T45"> </text:span>/&gt;</text:p>
      <text:p text:style-name="P68">-<text:span text:style-name="T45"> </text:span>(-2):<text:span text:style-name="T45"> </text:span>El<text:span text:style-name="T45"> </text:span>código<text:span text:style-name="T45"> </text:span>de<text:span text:style-name="T45"> </text:span>credencial<text:span text:style-name="T45"> </text:span>no<text:span text:style-name="T45"> </text:span>es<text:span text:style-name="T45"> </text:span>válido<text:span text:style-name="T45"> </text:span>/<text:span text:style-name="T45"> </text:span>URL<text:span text:style-name="T45"> </text:span>de<text:span text:style-name="T45"> </text:span>excepciones.<text:span text:style-name="T45"> </text:span>&lt;br<text:span text:style-name="T45"> </text:span>/&gt;</text:p>
      <text:p text:style-name="P68">-<text:span text:style-name="T45"> </text:span>(-3):<text:span text:style-name="T45"> </text:span>El<text:span text:style-name="T45"> </text:span>ISBN<text:span text:style-name="T45"> </text:span>del<text:span text:style-name="T45"> </text:span>producto<text:span text:style-name="T45"> </text:span>no<text:span text:style-name="T45"> </text:span>es<text:span text:style-name="T45"> </text:span>válido<text:span text:style-name="T45"> </text:span>/<text:span text:style-name="T45"> </text:span>URL<text:span text:style-name="T45"> </text:span>de<text:span text:style-name="T45"> </text:span>excepciones.<text:span text:style-name="T45"> </text:span>&lt;br<text:span text:style-name="T45"> </text:span>/&gt;</text:p>
      <text:p text:style-name="P68">-<text:span text:style-name="T45"> </text:span>(-4):<text:span text:style-name="T45"> </text:span>La<text:span text:style-name="T45"> </text:span>credencial<text:span text:style-name="T45"> </text:span>ha<text:span text:style-name="T45"> </text:span>expirado<text:span text:style-name="T45"> </text:span>/<text:span text:style-name="T45"> </text:span>URL<text:span text:style-name="T45"> </text:span>de<text:span text:style-name="T45"> </text:span>excepciones.<text:span text:style-name="T45"> </text:span>&lt;br<text:span text:style-name="T45"> </text:span>/&gt;</text:p>
      <text:p text:style-name="P68">-<text:span text:style-name="T45"> </text:span>(-5):<text:span text:style-name="T45"> </text:span>El<text:span text:style-name="T45"> </text:span>identificador<text:span text:style-name="T45"> </text:span>de<text:span text:style-name="T45"> </text:span>la<text:span text:style-name="T45"> </text:span>unidad<text:span text:style-name="T45"> </text:span>no<text:span text:style-name="T45"> </text:span>es<text:span text:style-name="T45"> </text:span>válido<text:span text:style-name="T45"> </text:span>/<text:span text:style-name="T45"> </text:span>URL<text:span text:style-name="T45"> </text:span>de<text:span text:style-name="T45"> </text:span>excepciones.<text:span text:style-name="T45"> </text:span>&lt;br<text:span text:style-name="T45"> </text:span>/&gt;</text:p>
      <text:p text:style-name="P68">-<text:span text:style-name="T45"> </text:span>(-6):<text:span text:style-name="T45"> </text:span>El<text:span text:style-name="T45"> </text:span>identificador<text:span text:style-name="T45"> </text:span>de<text:span text:style-name="T45"> </text:span>la<text:span text:style-name="T45"> </text:span>actividad<text:span text:style-name="T45"> </text:span>no<text:span text:style-name="T45"> </text:span>es<text:span text:style-name="T45"> </text:span>válido<text:span text:style-name="T45"> </text:span>/<text:span text:style-name="T45"> </text:span>URL<text:span text:style-name="T45"> </text:span>de<text:span text:style-name="T45"> </text:span>excepciones.<text:span text:style-name="T45"> </text:span>&lt;br<text:span text:style-name="T45"> </text:span>/&gt;</text:p>
      <text:p text:style-name="P66"><text:span text:style-name="T34">-</text:span><text:span text:style-name="T35"> </text:span><text:span text:style-name="T34">(-7):</text:span><text:span text:style-name="T35"> </text:span><text:span text:style-name="T34">Rol</text:span><text:span text:style-name="T35"> </text:span><text:span text:style-name="T34">incorrecto.</text:span><text:span text:style-name="T35"> </text:span><text:span text:style-name="T34">El</text:span><text:span text:style-name="T35"> </text:span><text:span text:style-name="T34">valor</text:span><text:span text:style-name="T35"> </text:span><text:span text:style-name="T34">del</text:span><text:span text:style-name="T35"> </text:span><text:span text:style-name="T34">rol</text:span><text:span text:style-name="T35"> </text:span><text:span text:style-name="T34">es</text:span><text:span text:style-name="T35"> </text:span><text:span text:style-name="T34">incorrecto</text:span><text:span text:style-name="T35"> </text:span><text:span text:style-name="T34">/</text:span><text:span text:style-name="T35"> </text:span><text:span text:style-name="T34">URL</text:span><text:span text:style-name="T35"> </text:span><text:span text:style-name="T34">de</text:span><text:span text:style-name="T35"> </text:span><text:span text:style-name="T34">excepciones.</text:span><text:span text:style-name="T35"> </text:span><text:span text:style-name="T34">&lt;br</text:span><text:span text:style-name="T35"> </text:span><text:span text:style-name="T34">/&gt;</text:span></text:p>
      <text:p text:style-name="P66"><text:span text:style-name="T34">-</text:span><text:span text:style-name="T35"> </text:span><text:span text:style-name="T34">(-101):</text:span><text:span text:style-name="T35"> </text:span><text:span text:style-name="T34">Autenticación</text:span><text:span text:style-name="T35"> </text:span><text:span text:style-name="T34">incorrecto.</text:span><text:span text:style-name="T35"> </text:span><text:span text:style-name="T34">El</text:span><text:span text:style-name="T35"> </text:span><text:span text:style-name="T34">usuario</text:span><text:span text:style-name="T35"> </text:span><text:span text:style-name="T34">que</text:span><text:span text:style-name="T35"> </text:span><text:span text:style-name="T34">solicita</text:span><text:span text:style-name="T35"> </text:span><text:span text:style-name="T34">acceso</text:span><text:span text:style-name="T35"> </text:span><text:span text:style-name="T34">a</text:span><text:span text:style-name="T35"> </text:span><text:span text:style-name="T34">este</text:span><text:span text:style-name="T35"> </text:span><text:span text:style-name="T34">método</text:span><text:span text:style-name="T35"> </text:span><text:span text:style-name="T34">del</text:span><text:span text:style-name="T35"> </text:span><text:span text:style-name="T34">servicio</text:span><text:span text:style-name="T35"> </text:span><text:span text:style-name="T34">Web</text:span><text:span text:style-name="T35"> </text:span><text:span text:style-name="T34">no</text:span><text:span text:style-name="T35"> </text:span><text:span text:style-name="T34">es</text:span><text:span text:style-name="T35"> </text:span><text:span text:style-name="T34">correcto.</text:span><text:span text:style-name="T35"> </text:span><text:span text:style-name="T34">&lt;br</text:span><text:span text:style-name="T35"> </text:span><text:span text:style-name="T34">/&gt;</text:span></text:p>
      <text:p text:style-name="P66"><text:span text:style-name="T34">-</text:span><text:span text:style-name="T35"> </text:span><text:span text:style-name="T34">(-102):</text:span><text:span text:style-name="T35"> </text:span><text:span text:style-name="T34">Autenticación</text:span><text:span text:style-name="T35"> </text:span><text:span text:style-name="T34">incorrecto.</text:span><text:span text:style-name="T35"> </text:span><text:span text:style-name="T34">El</text:span><text:span text:style-name="T35"> </text:span><text:span text:style-name="T34">usuario</text:span><text:span text:style-name="T35"> </text:span><text:span text:style-name="T34">que</text:span><text:span text:style-name="T35"> </text:span><text:span text:style-name="T34">solicita</text:span><text:span text:style-name="T35"> </text:span><text:span text:style-name="T34">acceso</text:span><text:span text:style-name="T35"> </text:span><text:span text:style-name="T34">a</text:span><text:span text:style-name="T35"> </text:span><text:span text:style-name="T34">este</text:span><text:span text:style-name="T35"> </text:span><text:span text:style-name="T34">método</text:span><text:span text:style-name="T35"> </text:span><text:span text:style-name="T34">del</text:span><text:span text:style-name="T35"> </text:span><text:span text:style-name="T34">servicio</text:span><text:span text:style-name="T35"> </text:span><text:span text:style-name="T34">Web</text:span><text:span text:style-name="T35"> </text:span><text:span text:style-name="T34">no</text:span><text:span text:style-name="T35"> </text:span><text:span text:style-name="T34">tiene</text:span><text:span text:style-name="T35"> </text:span><text:span text:style-name="T34">permisos.&lt;br</text:span><text:span text:style-name="T35"> </text:span><text:span text:style-name="T34">/&gt;&lt;br</text:span><text:span text:style-name="T35"> </text:span><text:span text:style-name="T34">/&gt;&lt;/documentation&gt;</text:span></text:p>
      <text:p text:style-name="P66"><text:span text:style-name="T34">&lt;input</text:span><text:span text:style-name="T35"> </text:span><text:span text:style-name="T34">message="tns:AutenticarUsuarioContenidoRequest"/&gt;</text:span></text:p>
      <text:p text:style-name="P66"><text:span text:style-name="T34">&lt;output</text:span><text:span text:style-name="T35"> </text:span><text:span text:style-name="T34">message="tns:AutenticarUsuarioContenidoResponse"/&gt;</text:span></text:p>
      <text:p text:style-name="P68">&lt;/operation&gt;</text:p>
      <text:p text:style-name="P66"><text:span text:style-name="T34">&lt;</text:span><text:span text:style-name="T34">/portType&gt;</text:span></text:p>
      <text:p text:style-name="P68">&lt;binding<text:span text:style-name="T45"> </text:span>name="ws_authenticationBinding"<text:span text:style-name="T45"> </text:span>type="tns:ws_authenticationPortType"&gt;</text:p>
      <text:p text:style-name="P68">&lt;soap:binding<text:span text:style-name="T45"> </text:span>style="rpc"<text:span text:style-name="T45"> </text:span>transport="http://schemas.xmlsoap.org/soap/http"/&gt;</text:p>
      <text:p text:style-name="P66"><text:span text:style-name="T34">&lt;operation</text:span><text:span text:style-name="T35"> </text:span><text:span text:style-name="T34">name="AutenticarUsuarioContenido"&gt;</text:span></text:p>
      <text:p text:style-name="P66"><text:span text:style-name="T34">&lt;soap:operation</text:span><text:span text:style-name="T35"> </text:span><text:span text:style-name="T34">soapAction="http://educacio.gencat.cat/proveedores/autenticacion/#AutenticarUsuarioContenido"</text:span><text:span text:style-name="T35"> </text:span><text:span text:style-name="T34">style="rpc"/&gt;</text:span></text:p>
      <text:p text:style-name="P68">&lt;input&gt;</text:p>
      <text:p text:style-name="P68">&lt;soap:body<text:span text:style-name="T45"> </text:span>use="literal"<text:span text:style-name="T45"> </text:span>namespace="http://educacio.gencat.cat/proveedores/autenticacion/"/&gt;</text:p>
      <text:p text:style-name="P66"><text:span text:style-name="T34">&lt;soap:header</text:span><text:span text:style-name="T35"> </text:span><text:span text:style-name="T34">message="tns:AutenticarUsuarioContenidoWSEAuthenticateHeader"</text:span><text:span text:style-name="T35"> </text:span><text:span text:style-name="T34">part="WSEAuthenticateHeader"</text:span><text:span text:style-name="T35"> </text:span><text:span text:style-name="T34">use="literal"/&gt;</text:span></text:p>
      <text:p text:style-name="P68">&lt;/input&gt;</text:p>
      <text:p text:style-name="P68">&lt;output&gt;</text:p>
      <text:p text:style-name="P68">&lt;soap:body<text:span text:style-name="T45"> </text:span>use="literal"<text:span text:style-name="T45"> </text:span>namespace="http://educacio.gencat.cat/proveedores/autenticacion/"/&gt;</text:p>
      <text:p text:style-name="P68">&lt;/output&gt;</text:p>
      <text:p text:style-name="P68">&lt;/operation&gt;</text:p>
      <text:p text:style-name="P68">&lt;/binding&gt;</text:p>
      <text:p text:style-name="P68">&lt;service<text:span text:style-name="T45"> </text:span>name="ws_authentication"&gt;</text:p>
      <text:p text:style-name="P68">&lt;port<text:span text:style-name="T45"> </text:span>name="ws_authenticationPort"<text:span text:style-name="T45"> </text:span>binding="tns:ws_authenticationBinding"&gt;</text:p>
      <text:p text:style-name="P66"><text:soft-page-break/><text:span text:style-name="T34">&lt;soap:address</text:span><text:span text:style-name="T35"> </text:span><text:span text:style-name="T34">location="http://mps-&lt;tec.educat1x1.cat/ws/wsAuthentication/wsAuthentication.php"/&gt;</text:span></text:p>
      <text:p text:style-name="P68">&lt;/port&gt;</text:p>
      <text:p text:style-name="P68">&lt;/service&gt;</text:p>
      <text:p text:style-name="P68">&lt;/definitions&gt;</text:p>
      <text:p text:style-name="P16"/>
      <text:p text:style-name="P16"/>
      <text:h text:style-name="P102" text:outline-level="2">Servicio<text:span text:style-name="T1"> </text:span>web<text:span text:style-name="T1"> </text:span>de<text:span text:style-name="T1"> </text:span>seguimiento</text:h>
      <text:p text:style-name="P16"/>
      <text:p text:style-name="P16">El<text:span text:style-name="T1"> </text:span>objectivo<text:span text:style-name="T1"> </text:span>de<text:span text:style-name="T1"> </text:span>este<text:span text:style-name="T1"> </text:span>servicio<text:span text:style-name="T1"> </text:span>web<text:span text:style-name="T1"> </text:span>es<text:span text:style-name="T1"> </text:span>informar<text:span text:style-name="T1"> </text:span>al<text:span text:style-name="T1"> </text:span>EVA<text:span text:style-name="T1"> </text:span>de<text:span text:style-name="T1"> </text:span>los<text:span text:style-name="T1"> </text:span>resultados<text:span text:style-name="T1"> </text:span>obtenidos<text:span text:style-name="T1"> </text:span>por<text:span text:style-name="T1"> </text:span>el<text:span text:style-name="T1"> </text:span>alumno.</text:p>
      <text:p text:style-name="P16"/>
      <text:p text:style-name="P16">En<text:span text:style-name="T1"> </text:span>el<text:span text:style-name="T1"> </text:span>servicio<text:span text:style-name="T1"> </text:span>web<text:span text:style-name="T1"> </text:span>de<text:span text:style-name="T1"> </text:span>Seguimiento,<text:span text:style-name="T1"> </text:span>la<text:span text:style-name="T1"> </text:span>parte<text:span text:style-name="T1"> </text:span>servidora<text:span text:style-name="T1"> </text:span>la<text:span text:style-name="T1"> </text:span>implementará<text:span text:style-name="T1"> </text:span>el<text:span text:style-name="T1"> </text:span>EVA<text:span text:style-name="T1"> <text:s/></text:span>y<text:span text:style-name="T1"> </text:span>la<text:span text:style-name="T1"> </text:span>Editorial<text:span text:style-name="T1"> </text:span>consumirá<text:span text:style-name="T1"> </text:span>el<text:span text:style-name="T1"> </text:span>servicio.</text:p>
      <text:p text:style-name="P19"/>
      <text:p text:style-name="P16">Nombre<text:span text:style-name="T1"> </text:span>del<text:span text:style-name="T1"> </text:span>servicio:<text:span text:style-name="T1"> </text:span><text:span text:style-name="T15">wsSeguimiento</text:span></text:p>
      <text:p text:style-name="P16"/>
      <text:p text:style-name="P16">El<text:span text:style-name="T1"> </text:span>archivo<text:span text:style-name="T1"> </text:span>WSDL<text:span text:style-name="T1"> </text:span>del<text:span text:style-name="T1"> </text:span>servicio<text:span text:style-name="T1"> </text:span>será<text:span text:style-name="T1"> </text:span>accesible<text:span text:style-name="T1"> </text:span>en<text:span text:style-name="T1"> </text:span>la<text:span text:style-name="T1"> </text:span>misma<text:span text:style-name="T1"> </text:span>dirección<text:span text:style-name="T1"> </text:span>que<text:span text:style-name="T1"> </text:span>el<text:span text:style-name="T1"> </text:span>servicio<text:span text:style-name="T1"> </text:span>web<text:span text:style-name="T1"> </text:span>pero<text:span text:style-name="T1"> </text:span>acabada<text:span text:style-name="T1"> </text:span>en<text:span text:style-name="T1"> </text:span><text:span text:style-name="T15">?wsdl</text:span><text:span text:style-name="T1"> </text:span>i<text:span text:style-name="T1"> </text:span>también<text:span text:style-name="T1"> </text:span>acabada<text:span text:style-name="T1"> </text:span>en<text:span text:style-name="T1"> </text:span><text:span text:style-name="T15">?WSDL</text:span></text:p>
      <text:p text:style-name="P19"/>
      <text:p text:style-name="P16">Este<text:span text:style-name="T1"> </text:span>servicio<text:span text:style-name="T1"> </text:span>sólo<text:span text:style-name="T1"> </text:span>tiene<text:span text:style-name="T1"> </text:span>el<text:span text:style-name="T1"> </text:span>método<text:span text:style-name="T1"> </text:span><text:span text:style-name="T15">ResultadoDetalleExtendido</text:span></text:p>
      <text:p text:style-name="P16"/>
      <text:h text:style-name="P101" text:outline-level="3">Método<text:span text:style-name="T1"> </text:span>ResultadoDetalleExtendido</text:h>
      <text:p text:style-name="P16"/>
      <text:p text:style-name="P16">Parámetros<text:span text:style-name="T1"> </text:span>de<text:span text:style-name="T1"> </text:span>entrada<text:span text:style-name="T1"> </text:span>del<text:span text:style-name="T1"> </text:span>método</text:p>
      <text:p text:style-name="P16"/>
      <table:table table:name="Taula15" table:style-name="Taula15">
        <table:table-column table:style-name="Taula15.A"/>
        <table:table-column table:style-name="Taula15.B"/>
        <table:table-column table:style-name="Taula15.C"/>
        <table:table-column table:style-name="Taula15.D"/>
        <table:table-header-rows>
          <table:table-row table:style-name="Taula15.1">
            <table:table-cell table:style-name="Taula15.A1" office:value-type="string">
              <text:p text:style-name="P55">Lloc</text:p>
            </table:table-cell>
            <table:table-cell table:style-name="Taula15.A1" office:value-type="string">
              <text:p text:style-name="P55">Nom</text:p>
            </table:table-cell>
            <table:table-cell table:style-name="Taula15.A1" office:value-type="string">
              <text:p text:style-name="P55">Tipus</text:p>
            </table:table-cell>
            <table:table-cell table:style-name="Taula15.D1" office:value-type="string">
              <text:p text:style-name="P55">Descripció</text:p>
            </table:table-cell>
          </table:table-row>
        </table:table-header-rows>
        <table:table-row table:style-name="Taula15.2">
          <table:table-cell table:style-name="Taula15.A2" office:value-type="string">
            <text:p text:style-name="P62"><text:span text:style-name="T38">Cabecera</text:span><text:span text:style-name="T40"> </text:span></text:p>
          </table:table-cell>
          <table:table-cell table:style-name="Taula15.B2" office:value-type="string">
            <text:p text:style-name="P57">User</text:p>
          </table:table-cell>
          <table:table-cell table:style-name="Taula15.C2" office:value-type="string">
            <text:p text:style-name="P59">Obligatorio</text:p>
          </table:table-cell>
          <table:table-cell table:style-name="Taula15.D2" office:value-type="string">
            <text:p text:style-name="P63"><text:span text:style-name="T38">Usuario</text:span><text:span text:style-name="T40"> </text:span><text:span text:style-name="T38">de</text:span><text:span text:style-name="T40"> </text:span><text:span text:style-name="T38">acceso</text:span><text:span text:style-name="T40"> </text:span><text:span text:style-name="T38">de</text:span><text:span text:style-name="T40"> </text:span><text:span text:style-name="T38">la</text:span><text:span text:style-name="T40"> </text:span><text:span text:style-name="T38">Editorial</text:span><text:span text:style-name="T40"> </text:span><text:span text:style-name="T38">para</text:span><text:span text:style-name="T40"> </text:span><text:span text:style-name="T38">poder</text:span><text:span text:style-name="T40"> </text:span><text:span text:style-name="T38">utilizar</text:span><text:span text:style-name="T40"> </text:span><text:span text:style-name="T38">el</text:span><text:span text:style-name="T40"> </text:span><text:span text:style-name="T38">servicio</text:span><text:span text:style-name="T40"> </text:span><text:span text:style-name="T38">web</text:span><text:span text:style-name="T40"> </text:span><text:span text:style-name="T38">del</text:span><text:span text:style-name="T40"> </text:span><text:span text:style-name="T38">EVA.</text:span></text:p>
          </table:table-cell>
        </table:table-row>
        <table:table-row table:style-name="Taula15.1">
          <table:table-cell table:style-name="Taula15.A3" office:value-type="string">
            <text:p text:style-name="P60">Cabecera</text:p>
          </table:table-cell>
          <table:table-cell table:style-name="Taula15.B3" office:value-type="string">
            <text:p text:style-name="P57">Password</text:p>
          </table:table-cell>
          <table:table-cell table:style-name="Taula15.C3" office:value-type="string">
            <text:p text:style-name="P59">Obligatorio</text:p>
          </table:table-cell>
          <table:table-cell table:style-name="Taula15.D3" office:value-type="string">
            <text:p text:style-name="P63"><text:span text:style-name="T38">Contrase</text:span><text:span text:style-name="T38">ña</text:span><text:span text:style-name="T40"> </text:span><text:span text:style-name="T38">de</text:span><text:span text:style-name="T40"> </text:span><text:span text:style-name="T38">la</text:span><text:span text:style-name="T40"> </text:span><text:span text:style-name="T38">Editorial</text:span><text:span text:style-name="T40"> </text:span><text:span text:style-name="T38">para</text:span><text:span text:style-name="T40"> </text:span><text:span text:style-name="T38">poder</text:span><text:span text:style-name="T40"> </text:span><text:span text:style-name="T38">utilizar</text:span><text:span text:style-name="T40"> </text:span><text:span text:style-name="T38">el</text:span><text:span text:style-name="T40"> </text:span><text:span text:style-name="T38">servicio</text:span><text:span text:style-name="T40"> </text:span><text:span text:style-name="T38">web</text:span><text:span text:style-name="T40"> </text:span><text:span text:style-name="T38">del</text:span><text:span text:style-name="T40"> </text:span><text:span text:style-name="T38">EVA.</text:span></text:p>
          </table:table-cell>
        </table:table-row>
        <table:table-row table:style-name="Taula15.1">
          <table:table-cell table:style-name="Taula15.A4" office:value-type="string">
            <text:p text:style-name="P60">Cuerpo</text:p>
          </table:table-cell>
          <table:table-cell table:style-name="Taula15.B4" office:value-type="string">
            <text:p text:style-name="P63"><text:span text:style-name="T42">Id</text:span><text:span text:style-name="T42">Usuario</text:span></text:p>
          </table:table-cell>
          <table:table-cell table:style-name="Taula15.C4" office:value-type="string">
            <text:p text:style-name="P59">Obligatorio</text:p>
          </table:table-cell>
          <table:table-cell table:style-name="Taula15.D4" office:value-type="string">
            <text:p text:style-name="P63"><text:span text:style-name="T38">Identificador</text:span><text:span text:style-name="T40"> </text:span><text:span text:style-name="T38">del</text:span><text:span text:style-name="T40"> </text:span><text:span text:style-name="T38">usuario</text:span><text:span text:style-name="T40"> </text:span><text:span text:style-name="T38">en</text:span><text:span text:style-name="T40"> </text:span><text:span text:style-name="T38">el</text:span><text:span text:style-name="T40"> </text:span><text:span text:style-name="T38">EVA.</text:span></text:p>
          </table:table-cell>
        </table:table-row>
        <table:table-row table:style-name="Taula15.1">
          <table:table-cell table:style-name="Taula15.A5" office:value-type="string">
            <text:p text:style-name="P60">Cuerpo</text:p>
          </table:table-cell>
          <table:table-cell table:style-name="Taula15.B5" office:value-type="string">
            <text:p text:style-name="P58">IdContenidoLMS</text:p>
          </table:table-cell>
          <table:table-cell table:style-name="Taula15.C5" office:value-type="string">
            <text:p text:style-name="P59">Obligatorio</text:p>
          </table:table-cell>
          <table:table-cell table:style-name="Taula15.D5" office:value-type="string">
            <text:p text:style-name="P63"><text:span text:style-name="T38">Identificador</text:span><text:span text:style-name="T40"> </text:span><text:span text:style-name="T38">del</text:span><text:span text:style-name="T40"> </text:span><text:span text:style-name="T38">contenido</text:span><text:span text:style-name="T40"> </text:span><text:span text:style-name="T38">en</text:span><text:span text:style-name="T40"> </text:span><text:span text:style-name="T38">el</text:span><text:span text:style-name="T40"> </text:span><text:span text:style-name="T38">EVA.</text:span></text:p>
          </table:table-cell>
        </table:table-row>
        <table:table-row table:style-name="Taula15.1">
          <table:table-cell table:style-name="Taula15.A6" office:value-type="string">
            <text:p text:style-name="P60">Cuerpo</text:p>
          </table:table-cell>
          <table:table-cell table:style-name="Taula15.B6" office:value-type="string">
            <text:p text:style-name="P58">IdCentro</text:p>
          </table:table-cell>
          <table:table-cell table:style-name="Taula15.C6" office:value-type="string">
            <text:p text:style-name="P59">Obligatorio</text:p>
          </table:table-cell>
          <table:table-cell table:style-name="Taula15.D6" office:value-type="string">
            <text:p text:style-name="P63"><text:span text:style-name="T38">Identificador</text:span><text:span text:style-name="T40"> </text:span><text:span text:style-name="T38">del</text:span><text:span text:style-name="T40"> </text:span><text:span text:style-name="T38">centro</text:span><text:span text:style-name="T40"> </text:span><text:span text:style-name="T38">educativo</text:span><text:span text:style-name="T40"> </text:span><text:span text:style-name="T38">desde</text:span><text:span text:style-name="T40"> </text:span><text:span text:style-name="T38">el</text:span><text:span text:style-name="T40"> </text:span><text:span text:style-name="T38">que</text:span><text:span text:style-name="T40"> </text:span><text:span text:style-name="T38">se</text:span><text:span text:style-name="T40"> </text:span><text:span text:style-name="T38">está</text:span><text:span text:style-name="T40"> </text:span><text:span text:style-name="T38">haciendo</text:span><text:span text:style-name="T40"> </text:span><text:span text:style-name="T38">la</text:span><text:span text:style-name="T40"> </text:span><text:span text:style-name="T38">llamada</text:span><text:span text:style-name="T40"> </text:span><text:span text:style-name="T38">al</text:span><text:span text:style-name="T40"> </text:span><text:span text:style-name="T38">servicio</text:span><text:span text:style-name="T40"> </text:span><text:span text:style-name="T38">web.</text:span></text:p>
          </table:table-cell>
        </table:table-row>
        <table:table-row table:style-name="Taula15.1">
          <table:table-cell table:style-name="Taula15.A7" office:value-type="string">
            <text:p text:style-name="P60">Cuerpo</text:p>
          </table:table-cell>
          <table:table-cell table:style-name="Taula15.B7" office:value-type="string">
            <text:p text:style-name="P58">IdUnidad</text:p>
          </table:table-cell>
          <table:table-cell table:style-name="Taula15.C7" office:value-type="string">
            <text:p text:style-name="P59">Opcional</text:p>
          </table:table-cell>
          <table:table-cell table:style-name="Taula15.D7" office:value-type="string">
            <text:p text:style-name="P69"><text:span text:style-name="T38">I</text:span><text:span text:style-name="T38">dentificador</text:span><text:span text:style-name="T40"> </text:span><text:span text:style-name="T38">de</text:span><text:span text:style-name="T40"> </text:span><text:span text:style-name="T38">la</text:span><text:span text:style-name="T40"> </text:span><text:span text:style-name="T38">unidad</text:span><text:span text:style-name="T40"> </text:span><text:span text:style-name="T38">de</text:span><text:span text:style-name="T40"> </text:span><text:span text:style-name="T38">la</text:span><text:span text:style-name="T40"> </text:span><text:span text:style-name="T38">que</text:span><text:span text:style-name="T40"> </text:span><text:span text:style-name="T38">se</text:span><text:span text:style-name="T40"> </text:span><text:span text:style-name="T38">informan</text:span><text:span text:style-name="T40"> </text:span><text:span text:style-name="T38">sus</text:span><text:span text:style-name="T40"> </text:span><text:span text:style-name="T38">resultados</text:span><text:span text:style-name="T40"> </text:span><text:span text:style-name="T38">y/o</text:span><text:span text:style-name="T40"> </text:span><text:span text:style-name="T38">detalles.</text:span><text:span text:style-name="T40"> </text:span><text:span text:style-name="T38">Si</text:span><text:span text:style-name="T40"> </text:span><text:span text:style-name="T38">el</text:span><text:span text:style-name="T40"> </text:span><text:span text:style-name="T38">EVA</text:span><text:span text:style-name="T40"> </text:span><text:span text:style-name="T38">recibe</text:span><text:span text:style-name="T40"> </text:span><text:span text:style-name="T38">un</text:span><text:span text:style-name="T40"> </text:span><text:span text:style-name="T38">identificador</text:span><text:span text:style-name="T40"> </text:span><text:span text:style-name="T38">de</text:span><text:span text:style-name="T40"> </text:span><text:span text:style-name="T38">unidad</text:span><text:span text:style-name="T40"> </text:span><text:span text:style-name="T38">que</text:span><text:span text:style-name="T40"> </text:span><text:span text:style-name="T38">no</text:span><text:span text:style-name="T40"> </text:span><text:span text:style-name="T38">tiene,</text:span><text:span text:style-name="T40"> </text:span><text:span text:style-name="T38">pueden</text:span><text:span text:style-name="T40"> </text:span><text:span text:style-name="T38">darse</text:span><text:span text:style-name="T40"> </text:span><text:span text:style-name="T38">dos</text:span><text:span text:style-name="T40"> </text:span><text:span text:style-name="T38">casos:</text:span><text:span text:style-name="T40"> </text:span><text:span text:style-name="T38">A)</text:span><text:span text:style-name="T40"> </text:span><text:span text:style-name="T38">que</text:span><text:span text:style-name="T40"> </text:span><text:span text:style-name="T38">el</text:span><text:span text:style-name="T40"> </text:span><text:span text:style-name="T38">proveedor</text:span><text:span text:style-name="T40"> </text:span><text:span text:style-name="T38">del</text:span><text:span text:style-name="T40"> </text:span><text:span text:style-name="T38">contenido</text:span><text:span text:style-name="T40"> </text:span><text:span text:style-name="T38">proporcione</text:span><text:span text:style-name="T40"> </text:span><text:span text:style-name="T38">el</text:span><text:span text:style-name="T40"> </text:span><text:span text:style-name="T38">servicio</text:span><text:span text:style-name="T40"> </text:span><text:span text:style-name="T38">web</text:span><text:span text:style-name="T40"> </text:span><text:span text:style-name="T38">de</text:span><text:span text:style-name="T40"> </text:span><text:span text:style-name="T38">la</text:span><text:span text:style-name="T40"> </text:span><text:span text:style-name="T38">estructura</text:span><text:span text:style-name="T40"> </text:span><text:span text:style-name="T38">del</text:span><text:span text:style-name="T40"> </text:span><text:span text:style-name="T38">libro,</text:span><text:span text:style-name="T40"> </text:span><text:span text:style-name="T38">en</text:span><text:span text:style-name="T40"> </text:span><text:span text:style-name="T38">este</text:span><text:span text:style-name="T40"> </text:span><text:span text:style-name="T38">caso,</text:span><text:span text:style-name="T40"> </text:span><text:span text:style-name="T38">el</text:span><text:span text:style-name="T40"> </text:span><text:span text:style-name="T38">EVA</text:span><text:span text:style-name="T40"> </text:span><text:span text:style-name="T38">volverá</text:span><text:span text:style-name="T40"> </text:span><text:span text:style-name="T38">a</text:span><text:span text:style-name="T40"> </text:span><text:span text:style-name="T38">solicitar</text:span><text:span text:style-name="T40"> </text:span><text:span text:style-name="T38">la</text:span><text:span text:style-name="T40"> </text:span><text:span text:style-name="T38">estructura</text:span><text:span text:style-name="T40"> </text:span><text:span text:style-name="T38">del</text:span><text:span text:style-name="T40"> </text:span><text:span text:style-name="T38">libro</text:span><text:span text:style-name="T40"> </text:span><text:span text:style-name="T38">para</text:span><text:span text:style-name="T40"> </text:span><text:span text:style-name="T38">actualizarla.</text:span><text:span text:style-name="T40"> </text:span><text:span text:style-name="T38">B)</text:span><text:span text:style-name="T40"> </text:span><text:span text:style-name="T38">Que</text:span><text:span text:style-name="T40"> </text:span><text:span text:style-name="T38">el</text:span><text:span text:style-name="T40"> </text:span><text:span text:style-name="T38">proveedor</text:span><text:span text:style-name="T40"> </text:span><text:span text:style-name="T38">del</text:span><text:span text:style-name="T40"> </text:span><text:span text:style-name="T38">contenido</text:span><text:span text:style-name="T40"> </text:span><text:span text:style-name="T38">no</text:span><text:span text:style-name="T40"> </text:span><text:span text:style-name="T38">proporcione</text:span><text:span text:style-name="T40"> </text:span><text:span text:style-name="T38">el</text:span><text:span text:style-name="T40"> </text:span><text:span text:style-name="T38">servicio</text:span><text:span text:style-name="T40"> </text:span><text:span text:style-name="T38">web</text:span><text:span text:style-name="T40"> </text:span><text:span text:style-name="T38">de</text:span><text:span text:style-name="T40"> </text:span><text:span text:style-name="T38">estructura</text:span><text:span text:style-name="T40"> </text:span><text:span text:style-name="T38">del</text:span><text:span text:style-name="T40"> </text:span><text:span text:style-name="T38">libro,</text:span><text:span text:style-name="T40"> </text:span><text:span text:style-name="T38">en</text:span><text:span text:style-name="T40"> </text:span><text:span text:style-name="T38">este</text:span><text:span text:style-name="T40"> </text:span><text:span text:style-name="T38">caso,</text:span><text:span text:style-name="T40"> </text:span><text:span text:style-name="T38">el</text:span><text:span text:style-name="T40"> </text:span><text:span text:style-name="T38">EVA</text:span><text:span text:style-name="T40"> </text:span><text:span text:style-name="T38">guardará</text:span><text:span text:style-name="T40"> </text:span><text:span text:style-name="T38">el</text:span><text:span text:style-name="T40"> </text:span><text:span text:style-name="T38">valor</text:span><text:span text:style-name="T40"> <text:s/></text:span><text:span text:style-name="T38">y</text:span><text:span text:style-name="T40"> </text:span><text:span text:style-name="T38">lo</text:span><text:span text:style-name="T40"> </text:span><text:span text:style-name="T38">utilizará</text:span><text:span text:style-name="T40"> </text:span><text:span text:style-name="T38">en</text:span><text:span text:style-name="T40"> </text:span><text:span text:style-name="T38">el</text:span><text:span text:style-name="T40"> </text:span><text:span text:style-name="T38">informe</text:span><text:span text:style-name="T40"> </text:span><text:span text:style-name="T38">de</text:span><text:span text:style-name="T40"> </text:span><text:span text:style-name="T38">resultados,</text:span><text:span text:style-name="T40"> </text:span><text:span text:style-name="T38">no</text:span><text:span text:style-name="T40"> </text:span><text:span text:style-name="T38">para</text:span><text:span text:style-name="T40"> </text:span><text:span text:style-name="T38">el</text:span><text:span text:style-name="T40"> </text:span><text:span text:style-name="T38">acceso.</text:span><text:span text:style-name="T40"> </text:span></text:p>
          </table:table-cell>
        </table:table-row>
        <table:table-row table:style-name="Taula15.1">
          <table:table-cell table:style-name="Taula15.A8" office:value-type="string">
            <text:p text:style-name="P60">Cuerpo</text:p>
          </table:table-cell>
          <table:table-cell table:style-name="Taula15.B8" office:value-type="string">
            <text:p text:style-name="P58">UnidadTitulo</text:p>
          </table:table-cell>
          <table:table-cell table:style-name="Taula15.C8" office:value-type="string">
            <text:p text:style-name="P59">Opcional</text:p>
          </table:table-cell>
          <table:table-cell table:style-name="Taula15.D8" office:value-type="string">
            <text:p text:style-name="P63"><text:span text:style-name="T38">Tít</text:span><text:span text:style-name="T38">ulo</text:span><text:span text:style-name="T40"> </text:span><text:span text:style-name="T38">de</text:span><text:span text:style-name="T40"> </text:span><text:span text:style-name="T38">la</text:span><text:span text:style-name="T40"> </text:span><text:span text:style-name="T38">unidad.</text:span><text:span text:style-name="T41"> </text:span><text:span text:style-name="T43">Este</text:span><text:span text:style-name="T40"> </text:span><text:span text:style-name="T38">campo</text:span><text:span text:style-name="T40"> </text:span><text:span text:style-name="T38">sólo</text:span><text:span text:style-name="T40"> </text:span><text:span text:style-name="T38">se</text:span><text:span text:style-name="T40"> </text:span><text:span text:style-name="T38">envia</text:span><text:span text:style-name="T40"> </text:span><text:soft-page-break/><text:span text:style-name="T38">si</text:span><text:span text:style-name="T40"> </text:span><text:span text:style-name="T38">el</text:span><text:span text:style-name="T40"> </text:span><text:span text:style-name="T38">proveedor</text:span><text:span text:style-name="T40"> </text:span><text:span text:style-name="T38">de</text:span><text:span text:style-name="T40"> </text:span><text:span text:style-name="T38">contenidos</text:span><text:span text:style-name="T40"> </text:span><text:span text:style-name="T38">no</text:span><text:span text:style-name="T40"> </text:span><text:span text:style-name="T38">provee</text:span><text:span text:style-name="T40"> </text:span><text:span text:style-name="T38">el</text:span><text:span text:style-name="T40"> </text:span><text:span text:style-name="T38">servicio</text:span><text:span text:style-name="T40"> </text:span><text:span text:style-name="T38">web</text:span><text:span text:style-name="T40"> </text:span><text:span text:style-name="T38">de</text:span><text:span text:style-name="T40"> </text:span><text:span text:style-name="T38">estructura</text:span><text:span text:style-name="T40"> </text:span><text:span text:style-name="T38">del</text:span><text:span text:style-name="T40"> </text:span><text:span text:style-name="T38">libro.</text:span><text:span text:style-name="T40"> </text:span><text:span text:style-name="T38">El</text:span><text:span text:style-name="T40"> </text:span><text:span text:style-name="T38">valor</text:span><text:span text:style-name="T40"> </text:span><text:span text:style-name="T38">del</text:span><text:span text:style-name="T40"> </text:span><text:span text:style-name="T38">campo</text:span><text:span text:style-name="T40"> </text:span><text:span text:style-name="T38">sólo</text:span><text:span text:style-name="T40"> </text:span><text:span text:style-name="T38">se</text:span><text:span text:style-name="T40"> </text:span><text:span text:style-name="T38">utilizará</text:span><text:span text:style-name="T40"> </text:span><text:span text:style-name="T38">en</text:span><text:span text:style-name="T40"> </text:span><text:span text:style-name="T38">el</text:span><text:span text:style-name="T40"> </text:span><text:span text:style-name="T38">informe</text:span><text:span text:style-name="T40"> </text:span><text:span text:style-name="T38">de</text:span><text:span text:style-name="T40"> </text:span><text:span text:style-name="T38">resultados,</text:span><text:span text:style-name="T40"> </text:span><text:span text:style-name="T38">no</text:span><text:span text:style-name="T40"> </text:span><text:span text:style-name="T38">para</text:span><text:span text:style-name="T40"> </text:span><text:span text:style-name="T38">el</text:span><text:span text:style-name="T40"> </text:span><text:span text:style-name="T38">acceso.</text:span></text:p>
          </table:table-cell>
        </table:table-row>
        <table:table-row table:style-name="Taula15.1">
          <table:table-cell table:style-name="Taula15.A9" office:value-type="string">
            <text:p text:style-name="P60">Cuerpo</text:p>
          </table:table-cell>
          <table:table-cell table:style-name="Taula15.B9" office:value-type="string">
            <text:p text:style-name="P58">UnidadOrden</text:p>
          </table:table-cell>
          <table:table-cell table:style-name="Taula15.C9" office:value-type="string">
            <text:p text:style-name="P63"><text:span text:style-name="T39">O</text:span><text:span text:style-name="T39">pcional</text:span></text:p>
          </table:table-cell>
          <table:table-cell table:style-name="Taula15.D9" office:value-type="string">
            <text:p text:style-name="P63"><text:span text:style-name="T38">Orden</text:span><text:span text:style-name="T40"> </text:span><text:span text:style-name="T38">de</text:span><text:span text:style-name="T40"> </text:span><text:span text:style-name="T38">la</text:span><text:span text:style-name="T40"> </text:span><text:span text:style-name="T38">unidad</text:span><text:span text:style-name="T40"> </text:span><text:span text:style-name="T38">dentro</text:span><text:span text:style-name="T40"> </text:span><text:span text:style-name="T38">de</text:span><text:span text:style-name="T40"> </text:span><text:span text:style-name="T38">la</text:span><text:span text:style-name="T40"> </text:span><text:span text:style-name="T38">lista</text:span><text:span text:style-name="T40"> </text:span><text:span text:style-name="T38">de</text:span><text:span text:style-name="T40"> </text:span><text:span text:style-name="T38">unidades</text:span><text:span text:style-name="T40"> </text:span><text:span text:style-name="T38">del</text:span><text:span text:style-name="T40"> </text:span><text:span text:style-name="T38">libro.</text:span><text:span text:style-name="T40"> </text:span><text:span text:style-name="T38">Este</text:span><text:span text:style-name="T40"> </text:span><text:span text:style-name="T38">campo</text:span><text:span text:style-name="T40"> </text:span><text:span text:style-name="T38">sólo</text:span><text:span text:style-name="T40"> </text:span><text:span text:style-name="T38">se</text:span><text:span text:style-name="T40"> </text:span><text:span text:style-name="T38">completará</text:span><text:span text:style-name="T40"> </text:span><text:span text:style-name="T38">si</text:span><text:span text:style-name="T40"> </text:span><text:span text:style-name="T38">el</text:span><text:span text:style-name="T40"> </text:span><text:span text:style-name="T38">proveedor</text:span><text:span text:style-name="T40"> </text:span><text:span text:style-name="T38">de</text:span><text:span text:style-name="T40"> </text:span><text:span text:style-name="T38">contenidos</text:span><text:span text:style-name="T40"> </text:span><text:span text:style-name="T38">no</text:span><text:span text:style-name="T40"> </text:span><text:span text:style-name="T38">provee</text:span><text:span text:style-name="T40"> </text:span><text:span text:style-name="T38">el</text:span><text:span text:style-name="T40"> </text:span><text:span text:style-name="T38">servicio</text:span><text:span text:style-name="T40"> </text:span><text:span text:style-name="T38">web</text:span><text:span text:style-name="T40"> </text:span><text:span text:style-name="T38">de</text:span><text:span text:style-name="T40"> </text:span><text:span text:style-name="T38">estructura</text:span><text:span text:style-name="T40"> </text:span><text:span text:style-name="T38">del</text:span><text:span text:style-name="T40"> </text:span><text:span text:style-name="T38">libro.</text:span><text:span text:style-name="T40"> </text:span><text:span text:style-name="T38">El</text:span><text:span text:style-name="T40"> </text:span><text:span text:style-name="T38">valor</text:span><text:span text:style-name="T40"> </text:span><text:span text:style-name="T38">del</text:span><text:span text:style-name="T40"> </text:span><text:span text:style-name="T38">campo</text:span><text:span text:style-name="T40"> </text:span><text:span text:style-name="T38">sólo</text:span><text:span text:style-name="T40"> </text:span><text:span text:style-name="T38">se</text:span><text:span text:style-name="T40"> </text:span><text:span text:style-name="T38">utilizará</text:span><text:span text:style-name="T40"> </text:span><text:span text:style-name="T38">en</text:span><text:span text:style-name="T40"> </text:span><text:span text:style-name="T38">el</text:span><text:span text:style-name="T40"> </text:span><text:span text:style-name="T38">informe</text:span><text:span text:style-name="T40"> </text:span><text:span text:style-name="T38">de</text:span><text:span text:style-name="T40"> </text:span><text:span text:style-name="T38">resultados,</text:span><text:span text:style-name="T40"> </text:span><text:span text:style-name="T38">no</text:span><text:span text:style-name="T40"> </text:span><text:span text:style-name="T38">para</text:span><text:span text:style-name="T40"> </text:span><text:span text:style-name="T38">el</text:span><text:span text:style-name="T40"> </text:span><text:span text:style-name="T38">acceso.</text:span></text:p>
          </table:table-cell>
        </table:table-row>
        <table:table-row table:style-name="Taula15.1">
          <table:table-cell table:style-name="Taula15.A10" office:value-type="string">
            <text:p text:style-name="P60">Cuerpo</text:p>
          </table:table-cell>
          <table:table-cell table:style-name="Taula15.B10" office:value-type="string">
            <text:p text:style-name="P58">IdActividad</text:p>
          </table:table-cell>
          <table:table-cell table:style-name="Taula15.C10" office:value-type="string">
            <text:p text:style-name="P59">Opcional</text:p>
          </table:table-cell>
          <table:table-cell table:style-name="Taula15.D10" office:value-type="string">
            <text:p text:style-name="P63"><text:span text:style-name="T38">Identificador</text:span><text:span text:style-name="T40"> </text:span><text:span text:style-name="T38">de</text:span><text:span text:style-name="T40"> </text:span><text:span text:style-name="T38">la</text:span><text:span text:style-name="T40"> </text:span><text:span text:style-name="T38">actividad</text:span><text:span text:style-name="T40"> </text:span><text:span text:style-name="T38">de</text:span><text:span text:style-name="T40"> </text:span><text:span text:style-name="T38">la</text:span><text:span text:style-name="T40"> </text:span><text:span text:style-name="T38">que</text:span><text:span text:style-name="T40"> </text:span><text:span text:style-name="T38">se</text:span><text:span text:style-name="T40"> </text:span><text:span text:style-name="T38">informan</text:span><text:span text:style-name="T40"> </text:span><text:span text:style-name="T38">sus</text:span><text:span text:style-name="T40"> </text:span><text:span text:style-name="T38">resultados</text:span><text:span text:style-name="T40"> </text:span><text:span text:style-name="T38">y/o</text:span><text:span text:style-name="T40"> </text:span><text:span text:style-name="T38">detalles.</text:span><text:span text:style-name="T40"> </text:span><text:span text:style-name="T38">Si</text:span><text:span text:style-name="T40"> </text:span><text:span text:style-name="T38">el</text:span><text:span text:style-name="T40"> </text:span><text:span text:style-name="T38">EVA</text:span><text:span text:style-name="T40"> </text:span><text:span text:style-name="T38">recibe</text:span><text:span text:style-name="T40"> </text:span><text:span text:style-name="T38">un</text:span><text:span text:style-name="T40"> </text:span><text:span text:style-name="T38">identificador</text:span><text:span text:style-name="T40"> </text:span><text:span text:style-name="T38">de</text:span><text:span text:style-name="T40"> </text:span><text:span text:style-name="T38">actividad</text:span><text:span text:style-name="T40"> </text:span><text:span text:style-name="T38">que</text:span><text:span text:style-name="T40"> </text:span><text:span text:style-name="T38">no</text:span><text:span text:style-name="T40"> </text:span><text:span text:style-name="T38">dispone,</text:span><text:span text:style-name="T40"> </text:span><text:span text:style-name="T38">pueden</text:span><text:span text:style-name="T40"> </text:span><text:span text:style-name="T38">darse</text:span><text:span text:style-name="T40"> </text:span><text:span text:style-name="T38">dos</text:span><text:span text:style-name="T40"> </text:span><text:span text:style-name="T38">casos:</text:span><text:span text:style-name="T40"> </text:span><text:span text:style-name="T38">A)</text:span><text:span text:style-name="T40"> </text:span><text:span text:style-name="T38">Que</text:span><text:span text:style-name="T40"> </text:span><text:span text:style-name="T38">el</text:span><text:span text:style-name="T40"> </text:span><text:span text:style-name="T38">proveedor</text:span><text:span text:style-name="T40"> </text:span><text:span text:style-name="T38">de</text:span><text:span text:style-name="T40"> </text:span><text:span text:style-name="T38">contenidos</text:span><text:span text:style-name="T40"> </text:span><text:span text:style-name="T38">proporcione</text:span><text:span text:style-name="T40"> </text:span><text:span text:style-name="T38">el</text:span><text:span text:style-name="T40"> </text:span><text:span text:style-name="T38">servicio</text:span><text:span text:style-name="T40"> </text:span><text:span text:style-name="T38">web</text:span><text:span text:style-name="T40"> </text:span><text:span text:style-name="T38">de</text:span><text:span text:style-name="T40"> </text:span><text:span text:style-name="T38">la</text:span><text:span text:style-name="T40"> </text:span><text:span text:style-name="T38">estructura</text:span><text:span text:style-name="T40"> </text:span><text:span text:style-name="T38">del</text:span><text:span text:style-name="T40"> </text:span><text:span text:style-name="T38">libro,</text:span><text:span text:style-name="T40"> </text:span><text:span text:style-name="T38">en</text:span><text:span text:style-name="T40"> </text:span><text:span text:style-name="T38">este</text:span><text:span text:style-name="T40"> </text:span><text:span text:style-name="T38">caso,</text:span><text:span text:style-name="T40"> </text:span><text:span text:style-name="T38">el</text:span><text:span text:style-name="T40"> </text:span><text:span text:style-name="T38">EVA</text:span><text:span text:style-name="T40"> </text:span><text:span text:style-name="T38">volverá</text:span><text:span text:style-name="T40"> </text:span><text:span text:style-name="T38">a</text:span><text:span text:style-name="T40"> </text:span><text:span text:style-name="T38">solicitar</text:span><text:span text:style-name="T40"> </text:span><text:span text:style-name="T38">la</text:span><text:span text:style-name="T40"> <text:s/></text:span><text:span text:style-name="T38">estructura</text:span><text:span text:style-name="T40"> </text:span><text:span text:style-name="T38">del</text:span><text:span text:style-name="T40"> </text:span><text:span text:style-name="T38">libro</text:span><text:span text:style-name="T40"> </text:span><text:span text:style-name="T38">para</text:span><text:span text:style-name="T40"> </text:span><text:span text:style-name="T38">actualizarla.</text:span><text:span text:style-name="T40"> </text:span><text:span text:style-name="T38">B)</text:span><text:span text:style-name="T40"> </text:span><text:span text:style-name="T38">Que</text:span><text:span text:style-name="T40"> </text:span><text:span text:style-name="T38">el</text:span><text:span text:style-name="T40"> </text:span><text:span text:style-name="T38">proveedor</text:span><text:span text:style-name="T40"> </text:span><text:span text:style-name="T38">del</text:span><text:span text:style-name="T40"> </text:span><text:span text:style-name="T38">contenido</text:span><text:span text:style-name="T40"> </text:span><text:span text:style-name="T38">no</text:span><text:span text:style-name="T40"> </text:span><text:span text:style-name="T38">proporcione</text:span><text:span text:style-name="T40"> </text:span><text:span text:style-name="T38">el</text:span><text:span text:style-name="T40"> </text:span><text:span text:style-name="T38">servicio</text:span><text:span text:style-name="T40"> </text:span><text:span text:style-name="T38">web</text:span><text:span text:style-name="T40"> </text:span><text:span text:style-name="T38">de</text:span><text:span text:style-name="T40"> </text:span><text:span text:style-name="T38">estructura</text:span><text:span text:style-name="T40"> </text:span><text:span text:style-name="T38">del</text:span><text:span text:style-name="T40"> </text:span><text:span text:style-name="T38">libro,</text:span><text:span text:style-name="T40"> </text:span><text:span text:style-name="T38">en</text:span><text:span text:style-name="T40"> </text:span><text:span text:style-name="T38">este</text:span><text:span text:style-name="T40"> </text:span><text:span text:style-name="T38">caso,</text:span><text:span text:style-name="T40"> </text:span><text:span text:style-name="T38">el</text:span><text:span text:style-name="T40"> </text:span><text:span text:style-name="T38">EVA</text:span><text:span text:style-name="T40"> </text:span><text:span text:style-name="T38">guardará</text:span><text:span text:style-name="T40"> </text:span><text:span text:style-name="T38">el</text:span><text:span text:style-name="T40"> </text:span><text:span text:style-name="T38">valor</text:span><text:span text:style-name="T40"> </text:span><text:span text:style-name="T38">y</text:span><text:span text:style-name="T40"> </text:span><text:span text:style-name="T38">lo</text:span><text:span text:style-name="T40"> </text:span><text:span text:style-name="T38">utilitzará</text:span><text:span text:style-name="T40"> </text:span><text:span text:style-name="T38">en</text:span><text:span text:style-name="T40"> </text:span><text:span text:style-name="T38">el</text:span><text:span text:style-name="T40"> </text:span><text:span text:style-name="T38">informe</text:span><text:span text:style-name="T40"> </text:span><text:span text:style-name="T38">de</text:span><text:span text:style-name="T40"> </text:span><text:span text:style-name="T38">resultados,</text:span><text:span text:style-name="T40"> </text:span><text:span text:style-name="T38">no</text:span><text:span text:style-name="T40"> </text:span><text:span text:style-name="T38">para</text:span><text:span text:style-name="T40"> </text:span><text:span text:style-name="T38">el</text:span><text:span text:style-name="T40"> </text:span><text:span text:style-name="T38">acceso.</text:span><text:span text:style-name="T40"> </text:span><text:span text:style-name="T38">Si</text:span><text:span text:style-name="T40"> </text:span><text:span text:style-name="T38">se</text:span><text:span text:style-name="T40"> </text:span><text:span text:style-name="T38">envia</text:span><text:span text:style-name="T40"> </text:span><text:span text:style-name="T38">este</text:span><text:span text:style-name="T40"> </text:span><text:span text:style-name="T38">campo</text:span><text:span text:style-name="T40"> </text:span><text:span text:style-name="T38">también</text:span><text:span text:style-name="T40"> </text:span><text:span text:style-name="T38">se</text:span><text:span text:style-name="T40"> </text:span><text:span text:style-name="T38">ha</text:span><text:span text:style-name="T40"> </text:span><text:span text:style-name="T38">de</text:span><text:span text:style-name="T40"> </text:span><text:span text:style-name="T38">enviar</text:span><text:span text:style-name="T40"> </text:span><text:span text:style-name="T38">el</text:span><text:span text:style-name="T40"> </text:span><text:span text:style-name="T38">campo</text:span><text:span text:style-name="T40"> </text:span><text:span text:style-name="T38">IdUnidad.</text:span></text:p>
          </table:table-cell>
        </table:table-row>
        <table:table-row table:style-name="Taula15.1">
          <table:table-cell table:style-name="Taula15.A11" office:value-type="string">
            <text:p text:style-name="P60">Cuerpo</text:p>
          </table:table-cell>
          <table:table-cell table:style-name="Taula15.B11" office:value-type="string">
            <text:p text:style-name="P58">ActividadTitulo</text:p>
          </table:table-cell>
          <table:table-cell table:style-name="Taula15.C11" office:value-type="string">
            <text:p text:style-name="P59">Opcional</text:p>
          </table:table-cell>
          <table:table-cell table:style-name="Taula15.D11" office:value-type="string">
            <text:p text:style-name="P63"><text:span text:style-name="T38">Título</text:span><text:span text:style-name="T40"> </text:span><text:span text:style-name="T38">de</text:span><text:span text:style-name="T40"> </text:span><text:span text:style-name="T38">la</text:span><text:span text:style-name="T40"> </text:span><text:span text:style-name="T38">actividad.</text:span><text:span text:style-name="T40"> </text:span><text:span text:style-name="T38">Este</text:span><text:span text:style-name="T40"> </text:span><text:span text:style-name="T38">campo</text:span><text:span text:style-name="T40"> </text:span><text:span text:style-name="T38">sólo</text:span><text:span text:style-name="T40"> </text:span><text:span text:style-name="T38">se</text:span><text:span text:style-name="T40"> </text:span><text:span text:style-name="T38">envia</text:span><text:span text:style-name="T40"> </text:span><text:span text:style-name="T38">si</text:span><text:span text:style-name="T40"> </text:span><text:span text:style-name="T38">el</text:span><text:span text:style-name="T40"> </text:span><text:span text:style-name="T38">proveedor</text:span><text:span text:style-name="T40"> </text:span><text:span text:style-name="T38">de</text:span><text:span text:style-name="T40"> </text:span><text:span text:style-name="T38">contenidos</text:span><text:span text:style-name="T40"> </text:span><text:span text:style-name="T38">no</text:span><text:span text:style-name="T40"> </text:span><text:span text:style-name="T38">proporciona</text:span><text:span text:style-name="T40"> </text:span><text:span text:style-name="T38">el</text:span><text:span text:style-name="T40"> </text:span><text:span text:style-name="T38">servicio</text:span><text:span text:style-name="T40"> </text:span><text:span text:style-name="T38">web</text:span><text:span text:style-name="T40"> </text:span><text:span text:style-name="T38">de</text:span><text:span text:style-name="T40"> </text:span><text:span text:style-name="T38">estructura</text:span><text:span text:style-name="T40"> </text:span><text:span text:style-name="T38">del</text:span><text:span text:style-name="T40"> </text:span><text:span text:style-name="T38">libro.</text:span><text:span text:style-name="T40"> </text:span><text:span text:style-name="T38">El</text:span><text:span text:style-name="T40"> </text:span><text:span text:style-name="T38">valor</text:span><text:span text:style-name="T40"> </text:span><text:span text:style-name="T38">del</text:span><text:span text:style-name="T40"> </text:span><text:span text:style-name="T38">campo</text:span><text:span text:style-name="T40"> </text:span><text:span text:style-name="T38">sólo</text:span><text:span text:style-name="T40"> </text:span><text:span text:style-name="T38">se</text:span><text:span text:style-name="T40"> </text:span><text:span text:style-name="T38">utilizará</text:span><text:span text:style-name="T40"> </text:span><text:span text:style-name="T38">en</text:span><text:span text:style-name="T40"> </text:span><text:span text:style-name="T38">el</text:span><text:span text:style-name="T40"> </text:span><text:span text:style-name="T38">informe</text:span><text:span text:style-name="T40"> </text:span><text:span text:style-name="T38">de</text:span><text:span text:style-name="T40"> </text:span><text:span text:style-name="T38">resultados,</text:span><text:span text:style-name="T40"> </text:span><text:span text:style-name="T38">no</text:span><text:span text:style-name="T40"> </text:span><text:span text:style-name="T38">para</text:span><text:span text:style-name="T40"> </text:span><text:span text:style-name="T38">el</text:span><text:span text:style-name="T40"> </text:span><text:span text:style-name="T38">acceso.</text:span></text:p>
          </table:table-cell>
        </table:table-row>
        <table:table-row table:style-name="Taula15.1">
          <table:table-cell table:style-name="Taula15.A12" office:value-type="string">
            <text:p text:style-name="P60">Cuerpo</text:p>
          </table:table-cell>
          <table:table-cell table:style-name="Taula15.B12" office:value-type="string">
            <text:p text:style-name="P58">ActivitadOrden</text:p>
          </table:table-cell>
          <table:table-cell table:style-name="Taula15.C12" office:value-type="string">
            <text:p text:style-name="P59">Opcional</text:p>
          </table:table-cell>
          <table:table-cell table:style-name="Taula15.D12" office:value-type="string">
            <text:p text:style-name="P63"><text:span text:style-name="T38">Orden</text:span><text:span text:style-name="T40"> </text:span><text:span text:style-name="T38">de</text:span><text:span text:style-name="T40"> </text:span><text:span text:style-name="T38">la</text:span><text:span text:style-name="T40"> </text:span><text:span text:style-name="T38">actividad</text:span><text:span text:style-name="T40"> </text:span><text:span text:style-name="T38">dentro</text:span><text:span text:style-name="T40"> </text:span><text:span text:style-name="T38">de</text:span><text:span text:style-name="T40"> </text:span><text:span text:style-name="T38">la</text:span><text:span text:style-name="T40"> </text:span><text:span text:style-name="T38">lista</text:span><text:span text:style-name="T40"> </text:span><text:span text:style-name="T38">de</text:span><text:span text:style-name="T40"> </text:span><text:span text:style-name="T38">actividades</text:span><text:span text:style-name="T40"> </text:span><text:span text:style-name="T38">de</text:span><text:span text:style-name="T40"> </text:span><text:span text:style-name="T38">una</text:span><text:span text:style-name="T40"> </text:span><text:span text:style-name="T38">unidad</text:span><text:span text:style-name="T40"> </text:span><text:span text:style-name="T38">del</text:span><text:span text:style-name="T40"> </text:span><text:span text:style-name="T38">libro.</text:span><text:span text:style-name="T40"> </text:span><text:span text:style-name="T38">Este</text:span><text:span text:style-name="T40"> </text:span><text:span text:style-name="T38">campo</text:span><text:span text:style-name="T40"> </text:span><text:span text:style-name="T38">sólo</text:span><text:span text:style-name="T40"> </text:span><text:span text:style-name="T38">se</text:span><text:span text:style-name="T40"> </text:span><text:span text:style-name="T38">envia</text:span><text:span text:style-name="T40"> </text:span><text:span text:style-name="T38">si</text:span><text:span text:style-name="T40"> </text:span><text:span text:style-name="T38">el</text:span><text:span text:style-name="T40"> </text:span><text:span text:style-name="T38">proveedor</text:span><text:span text:style-name="T40"> </text:span><text:span text:style-name="T38">de</text:span><text:span text:style-name="T40"> </text:span><text:span text:style-name="T38">contenidos</text:span><text:span text:style-name="T40"> </text:span><text:span text:style-name="T38">no</text:span><text:span text:style-name="T40"> </text:span><text:span text:style-name="T38">provee</text:span><text:span text:style-name="T40"> </text:span><text:span text:style-name="T38">el</text:span><text:span text:style-name="T40"> </text:span><text:span text:style-name="T38">servicio</text:span><text:span text:style-name="T40"> </text:span><text:span text:style-name="T38">web</text:span><text:span text:style-name="T40"> </text:span><text:span text:style-name="T38">de</text:span><text:span text:style-name="T40"> </text:span><text:span text:style-name="T38">estructura</text:span><text:span text:style-name="T40"> </text:span><text:span text:style-name="T38">del</text:span><text:span text:style-name="T40"> </text:span><text:span text:style-name="T38">libro.</text:span><text:span text:style-name="T40"> </text:span><text:span text:style-name="T38">El</text:span><text:span text:style-name="T40"> </text:span><text:span text:style-name="T38">valor</text:span><text:span text:style-name="T40"> </text:span><text:span text:style-name="T38">del</text:span><text:span text:style-name="T40"> </text:span><text:span text:style-name="T38">campo</text:span><text:span text:style-name="T40"> </text:span><text:span text:style-name="T38">sólo</text:span><text:span text:style-name="T40"> </text:span><text:span text:style-name="T38">se</text:span><text:span text:style-name="T40"> </text:span><text:span text:style-name="T38">utilizará</text:span><text:span text:style-name="T40"> </text:span><text:span text:style-name="T38">en</text:span><text:span text:style-name="T40"> </text:span><text:span text:style-name="T38">el</text:span><text:span text:style-name="T40"> </text:span><text:span text:style-name="T38">informe</text:span><text:span text:style-name="T40"> </text:span><text:span text:style-name="T38">de</text:span><text:span text:style-name="T40"> </text:span><text:span text:style-name="T38">resultados,</text:span><text:span text:style-name="T40"> </text:span><text:span text:style-name="T38">no</text:span><text:span text:style-name="T40"> </text:span><text:span text:style-name="T38">para</text:span><text:span text:style-name="T40"> </text:span><text:span text:style-name="T38">el</text:span><text:span text:style-name="T40"> </text:span><text:span text:style-name="T38">acceso.</text:span></text:p>
          </table:table-cell>
        </table:table-row>
        <table:table-row table:style-name="Taula15.1">
          <table:table-cell table:style-name="Taula15.A13" office:value-type="string">
            <text:p text:style-name="P60">Cuerpo</text:p>
          </table:table-cell>
          <table:table-cell table:style-name="Taula15.B13" office:value-type="string">
            <text:p text:style-name="P58">ForzarGuardar</text:p>
          </table:table-cell>
          <table:table-cell table:style-name="Taula15.C13" office:value-type="string">
            <text:p text:style-name="P59">Opcional</text:p>
          </table:table-cell>
          <table:table-cell table:style-name="Taula15.D13" office:value-type="string">
            <text:p text:style-name="P63">Valor entero para indicar si a la hora de guardar los datos se ha de comprobar si la actividad/unidad especificadas en los resultados se encuentran dentro del árbol del contenido especificado en el LMS.</text:p>
            <text:p text:style-name="P63">Si ForzarGuardar=1, el resultado se guardará siempre (no se hará ninguna comprobación). En cambio, si ForzarGuardar es 0 o bien si este parámetro es nulo, el sistema realizará una comprobación para asegurarse de que únicamente se guardan los resultados que dependent del árbol del contenido especificado en el LMS.</text:p>
            <text:p text:style-name="P63">Es recomendable utilizar el parámetro ForzarGuardar con el valor 1 cuando se quiere permitir a un usuario/a la navegación <text:soft-page-break/>dentro del libro, sea cual sea la actividad/unidad inicial a la que haya accedido, y se quiere garantizar que los resultados no se pierden.</text:p>
          </table:table-cell>
        </table:table-row>
        <table:table-row table:style-name="Taula15.1">
          <table:table-cell table:style-name="Taula15.A14" office:value-type="string">
            <text:p text:style-name="P60">Cuerpo</text:p>
          </table:table-cell>
          <table:table-cell table:style-name="Taula15.B14" office:value-type="string">
            <text:p text:style-name="P58">Resultado</text:p>
          </table:table-cell>
          <table:table-cell table:style-name="Taula15.C14" office:value-type="string">
            <text:p text:style-name="P59">Opcional</text:p>
          </table:table-cell>
          <table:table-cell table:style-name="Taula15.D14" office:value-type="string">
            <text:p text:style-name="P63"><text:span text:style-name="T38">Resulta</text:span><text:span text:style-name="T38">dos</text:span><text:span text:style-name="T40"> </text:span><text:span text:style-name="T38">de</text:span><text:span text:style-name="T40"> </text:span><text:span text:style-name="T38">la</text:span><text:span text:style-name="T40"> </text:span><text:span text:style-name="T38">actividad,</text:span><text:span text:style-name="T40"> </text:span><text:span text:style-name="T38">unidad</text:span><text:span text:style-name="T40"> </text:span><text:span text:style-name="T38">o</text:span><text:span text:style-name="T40"> </text:span><text:span text:style-name="T38">libro</text:span><text:span text:style-name="T40"> </text:span><text:span text:style-name="T38">según</text:span><text:span text:style-name="T40"> </text:span><text:span text:style-name="T38">lo</text:span><text:span text:style-name="T40"> </text:span><text:span text:style-name="T38">que</text:span><text:span text:style-name="T40"> </text:span><text:span text:style-name="T38">se</text:span><text:span text:style-name="T40"> </text:span><text:span text:style-name="T38">haya</text:span><text:span text:style-name="T40"> </text:span><text:span text:style-name="T38">especificado</text:span><text:span text:style-name="T40"> </text:span><text:span text:style-name="T38">en</text:span><text:span text:style-name="T40"> </text:span><text:span text:style-name="T38">los</text:span><text:span text:style-name="T40"> </text:span><text:span text:style-name="T38">campos</text:span><text:span text:style-name="T40"> </text:span><text:span text:style-name="T38">idUnidad</text:span><text:span text:style-name="T40"> </text:span><text:span text:style-name="T38">y</text:span><text:span text:style-name="T40"> </text:span><text:span text:style-name="T38">idActividad.</text:span></text:p>
          </table:table-cell>
        </table:table-row>
        <table:table-row table:style-name="Taula15.1">
          <table:table-cell table:style-name="Taula15.A15" office:value-type="string">
            <text:p text:style-name="P60">Cuerpo</text:p>
          </table:table-cell>
          <table:table-cell table:style-name="Taula15.B15" office:value-type="string">
            <text:p text:style-name="P58">Detalles</text:p>
          </table:table-cell>
          <table:table-cell table:style-name="Taula15.C15" office:value-type="string">
            <text:p text:style-name="P59">Opcional</text:p>
          </table:table-cell>
          <table:table-cell table:style-name="Taula15.D15" office:value-type="string">
            <text:p text:style-name="P63"><text:span text:style-name="T38">Detall</text:span><text:span text:style-name="T38">es</text:span><text:span text:style-name="T40"> </text:span><text:span text:style-name="T38">de</text:span><text:span text:style-name="T40"> </text:span><text:span text:style-name="T38">la</text:span><text:span text:style-name="T40"> </text:span><text:span text:style-name="T38">actividad,</text:span><text:span text:style-name="T40"> </text:span><text:span text:style-name="T38">unidad</text:span><text:span text:style-name="T40"> </text:span><text:span text:style-name="T38">o</text:span><text:span text:style-name="T40"> </text:span><text:span text:style-name="T38">libro</text:span><text:span text:style-name="T40"> </text:span><text:span text:style-name="T38">según</text:span><text:span text:style-name="T40"> </text:span><text:span text:style-name="T38">lo</text:span><text:span text:style-name="T40"> </text:span><text:span text:style-name="T38">que</text:span><text:span text:style-name="T40"> </text:span><text:span text:style-name="T38">se</text:span><text:span text:style-name="T40"> </text:span><text:span text:style-name="T38">haya</text:span><text:span text:style-name="T40"> </text:span><text:span text:style-name="T38">especificado</text:span><text:span text:style-name="T40"> </text:span><text:span text:style-name="T38">en</text:span><text:span text:style-name="T40"> </text:span><text:span text:style-name="T38">los</text:span><text:span text:style-name="T40"> </text:span><text:span text:style-name="T38">campos</text:span><text:span text:style-name="T40"> </text:span><text:span text:style-name="T38">idUnidad</text:span><text:span text:style-name="T40"> </text:span><text:span text:style-name="T38">y</text:span><text:span text:style-name="T40"> </text:span><text:span text:style-name="T38">idActividad.</text:span></text:p>
          </table:table-cell>
        </table:table-row>
        <table:table-row table:style-name="Taula15.1">
          <table:table-cell table:style-name="Taula15.A16" office:value-type="string">
            <text:p text:style-name="P60">Cuerpo</text:p>
          </table:table-cell>
          <table:table-cell table:style-name="Taula15.B16" office:value-type="string">
            <text:p text:style-name="P58">SumaPesos</text:p>
          </table:table-cell>
          <table:table-cell table:style-name="Taula15.C16" office:value-type="string">
            <text:p text:style-name="P59">Opcional</text:p>
          </table:table-cell>
          <table:table-cell table:style-name="Taula15.D16" office:value-type="string">
            <text:p text:style-name="P63"><text:span text:style-name="T38">En</text:span><text:span text:style-name="T40"> </text:span><text:span text:style-name="T38">el</text:span><text:span text:style-name="T40"> </text:span><text:span text:style-name="T38">caso</text:span><text:span text:style-name="T40"> </text:span><text:span text:style-name="T38">de</text:span><text:span text:style-name="T40"> </text:span><text:span text:style-name="T38">que</text:span><text:span text:style-name="T40"> </text:span><text:span text:style-name="T38">se</text:span><text:span text:style-name="T40"> </text:span><text:span text:style-name="T38">especifiquen</text:span><text:span text:style-name="T40"> </text:span><text:span text:style-name="T38">detalles,</text:span><text:span text:style-name="T40"> </text:span><text:span text:style-name="T38">este</text:span><text:span text:style-name="T40"> </text:span><text:span text:style-name="T38">campo</text:span><text:span text:style-name="T40"> </text:span><text:span text:style-name="T38">indica</text:span><text:span text:style-name="T40"> </text:span><text:span text:style-name="T38">la</text:span><text:span text:style-name="T40"> </text:span><text:span text:style-name="T38">suma</text:span><text:span text:style-name="T40"> </text:span><text:span text:style-name="T38">de</text:span><text:span text:style-name="T40"> </text:span><text:span text:style-name="T38">todos</text:span><text:span text:style-name="T40"> </text:span><text:span text:style-name="T38">los</text:span><text:span text:style-name="T40"> </text:span><text:span text:style-name="T38">pesos</text:span><text:span text:style-name="T40"> </text:span><text:span text:style-name="T38">de</text:span><text:span text:style-name="T40"> </text:span><text:span text:style-name="T38">los</text:span><text:span text:style-name="T40"> </text:span><text:span text:style-name="T38">detalles.</text:span><text:span text:style-name="T41"> </text:span><text:span text:style-name="T38">El</text:span><text:span text:style-name="T40"> </text:span><text:span text:style-name="T38">valor</text:span><text:span text:style-name="T40"> </text:span><text:span text:style-name="T38">por</text:span><text:span text:style-name="T40"> </text:span><text:span text:style-name="T38">defecto</text:span><text:span text:style-name="T40"> </text:span><text:span text:style-name="T38">es</text:span><text:span text:style-name="T40"> </text:span><text:span text:style-name="T38">100.</text:span></text:p>
          </table:table-cell>
        </table:table-row>
      </table:table>
      <text:p text:style-name="P16"/>
      <text:p text:style-name="P16"/>
      <text:p text:style-name="P16"><text:span text:style-name="T15">Resultado</text:span><text:span text:style-name="T1"> </text:span>és<text:span text:style-name="T1"> </text:span>un<text:span text:style-name="T1"> </text:span>parámetro<text:span text:style-name="T1"> </text:span>compuesto<text:span text:style-name="T1"> </text:span>por<text:span text:style-name="T1"> </text:span>los<text:span text:style-name="T1"> </text:span>siguientes<text:span text:style-name="T1"> </text:span>campos:</text:p>
      <text:p text:style-name="P16"/>
      <table:table table:name="Taula16" table:style-name="Taula16">
        <table:table-column table:style-name="Taula16.A"/>
        <table:table-column table:style-name="Taula16.B"/>
        <table:table-column table:style-name="Taula16.C"/>
        <table:table-column table:style-name="Taula16.D"/>
        <table:table-header-rows>
          <table:table-row table:style-name="Taula16.1">
            <table:table-cell table:style-name="Taula16.A1" office:value-type="string">
              <text:p text:style-name="P56"><text:span text:style-name="T38">L</text:span><text:span text:style-name="T38">ugar</text:span></text:p>
            </table:table-cell>
            <table:table-cell table:style-name="Taula16.A1" office:value-type="string">
              <text:p text:style-name="P56"><text:span text:style-name="T38">Nom</text:span><text:span text:style-name="T38">bre</text:span></text:p>
            </table:table-cell>
            <table:table-cell table:style-name="Taula16.A1" office:value-type="string">
              <text:p text:style-name="P55">Tipo</text:p>
            </table:table-cell>
            <table:table-cell table:style-name="Taula16.D1" office:value-type="string">
              <text:p text:style-name="P55">Descripción</text:p>
            </table:table-cell>
          </table:table-row>
        </table:table-header-rows>
        <table:table-row table:style-name="Taula16.2">
          <table:table-cell table:style-name="Taula16.A2" office:value-type="string">
            <text:p text:style-name="P62"><text:span text:style-name="T38">Cuerpo</text:span><text:span text:style-name="T40"> </text:span></text:p>
          </table:table-cell>
          <table:table-cell table:style-name="Taula16.B2" office:value-type="string">
            <text:p text:style-name="P58">FechaHoraInicio</text:p>
          </table:table-cell>
          <table:table-cell table:style-name="Taula16.C2" office:value-type="string">
            <text:p text:style-name="P59">Opcional</text:p>
          </table:table-cell>
          <table:table-cell table:style-name="Taula16.D2" office:value-type="string">
            <text:p text:style-name="P63"><text:span text:style-name="T38">Fecha</text:span><text:span text:style-name="T40"> </text:span><text:span text:style-name="T38">y</text:span><text:span text:style-name="T40"> </text:span><text:span text:style-name="T38">hora</text:span><text:span text:style-name="T40"> </text:span><text:span text:style-name="T38">en</text:span><text:span text:style-name="T40"> </text:span><text:span text:style-name="T38">la</text:span><text:span text:style-name="T40"> </text:span><text:span text:style-name="T38">que</text:span><text:span text:style-name="T40"> </text:span><text:span text:style-name="T38">el</text:span><text:span text:style-name="T40"> </text:span><text:span text:style-name="T38">alumno</text:span><text:span text:style-name="T40"> </text:span><text:span text:style-name="T38">empieza</text:span><text:span text:style-name="T40"> </text:span><text:span text:style-name="T38">la</text:span><text:span text:style-name="T40"> </text:span><text:span text:style-name="T38">actividad</text:span><text:span text:style-name="T40"> </text:span><text:span text:style-name="T38">(o</text:span><text:span text:style-name="T40"> </text:span><text:span text:style-name="T38">unidad).</text:span></text:p>
          </table:table-cell>
        </table:table-row>
        <table:table-row table:style-name="Taula16.1">
          <table:table-cell table:style-name="Taula16.A3" office:value-type="string">
            <text:p text:style-name="P60">Cuerpo</text:p>
          </table:table-cell>
          <table:table-cell table:style-name="Taula16.B3" office:value-type="string">
            <text:p text:style-name="P58">Duracion</text:p>
          </table:table-cell>
          <table:table-cell table:style-name="Taula16.C3" office:value-type="string">
            <text:p text:style-name="P59">Opcional</text:p>
          </table:table-cell>
          <table:table-cell table:style-name="Taula16.D3" office:value-type="string">
            <text:p text:style-name="P63"><text:span text:style-name="T38">T</text:span><text:span text:style-name="T38">iempo</text:span><text:span text:style-name="T40"> </text:span><text:span text:style-name="T38">que</text:span><text:span text:style-name="T40"> </text:span><text:span text:style-name="T38">ha</text:span><text:span text:style-name="T40"> </text:span><text:span text:style-name="T38">invertido</text:span><text:span text:style-name="T40"> </text:span><text:span text:style-name="T38">el</text:span><text:span text:style-name="T40"> </text:span><text:span text:style-name="T38">alumno</text:span><text:span text:style-name="T40"> </text:span><text:span text:style-name="T38">en</text:span><text:span text:style-name="T40"> </text:span><text:span text:style-name="T38">la</text:span><text:span text:style-name="T40"> </text:span><text:span text:style-name="T38">actividad</text:span><text:span text:style-name="T40"> </text:span><text:span text:style-name="T38">(o</text:span><text:span text:style-name="T40"> </text:span><text:span text:style-name="T38">unidad).</text:span></text:p>
          </table:table-cell>
        </table:table-row>
        <table:table-row table:style-name="Taula16.1">
          <table:table-cell table:style-name="Taula16.A4" office:value-type="string">
            <text:p text:style-name="P60">Cuerpo</text:p>
          </table:table-cell>
          <table:table-cell table:style-name="Taula16.B4" office:value-type="string">
            <text:p text:style-name="P58">MaxDuración</text:p>
          </table:table-cell>
          <table:table-cell table:style-name="Taula16.C4" office:value-type="string">
            <text:p text:style-name="P59">Opcional</text:p>
          </table:table-cell>
          <table:table-cell table:style-name="Taula16.D4" office:value-type="string">
            <text:p text:style-name="P63"><text:span text:style-name="T38">T</text:span><text:span text:style-name="T38">iempo</text:span><text:span text:style-name="T40"> </text:span><text:span text:style-name="T38">máximo</text:span><text:span text:style-name="T40"> </text:span><text:span text:style-name="T38">que</text:span><text:span text:style-name="T40"> </text:span><text:span text:style-name="T38">puede</text:span><text:span text:style-name="T40"> </text:span><text:span text:style-name="T38">invertir</text:span><text:span text:style-name="T40"> </text:span><text:span text:style-name="T38">el</text:span><text:span text:style-name="T40"> </text:span><text:span text:style-name="T38">alumno</text:span><text:span text:style-name="T40"> </text:span><text:span text:style-name="T38">en</text:span><text:span text:style-name="T40"> </text:span><text:span text:style-name="T38">la</text:span><text:span text:style-name="T40"> </text:span><text:span text:style-name="T38">actividad</text:span><text:span text:style-name="T40"> </text:span><text:span text:style-name="T38">(o</text:span><text:span text:style-name="T40"> </text:span><text:span text:style-name="T38">unidad).</text:span></text:p>
          </table:table-cell>
        </table:table-row>
        <table:table-row table:style-name="Taula16.1">
          <table:table-cell table:style-name="Taula16.A5" office:value-type="string">
            <text:p text:style-name="P60">Cuerpo</text:p>
          </table:table-cell>
          <table:table-cell table:style-name="Taula16.B5" office:value-type="string">
            <text:p text:style-name="P58">MinCalificacion</text:p>
          </table:table-cell>
          <table:table-cell table:style-name="Taula16.C5" office:value-type="string">
            <text:p text:style-name="P59">Opcional</text:p>
          </table:table-cell>
          <table:table-cell table:style-name="Taula16.D5" office:value-type="string">
            <text:p text:style-name="P63"><text:span text:style-name="T38">Valor</text:span><text:span text:style-name="T40"> </text:span><text:span text:style-name="T38">mínimo</text:span><text:span text:style-name="T40"> </text:span><text:span text:style-name="T38">del</text:span><text:span text:style-name="T40"> </text:span><text:span text:style-name="T38">rango</text:span><text:span text:style-name="T40"> </text:span><text:span text:style-name="T38">de</text:span><text:span text:style-name="T40"> </text:span><text:span text:style-name="T38">la</text:span><text:span text:style-name="T40"> </text:span><text:span text:style-name="T38">calificación.</text:span><text:span text:style-name="T40"> </text:span><text:span text:style-name="T38">Su</text:span><text:span text:style-name="T40"> </text:span><text:span text:style-name="T38">valor</text:span><text:span text:style-name="T40"> </text:span><text:span text:style-name="T38">por</text:span><text:span text:style-name="T40"> </text:span><text:span text:style-name="T38">defecto</text:span><text:span text:style-name="T40"> </text:span><text:span text:style-name="T38">es</text:span><text:span text:style-name="T40"> </text:span><text:span text:style-name="T38">0.</text:span><text:span text:style-name="T40"> </text:span></text:p>
          </table:table-cell>
        </table:table-row>
        <table:table-row table:style-name="Taula16.1">
          <table:table-cell table:style-name="Taula16.A6" office:value-type="string">
            <text:p text:style-name="P60">Cuerpo</text:p>
          </table:table-cell>
          <table:table-cell table:style-name="Taula16.B6" office:value-type="string">
            <text:p text:style-name="P58">Calificacion</text:p>
          </table:table-cell>
          <table:table-cell table:style-name="Taula16.C6" office:value-type="string">
            <text:p text:style-name="P59">Opcional</text:p>
          </table:table-cell>
          <table:table-cell table:style-name="Taula16.D6" office:value-type="string">
            <text:p text:style-name="P63"><text:span text:style-name="T38">Valor</text:span><text:span text:style-name="T40"> </text:span><text:span text:style-name="T38">de</text:span><text:span text:style-name="T40"> </text:span><text:span text:style-name="T38">la</text:span><text:span text:style-name="T40"> </text:span><text:span text:style-name="T38">qualificació.</text:span><text:span text:style-name="T40"> </text:span><text:span text:style-name="T38">Su</text:span><text:span text:style-name="T40"> </text:span><text:span text:style-name="T38">rango</text:span><text:span text:style-name="T40"> </text:span><text:span text:style-name="T38">de</text:span><text:span text:style-name="T40"> </text:span><text:span text:style-name="T38">valores</text:span><text:span text:style-name="T40"> </text:span><text:span text:style-name="T38">viene</text:span><text:span text:style-name="T40"> </text:span><text:span text:style-name="T38">dado</text:span><text:span text:style-name="T40"> </text:span><text:span text:style-name="T38">por</text:span><text:span text:style-name="T40"> </text:span><text:span text:style-name="T38">los</text:span><text:span text:style-name="T40"> </text:span><text:span text:style-name="T38">campos</text:span><text:span text:style-name="T40"> </text:span><text:span text:style-name="T38">MinCalificacion</text:span><text:span text:style-name="T40"> </text:span><text:span text:style-name="T38">y</text:span><text:span text:style-name="T40"> </text:span><text:span text:style-name="T38">MaxCalificación.</text:span></text:p>
          </table:table-cell>
        </table:table-row>
        <table:table-row table:style-name="Taula16.1">
          <table:table-cell table:style-name="Taula16.A7" office:value-type="string">
            <text:p text:style-name="P60">Cuerpo</text:p>
          </table:table-cell>
          <table:table-cell table:style-name="Taula16.B7" office:value-type="string">
            <text:p text:style-name="P58">MaxCalificacion</text:p>
          </table:table-cell>
          <table:table-cell table:style-name="Taula16.C7" office:value-type="string">
            <text:p text:style-name="P59">Opcional</text:p>
          </table:table-cell>
          <table:table-cell table:style-name="Taula16.D7" office:value-type="string">
            <text:p text:style-name="P63"><text:span text:style-name="T38">Valor</text:span><text:span text:style-name="T40"> </text:span><text:span text:style-name="T38">máximo</text:span><text:span text:style-name="T40"> </text:span><text:span text:style-name="T38">del</text:span><text:span text:style-name="T40"> </text:span><text:span text:style-name="T38">rango</text:span><text:span text:style-name="T40"> </text:span><text:span text:style-name="T38">de</text:span><text:span text:style-name="T40"> </text:span><text:span text:style-name="T38">la</text:span><text:span text:style-name="T40"> </text:span><text:span text:style-name="T38">calificación.</text:span><text:span text:style-name="T40"> </text:span><text:span text:style-name="T38">Su</text:span><text:span text:style-name="T40"> </text:span><text:span text:style-name="T38">valor</text:span><text:span text:style-name="T40"> </text:span><text:span text:style-name="T38">por</text:span><text:span text:style-name="T40"> </text:span><text:span text:style-name="T38">defecto</text:span><text:span text:style-name="T40"> </text:span><text:span text:style-name="T38">es</text:span><text:span text:style-name="T40"> </text:span><text:span text:style-name="T38">100.</text:span></text:p>
          </table:table-cell>
        </table:table-row>
        <table:table-row table:style-name="Taula16.1">
          <table:table-cell table:style-name="Taula16.A8" office:value-type="string">
            <text:p text:style-name="P60">Cuerpo</text:p>
          </table:table-cell>
          <table:table-cell table:style-name="Taula16.B8" office:value-type="string">
            <text:p text:style-name="P58">Intentos</text:p>
          </table:table-cell>
          <table:table-cell table:style-name="Taula16.C8" office:value-type="string">
            <text:p text:style-name="P59">Opcional</text:p>
          </table:table-cell>
          <table:table-cell table:style-name="Taula16.D8" office:value-type="string">
            <text:p text:style-name="P63"><text:span text:style-name="T38">Número</text:span><text:span text:style-name="T40"> </text:span><text:span text:style-name="T38">del</text:span><text:span text:style-name="T40"> </text:span><text:span text:style-name="T38">intento</text:span><text:span text:style-name="T40"> </text:span><text:span text:style-name="T38">de</text:span><text:span text:style-name="T40"> </text:span><text:span text:style-name="T38">estos</text:span><text:span text:style-name="T40"> </text:span><text:span text:style-name="T38">resultados</text:span><text:span text:style-name="T40"> </text:span><text:span text:style-name="T38">que</text:span><text:span text:style-name="T40"> </text:span><text:span text:style-name="T38">se</text:span><text:span text:style-name="T40"> </text:span><text:span text:style-name="T38">envían.</text:span><text:span text:style-name="T40"> </text:span><text:span text:style-name="T38">Por</text:span><text:span text:style-name="T40"> </text:span><text:span text:style-name="T38">defecto</text:span><text:span text:style-name="T40"> </text:span><text:span text:style-name="T38">vale</text:span><text:span text:style-name="T40"> </text:span><text:span text:style-name="T38">1.</text:span></text:p>
          </table:table-cell>
        </table:table-row>
        <table:table-row table:style-name="Taula16.1">
          <table:table-cell table:style-name="Taula16.A9" office:value-type="string">
            <text:p text:style-name="P60">Cuerpo</text:p>
          </table:table-cell>
          <table:table-cell table:style-name="Taula16.B9" office:value-type="string">
            <text:p text:style-name="P58">MaxIntentos</text:p>
          </table:table-cell>
          <table:table-cell table:style-name="Taula16.C9" office:value-type="string">
            <text:p text:style-name="P59">Opcional</text:p>
          </table:table-cell>
          <table:table-cell table:style-name="Taula16.D9" office:value-type="string">
            <text:p text:style-name="P63"><text:span text:style-name="T38">Número</text:span><text:span text:style-name="T40"> </text:span><text:span text:style-name="T38">máximo</text:span><text:span text:style-name="T40"> </text:span><text:span text:style-name="T38">de</text:span><text:span text:style-name="T40"> </text:span><text:span text:style-name="T38">intentos</text:span><text:span text:style-name="T40"> </text:span><text:span text:style-name="T38">permitidos</text:span><text:span text:style-name="T40"> </text:span><text:span text:style-name="T38">para</text:span><text:span text:style-name="T40"> </text:span><text:span text:style-name="T38">hacer</text:span><text:span text:style-name="T40"> </text:span><text:span text:style-name="T38">esta</text:span><text:span text:style-name="T40"> </text:span><text:span text:style-name="T38">actividad</text:span><text:span text:style-name="T40"> </text:span><text:span text:style-name="T38">o</text:span><text:span text:style-name="T40"> </text:span><text:span text:style-name="T38">unidad.</text:span><text:span text:style-name="T40"> </text:span><text:span text:style-name="T38">Por</text:span><text:span text:style-name="T40"> </text:span><text:span text:style-name="T38">defecto</text:span><text:span text:style-name="T40"> </text:span><text:span text:style-name="T38">vale</text:span><text:span text:style-name="T40"> </text:span><text:span text:style-name="T38">1.</text:span></text:p>
          </table:table-cell>
        </table:table-row>
        <table:table-row table:style-name="Taula16.1">
          <table:table-cell table:style-name="Taula16.A10" office:value-type="string">
            <text:p text:style-name="P60">Cuerpo</text:p>
          </table:table-cell>
          <table:table-cell table:style-name="Taula16.B10" office:value-type="string">
            <text:p text:style-name="P58">Estado</text:p>
          </table:table-cell>
          <table:table-cell table:style-name="Taula16.C10" office:value-type="string">
            <text:p text:style-name="P59">Opcional</text:p>
          </table:table-cell>
          <table:table-cell table:style-name="Taula16.D10" office:value-type="string">
            <text:p text:style-name="P63"><text:span text:style-name="T38">Los</text:span><text:span text:style-name="T40"> </text:span><text:span text:style-name="T38">valores</text:span><text:span text:style-name="T40"> </text:span><text:span text:style-name="T38">posibles</text:span><text:span text:style-name="T40"> </text:span><text:span text:style-name="T38">son:</text:span><text:span text:style-name="T40"> </text:span><text:span text:style-name="T38">NO_INICIADO,</text:span><text:span text:style-name="T40"> </text:span><text:span text:style-name="T38">INCOMPLETO,</text:span><text:span text:style-name="T40"> </text:span><text:span text:style-name="T38">POR_CORREGIR,</text:span><text:span text:style-name="T40"> </text:span><text:span text:style-name="T38">CORREGIDO</text:span><text:span text:style-name="T40"> </text:span><text:span text:style-name="T38">y</text:span><text:span text:style-name="T40"> </text:span><text:span text:style-name="T38">FINALIZADO.</text:span><text:span text:style-name="T40"> </text:span><text:span text:style-name="T38">Por</text:span><text:span text:style-name="T40"> </text:span><text:span text:style-name="T38">defecto</text:span><text:span text:style-name="T40"> </text:span><text:span text:style-name="T38">su</text:span><text:span text:style-name="T40"> </text:span><text:span text:style-name="T38">valor</text:span><text:span text:style-name="T40"> </text:span><text:span text:style-name="T38">es</text:span><text:span text:style-name="T40"> </text:span><text:span text:style-name="T38">FINALIZADO.</text:span></text:p>
            <text:p text:style-name="P63"><text:span text:style-name="T38">Los</text:span><text:span text:style-name="T40"> </text:span><text:span text:style-name="T38">valores</text:span><text:span text:style-name="T40"> </text:span><text:span text:style-name="T38">POR_CORREGIR</text:span><text:span text:style-name="T40"> </text:span><text:span text:style-name="T38">y</text:span><text:span text:style-name="T40"> </text:span><text:span text:style-name="T38">CORREGIDO</text:span><text:span text:style-name="T40"> </text:span><text:span text:style-name="T38">de</text:span><text:span text:style-name="T40"> </text:span><text:span text:style-name="T38">deberian</text:span><text:span text:style-name="T40"> </text:span><text:span text:style-name="T38">de</text:span><text:span text:style-name="T40"> </text:span><text:span text:style-name="T38">usar</text:span><text:span text:style-name="T40"> </text:span><text:span text:style-name="T38">en</text:span><text:span text:style-name="T40"> </text:span><text:span text:style-name="T38">aquellas</text:span><text:span text:style-name="T40"> </text:span><text:span text:style-name="T38">actividades</text:span><text:span text:style-name="T40"> </text:span><text:span text:style-name="T38">que</text:span><text:span text:style-name="T40"> </text:span><text:span text:style-name="T38">no</text:span><text:span text:style-name="T40"> </text:span><text:span text:style-name="T38">sean</text:span><text:span text:style-name="T40"> </text:span><text:span text:style-name="T38">de</text:span><text:span text:style-name="T40"> </text:span><text:span text:style-name="T38">autoevaluación</text:span><text:span text:style-name="T40"> </text:span><text:span text:style-name="T38">y</text:span><text:span text:style-name="T40"> </text:span><text:span text:style-name="T38">sea</text:span><text:span text:style-name="T40"> </text:span><text:span text:style-name="T38">necesario</text:span><text:span text:style-name="T40"> </text:span><text:span text:style-name="T38">que</text:span><text:span text:style-name="T40"> </text:span><text:span text:style-name="T38">el</text:span><text:span text:style-name="T40"> </text:span><text:span text:style-name="T38">profesor</text:span><text:span text:style-name="T40"> </text:span><text:span text:style-name="T38">las</text:span><text:span text:style-name="T40"> </text:span><text:span text:style-name="T38">corrija.</text:span></text:p>
          </table:table-cell>
        </table:table-row>
        <table:table-row table:style-name="Taula16.1">
          <table:table-cell table:style-name="Taula16.A11" office:value-type="string">
            <text:p text:style-name="P60">Cuerpo</text:p>
          </table:table-cell>
          <table:table-cell table:style-name="Taula16.B11" office:value-type="string">
            <text:p text:style-name="P58">Observaciones</text:p>
          </table:table-cell>
          <table:table-cell table:style-name="Taula16.C11" office:value-type="string">
            <text:p text:style-name="P59">Opcional</text:p>
          </table:table-cell>
          <table:table-cell table:style-name="Taula16.D11" office:value-type="string">
            <text:p text:style-name="P63"><text:span text:style-name="T38">Informació</text:span><text:span text:style-name="T40"> </text:span><text:span text:style-name="T38">adicional.</text:span></text:p>
          </table:table-cell>
        </table:table-row>
        <text:soft-page-break/>
        <table:table-row table:style-name="Taula16.1">
          <table:table-cell table:style-name="Taula16.A12" office:value-type="string">
            <text:p text:style-name="P60">Cuerpo</text:p>
          </table:table-cell>
          <table:table-cell table:style-name="Taula16.B12" office:value-type="string">
            <text:p text:style-name="P58">URLVerResultados</text:p>
          </table:table-cell>
          <table:table-cell table:style-name="Taula16.C12" office:value-type="string">
            <text:p text:style-name="P59">Opcional</text:p>
          </table:table-cell>
          <table:table-cell table:style-name="Taula16.D12" office:value-type="string">
            <text:p text:style-name="P63"><text:span text:style-name="T38">URL</text:span><text:span text:style-name="T40"> </text:span><text:span text:style-name="T38">donde</text:span><text:span text:style-name="T40"> </text:span><text:span text:style-name="T38">el</text:span><text:span text:style-name="T40"> </text:span><text:span text:style-name="T38">profesor,</text:span><text:span text:style-name="T40"> </text:span><text:span text:style-name="T38">puede</text:span><text:span text:style-name="T40"> </text:span><text:span text:style-name="T38">ver</text:span><text:span text:style-name="T40"> </text:span><text:span text:style-name="T38">lo</text:span><text:span text:style-name="T40"> </text:span><text:span text:style-name="T38">que</text:span><text:span text:style-name="T40"> </text:span><text:span text:style-name="T38">ha</text:span><text:span text:style-name="T40"> </text:span><text:span text:style-name="T38">hecho</text:span><text:span text:style-name="T40"> </text:span><text:span text:style-name="T38">el</text:span><text:span text:style-name="T40"> </text:span><text:span text:style-name="T38">alumno</text:span><text:span text:style-name="T40"> </text:span><text:span text:style-name="T38">en</text:span><text:span text:style-name="T40"> </text:span><text:span text:style-name="T38">la</text:span><text:span text:style-name="T40"> </text:span><text:span text:style-name="T38">actividad</text:span><text:span text:style-name="T40"> </text:span><text:span text:style-name="T38">(o</text:span><text:span text:style-name="T40"> </text:span><text:span text:style-name="T38">unidad).</text:span></text:p>
          </table:table-cell>
        </table:table-row>
      </table:table>
      <text:p text:style-name="P16"/>
      <text:p text:style-name="P16"><text:span text:style-name="T15">Detalles</text:span><text:span text:style-name="T1"> </text:span>es<text:span text:style-name="T1"> </text:span>un<text:span text:style-name="T1"> </text:span>parámetro<text:span text:style-name="T1"> </text:span>compuesto<text:span text:style-name="T1"> </text:span>por<text:span text:style-name="T1"> </text:span>los<text:span text:style-name="T1"> </text:span>siguientes<text:span text:style-name="T1"> </text:span>campos:</text:p>
      <text:p text:style-name="P16"/>
      <table:table table:name="Taula17" table:style-name="Taula17">
        <table:table-column table:style-name="Taula17.A"/>
        <table:table-column table:style-name="Taula17.B"/>
        <table:table-column table:style-name="Taula17.C"/>
        <table:table-column table:style-name="Taula17.D"/>
        <table:table-header-rows>
          <table:table-row table:style-name="Taula17.1">
            <table:table-cell table:style-name="Taula17.A1" office:value-type="string">
              <text:p text:style-name="P56"><text:span text:style-name="T38">L</text:span><text:span text:style-name="T38">ugar</text:span></text:p>
            </table:table-cell>
            <table:table-cell table:style-name="Taula17.A1" office:value-type="string">
              <text:p text:style-name="P56"><text:span text:style-name="T38">Nom</text:span><text:span text:style-name="T38">bre</text:span></text:p>
            </table:table-cell>
            <table:table-cell table:style-name="Taula17.A1" office:value-type="string">
              <text:p text:style-name="P55">Tipo</text:p>
            </table:table-cell>
            <table:table-cell table:style-name="Taula17.D1" office:value-type="string">
              <text:p text:style-name="P55">Descripción</text:p>
            </table:table-cell>
          </table:table-row>
        </table:table-header-rows>
        <table:table-row table:style-name="Taula17.2">
          <table:table-cell table:style-name="Taula17.A2" office:value-type="string">
            <text:p text:style-name="P62"><text:span text:style-name="T38">Cuerpo</text:span><text:span text:style-name="T40"> </text:span></text:p>
          </table:table-cell>
          <table:table-cell table:style-name="Taula17.B2" office:value-type="string">
            <text:p text:style-name="P58">IdDetalle</text:p>
          </table:table-cell>
          <table:table-cell table:style-name="Taula17.C2" office:value-type="string">
            <text:p text:style-name="P59">Obligatorio</text:p>
          </table:table-cell>
          <table:table-cell table:style-name="Taula17.D2" office:value-type="string">
            <text:p text:style-name="P63"><text:span text:style-name="T38">Identificador</text:span><text:span text:style-name="T40"> </text:span><text:span text:style-name="T38">único</text:span><text:span text:style-name="T40"> </text:span><text:span text:style-name="T38">del</text:span><text:span text:style-name="T40"> </text:span><text:span text:style-name="T38">detalle</text:span><text:span text:style-name="T40"> </text:span><text:span text:style-name="T38">para</text:span><text:span text:style-name="T40"> </text:span><text:span text:style-name="T38">este</text:span><text:span text:style-name="T40"> </text:span><text:span text:style-name="T38">resultado.</text:span></text:p>
          </table:table-cell>
        </table:table-row>
        <table:table-row table:style-name="Taula17.1">
          <table:table-cell table:style-name="Taula17.A3" office:value-type="string">
            <text:p text:style-name="P60">Cuerpo</text:p>
          </table:table-cell>
          <table:table-cell table:style-name="Taula17.B3" office:value-type="string">
            <text:p text:style-name="P63"><text:span text:style-name="T42">IdTipo</text:span><text:span text:style-name="T42">Detalle</text:span></text:p>
          </table:table-cell>
          <table:table-cell table:style-name="Taula17.C3" office:value-type="string">
            <text:p text:style-name="P59">Opcional</text:p>
          </table:table-cell>
          <table:table-cell table:style-name="Taula17.D3" office:value-type="string">
            <text:p text:style-name="P63"><text:span text:style-name="T38">Los</text:span><text:span text:style-name="T40"> </text:span><text:span text:style-name="T38">valores</text:span><text:span text:style-name="T40"> </text:span><text:span text:style-name="T38">posibles</text:span><text:span text:style-name="T40"> </text:span><text:span text:style-name="T38">son</text:span><text:span text:style-name="T40"> </text:span><text:span text:style-name="T38">PREGUNTA</text:span><text:span text:style-name="T40"> </text:span><text:span text:style-name="T38">y</text:span><text:span text:style-name="T40"> </text:span><text:span text:style-name="T38">COMPETENCIA.</text:span><text:span text:style-name="T40"> </text:span><text:span text:style-name="T38">El</text:span><text:span text:style-name="T40"> </text:span><text:span text:style-name="T38">valor</text:span><text:span text:style-name="T40"> </text:span><text:span text:style-name="T38">por</text:span><text:span text:style-name="T40"> </text:span><text:span text:style-name="T38">defecto</text:span><text:span text:style-name="T40"> </text:span><text:span text:style-name="T38">es</text:span><text:span text:style-name="T40"> </text:span><text:span text:style-name="T38">PREGUNTA</text:span></text:p>
          </table:table-cell>
        </table:table-row>
        <table:table-row table:style-name="Taula17.1">
          <table:table-cell table:style-name="Taula17.A4" office:value-type="string">
            <text:p text:style-name="P60">Cuerpo</text:p>
          </table:table-cell>
          <table:table-cell table:style-name="Taula17.B4" office:value-type="string">
            <text:p text:style-name="P58">Descripcion</text:p>
          </table:table-cell>
          <table:table-cell table:style-name="Taula17.C4" office:value-type="string">
            <text:p text:style-name="P59">Obligatorio</text:p>
          </table:table-cell>
          <table:table-cell table:style-name="Taula17.D4" office:value-type="string">
            <text:p text:style-name="P63"><text:span text:style-name="T38">Informació</text:span><text:span text:style-name="T40"> </text:span><text:span text:style-name="T38">addicional.</text:span><text:span text:style-name="T40"> </text:span><text:span text:style-name="T38">Por</text:span><text:span text:style-name="T40"> </text:span><text:span text:style-name="T38">ejemplo,</text:span><text:span text:style-name="T40"> </text:span><text:span text:style-name="T38">en</text:span><text:span text:style-name="T40"> </text:span><text:span text:style-name="T38">el</text:span><text:span text:style-name="T40"> </text:span><text:span text:style-name="T38">caso</text:span><text:span text:style-name="T40"> </text:span><text:span text:style-name="T38">de</text:span><text:span text:style-name="T40"> </text:span><text:span text:style-name="T38">competencias</text:span><text:span text:style-name="T40"> </text:span><text:span text:style-name="T38">se</text:span><text:span text:style-name="T40"> </text:span><text:span text:style-name="T38">podría</text:span><text:span text:style-name="T40"> </text:span><text:span text:style-name="T38">poner:</text:span><text:span text:style-name="T40"> </text:span><text:span text:style-name="T38">Comprensión</text:span><text:span text:style-name="T40"> </text:span><text:span text:style-name="T38">lectora,</text:span><text:span text:style-name="T40"> </text:span><text:span text:style-name="T38">ortografia,</text:span><text:span text:style-name="T40"> </text:span><text:span text:style-name="T38">gramática</text:span><text:span text:style-name="T40"> </text:span><text:span text:style-name="T38">etc.</text:span></text:p>
          </table:table-cell>
        </table:table-row>
        <table:table-row table:style-name="Taula17.1">
          <table:table-cell table:style-name="Taula17.A5" office:value-type="string">
            <text:p text:style-name="P62"><text:span text:style-name="T38">Cuerpo</text:span><text:span text:style-name="T40"> </text:span></text:p>
          </table:table-cell>
          <table:table-cell table:style-name="Taula17.B5" office:value-type="string">
            <text:p text:style-name="P58">FechaHoraInicio</text:p>
          </table:table-cell>
          <table:table-cell table:style-name="Taula17.C5" office:value-type="string">
            <text:p text:style-name="P59">Opcional</text:p>
          </table:table-cell>
          <table:table-cell table:style-name="Taula17.D5" office:value-type="string">
            <text:p text:style-name="P63"><text:span text:style-name="T38">Fecha</text:span><text:span text:style-name="T40"> </text:span><text:span text:style-name="T38">y</text:span><text:span text:style-name="T40"> </text:span><text:span text:style-name="T38">hora</text:span><text:span text:style-name="T40"> </text:span><text:span text:style-name="T38">en</text:span><text:span text:style-name="T40"> </text:span><text:span text:style-name="T38">la</text:span><text:span text:style-name="T40"> </text:span><text:span text:style-name="T38">que</text:span><text:span text:style-name="T40"> </text:span><text:span text:style-name="T38">el</text:span><text:span text:style-name="T40"> </text:span><text:span text:style-name="T38">alumno</text:span><text:span text:style-name="T40"> </text:span><text:span text:style-name="T38">empezó</text:span><text:span text:style-name="T40"> </text:span><text:span text:style-name="T38">la</text:span><text:span text:style-name="T40"> </text:span><text:span text:style-name="T38">pregunta</text:span><text:span text:style-name="T40"> </text:span><text:span text:style-name="T38">(o</text:span><text:span text:style-name="T40"> </text:span><text:span text:style-name="T38">competencia).</text:span></text:p>
          </table:table-cell>
        </table:table-row>
        <table:table-row table:style-name="Taula17.1">
          <table:table-cell table:style-name="Taula17.A6" office:value-type="string">
            <text:p text:style-name="P60">Cuerpo</text:p>
          </table:table-cell>
          <table:table-cell table:style-name="Taula17.B6" office:value-type="string">
            <text:p text:style-name="P58">Duracion</text:p>
          </table:table-cell>
          <table:table-cell table:style-name="Taula17.C6" office:value-type="string">
            <text:p text:style-name="P59">Opcional</text:p>
          </table:table-cell>
          <table:table-cell table:style-name="Taula17.D6" office:value-type="string">
            <text:p text:style-name="P63"><text:span text:style-name="T38">T</text:span><text:span text:style-name="T38">iempo</text:span><text:span text:style-name="T40"> </text:span><text:span text:style-name="T38">que</text:span><text:span text:style-name="T40"> </text:span><text:span text:style-name="T38">ha</text:span><text:span text:style-name="T40"> </text:span><text:span text:style-name="T38">invertido</text:span><text:span text:style-name="T40"> </text:span><text:span text:style-name="T38">el</text:span><text:span text:style-name="T40"> </text:span><text:span text:style-name="T38">alumno</text:span><text:span text:style-name="T40"> </text:span><text:span text:style-name="T38">en</text:span><text:span text:style-name="T40"> </text:span><text:span text:style-name="T38">la</text:span><text:span text:style-name="T40"> </text:span><text:span text:style-name="T38">pregunta</text:span><text:span text:style-name="T40"> </text:span><text:span text:style-name="T38">(o</text:span><text:span text:style-name="T40"> </text:span><text:span text:style-name="T38">competencia).</text:span></text:p>
          </table:table-cell>
        </table:table-row>
        <table:table-row table:style-name="Taula17.1">
          <table:table-cell table:style-name="Taula17.A7" office:value-type="string">
            <text:p text:style-name="P60">Cuerpo</text:p>
          </table:table-cell>
          <table:table-cell table:style-name="Taula17.B7" office:value-type="string">
            <text:p text:style-name="P58">MaxDuracion</text:p>
          </table:table-cell>
          <table:table-cell table:style-name="Taula17.C7" office:value-type="string">
            <text:p text:style-name="P59">Opcional</text:p>
          </table:table-cell>
          <table:table-cell table:style-name="Taula17.D7" office:value-type="string">
            <text:p text:style-name="P63"><text:span text:style-name="T38">T</text:span><text:span text:style-name="T38">iempo</text:span><text:span text:style-name="T40"> </text:span><text:span text:style-name="T38">máximo</text:span><text:span text:style-name="T40"> </text:span><text:span text:style-name="T38">que</text:span><text:span text:style-name="T40"> </text:span><text:span text:style-name="T38">ha</text:span><text:span text:style-name="T40"> </text:span><text:span text:style-name="T38">invertido</text:span><text:span text:style-name="T40"> </text:span><text:span text:style-name="T38">el</text:span><text:span text:style-name="T40"> </text:span><text:span text:style-name="T38">alumno</text:span><text:span text:style-name="T40"> </text:span><text:span text:style-name="T38">en</text:span><text:span text:style-name="T40"> </text:span><text:span text:style-name="T38">la</text:span><text:span text:style-name="T40"> </text:span><text:span text:style-name="T38">pregunta</text:span><text:span text:style-name="T40"> </text:span><text:span text:style-name="T38">(o</text:span><text:span text:style-name="T40"> </text:span><text:span text:style-name="T38">competencia).</text:span></text:p>
          </table:table-cell>
        </table:table-row>
        <table:table-row table:style-name="Taula17.1">
          <table:table-cell table:style-name="Taula17.A8" office:value-type="string">
            <text:p text:style-name="P60">Cuerpo</text:p>
          </table:table-cell>
          <table:table-cell table:style-name="Taula17.B8" office:value-type="string">
            <text:p text:style-name="P58">MinCalificacion</text:p>
          </table:table-cell>
          <table:table-cell table:style-name="Taula17.C8" office:value-type="string">
            <text:p text:style-name="P59">Opcional</text:p>
          </table:table-cell>
          <table:table-cell table:style-name="Taula17.D8" office:value-type="string">
            <text:p text:style-name="P63"><text:span text:style-name="T38">Valor</text:span><text:span text:style-name="T40"> </text:span><text:span text:style-name="T38">mínimo</text:span><text:span text:style-name="T40"> </text:span><text:span text:style-name="T38">del</text:span><text:span text:style-name="T40"> </text:span><text:span text:style-name="T38">rango</text:span><text:span text:style-name="T40"> </text:span><text:span text:style-name="T38">de</text:span><text:span text:style-name="T40"> </text:span><text:span text:style-name="T38">la</text:span><text:span text:style-name="T40"> </text:span><text:span text:style-name="T38">calificación.</text:span><text:span text:style-name="T40"> </text:span><text:span text:style-name="T38">Su</text:span><text:span text:style-name="T40"> </text:span><text:span text:style-name="T38">valor</text:span><text:span text:style-name="T40"> </text:span><text:span text:style-name="T38">por</text:span><text:span text:style-name="T40"> </text:span><text:span text:style-name="T38">defecto</text:span><text:span text:style-name="T40"> </text:span><text:span text:style-name="T38">es</text:span><text:span text:style-name="T40"> </text:span><text:span text:style-name="T38">0.</text:span></text:p>
          </table:table-cell>
        </table:table-row>
        <table:table-row table:style-name="Taula17.1">
          <table:table-cell table:style-name="Taula17.A9" office:value-type="string">
            <text:p text:style-name="P60">Cuerpo</text:p>
          </table:table-cell>
          <table:table-cell table:style-name="Taula17.B9" office:value-type="string">
            <text:p text:style-name="P58">Calificacion</text:p>
          </table:table-cell>
          <table:table-cell table:style-name="Taula17.C9" office:value-type="string">
            <text:p text:style-name="P59">Opcional</text:p>
          </table:table-cell>
          <table:table-cell table:style-name="Taula17.D9" office:value-type="string">
            <text:p text:style-name="P63"><text:span text:style-name="T38">Valor</text:span><text:span text:style-name="T40"> </text:span><text:span text:style-name="T38">de</text:span><text:span text:style-name="T40"> </text:span><text:span text:style-name="T38">la</text:span><text:span text:style-name="T40"> </text:span><text:span text:style-name="T38">calificació.</text:span><text:span text:style-name="T40"> </text:span><text:span text:style-name="T38">Su</text:span><text:span text:style-name="T40"> </text:span><text:span text:style-name="T38">rango</text:span><text:span text:style-name="T40"> </text:span><text:span text:style-name="T38">de</text:span><text:span text:style-name="T40"> </text:span><text:span text:style-name="T38">valores</text:span><text:span text:style-name="T40"> </text:span><text:span text:style-name="T38">viene</text:span><text:span text:style-name="T40"> </text:span><text:span text:style-name="T38">deteerminado</text:span><text:span text:style-name="T40"> </text:span><text:span text:style-name="T38">por</text:span><text:span text:style-name="T40"> </text:span><text:span text:style-name="T38">los</text:span><text:span text:style-name="T40"> </text:span><text:span text:style-name="T38">campos</text:span><text:span text:style-name="T40"> </text:span><text:span text:style-name="T38">MinCalificacion</text:span><text:span text:style-name="T40"> </text:span><text:span text:style-name="T38">y</text:span><text:span text:style-name="T40"> </text:span><text:span text:style-name="T38">MaxCalificación.</text:span></text:p>
          </table:table-cell>
        </table:table-row>
        <table:table-row table:style-name="Taula17.1">
          <table:table-cell table:style-name="Taula17.A10" office:value-type="string">
            <text:p text:style-name="P60">Cuerpo</text:p>
          </table:table-cell>
          <table:table-cell table:style-name="Taula17.B10" office:value-type="string">
            <text:p text:style-name="P58">MaxCalificacion</text:p>
          </table:table-cell>
          <table:table-cell table:style-name="Taula17.C10" office:value-type="string">
            <text:p text:style-name="P59">Opcional</text:p>
          </table:table-cell>
          <table:table-cell table:style-name="Taula17.D10" office:value-type="string">
            <text:p text:style-name="P63"><text:span text:style-name="T38">Valor</text:span><text:span text:style-name="T40"> </text:span><text:span text:style-name="T38">máximo</text:span><text:span text:style-name="T40"> </text:span><text:span text:style-name="T38">del</text:span><text:span text:style-name="T40"> </text:span><text:span text:style-name="T38">rango</text:span><text:span text:style-name="T40"> </text:span><text:span text:style-name="T38">de</text:span><text:span text:style-name="T40"> </text:span><text:span text:style-name="T38">la</text:span><text:span text:style-name="T40"> </text:span><text:span text:style-name="T38">calificació.</text:span><text:span text:style-name="T40"> </text:span><text:span text:style-name="T38">Su</text:span><text:span text:style-name="T40"> </text:span><text:span text:style-name="T38">valor</text:span><text:span text:style-name="T40"> </text:span><text:span text:style-name="T38">por</text:span><text:span text:style-name="T40"> </text:span><text:span text:style-name="T38">defecto</text:span><text:span text:style-name="T40"> </text:span><text:span text:style-name="T38">es</text:span><text:span text:style-name="T40"> </text:span><text:span text:style-name="T38">100.</text:span></text:p>
          </table:table-cell>
        </table:table-row>
        <table:table-row table:style-name="Taula17.1">
          <table:table-cell table:style-name="Taula17.A11" office:value-type="string">
            <text:p text:style-name="P60">Cuerpo</text:p>
          </table:table-cell>
          <table:table-cell table:style-name="Taula17.B11" office:value-type="string">
            <text:p text:style-name="P58">Intentos</text:p>
          </table:table-cell>
          <table:table-cell table:style-name="Taula17.C11" office:value-type="string">
            <text:p text:style-name="P59">Opcional</text:p>
          </table:table-cell>
          <table:table-cell table:style-name="Taula17.D11" office:value-type="string">
            <text:p text:style-name="P63"><text:span text:style-name="T38">Número</text:span><text:span text:style-name="T40"> </text:span><text:span text:style-name="T38">del</text:span><text:span text:style-name="T40"> </text:span><text:span text:style-name="T38">intento</text:span><text:span text:style-name="T40"> </text:span><text:span text:style-name="T38">de</text:span><text:span text:style-name="T40"> </text:span><text:span text:style-name="T38">esta</text:span><text:span text:style-name="T40"> </text:span><text:span text:style-name="T38">pregunta</text:span><text:span text:style-name="T40"> </text:span><text:span text:style-name="T38">(o</text:span><text:span text:style-name="T40"> </text:span><text:span text:style-name="T38">competencia).</text:span></text:p>
          </table:table-cell>
        </table:table-row>
        <table:table-row table:style-name="Taula17.1">
          <table:table-cell table:style-name="Taula17.A12" office:value-type="string">
            <text:p text:style-name="P60">Cuerpo</text:p>
          </table:table-cell>
          <table:table-cell table:style-name="Taula17.B12" office:value-type="string">
            <text:p text:style-name="P58">MaxIntentos</text:p>
          </table:table-cell>
          <table:table-cell table:style-name="Taula17.C12" office:value-type="string">
            <text:p text:style-name="P59">Opcional</text:p>
          </table:table-cell>
          <table:table-cell table:style-name="Taula17.D12" office:value-type="string">
            <text:p text:style-name="P63"><text:span text:style-name="T38">Número</text:span><text:span text:style-name="T40"> </text:span><text:span text:style-name="T38">máximo</text:span><text:span text:style-name="T40"> </text:span><text:span text:style-name="T38">de</text:span><text:span text:style-name="T40"> </text:span><text:span text:style-name="T38">intentos</text:span><text:span text:style-name="T40"> </text:span><text:span text:style-name="T38">permitidos</text:span><text:span text:style-name="T40"> </text:span><text:span text:style-name="T38">para</text:span><text:span text:style-name="T40"> </text:span><text:span text:style-name="T38">esta</text:span><text:span text:style-name="T40"> </text:span><text:span text:style-name="T38">pregunta</text:span><text:span text:style-name="T40"> </text:span><text:span text:style-name="T38">o</text:span><text:span text:style-name="T40"> </text:span><text:span text:style-name="T38">competencia.</text:span></text:p>
          </table:table-cell>
        </table:table-row>
        <table:table-row table:style-name="Taula17.1">
          <table:table-cell table:style-name="Taula17.A13" office:value-type="string">
            <text:p text:style-name="P60">Cuerpo</text:p>
          </table:table-cell>
          <table:table-cell table:style-name="Taula17.B13" office:value-type="string">
            <text:p text:style-name="P58">Peso</text:p>
          </table:table-cell>
          <table:table-cell table:style-name="Taula17.C13" office:value-type="string">
            <text:p text:style-name="P59">Opcional</text:p>
          </table:table-cell>
          <table:table-cell table:style-name="Taula17.D13" office:value-type="string">
            <text:p text:style-name="P69"><text:span text:style-name="T38">En</text:span><text:span text:style-name="T40"> </text:span><text:span text:style-name="T38">el</text:span><text:span text:style-name="T40"> </text:span><text:span text:style-name="T38">caso</text:span><text:span text:style-name="T40"> </text:span><text:span text:style-name="T38">de</text:span><text:span text:style-name="T40"> </text:span><text:span text:style-name="T38">que</text:span><text:span text:style-name="T40"> </text:span><text:span text:style-name="T38">no</text:span><text:span text:style-name="T40"> </text:span><text:span text:style-name="T38">todas</text:span><text:span text:style-name="T40"> </text:span><text:span text:style-name="T38">las</text:span><text:span text:style-name="T40"> </text:span><text:span text:style-name="T38">preguntas</text:span><text:span text:style-name="T40"> </text:span><text:span text:style-name="T38">o</text:span><text:span text:style-name="T40"> </text:span><text:span text:style-name="T38">competencias</text:span><text:span text:style-name="T40"> </text:span><text:span text:style-name="T38">tengan</text:span><text:span text:style-name="T40"> </text:span><text:span text:style-name="T38">el</text:span><text:span text:style-name="T40"> </text:span><text:span text:style-name="T38">mismo</text:span><text:span text:style-name="T40"> </text:span><text:span text:style-name="T38">valor,</text:span><text:span text:style-name="T40"> </text:span><text:span text:style-name="T38">aquí</text:span><text:span text:style-name="T40"> </text:span><text:span text:style-name="T38">se</text:span><text:span text:style-name="T40"> </text:span><text:span text:style-name="T38">especifica</text:span><text:span text:style-name="T40"> </text:span><text:span text:style-name="T38">el</text:span><text:span text:style-name="T40"> </text:span><text:span text:style-name="T38">peso</text:span><text:span text:style-name="T40"> </text:span><text:span text:style-name="T38">de</text:span><text:span text:style-name="T40"> </text:span><text:span text:style-name="T38">la</text:span><text:span text:style-name="T40"> </text:span><text:span text:style-name="T38">pregunta.</text:span></text:p>
            <text:p text:style-name="P69"><text:span text:style-name="T38">El</text:span><text:span text:style-name="T40"> </text:span><text:span text:style-name="T38">valor</text:span><text:span text:style-name="T40"> </text:span><text:span text:style-name="T38">por</text:span><text:span text:style-name="T40"> </text:span><text:span text:style-name="T38">defecto</text:span><text:span text:style-name="T40"> </text:span><text:span text:style-name="T38">es</text:span><text:span text:style-name="T40"> </text:span><text:span text:style-name="T38">1.</text:span><text:span text:style-name="T40"> </text:span><text:span text:style-name="T38">Este</text:span><text:span text:style-name="T40"> </text:span><text:span text:style-name="T38">campo</text:span><text:span text:style-name="T40"> </text:span><text:span text:style-name="T38">esta</text:span><text:span text:style-name="T40"> </text:span><text:span text:style-name="T38">relacionado</text:span><text:span text:style-name="T40"> </text:span><text:span text:style-name="T38">con</text:span><text:span text:style-name="T40"> </text:span><text:span text:style-name="T38">el</text:span><text:span text:style-name="T40"> </text:span><text:span text:style-name="T38">campo</text:span><text:span text:style-name="T40"> </text:span><text:span text:style-name="T38">SumaPesos.</text:span></text:p>
          </table:table-cell>
        </table:table-row>
        <table:table-row table:style-name="Taula17.1">
          <table:table-cell table:style-name="Taula17.A14" office:value-type="string">
            <text:p text:style-name="P60">Cuerpo</text:p>
          </table:table-cell>
          <table:table-cell table:style-name="Taula17.B14" office:value-type="string">
            <text:p text:style-name="P58">URLVerResultados</text:p>
          </table:table-cell>
          <table:table-cell table:style-name="Taula17.C14" office:value-type="string">
            <text:p text:style-name="P59">Opcional</text:p>
          </table:table-cell>
          <table:table-cell table:style-name="Taula17.D14" office:value-type="string">
            <text:p text:style-name="P63"><text:span text:style-name="T38">URL</text:span><text:span text:style-name="T40"> </text:span><text:span text:style-name="T38">donde</text:span><text:span text:style-name="T40"> </text:span><text:span text:style-name="T38">el</text:span><text:span text:style-name="T40"> </text:span><text:span text:style-name="T38">profesor</text:span><text:span text:style-name="T40"> </text:span><text:span text:style-name="T38">puede</text:span><text:span text:style-name="T40"> </text:span><text:span text:style-name="T38">ver</text:span><text:span text:style-name="T40"> </text:span><text:span text:style-name="T38">lo</text:span><text:span text:style-name="T40"> </text:span><text:span text:style-name="T38">que</text:span><text:span text:style-name="T40"> </text:span><text:span text:style-name="T38">ha</text:span><text:span text:style-name="T40"> </text:span><text:span text:style-name="T38">hecho</text:span><text:span text:style-name="T40"> </text:span><text:span text:style-name="T38">el</text:span><text:span text:style-name="T40"> </text:span><text:span text:style-name="T38">alumno.</text:span><text:span text:style-name="T40"> </text:span><text:span text:style-name="T38">Por</text:span><text:span text:style-name="T40"> </text:span><text:span text:style-name="T38">ejemplo,</text:span><text:span text:style-name="T40"> </text:span><text:span text:style-name="T38">como</text:span><text:span text:style-name="T40"> </text:span><text:span text:style-name="T38">contestó</text:span><text:span text:style-name="T40"> </text:span><text:span text:style-name="T38">a</text:span><text:span text:style-name="T40"> </text:span><text:span text:style-name="T38">la</text:span><text:span text:style-name="T40"> </text:span><text:span text:style-name="T38">pregunta.</text:span></text:p>
          </table:table-cell>
        </table:table-row>
      </table:table>
      <text:p text:style-name="P16"/>
      <text:p text:style-name="P16">Parámetros<text:span text:style-name="T1"> </text:span>de<text:span text:style-name="T1"> </text:span>salida<text:span text:style-name="T1"> </text:span>del<text:span text:style-name="T1"> </text:span>método</text:p>
      <text:p text:style-name="P16"/>
      <table:table table:name="Taula18" table:style-name="Taula18">
        <table:table-column table:style-name="Taula18.A"/>
        <table:table-column table:style-name="Taula18.B"/>
        <table:table-column table:style-name="Taula18.C"/>
        <table:table-column table:style-name="Taula18.D"/>
        <table:table-header-rows>
          <table:table-row table:style-name="Taula18.1">
            <table:table-cell table:style-name="Taula18.A1" office:value-type="string">
              <text:p text:style-name="P55">Lloc</text:p>
            </table:table-cell>
            <table:table-cell table:style-name="Taula18.A1" office:value-type="string">
              <text:p text:style-name="P55">Nom</text:p>
            </table:table-cell>
            <table:table-cell table:style-name="Taula18.A1" office:value-type="string">
              <text:p text:style-name="P55">Tipus</text:p>
            </table:table-cell>
            <table:table-cell table:style-name="Taula18.D1" office:value-type="string">
              <text:p text:style-name="P55">Descripció</text:p>
            </table:table-cell>
          </table:table-row>
        </table:table-header-rows>
        <table:table-row table:style-name="Taula18.2">
          <table:table-cell table:style-name="Taula18.A2" office:value-type="string">
            <text:p text:style-name="P60">Cuerpo</text:p>
          </table:table-cell>
          <table:table-cell table:style-name="Taula18.B2" office:value-type="string">
            <text:p text:style-name="P58">Resultado</text:p>
          </table:table-cell>
          <table:table-cell table:style-name="Taula18.C2" office:value-type="string">
            <text:p text:style-name="P59">Obligatorio</text:p>
          </table:table-cell>
          <table:table-cell table:style-name="Taula18.D2" office:value-type="string">
            <text:p text:style-name="P63"><text:span text:style-name="T38">Los</text:span><text:span text:style-name="T40"> </text:span><text:span text:style-name="T38">valores</text:span><text:span text:style-name="T40"> </text:span><text:span text:style-name="T38">posibles</text:span><text:span text:style-name="T40"> </text:span><text:span text:style-name="T38">on</text:span><text:span text:style-name="T40"> </text:span><text:span text:style-name="T38">OK</text:span><text:span text:style-name="T40"> </text:span><text:span text:style-name="T38">i</text:span><text:span text:style-name="T40"> </text:span><text:span text:style-name="T38">KO.</text:span><text:span text:style-name="T40"> </text:span><text:span text:style-name="T38">En</text:span><text:span text:style-name="T40"> </text:span><text:span text:style-name="T38">el</text:span><text:span text:style-name="T40"> </text:span><text:span text:style-name="T38">caso</text:span><text:span text:style-name="T40"> </text:span><text:span text:style-name="T38">de</text:span><text:span text:style-name="T40"> </text:span><text:span text:style-name="T38">KO</text:span><text:span text:style-name="T40"> </text:span><text:span text:style-name="T38">en</text:span><text:span text:style-name="T40"> </text:span><text:span text:style-name="T38">los</text:span><text:span text:style-name="T40"> </text:span><text:span text:style-name="T38">campos</text:span><text:span text:style-name="T40"> </text:span><text:span text:style-name="T38">Codigo</text:span><text:span text:style-name="T40"> </text:span><text:span text:style-name="T38">i</text:span><text:span text:style-name="T40"> </text:span><text:span text:style-name="T38">Descripcion</text:span><text:span text:style-name="T40"> </text:span><text:span text:style-name="T38">se</text:span><text:span text:style-name="T40"> </text:span><text:soft-page-break/><text:span text:style-name="T38">explica</text:span><text:span text:style-name="T40"> </text:span><text:span text:style-name="T38">la</text:span><text:span text:style-name="T40"> </text:span><text:span text:style-name="T38">causa.</text:span></text:p>
          </table:table-cell>
        </table:table-row>
        <table:table-row table:style-name="Taula18.2">
          <table:table-cell table:style-name="Taula18.A3" office:value-type="string">
            <text:p text:style-name="P62"><text:span text:style-name="T38">Cuerpo</text:span><text:span text:style-name="T40"> </text:span></text:p>
          </table:table-cell>
          <table:table-cell table:style-name="Taula18.B3" office:value-type="string">
            <text:p text:style-name="P58">Código</text:p>
          </table:table-cell>
          <table:table-cell table:style-name="Taula18.C3" office:value-type="string">
            <text:p text:style-name="P59">Opcional</text:p>
          </table:table-cell>
          <table:table-cell table:style-name="Taula18.D3" office:value-type="string">
            <text:p text:style-name="P63"><text:span text:style-name="T38">Código</text:span><text:span text:style-name="T40"> </text:span><text:span text:style-name="T38">identificador</text:span><text:span text:style-name="T40"> </text:span><text:span text:style-name="T38">de</text:span><text:span text:style-name="T40"> </text:span><text:span text:style-name="T38">la</text:span><text:span text:style-name="T40"> </text:span><text:span text:style-name="T38">resposta:</text:span></text:p>
            <text:p text:style-name="P63"><text:span text:style-name="T38">Valores</text:span><text:span text:style-name="T40"> </text:span><text:span text:style-name="T38">posibles:</text:span></text:p>
            <text:list xml:id="list562535680" text:style-name="WW8Num22">
              <text:list-item>
                <text:p text:style-name="P88">(1004):<text:span text:style-name="T1"> </text:span>El<text:span text:style-name="T1"> </text:span>usuario<text:span text:style-name="T1"> </text:span>no<text:span text:style-name="T1"> </text:span>pertenece<text:span text:style-name="T1"> </text:span>al<text:span text:style-name="T1"> </text:span>curso.<text:span text:style-name="T1"> </text:span></text:p>
              </text:list-item>
              <text:list-item>
                <text:p text:style-name="P88">(1006):<text:span text:style-name="T1"> </text:span>Faltan<text:span text:style-name="T1"> </text:span>valores<text:span text:style-name="T1"> </text:span>obligatorios.<text:span text:style-name="T1"> </text:span></text:p>
              </text:list-item>
              <text:list-item>
                <text:p text:style-name="P88">(1007):<text:span text:style-name="T1"> </text:span>Error<text:span text:style-name="T1"> </text:span>al<text:span text:style-name="T1"> </text:span>validar<text:span text:style-name="T1"> </text:span>la<text:span text:style-name="T1"> </text:span>unidad<text:span text:style-name="T1"> </text:span>y<text:span text:style-name="T1"> </text:span>Actividad.</text:p>
              </text:list-item>
              <text:list-item>
                <text:p text:style-name="P88">(1008):<text:span text:style-name="T1"> </text:span>Error<text:span text:style-name="T1"> </text:span>al<text:span text:style-name="T1"> </text:span>guardar<text:span text:style-name="T1"> </text:span>los<text:span text:style-name="T1"> </text:span>resultados<text:span text:style-name="T1"> </text:span>en<text:span text:style-name="T1"> </text:span>el<text:span text:style-name="T1"> </text:span>EVA.</text:p>
              </text:list-item>
              <text:list-item>
                <text:p text:style-name="P88">(1009):<text:span text:style-name="T1"> </text:span>Error<text:span text:style-name="T1"> </text:span>al<text:span text:style-name="T1"> </text:span>guardar<text:span text:style-name="T1"> </text:span>los<text:span text:style-name="T1"> </text:span>detalles<text:span text:style-name="T1"> </text:span>del<text:span text:style-name="T1"> </text:span>resultado<text:span text:style-name="T1"> </text:span>en<text:span text:style-name="T1"> </text:span>el<text:span text:style-name="T1"> </text:span>EVA.</text:p>
              </text:list-item>
              <text:list-item>
                <text:p text:style-name="P88">(1010):<text:span text:style-name="T1"> </text:span>Autenticación<text:span text:style-name="T1"> </text:span>incorrecta.<text:span text:style-name="T1"> </text:span>El<text:span text:style-name="T1"> </text:span>usuario<text:span text:style-name="T1"> </text:span>que<text:span text:style-name="T1"> </text:span>solicita<text:span text:style-name="T1"> </text:span>acceso<text:span text:style-name="T1"> </text:span>a<text:span text:style-name="T1"> </text:span>este<text:span text:style-name="T1"> </text:span>método<text:span text:style-name="T1"> </text:span>del<text:span text:style-name="T1"> </text:span>servicio<text:span text:style-name="T1"> </text:span>web<text:span text:style-name="T1"> </text:span>no<text:span text:style-name="T1"> </text:span>es<text:span text:style-name="T1"> </text:span>correcto.</text:p>
              </text:list-item>
              <text:list-item>
                <text:p text:style-name="P88">(1011):<text:span text:style-name="T1"> </text:span>Se<text:span text:style-name="T1"> </text:span>ha<text:span text:style-name="T1"> </text:span>recibido<text:span text:style-name="T1"> </text:span>un<text:span text:style-name="T1"> </text:span>código<text:span text:style-name="T1"> </text:span>de<text:span text:style-name="T1"> </text:span>unidad<text:span text:style-name="T1"> </text:span>no<text:span text:style-name="T1"> </text:span>válido.</text:p>
              </text:list-item>
              <text:list-item>
                <text:p text:style-name="P88">(1012):<text:span text:style-name="T1"> </text:span>Se<text:span text:style-name="T1"> </text:span>ha<text:span text:style-name="T1"> </text:span>recibido<text:span text:style-name="T1"> </text:span>un<text:span text:style-name="T1"> </text:span>código<text:span text:style-name="T1"> </text:span>de<text:span text:style-name="T1"> </text:span>actividad<text:span text:style-name="T1"> </text:span>no<text:span text:style-name="T1"> </text:span>válido.</text:p>
              </text:list-item>
              <text:list-item>
                <text:p text:style-name="P88">(1013):<text:span text:style-name="T1"> </text:span>El<text:span text:style-name="T1"> </text:span>código<text:span text:style-name="T1"> </text:span>del<text:span text:style-name="T1"> </text:span>centro<text:span text:style-name="T1"> </text:span>no<text:span text:style-name="T1"> </text:span>es<text:span text:style-name="T1"> </text:span>válido.</text:p>
              </text:list-item>
              <text:list-item>
                <text:p text:style-name="P88">(1014):<text:span text:style-name="T1"> </text:span>El<text:span text:style-name="T1"> </text:span>usuario<text:span text:style-name="T1"> </text:span>no<text:span text:style-name="T1"> </text:span>tiene<text:span text:style-name="T1"> </text:span>permisos<text:span text:style-name="T1"> </text:span>para<text:span text:style-name="T1"> </text:span>guardar<text:span text:style-name="T1"> </text:span>seguimientos.</text:p>
              </text:list-item>
              <text:list-item>
                <text:p text:style-name="P88">(1015)<text:span text:style-name="T1"> </text:span>Estado<text:span text:style-name="T1"> </text:span>incorrecto.<text:span text:style-name="T1"> </text:span>El<text:span text:style-name="T1"> </text:span>valor<text:span text:style-name="T1"> </text:span>del<text:span text:style-name="T1"> </text:span>estado<text:span text:style-name="T1"> </text:span>es<text:span text:style-name="T1"> </text:span>incorrecto.</text:p>
              </text:list-item>
            </text:list>
            <text:p text:style-name="P26"/>
          </table:table-cell>
        </table:table-row>
        <table:table-row table:style-name="Taula18.1">
          <table:table-cell table:style-name="Taula18.A4" office:value-type="string">
            <text:p text:style-name="P60">Cuerpo</text:p>
          </table:table-cell>
          <table:table-cell table:style-name="Taula18.B4" office:value-type="string">
            <text:p text:style-name="P58">Descripcion</text:p>
          </table:table-cell>
          <table:table-cell table:style-name="Taula18.C4" office:value-type="string">
            <text:p text:style-name="P59">Opcional</text:p>
          </table:table-cell>
          <table:table-cell table:style-name="Taula18.D4" office:value-type="string">
            <text:p text:style-name="P63"><text:span text:style-name="T38">Descripció</text:span><text:span text:style-name="T38">n</text:span><text:span text:style-name="T40"> </text:span><text:span text:style-name="T38">del</text:span><text:span text:style-name="T40"> </text:span><text:span text:style-name="T38">código</text:span><text:span text:style-name="T40"> </text:span><text:span text:style-name="T38">generado.</text:span></text:p>
          </table:table-cell>
        </table:table-row>
      </table:table>
      <text:p text:style-name="P16"/>
      <text:h text:style-name="P103" text:outline-level="4">Ejemplos</text:h>
      <text:p text:style-name="P19"/>
      <text:p text:style-name="P16"><text:span text:style-name="T15">Ejemplo</text:span><text:span text:style-name="T17"> </text:span><text:span text:style-name="T15">de</text:span><text:span text:style-name="T17"> </text:span><text:span text:style-name="T15">mensaje</text:span><text:span text:style-name="T17"> </text:span><text:span text:style-name="T15">SOAP</text:span><text:span text:style-name="T17"> </text:span><text:span text:style-name="T15">de</text:span><text:span text:style-name="T17"> </text:span><text:span text:style-name="T15">llamada</text:span><text:span text:style-name="T17"> </text:span><text:span text:style-name="T15">al</text:span><text:span text:style-name="T17"> </text:span><text:span text:style-name="T15">servicio</text:span><text:span text:style-name="T17"> </text:span><text:span text:style-name="T15">web</text:span></text:p>
      <text:p text:style-name="P19"/>
      <text:p text:style-name="P16">&lt;soapenv:Envelope<text:span text:style-name="T1"> </text:span>xmlns:soapenv="http://schemas.xmlsoap.org/soap/envelope/"<text:span text:style-name="T1"> </text:span>xmlns:seg="http://educacio.gencat.cat/agora/seguimiento/"&gt;</text:p>
      <text:p text:style-name="P16"><text:span text:style-name="T1"><text:s text:c="3"/></text:span>&lt;soapenv:Header&gt;</text:p>
      <text:p text:style-name="P16"><text:span text:style-name="T1"><text:s text:c="6"/></text:span>&lt;seg:WSEAuthenticateHeader&gt;</text:p>
      <text:p text:style-name="P16"><text:span text:style-name="T1"><text:s text:c="9"/></text:span>&lt;!--Optional:--&gt;</text:p>
      <text:p text:style-name="P16"><text:span text:style-name="T1"><text:s text:c="9"/></text:span>&lt;seg:User&gt;S1mul4d0r&lt;/seg:User&gt;</text:p>
      <text:p text:style-name="P16"><text:span text:style-name="T1"><text:s text:c="9"/></text:span>&lt;!--Optional:--&gt;</text:p>
      <text:p text:style-name="P16"><text:span text:style-name="T1"><text:s text:c="9"/></text:span>&lt;seg:Password&gt;ed1t0r14l&lt;/seg:Password&gt;</text:p>
      <text:p text:style-name="P16"><text:span text:style-name="T1"><text:s text:c="6"/></text:span>&lt;/seg:WSEAuthenticateHeader&gt;</text:p>
      <text:p text:style-name="P16"><text:span text:style-name="T1"><text:s text:c="3"/></text:span>&lt;/soapenv:Header&gt;</text:p>
      <text:p text:style-name="P16"><text:span text:style-name="T1"><text:s text:c="3"/></text:span>&lt;soapenv:Body&gt;</text:p>
      <text:p text:style-name="P16"><text:span text:style-name="T1"><text:s text:c="6"/></text:span>&lt;seg:ResultadoDetalleExtendido&gt;</text:p>
      <text:p text:style-name="P16"><text:span text:style-name="T1"><text:s text:c="9"/></text:span>&lt;!--Optional:--&gt;</text:p>
      <text:p text:style-name="P16"><text:span text:style-name="T1"><text:s text:c="9"/></text:span>&lt;seg:ResultadoExtendido&gt;</text:p>
      <text:p text:style-name="P16"><text:span text:style-name="T1"><text:s text:c="12"/></text:span>&lt;seg:idUsuario&gt;2&lt;/seg:idUsuario&gt;</text:p>
      <text:p text:style-name="P16"><text:span text:style-name="T1"><text:s text:c="12"/></text:span>&lt;seg:idContenidoLMS&gt;10&lt;/seg:idContenidoLMS&gt;</text:p>
      <text:p text:style-name="P16"><text:span text:style-name="T1"><text:s text:c="12"/></text:span>&lt;seg:idCentro&gt;8929684&lt;/seg:idCentro&gt;</text:p>
      <text:p text:style-name="P16"><text:span text:style-name="T1"><text:s text:c="12"/></text:span>&lt;!--Optional:--&gt;</text:p>
      <text:p text:style-name="P16"><text:soft-page-break/><text:span text:style-name="T1"><text:s text:c="12"/></text:span>&lt;seg:idUnidad&gt;1&lt;/seg:idUnidad&gt;</text:p>
      <text:p text:style-name="P16"><text:span text:style-name="T1"><text:s text:c="12"/></text:span>&lt;!--Optional:--&gt;</text:p>
      <text:p text:style-name="P16"><text:span text:style-name="T1"><text:s text:c="12"/></text:span>&lt;seg:UnidadTitulo&gt;&lt;/seg:UnidadTitulo&gt;</text:p>
      <text:p text:style-name="P16"><text:span text:style-name="T1"><text:s text:c="12"/></text:span>&lt;!--Optional:--&gt;</text:p>
      <text:p text:style-name="P16"><text:span text:style-name="T1"><text:s text:c="12"/></text:span>&lt;seg:UnidadOrden&gt;&lt;/seg:UnidadOrden&gt;</text:p>
      <text:p text:style-name="P16"><text:span text:style-name="T1"><text:s text:c="12"/></text:span>&lt;!--Optional:--&gt;</text:p>
      <text:p text:style-name="P16"><text:span text:style-name="T1"><text:s text:c="12"/></text:span>&lt;seg:idActividad&gt;1&lt;/seg:idActividad&gt;</text:p>
      <text:p text:style-name="P16"><text:span text:style-name="T1"><text:s text:c="12"/></text:span>&lt;!--Optional:--&gt;</text:p>
      <text:p text:style-name="P16"><text:span text:style-name="T1"><text:s text:c="12"/></text:span>&lt;seg:ActividadTitulo&gt;&lt;/seg:ActividadTitulo&gt;</text:p>
      <text:p text:style-name="P16"><text:span text:style-name="T1"><text:s text:c="12"/></text:span>&lt;!--Optional:--&gt;</text:p>
      <text:p text:style-name="P16"><text:span text:style-name="T1"><text:s text:c="12"/></text:span>&lt;seg:ActividadOrden&gt;&lt;/seg:ActividadOrden&gt;</text:p>
      <text:p text:style-name="Standard"><text:span text:style-name="T1"><text:tab/></text:span>&lt;!--Optional:--&gt;</text:p>
      <text:p text:style-name="Standard"><text:span text:style-name="T1"><text:tab/></text:span>&lt;seg:ForzarGuardar&gt;1&lt;/seg:ForzarGuardar&gt;</text:p>
      <text:p text:style-name="P16"><text:span text:style-name="T1"><text:s text:c="12"/></text:span>&lt;!--Optional:--&gt;</text:p>
      <text:p text:style-name="P16"><text:span text:style-name="T1"><text:s text:c="12"/></text:span>&lt;seg:Resultado&gt;</text:p>
      <text:p text:style-name="P16"><text:span text:style-name="T1"><text:s text:c="15"/></text:span>&lt;!--Optional:--&gt;</text:p>
      <text:p text:style-name="P16"><text:span text:style-name="T1"><text:s text:c="15"/></text:span>&lt;seg:FechaHoraInicio&gt;1299682829&lt;/seg:FechaHoraInicio&gt;</text:p>
      <text:p text:style-name="P16"><text:span text:style-name="T1"><text:s text:c="15"/></text:span>&lt;!--Optional:--&gt;</text:p>
      <text:p text:style-name="P16"><text:span text:style-name="T1"><text:s text:c="15"/></text:span>&lt;seg:Duracion&gt;12&lt;/seg:Duracion&gt;</text:p>
      <text:p text:style-name="P16"><text:span text:style-name="T1"><text:s text:c="15"/></text:span>&lt;!--Optional:--&gt;</text:p>
      <text:p text:style-name="P16"><text:span text:style-name="T1"><text:s text:c="15"/></text:span>&lt;seg:MaxDuracion&gt;86400&lt;/seg:MaxDuracion&gt;</text:p>
      <text:p text:style-name="P16"><text:span text:style-name="T1"><text:s text:c="15"/></text:span>&lt;!--Optional:--&gt;</text:p>
      <text:p text:style-name="P16"><text:span text:style-name="T1"><text:s text:c="15"/></text:span>&lt;seg:MinCalificacion&gt;0&lt;/seg:MinCalificacion&gt;</text:p>
      <text:p text:style-name="P16"><text:span text:style-name="T1"><text:s text:c="15"/></text:span>&lt;!--Optional:--&gt;</text:p>
      <text:p text:style-name="P16"><text:span text:style-name="T1"><text:s text:c="15"/></text:span>&lt;seg:Calificacion&gt;50&lt;/seg:Calificacion&gt;</text:p>
      <text:p text:style-name="P16"><text:span text:style-name="T1"><text:s text:c="15"/></text:span>&lt;!--Optional:--&gt;</text:p>
      <text:p text:style-name="P16"><text:span text:style-name="T1"><text:s text:c="15"/></text:span>&lt;seg:MaxCalificacion&gt;100&lt;/seg:MaxCalificacion&gt;</text:p>
      <text:p text:style-name="P16"><text:span text:style-name="T1"><text:s text:c="15"/></text:span>&lt;!--Optional:--&gt;</text:p>
      <text:p text:style-name="P16"><text:span text:style-name="T1"><text:s text:c="15"/></text:span>&lt;seg:Intentos&gt;1&lt;/seg:Intentos&gt;</text:p>
      <text:p text:style-name="P16"><text:span text:style-name="T1"><text:s text:c="15"/></text:span>&lt;!--Optional:--&gt;</text:p>
      <text:p text:style-name="P16"><text:span text:style-name="T1"><text:s text:c="15"/></text:span>&lt;seg:MaxIntentos&gt;1&lt;/seg:MaxIntentos&gt;</text:p>
      <text:p text:style-name="P16"><text:span text:style-name="T1"><text:s text:c="15"/></text:span>&lt;!--Optional:--&gt;</text:p>
      <text:p text:style-name="P16"><text:span text:style-name="T1"><text:s text:c="15"/></text:span>&lt;seg:Estado&gt;FINALIZADO&lt;/seg:Estado&gt;</text:p>
      <text:p text:style-name="P16"><text:span text:style-name="T1"><text:s text:c="15"/></text:span>&lt;!--Optional:--&gt;</text:p>
      <text:p text:style-name="P16"><text:span text:style-name="T1"><text:s text:c="15"/></text:span>&lt;seg:Observaciones&gt;&lt;/seg:Observaciones&gt;</text:p>
      <text:p text:style-name="P16"><text:span text:style-name="T1"><text:s text:c="15"/></text:span>&lt;!--Optional:--&gt;</text:p>
      <text:p text:style-name="P16"><text:span text:style-name="T1"><text:s text:c="15"/></text:span>&lt;seg:URLVerResultados&gt;http://mps-xtec.educat1x1.cat/data/books/6666666666/77777/555/index.php?token=4d77960dae446892255582&amp;amp;q0=1&amp;amp;q1=1&amp;amp;q2=0&amp;amp;q3=0&lt;/seg:URLVerResultados&gt;</text:p>
      <text:p text:style-name="P16"><text:span text:style-name="T1"><text:s text:c="12"/></text:span>&lt;/seg:Resultado&gt;</text:p>
      <text:p text:style-name="P16"><text:span text:style-name="T1"><text:s text:c="12"/></text:span>&lt;!--Optional:--&gt;</text:p>
      <text:p text:style-name="P16"><text:span text:style-name="T1"><text:s text:c="12"/></text:span>&lt;seg:Detalles&gt;</text:p>
      <text:p text:style-name="P16"><text:span text:style-name="T1"><text:s text:c="15"/></text:span>&lt;!--Zero<text:span text:style-name="T1"> </text:span>or<text:span text:style-name="T1"> </text:span>more<text:span text:style-name="T1"> </text:span>repetitions:--&gt;</text:p>
      <text:p text:style-name="P16"><text:span text:style-name="T1"><text:s text:c="15"/></text:span>&lt;seg:DetalleResultado&gt;</text:p>
      <text:p text:style-name="P16"><text:span text:style-name="T1"><text:s text:c="18"/></text:span>&lt;seg:IdDetalle&gt;0000&lt;/seg:IdDetalle&gt;</text:p>
      <text:p text:style-name="P16"><text:span text:style-name="T1"><text:s text:c="18"/></text:span>&lt;!--Optional:--&gt;</text:p>
      <text:p text:style-name="P16"><text:span text:style-name="T1"><text:s text:c="18"/></text:span>&lt;seg:IdTipoDetalle&gt;PREGUNTA&lt;/seg:IdTipoDetalle&gt;</text:p>
      <text:p text:style-name="P16"><text:span text:style-name="T1"><text:s text:c="18"/></text:span>&lt;!--Optional:--&gt;</text:p>
      <text:p text:style-name="P16"><text:span text:style-name="T1"><text:s text:c="18"/></text:span>&lt;seg:Descripcion&gt;Pregunta<text:span text:style-name="T1"> </text:span>1&lt;/seg:Descripcion&gt;</text:p>
      <text:p text:style-name="P16"><text:span text:style-name="T1"><text:s text:c="18"/></text:span>&lt;!--Optional:--&gt;</text:p>
      <text:p text:style-name="P16"><text:span text:style-name="T1"><text:s text:c="18"/></text:span>&lt;seg:FechaHoraInicio&gt;&lt;/seg:FechaHoraInicio&gt;</text:p>
      <text:p text:style-name="P16"><text:span text:style-name="T1"><text:s text:c="18"/></text:span>&lt;!--Optional:--&gt;</text:p>
      <text:p text:style-name="P16"><text:span text:style-name="T1"><text:s text:c="18"/></text:span>&lt;seg:Duracion&gt;&lt;/seg:Duracion&gt;</text:p>
      <text:p text:style-name="P16"><text:span text:style-name="T1"><text:s text:c="18"/></text:span>&lt;!--Optional:--&gt;</text:p>
      <text:p text:style-name="P16"><text:span text:style-name="T1"><text:s text:c="18"/></text:span>&lt;seg:MaxDuracion&gt;&lt;/seg:MaxDuracion&gt;</text:p>
      <text:p text:style-name="P16"><text:soft-page-break/><text:span text:style-name="T1"><text:s text:c="18"/></text:span>&lt;!--Optional:--&gt;</text:p>
      <text:p text:style-name="P16"><text:span text:style-name="T1"><text:s text:c="18"/></text:span>&lt;seg:MinCalificacion&gt;0&lt;/seg:MinCalificacion&gt;</text:p>
      <text:p text:style-name="P16"><text:span text:style-name="T1"><text:s text:c="18"/></text:span>&lt;seg:Calificacion&gt;100&lt;/seg:Calificacion&gt;</text:p>
      <text:p text:style-name="P16"><text:span text:style-name="T1"><text:s text:c="18"/></text:span>&lt;!--Optional:--&gt;</text:p>
      <text:p text:style-name="P16"><text:span text:style-name="T1"><text:s text:c="18"/></text:span>&lt;seg:MaxCalificacion&gt;100&lt;/seg:MaxCalificacion&gt;</text:p>
      <text:p text:style-name="P16"><text:span text:style-name="T1"><text:s text:c="18"/></text:span>&lt;!--Optional:--&gt;</text:p>
      <text:p text:style-name="P16"><text:span text:style-name="T1"><text:s text:c="18"/></text:span>&lt;seg:Intentos&gt;1&lt;/seg:Intentos&gt;</text:p>
      <text:p text:style-name="P16"><text:span text:style-name="T1"><text:s text:c="18"/></text:span>&lt;!--Optional:--&gt;</text:p>
      <text:p text:style-name="P16"><text:span text:style-name="T1"><text:s text:c="18"/></text:span>&lt;seg:MaxIntentos&gt;1&lt;/seg:MaxIntentos&gt;</text:p>
      <text:p text:style-name="P16"><text:span text:style-name="T1"><text:s text:c="18"/></text:span>&lt;!--Optional:--&gt;</text:p>
      <text:p text:style-name="P16"><text:span text:style-name="T1"><text:s text:c="18"/></text:span>&lt;seg:Peso&gt;1&lt;/seg:Peso&gt;</text:p>
      <text:p text:style-name="P16"><text:span text:style-name="T1"><text:s text:c="18"/></text:span>&lt;!--Optional:--&gt;</text:p>
      <text:p text:style-name="P16"><text:span text:style-name="T1"><text:s text:c="18"/></text:span>&lt;seg:URLVerResultados&gt;&lt;/seg:URLVerResultados&gt;</text:p>
      <text:p text:style-name="P16"><text:span text:style-name="T1"><text:s text:c="15"/></text:span>&lt;/seg:DetalleResultado&gt;</text:p>
      <text:p text:style-name="P16"><text:span text:style-name="T1"><text:s text:c="15"/></text:span>&lt;seg:DetalleResultado&gt;</text:p>
      <text:p text:style-name="P16"><text:span text:style-name="T1"><text:s text:c="18"/></text:span>&lt;seg:IdDetalle&gt;0001&lt;/seg:IdDetalle&gt;</text:p>
      <text:p text:style-name="P16"><text:span text:style-name="T1"><text:s text:c="18"/></text:span>&lt;!--Optional:--&gt;</text:p>
      <text:p text:style-name="P16"><text:span text:style-name="T1"><text:s text:c="18"/></text:span>&lt;seg:IdTipoDetalle&gt;PREGUNTA&lt;/seg:IdTipoDetalle&gt;</text:p>
      <text:p text:style-name="P16"><text:span text:style-name="T1"><text:s text:c="18"/></text:span>&lt;!--Optional:--&gt;</text:p>
      <text:p text:style-name="P16"><text:span text:style-name="T1"><text:s text:c="18"/></text:span>&lt;seg:Descripcion&gt;Pregunta<text:span text:style-name="T1"> </text:span>2&lt;/seg:Descripcion&gt;</text:p>
      <text:p text:style-name="P16"><text:span text:style-name="T1"><text:s text:c="18"/></text:span>&lt;!--Optional:--&gt;</text:p>
      <text:p text:style-name="P16"><text:span text:style-name="T1"><text:s text:c="18"/></text:span>&lt;seg:FechaHoraInicio&gt;&lt;/seg:FechaHoraInicio&gt;</text:p>
      <text:p text:style-name="P16"><text:span text:style-name="T1"><text:s text:c="18"/></text:span>&lt;!--Optional:--&gt;</text:p>
      <text:p text:style-name="P16"><text:span text:style-name="T1"><text:s text:c="18"/></text:span>&lt;seg:Duracion&gt;&lt;/seg:Duracion&gt;</text:p>
      <text:p text:style-name="P16"><text:span text:style-name="T1"><text:s text:c="18"/></text:span>&lt;!--Optional:--&gt;</text:p>
      <text:p text:style-name="P16"><text:span text:style-name="T1"><text:s text:c="18"/></text:span>&lt;seg:MaxDuracion&gt;&lt;/seg:MaxDuracion&gt;</text:p>
      <text:p text:style-name="P16"><text:span text:style-name="T1"><text:s text:c="18"/></text:span>&lt;!--Optional:--&gt;</text:p>
      <text:p text:style-name="P16"><text:span text:style-name="T1"><text:s text:c="18"/></text:span>&lt;seg:MinCalificacion&gt;0&lt;/seg:MinCalificacion&gt;</text:p>
      <text:p text:style-name="P16"><text:span text:style-name="T1"><text:s text:c="18"/></text:span>&lt;seg:Calificacion&gt;100&lt;/seg:Calificacion&gt;</text:p>
      <text:p text:style-name="P16"><text:span text:style-name="T1"><text:s text:c="18"/></text:span>&lt;!--Optional:--&gt;</text:p>
      <text:p text:style-name="P16"><text:span text:style-name="T1"><text:s text:c="18"/></text:span>&lt;seg:MaxCalificacion&gt;100&lt;/seg:MaxCalificacion&gt;</text:p>
      <text:p text:style-name="P16"><text:span text:style-name="T1"><text:s text:c="18"/></text:span>&lt;!--Optional:--&gt;</text:p>
      <text:p text:style-name="P16"><text:span text:style-name="T1"><text:s text:c="18"/></text:span>&lt;seg:Intentos&gt;1&lt;/seg:Intentos&gt;</text:p>
      <text:p text:style-name="P16"><text:span text:style-name="T1"><text:s text:c="18"/></text:span>&lt;!--Optional:--&gt;</text:p>
      <text:p text:style-name="P16"><text:span text:style-name="T1"><text:s text:c="18"/></text:span>&lt;seg:MaxIntentos&gt;1&lt;/seg:MaxIntentos&gt;</text:p>
      <text:p text:style-name="P16"><text:span text:style-name="T1"><text:s text:c="18"/></text:span>&lt;!--Optional:--&gt;</text:p>
      <text:p text:style-name="P16"><text:span text:style-name="T1"><text:s text:c="18"/></text:span>&lt;seg:Peso&gt;1&lt;/seg:Peso&gt;</text:p>
      <text:p text:style-name="P16"><text:span text:style-name="T1"><text:s text:c="18"/></text:span>&lt;!--Optional:--&gt;</text:p>
      <text:p text:style-name="P16"><text:span text:style-name="T1"><text:s text:c="18"/></text:span>&lt;seg:URLVerResultados&gt;&lt;/seg:URLVerResultados&gt;</text:p>
      <text:p text:style-name="P16"><text:span text:style-name="T1"><text:s text:c="15"/></text:span>&lt;/seg:DetalleResultado&gt;</text:p>
      <text:p text:style-name="P16"><text:span text:style-name="T1"><text:s text:c="15"/></text:span>&lt;seg:DetalleResultado&gt;</text:p>
      <text:p text:style-name="P16"><text:span text:style-name="T1"><text:s text:c="18"/></text:span>&lt;seg:IdDetalle&gt;0002&lt;/seg:IdDetalle&gt;</text:p>
      <text:p text:style-name="P16"><text:span text:style-name="T1"><text:s text:c="18"/></text:span>&lt;!--Optional:--&gt;</text:p>
      <text:p text:style-name="P16"><text:span text:style-name="T1"><text:s text:c="18"/></text:span>&lt;seg:IdTipoDetalle&gt;PREGUNTA&lt;/seg:IdTipoDetalle&gt;</text:p>
      <text:p text:style-name="P16"><text:span text:style-name="T1"><text:s text:c="18"/></text:span>&lt;!--Optional:--&gt;</text:p>
      <text:p text:style-name="P16"><text:span text:style-name="T1"><text:s text:c="18"/></text:span>&lt;seg:Descripcion&gt;Pregunta<text:span text:style-name="T1"> </text:span>3&lt;/seg:Descripcion&gt;</text:p>
      <text:p text:style-name="P16"><text:span text:style-name="T1"><text:s text:c="18"/></text:span>&lt;!--Optional:--&gt;</text:p>
      <text:p text:style-name="P16"><text:span text:style-name="T1"><text:s text:c="18"/></text:span>&lt;seg:FechaHoraInicio&gt;&lt;/seg:FechaHoraInicio&gt;</text:p>
      <text:p text:style-name="P16"><text:span text:style-name="T1"><text:s text:c="18"/></text:span>&lt;!--Optional:--&gt;</text:p>
      <text:p text:style-name="P16"><text:span text:style-name="T1"><text:s text:c="18"/></text:span>&lt;seg:Duracion&gt;&lt;/seg:Duracion&gt;</text:p>
      <text:p text:style-name="P16"><text:span text:style-name="T1"><text:s text:c="18"/></text:span>&lt;!--Optional:--&gt;</text:p>
      <text:p text:style-name="P16"><text:span text:style-name="T1"><text:s text:c="18"/></text:span>&lt;seg:MaxDuracion&gt;&lt;/seg:MaxDuracion&gt;</text:p>
      <text:p text:style-name="P16"><text:span text:style-name="T1"><text:s text:c="18"/></text:span>&lt;!--Optional:--&gt;</text:p>
      <text:p text:style-name="P16"><text:span text:style-name="T1"><text:s text:c="18"/></text:span>&lt;seg:MinCalificacion&gt;0&lt;/seg:MinCalificacion&gt;</text:p>
      <text:p text:style-name="P16"><text:span text:style-name="T1"><text:s text:c="18"/></text:span>&lt;seg:Calificacion&gt;0&lt;/seg:Calificacion&gt;</text:p>
      <text:p text:style-name="P16"><text:span text:style-name="T1"><text:s text:c="18"/></text:span>&lt;!--Optional:--&gt;</text:p>
      <text:p text:style-name="P16"><text:soft-page-break/><text:span text:style-name="T1"><text:s text:c="18"/></text:span>&lt;seg:MaxCalificacion&gt;100&lt;/seg:MaxCalificacion&gt;</text:p>
      <text:p text:style-name="P16"><text:span text:style-name="T1"><text:s text:c="18"/></text:span>&lt;!--Optional:--&gt;</text:p>
      <text:p text:style-name="P16"><text:span text:style-name="T1"><text:s text:c="18"/></text:span>&lt;seg:Intentos&gt;1&lt;/seg:Intentos&gt;</text:p>
      <text:p text:style-name="P16"><text:span text:style-name="T1"><text:s text:c="18"/></text:span>&lt;!--Optional:--&gt;</text:p>
      <text:p text:style-name="P16"><text:span text:style-name="T1"><text:s text:c="18"/></text:span>&lt;seg:MaxIntentos&gt;1&lt;/seg:MaxIntentos&gt;</text:p>
      <text:p text:style-name="P16"><text:span text:style-name="T1"><text:s text:c="18"/></text:span>&lt;!--Optional:--&gt;</text:p>
      <text:p text:style-name="P16"><text:span text:style-name="T1"><text:s text:c="18"/></text:span>&lt;seg:Peso&gt;1&lt;/seg:Peso&gt;</text:p>
      <text:p text:style-name="P16"><text:span text:style-name="T1"><text:s text:c="18"/></text:span>&lt;!--Optional:--&gt;</text:p>
      <text:p text:style-name="P16"><text:span text:style-name="T1"><text:s text:c="18"/></text:span>&lt;seg:URLVerResultados&gt;&lt;/seg:URLVerResultados&gt;</text:p>
      <text:p text:style-name="P16"><text:span text:style-name="T1"><text:s text:c="15"/></text:span>&lt;/seg:DetalleResultado&gt;</text:p>
      <text:p text:style-name="P16"><text:span text:style-name="T1"><text:s text:c="15"/></text:span>&lt;seg:DetalleResultado&gt;</text:p>
      <text:p text:style-name="P16"><text:span text:style-name="T1"><text:s text:c="18"/></text:span>&lt;seg:IdDetalle&gt;0003&lt;/seg:IdDetalle&gt;</text:p>
      <text:p text:style-name="P16"><text:span text:style-name="T1"><text:s text:c="18"/></text:span>&lt;!--Optional:--&gt;</text:p>
      <text:p text:style-name="P16"><text:span text:style-name="T1"><text:s text:c="18"/></text:span>&lt;seg:IdTipoDetalle&gt;PREGUNTA&lt;/seg:IdTipoDetalle&gt;</text:p>
      <text:p text:style-name="P16"><text:span text:style-name="T1"><text:s text:c="18"/></text:span>&lt;!--Optional:--&gt;</text:p>
      <text:p text:style-name="P16"><text:span text:style-name="T1"><text:s text:c="18"/></text:span>&lt;seg:Descripcion&gt;Pregunta<text:span text:style-name="T1"> </text:span>4&lt;/seg:Descripcion&gt;</text:p>
      <text:p text:style-name="P16"><text:span text:style-name="T1"><text:s text:c="18"/></text:span>&lt;!--Optional:--&gt;</text:p>
      <text:p text:style-name="P16"><text:span text:style-name="T1"><text:s text:c="18"/></text:span>&lt;seg:FechaHoraInicio&gt;&lt;/seg:FechaHoraInicio&gt;</text:p>
      <text:p text:style-name="P16"><text:span text:style-name="T1"><text:s text:c="18"/></text:span>&lt;!--Optional:--&gt;</text:p>
      <text:p text:style-name="P16"><text:span text:style-name="T1"><text:s text:c="18"/></text:span>&lt;seg:Duracion&gt;&lt;/seg:Duracion&gt;</text:p>
      <text:p text:style-name="P16"><text:span text:style-name="T1"><text:s text:c="18"/></text:span>&lt;!--Optional:--&gt;</text:p>
      <text:p text:style-name="P16"><text:span text:style-name="T1"><text:s text:c="18"/></text:span>&lt;seg:MaxDuracion&gt;&lt;/seg:MaxDuracion&gt;</text:p>
      <text:p text:style-name="P16"><text:span text:style-name="T1"><text:s text:c="18"/></text:span>&lt;!--Optional:--&gt;</text:p>
      <text:p text:style-name="P16"><text:span text:style-name="T1"><text:s text:c="18"/></text:span>&lt;seg:MinCalificacion&gt;0&lt;/seg:MinCalificacion&gt;</text:p>
      <text:p text:style-name="P16"><text:span text:style-name="T1"><text:s text:c="18"/></text:span>&lt;seg:Calificacion&gt;0&lt;/seg:Calificacion&gt;</text:p>
      <text:p text:style-name="P16"><text:span text:style-name="T1"><text:s text:c="18"/></text:span>&lt;!--Optional:--&gt;</text:p>
      <text:p text:style-name="P16"><text:span text:style-name="T1"><text:s text:c="18"/></text:span>&lt;seg:MaxCalificacion&gt;100&lt;/seg:MaxCalificacion&gt;</text:p>
      <text:p text:style-name="P16"><text:span text:style-name="T1"><text:s text:c="18"/></text:span>&lt;!--Optional:--&gt;</text:p>
      <text:p text:style-name="P16"><text:span text:style-name="T1"><text:s text:c="18"/></text:span>&lt;seg:Intentos&gt;1&lt;/seg:Intentos&gt;</text:p>
      <text:p text:style-name="P16"><text:span text:style-name="T1"><text:s text:c="18"/></text:span>&lt;!--Optional:--&gt;</text:p>
      <text:p text:style-name="P16"><text:span text:style-name="T1"><text:s text:c="18"/></text:span>&lt;seg:MaxIntentos&gt;1&lt;/seg:MaxIntentos&gt;</text:p>
      <text:p text:style-name="P16"><text:span text:style-name="T1"><text:s text:c="18"/></text:span>&lt;!--Optional:--&gt;</text:p>
      <text:p text:style-name="P16"><text:span text:style-name="T1"><text:s text:c="18"/></text:span>&lt;seg:Peso&gt;1&lt;/seg:Peso&gt;</text:p>
      <text:p text:style-name="P16"><text:span text:style-name="T1"><text:s text:c="18"/></text:span>&lt;!--Optional:--&gt;</text:p>
      <text:p text:style-name="P16"><text:span text:style-name="T1"><text:s text:c="18"/></text:span>&lt;seg:URLVerResultados&gt;&lt;/seg:URLVerResultados&gt;</text:p>
      <text:p text:style-name="P16"><text:span text:style-name="T1"><text:s text:c="15"/></text:span>&lt;/seg:DetalleResultado&gt;</text:p>
      <text:p text:style-name="P16"><text:span text:style-name="T1"><text:s text:c="12"/></text:span>&lt;/seg:Detalles&gt;</text:p>
      <text:p text:style-name="P16"><text:span text:style-name="T1"><text:s text:c="12"/></text:span>&lt;!--Optional:--&gt;</text:p>
      <text:p text:style-name="P16"><text:span text:style-name="T1"><text:s text:c="12"/></text:span>&lt;seg:SumaPesos&gt;4&lt;/seg:SumaPesos&gt;</text:p>
      <text:p text:style-name="P16"><text:span text:style-name="T1"><text:s text:c="9"/></text:span>&lt;/seg:ResultadoExtendido&gt;</text:p>
      <text:p text:style-name="P16"><text:span text:style-name="T1"><text:s text:c="6"/></text:span>&lt;/seg:ResultadoDetalleExtendido&gt;</text:p>
      <text:p text:style-name="P16"><text:span text:style-name="T1"><text:s text:c="3"/></text:span>&lt;/soapenv:Body&gt;</text:p>
      <text:p text:style-name="P16">&lt;/soapenv:Envelope&gt;</text:p>
      <text:p text:style-name="P19"/>
      <text:p text:style-name="P16"><text:span text:style-name="T15">Ejemplo</text:span><text:span text:style-name="T17"> </text:span><text:span text:style-name="T15">de</text:span><text:span text:style-name="T17"> </text:span><text:span text:style-name="T15">mensaje</text:span><text:span text:style-name="T17"> </text:span><text:span text:style-name="T15">SOAP</text:span><text:span text:style-name="T17"> </text:span><text:span text:style-name="T15">de</text:span><text:span text:style-name="T17"> </text:span><text:span text:style-name="T15">respuesta</text:span><text:span text:style-name="T17"> </text:span><text:span text:style-name="T15">a</text:span><text:span text:style-name="T17"> </text:span><text:span text:style-name="T15">la</text:span><text:span text:style-name="T17"> </text:span><text:span text:style-name="T15">llamada</text:span><text:span text:style-name="T17"> </text:span><text:span text:style-name="T15">al</text:span><text:span text:style-name="T17"> </text:span><text:span text:style-name="T15">servicio</text:span><text:span text:style-name="T17"> </text:span><text:span text:style-name="T15">web</text:span></text:p>
      <text:p text:style-name="P19"/>
      <text:p text:style-name="P16">&lt;SOAP-ENV:Envelope<text:span text:style-name="T1"> </text:span>xmlns:SOAP-ENV="http://schemas.xmlsoap.org/soap/envelope/"<text:span text:style-name="T1"> </text:span>xmlns:ns1="http://educacio.gencat.cat/agora/seguimiento/"&gt;</text:p>
      <text:p text:style-name="P16"><text:span text:style-name="T1"><text:s text:c="3"/></text:span>&lt;SOAP-ENV:Body&gt;</text:p>
      <text:p text:style-name="P16"><text:span text:style-name="T1"><text:s text:c="6"/></text:span>&lt;ns1:ResultadoDetalleExtendidoResponse&gt;</text:p>
      <text:p text:style-name="P16"><text:span text:style-name="T1"><text:s text:c="9"/></text:span>&lt;ns1:ResultadoDetalleExtendidoResult&gt;</text:p>
      <text:p text:style-name="P16"><text:span text:style-name="T1"><text:s text:c="12"/></text:span>&lt;ns1:Resultado&gt;OK&lt;/ns1:Resultado&gt;</text:p>
      <text:p text:style-name="P16"><text:span text:style-name="T1"><text:s text:c="9"/></text:span>&lt;/ns1:ResultadoDetalleExtendidoResult&gt;</text:p>
      <text:p text:style-name="P16"><text:span text:style-name="T1"><text:s text:c="6"/></text:span>&lt;/ns1:ResultadoDetalleExtendidoResponse&gt;</text:p>
      <text:p text:style-name="P16"><text:span text:style-name="T1"><text:s text:c="3"/></text:span>&lt;/SOAP-ENV:Body&gt;</text:p>
      <text:p text:style-name="P16">&lt;/SOAP-ENV:Envelope&gt;</text:p>
      <text:p text:style-name="P19"><text:soft-page-break/></text:p>
      <text:p text:style-name="P16">(Este<text:span text:style-name="T1"> </text:span>ejemplo<text:span text:style-name="T1"> </text:span>no<text:span text:style-name="T1"> </text:span>es<text:span text:style-name="T1"> </text:span>reproducible,<text:span text:style-name="T1"> </text:span>porque<text:span text:style-name="T1"> </text:span>los<text:span text:style-name="T1"> </text:span>datos<text:span text:style-name="T1"> </text:span>son<text:span text:style-name="T1"> </text:span>únicos<text:span text:style-name="T1"> </text:span>para<text:span text:style-name="T1"> </text:span>cada<text:span text:style-name="T1"> </text:span>ejercicio<text:span text:style-name="T1"> </text:span>de<text:span text:style-name="T1"> </text:span>cada<text:span text:style-name="T1"> </text:span>EVA<text:span text:style-name="T1"> </text:span>que<text:span text:style-name="T1"> </text:span>llame<text:span text:style-name="T1"> </text:span>al<text:span text:style-name="T1"> </text:span>servicio<text:span text:style-name="T1"> </text:span>web)</text:p>
      <text:p text:style-name="P16"/>
      <text:h text:style-name="P101" text:outline-level="3">Definición<text:span text:style-name="T1"> </text:span>WSDL</text:h>
      <text:p text:style-name="P16"/>
      <text:p text:style-name="P24"><text:span text:style-name="T1">La última versión de este WSDL se puede consultar y descargar desde el fichero </text:span><text:span text:style-name="T18">wsSeguimiento.wsdl</text:span><text:span text:style-name="T1"> que se encuentra dentro del apartado WSDL referenciado en la sección Enlaces de interés del presente documento.</text:span></text:p>
      <text:p text:style-name="P16"/>
      <text:p text:style-name="P51"><text:span text:style-name="T12">&lt;?xml</text:span><text:span text:style-name="T13"> </text:span><text:span text:style-name="T9">version="1.0"</text:span><text:span text:style-name="T13"> </text:span><text:span text:style-name="T9">encoding</text:span><text:span text:style-name="T12">="utf-8"?&gt;</text:span></text:p>
      <text:p text:style-name="P51"><text:span text:style-name="T12">&lt;wsdl:definitions</text:span><text:span text:style-name="T13"> </text:span><text:span text:style-name="T9">xmlns:soap="http://schemas.xmlsoap.org/wsdl/soap/"</text:span><text:span text:style-name="T13"> </text:span><text:span text:style-name="T9">xmlns:tm="http://microsoft.com/wsdl/mime/textMatching/"</text:span><text:span text:style-name="T13"> </text:span><text:span text:style-name="T9">xmlns:soapenc="http://schemas.xmlsoap.org/soap/encoding</text:span><text:span text:style-name="T12">/"</text:span><text:span text:style-name="T13"> </text:span><text:span text:style-name="T9">xmlns:mime="http://schemas.xmlsoap.org/wsdl/mime/"</text:span><text:span text:style-name="T13"> </text:span><text:span text:style-name="T9">xmlns:tns="http://educacio.gencat.cat/agora/seguimiento/"</text:span><text:span text:style-name="T13"> </text:span><text:span text:style-name="T9">xmlns:s="http://www.w3.org/2001/XMLSchema"</text:span><text:span text:style-name="T13"> </text:span><text:span text:style-name="T9">xmlns:soap12="http://schemas.xmlsoap.org/wsdl/soap12/"</text:span><text:span text:style-name="T13"> </text:span><text:span text:style-name="T9">xmlns:http="http://schemas.xmlsoap.org/wsdl/http/"</text:span><text:span text:style-name="T13"> </text:span><text:span text:style-name="T9">targetNamespace="http://educacio.gencat.cat/agora/seguimiento/"</text:span><text:span text:style-name="T13"> </text:span><text:span text:style-name="T9">xmlns:wsdl="http://schemas.xmlsoap.org/wsdl/"&gt;</text:span></text:p>
      <text:p text:style-name="P52">&lt;wsdl:types&gt;</text:p>
      <text:p text:style-name="P52">&lt;s:schema<text:span text:style-name="T45"> </text:span>elementFormDefault="qualified"<text:span text:style-name="T45"> </text:span>targetNamespace="http://educacio.gencat.cat/agora/seguimiento/"&gt;</text:p>
      <text:p text:style-name="P52">&lt;s:element<text:span text:style-name="T45"> </text:span>name="WSEAuthenticateHeader"<text:span text:style-name="T45"> </text:span>type="tns:WSEAuthenticateHeader"<text:span text:style-name="T45"> </text:span>/&gt;</text:p>
      <text:p text:style-name="P52">&lt;s:complexType<text:span text:style-name="T45"> </text:span>name="WSEAuthenticateHeader"&gt;</text:p>
      <text:p text:style-name="P52">&lt;s:sequence&gt;</text:p>
      <text:p text:style-name="P52">&lt;s:element<text:span text:style-name="T45"> </text:span>minOccurs="0"<text:span text:style-name="T45"> </text:span>maxOccurs="1"<text:span text:style-name="T45"> </text:span>name="User"<text:span text:style-name="T45"> </text:span>type="s:string"<text:span text:style-name="T45"> </text:span>/&gt;</text:p>
      <text:p text:style-name="P52">&lt;s:element<text:span text:style-name="T45"> </text:span>minOccurs="0"<text:span text:style-name="T45"> </text:span>maxOccurs="1"<text:span text:style-name="T45"> </text:span>name="Password"<text:span text:style-name="T45"> </text:span>type="s:string"<text:span text:style-name="T45"> </text:span>/&gt;</text:p>
      <text:p text:style-name="P52">&lt;/s:sequence&gt;</text:p>
      <text:p text:style-name="P52">&lt;s:anyAttribute<text:span text:style-name="T45"> </text:span>/&gt;</text:p>
      <text:p text:style-name="P52">&lt;/s:complexType&gt;</text:p>
      <text:p text:style-name="P52">&lt;s:element<text:span text:style-name="T45"> </text:span>name="ResultadoDetalleExtendido"&gt;</text:p>
      <text:p text:style-name="P52">&lt;s:complexType&gt;</text:p>
      <text:p text:style-name="P52">&lt;s:sequence&gt;</text:p>
      <text:p text:style-name="P52">&lt;s:element<text:span text:style-name="T45"> </text:span>minOccurs="0"<text:span text:style-name="T45"> </text:span>maxOccurs="1"<text:span text:style-name="T45"> </text:span>name="ResultadoExtendido"<text:span text:style-name="T45"> </text:span>type="tns:SeguimientoExtendido"<text:span text:style-name="T45"> </text:span>/&gt;</text:p>
      <text:p text:style-name="P52">&lt;/s:sequence&gt;</text:p>
      <text:p text:style-name="P52">&lt;/s:complexType&gt;</text:p>
      <text:p text:style-name="P52">&lt;/s:element&gt;</text:p>
      <text:p text:style-name="P52">&lt;s:complexType<text:span text:style-name="T45"> </text:span>name="SeguimientoExtendido"&gt;</text:p>
      <text:p text:style-name="P52">&lt;s:sequence&gt;</text:p>
      <text:p text:style-name="P51"><text:span text:style-name="T9">&lt;s:element</text:span><text:span text:style-name="T13"> </text:span><text:span text:style-name="T9">minOccurs="1"</text:span><text:span text:style-name="T13"> </text:span><text:span text:style-name="T9">maxOccurs="1"</text:span><text:span text:style-name="T13"> </text:span><text:span text:style-name="T9">name="id</text:span><text:span text:style-name="T12">Usuario"</text:span><text:span text:style-name="T13"> </text:span><text:span text:style-name="T9">type="s:string"</text:span><text:span text:style-name="T13"> </text:span><text:span text:style-name="T9">/&gt;</text:span></text:p>
      <text:p text:style-name="P52">&lt;s:element<text:span text:style-name="T45"> </text:span>minOccurs="1"<text:span text:style-name="T45"> </text:span>maxOccurs="1"<text:span text:style-name="T45"> </text:span>name="idContenidoLMS"<text:span text:style-name="T45"> </text:span>type="s:string"<text:span text:style-name="T45"> </text:span>/&gt;</text:p>
      <text:p text:style-name="P52">&lt;s:element<text:span text:style-name="T45"> </text:span>minOccurs="1"<text:span text:style-name="T45"> </text:span>maxOccurs="1"<text:span text:style-name="T45"> </text:span>name="idCentro"<text:span text:style-name="T45"> </text:span>type="s:string"<text:span text:style-name="T45"> </text:span>/&gt;</text:p>
      <text:p text:style-name="P51"><text:span text:style-name="T12">&lt;s:element</text:span><text:span text:style-name="T13"> </text:span><text:span text:style-name="T9">minOccurs="0"</text:span><text:span text:style-name="T13"> </text:span><text:span text:style-name="T9">maxOccurs="1"</text:span><text:span text:style-name="T13"> </text:span><text:span text:style-name="T9">name="idUnidad"</text:span><text:span text:style-name="T13"> </text:span><text:span text:style-name="T9">type="s:string"</text:span><text:span text:style-name="T13"> </text:span><text:span text:style-name="T9">/&gt;</text:span></text:p>
      <text:p text:style-name="P52">&lt;s:element<text:span text:style-name="T45"> </text:span>minOccurs="0"<text:span text:style-name="T45"> </text:span>maxOccurs="1"<text:span text:style-name="T45"> </text:span>name="UnidadTitulo"<text:span text:style-name="T45"> </text:span>type="s:string"<text:span text:style-name="T45"> </text:span>/&gt;</text:p>
      <text:p text:style-name="P52">&lt;s:element<text:span text:style-name="T45"> </text:span>minOccurs="0"<text:span text:style-name="T45"> </text:span>maxOccurs="1"<text:span text:style-name="T45"> </text:span>name="UnidadOrden"<text:span text:style-name="T45"> </text:span>type="s:long"<text:span text:style-name="T45"> </text:span>/&gt;</text:p>
      <text:p text:style-name="P52">&lt;s:element<text:span text:style-name="T45"> </text:span>minOccurs="0"<text:span text:style-name="T45"> </text:span>maxOccurs="1"<text:span text:style-name="T45"> </text:span>name="idActividad"<text:span text:style-name="T45"> </text:span>type="s:string"<text:span text:style-name="T45"> </text:span>/&gt;</text:p>
      <text:p text:style-name="P52">&lt;s:element<text:span text:style-name="T45"> </text:span>minOccurs="0"<text:span text:style-name="T45"> </text:span>maxOccurs="1"<text:span text:style-name="T45"> </text:span>name="ActividadTitulo"<text:span text:style-name="T45"> </text:span>type="s:string"<text:span text:style-name="T45"> </text:span>/&gt;</text:p>
      <text:p text:style-name="P52">&lt;s:element<text:span text:style-name="T45"> </text:span>minOccurs="0"<text:span text:style-name="T45"> </text:span>maxOccurs="1"<text:span text:style-name="T45"> </text:span>name="ActividadOrden"<text:span text:style-name="T45"> </text:span>type="s:long"<text:span text:style-name="T45"> </text:span>/&gt;</text:p>
      <text:p text:style-name="P52">&lt;s:element minOccurs="0" maxOccurs="1" name="ForzarGuardar" type="tns:TipoForzarGuardar" /&gt;</text:p>
      <text:p text:style-name="P52">&lt;s:element<text:span text:style-name="T45"> </text:span>minOccurs="0"<text:span text:style-name="T45"> </text:span>maxOccurs="1"<text:span text:style-name="T45"> </text:span>name="Resultado"<text:span text:style-name="T45"> </text:span>type="tns:Resultado"<text:span text:style-name="T45"> </text:span>/&gt;</text:p>
      <text:p text:style-name="P52">&lt;s:element<text:span text:style-name="T45"> </text:span>minOccurs="0"<text:span text:style-name="T45"> </text:span>maxOccurs="1"<text:span text:style-name="T45"> </text:span>name="Detalles"<text:span text:style-name="T45"> </text:span>type="tns:ArrayOfDetalleResultado"<text:span text:style-name="T45"> </text:span>/&gt;</text:p>
      <text:p text:style-name="P52">&lt;s:element<text:span text:style-name="T45"> </text:span>minOccurs="0"<text:span text:style-name="T45"> </text:span>maxOccurs="1"<text:span text:style-name="T45"> </text:span>default="100"<text:span text:style-name="T45"> </text:span>name="SumaPesos"<text:span text:style-name="T45"> </text:span>type="s:long"<text:span text:style-name="T45"> </text:span>/&gt;</text:p>
      <text:p text:style-name="P52">&lt;/s:sequence&gt;</text:p>
      <text:p text:style-name="P52">&lt;/s:complexType&gt;</text:p>
      <text:p text:style-name="P54">&lt;s:simpleType name="TipoForzarGuardar"&gt; </text:p>
      <text:p text:style-name="P54"><text:soft-page-break/>&lt;s:restriction base="s:int"&gt; </text:p>
      <text:p text:style-name="P54">&lt;s:enumeration value="0"/&gt; </text:p>
      <text:p text:style-name="P54">&lt;s:enumeration value="1"/&gt; </text:p>
      <text:p text:style-name="P54">&lt;s:restriction&gt; </text:p>
      <text:p text:style-name="P54">&lt;/s:simpleType&gt;</text:p>
      <text:p text:style-name="P52">&lt;s:complexType<text:span text:style-name="T45"> </text:span>name="Resultado"&gt;</text:p>
      <text:p text:style-name="P52">&lt;s:sequence&gt;</text:p>
      <text:p text:style-name="P52">&lt;s:element<text:span text:style-name="T45"> </text:span>minOccurs="0"<text:span text:style-name="T45"> </text:span>maxOccurs="1"<text:span text:style-name="T45"> </text:span>name="FechaHoraInicio"<text:span text:style-name="T45"> </text:span>type="s:long"<text:span text:style-name="T45"> </text:span>/&gt;</text:p>
      <text:p text:style-name="P52">&lt;s:element<text:span text:style-name="T45"> </text:span>minOccurs="0"<text:span text:style-name="T45"> </text:span>maxOccurs="1"<text:span text:style-name="T45"> </text:span>name="Duracion"<text:span text:style-name="T45"> </text:span>type="s:long"<text:span text:style-name="T45"> </text:span>/&gt;</text:p>
      <text:p text:style-name="P52">&lt;s:element<text:span text:style-name="T45"> </text:span>minOccurs="0"<text:span text:style-name="T45"> </text:span>maxOccurs="1"<text:span text:style-name="T45"> </text:span>name="MaxDuracion"<text:span text:style-name="T45"> </text:span>type="s:long"<text:span text:style-name="T45"> </text:span>/&gt;</text:p>
      <text:p text:style-name="P52">&lt;s:element<text:span text:style-name="T45"> </text:span>minOccurs="0"<text:span text:style-name="T45"> </text:span>maxOccurs="1"<text:span text:style-name="T45"> </text:span>default="0"<text:span text:style-name="T45"> </text:span>name="MinCalificacion"<text:span text:style-name="T45"> </text:span>type="s:double"<text:span text:style-name="T45"> </text:span>/&gt;</text:p>
      <text:p text:style-name="P52">&lt;s:element<text:span text:style-name="T45"> </text:span>minOccurs="0"<text:span text:style-name="T45"> </text:span>maxOccurs="1"<text:span text:style-name="T45"> </text:span>name="Calificacion"<text:span text:style-name="T45"> </text:span>type="s:double"<text:span text:style-name="T45"> </text:span>/&gt;</text:p>
      <text:p text:style-name="P52">&lt;s:element<text:span text:style-name="T45"> </text:span>minOccurs="0"<text:span text:style-name="T45"> </text:span>maxOccurs="1"<text:span text:style-name="T45"> </text:span>default="100"<text:span text:style-name="T45"> </text:span>name="MaxCalificacion"<text:span text:style-name="T45"> </text:span>type="s:double"<text:span text:style-name="T45"> </text:span>/&gt;</text:p>
      <text:p text:style-name="P52">&lt;s:element<text:span text:style-name="T45"> </text:span>minOccurs="0"<text:span text:style-name="T45"> </text:span>maxOccurs="1"<text:span text:style-name="T45"> </text:span>default="1"<text:span text:style-name="T45"> </text:span>name="Intentos"<text:span text:style-name="T45"> </text:span>type="s:int"<text:span text:style-name="T45"> </text:span>/&gt;</text:p>
      <text:p text:style-name="P52">&lt;s:element<text:span text:style-name="T45"> </text:span>minOccurs="0"<text:span text:style-name="T45"> </text:span>maxOccurs="1"<text:span text:style-name="T45"> </text:span>default="1"<text:span text:style-name="T45"> </text:span>name="MaxIntentos"<text:span text:style-name="T45"> </text:span>type="s:int"<text:span text:style-name="T45"> </text:span>/&gt;</text:p>
      <text:p text:style-name="P52">&lt;s:element<text:span text:style-name="T45"> </text:span>minOccurs="0"<text:span text:style-name="T45"> </text:span>maxOccurs="1"<text:span text:style-name="T45"> </text:span>default="FINALIZADO"<text:span text:style-name="T45"> </text:span>name="Estado"<text:span text:style-name="T45"> </text:span>type="tns:TipoEstado"<text:span text:style-name="T45"> </text:span>/&gt;</text:p>
      <text:p text:style-name="P52">&lt;s:element<text:span text:style-name="T45"> </text:span>minOccurs="0"<text:span text:style-name="T45"> </text:span>maxOccurs="1"<text:span text:style-name="T45"> </text:span>name="Observaciones"<text:span text:style-name="T45"> </text:span>type="s:string"<text:span text:style-name="T45"> </text:span>/&gt;</text:p>
      <text:p text:style-name="P52">&lt;s:element<text:span text:style-name="T45"> </text:span>minOccurs="0"<text:span text:style-name="T45"> </text:span>maxOccurs="1"<text:span text:style-name="T45"> </text:span>name="URLVerResultados"<text:span text:style-name="T45"> </text:span>type="s:string"<text:span text:style-name="T45"> </text:span>/&gt;</text:p>
      <text:p text:style-name="P52">&lt;/s:sequence&gt;</text:p>
      <text:p text:style-name="P52">&lt;/s:complexType&gt;</text:p>
      <text:p text:style-name="P52">&lt;s:simpleType<text:span text:style-name="T45"> </text:span>name="TipoEstado"&gt;</text:p>
      <text:p text:style-name="P52">&lt;s:restriction<text:span text:style-name="T45"> </text:span>base="s:string"&gt;</text:p>
      <text:p text:style-name="P52">&lt;s:enumeration<text:span text:style-name="T45"> </text:span>value="NO_INICIADO"<text:span text:style-name="T45"> </text:span>/&gt;</text:p>
      <text:p text:style-name="P52">&lt;s:enumeration<text:span text:style-name="T45"> </text:span>value="INCOMPLETO"<text:span text:style-name="T45"> </text:span>/&gt;</text:p>
      <text:p text:style-name="P52">&lt;s:enumeration<text:span text:style-name="T45"> </text:span>value="FINALIZADO"<text:span text:style-name="T45"> </text:span>/&gt;</text:p>
      <text:p text:style-name="P51"><text:span text:style-name="T12">&lt;s:enumeration</text:span><text:span text:style-name="T13"> </text:span><text:span text:style-name="T9">value="</text:span><text:span text:style-name="T12">POR_CORREGIR"</text:span><text:span text:style-name="T13"> </text:span><text:span text:style-name="T9">/&gt;</text:span></text:p>
      <text:p text:style-name="P51"><text:span text:style-name="T9">&lt;s:enumeration</text:span><text:span text:style-name="T13"> </text:span><text:span text:style-name="T9">value="</text:span><text:span text:style-name="T12">CORREGIDO"</text:span><text:span text:style-name="T13"> </text:span><text:span text:style-name="T9">/&gt;</text:span></text:p>
      <text:p text:style-name="P53">&lt;/s:restriction&gt;</text:p>
      <text:p text:style-name="P53">&lt;/s:simpleType&gt;</text:p>
      <text:p text:style-name="P52"><text:span text:style-name="T46">&lt;s:simpleType</text:span><text:span text:style-name="T45"> </text:span>name="TipoDetalle"&gt;</text:p>
      <text:p text:style-name="P52">&lt;s:restriction<text:span text:style-name="T45"> </text:span>base="s:string"&gt;</text:p>
      <text:p text:style-name="P52">&lt;s:enumeration<text:span text:style-name="T45"> </text:span>value="PREGUNTA"<text:span text:style-name="T45"> </text:span>/&gt;</text:p>
      <text:p text:style-name="P52">&lt;s:enumeration<text:span text:style-name="T45"> </text:span>value="COMPETENCIA"<text:span text:style-name="T45"> </text:span>/&gt;</text:p>
      <text:p text:style-name="P52">&lt;/s:restriction&gt;</text:p>
      <text:p text:style-name="P52">&lt;/s:simpleType&gt;</text:p>
      <text:p text:style-name="P52">&lt;s:complexType<text:span text:style-name="T45"> </text:span>name="ArrayOfDetalleResultado"&gt;</text:p>
      <text:p text:style-name="P52">&lt;s:sequence&gt;</text:p>
      <text:p text:style-name="P52">&lt;s:element<text:span text:style-name="T45"> </text:span>minOccurs="0"<text:span text:style-name="T45"> </text:span>maxOccurs="unbounded"<text:span text:style-name="T45"> </text:span>name="DetalleResultado"<text:span text:style-name="T45"> </text:span>nillable="true"<text:span text:style-name="T45"> </text:span>type="tns:DetalleResultado"<text:span text:style-name="T45"> </text:span>/&gt;</text:p>
      <text:p text:style-name="P52">&lt;/s:sequence&gt;</text:p>
      <text:p text:style-name="P52">&lt;/s:complexType&gt;</text:p>
      <text:p text:style-name="P52">&lt;s:complexType<text:span text:style-name="T45"> </text:span>name="DetalleResultado"&gt;</text:p>
      <text:p text:style-name="P52">&lt;s:sequence&gt;</text:p>
      <text:p text:style-name="P52">&lt;s:element<text:span text:style-name="T45"> </text:span>minOccurs="1"<text:span text:style-name="T45"> </text:span>maxOccurs="1"<text:span text:style-name="T45"> </text:span>name="IdDetalle"<text:span text:style-name="T45"> </text:span>type="s:string"<text:span text:style-name="T45"> </text:span>/&gt;</text:p>
      <text:p text:style-name="P52">&lt;s:element<text:span text:style-name="T45"> </text:span>minOccurs="0"<text:span text:style-name="T45"> </text:span>maxOccurs="1"<text:span text:style-name="T45"> </text:span>name="IdTipoDetalle"<text:span text:style-name="T45"> </text:span>type="tns:TipoDetalle"<text:span text:style-name="T45"> </text:span>/&gt;</text:p>
      <text:p text:style-name="P52">&lt;s:element<text:span text:style-name="T45"> </text:span>minOccurs="0"<text:span text:style-name="T45"> </text:span>maxOccurs="1"<text:span text:style-name="T45"> </text:span>name="Descripcion"<text:span text:style-name="T45"> </text:span>type="s:string"<text:span text:style-name="T45"> </text:span>/&gt;</text:p>
      <text:p text:style-name="P52">&lt;s:element<text:span text:style-name="T45"> </text:span>minOccurs="0"<text:span text:style-name="T45"> </text:span>maxOccurs="1"<text:span text:style-name="T45"> </text:span>name="FechaHoraInicio"<text:span text:style-name="T45"> </text:span>type="s:long"<text:span text:style-name="T45"> </text:span>/&gt;</text:p>
      <text:p text:style-name="P52">&lt;s:element<text:span text:style-name="T45"> </text:span>minOccurs="0"<text:span text:style-name="T45"> </text:span>maxOccurs="1"<text:span text:style-name="T45"> </text:span>name="Duracion"<text:span text:style-name="T45"> </text:span>type="s:long"<text:span text:style-name="T45"> </text:span>/&gt;</text:p>
      <text:p text:style-name="P52">&lt;s:element<text:span text:style-name="T45"> </text:span>minOccurs="0"<text:span text:style-name="T45"> </text:span>maxOccurs="1"<text:span text:style-name="T45"> </text:span>name="MaxDuracion"<text:span text:style-name="T45"> </text:span>type="s:long"<text:span text:style-name="T45"> </text:span>/&gt;</text:p>
      <text:p text:style-name="P52">&lt;s:element<text:span text:style-name="T45"> </text:span>minOccurs="0"<text:span text:style-name="T45"> </text:span>maxOccurs="1"<text:span text:style-name="T45"> </text:span>name="MinCalificacion"<text:span text:style-name="T45"> </text:span>type="s:double"<text:span text:style-name="T45"> </text:span>/&gt;</text:p>
      <text:p text:style-name="P52">&lt;s:element<text:span text:style-name="T45"> </text:span>minOccurs="1"<text:span text:style-name="T45"> </text:span>maxOccurs="1"<text:span text:style-name="T45"> </text:span>name="Calificacion"<text:span text:style-name="T45"> </text:span>type="s:double"<text:span text:style-name="T45"> </text:span>/&gt;</text:p>
      <text:p text:style-name="P52">&lt;s:element<text:span text:style-name="T45"> </text:span>minOccurs="0"<text:span text:style-name="T45"> </text:span>maxOccurs="1"<text:span text:style-name="T45"> </text:span>name="MaxCalificacion"<text:span text:style-name="T45"> </text:span>type="s:double"<text:span text:style-name="T45"> </text:span>/&gt;</text:p>
      <text:p text:style-name="P52">&lt;s:element<text:span text:style-name="T45"> </text:span>minOccurs="0"<text:span text:style-name="T45"> </text:span>maxOccurs="1"<text:span text:style-name="T45"> </text:span>name="Intentos"<text:span text:style-name="T45"> </text:span>type="s:int"<text:span text:style-name="T45"> </text:span>/&gt;</text:p>
      <text:p text:style-name="P52">&lt;s:element<text:span text:style-name="T45"> </text:span>minOccurs="0"<text:span text:style-name="T45"> </text:span>maxOccurs="1"<text:span text:style-name="T45"> </text:span>name="MaxIntentos"<text:span text:style-name="T45"> </text:span>type="s:int"<text:span text:style-name="T45"> </text:span>/&gt;</text:p>
      <text:p text:style-name="P52">&lt;s:element<text:span text:style-name="T45"> </text:span>minOccurs="0"<text:span text:style-name="T45"> </text:span>maxOccurs="1"<text:span text:style-name="T45"> </text:span>default="1"<text:span text:style-name="T45"> </text:span>name="Peso"<text:span text:style-name="T45"> </text:span>type="s:int"<text:span text:style-name="T45"> </text:span>/&gt;</text:p>
      <text:p text:style-name="P52">&lt;s:element<text:span text:style-name="T45"> </text:span>minOccurs="0"<text:span text:style-name="T45"> </text:span>maxOccurs="1"<text:span text:style-name="T45"> </text:span>name="URLVerResultados"<text:span text:style-name="T45"> </text:span>type="s:string"<text:span text:style-name="T45"> </text:span>/&gt;</text:p>
      <text:p text:style-name="P52">&lt;/s:sequence&gt;</text:p>
      <text:p text:style-name="P52">&lt;/s:complexType&gt;</text:p>
      <text:p text:style-name="P52"><text:soft-page-break/>&lt;s:element<text:span text:style-name="T45"> </text:span>name="ResultadoDetalleExtendidoResponse"&gt;</text:p>
      <text:p text:style-name="P52">&lt;s:complexType&gt;</text:p>
      <text:p text:style-name="P52">&lt;s:sequence&gt;</text:p>
      <text:p text:style-name="P52">&lt;s:element<text:span text:style-name="T45"> </text:span>minOccurs="0"<text:span text:style-name="T45"> </text:span>maxOccurs="1"<text:span text:style-name="T45"> </text:span>name="ResultadoDetalleExtendidoResult"<text:span text:style-name="T45"> </text:span>ype="tns:RespuestaResultadoExtendido"<text:span text:style-name="T45"> </text:span>/&gt;</text:p>
      <text:p text:style-name="P52">&lt;/s:sequence&gt;</text:p>
      <text:p text:style-name="P52">&lt;/s:complexType&gt;</text:p>
      <text:p text:style-name="P52">&lt;/s:element&gt;</text:p>
      <text:p text:style-name="P52">&lt;s:complexType<text:span text:style-name="T45"> </text:span>name="RespuestaResultadoExtendido"&gt;</text:p>
      <text:p text:style-name="P52">&lt;s:sequence&gt;</text:p>
      <text:p text:style-name="P52">&lt;s:element<text:span text:style-name="T45"> </text:span>minOccurs="1"<text:span text:style-name="T45"> </text:span>maxOccurs="1"<text:span text:style-name="T45"> </text:span>name="Resultado"<text:span text:style-name="T45"> </text:span>type="tns:TipoResultado"<text:span text:style-name="T45"> </text:span>/&gt;</text:p>
      <text:p text:style-name="P52">&lt;s:element<text:span text:style-name="T45"> </text:span>minOccurs="0"<text:span text:style-name="T45"> </text:span>maxOccurs="1"<text:span text:style-name="T45"> </text:span>name="DetalleError"<text:span text:style-name="T45"> </text:span>type="tns:TipoDetalleError"<text:span text:style-name="T45"> </text:span>/&gt;</text:p>
      <text:p text:style-name="P52">&lt;/s:sequence&gt;</text:p>
      <text:p text:style-name="P52">&lt;/s:complexType&gt;</text:p>
      <text:p text:style-name="P52">&lt;s:simpleType<text:span text:style-name="T45"> </text:span>name="TipoResultado"&gt;</text:p>
      <text:p text:style-name="P52">&lt;s:restriction<text:span text:style-name="T45"> </text:span>base="s:string"&gt;</text:p>
      <text:p text:style-name="P52">&lt;s:enumeration<text:span text:style-name="T45"> </text:span>value="OK"<text:span text:style-name="T45"> </text:span>/&gt;</text:p>
      <text:p text:style-name="P52">&lt;s:enumeration<text:span text:style-name="T45"> </text:span>value="KO"<text:span text:style-name="T45"> </text:span>/&gt;</text:p>
      <text:p text:style-name="P52">&lt;/s:restriction&gt;</text:p>
      <text:p text:style-name="P52">&lt;/s:simpleType&gt;</text:p>
      <text:p text:style-name="P52">&lt;s:complexType<text:span text:style-name="T45"> </text:span>name="TipoDetalleError"&gt;</text:p>
      <text:p text:style-name="P53">&lt;s:sequence&gt;</text:p>
      <text:p text:style-name="P51"><text:span text:style-name="T12">&lt;s:element</text:span><text:span text:style-name="T13"> </text:span><text:span text:style-name="T9">minOccurs="1"</text:span><text:span text:style-name="T13"> </text:span><text:span text:style-name="T9">maxOccurs="1"</text:span><text:span text:style-name="T13"> </text:span><text:span text:style-name="T9">name="</text:span><text:span text:style-name="T12">Código"</text:span><text:span text:style-name="T13"> </text:span><text:span text:style-name="T9">type="s:string"</text:span><text:span text:style-name="T13"> </text:span><text:span text:style-name="T9">/&gt;</text:span></text:p>
      <text:p text:style-name="P52">&lt;s:element<text:span text:style-name="T45"> </text:span>minOccurs="1"<text:span text:style-name="T45"> </text:span>maxOccurs="1"<text:span text:style-name="T45"> </text:span>name="Descripcion"<text:span text:style-name="T45"> </text:span>type="s:string"<text:span text:style-name="T45"> </text:span>/&gt;</text:p>
      <text:p text:style-name="P52">&lt;s:element<text:span text:style-name="T45"> </text:span>minOccurs="1"<text:span text:style-name="T45"> </text:span>maxOccurs="1"<text:span text:style-name="T45"> </text:span>name="Observaciones"<text:span text:style-name="T45"> </text:span>type="s:string"<text:span text:style-name="T45"> </text:span>/&gt;</text:p>
      <text:p text:style-name="P52">&lt;/s:sequence&gt;</text:p>
      <text:p text:style-name="P52">&lt;/s:complexType&gt;</text:p>
      <text:p text:style-name="P52">&lt;/s:schema&gt;</text:p>
      <text:p text:style-name="P53">&lt;/wsdl:types&gt;</text:p>
      <text:p text:style-name="P52"><text:span text:style-name="T46">&lt;wsdl:message</text:span><text:span text:style-name="T45"> </text:span>name="ResultadoDetalleExtendidoWSEAuthenticateHeader"&gt;</text:p>
      <text:p text:style-name="P52">&lt;wsdl:part<text:span text:style-name="T45"> </text:span>name="WSEAuthenticateHeader"<text:span text:style-name="T45"> </text:span>element="tns:WSEAuthenticateHeader"<text:span text:style-name="T45"> </text:span>/&gt;</text:p>
      <text:p text:style-name="P52">&lt;/wsdl:message&gt;</text:p>
      <text:p text:style-name="P52">&lt;wsdl:message<text:span text:style-name="T45"> </text:span>name="ResultadoDetalleExtendidoSoapIn"&gt;</text:p>
      <text:p text:style-name="P52">&lt;wsdl:part<text:span text:style-name="T45"> </text:span>name="parameters"<text:span text:style-name="T45"> </text:span>element="tns:ResultadoDetalleExtendido"<text:span text:style-name="T45"> </text:span>/&gt;</text:p>
      <text:p text:style-name="P52">&lt;/wsdl:message&gt;</text:p>
      <text:p text:style-name="P52">&lt;wsdl:message<text:span text:style-name="T45"> </text:span>name="ResultadoDetalleExtendidoSoapOut"&gt;</text:p>
      <text:p text:style-name="P52">&lt;wsdl:part<text:span text:style-name="T45"> </text:span>name="parameters"<text:span text:style-name="T45"> </text:span>element="tns:ResultadoDetalleExtendidoResponse"<text:span text:style-name="T45"> </text:span>/&gt;</text:p>
      <text:p text:style-name="P52">&lt;/wsdl:message&gt;</text:p>
      <text:p text:style-name="P52">&lt;wsdl:portType<text:span text:style-name="T45"> </text:span>name="SeguimientoSoap"&gt;</text:p>
      <text:p text:style-name="P52">&lt;wsdl:operation<text:span text:style-name="T45"> </text:span>name="ResultadoDetalleExtendido"&gt;</text:p>
      <text:p text:style-name="P52">&lt;wsdl:input<text:span text:style-name="T45"> </text:span>message="tns:ResultadoDetalleExtendidoSoapIn"<text:span text:style-name="T45"> </text:span>/&gt;</text:p>
      <text:p text:style-name="P52">&lt;wsdl:output<text:span text:style-name="T45"> </text:span>message="tns:ResultadoDetalleExtendidoSoapOut"<text:span text:style-name="T45"> </text:span>/&gt;</text:p>
      <text:p text:style-name="P52">&lt;/wsdl:operation&gt;</text:p>
      <text:p text:style-name="P52">&lt;/wsdl:portType&gt;</text:p>
      <text:p text:style-name="P52">&lt;wsdl:binding<text:span text:style-name="T45"> </text:span>name="SeguimientoSoap"<text:span text:style-name="T45"> </text:span>type="tns:SeguimientoSoap"&gt;</text:p>
      <text:p text:style-name="P52">&lt;soap:binding<text:span text:style-name="T45"> </text:span>transport="http://schemas.xmlsoap.org/soap/http"<text:span text:style-name="T45"> </text:span>/&gt;</text:p>
      <text:p text:style-name="P52">&lt;wsdl:operation<text:span text:style-name="T45"> </text:span>name="ResultadoDetalleExtendido"&gt;</text:p>
      <text:p text:style-name="P52">&lt;soap:operation<text:span text:style-name="T45"> </text:span>soapAction="http://educacio.gencat.cat/agora/seguimiento/ResultadoDetalleExtendido"<text:span text:style-name="T45"> </text:span>style="document"<text:span text:style-name="T45"> </text:span>/&gt;</text:p>
      <text:p text:style-name="P52">&lt;wsdl:input&gt;</text:p>
      <text:p text:style-name="P52">&lt;soap:body<text:span text:style-name="T45"> </text:span>use="literal"<text:span text:style-name="T45"> </text:span>/&gt;</text:p>
      <text:p text:style-name="P52">&lt;soap:header<text:span text:style-name="T45"> </text:span>message="tns:ResultadoDetalleExtendidoWSEAuthenticateHeader"<text:span text:style-name="T45"> </text:span>part="WSEAuthenticateHeader"<text:span text:style-name="T45"> </text:span>use="literal"<text:span text:style-name="T45"> </text:span>/&gt;</text:p>
      <text:p text:style-name="P52">&lt;/wsdl:input&gt;</text:p>
      <text:p text:style-name="P52">&lt;wsdl:output&gt;</text:p>
      <text:p text:style-name="P52">&lt;soap:body<text:span text:style-name="T45"> </text:span>use="literal"<text:span text:style-name="T45"> </text:span>/&gt;</text:p>
      <text:p text:style-name="P52">&lt;/wsdl:output&gt;</text:p>
      <text:p text:style-name="P52">&lt;/wsdl:operation&gt;</text:p>
      <text:p text:style-name="P52">&lt;/wsdl:binding&gt;</text:p>
      <text:p text:style-name="P52">&lt;wsdl:binding<text:span text:style-name="T45"> </text:span>name="SeguimientoSoap12"<text:span text:style-name="T45"> </text:span>type="tns:SeguimientoSoap"&gt;</text:p>
      <text:p text:style-name="P52">&lt;soap12:binding<text:span text:style-name="T45"> </text:span>transport="http://schemas.xmlsoap.org/soap/http"<text:span text:style-name="T45"> </text:span>/&gt;</text:p>
      <text:p text:style-name="P52"><text:soft-page-break/>&lt;wsdl:operation<text:span text:style-name="T45"> </text:span>name="ResultadoDetalleExtendido"&gt;</text:p>
      <text:p text:style-name="P52">&lt;soap12:operation<text:span text:style-name="T45"> </text:span>soapAction="http://educacio.gencat.cat/agora/seguimiento/ResultadoDetalleExtendido"<text:span text:style-name="T45"> </text:span>style="document"<text:span text:style-name="T45"> </text:span>/&gt;</text:p>
      <text:p text:style-name="P52">&lt;wsdl:input&gt;</text:p>
      <text:p text:style-name="P52">&lt;soap12:body<text:span text:style-name="T45"> </text:span>use="literal"<text:span text:style-name="T45"> </text:span>/&gt;</text:p>
      <text:p text:style-name="P52">&lt;soap12:header<text:span text:style-name="T45"> </text:span>message="tns:ResultadoDetalleExtendidoWSEAuthenticateHeader"<text:span text:style-name="T45"> </text:span>part="WSEAuthenticateHeader"<text:span text:style-name="T45"> </text:span>use="literal"<text:span text:style-name="T45"> </text:span>/&gt;</text:p>
      <text:p text:style-name="P52">&lt;/wsdl:input&gt;</text:p>
      <text:p text:style-name="P52">&lt;wsdl:output&gt;</text:p>
      <text:p text:style-name="P52">&lt;soap12:body<text:span text:style-name="T45"> </text:span>use="literal"<text:span text:style-name="T45"> </text:span>/&gt;</text:p>
      <text:p text:style-name="P52">&lt;/wsdl:output&gt;</text:p>
      <text:p text:style-name="P52">&lt;/wsdl:operation&gt;</text:p>
      <text:p text:style-name="P52">&lt;/wsdl:binding&gt;</text:p>
      <text:p text:style-name="P52">&lt;wsdl:service<text:span text:style-name="T45"> </text:span>name="Seguimiento"&gt;</text:p>
      <text:p text:style-name="P52">&lt;wsdl:port<text:span text:style-name="T45"> </text:span>name="SeguimientoSoap"<text:span text:style-name="T45"> </text:span>binding="tns:SeguimientoSoap"&gt;</text:p>
      <text:p text:style-name="P51"><text:span text:style-name="T9">&lt;soap:address</text:span><text:span text:style-name="T13"> </text:span><text:span text:style-name="T9">location="http://localhost/TAC/</text:span><text:span text:style-name="T12">Marsupial/mod/rcontent/WebServices/WsSeguimiento/wsSeguimiento.php"</text:span><text:span text:style-name="T13"> </text:span><text:span text:style-name="T9">/&gt;</text:span></text:p>
      <text:p text:style-name="P52">&lt;/wsdl:port&gt;</text:p>
      <text:p text:style-name="P52">&lt;wsdl:port<text:span text:style-name="T45"> </text:span>name="SeguimientoSoap12"<text:span text:style-name="T45"> </text:span>binding="tns:SeguimientoSoap12"&gt;</text:p>
      <text:p text:style-name="P51"><text:span text:style-name="T9">&lt;soap12:address</text:span><text:span text:style-name="T13"> </text:span><text:span text:style-name="T9">location="http://localhost/TAC/</text:span><text:span text:style-name="T12">Marsupial/mod/rcontent/WebServices/WsSeguimiento/wsSeguimiento.php"</text:span><text:span text:style-name="T13"> </text:span><text:span text:style-name="T9">/&gt;</text:span></text:p>
      <text:p text:style-name="P52">&lt;/wsdl:port&gt;</text:p>
      <text:p text:style-name="P52">&lt;/wsdl:service&gt;</text:p>
      <text:p text:style-name="P50"><text:span text:style-name="T49">&lt;/wsdl:definitions&gt;</text:span><text:span text:style-name="T30"><text:tab/><text:tab/></text:span></text:p>
      <text:p text:style-name="P16"/>
      <text:p text:style-name="P12"/>
      <text:h text:style-name="P99" text:outline-level="1">IMPLEMENTACIÓN<text:span text:style-name="T1"> </text:span>DE<text:span text:style-name="T1"> </text:span>LA<text:span text:style-name="T1"> </text:span>PLATAFORMA<text:span text:style-name="T1"> </text:span>MARSUPIAL</text:h>
      <text:p text:style-name="Standard"><text:span text:style-name="T22">En</text:span><text:span text:style-name="T23"> </text:span><text:span text:style-name="T22">La</text:span><text:span text:style-name="T23"> </text:span><text:span text:style-name="T22">Farga</text:span><text:span text:style-name="T23"> del proyeto especificada en el apartado Enlaces de interés se pueden encontrar</text:span><text:span text:style-name="T22">:</text:span></text:p>
      <text:list xml:id="list1067114984" text:style-name="WW8Num4">
        <text:list-item>
          <text:p text:style-name="P89">Los<text:span text:style-name="T1"> </text:span>WSDL<text:span text:style-name="T1"> </text:span>de<text:span text:style-name="T1"> </text:span>los<text:span text:style-name="T1"> </text:span>servicios<text:span text:style-name="T1"> </text:span>webs<text:span text:style-name="T1"> </text:span>definidos<text:span text:style-name="T1"> </text:span>en<text:span text:style-name="T1"> </text:span>el<text:span text:style-name="T1"> </text:span>protocolo.</text:p>
        </text:list-item>
        <text:list-item>
          <text:p text:style-name="P89">El<text:span text:style-name="T1"> </text:span>código<text:span text:style-name="T1"> </text:span>fuente<text:span text:style-name="T1"> </text:span>de<text:span text:style-name="T1"> </text:span>una<text:span text:style-name="T1"> </text:span>implementació<text:span text:style-name="T1"> </text:span>para<text:span text:style-name="T1"> </text:span>moodle<text:span text:style-name="T1"> </text:span>1.9.9<text:span text:style-name="T1"> </text:span>y<text:span text:style-name="T1"> </text:span>Àgora-moodle<text:span text:style-name="T1"> </text:span>de<text:span text:style-name="T1"> </text:span>la<text:span text:style-name="T1"> </text:span>parte<text:span text:style-name="T1"> </text:span>del<text:span text:style-name="T1"> </text:span>EVA<text:span text:style-name="T1"> </text:span>compuesta<text:span text:style-name="T1"> </text:span>por<text:span text:style-name="T1"> 4 </text:span>módulos:<text:span text:style-name="T1"> </text:span>rcommon,<text:span text:style-name="T1"> </text:span>rscorm,<text:span text:style-name="T1"> </text:span>rcontent y<text:span text:style-name="T1"> </text:span>mybooks.</text:p>
        </text:list-item>
        <text:list-item>
          <text:p text:style-name="P89">Manual<text:span text:style-name="T1"> </text:span>de<text:span text:style-name="T1"> </text:span>usuario<text:span text:style-name="T1"> </text:span>y<text:span text:style-name="T1"> </text:span>del<text:span text:style-name="T1"> </text:span>administrador<text:span text:style-name="T1"> </text:span>para<text:span text:style-name="T1"> </text:span>la<text:span text:style-name="T1"> </text:span>implementación<text:span text:style-name="T1"> </text:span>de<text:span text:style-name="T1"> </text:span>la<text:span text:style-name="T1"> </text:span>parte<text:span text:style-name="T1"> </text:span>del<text:span text:style-name="T1"> </text:span>EVA<text:span text:style-name="T1"> </text:span>para<text:span text:style-name="T1"> </text:span>moodle<text:span text:style-name="T1"> </text:span>1.9.9<text:span text:style-name="T1"> </text:span>y<text:span text:style-name="T1"> </text:span>Àgora-moodle.</text:p>
        </text:list-item>
        <text:list-item>
          <text:p text:style-name="P89">El<text:span text:style-name="T1"> </text:span>código<text:span text:style-name="T1"> </text:span>fuente<text:span text:style-name="T1"> </text:span>de<text:span text:style-name="T1"> </text:span>una<text:span text:style-name="T1"> </text:span>implementación<text:span text:style-name="T1"> </text:span>en<text:span text:style-name="T1"> </text:span>PHP<text:span text:style-name="T1"> </text:span>de<text:span text:style-name="T1"> </text:span>la<text:span text:style-name="T1"> </text:span>parte<text:span text:style-name="T1"> </text:span>de<text:span text:style-name="T1"> </text:span>la<text:span text:style-name="T1"> </text:span>Editorial<text:span text:style-name="T1"> </text:span>que<text:span text:style-name="T1"> </text:span>se<text:span text:style-name="T1"> </text:span>llama<text:span text:style-name="T1"> </text:span>Simulador<text:span text:style-name="T1"> </text:span>Editorial<text:span text:style-name="T1"> </text:span>Marsupial<text:span text:style-name="T1"> </text:span>(MPS-<text:span text:style-name="T1"> </text:span>Marsupial<text:span text:style-name="T1"> </text:span>Publisher<text:span text:style-name="T1"> </text:span>Simulator).</text:p>
        </text:list-item>
        <text:list-item>
          <text:p text:style-name="P89">Juego<text:span text:style-name="T1"> </text:span>de<text:span text:style-name="T1"> </text:span>pruebas<text:span text:style-name="T1"> </text:span>para<text:span text:style-name="T1"> </text:span>hacer<text:span text:style-name="T1"> </text:span>pruebas<text:span text:style-name="T1"> </text:span>con<text:span text:style-name="T1"> </text:span>el<text:span text:style-name="T1"> </text:span>Simulador<text:span text:style-name="T1"> </text:span>Editorial.</text:p>
        </text:list-item>
      </text:list>
      <text:p text:style-name="P16"/>
      <text:p text:style-name="Standard"><text:span text:style-name="T22">También</text:span><text:span text:style-name="T23"> </text:span><text:span text:style-name="T22">se</text:span><text:span text:style-name="T23"> </text:span><text:span text:style-name="T22">puede</text:span><text:span text:style-name="T23"> </text:span><text:span text:style-name="T22">encontrar</text:span><text:span text:style-name="T23"> </text:span><text:span text:style-name="T22">en</text:span><text:span text:style-name="T23"> </text:span><text:span text:style-name="T22">la</text:span><text:span text:style-name="T23"> </text:span><text:span text:style-name="T22">url</text:span><text:span text:style-name="T23"> </text:span><text:a xlink:type="simple" xlink:href="http://mps-xtec.educat1x1.cat/"><text:span text:style-name="Internet_20_link"><text:span text:style-name="T22">http://mps-xtec.educat1x1.cat</text:span></text:span></text:a><text:span text:style-name="T23"> </text:span><text:span text:style-name="T22">una</text:span><text:span text:style-name="T23"> </text:span><text:span text:style-name="T22">instalación</text:span><text:span text:style-name="T23"> </text:span><text:span text:style-name="T22">del</text:span><text:span text:style-name="T23"> </text:span><text:span text:style-name="T22">Simulador</text:span><text:span text:style-name="T23"> </text:span><text:span text:style-name="T22">Editorial</text:span><text:span text:style-name="T23"> </text:span><text:span text:style-name="T22">para</text:span><text:span text:style-name="T23"> </text:span><text:span text:style-name="T22">que</text:span><text:span text:style-name="T23"> </text:span><text:span text:style-name="T22">se</text:span><text:span text:style-name="T23"> </text:span><text:span text:style-name="T22">puedan</text:span><text:span text:style-name="T23"> </text:span><text:span text:style-name="T22">hacer</text:span><text:span text:style-name="T23"> </text:span><text:span text:style-name="T22">pruebas.</text:span><text:span text:style-name="T23"> </text:span></text:p>
      <text:p text:style-name="P90"/>
      <text:p text:style-name="P16">Los<text:span text:style-name="T1"> URL </text:span>de<text:span text:style-name="T1"> </text:span>los<text:span text:style-name="T1"> </text:span>servicios<text:span text:style-name="T1"> </text:span>web<text:span text:style-name="T1"> </text:span>de<text:span text:style-name="T1"> </text:span>esta<text:span text:style-name="T1"> </text:span>instalación<text:span text:style-name="T1"> </text:span>son:</text:p>
      <text:list xml:id="list1853150082" text:style-name="WW8Num13">
        <text:list-item>
          <text:p text:style-name="P91">Estructura<text:span text:style-name="T1"> </text:span>del<text:span text:style-name="T1"> </text:span>libro:</text:p>
        </text:list-item>
      </text:list>
      <text:p text:style-name="P48"><text:a xlink:type="simple" xlink:href="http://mps-xtec.educat1x1.cat/ws/wsBooksStructure/wsBooksStructure.php?wsdl"><text:span text:style-name="Internet_20_link"><text:span text:style-name="T26">http://mps-xtec.educat1x1.cat/ws/wsBooksStructure/wsBooksStructure.php</text:span></text:span></text:a></text:p>
      <text:p text:style-name="P19"/>
      <text:list xml:id="list2114827421" text:continue-numbering="true" text:style-name="WW8Num13">
        <text:list-item>
          <text:p text:style-name="P91">Autenticación/Autoritzación:</text:p>
        </text:list-item>
      </text:list>
      <text:p text:style-name="P48"><text:a xlink:type="simple" xlink:href="http://mps-xtec.educat1x1.cat/ws/wsAuthentication/wsAuthentication.php"><text:span text:style-name="Internet_20_link"><text:span text:style-name="T26">http://mps-xtec.educat1x1.cat/ws/wsAuthentication/wsAuthentication.php</text:span></text:span></text:a></text:p>
      <text:p text:style-name="P16"/>
      <text:h text:style-name="P102" text:outline-level="2">Preguntes<text:span text:style-name="T1"> </text:span>frecuentes</text:h>
      <text:h text:style-name="P101" text:outline-level="3">Sobre<text:span text:style-name="T1"> </text:span>la<text:span text:style-name="T1"> </text:span>codificación</text:h>
      <text:list xml:id="list322486788" text:style-name="WW8Num30">
        <text:list-item>
          <text:p text:style-name="P92">¿Qué<text:span text:style-name="T1"> </text:span>codificación<text:span text:style-name="T1"> </text:span>deben<text:span text:style-name="T1"> </text:span>seguir<text:span text:style-name="T1"> </text:span>los<text:span text:style-name="T1"> </text:span>servicios<text:span text:style-name="T1"> </text:span>web<text:span text:style-name="T1"> </text:span>y<text:span text:style-name="T1"> </text:span>los<text:span text:style-name="T1"> </text:span>contenidos?<text:span text:style-name="T1"> </text:span></text:p>
        </text:list-item>
      </text:list>
      <text:p text:style-name="P45">UTF-8</text:p>
      <text:h text:style-name="P101" text:outline-level="3">Sobre<text:span text:style-name="T1"> </text:span>el<text:span text:style-name="T1"> </text:span>acceso<text:span text:style-name="T1"> </text:span>a<text:span text:style-name="T1"> </text:span>los<text:span text:style-name="T1"> </text:span>contenidos</text:h>
      <text:list xml:id="list690067422" text:continue-numbering="true" text:style-name="WW8Num30">
        <text:list-item>
          <text:p text:style-name="P92">Si<text:span text:style-name="T1"> </text:span>se<text:span text:style-name="T1"> </text:span>ha<text:span text:style-name="T1"> </text:span>puesto<text:span text:style-name="T1"> </text:span>el<text:span text:style-name="T1"> </text:span>enlace<text:span text:style-name="T1"> </text:span>en<text:span text:style-name="T1"> </text:span>el<text:span text:style-name="T1"> </text:span>EVA<text:span text:style-name="T1"> </text:span>a<text:span text:style-name="T1"> </text:span>nivel<text:span text:style-name="T1"> </text:span>de<text:span text:style-name="T1"> </text:span>libro,<text:span text:style-name="T1"> </text:span>¿a<text:span text:style-name="T1"> </text:span>qué<text:span text:style-name="T1"> </text:span>contenidos<text:span text:style-name="T1"> </text:span>se<text:span text:style-name="T1"> </text:span>puede<text:span text:style-name="T1"> </text:span>acceder<text:span text:style-name="T1"> </text:span>desde<text:span text:style-name="T1"> </text:span>dicho<text:span text:style-name="T1"> </text:span>enlace?<text:span text:style-name="T1"> </text:span></text:p>
        </text:list-item>
      </text:list>
      <text:p text:style-name="P45">Desde<text:span text:style-name="T1"> </text:span>el<text:span text:style-name="T1"> </text:span>enlace<text:span text:style-name="T1"> </text:span>en<text:span text:style-name="T1"> </text:span>el<text:span text:style-name="T1"> </text:span>EVA,<text:span text:style-name="T1"> </text:span>el<text:span text:style-name="T1"> </text:span>usuario<text:span text:style-name="T1"> </text:span>puede<text:span text:style-name="T1"> </text:span>acceder<text:span text:style-name="T1"> </text:span>a<text:span text:style-name="T1"> </text:span>cualquier<text:span text:style-name="T1"> </text:span>contenido<text:span text:style-name="T1"> </text:span>de<text:span text:style-name="T1"> </text:span>dicho<text:span text:style-name="T1"> </text:span>libro,<text:span text:style-name="T1"> </text:span>y<text:span text:style-name="T1"> </text:span>a<text:span text:style-name="T1"> </text:span>todas<text:span text:style-name="T1"> </text:span>sus<text:span text:style-name="T1"> </text:span>unidades<text:span text:style-name="T1"> </text:span>y<text:span text:style-name="T1"> </text:span>actividades,<text:span text:style-name="T1"> </text:span>si<text:span text:style-name="T1"> </text:span>tiene.</text:p>
      <text:p text:style-name="P45"/>
      <text:list xml:id="list1125721195" text:continue-numbering="true" text:style-name="WW8Num30">
        <text:list-item>
          <text:p text:style-name="P92">Si<text:span text:style-name="T1"> </text:span>se<text:span text:style-name="T1"> </text:span>ha<text:span text:style-name="T1"> </text:span>puesto<text:span text:style-name="T1"> </text:span>el<text:span text:style-name="T1"> </text:span>enlace<text:span text:style-name="T1"> </text:span>en<text:span text:style-name="T1"> </text:span>el<text:span text:style-name="T1"> </text:span>EVA<text:span text:style-name="T1"> </text:span>a<text:span text:style-name="T1"> </text:span>nivel<text:span text:style-name="T1"> </text:span>de<text:span text:style-name="T1"> </text:span>unidad,<text:span text:style-name="T1"> </text:span>¿a<text:span text:style-name="T1"> </text:span>qué<text:span text:style-name="T1"> </text:span>contenidos<text:span text:style-name="T1"> </text:span>se<text:span text:style-name="T1"> </text:span>puede<text:span text:style-name="T1"> </text:span>acceder<text:span text:style-name="T1"> </text:span>desde<text:span text:style-name="T1"> </text:span>dicho<text:span text:style-name="T1"> </text:span>enlace?<text:span text:style-name="T1"> </text:span></text:p>
        </text:list-item>
      </text:list>
      <text:p text:style-name="P45">Desde<text:span text:style-name="T1"> </text:span>el<text:span text:style-name="T1"> </text:span>enlace<text:span text:style-name="T1"> </text:span>en<text:span text:style-name="T1"> </text:span>el<text:span text:style-name="T1"> </text:span>EVA,<text:span text:style-name="T1"> </text:span>el<text:span text:style-name="T1"> </text:span>usuario<text:span text:style-name="T1"> </text:span>sólo<text:span text:style-name="T1"> </text:span>puede<text:span text:style-name="T1"> </text:span>acceder<text:span text:style-name="T1"> </text:span>a<text:span text:style-name="T1"> </text:span>los<text:span text:style-name="T1"> </text:span>contenidos<text:span text:style-name="T1"> </text:span>de<text:span text:style-name="T1"> </text:span>esa<text:span text:style-name="T1"> </text:span>unidad.<text:span text:style-name="T1"> </text:span>Si<text:span text:style-name="T1"> </text:span>la<text:span text:style-name="T1"> </text:span>unidad<text:span text:style-name="T1"> </text:span>tuviera<text:span text:style-name="T1"> </text:span>actividades,<text:span text:style-name="T1"> </text:span>también<text:span text:style-name="T1"> </text:span>se<text:span text:style-name="T1"> </text:span>podría<text:span text:style-name="T1"> </text:span>acceder<text:span text:style-name="T1"> </text:span>a<text:span text:style-name="T1"> </text:span>las<text:span text:style-name="T1"> </text:span>mismas.</text:p>
      <text:p text:style-name="P45"/>
      <text:list xml:id="list717659188" text:continue-numbering="true" text:style-name="WW8Num30">
        <text:list-item>
          <text:p text:style-name="P93"><text:span text:style-name="T16">Si</text:span><text:span text:style-name="T18"> </text:span><text:span text:style-name="T16">se</text:span><text:span text:style-name="T18"> </text:span><text:span text:style-name="T16">ha</text:span><text:span text:style-name="T18"> </text:span><text:span text:style-name="T16">puesto</text:span><text:span text:style-name="T18"> </text:span><text:span text:style-name="T16">el</text:span><text:span text:style-name="T18"> </text:span><text:span text:style-name="T16">enlace</text:span><text:span text:style-name="T18"> </text:span><text:span text:style-name="T16">en</text:span><text:span text:style-name="T18"> </text:span><text:span text:style-name="T16">el</text:span><text:span text:style-name="T18"> </text:span><text:span text:style-name="T16">EVA</text:span><text:span text:style-name="T18"> </text:span><text:span text:style-name="T16">a</text:span><text:span text:style-name="T18"> </text:span><text:span text:style-name="T16">nivel</text:span><text:span text:style-name="T18"> </text:span><text:span text:style-name="T16">de</text:span><text:span text:style-name="T18"> </text:span><text:span text:style-name="T16">actividad,</text:span><text:span text:style-name="T18"> </text:span><text:span text:style-name="T16">¿a</text:span><text:span text:style-name="T18"> </text:span><text:span text:style-name="T16">qué</text:span><text:span text:style-name="T18"> </text:span><text:span text:style-name="T16">contenidos</text:span><text:span text:style-name="T18"> </text:span><text:span text:style-name="T16">se</text:span><text:span text:style-name="T18"> </text:span><text:span text:style-name="T16">puede</text:span><text:span text:style-name="T18"> </text:span><text:span text:style-name="T16">acceder</text:span><text:span text:style-name="T18"> </text:span><text:span text:style-name="T16">desde</text:span><text:span text:style-name="T18"> </text:span><text:span text:style-name="T16">dicho</text:span><text:span text:style-name="T18"> </text:span><text:span text:style-name="T16">enlace?</text:span><text:span text:style-name="T1"> </text:span></text:p>
        </text:list-item>
      </text:list>
      <text:p text:style-name="P45">Desde<text:span text:style-name="T1"> </text:span>el<text:span text:style-name="T1"> </text:span>enlace<text:span text:style-name="T1"> </text:span>en<text:span text:style-name="T1"> </text:span>el<text:span text:style-name="T1"> </text:span>EVA,<text:span text:style-name="T1"> </text:span>el<text:span text:style-name="T1"> </text:span>usuario<text:span text:style-name="T1"> </text:span>sólo<text:span text:style-name="T1"> </text:span>puede<text:span text:style-name="T1"> </text:span>acceder<text:span text:style-name="T1"> </text:span>a<text:span text:style-name="T1"> </text:span>los<text:span text:style-name="T1"> </text:span>contenidos<text:span text:style-name="T1"> </text:span>de<text:span text:style-name="T1"> </text:span>esa<text:span text:style-name="T1"> </text:span>actividad.</text:p>
      <text:p text:style-name="P16"/>
      <text:h text:style-name="P101" text:outline-level="3">Sobre<text:span text:style-name="T1"> </text:span>los<text:span text:style-name="T1"> </text:span>resultados<text:span text:style-name="T1"> </text:span>que<text:span text:style-name="T1"> </text:span>se<text:span text:style-name="T1"> </text:span>guardan<text:span text:style-name="T1"> </text:span>en<text:span text:style-name="T1"> </text:span>el<text:span text:style-name="T1"> </text:span>EVA</text:h>
      <text:list xml:id="list1098511838" text:continue-numbering="true" text:style-name="WW8Num30">
        <text:list-item>
          <text:p text:style-name="P92">Para<text:span text:style-name="T1"> </text:span>los<text:span text:style-name="T1"> </text:span>contenidos<text:span text:style-name="T1"> </text:span>webcontent,<text:span text:style-name="T1"> </text:span>¿qué<text:span text:style-name="T1"> </text:span>resultados<text:span text:style-name="T1"> </text:span>se<text:span text:style-name="T1"> </text:span>guardan<text:span text:style-name="T1"> </text:span>en<text:span text:style-name="T1"> </text:span>el<text:span text:style-name="T1"> </text:span>EVA<text:span text:style-name="T1"> </text:span>para<text:span text:style-name="T1"> </text:span>un<text:span text:style-name="T1"> </text:span>enlace<text:span text:style-name="T1"> </text:span>que<text:span text:style-name="T1"> </text:span>se<text:span text:style-name="T1"> </text:span>haya<text:span text:style-name="T1"> </text:span>puesto<text:span text:style-name="T1"> </text:span>a<text:span text:style-name="T1"> </text:span>nivel<text:span text:style-name="T1"> </text:span>de<text:span text:style-name="T1"> </text:span>libro?<text:span text:style-name="T1"> </text:span></text:p>
        </text:list-item>
      </text:list>
      <text:p text:style-name="P45">Los<text:span text:style-name="T1"> </text:span>resultados<text:span text:style-name="T1"> </text:span>se<text:span text:style-name="T1"> </text:span>guardan<text:span text:style-name="T1"> </text:span>a<text:span text:style-name="T1"> </text:span>nivel<text:span text:style-name="T1"> </text:span>de<text:span text:style-name="T1"> </text:span>ese<text:span text:style-name="T1"> </text:span>libro,<text:span text:style-name="T1"> </text:span>sus<text:span text:style-name="T1"> </text:span>unidades<text:span text:style-name="T1"> </text:span>y<text:span text:style-name="T1"> </text:span>sus<text:span text:style-name="T1"> </text:span>actividades,<text:span text:style-name="T1"> </text:span>si<text:span text:style-name="T1"> </text:span>se<text:span text:style-name="T1"> </text:span>envían<text:span text:style-name="T1"> </text:span>por<text:span text:style-name="T1"> </text:span>el<text:span text:style-name="T1"> </text:span>servicio<text:span text:style-name="T1"> </text:span>web<text:span text:style-name="T1"> </text:span>de<text:span text:style-name="T1"> </text:span>seguimiento.<text:span text:style-name="T1"> </text:span>Estos<text:span text:style-name="T1"> </text:span>resultados<text:span text:style-name="T1"> </text:span>se<text:span text:style-name="T1"> </text:span>pueden<text:span text:style-name="T1"> </text:span>consultar<text:span text:style-name="T1"> </text:span>en<text:span text:style-name="T1"> </text:span>el<text:span text:style-name="T1"> </text:span>informe<text:span text:style-name="T1"> </text:span>de<text:span text:style-name="T1"> </text:span>resultados<text:span text:style-name="T1"> </text:span>de<text:span text:style-name="T1"> </text:span>webcontent<text:span text:style-name="T1"> </text:span>en<text:span text:style-name="T1"> </text:span>el<text:span text:style-name="T1"> </text:span>curso<text:span text:style-name="T1"> </text:span>en<text:span text:style-name="T1"> </text:span>el<text:span text:style-name="T1"> </text:span>que<text:span text:style-name="T1"> </text:span>esté<text:span text:style-name="T1"> </text:span>puesto<text:span text:style-name="T1"> </text:span>el<text:span text:style-name="T1"> </text:span>enlace<text:span text:style-name="T1"> </text:span>a<text:span text:style-name="T1"> </text:span>nivel<text:span text:style-name="T1"> </text:span>de<text:span text:style-name="T1"> </text:span>libro.<text:span text:style-name="T1"> </text:span>Sin<text:span text:style-name="T1"> </text:span>embargo,<text:span text:style-name="T1"> </text:span>en<text:span text:style-name="T1"> </text:span>el<text:span text:style-name="T1"> </text:span>libro<text:span text:style-name="T1"> </text:span>de<text:span text:style-name="T1"> </text:span>calificaciones<text:span text:style-name="T1"> </text:span>del<text:span text:style-name="T1"> </text:span>curso<text:span text:style-name="T1"> </text:span>sólo<text:span text:style-name="T1"> </text:span>se<text:span text:style-name="T1"> </text:span>verá<text:span text:style-name="T1"> </text:span>el<text:span text:style-name="T1"> </text:span>resultado<text:span text:style-name="T1"> </text:span>a<text:span text:style-name="T1"> </text:span>nivel<text:span text:style-name="T1"> </text:span>de<text:span text:style-name="T1"> </text:span>libro.</text:p>
      <text:p text:style-name="P16"><text:soft-page-break/></text:p>
      <text:p text:style-name="P45"/>
      <text:list xml:id="list1814107177" text:continue-numbering="true" text:style-name="WW8Num30">
        <text:list-item>
          <text:p text:style-name="P92">Para<text:span text:style-name="T1"> </text:span>los<text:span text:style-name="T1"> </text:span>contenidos<text:span text:style-name="T1"> </text:span>webcontent,<text:span text:style-name="T1"> </text:span>¿Qué<text:span text:style-name="T1"> </text:span>resultados<text:span text:style-name="T1"> </text:span>se<text:span text:style-name="T1"> </text:span>guardan<text:span text:style-name="T1"> </text:span>en<text:span text:style-name="T1"> </text:span>el<text:span text:style-name="T1"> </text:span>EVA<text:span text:style-name="T1"> </text:span>para<text:span text:style-name="T1"> </text:span>un<text:span text:style-name="T1"> </text:span>enlace<text:span text:style-name="T1"> </text:span>que<text:span text:style-name="T1"> </text:span>se<text:span text:style-name="T1"> </text:span>haya<text:span text:style-name="T1"> </text:span>puesto<text:span text:style-name="T1"> </text:span>a<text:span text:style-name="T1"> </text:span>nivel<text:span text:style-name="T1"> </text:span>de<text:span text:style-name="T1"> </text:span>unidad?<text:span text:style-name="T1"> </text:span></text:p>
        </text:list-item>
      </text:list>
      <text:p text:style-name="P45">Los<text:span text:style-name="T1"> </text:span>resultados<text:span text:style-name="T1"> </text:span>se<text:span text:style-name="T1"> </text:span>guardan<text:span text:style-name="T1"> </text:span>a<text:span text:style-name="T1"> </text:span>nivel<text:span text:style-name="T1"> </text:span>de<text:span text:style-name="T1"> </text:span>esa<text:span text:style-name="T1"> </text:span>unidad<text:span text:style-name="T1"> </text:span>y<text:span text:style-name="T1"> </text:span>de<text:span text:style-name="T1"> </text:span>sus<text:span text:style-name="T1"> </text:span>actividades,<text:span text:style-name="T1"> </text:span>si<text:span text:style-name="T1"> </text:span>se<text:span text:style-name="T1"> </text:span>envían<text:span text:style-name="T1"> </text:span>por<text:span text:style-name="T1"> </text:span>el<text:span text:style-name="T1"> </text:span>servicio<text:span text:style-name="T1"> </text:span>web<text:span text:style-name="T1"> </text:span>de<text:span text:style-name="T1"> </text:span>seguimiento.<text:span text:style-name="T1"> </text:span>Estos<text:span text:style-name="T1"> </text:span>resultados<text:span text:style-name="T1"> </text:span>se<text:span text:style-name="T1"> </text:span>pueden<text:span text:style-name="T1"> </text:span>consultar<text:span text:style-name="T1"> </text:span>en<text:span text:style-name="T1"> </text:span>el<text:span text:style-name="T1"> </text:span>informe<text:span text:style-name="T1"> </text:span>de<text:span text:style-name="T1"> </text:span>resultados<text:span text:style-name="T1"> </text:span>de<text:span text:style-name="T1"> </text:span>webcontent<text:span text:style-name="T1"> </text:span>en<text:span text:style-name="T1"> </text:span>el<text:span text:style-name="T1"> </text:span>curso<text:span text:style-name="T1"> </text:span>en<text:span text:style-name="T1"> </text:span>el<text:span text:style-name="T1"> </text:span>que<text:span text:style-name="T1"> </text:span>esté<text:span text:style-name="T1"> </text:span>puesto<text:span text:style-name="T1"> </text:span>el<text:span text:style-name="T1"> </text:span>enlace<text:span text:style-name="T1"> </text:span>a<text:span text:style-name="T1"> </text:span>nivel<text:span text:style-name="T1"> </text:span>de<text:span text:style-name="T1"> </text:span>unidad.<text:span text:style-name="T1"> </text:span>Sin<text:span text:style-name="T1"> </text:span>embargo,<text:span text:style-name="T1"> </text:span>en<text:span text:style-name="T1"> </text:span>el<text:span text:style-name="T1"> </text:span>libro<text:span text:style-name="T1"> </text:span>de<text:span text:style-name="T1"> </text:span>calificaciones<text:span text:style-name="T1"> </text:span>del<text:span text:style-name="T1"> </text:span>curso<text:span text:style-name="T1"> </text:span>sólo<text:span text:style-name="T1"> </text:span>se<text:span text:style-name="T1"> </text:span>verá<text:span text:style-name="T1"> </text:span>el<text:span text:style-name="T1"> </text:span>resultado<text:span text:style-name="T1"> </text:span>a<text:span text:style-name="T1"> </text:span>nivel<text:span text:style-name="T1"> </text:span>de<text:span text:style-name="T1"> </text:span>unidad.</text:p>
      <text:p text:style-name="P45"><text:bookmark-start text:name="__DdeLink__75920_1413275974"/>Ahora bien, si la editorial utiliza el parámetro “ForzarGuardar” al realizar la llamada al servicio web de seguimiento, el protocolo también permitirá guardar los resultados aunque los contenidos especificados no estén dentro de la unidad indicada en el enlace del EVA.<text:bookmark-end text:name="__DdeLink__75920_1413275974"/></text:p>
      <text:p text:style-name="P45"/>
      <text:list xml:id="list1636262157" text:continue-numbering="true" text:style-name="WW8Num30">
        <text:list-item>
          <text:p text:style-name="P92">Para<text:span text:style-name="T1"> </text:span>los<text:span text:style-name="T1"> </text:span>contenidos<text:span text:style-name="T1"> </text:span>webcontent,<text:span text:style-name="T1"> </text:span>¿Qué<text:span text:style-name="T1"> </text:span>resultados<text:span text:style-name="T1"> </text:span>se<text:span text:style-name="T1"> </text:span>guardan<text:span text:style-name="T1"> </text:span>en<text:span text:style-name="T1"> </text:span>el<text:span text:style-name="T1"> </text:span>EVA<text:span text:style-name="T1"> </text:span>para<text:span text:style-name="T1"> </text:span>un<text:span text:style-name="T1"> </text:span>enlace<text:span text:style-name="T1"> </text:span>que<text:span text:style-name="T1"> </text:span>se<text:span text:style-name="T1"> </text:span>ha<text:span text:style-name="T1"> </text:span>puesto<text:span text:style-name="T1"> </text:span>a<text:span text:style-name="T1"> </text:span>nivel<text:span text:style-name="T1"> </text:span>de<text:span text:style-name="T1"> </text:span>actividad?<text:span text:style-name="T1"> </text:span></text:p>
        </text:list-item>
      </text:list>
      <text:p text:style-name="P45">Los<text:span text:style-name="T1"> </text:span>resultados<text:span text:style-name="T1"> </text:span>se<text:span text:style-name="T1"> </text:span>guardan<text:span text:style-name="T1"> </text:span>a<text:span text:style-name="T1"> </text:span>nivel<text:span text:style-name="T1"> </text:span>de<text:span text:style-name="T1"> </text:span>esa<text:span text:style-name="T1"> </text:span>actividad,<text:span text:style-name="T1"> </text:span>si<text:span text:style-name="T1"> </text:span>se<text:span text:style-name="T1"> </text:span>envían<text:span text:style-name="T1"> </text:span>por<text:span text:style-name="T1"> </text:span>el<text:span text:style-name="T1"> </text:span>servicio<text:span text:style-name="T1"> </text:span>web<text:span text:style-name="T1"> </text:span>de<text:span text:style-name="T1"> </text:span>seguimiento.<text:span text:style-name="T1"> </text:span>Estos<text:span text:style-name="T1"> </text:span>resultados<text:span text:style-name="T1"> </text:span>se<text:span text:style-name="T1"> </text:span>pueden<text:span text:style-name="T1"> </text:span>consultar<text:span text:style-name="T1"> </text:span>en<text:span text:style-name="T1"> </text:span>el<text:span text:style-name="T1"> </text:span>informe<text:span text:style-name="T1"> </text:span>de<text:span text:style-name="T1"> </text:span>resultados<text:span text:style-name="T1"> </text:span>de<text:span text:style-name="T1"> </text:span>webcontent<text:span text:style-name="T1"> </text:span>en<text:span text:style-name="T1"> </text:span>el<text:span text:style-name="T1"> </text:span>curso<text:span text:style-name="T1"> </text:span>en<text:span text:style-name="T1"> </text:span>el<text:span text:style-name="T1"> </text:span>que<text:span text:style-name="T1"> </text:span>esté<text:span text:style-name="T1"> </text:span>puesto<text:span text:style-name="T1"> </text:span>el<text:span text:style-name="T1"> </text:span>enlace<text:span text:style-name="T1"> </text:span>a<text:span text:style-name="T1"> </text:span>nivel<text:span text:style-name="T1"> </text:span>de<text:span text:style-name="T1"> </text:span>actividad.<text:span text:style-name="T1"> </text:span>En<text:span text:style-name="T1"> </text:span>el<text:span text:style-name="T1"> </text:span>libro<text:span text:style-name="T1"> </text:span>de<text:span text:style-name="T1"> </text:span>calificaciones<text:span text:style-name="T1"> </text:span>del<text:span text:style-name="T1"> </text:span>curso<text:span text:style-name="T1"> </text:span>también<text:span text:style-name="T1"> </text:span>se<text:span text:style-name="T1"> </text:span>verá<text:span text:style-name="T1"> </text:span>el<text:span text:style-name="T1"> </text:span>resultado<text:span text:style-name="T1"> </text:span>a<text:span text:style-name="T1"> </text:span>nivel<text:span text:style-name="T1"> </text:span>de<text:span text:style-name="T1"> </text:span>actividad.</text:p>
      <text:p text:style-name="P45">Ahora bien, si la editorial utiliza el parámetro “ForzarGuardar” al realizar la llamada al servicio web de seguimiento, el protocolo también permitirá guardar los resultados aunque los contenidos especificados no estén dentro de la actividad indicada en el enlace del EVA.</text:p>
      <text:p text:style-name="P45"/>
      <text:p text:style-name="P45"/>
      <text:h text:style-name="P101" text:outline-level="3">Sobre<text:span text:style-name="T1"> </text:span>los<text:span text:style-name="T1"> </text:span>campos<text:span text:style-name="T1"> </text:span>de<text:span text:style-name="T1"> </text:span>los<text:span text:style-name="T1"> </text:span>servicios<text:span text:style-name="T1"> </text:span>web</text:h>
      <text:list xml:id="list97091808" text:continue-numbering="true" text:style-name="WW8Num30">
        <text:list-item>
          <text:p text:style-name="P98">¿Para<text:span text:style-name="T1"> </text:span>qué<text:span text:style-name="T1"> </text:span>se<text:span text:style-name="T1"> </text:span>usan<text:span text:style-name="T1"> </text:span>los<text:span text:style-name="T1"> </text:span>campos<text:span text:style-name="T1"> </text:span>IdContenidoLMS,<text:span text:style-name="T1"> </text:span>ISBN,<text:span text:style-name="T1"> </text:span>idUnidad<text:span text:style-name="T1"> </text:span>e<text:span text:style-name="T1"> </text:span>idActividad?</text:p>
        </text:list-item>
      </text:list>
      <text:p text:style-name="P47">El<text:span text:style-name="T1"> </text:span>campo<text:span text:style-name="T1"> </text:span>idContenidoLMS<text:span text:style-name="T1"> </text:span>corresponde<text:span text:style-name="T1"> </text:span>al<text:span text:style-name="T1"> </text:span>identificador<text:span text:style-name="T1"> </text:span>interno<text:span text:style-name="T1"> </text:span>que<text:span text:style-name="T1"> </text:span>utiliza<text:span text:style-name="T1"> </text:span>el<text:span text:style-name="T1"> </text:span>LMS<text:span text:style-name="T1"> </text:span>para<text:span text:style-name="T1"> </text:span>identificar<text:span text:style-name="T1"> </text:span>el<text:span text:style-name="T1"> </text:span>contenido<text:span text:style-name="T1"> </text:span>(libro,<text:span text:style-name="T1"> </text:span>unidad<text:span text:style-name="T1"> </text:span>o<text:span text:style-name="T1"> </text:span>actividad)<text:span text:style-name="T1"> </text:span>enlazado<text:span text:style-name="T1"> </text:span>por<text:span text:style-name="T1"> </text:span>el<text:span text:style-name="T1"> </text:span>profesor/a. Los<text:span text:style-name="T1"> </text:span>campos<text:span text:style-name="T1"> </text:span>ISBN,<text:span text:style-name="T1"> </text:span>idUnidad<text:span text:style-name="T1"> </text:span>e<text:span text:style-name="T1"> </text:span>idActividad<text:span text:style-name="T1"> </text:span>se<text:span text:style-name="T1"> </text:span>corresponden<text:span text:style-name="T1"> </text:span>a<text:span text:style-name="T1"> </text:span>los<text:span text:style-name="T1"> </text:span>identificadores<text:span text:style-name="T1"> </text:span>proporcionados<text:span text:style-name="T1"> </text:span>por<text:span text:style-name="T1"> </text:span>la<text:span text:style-name="T1"> </text:span>editorial.<text:span text:style-name="T1"> </text:span>Por<text:span text:style-name="T1"> </text:span>tanto,<text:span text:style-name="T1"> </text:span>no<text:span text:style-name="T1"> </text:span>se<text:span text:style-name="T1"> </text:span>puede<text:span text:style-name="T1"> </text:span>suponer<text:span text:style-name="T1"> </text:span>que<text:span text:style-name="T1"> </text:span>coincida<text:span text:style-name="T1"> </text:span>el<text:span text:style-name="T1"> </text:span>valor<text:span text:style-name="T1"> </text:span>del<text:span text:style-name="T1"> </text:span>campo<text:span text:style-name="T1"> </text:span>idContenidoLMS<text:span text:style-name="T1"> </text:span>con<text:span text:style-name="T1"> </text:span>el<text:span text:style-name="T1"> </text:span>campo<text:span text:style-name="T1"> </text:span>ISBN<text:span text:style-name="T1"> </text:span>ni<text:span text:style-name="T1"> </text:span>con<text:span text:style-name="T1"> </text:span>el<text:span text:style-name="T1"> </text:span>campo<text:span text:style-name="T1"> </text:span>idUnidad<text:span text:style-name="T1"> </text:span>ni<text:span text:style-name="T1"> </text:span>con<text:span text:style-name="T1"> </text:span>el<text:span text:style-name="T1"> </text:span>campo<text:span text:style-name="T1"> </text:span>idActividad.</text:p>
      <text:list xml:id="list845430754" text:continue-numbering="true" text:style-name="WW8Num30">
        <text:list-item>
          <text:p text:style-name="P93"><text:span text:style-name="T16">En</text:span><text:span text:style-name="T18"> </text:span><text:span text:style-name="T16">el</text:span><text:span text:style-name="T18"> </text:span><text:span text:style-name="T16">servicio</text:span><text:span text:style-name="T18"> </text:span><text:span text:style-name="T16">web</text:span><text:span text:style-name="T18"> </text:span><text:span text:style-name="T16">de</text:span><text:span text:style-name="T18"> </text:span><text:span text:style-name="T16">seguimiento,</text:span><text:span text:style-name="T18"> </text:span><text:span text:style-name="T16">¿cuando</text:span><text:span text:style-name="T18"> </text:span><text:span text:style-name="T16">se</text:span><text:span text:style-name="T18"> </text:span><text:span text:style-name="T16">han</text:span><text:span text:style-name="T18"> </text:span><text:span text:style-name="T16">de</text:span><text:span text:style-name="T18"> </text:span><text:span text:style-name="T16">enviar</text:span><text:span text:style-name="T18"> </text:span><text:span text:style-name="T16">las</text:span><text:span text:style-name="T18"> </text:span><text:span text:style-name="T16">etiquetas</text:span><text:span text:style-name="T18"> </text:span><text:span text:style-name="T16">UnidadTitulo,</text:span><text:span text:style-name="T18"> </text:span><text:span text:style-name="T16">UnidadOrden,</text:span><text:span text:style-name="T18"> </text:span><text:span text:style-name="T16">ActividadTitulo</text:span><text:span text:style-name="T18"> </text:span><text:span text:style-name="T16">y</text:span><text:span text:style-name="T18"> </text:span><text:span text:style-name="T16">ActividadOrden?</text:span><text:span text:style-name="T1"> </text:span></text:p>
        </text:list-item>
      </text:list>
      <text:p text:style-name="P45">Cuando<text:span text:style-name="T1"> </text:span>se<text:span text:style-name="T1"> </text:span>vayan<text:span text:style-name="T1"> </text:span>a<text:span text:style-name="T1"> </text:span>enviar<text:span text:style-name="T1"> </text:span>los<text:span text:style-name="T1"> </text:span>valores<text:span text:style-name="T1"> </text:span>de<text:span text:style-name="T1"> </text:span>estos<text:span text:style-name="T1"> </text:span>campos.<text:span text:style-name="T1"> </text:span>Nunca<text:span text:style-name="T1"> </text:span>se<text:span text:style-name="T1"> </text:span>han<text:span text:style-name="T1"> </text:span>de<text:span text:style-name="T1"> </text:span>enviar<text:span text:style-name="T1"> </text:span>las<text:span text:style-name="T1"> </text:span>etiquetas<text:span text:style-name="T1"> </text:span>si<text:span text:style-name="T1"> </text:span>no<text:span text:style-name="T1"> </text:span>se<text:span text:style-name="T1"> </text:span>van<text:span text:style-name="T1"> </text:span>a<text:span text:style-name="T1"> </text:span>enviar<text:span text:style-name="T1"> </text:span>los<text:span text:style-name="T1"> </text:span>valores.</text:p>
      <text:p text:style-name="P45"/>
      <text:h text:style-name="P101" text:outline-level="3">Sobre<text:span text:style-name="T1"> </text:span>como<text:span text:style-name="T1"> </text:span>poner<text:span text:style-name="T1"> </text:span>los<text:span text:style-name="T1"> </text:span>enlaces<text:span text:style-name="T1"> </text:span>en<text:span text:style-name="T1"> </text:span>el<text:span text:style-name="T1"> </text:span>EVA</text:h>
      <text:list xml:id="list1733847282" text:continue-numbering="true" text:style-name="WW8Num30">
        <text:list-item>
          <text:p text:style-name="P93"><text:span text:style-name="T16">¿Cual</text:span><text:span text:style-name="T18"> </text:span><text:span text:style-name="T16">es</text:span><text:span text:style-name="T18"> </text:span><text:span text:style-name="T16">la</text:span><text:span text:style-name="T18"> </text:span><text:span text:style-name="T16">manera</text:span><text:span text:style-name="T18"> </text:span><text:span text:style-name="T16">más</text:span><text:span text:style-name="T18"> </text:span><text:span text:style-name="T16">ràpida</text:span><text:span text:style-name="T18"> </text:span><text:span text:style-name="T16">de</text:span><text:span text:style-name="T18"> </text:span><text:span text:style-name="T16">poner</text:span><text:span text:style-name="T18"> </text:span><text:span text:style-name="T16">todos</text:span><text:span text:style-name="T18"> </text:span><text:span text:style-name="T16">los</text:span><text:span text:style-name="T18"> </text:span><text:span text:style-name="T16">enlaces</text:span><text:span text:style-name="T18"> </text:span><text:span text:style-name="T16">al</text:span><text:span text:style-name="T18"> </text:span><text:span text:style-name="T16">libro</text:span><text:span text:style-name="T18"> </text:span><text:span text:style-name="T16">en</text:span><text:span text:style-name="T18"> </text:span><text:span text:style-name="T16">un</text:span><text:span text:style-name="T18"> </text:span><text:span text:style-name="T16">curso</text:span><text:span text:style-name="T18"> </text:span><text:span text:style-name="T16">de</text:span><text:span text:style-name="T18"> </text:span><text:span text:style-name="T16">un</text:span><text:span text:style-name="T18"> </text:span><text:span text:style-name="T16">EVA?</text:span><text:span text:style-name="T1"> </text:span></text:p>
        </text:list-item>
      </text:list>
      <text:p text:style-name="P45">La<text:span text:style-name="T1"> </text:span>manera<text:span text:style-name="T1"> </text:span>más<text:span text:style-name="T1"> </text:span>ràpida<text:span text:style-name="T1"> </text:span>es<text:span text:style-name="T1"> </text:span>crear<text:span text:style-name="T1"> </text:span>un<text:span text:style-name="T1"> </text:span>curos,<text:span text:style-name="T1"> </text:span>ponerle<text:span text:style-name="T1"> </text:span>todos<text:span text:style-name="T1"> </text:span>los<text:span text:style-name="T1"> </text:span>enlaces<text:span text:style-name="T1"> </text:span>al<text:span text:style-name="T1"> </text:span>libro<text:span text:style-name="T1"> </text:span>y<text:span text:style-name="T1"> </text:span>exportarlo.<text:span text:style-name="T1"> </text:span>Si<text:span text:style-name="T1"> </text:span>las<text:span text:style-name="T1"> </text:span>Editoriales<text:span text:style-name="T1"> </text:span>proporcionan<text:span text:style-name="T1"> </text:span>cursos<text:span text:style-name="T1"> </text:span>ya<text:span text:style-name="T1"> </text:span>preparados<text:span text:style-name="T1"> </text:span>con<text:span text:style-name="T1"> </text:span>todos<text:span text:style-name="T1"> </text:span>los<text:span text:style-name="T1"> </text:span>enlaces<text:span text:style-name="T1"> </text:span>puestos,<text:span text:style-name="T1"> </text:span>los<text:span text:style-name="T1"> </text:span>professores<text:span text:style-name="T1"> </text:span>solo<text:span text:style-name="T1"> </text:span>tendra<text:span text:style-name="T1"> </text:span>que<text:span text:style-name="T1"> </text:span>importar<text:span text:style-name="T1"> </text:span>estos<text:span text:style-name="T1"> </text:span>cursos<text:span text:style-name="T1"> </text:span>en<text:span text:style-name="T1"> </text:span>el<text:span text:style-name="T1"> </text:span>EVA.</text:p>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urier New" svg:font-family="'Courier New'" style:font-family-generic="modern"/>
    <style:font-face style:name="Lucida Sans1" svg:font-family="'Lucida Sans'" style:font-family-generic="swiss"/>
    <style:font-face style:name="Courier" svg:font-family="Courier" style:font-family-generic="modern" style:font-pitch="fixed"/>
    <style:font-face style:name="Courier New1" svg:font-family="'Courier New'" style:font-family-generic="modern" style:font-pitch="fixed"/>
    <style:font-face style:name="Optimum" svg:font-family="Optimum"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ucida Sans" svg:font-family="'Lucida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ca" fo:country="ES" style:font-name-asian="Droid Sans Fallback"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Arial" fo:font-size="10pt" fo:language="ca" fo:country="ES" style:font-name-asian="Times New Roman" style:font-size-asian="10pt" style:font-name-complex="Arial"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ucida Sans" style:font-size-complex="14pt"/>
    </style:style>
    <style:style style:name="Text_20_body" style:display-name="Text body" style:family="paragraph" style:parent-style-name="Standard" style:class="text">
      <style:paragraph-properties fo:text-align="start" style:justify-single-word="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Standard" style:next-style-name="Standard" style:default-outline-level="1" style:class="text">
      <style:paragraph-properties fo:margin-top="0.564cm" fo:margin-bottom="0.564cm"/>
      <style:text-properties fo:color="#000080" fo:font-weight="bold" style:letter-kerning="true" style:font-weight-asian="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fo:color="#000080" fo:language="es" fo:country="ES" fo:font-weight="bold" style:font-weight-asian="bold"/>
    </style:style>
    <style:style style:name="Heading_20_3" style:display-name="Heading 3" style:family="paragraph" style:parent-style-name="Standard" style:next-style-name="Standard" style:default-outline-level="3" style:class="text">
      <style:paragraph-properties fo:margin-top="0.318cm" fo:margin-bottom="0.106cm" fo:keep-with-next="always"/>
      <style:text-properties fo:color="#000080" fo:language="es" fo:country="ES" fo:font-style="italic" fo:font-weight="bold" style:font-style-asian="italic" style:font-weight-asian="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fo:language="es" fo:country="ES" fo:font-style="italic" style:font-style-asian="italic"/>
    </style:style>
    <style:style style:name="Heading_20_5" style:display-name="Heading 5" style:family="paragraph" style:parent-style-name="Standard" style:next-style-name="Standard" style:class="text">
      <style:paragraph-properties fo:margin-top="0.353cm" fo:margin-bottom="0cm" fo:line-height="0.459cm" fo:keep-together="always" fo:keep-with-next="always"/>
      <style:text-properties style:font-name="Optimum" fo:font-size="10pt" fo:language="es" fo:country="ES" fo:font-style="italic" fo:font-weight="bold" style:font-size-asian="10pt" style:font-style-asian="italic" style:font-weight-asian="bold" style:font-name-complex="Optimum"/>
    </style:style>
    <style:style style:name="Heading_20_6" style:display-name="Heading 6" style:family="paragraph" style:parent-style-name="Standard" style:next-style-name="Standard" style:class="text">
      <style:paragraph-properties fo:text-align="center" style:justify-single-word="false" fo:orphans="0" fo:widows="0"/>
      <style:text-properties fo:font-weight="bold" style:font-weight-asian="bold"/>
    </style:style>
    <style:style style:name="Heading_20_7" style:display-name="Heading 7" style:family="paragraph" style:parent-style-name="Standard" style:next-style-name="Standard" style:class="text">
      <style:paragraph-properties fo:margin-top="0.423cm" fo:margin-bottom="0.106cm"/>
      <style:text-properties fo:font-size="10pt" fo:language="es" fo:country="ES" style:font-size-asian="10pt"/>
    </style:style>
    <style:style style:name="Heading_20_8" style:display-name="Heading 8" style:family="paragraph" style:parent-style-name="Standard" style:next-style-name="Standard" style:class="text">
      <style:paragraph-properties fo:margin-top="0.423cm" fo:margin-bottom="0.106cm"/>
      <style:text-properties fo:font-size="10pt" fo:language="es" fo:country="ES" fo:font-style="italic" style:font-size-asian="10pt" style:font-style-asian="italic"/>
    </style:style>
    <style:style style:name="Heading_20_9" style:display-name="Heading 9" style:family="paragraph" style:parent-style-name="Standard" style:next-style-name="Standard" style:class="text">
      <style:paragraph-properties fo:margin-top="0.423cm" fo:margin-bottom="0.106cm"/>
      <style:text-properties fo:font-size="9pt" fo:language="es" fo:country="ES" fo:font-style="italic" fo:font-weight="bold" style:font-size-asian="9pt" style:font-style-asian="italic" style:font-weight-asian="bold"/>
    </style:style>
    <style:style style:name="Subtitulo_20_1" style:display-name="Subtitulo 1" style:family="paragraph" style:parent-style-name="Standard" style:list-style-name="WW8Num5"/>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Contents_20_1" style:display-name="Contents 1" style:family="paragraph" style:parent-style-name="Standard" style:next-style-name="Standard" style:class="index">
      <style:text-properties fo:color="#000080"/>
    </style:style>
    <style:style style:name="Contents_20_2" style:display-name="Contents 2" style:family="paragraph" style:parent-style-name="Standard" style:next-style-name="Standard" style:class="index">
      <style:paragraph-properties fo:margin-left="0.388cm" fo:margin-right="0cm" fo:text-align="start" style:justify-single-word="false" fo:text-indent="0cm" style:auto-text-indent="false">
        <style:tab-stops>
          <style:tab-stop style:position="1.411cm"/>
          <style:tab-stop style:position="1.752cm"/>
          <style:tab-stop style:position="16.002cm" style:type="right"/>
        </style:tab-stops>
      </style:paragraph-properties>
      <style:text-properties fo:language="zxx" fo:country="none" style:language-asian="zxx" style:country-asian="none"/>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font-name-complex="Tahoma"/>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Viñetas1" style:family="paragraph" style:parent-style-name="Standard" style:list-style-name="WW8Num16">
      <style:text-properties style:font-name="Helvetica" fo:language="es" fo:country="ES" style:font-name-complex="Helvetica"/>
    </style:style>
    <style:style style:name="Lista_20_con_20_viñetas" style:display-name="Lista con viñetas" style:family="paragraph" style:parent-style-name="Standard" style:list-style-name="WW8Num14">
      <style:paragraph-properties fo:margin-top="0.212cm" fo:margin-bottom="0.212cm" fo:keep-together="always"/>
    </style:style>
    <style:style style:name="Lista_20_con_20_viñetas_20_2" style:display-name="Lista con viñetas 2" style:family="paragraph" style:parent-style-name="Standard" style:list-style-name="WW8Num1"/>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R1" style:family="paragraph" style:parent-style-name="Standard">
      <style:paragraph-properties fo:margin-left="2.501cm" fo:margin-right="0cm" fo:line-height="150%" fo:orphans="0" fo:widows="0" fo:text-indent="0cm" style:auto-text-indent="false"/>
    </style:style>
    <style:style style:name="Sangría_20_normal" style:display-name="Sangría normal" style:family="paragraph" style:parent-style-name="Standard" style:next-style-name="R1">
      <style:paragraph-properties fo:margin-left="2.501cm" fo:margin-right="0cm" fo:line-height="150%" fo:orphans="0" fo:widows="0" fo:text-indent="0cm" style:auto-text-indent="false"/>
    </style:style>
    <style:style style:name="Contents_20_8" style:display-name="Contents 8" style:family="paragraph" style:parent-style-name="Standard" style:next-style-name="Standard" style:class="index">
      <style:paragraph-properties fo:margin-left="2.469cm" fo:margin-right="0cm" fo:line-height="150%" fo:text-align="start" style:justify-single-word="false" fo:orphans="0" fo:widows="0" fo:text-indent="0cm" style:auto-text-indent="false"/>
      <style:text-properties style:font-name="Times New Roman" style:font-name-complex="Times New Roman" style:font-size-complex="10.5pt"/>
    </style:style>
    <style:style style:name="Contents_20_6" style:display-name="Contents 6" style:family="paragraph" style:parent-style-name="Standard" style:next-style-name="Standard" style:class="index">
      <style:paragraph-properties fo:margin-left="1.764cm" fo:margin-right="0cm" fo:line-height="150%" fo:text-align="start" style:justify-single-word="false" fo:orphans="0" fo:widows="0" fo:text-indent="0cm" style:auto-text-indent="false"/>
      <style:text-properties style:font-name="Times New Roman" style:font-name-complex="Times New Roman" style:font-size-complex="10.5pt"/>
    </style:style>
    <style:style style:name="Contents_20_5" style:display-name="Contents 5" style:family="paragraph" style:parent-style-name="Standard" style:next-style-name="Standard" style:class="index">
      <style:paragraph-properties fo:margin-left="1.411cm" fo:margin-right="0cm" fo:line-height="150%" fo:text-align="start" style:justify-single-word="false" fo:orphans="0" fo:widows="0" fo:text-indent="0cm" style:auto-text-indent="false"/>
      <style:text-properties style:font-name="Times New Roman" style:font-name-complex="Times New Roman" style:font-size-complex="10.5pt"/>
    </style:style>
    <style:style style:name="Contents_20_4" style:display-name="Contents 4" style:family="paragraph" style:parent-style-name="Standard" style:next-style-name="Standard" style:class="index">
      <style:paragraph-properties fo:margin-left="1.058cm" fo:margin-right="0cm" fo:line-height="150%" fo:text-align="start" style:justify-single-word="false" fo:orphans="0" fo:widows="0" fo:text-indent="0cm" style:auto-text-indent="false"/>
      <style:text-properties style:font-name="Times New Roman" style:font-name-complex="Times New Roman" style:font-size-complex="10.5pt"/>
    </style:style>
    <style:style style:name="Índice_20_7" style:display-name="Índice 7" style:family="paragraph" style:parent-style-name="Standard" style:next-style-name="Standard">
      <style:paragraph-properties fo:margin-left="2.995cm" fo:margin-right="0cm" fo:line-height="150%" fo:orphans="0" fo:widows="0" fo:text-indent="0cm" style:auto-text-indent="false"/>
    </style:style>
    <style:style style:name="Índice_20_6" style:display-name="Índice 6" style:family="paragraph" style:parent-style-name="Standard" style:next-style-name="Standard">
      <style:paragraph-properties fo:margin-left="2.496cm" fo:margin-right="0cm" fo:line-height="150%" fo:orphans="0" fo:widows="0" fo:text-indent="0cm" style:auto-text-indent="false"/>
    </style:style>
    <style:style style:name="Índice_20_5" style:display-name="Índice 5" style:family="paragraph" style:parent-style-name="Standard" style:next-style-name="Standard">
      <style:paragraph-properties fo:margin-left="1.997cm" fo:margin-right="0cm" fo:line-height="150%" fo:orphans="0" fo:widows="0" fo:text-indent="0cm" style:auto-text-indent="false"/>
    </style:style>
    <style:style style:name="Índice_20_4" style:display-name="Índice 4" style:family="paragraph" style:parent-style-name="Standard" style:next-style-name="Standard">
      <style:paragraph-properties fo:margin-left="1.498cm" fo:margin-right="0cm" fo:line-height="150%" fo:orphans="0" fo:widows="0" fo:text-indent="0cm" style:auto-text-indent="false"/>
    </style:style>
    <style:style style:name="Index_20_3" style:display-name="Index 3" style:family="paragraph" style:parent-style-name="Standard" style:next-style-name="Standard" style:class="index">
      <style:paragraph-properties fo:margin-left="0.998cm" fo:margin-right="0cm" fo:line-height="150%" fo:orphans="0" fo:widows="0" fo:text-indent="0cm" style:auto-text-indent="false"/>
    </style:style>
    <style:style style:name="Index_20_2" style:display-name="Index 2" style:family="paragraph" style:parent-style-name="Standard" style:next-style-name="Standard" style:class="index">
      <style:paragraph-properties fo:margin-left="0.499cm" fo:margin-right="0cm" fo:line-height="150%" fo:orphans="0" fo:widows="0" fo:text-indent="0cm" style:auto-text-indent="false"/>
    </style:style>
    <style:style style:name="Index_20_1" style:display-name="Index 1" style:family="paragraph" style:parent-style-name="Standard" style:next-style-name="Standard" style:class="index">
      <style:paragraph-properties fo:line-height="150%" fo:orphans="0" fo:widows="0"/>
    </style:style>
    <style:style style:name="Index_20_Heading" style:display-name="Index Heading" style:family="paragraph" style:parent-style-name="Standard" style:next-style-name="Index_20_1" style:class="index">
      <style:paragraph-properties fo:line-height="150%" fo:orphans="0" fo:widows="0"/>
    </style:style>
    <style:style style:name="Footnote" style:family="paragraph" style:parent-style-name="Standard" style:class="extra">
      <style:paragraph-properties fo:line-height="150%" fo:orphans="0" fo:widows="0"/>
    </style:style>
    <style:style style:name="R2" style:family="paragraph" style:parent-style-name="Standard">
      <style:paragraph-properties fo:margin-left="3.501cm" fo:margin-right="0cm" fo:line-height="150%" fo:orphans="0" fo:widows="0" fo:text-indent="0cm" style:auto-text-indent="false"/>
    </style:style>
    <style:style style:name="R3" style:family="paragraph" style:parent-style-name="Standard">
      <style:paragraph-properties fo:margin-left="4.501cm" fo:margin-right="0cm" fo:line-height="150%" fo:orphans="0" fo:widows="0" fo:text-indent="0cm" style:auto-text-indent="false"/>
    </style:style>
    <style:style style:name="R4" style:family="paragraph" style:parent-style-name="Standard">
      <style:paragraph-properties fo:margin-left="5.502cm" fo:margin-right="0cm" fo:line-height="150%" fo:orphans="0" fo:widows="0" fo:text-indent="0cm" style:auto-text-indent="false"/>
    </style:style>
    <style:style style:name="R5" style:family="paragraph" style:parent-style-name="Standard">
      <style:paragraph-properties fo:margin-left="6.502cm" fo:margin-right="0cm" fo:line-height="150%" fo:orphans="0" fo:widows="0" fo:text-indent="0cm" style:auto-text-indent="false"/>
    </style:style>
    <style:style style:name="R6" style:family="paragraph" style:parent-style-name="Standard">
      <style:paragraph-properties fo:margin-left="7.502cm" fo:margin-right="0cm" fo:line-height="150%" fo:orphans="0" fo:widows="0" fo:text-indent="0cm" style:auto-text-indent="false">
        <style:tab-stops>
          <style:tab-stop style:position="8.001cm" style:type="center"/>
        </style:tab-stops>
      </style:paragraph-properties>
    </style:style>
    <style:style style:name="L1" style:family="paragraph" style:parent-style-name="Standard">
      <style:paragraph-properties fo:margin-left="2.501cm" fo:margin-right="0cm" fo:line-height="150%" fo:orphans="0" fo:widows="0" fo:text-indent="-0.501cm" style:auto-text-indent="false"/>
    </style:style>
    <style:style style:name="L2" style:family="paragraph" style:parent-style-name="Standard">
      <style:paragraph-properties fo:margin-left="3.501cm" fo:margin-right="0cm" fo:line-height="150%" fo:orphans="0" fo:widows="0" fo:text-indent="-0.501cm" style:auto-text-indent="false"/>
    </style:style>
    <style:style style:name="L3" style:family="paragraph" style:parent-style-name="Standard">
      <style:paragraph-properties fo:margin-left="4.501cm" fo:margin-right="0cm" fo:line-height="150%" fo:orphans="0" fo:widows="0" fo:text-indent="-0.501cm" style:auto-text-indent="false"/>
    </style:style>
    <style:style style:name="L4" style:family="paragraph" style:parent-style-name="Standard">
      <style:paragraph-properties fo:margin-left="5.502cm" fo:margin-right="0cm" fo:line-height="150%" fo:orphans="0" fo:widows="0" fo:text-indent="-0.501cm" style:auto-text-indent="false"/>
    </style:style>
    <style:style style:name="L5" style:family="paragraph" style:parent-style-name="Standard">
      <style:paragraph-properties fo:margin-left="6.502cm" fo:margin-right="0cm" fo:line-height="150%" fo:orphans="0" fo:widows="0" fo:text-indent="-0.501cm" style:auto-text-indent="false"/>
    </style:style>
    <style:style style:name="L6" style:family="paragraph" style:parent-style-name="Standard">
      <style:paragraph-properties fo:margin-left="7.502cm" fo:margin-right="0cm" fo:line-height="150%" fo:orphans="0" fo:widows="0" fo:text-indent="-0.501cm" style:auto-text-indent="false">
        <style:tab-stops>
          <style:tab-stop style:position="8.001cm" style:type="center"/>
        </style:tab-stops>
      </style:paragraph-properties>
    </style:style>
    <style:style style:name="Retrait_20_1" style:display-name="Retrait 1" style:family="paragraph" style:parent-style-name="Standard">
      <style:paragraph-properties fo:margin-left="2.501cm" fo:margin-right="0cm" fo:line-height="150%" fo:orphans="0" fo:widows="0" fo:text-indent="0cm" style:auto-text-indent="false"/>
    </style:style>
    <style:style style:name="Retrait_20_2" style:display-name="Retrait 2" style:family="paragraph" style:parent-style-name="Standard">
      <style:paragraph-properties fo:margin-left="3.501cm" fo:margin-right="0cm" fo:line-height="150%" fo:orphans="0" fo:widows="0" fo:text-indent="0cm" style:auto-text-indent="false"/>
    </style:style>
    <style:style style:name="Retrait_20_5" style:display-name="Retrait 5" style:family="paragraph" style:parent-style-name="Standard">
      <style:paragraph-properties fo:margin-left="6.502cm" fo:margin-right="0cm" fo:line-height="150%" fo:orphans="0" fo:widows="0" fo:text-indent="0cm" style:auto-text-indent="false"/>
    </style:style>
    <style:style style:name="Retrait_20_3" style:display-name="Retrait 3" style:family="paragraph" style:parent-style-name="Standard">
      <style:paragraph-properties fo:margin-left="4.501cm" fo:margin-right="0cm" fo:line-height="150%" fo:orphans="0" fo:widows="0" fo:text-indent="0cm" style:auto-text-indent="false"/>
    </style:style>
    <style:style style:name="Retrait_20_4" style:display-name="Retrait 4" style:family="paragraph" style:parent-style-name="Standard">
      <style:paragraph-properties fo:margin-left="5.502cm" fo:margin-right="0cm" fo:line-height="150%" fo:orphans="0" fo:widows="0" fo:text-indent="0cm" style:auto-text-indent="false"/>
    </style:style>
    <style:style style:name="Retrait_20_6" style:display-name="Retrait 6" style:family="paragraph" style:parent-style-name="Standard">
      <style:paragraph-properties fo:margin-left="7.502cm" fo:margin-right="0cm" fo:line-height="150%" fo:orphans="0" fo:widows="0" fo:text-indent="0cm" style:auto-text-indent="false">
        <style:tab-stops>
          <style:tab-stop style:position="8.001cm" style:type="center"/>
        </style:tab-stops>
      </style:paragraph-properties>
    </style:style>
    <style:style style:name="Liste_20_1" style:display-name="Liste 1" style:family="paragraph" style:parent-style-name="Standard">
      <style:paragraph-properties fo:margin-left="2.501cm" fo:margin-right="0cm" fo:line-height="150%" fo:orphans="0" fo:widows="0" fo:text-indent="-0.501cm" style:auto-text-indent="false"/>
    </style:style>
    <style:style style:name="Liste_20_2" style:display-name="Liste 2" style:family="paragraph" style:parent-style-name="Standard">
      <style:paragraph-properties fo:margin-left="3.501cm" fo:margin-right="0cm" fo:line-height="150%" fo:orphans="0" fo:widows="0" fo:text-indent="-0.501cm" style:auto-text-indent="false"/>
    </style:style>
    <style:style style:name="Liste_20_3" style:display-name="Liste 3" style:family="paragraph" style:parent-style-name="Standard">
      <style:paragraph-properties fo:margin-left="4.501cm" fo:margin-right="0cm" fo:line-height="150%" fo:orphans="0" fo:widows="0" fo:text-indent="-0.501cm" style:auto-text-indent="false"/>
    </style:style>
    <style:style style:name="Liste_20_4" style:display-name="Liste 4" style:family="paragraph" style:parent-style-name="Standard">
      <style:paragraph-properties fo:margin-left="5.502cm" fo:margin-right="0cm" fo:line-height="150%" fo:orphans="0" fo:widows="0" fo:text-indent="-0.501cm" style:auto-text-indent="false"/>
    </style:style>
    <style:style style:name="Liste_20_5" style:display-name="Liste 5" style:family="paragraph" style:parent-style-name="Standard">
      <style:paragraph-properties fo:margin-left="6.502cm" fo:margin-right="0cm" fo:line-height="150%" fo:orphans="0" fo:widows="0" fo:text-indent="-0.501cm" style:auto-text-indent="false"/>
    </style:style>
    <style:style style:name="Liste_20_6" style:display-name="Liste 6" style:family="paragraph" style:parent-style-name="Standard">
      <style:paragraph-properties fo:margin-left="7.502cm" fo:margin-right="0cm" fo:line-height="150%" fo:orphans="0" fo:widows="0" fo:text-indent="-0.501cm" style:auto-text-indent="false">
        <style:tab-stops>
          <style:tab-stop style:position="8.001cm" style:type="center"/>
          <style:tab-stop style:position="16.002cm" style:type="right"/>
        </style:tab-stops>
      </style:paragraph-properties>
    </style:style>
    <style:style style:name="Text_20_body_20_indent" style:display-name="Text body indent" style:family="paragraph" style:parent-style-name="Standard" style:class="text">
      <style:paragraph-properties fo:margin-left="0.501cm" fo:margin-right="0cm" fo:line-height="150%" fo:orphans="0" fo:widows="0" fo:text-indent="0cm" style:auto-text-indent="false"/>
    </style:style>
    <style:style style:name="Sangría_20_2_20_de_20_t._20_independiente" style:display-name="Sangría 2 de t. independiente" style:family="paragraph" style:parent-style-name="Standard">
      <style:paragraph-properties fo:line-height="150%" fo:text-align="center" style:justify-single-word="false" fo:orphans="0" fo:widows="0"/>
      <style:text-properties fo:font-size="16pt" style:font-size-asian="16pt"/>
    </style:style>
    <style:style style:name="Contents_20_9" style:display-name="Contents 9" style:family="paragraph" style:parent-style-name="Standard" style:next-style-name="Standard" style:class="index">
      <style:paragraph-properties fo:margin-left="2.822cm" fo:margin-right="0cm" fo:line-height="150%" fo:text-align="start" style:justify-single-word="false" fo:orphans="0" fo:widows="0" fo:text-indent="0cm" style:auto-text-indent="false"/>
      <style:text-properties style:font-name="Times New Roman" style:font-name-complex="Times New Roman" style:font-size-complex="10.5pt"/>
    </style:style>
    <style:style style:name="Sangría_20_3_20_de_20_t._20_independiente" style:display-name="Sangría 3 de t. independiente" style:family="paragraph" style:parent-style-name="Standard">
      <style:paragraph-properties fo:margin-left="1.249cm" fo:margin-right="0cm" fo:line-height="150%" fo:orphans="0" fo:widows="0" fo:text-indent="0cm" style:auto-text-indent="false"/>
    </style:style>
    <style:style style:name="Texto_20_independiente_20_2" style:display-name="Texto independiente 2" style:family="paragraph" style:parent-style-name="Standard">
      <style:paragraph-properties fo:line-height="150%" fo:text-align="center" style:justify-single-word="false" fo:orphans="0" fo:widows="0"/>
      <style:text-properties fo:font-size="8pt" style:font-size-asian="8pt"/>
    </style:style>
    <style:style style:name="Texto_20_independiente_20_3" style:display-name="Texto independiente 3" style:family="paragraph" style:parent-style-name="Standard">
      <style:paragraph-properties fo:line-height="150%" fo:orphans="0" fo:widows="0"/>
      <style:text-properties fo:font-size="6pt" style:font-size-asian="6pt"/>
    </style:style>
    <style:style style:name="Texto_20_de_20_globo" style:display-name="Texto de globo" style:family="paragraph" style:parent-style-name="Standard">
      <style:paragraph-properties fo:line-height="150%" fo:orphans="0" fo:widows="0"/>
      <style:text-properties style:font-name="Tahoma" fo:font-size="8pt" style:font-size-asian="8pt" style:font-name-complex="Tahoma" style:font-size-complex="8pt"/>
    </style:style>
    <style:style style:name="AjudaEnLlista" style:family="paragraph" style:parent-style-name="Standard" style:list-style-name="WW8Num2">
      <style:text-properties fo:font-size="9pt" fo:font-style="italic" style:font-size-asian="9pt" style:font-style-asian="italic" style:font-size-complex="11pt" style:font-style-complex="italic"/>
    </style:style>
    <style:style style:name="Ajuda_20_Car" style:display-name="Ajuda Car" style:family="paragraph" style:parent-style-name="Standard">
      <style:text-properties fo:font-size="9pt" fo:font-style="italic" style:font-size-asian="9pt" style:font-style-asian="italic" style:font-size-complex="11pt" style:font-style-complex="italic"/>
    </style:style>
    <style:style style:name="Esquema" style:family="paragraph" style:parent-style-name="Standard">
      <style:paragraph-properties fo:margin-top="0cm" fo:margin-bottom="0.212cm" fo:padding-left="0.141cm" fo:padding-right="0.141cm" fo:padding-top="0.035cm" fo:padding-bottom="0.035cm" fo:border="0.51pt solid #800000"/>
      <style:text-properties fo:language="es" fo:country="ES" style:font-size-complex="12pt"/>
    </style:style>
    <style:style style:name="Suggested_20_Content" style:display-name="Suggested Content" style:family="paragraph" style:parent-style-name="Standard" style:next-style-name="Text_20_body">
      <style:paragraph-properties fo:margin-left="0.75cm" fo:margin-right="0cm" fo:margin-top="0.106cm" fo:margin-bottom="0.106cm" fo:text-align="start" style:justify-single-word="false" fo:text-indent="0cm" style:auto-text-indent="false" fo:padding="0.035cm" fo:border="0.74pt solid #800000"/>
      <style:text-properties fo:color="#800000" fo:language="en" fo:country="US"/>
    </style:style>
    <style:style style:name="Estilo_20_Izquierda_3a__20__20_075_20_cm" style:display-name="Estilo Izquierda:  075 cm" style:family="paragraph" style:parent-style-name="Standard" style:next-style-name="Standard">
      <style:paragraph-properties fo:margin-top="0cm" fo:margin-bottom="0.212cm"/>
      <style:text-properties fo:language="es" fo:country="ES"/>
    </style:style>
    <style:style style:name="Estàndard" style:family="paragraph" style:parent-style-name="Standard">
      <style:paragraph-properties fo:margin-top="0.212cm" fo:margin-bottom="0.212cm"/>
      <style:text-properties fo:font-size="11pt" style:font-size-asian="11pt" style:font-size-complex="11pt"/>
    </style:style>
    <style:style style:name="Ajuda" style:family="paragraph" style:parent-style-name="Standard">
      <style:text-properties fo:font-size="9pt" fo:font-style="italic" style:font-size-asian="9pt" style:font-style-asian="italic" style:font-size-complex="11pt" style:font-style-complex="italic"/>
    </style:style>
    <style:style style:name="Titul_20_activitat_20_2" style:display-name="Titul activitat 2" style:family="paragraph" style:parent-style-name="Heading_20_2" style:next-style-name="Estàndard" style:default-outline-level="" style:list-style-name="">
      <style:paragraph-properties fo:margin-left="2cm" fo:margin-right="0cm" fo:margin-top="0.212cm" fo:margin-bottom="0.212cm" fo:orphans="0" fo:widows="0" fo:text-indent="-2cm" style:auto-text-indent="false">
        <style:tab-stops>
          <style:tab-stop style:position="2.251cm"/>
        </style:tab-stops>
      </style:paragraph-properties>
      <style:text-properties fo:text-transform="uppercase" fo:color="#000000" fo:font-size="11pt" fo:language="ca" fo:country="ES" style:font-size-asian="11pt" style:font-name-complex="Arial" style:font-size-complex="14pt" style:font-weight-complex="bold"/>
    </style:style>
    <style:style style:name="TaulaEstàndard" style:family="paragraph" style:parent-style-name="Estàndard">
      <style:paragraph-properties fo:margin-top="0.035cm" fo:margin-bottom="0.035cm"/>
      <style:text-properties fo:font-size="10pt" style:font-size-asian="10pt"/>
    </style:style>
    <style:style style:name="TaulaTopo" style:family="paragraph" style:parent-style-name="Standard" style:list-style-name="WW8Num10">
      <style:paragraph-properties fo:margin-top="0.035cm" fo:margin-bottom="0.035cm" fo:text-align="start" style:justify-single-word="false">
        <style:tab-stops>
          <style:tab-stop style:position="0.319cm"/>
          <style:tab-stop style:position="0.951cm"/>
          <style:tab-stop style:position="1.27cm"/>
          <style:tab-stop style:position="1.591cm"/>
          <style:tab-stop style:position="1.9cm"/>
          <style:tab-stop style:position="2.221cm"/>
          <style:tab-stop style:position="2.54cm"/>
          <style:tab-stop style:position="2.9cm"/>
        </style:tab-stops>
      </style:paragraph-properties>
      <style:text-properties fo:font-size="9pt" style:font-size-asian="9pt" style:font-size-complex="11pt"/>
    </style:style>
    <style:style style:name="TaulaCentrat" style:family="paragraph" style:parent-style-name="TaulaEstàndard">
      <style:paragraph-properties fo:text-align="center" style:justify-single-word="false"/>
    </style:style>
    <style:style style:name="Normal_20__28_Web_29_" style:display-name="Normal (Web)" style:family="paragraph" style:parent-style-name="Standard">
      <style:paragraph-properties fo:margin-top="0.176cm" fo:margin-bottom="0.176cm" fo:text-align="start" style:justify-single-word="false"/>
      <style:text-properties fo:color="#000000" fo:language="es" fo:country="ES" style:font-name-complex="Arial"/>
    </style:style>
    <style:style style:name="textonormal" style:family="paragraph" style:parent-style-name="Standard">
      <style:paragraph-properties fo:margin-top="0.176cm" fo:margin-bottom="0.176cm" fo:text-align="start" style:justify-single-word="false"/>
      <style:text-properties fo:font-size="14pt" fo:language="es" fo:country="ES" style:font-size-asian="14pt" style:font-name-complex="Arial" style:font-size-complex="14pt"/>
    </style:style>
    <style:style style:name="Table_20_Contents_20__28_user_29_" style:display-name="Table Contents (user)" style:family="paragraph" style:parent-style-name="Text_20_body">
      <style:paragraph-properties fo:margin-top="0cm" fo:margin-bottom="0.011cm" fo:text-align="justify" style:justify-single-word="false" fo:hyphenation-ladder-count="no-limit" text:number-lines="false" text:line-number="0"/>
      <style:text-properties style:font-name="Garamond" fo:language="es" fo:country="ES" style:font-name-complex="Garamond" style:font-size-complex="12pt" fo:hyphenate="false" fo:hyphenation-remain-char-count="2" fo:hyphenation-push-char-count="2"/>
    </style:style>
    <style:style style:name="Table_20_Heading_20__28_user_29_" style:display-name="Table Heading (user)" style:family="paragraph" style:parent-style-name="Table_20_Contents_20__28_user_29_">
      <style:paragraph-properties fo:text-align="center" style:justify-single-word="false"/>
      <style:text-properties fo:font-weight="bold" style:font-weight-asian="bold" style:font-weight-complex="bold"/>
    </style:style>
    <style:style style:name="Frame_20_contents_20__28_user_29_" style:display-name="Frame contents (user)" style:family="paragraph" style:parent-style-name="Text_20_body">
      <style:paragraph-properties fo:margin-top="0cm" fo:margin-bottom="0.011cm" fo:text-align="justify" style:justify-single-word="false" fo:hyphenation-ladder-count="no-limit" text:number-lines="false" text:line-number="0"/>
      <style:text-properties style:font-name="Garamond" fo:font-size="12pt" fo:language="es" fo:country="ES" style:font-size-asian="12pt" style:font-name-complex="Garamond" style:font-size-complex="12pt" fo:hyphenate="false" fo:hyphenation-remain-char-count="2" fo:hyphenation-push-char-count="2"/>
    </style:style>
    <style:style style:name="western" style:family="paragraph" style:parent-style-name="Standard">
      <style:paragraph-properties fo:margin-top="0.176cm" fo:margin-bottom="0.011cm"/>
      <style:text-properties style:font-name="Garamond" fo:font-size="12pt" fo:language="es" fo:country="ES" style:font-size-asian="12pt" style:font-name-complex="Garamond" style:font-size-complex="12pt"/>
    </style:style>
    <style:style style:name="Tabla" style:family="paragraph" style:parent-style-name="Standard">
      <style:paragraph-properties fo:margin-top="0.106cm" fo:margin-bottom="0.106cm" fo:text-align="start" style:justify-single-word="false"/>
      <style:text-properties fo:language="es" fo:country="ES"/>
    </style:style>
    <style:style style:name="HTML_20_con_20_formato_20_previo" style:display-name="HTML con formato previo"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language="en" fo:country="US" style:font-name-complex="Courier New"/>
    </style:style>
    <style:style style:name="Parrafo" style:family="paragraph" style:parent-style-name="Standard">
      <style:paragraph-properties fo:margin-top="0cm" fo:margin-bottom="0.423cm"/>
      <style:text-properties style:font-name="Verdana" fo:font-size="12pt" fo:language="es" fo:country="ES" style:font-size-asian="12pt" style:font-name-complex="Verdana"/>
    </style:style>
    <style:style style:name="Topos_20_1" style:display-name="Topos 1" style:family="paragraph" style:parent-style-name="Standard" style:list-style-name="WW8Num29">
      <style:paragraph-properties fo:margin-top="0.106cm" fo:margin-bottom="0.106cm"/>
      <style:text-properties fo:font-size="11pt" fo:language="es" fo:country="ES" style:font-size-asian="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1z0" style:family="text">
      <style:text-properties style:font-name="Symbol" style:font-name-complex="Symbol"/>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fo:color="#000000" style:font-name="Symbol" style:font-name-complex="Symbol"/>
    </style:style>
    <style:style style:name="WW8Num10z2" style:family="text">
      <style:text-properties style:font-name="Wingdings" style:font-name-complex="Wingdings"/>
    </style:style>
    <style:style style:name="WW8Num10z6" style:family="text">
      <style:text-properties style:font-name="Wingdings 3" style:font-name-complex="Wingdings 3"/>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fo:color="#000000" style:font-name="Symbol" fo:font-size="11pt" style:font-size-asian="11pt" style:font-name-complex="Symbol"/>
    </style:style>
    <style:style style:name="WW8Num14z1" style:family="text">
      <style:text-properties fo:color="#008000" style:font-name="Courier New" fo:font-size="10pt" fo:font-style="normal" fo:font-weight="normal" style:font-size-asian="10pt" style:font-style-asian="normal" style:font-weight-asian="normal" style:font-name-complex="Courier New"/>
    </style:style>
    <style:style style:name="WW8Num14z3" style:family="text">
      <style:text-properties fo:font-style="normal" fo:font-weight="normal" style:font-style-asian="normal" style:font-weight-asian="normal"/>
    </style:style>
    <style:style style:name="WW8Num16z0" style:family="text">
      <style:text-properties style:font-name="Symbol" style:font-name-complex="Symbol"/>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Symbol"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9z0" style:family="text">
      <style:text-properties style:font-name="Symbol"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3" style:family="text">
      <style:text-properties fo:font-style="italic" fo:font-weight="normal" style:font-style-asian="italic" style:font-weight-asian="normal"/>
    </style:style>
    <style:style style:name="WW8Num22z0" style:family="text">
      <style:text-properties style:font-name="Symbol" style:font-name-complex="Symbol"/>
    </style:style>
    <style:style style:name="WW8Num22z1" style:family="text">
      <style:text-properties style:font-name="Courier New" style:font-name-complex="Courier New"/>
    </style:style>
    <style:style style:name="WW8Num22z2" style:family="text">
      <style:text-properties style:font-name="Wingdings" style:font-name-complex="Wingdings"/>
    </style:style>
    <style:style style:name="WW8Num23z0" style:family="text">
      <style:text-properties style:font-name="Symbol" fo:font-size="10pt" style:font-size-asian="10pt" style:font-name-complex="Symbol"/>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5z0" style:family="text">
      <style:text-properties style:font-name="Symbol" style:font-name-complex="Symbol"/>
    </style:style>
    <style:style style:name="WW8Num25z1" style:family="text">
      <style:text-properties style:font-name="Courier New" style:font-name-complex="Courier New"/>
    </style:style>
    <style:style style:name="WW8Num25z2" style:family="text">
      <style:text-properties style:font-name="Wingdings" style:font-name-complex="Wingdings"/>
    </style:style>
    <style:style style:name="WW8Num27z0" style:family="text">
      <style:text-properties style:font-name="Symbol" style:font-name-complex="Symbol"/>
    </style:style>
    <style:style style:name="WW8Num27z1" style:family="text">
      <style:text-properties style:font-name="Courier New" style:font-name-complex="Courier New"/>
    </style:style>
    <style:style style:name="WW8Num27z2" style:family="text">
      <style:text-properties style:font-name="Wingdings" style:font-name-complex="Wingdings"/>
    </style:style>
    <style:style style:name="WW8Num28z0" style:family="text">
      <style:text-properties style:font-name="Symbol" style:font-name-complex="Symbol"/>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29z0" style:family="text">
      <style:text-properties style:text-line-through-style="none" style:text-position="0% 100%" style:font-name="Wingdings" style:text-underline-style="none"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Line_20_numbering" style:display-name="Line numbering" style:family="text" style:parent-style-name="Fuente_20_de_20_párrafo_20_predeter."/>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Ajuda_20_Car_20_Car" style:display-name="Ajuda Car Car" style:family="text">
      <style:text-properties style:font-name="Arial" fo:font-size="9pt" fo:language="ca" fo:country="ES" fo:font-style="italic" style:font-size-asian="9pt" style:font-style-asian="italic" style:font-name-complex="Arial" style:font-size-complex="11pt" style:language-complex="ar" style:country-complex="SA" style:font-style-complex="italic"/>
    </style:style>
    <style:style style:name="Título_20_1_20_Car" style:display-name="Título 1 Car" style:family="text">
      <style:text-properties fo:color="#000080" style:font-name="Arial" fo:language="ca" fo:country="ES" fo:font-weight="bold" style:letter-kerning="true" style:font-weight-asian="bold" style:font-name-complex="Arial" style:language-complex="ar" style:country-complex="SA"/>
    </style:style>
    <style:style style:name="HTML_20_con_20_formato_20_previo_20_Car" style:display-name="HTML con formato previo Car" style:family="text">
      <style:text-properties style:font-name="Courier New" fo:language="en" fo:country="US" style:font-name-complex="Courier New"/>
    </style:style>
    <style:style style:name="Título_20_3_20_Car" style:display-name="Título 3 Car" style:family="text">
      <style:text-properties fo:color="#000080" style:font-name="Arial" fo:language="es" fo:country="ES" fo:font-style="italic" fo:font-weight="bold" style:font-style-asian="italic" style:font-weight-asian="bold" style:font-name-complex="Arial" style:language-complex="ar" style:country-complex="SA"/>
    </style:style>
    <style:style style:name="Título_20_4_20_Car" style:display-name="Título 4 Car" style:family="text">
      <style:text-properties style:font-name="Arial" fo:language="es" fo:country="ES" fo:font-style="italic" style:font-style-asian="italic" style:font-name-complex="Arial" style:language-complex="ar" style:country-complex="SA"/>
    </style:style>
    <style:style style:name="long_5f_text" style:display-name="long_text" style:family="text" style:parent-style-name="Fuente_20_de_20_párrafo_20_predeter."/>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style:list-level-properties>
      </text:outline-level-style>
      <text:outline-level-style text:level="2" style:num-format="1" text:display-levels="2">
        <style:list-level-properties text:list-level-position-and-space-mode="label-alignment">
          <style:list-level-label-alignment text:label-followed-by="listtab" text:list-tab-stop-position="1.27cm"/>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text:style-name="WW8Num21z3" style:num-format="1" text:display-levels="4">
        <style:list-level-properties text:list-level-position-and-space-mode="label-alignment">
          <style:list-level-label-alignment text:label-followed-by="listtab" text:list-tab-stop-position="1.905cm"/>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cm" fo:margin-left="0.63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635cm" fo:text-indent="-0.319cm" fo:margin-left="0.319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0.954cm" fo:text-indent="-0.332cm" fo:margin-left="0.651cm"/>
        </style:list-level-properties>
        <style:text-properties style:font-name="Symbol"/>
      </text:list-level-style-bullet>
      <text:list-level-style-bullet text:level="3" text:style-name="WW8Num10z2" style:num-suffix="." text:bullet-char="">
        <style:list-level-properties text:list-level-position-and-space-mode="label-alignment">
          <style:list-level-label-alignment text:label-followed-by="listtab" text:list-tab-stop-position="1.286cm" fo:text-indent="-0.3cm" fo:margin-left="0.951cm"/>
        </style:list-level-properties>
        <style:text-properties style:font-name="Wingdings"/>
      </text:list-level-style-bullet>
      <text:list-level-style-bullet text:level="4" text:style-name="WW8Num10z2" style:num-suffix="." text:bullet-char="">
        <style:list-level-properties text:list-level-position-and-space-mode="label-alignment">
          <style:list-level-label-alignment text:label-followed-by="listtab" text:list-tab-stop-position="1.586cm" fo:text-indent="-0.319cm" fo:margin-left="1.27cm"/>
        </style:list-level-properties>
        <style:text-properties style:font-name="Wingdings"/>
      </text:list-level-style-bullet>
      <text:list-level-style-bullet text:level="5" text:style-name="WW8Num10z2" style:num-suffix="." text:bullet-char="">
        <style:list-level-properties text:list-level-position-and-space-mode="label-alignment">
          <style:list-level-label-alignment text:label-followed-by="listtab" text:list-tab-stop-position="1.905cm" fo:text-indent="-0.321cm" fo:margin-left="1.591cm"/>
        </style:list-level-properties>
        <style:text-properties style:font-name="Wingdings"/>
      </text:list-level-style-bullet>
      <text:list-level-style-bullet text:level="6" text:style-name="WW8Num10z0" style:num-suffix="." text:bullet-char="">
        <style:list-level-properties text:list-level-position-and-space-mode="label-alignment">
          <style:list-level-label-alignment text:label-followed-by="listtab" text:list-tab-stop-position="2.226cm" fo:text-indent="-0.309cm" fo:margin-left="1.9cm"/>
        </style:list-level-properties>
        <style:text-properties style:font-name="Symbol"/>
      </text:list-level-style-bullet>
      <text:list-level-style-bullet text:level="7" text:style-name="WW8Num10z6" style:num-suffix="." text:bullet-char="">
        <style:list-level-properties text:list-level-position-and-space-mode="label-alignment">
          <style:list-level-label-alignment text:label-followed-by="listtab" text:list-tab-stop-position="2.535cm" fo:text-indent="-0.321cm" fo:margin-left="2.221cm"/>
        </style:list-level-properties>
        <style:text-properties style:font-name="Wingdings 3"/>
      </text:list-level-style-bullet>
      <text:list-level-style-bullet text:level="8" text:style-name="WW8Num10z0" style:num-suffix="." text:bullet-char="">
        <style:list-level-properties text:list-level-position-and-space-mode="label-alignment">
          <style:list-level-label-alignment text:label-followed-by="listtab" text:list-tab-stop-position="2.856cm" fo:text-indent="-0.319cm" fo:margin-left="2.54cm"/>
        </style:list-level-properties>
        <style:text-properties style:font-name="Symbol"/>
      </text:list-level-style-bullet>
      <text:list-level-style-bullet text:level="9" text:style-name="WW8Num10z0" style:num-suffix="." text:bullet-char="">
        <style:list-level-properties text:list-level-position-and-space-mode="label-alignment">
          <style:list-level-label-alignment text:label-followed-by="listtab" text:list-tab-stop-position="3.175cm" fo:text-indent="-0.36cm" fo:margin-left="2.9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cm" fo:margin-left="0.63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4z3" style:num-suffix="." style:num-format="1">
        <style:list-level-properties text:list-level-position-and-space-mode="label-alignment" fo:text-align="end">
          <style:list-level-label-alignment text:label-followed-by="listtab" text:list-tab-stop-position="4.763cm" fo:text-indent="-0.318cm" fo:margin-left="4.763cm"/>
        </style:list-level-properties>
      </text:list-level-style-number>
      <text:list-level-style-number text:level="5" text:style-name="WW8Num14z3" style:num-suffix="." style:num-format="1">
        <style:list-level-properties text:list-level-position-and-space-mode="label-alignment" fo:text-align="end">
          <style:list-level-label-alignment text:label-followed-by="listtab" text:list-tab-stop-position="6.033cm" fo:text-indent="-0.318cm" fo:margin-left="6.03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1.27cm"/>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text:style-name="WW8Num21z3" style:num-format="1" text:display-levels="4">
        <style:list-level-properties text:list-level-position-and-space-mode="label-alignment">
          <style:list-level-label-alignment text:label-followed-by="listtab" text:list-tab-stop-position="1.905cm"/>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9" style:family="table">
      <style:table-properties style:width="16.143cm" fo:margin-left="-0.132cm" table:align="left" style:writing-mode="lr-tb"/>
    </style:style>
    <style:style style:name="Taula19.A" style:family="table-column">
      <style:table-column-properties style:column-width="4.875cm"/>
    </style:style>
    <style:style style:name="Taula19.B" style:family="table-column">
      <style:table-column-properties style:column-width="7.5cm"/>
    </style:style>
    <style:style style:name="Taula19.C" style:family="table-column">
      <style:table-column-properties style:column-width="3.768cm"/>
    </style:style>
    <style:style style:name="Taula19.1" style:family="table-row">
      <style:table-row-properties style:min-row-height="0.734cm" style:keep-together="true" fo:keep-together="auto"/>
    </style:style>
    <style:style style:name="Taula19.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ula19.B1" style:family="table-cell">
      <style:table-cell-properties style:vertical-align="top" fo:background-color="#d9d9d9"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ula19.C1" style:family="table-cell">
      <style:table-cell-properties style:vertical-align="top" fo:padding-left="0.123cm" fo:padding-right="0.123cm" fo:padding-top="0cm" fo:padding-bottom="0cm" fo:border="0.5pt solid #000000" style:writing-mode="lr-tb"/>
    </style:style>
    <style:style style:name="Taula19.2" style:family="table-row">
      <style:table-row-properties style:min-row-height="0.885cm" style:keep-together="true" fo:keep-together="auto"/>
    </style:style>
    <style:style style:name="Taula19.B2" style:family="table-cell">
      <style:table-cell-properties style:vertical-align="top" fo:padding-left="0.123cm" fo:padding-right="0.123cm" fo:padding-top="0cm" fo:padding-bottom="0cm" fo:border="0.5pt solid #000000" style:writing-mode="lr-tb"/>
    </style:style>
    <style:style style:name="Taula19.3" style:family="table-row">
      <style:table-row-properties style:min-row-height="0.24cm" style:keep-together="true" fo:keep-together="auto"/>
    </style:style>
    <style:style style:name="Taula19.C3" style:family="table-cell">
      <style:table-cell-properties style:vertical-align="top" fo:padding-left="0.123cm" fo:padding-right="0.123cm" fo:padding-top="0cm" fo:padding-bottom="0cm" fo:border="0.5pt solid #000000" style:writing-mode="lr-tb"/>
    </style:style>
    <style:style style:name="Taula20" style:family="table">
      <style:table-properties style:width="16.394cm" fo:margin-left="-0.132cm" table:align="left" style:writing-mode="lr-tb"/>
    </style:style>
    <style:style style:name="Taula20.A" style:family="table-column">
      <style:table-column-properties style:column-width="4.875cm"/>
    </style:style>
    <style:style style:name="Taula20.B" style:family="table-column">
      <style:table-column-properties style:column-width="7.5cm"/>
    </style:style>
    <style:style style:name="Taula20.C" style:family="table-column">
      <style:table-column-properties style:column-width="4.018cm"/>
    </style:style>
    <style:style style:name="Taula20.1" style:family="table-row">
      <style:table-row-properties style:min-row-height="0.734cm" style:keep-together="true" fo:keep-together="auto"/>
    </style:style>
    <style:style style:name="Taula20.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ula20.B1" style:family="table-cell">
      <style:table-cell-properties style:vertical-align="top" fo:background-color="#d9d9d9"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ula20.C1" style:family="table-cell">
      <style:table-cell-properties style:vertical-align="top" fo:padding-left="0.123cm" fo:padding-right="0.123cm" fo:padding-top="0cm" fo:padding-bottom="0cm" fo:border="0.5pt solid #000000" style:writing-mode="lr-tb"/>
    </style:style>
    <style:style style:name="Taula20.2" style:family="table-row">
      <style:table-row-properties style:min-row-height="0.885cm" style:keep-together="true" fo:keep-together="auto"/>
    </style:style>
    <style:style style:name="Taula20.B2" style:family="table-cell">
      <style:table-cell-properties style:vertical-align="top" fo:padding-left="0.123cm" fo:padding-right="0.123cm" fo:padding-top="0cm" fo:padding-bottom="0cm" fo:border="0.5pt solid #000000" style:writing-mode="lr-tb"/>
    </style:style>
    <style:style style:name="Taula20.3" style:family="table-row">
      <style:table-row-properties style:min-row-height="0.24cm" style:keep-together="true" fo:keep-together="auto"/>
    </style:style>
    <style:style style:name="Taula20.C3" style:family="table-cell">
      <style:table-cell-properties style:vertical-align="top" fo:padding-left="0.123cm" fo:padding-right="0.123cm" fo:padding-top="0cm" fo:padding-bottom="0cm" fo:border="0.5pt solid #000000" style:writing-mode="lr-tb"/>
    </style:style>
    <style:style style:name="MP1" style:family="paragraph" style:parent-style-name="Header">
      <style:paragraph-properties fo:margin-top="0.635cm" fo:margin-bottom="0cm" style:snap-to-layout-grid="false"/>
      <style:text-properties fo:font-weight="bold" style:font-weight-asian="bold" style:font-name-complex="Arial"/>
    </style:style>
    <style:style style:name="MP2" style:family="paragraph" style:parent-style-name="Header">
      <style:paragraph-properties fo:margin-top="0.212cm" fo:margin-bottom="0.212cm" fo:text-align="center" style:justify-single-word="false" style:snap-to-layout-grid="false">
        <style:tab-stops>
          <style:tab-stop style:position="1.455cm"/>
          <style:tab-stop style:position="4.251cm" style:type="center"/>
          <style:tab-stop style:position="7.5cm" style:type="center"/>
          <style:tab-stop style:position="15cm" style:type="right"/>
        </style:tab-stops>
      </style:paragraph-properties>
      <style:text-properties style:font-name-complex="Arial"/>
    </style:style>
    <style:style style:name="MP3" style:family="paragraph" style:parent-style-name="Header">
      <style:paragraph-properties fo:margin-top="0.212cm" fo:margin-bottom="0.212cm" fo:text-align="center" style:justify-single-word="false" style:snap-to-layout-grid="false"/>
      <style:text-properties style:font-name-complex="Arial"/>
    </style:style>
    <style:style style:name="MP4" style:family="paragraph" style:parent-style-name="Header">
      <style:paragraph-properties fo:text-align="center" style:justify-single-word="false" style:snap-to-layout-grid="false">
        <style:tab-stops>
          <style:tab-stop style:position="1.773cm"/>
        </style:tab-stops>
      </style:paragraph-properties>
      <style:text-properties fo:font-size="2pt" fo:font-weight="bold" style:font-size-asian="2pt" style:font-weight-asian="bold" style:font-size-complex="2pt" style:font-weight-complex="bold"/>
    </style:style>
    <style:style style:name="MP5" style:family="paragraph" style:parent-style-name="Header">
      <style:paragraph-properties fo:margin-top="0.106cm" fo:margin-bottom="0cm" fo:text-align="center" style:justify-single-word="false">
        <style:tab-stops>
          <style:tab-stop style:position="1.773cm"/>
        </style:tab-stops>
      </style:paragraph-properties>
      <style:text-properties fo:font-weight="bold" style:font-weight-asian="bold" style:font-weight-complex="bold"/>
    </style:style>
    <style:style style:name="MP6" style:family="paragraph" style:parent-style-name="Header">
      <style:paragraph-properties fo:margin-top="0.106cm" fo:margin-bottom="0.106cm" style:snap-to-layout-grid="false">
        <style:tab-stops>
          <style:tab-stop style:position="1.773cm"/>
        </style:tab-stops>
      </style:paragraph-properties>
    </style:style>
    <style:style style:name="MP7" style:family="paragraph" style:parent-style-name="Header">
      <style:paragraph-properties fo:margin-top="0.106cm" fo:margin-bottom="0.106cm" fo:text-align="center" style:justify-single-word="false" style:snap-to-layout-grid="false">
        <style:tab-stops>
          <style:tab-stop style:position="1.773cm"/>
        </style:tab-stops>
      </style:paragraph-properties>
    </style:style>
    <style:style style:name="MP8" style:family="paragraph" style:parent-style-name="Footer">
      <style:text-properties fo:font-size="6pt" style:font-size-asian="6pt" style:font-size-complex="6pt"/>
    </style:style>
    <style:style style:name="MP9" style:family="paragraph" style:parent-style-name="Header">
      <style:paragraph-properties fo:margin-top="0.635cm" fo:margin-bottom="0cm" style:snap-to-layout-grid="false"/>
      <style:text-properties fo:color="#0000ff" fo:language="es" fo:country="ES" fo:font-weight="bold" style:language-asian="zxx" style:country-asian="none" style:font-weight-asian="bold" style:font-name-complex="Arial"/>
    </style:style>
    <style:style style:name="MP10" style:family="paragraph" style:parent-style-name="Header">
      <style:paragraph-properties fo:margin-top="0.635cm" fo:margin-bottom="0cm"/>
      <style:text-properties fo:color="#0000ff" fo:language="zxx" fo:country="none" fo:font-weight="bold" style:language-asian="zxx" style:country-asian="none" style:font-weight-asian="bold" style:font-name-complex="Arial"/>
    </style:style>
    <style:style style:name="MP11" style:family="paragraph" style:parent-style-name="Header">
      <style:paragraph-properties fo:margin-top="0.212cm" fo:margin-bottom="0.212cm" style:snap-to-layout-grid="false">
        <style:tab-stops>
          <style:tab-stop style:position="1.455cm"/>
          <style:tab-stop style:position="4.251cm" style:type="center"/>
          <style:tab-stop style:position="7.5cm" style:type="center"/>
          <style:tab-stop style:position="15cm" style:type="right"/>
        </style:tab-stops>
      </style:paragraph-properties>
      <style:text-properties style:font-name-complex="Arial"/>
    </style:style>
    <style:style style:name="MT1" style:family="text">
      <style:text-properties style:font-name-asian="Arial"/>
    </style:style>
    <style:style style:name="MT2" style:family="text">
      <style:text-properties style:font-name-complex="Arial"/>
    </style:style>
    <style:style style:name="MT3" style:family="text">
      <style:text-properties style:font-name-asian="Arial" style:font-name-complex="Arial"/>
    </style:style>
    <style:style style:name="MT4" style:family="text">
      <style:text-properties fo:font-size="6pt" style:font-size-asian="6pt" style:font-size-complex="6pt"/>
    </style:style>
    <style:style style:name="MT5" style:family="text">
      <style:text-properties fo:font-size="6pt" style:font-name-asian="Arial" style:font-size-asian="6pt" style:font-size-complex="6pt"/>
    </style:style>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greyscale"/>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ge-content"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88cm" fo:margin-left="3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2.981cm" fo:margin-left="0cm" fo:margin-right="0cm" fo:margin-bottom="2.882cm" style:dynamic-spacing="true"/>
      </style:header-style>
      <style:footer-style>
        <style:header-footer-properties fo:min-height="1.621cm" fo:margin-left="0cm" fo:margin-right="0cm" fo:margin-top="1.522cm" style:dynamic-spacing="true"/>
      </style:footer-style>
    </style:page-layout>
    <style:page-layout style:name="Mpm2">
      <style:page-layout-properties fo:page-width="21.001cm" fo:page-height="29.7cm" style:num-format="1" style:print-orientation="portrait" fo:margin-top="4.251cm" fo:margin-bottom="2.501cm" fo:margin-left="3cm" fo:margin-right="2cm"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36" number:automatic-order="true">
      <number:day number:style="long"/>
      <number:text>/</number:text>
      <number:month number:style="long"/>
      <number:text>/</number:text>
      <number:year number:style="long"/>
    </number:date-style>
    <number:time-style style:name="N41">
      <number:hours number:style="long"/>
      <number:text>:</number:text>
      <number:minutes number:style="long"/>
      <number:text>:</number:text>
      <number:seconds number:style="long"/>
    </number:time-style>
  </office:automatic-styles>
  <office:master-styles>
    <style:master-page style:name="Standard" style:page-layout-name="Mpm1">
      <style:header>
        <table:table table:name="Taula19" table:style-name="Taula19">
          <table:table-column table:style-name="Taula19.A"/>
          <table:table-column table:style-name="Taula19.B"/>
          <table:table-column table:style-name="Taula19.C"/>
          <table:table-row table:style-name="Taula19.1">
            <table:table-cell table:style-name="Taula19.A1" table:number-rows-spanned="3" office:value-type="string">
              <text:p text:style-name="MP1"><text:bookmark text:name="OLE_LINK1"/><text:bookmark text:name="OLE_LINK2"/><text:bookmark text:name="_Hlk118024011"/><draw:frame draw:style-name="Mfr1" draw:name="gràfics1" text:anchor-type="as-char" svg:width="4.616cm" svg:height="0.624cm" draw:z-index="40"><draw:image xlink:href="Pictures/10000200000003240000006C8A9104D8.png" xlink:type="simple" xlink:show="embed" xlink:actuate="onLoad"/></draw:frame></text:p>
            </table:table-cell>
            <table:table-cell table:style-name="Taula19.B1" office:value-type="string">
              <text:p text:style-name="MP2">PLATAFORMA<text:span text:style-name="MT1"> </text:span>MARSUPIAL</text:p>
            </table:table-cell>
            <table:table-cell table:style-name="Taula19.C1" office:value-type="string">
              <text:p text:style-name="MP3">MARSUPIAL</text:p>
            </table:table-cell>
          </table:table-row>
          <table:table-row table:style-name="Taula19.2">
            <table:covered-table-cell/>
            <table:table-cell table:style-name="Taula19.B2" table:number-columns-spanned="2" office:value-type="string">
              <text:p text:style-name="MP4"/>
              <text:p text:style-name="MP5">Plataforma<text:span text:style-name="MT1"> </text:span>Marsupial</text:p>
            </table:table-cell>
            <table:covered-table-cell/>
          </table:table-row>
          <table:table-row table:style-name="Taula19.3">
            <table:covered-table-cell/>
            <table:table-cell table:style-name="Taula19.A1" office:value-type="string">
              <text:p text:style-name="MP6">N.<text:span text:style-name="MT1"> </text:span>versió:<text:span text:style-name="MT1"> <text:s/></text:span>1.7</text:p>
            </table:table-cell>
            <table:table-cell table:style-name="Taula19.C3" office:value-type="string">
              <text:p text:style-name="MP7"><text:span text:style-name="MT2">Pàg.</text:span><text:span text:style-name="MT3"> </text:span><text:span text:style-name="Page_20_Number"><text:span text:style-name="MT2"><text:page-number text:select-page="current">40</text:page-number></text:span></text:span><text:span text:style-name="Page_20_Number"><text:span text:style-name="MT3"> </text:span></text:span><text:span text:style-name="Page_20_Number"><text:span text:style-name="MT2">/</text:span></text:span><text:span text:style-name="Page_20_Number"><text:span text:style-name="MT3"> </text:span></text:span><text:span text:style-name="Page_20_Number"><text:span text:style-name="MT2"><text:page-count style:num-format="1">40</text:page-count></text:span></text:span></text:p>
            </table:table-cell>
          </table:table-row>
        </table:table>
        <text:p text:style-name="Header"/>
      </style:header>
      <style:footer>
        <text:p text:style-name="MP8"><text:file-name text:display="name-and-extension">M11-MARSUPIAL-EVA-PD2-DFU-V17-Plataforma_Marsupial_es.odt</text:file-name></text:p>
        <text:p text:style-name="Footer"><text:span text:style-name="MT4"><text:date style:data-style-name="N36" text:date-value="2013-10-09T21:44:56.99">09/10/2013</text:date></text:span><text:span text:style-name="MT4"><text:time style:data-style-name="N41" text:time-value="2013-10-09T21:44:56.99">21:44:22</text:time></text:span></text:p>
      </style:footer>
    </style:master-page>
    <style:master-page style:name="First_20_Page" style:display-name="First Page" style:page-layout-name="Mpm2" style:next-style-name="Standard">
      <style:header>
        <table:table table:name="Taula20" table:style-name="Taula20">
          <table:table-column table:style-name="Taula20.A"/>
          <table:table-column table:style-name="Taula20.B"/>
          <table:table-column table:style-name="Taula20.C"/>
          <table:table-row table:style-name="Taula20.1">
            <table:table-cell table:style-name="Taula20.A1" table:number-rows-spanned="3" office:value-type="string">
              <text:p text:style-name="MP9"><draw:frame draw:style-name="Mfr2" draw:name="gràfics2" text:anchor-type="char" svg:x="0.018cm" svg:y="0.153cm" svg:width="4.366cm" svg:height="0.82cm" draw:z-index="0"><draw:image xlink:href="Pictures/10000000000003340000009C6EB61D6C.jpg" xlink:type="simple" xlink:show="embed" xlink:actuate="onLoad"/></draw:frame></text:p>
              <text:p text:style-name="MP10"><draw:frame draw:style-name="Mfr2" draw:name="gràfics3" text:anchor-type="char" svg:x="0cm" svg:y="0.224cm" svg:width="3.175cm" svg:height="0.794cm" draw:z-index="0"><draw:image xlink:href="Pictures/10000000000000C800000032AAC4E1B2.png" xlink:type="simple" xlink:show="embed" xlink:actuate="onLoad"/></draw:frame></text:p>
            </table:table-cell>
            <table:table-cell table:style-name="Taula20.B1" office:value-type="string">
              <text:p text:style-name="MP11"><text:tab/><text:tab/>TIPUS<text:span text:style-name="MT1"> </text:span>DE<text:span text:style-name="MT1"> </text:span>DOCUMENT</text:p>
            </table:table-cell>
            <table:table-cell table:style-name="Taula20.C1" office:value-type="string">
              <text:p text:style-name="MP3">Paannnn-AAAAAAAA</text:p>
            </table:table-cell>
          </table:table-row>
          <table:table-row table:style-name="Taula20.2">
            <table:covered-table-cell/>
            <table:table-cell table:style-name="Taula20.B2" table:number-columns-spanned="2" office:value-type="string">
              <text:p text:style-name="MP4"/>
              <text:p text:style-name="MP5">Títol<text:span text:style-name="MT1"> </text:span>del<text:span text:style-name="MT1"> </text:span>Document</text:p>
            </table:table-cell>
            <table:covered-table-cell/>
          </table:table-row>
          <table:table-row table:style-name="Taula20.3">
            <table:covered-table-cell/>
            <table:table-cell table:style-name="Taula20.A1" office:value-type="string">
              <text:p text:style-name="MP6">N.<text:span text:style-name="MT1"> </text:span>versió:<text:span text:style-name="MT1"> <text:s/></text:span>1.0.</text:p>
            </table:table-cell>
            <table:table-cell table:style-name="Taula20.C3" office:value-type="string">
              <text:p text:style-name="MP7"><text:span text:style-name="MT2">Pàg.</text:span><text:span text:style-name="MT3"> </text:span><text:span text:style-name="Page_20_Number"><text:span text:style-name="MT2"><text:page-number text:select-page="current"/></text:span></text:span><text:span text:style-name="Page_20_Number"><text:span text:style-name="MT3"> </text:span></text:span><text:span text:style-name="Page_20_Number"><text:span text:style-name="MT2">/</text:span></text:span><text:span text:style-name="Page_20_Number"><text:span text:style-name="MT3"> </text:span></text:span><text:span text:style-name="Page_20_Number"><text:span text:style-name="MT2"><text:page-count style:num-format="1">40</text:page-count></text:span></text:span></text:p>
            </table:table-cell>
          </table:table-row>
        </table:table>
        <text:p text:style-name="Header"/>
      </style:header>
      <style:footer>
        <text:p text:style-name="MP8"><text:file-name text:display="name-and-extension">M11-MARSUPIAL-EVA-PD2-DFU-V17-Plataforma_Marsupial_es.odt</text:file-name></text:p>
        <text:p text:style-name="Footer"><text:span text:style-name="MT4"><text:date style:data-style-name="N36" text:date-value="2013-10-09T21:44:56.99"/></text:span><text:span text:style-name="MT5"> </text:span><text:span text:style-name="MT4"><text:time style:data-style-name="N41" text:time-value="2013-10-09T21:44:56.99"/></text:span></text:p>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tocol de comunicacions Marsupial</dc:title>
    <meta:initial-creator>Ligia Vega Pérez</meta:initial-creator>
    <meta:creation-date>2007-12-10T11:15:00</meta:creation-date>
    <dc:creator>Sara Téllez</dc:creator>
    <dc:date>2013-10-09T21:44:57</dc:date>
    <meta:print-date>2011-05-20T11:54:00</meta:print-date>
    <meta:editing-cycles>370</meta:editing-cycles>
    <meta:editing-duration>P1DT21H5M10S</meta:editing-duration>
    <meta:generator>LibreOffice/3.4$Unix LibreOffice_project/340m1$Build-1206</meta:generator>
    <meta:document-statistic meta:table-count="20" meta:image-count="3" meta:object-count="0" meta:page-count="40" meta:paragraph-count="1715" meta:word-count="9180" meta:character-count="84980" meta:non-whitespace-character-count="70136"/>
    <meta:user-defined meta:name="Cliente">CTTI</meta:user-defined>
    <meta:user-defined meta:name="Destino">1.0</meta:user-defined>
    <meta:user-defined meta:name="FechaRegistro" meta:value-type="date">2006-08-10T00:00:00</meta:user-defined>
    <meta:user-defined meta:name="Proyecto">Serveis Centrals TIC de Caràcter Continu</meta:user-defined>
    <meta:user-defined meta:name="SoporteLogico" meta:value-type="string">Microsoft Windows 2003</meta:user-defined>
    <meta:user-defined meta:name="Version" meta:value-type="string">1.0</meta:user-defined>
  </office:meta>
</office:document-meta>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ThisDocument"/>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